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cel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4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8.3352" calcext:value-type="float">
            <text:p>8.3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342" calcext:value-type="float">
            <text:p>-0.03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8.3352" calcext:value-type="float">
            <text:p>8.3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0342" calcext:value-type="float">
            <text:p>-0.03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8.3352" calcext:value-type="float">
            <text:p>8.3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342" calcext:value-type="float">
            <text:p>-0.034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16" calcext:value-type="float">
            <text:p>46.816</text:p>
          </table:table-cell>
          <table:table-cell table:style-name="Default" office:value-type="float" office:value="39.4588" calcext:value-type="float">
            <text:p>39.4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572" calcext:value-type="float">
            <text:p>7.35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20.286" calcext:value-type="float">
            <text:p>20.2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564" calcext:value-type="float">
            <text:p>2.85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37.7568" calcext:value-type="float">
            <text:p>37.75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935" calcext:value-type="float">
            <text:p>10.935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15.272" calcext:value-type="float">
            <text:p>15.2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298" calcext:value-type="float">
            <text:p>-0.62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508" calcext:value-type="float">
            <text:p>8.3508</text:p>
          </table:table-cell>
          <table:table-cell table:style-name="Default" office:value-type="float" office:value="8.2248" calcext:value-type="float">
            <text:p>8.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32.2092" calcext:value-type="float">
            <text:p>32.2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952" calcext:value-type="float">
            <text:p>4.795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35.834" calcext:value-type="float">
            <text:p>35.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612" calcext:value-type="float">
            <text:p>7.8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9.4852" calcext:value-type="float">
            <text:p>9.48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48" calcext:value-type="float">
            <text:p>-0.204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13.5792" calcext:value-type="float">
            <text:p>13.57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48" calcext:value-type="float">
            <text:p>2.52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20.7184" calcext:value-type="float">
            <text:p>20.7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324" calcext:value-type="float">
            <text:p>4.73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32.6416" calcext:value-type="float">
            <text:p>32.64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9208" calcext:value-type="float">
            <text:p>10.920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19.5776" calcext:value-type="float">
            <text:p>19.57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.9858" calcext:value-type="float">
            <text:p>-8.98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914" calcext:value-type="float">
            <text:p>10.6914</text:p>
          </table:table-cell>
          <table:table-cell table:style-name="Default" office:value-type="float" office:value="13.1468" calcext:value-type="float">
            <text:p>13.14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4554" calcext:value-type="float">
            <text:p>-2.455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914" calcext:value-type="float">
            <text:p>10.6914</text:p>
          </table:table-cell>
          <table:table-cell table:style-name="Default" office:value-type="float" office:value="13.1468" calcext:value-type="float">
            <text:p>13.14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2.4554" calcext:value-type="float">
            <text:p>-2.45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28.8328" calcext:value-type="float">
            <text:p>28.8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6318" calcext:value-type="float">
            <text:p>5.63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14.1956" calcext:value-type="float">
            <text:p>14.19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76" calcext:value-type="float">
            <text:p>1.0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21.436" calcext:value-type="float">
            <text:p>21.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746" calcext:value-type="float">
            <text:p>5.47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24.426" calcext:value-type="float">
            <text:p>24.4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312" calcext:value-type="float">
            <text:p>16.03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32.7796" calcext:value-type="float">
            <text:p>32.77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6.46" calcext:value-type="float">
            <text:p>16.4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10.8008" calcext:value-type="float">
            <text:p>10.8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96" calcext:value-type="float">
            <text:p>4.6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18.6208" calcext:value-type="float">
            <text:p>18.62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14" calcext:value-type="float">
            <text:p>12.29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20.976" calcext:value-type="float">
            <text:p>20.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6762" calcext:value-type="float">
            <text:p>12.67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542" calcext:value-type="float">
            <text:p>11.6542</text:p>
          </table:table-cell>
          <table:table-cell table:style-name="Default" office:value-type="float" office:value="15.4468" calcext:value-type="float">
            <text:p>15.44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926" calcext:value-type="float">
            <text:p>-3.79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784" calcext:value-type="float">
            <text:p>0.7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4.1768" calcext:value-type="float">
            <text:p>4.1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" calcext:value-type="float">
            <text:p>2.43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12.9996" calcext:value-type="float">
            <text:p>12.9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518" calcext:value-type="float">
            <text:p>3.751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13" calcext:value-type="float">
            <text:p>11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213" calcext:value-type="float">
            <text:p>11.213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306" calcext:value-type="float">
            <text:p>9.2306</text:p>
          </table:table-cell>
          <table:table-cell table:style-name="Default" office:value-type="float" office:value="11.7392" calcext:value-type="float">
            <text:p>11.73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086" calcext:value-type="float">
            <text:p>-2.50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608" calcext:value-type="float">
            <text:p>5.8608</text:p>
          </table:table-cell>
          <table:table-cell table:style-name="Default" office:value-type="float" office:value="5.888" calcext:value-type="float">
            <text:p>5.8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72" calcext:value-type="float">
            <text:p>-0.02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168" calcext:value-type="float">
            <text:p>12.9168</text:p>
          </table:table-cell>
          <table:table-cell table:style-name="Default" office:value-type="float" office:value="10.0832" calcext:value-type="float">
            <text:p>10.0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36" calcext:value-type="float">
            <text:p>2.833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25.9164" calcext:value-type="float">
            <text:p>25.91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678" calcext:value-type="float">
            <text:p>9.6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26" calcext:value-type="float">
            <text:p>6.226</text:p>
          </table:table-cell>
          <table:table-cell table:style-name="Default" office:value-type="float" office:value="12.3648" calcext:value-type="float">
            <text:p>12.3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1388" calcext:value-type="float">
            <text:p>-6.13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18.0136" calcext:value-type="float">
            <text:p>18.01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412" calcext:value-type="float">
            <text:p>-6.741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11" calcext:value-type="float">
            <text:p>18.511</text:p>
          </table:table-cell>
          <table:table-cell table:style-name="Default" office:value-type="float" office:value="23.874" calcext:value-type="float">
            <text:p>23.8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363" calcext:value-type="float">
            <text:p>-5.36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25.4288" calcext:value-type="float">
            <text:p>25.4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567" calcext:value-type="float">
            <text:p>9.56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37.8856" calcext:value-type="float">
            <text:p>37.8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3712" calcext:value-type="float">
            <text:p>15.37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24.0948" calcext:value-type="float">
            <text:p>24.09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.938" calcext:value-type="float">
            <text:p>-8.93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30.2496" calcext:value-type="float">
            <text:p>30.24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04" calcext:value-type="float">
            <text:p>0.13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33.12" calcext:value-type="float">
            <text:p>33.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4488" calcext:value-type="float">
            <text:p>4.448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41.906" calcext:value-type="float">
            <text:p>41.9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9026" calcext:value-type="float">
            <text:p>10.902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016" calcext:value-type="float">
            <text:p>25.0016</text:p>
          </table:table-cell>
          <table:table-cell table:style-name="Default" office:value-type="float" office:value="16.4404" calcext:value-type="float">
            <text:p>16.4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5612" calcext:value-type="float">
            <text:p>8.5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806" calcext:value-type="float">
            <text:p>8.38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806" calcext:value-type="float">
            <text:p>8.380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19.228" calcext:value-type="float">
            <text:p>19.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.6196" calcext:value-type="float">
            <text:p>-8.61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6822" calcext:value-type="float">
            <text:p>25.6822</text:p>
          </table:table-cell>
          <table:table-cell table:style-name="Default" office:value-type="float" office:value="30.6544" calcext:value-type="float">
            <text:p>30.65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9722" calcext:value-type="float">
            <text:p>-4.97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39.2196" calcext:value-type="float">
            <text:p>39.2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7064" calcext:value-type="float">
            <text:p>0.70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7.5068" calcext:value-type="float">
            <text:p>7.506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10.8192" calcext:value-type="float">
            <text:p>10.81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866" calcext:value-type="float">
            <text:p>-2.086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17.6732" calcext:value-type="float">
            <text:p>17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76" calcext:value-type="float">
            <text:p>0.0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31.1328" calcext:value-type="float">
            <text:p>31.1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24" calcext:value-type="float">
            <text:p>0.6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3" calcext:value-type="float">
            <text:p>30.63</text:p>
          </table:table-cell>
          <table:table-cell table:style-name="Default" office:value-type="float" office:value="22.5308" calcext:value-type="float">
            <text:p>22.53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0992" calcext:value-type="float">
            <text:p>8.099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782" calcext:value-type="float">
            <text:p>18.3782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82" calcext:value-type="float">
            <text:p>2.50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924" calcext:value-type="float">
            <text:p>18.9924</text:p>
          </table:table-cell>
          <table:table-cell table:style-name="Default" office:value-type="float" office:value="13.708" calcext:value-type="float">
            <text:p>13.7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844" calcext:value-type="float">
            <text:p>5.28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556" calcext:value-type="float">
            <text:p>7.1556</text:p>
          </table:table-cell>
          <table:table-cell table:style-name="Default" office:value-type="float" office:value="13.3492" calcext:value-type="float">
            <text:p>13.34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1936" calcext:value-type="float">
            <text:p>-6.19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3.6984" calcext:value-type="float">
            <text:p>3.6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114" calcext:value-type="float">
            <text:p>2.41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096" calcext:value-type="float">
            <text:p>14.7096</text:p>
          </table:table-cell>
          <table:table-cell table:style-name="Default" office:value-type="float" office:value="10.2304" calcext:value-type="float">
            <text:p>10.23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92" calcext:value-type="float">
            <text:p>4.47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27.7656" calcext:value-type="float">
            <text:p>27.7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0.1362" calcext:value-type="float">
            <text:p>10.13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33.7364" calcext:value-type="float">
            <text:p>33.73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3178" calcext:value-type="float">
            <text:p>3.3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534" calcext:value-type="float">
            <text:p>9.253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.1512" calcext:value-type="float">
            <text:p>8.15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604" calcext:value-type="float">
            <text:p>-1.46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.1512" calcext:value-type="float">
            <text:p>8.15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604" calcext:value-type="float">
            <text:p>-1.46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24.196" calcext:value-type="float">
            <text:p>24.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019" calcext:value-type="float">
            <text:p>6.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31.5008" calcext:value-type="float">
            <text:p>31.5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0404" calcext:value-type="float">
            <text:p>9.040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13.6896" calcext:value-type="float">
            <text:p>13.6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6702" calcext:value-type="float">
            <text:p>-1.67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25.5668" calcext:value-type="float">
            <text:p>25.56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82" calcext:value-type="float">
            <text:p>0.248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29.7344" calcext:value-type="float">
            <text:p>29.73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732" calcext:value-type="float">
            <text:p>6.4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168" calcext:value-type="float">
            <text:p>42.168</text:p>
          </table:table-cell>
          <table:table-cell table:style-name="Default" office:value-type="float" office:value="35.4936" calcext:value-type="float">
            <text:p>35.4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744" calcext:value-type="float">
            <text:p>6.67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10.534" calcext:value-type="float">
            <text:p>10.5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86" calcext:value-type="float">
            <text:p>-0.008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15.9436" calcext:value-type="float">
            <text:p>15.9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02" calcext:value-type="float">
            <text:p>3.530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20.5528" calcext:value-type="float">
            <text:p>20.5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05" calcext:value-type="float">
            <text:p>7.30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9.4458" calcext:value-type="float">
            <text:p>19.445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264" calcext:value-type="float">
            <text:p>6.1264</text:p>
          </table:table-cell>
          <table:table-cell table:style-name="Default" office:value-type="float" office:value="13.6068" calcext:value-type="float">
            <text:p>13.60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4804" calcext:value-type="float">
            <text:p>-7.480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088" calcext:value-type="float">
            <text:p>20.088</text:p>
          </table:table-cell>
          <table:table-cell table:style-name="Default" office:value-type="float" office:value="20.3688" calcext:value-type="float">
            <text:p>20.36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808" calcext:value-type="float">
            <text:p>-0.28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422" calcext:value-type="float">
            <text:p>4.44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4.6656" calcext:value-type="float">
            <text:p>34.6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6076" calcext:value-type="float">
            <text:p>10.607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44" calcext:value-type="float">
            <text:p>7.4544</text:p>
          </table:table-cell>
          <table:table-cell table:style-name="Default" office:value-type="float" office:value="14.0208" calcext:value-type="float">
            <text:p>14.02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664" calcext:value-type="float">
            <text:p>-6.56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736" calcext:value-type="float">
            <text:p>10.9736</text:p>
          </table:table-cell>
          <table:table-cell table:style-name="Default" office:value-type="float" office:value="11.7484" calcext:value-type="float">
            <text:p>11.74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7748" calcext:value-type="float">
            <text:p>-0.77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18.7772" calcext:value-type="float">
            <text:p>18.7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228" calcext:value-type="float">
            <text:p>6.6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272" calcext:value-type="float">
            <text:p>39.6272</text:p>
          </table:table-cell>
          <table:table-cell table:style-name="Default" office:value-type="float" office:value="32.476" calcext:value-type="float">
            <text:p>32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1512" calcext:value-type="float">
            <text:p>7.15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298" calcext:value-type="float">
            <text:p>17.7298</text:p>
          </table:table-cell>
          <table:table-cell table:style-name="Default" office:value-type="float" office:value="19.3936" calcext:value-type="float">
            <text:p>19.3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6638" calcext:value-type="float">
            <text:p>-1.66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298" calcext:value-type="float">
            <text:p>17.7298</text:p>
          </table:table-cell>
          <table:table-cell table:style-name="Default" office:value-type="float" office:value="19.3936" calcext:value-type="float">
            <text:p>19.3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6638" calcext:value-type="float">
            <text:p>-1.66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678" calcext:value-type="float">
            <text:p>16.5678</text:p>
          </table:table-cell>
          <table:table-cell table:style-name="Default" office:value-type="float" office:value="17.4892" calcext:value-type="float">
            <text:p>17.48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214" calcext:value-type="float">
            <text:p>-0.92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8596" calcext:value-type="float">
            <text:p>39.8596</text:p>
          </table:table-cell>
          <table:table-cell table:style-name="Default" office:value-type="float" office:value="31.0224" calcext:value-type="float">
            <text:p>31.0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8372" calcext:value-type="float">
            <text:p>8.83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616" calcext:value-type="float">
            <text:p>5.6616</text:p>
          </table:table-cell>
          <table:table-cell table:style-name="Default" office:value-type="float" office:value="6.1732" calcext:value-type="float">
            <text:p>6.1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116" calcext:value-type="float">
            <text:p>-0.511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06" calcext:value-type="float">
            <text:p>44.0106</text:p>
          </table:table-cell>
          <table:table-cell table:style-name="Default" office:value-type="float" office:value="34.0584" calcext:value-type="float">
            <text:p>34.05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9522" calcext:value-type="float">
            <text:p>9.95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9524" calcext:value-type="float">
            <text:p>7.9524</text:p>
          </table:table-cell>
          <table:table-cell table:style-name="Default" office:value-type="float" office:value="9.9268" calcext:value-type="float">
            <text:p>9.92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9744" calcext:value-type="float">
            <text:p>-1.974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72" calcext:value-type="float">
            <text:p>35.2272</text:p>
          </table:table-cell>
          <table:table-cell table:style-name="Default" office:value-type="float" office:value="22.3652" calcext:value-type="float">
            <text:p>22.3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62" calcext:value-type="float">
            <text:p>12.86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29.5228" calcext:value-type="float">
            <text:p>29.5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4496" calcext:value-type="float">
            <text:p>15.4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35.1624" calcext:value-type="float">
            <text:p>35.1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6.9764" calcext:value-type="float">
            <text:p>26.976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866" calcext:value-type="float">
            <text:p>11.8866</text:p>
          </table:table-cell>
          <table:table-cell table:style-name="Default" office:value-type="float" office:value="12.052" calcext:value-type="float">
            <text:p>12.0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654" calcext:value-type="float">
            <text:p>-0.165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24.2604" calcext:value-type="float">
            <text:p>24.26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9" calcext:value-type="float">
            <text:p>3.77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35.42" calcext:value-type="float">
            <text:p>35.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07" calcext:value-type="float">
            <text:p>8.40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43.6356" calcext:value-type="float">
            <text:p>43.63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3.7156" calcext:value-type="float">
            <text:p>23.715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238" calcext:value-type="float">
            <text:p>10.9238</text:p>
          </table:table-cell>
          <table:table-cell table:style-name="Default" office:value-type="float" office:value="17.2684" calcext:value-type="float">
            <text:p>17.2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3446" calcext:value-type="float">
            <text:p>-6.344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24.2144" calcext:value-type="float">
            <text:p>24.2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8" calcext:value-type="float">
            <text:p>1.79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2086" calcext:value-type="float">
            <text:p>11.20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82" calcext:value-type="float">
            <text:p>49.5882</text:p>
          </table:table-cell>
          <table:table-cell table:style-name="Default" office:value-type="float" office:value="34.3528" calcext:value-type="float">
            <text:p>34.3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5.2354" calcext:value-type="float">
            <text:p>15.235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15.0696" calcext:value-type="float">
            <text:p>15.06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4864" calcext:value-type="float">
            <text:p>-6.486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096" calcext:value-type="float">
            <text:p>10.3096</text:p>
          </table:table-cell>
          <table:table-cell table:style-name="Default" office:value-type="float" office:value="7.3968" calcext:value-type="float">
            <text:p>7.3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8" calcext:value-type="float">
            <text:p>2.91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32.9084" calcext:value-type="float">
            <text:p>32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.9436" calcext:value-type="float">
            <text:p>4.9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7.2048" calcext:value-type="float">
            <text:p>37.20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8.0684" calcext:value-type="float">
            <text:p>8.06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5.4744" calcext:value-type="float">
            <text:p>15.4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74" calcext:value-type="float">
            <text:p>-2.027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5.4744" calcext:value-type="float">
            <text:p>15.4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74" calcext:value-type="float">
            <text:p>-2.027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106" calcext:value-type="float">
            <text:p>39.6106</text:p>
          </table:table-cell>
          <table:table-cell table:style-name="Default" office:value-type="float" office:value="34.224" calcext:value-type="float">
            <text:p>34.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5.3866" calcext:value-type="float">
            <text:p>5.38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96" calcext:value-type="float">
            <text:p>53.3896</text:p>
          </table:table-cell>
          <table:table-cell table:style-name="Default" office:value-type="float" office:value="39.146" calcext:value-type="float">
            <text:p>39.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4.2436" calcext:value-type="float">
            <text:p>14.243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15.088" calcext:value-type="float">
            <text:p>15.0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28" calcext:value-type="float">
            <text:p>-2.022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18.4644" calcext:value-type="float">
            <text:p>18.46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392" calcext:value-type="float">
            <text:p>6.03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33.8744" calcext:value-type="float">
            <text:p>33.8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1488" calcext:value-type="float">
            <text:p>11.14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40.1764" calcext:value-type="float">
            <text:p>40.17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7294" calcext:value-type="float">
            <text:p>17.729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.2404" calcext:value-type="float">
            <text:p>7.2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6" calcext:value-type="float">
            <text:p>0.23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9.6784" calcext:value-type="float">
            <text:p>9.6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48" calcext:value-type="float">
            <text:p>7.454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29.9368" calcext:value-type="float">
            <text:p>29.93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8.3302" calcext:value-type="float">
            <text:p>8.33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41.1056" calcext:value-type="float">
            <text:p>41.10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4132" calcext:value-type="float">
            <text:p>9.413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9084" calcext:value-type="float">
            <text:p>9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1" calcext:value-type="float">
            <text:p>0.45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768" calcext:value-type="float">
            <text:p>10.1768</text:p>
          </table:table-cell>
          <table:table-cell table:style-name="Default" office:value-type="float" office:value="6.1732" calcext:value-type="float">
            <text:p>6.1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36" calcext:value-type="float">
            <text:p>4.00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7" calcext:value-type="float">
            <text:p>28.97</text:p>
          </table:table-cell>
          <table:table-cell table:style-name="Default" office:value-type="float" office:value="23.7636" calcext:value-type="float">
            <text:p>23.7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2064" calcext:value-type="float">
            <text:p>5.20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084" calcext:value-type="float">
            <text:p>40.4084</text:p>
          </table:table-cell>
          <table:table-cell table:style-name="Default" office:value-type="float" office:value="32.1172" calcext:value-type="float">
            <text:p>32.11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2912" calcext:value-type="float">
            <text:p>8.29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34.1412" calcext:value-type="float">
            <text:p>34.14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.328" calcext:value-type="float">
            <text:p>3.3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41.8692" calcext:value-type="float">
            <text:p>41.86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2.201" calcext:value-type="float">
            <text:p>12.201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3.7908" calcext:value-type="float">
            <text:p>13.7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8" calcext:value-type="float">
            <text:p>1.24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26.7628" calcext:value-type="float">
            <text:p>26.76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28" calcext:value-type="float">
            <text:p>2.22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31.786" calcext:value-type="float">
            <text:p>31.7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43.5896" calcext:value-type="float">
            <text:p>43.5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3.413" calcext:value-type="float">
            <text:p>23.4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4.168" calcext:value-type="float">
            <text:p>14.1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654" calcext:value-type="float">
            <text:p>-6.265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3708" calcext:value-type="float">
            <text:p>-4.37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27.2504" calcext:value-type="float">
            <text:p>27.25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1162" calcext:value-type="float">
            <text:p>11.116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31.4456" calcext:value-type="float">
            <text:p>31.4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7.3136" calcext:value-type="float">
            <text:p>17.313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528" calcext:value-type="float">
            <text:p>7.8528</text:p>
          </table:table-cell>
          <table:table-cell table:style-name="Default" office:value-type="float" office:value="13.34" calcext:value-type="float">
            <text:p>13.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4872" calcext:value-type="float">
            <text:p>-5.487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042" calcext:value-type="float">
            <text:p>7.5042</text:p>
          </table:table-cell>
          <table:table-cell table:style-name="Default" office:value-type="float" office:value="10.8008" calcext:value-type="float">
            <text:p>10.8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966" calcext:value-type="float">
            <text:p>-3.296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37.6832" calcext:value-type="float">
            <text:p>37.6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.8872" calcext:value-type="float">
            <text:p>3.88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47.8216" calcext:value-type="float">
            <text:p>47.8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4.1414" calcext:value-type="float">
            <text:p>4.141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.2652" calcext:value-type="float">
            <text:p>6.2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662" calcext:value-type="float">
            <text:p>-2.6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376" calcext:value-type="float">
            <text:p>11.6376</text:p>
          </table:table-cell>
          <table:table-cell table:style-name="Default" office:value-type="float" office:value="8.096" calcext:value-type="float">
            <text:p>8.0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16" calcext:value-type="float">
            <text:p>3.54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572" calcext:value-type="float">
            <text:p>23.8572</text:p>
          </table:table-cell>
          <table:table-cell table:style-name="Default" office:value-type="float" office:value="18.814" calcext:value-type="float">
            <text:p>18.8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0432" calcext:value-type="float">
            <text:p>5.043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45.3192" calcext:value-type="float">
            <text:p>45.31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8.254" calcext:value-type="float">
            <text:p>8.25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12.6224" calcext:value-type="float">
            <text:p>12.6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2962" calcext:value-type="float">
            <text:p>-2.296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053" calcext:value-type="float">
            <text:p>10.05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28.7776" calcext:value-type="float">
            <text:p>28.77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3.822" calcext:value-type="float">
            <text:p>13.8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098" calcext:value-type="float">
            <text:p>56.9098</text:p>
          </table:table-cell>
          <table:table-cell table:style-name="Default" office:value-type="float" office:value="31.7216" calcext:value-type="float">
            <text:p>31.7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5.1882" calcext:value-type="float">
            <text:p>25.188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10.2396" calcext:value-type="float">
            <text:p>10.23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2042" calcext:value-type="float">
            <text:p>-2.204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072" calcext:value-type="float">
            <text:p>10.707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27.3424" calcext:value-type="float">
            <text:p>27.3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4.5102" calcext:value-type="float">
            <text:p>14.51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36.2664" calcext:value-type="float">
            <text:p>36.2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20.08" calcext:value-type="float">
            <text:p>20.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4796" calcext:value-type="float">
            <text:p>9.4796</text:p>
          </table:table-cell>
          <table:table-cell table:style-name="Default" office:value-type="float" office:value="11.8496" calcext:value-type="float">
            <text:p>11.84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37" calcext:value-type="float">
            <text:p>-2.3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6.8084" calcext:value-type="float">
            <text:p>16.8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2544" calcext:value-type="float">
            <text:p>1.25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492" calcext:value-type="float">
            <text:p>25.8492</text:p>
          </table:table-cell>
          <table:table-cell table:style-name="Default" office:value-type="float" office:value="23.874" calcext:value-type="float">
            <text:p>23.8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9752" calcext:value-type="float">
            <text:p>1.97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196" calcext:value-type="float">
            <text:p>7.8196</text:p>
          </table:table-cell>
          <table:table-cell table:style-name="Default" office:value-type="float" office:value="5.5936" calcext:value-type="float">
            <text:p>5.5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.226" calcext:value-type="float">
            <text:p>2.22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11.3712" calcext:value-type="float">
            <text:p>11.37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802" calcext:value-type="float">
            <text:p>-0.58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28.7684" calcext:value-type="float">
            <text:p>28.7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896" calcext:value-type="float">
            <text:p>9.89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34.5828" calcext:value-type="float">
            <text:p>34.58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449" calcext:value-type="float">
            <text:p>12.4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0472" calcext:value-type="float">
            <text:p>60.0472</text:p>
          </table:table-cell>
          <table:table-cell table:style-name="Default" office:value-type="float" office:value="35.8616" calcext:value-type="float">
            <text:p>35.8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1856" calcext:value-type="float">
            <text:p>24.185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14" calcext:value-type="float">
            <text:p>9.214</text:p>
          </table:table-cell>
          <table:table-cell table:style-name="Default" office:value-type="float" office:value="13.6344" calcext:value-type="float">
            <text:p>13.63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204" calcext:value-type="float">
            <text:p>-4.420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32.6508" calcext:value-type="float">
            <text:p>32.65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167" calcext:value-type="float">
            <text:p>5.16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40.6732" calcext:value-type="float">
            <text:p>40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0.7576" calcext:value-type="float">
            <text:p>10.7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52.7528" calcext:value-type="float">
            <text:p>52.7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20.6418" calcext:value-type="float">
            <text:p>20.641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664" calcext:value-type="float">
            <text:p>4.4664</text:p>
          </table:table-cell>
          <table:table-cell table:style-name="Default" office:value-type="float" office:value="10.12" calcext:value-type="float">
            <text:p>10.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6536" calcext:value-type="float">
            <text:p>-5.653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24.8492" calcext:value-type="float">
            <text:p>24.84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0.1798" calcext:value-type="float">
            <text:p>10.179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32.8532" calcext:value-type="float">
            <text:p>32.8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7.0836" calcext:value-type="float">
            <text:p>17.08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43.746" calcext:value-type="float">
            <text:p>43.7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8.802" calcext:value-type="float">
            <text:p>28.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476" calcext:value-type="float">
            <text:p>9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834" calcext:value-type="float">
            <text:p>0.88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28.5016" calcext:value-type="float">
            <text:p>28.5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4902" calcext:value-type="float">
            <text:p>7.49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38.5664" calcext:value-type="float">
            <text:p>38.5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23" calcext:value-type="float">
            <text:p>10.72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44.1876" calcext:value-type="float">
            <text:p>44.18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8.2608" calcext:value-type="float">
            <text:p>28.26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11.8128" calcext:value-type="float">
            <text:p>11.8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66" calcext:value-type="float">
            <text:p>1.03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52" calcext:value-type="float">
            <text:p>42.8652</text:p>
          </table:table-cell>
          <table:table-cell table:style-name="Default" office:value-type="float" office:value="32.5036" calcext:value-type="float">
            <text:p>32.5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0.3616" calcext:value-type="float">
            <text:p>10.36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.6424" calcext:value-type="float">
            <text:p>6.6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02" calcext:value-type="float">
            <text:p>2.09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9.3476" calcext:value-type="float">
            <text:p>19.3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362" calcext:value-type="float">
            <text:p>16.3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25.9992" calcext:value-type="float">
            <text:p>25.9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8328" calcext:value-type="float">
            <text:p>16.83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36.8092" calcext:value-type="float">
            <text:p>36.8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32.3358" calcext:value-type="float">
            <text:p>32.335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7.112" calcext:value-type="float">
            <text:p>17.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134" calcext:value-type="float">
            <text:p>1.713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35.3924" calcext:value-type="float">
            <text:p>35.39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4684" calcext:value-type="float">
            <text:p>12.46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7.9684" calcext:value-type="float">
            <text:p>37.9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8.0772" calcext:value-type="float">
            <text:p>18.07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74" calcext:value-type="float">
            <text:p>78.5074</text:p>
          </table:table-cell>
          <table:table-cell table:style-name="Default" office:value-type="float" office:value="57.7944" calcext:value-type="float">
            <text:p>57.79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20.713" calcext:value-type="float">
            <text:p>20.7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9.5772" calcext:value-type="float">
            <text:p>9.5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06" calcext:value-type="float">
            <text:p>3.67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21.8408" calcext:value-type="float">
            <text:p>21.8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686" calcext:value-type="float">
            <text:p>9.768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30.4888" calcext:value-type="float">
            <text:p>30.48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2356" calcext:value-type="float">
            <text:p>14.2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46.8832" calcext:value-type="float">
            <text:p>46.8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25.9802" calcext:value-type="float">
            <text:p>25.9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965" calcext:value-type="float">
            <text:p>-1.965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24.5916" calcext:value-type="float">
            <text:p>24.59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9806" calcext:value-type="float">
            <text:p>7.98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32.0804" calcext:value-type="float">
            <text:p>32.0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42.3844" calcext:value-type="float">
            <text:p>42.38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27.0096" calcext:value-type="float">
            <text:p>27.009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6.6244" calcext:value-type="float">
            <text:p>16.62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4" calcext:value-type="float">
            <text:p>0.358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158" calcext:value-type="float">
            <text:p>46.6158</text:p>
          </table:table-cell>
          <table:table-cell table:style-name="Default" office:value-type="float" office:value="27.0112" calcext:value-type="float">
            <text:p>27.0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6046" calcext:value-type="float">
            <text:p>19.60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484" calcext:value-type="float">
            <text:p>8.9484</text:p>
          </table:table-cell>
          <table:table-cell table:style-name="Default" office:value-type="float" office:value="11.8128" calcext:value-type="float">
            <text:p>11.8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8644" calcext:value-type="float">
            <text:p>-2.864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8" calcext:value-type="float">
            <text:p>27.558</text:p>
          </table:table-cell>
          <table:table-cell table:style-name="Default" office:value-type="float" office:value="21.4268" calcext:value-type="float">
            <text:p>21.42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312" calcext:value-type="float">
            <text:p>6.13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8.0788" calcext:value-type="float">
            <text:p>38.07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9668" calcext:value-type="float">
            <text:p>17.966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48.2908" calcext:value-type="float">
            <text:p>48.2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3528" calcext:value-type="float">
            <text:p>25.352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18.538" calcext:value-type="float">
            <text:p>18.5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7424" calcext:value-type="float">
            <text:p>-4.742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31.9608" calcext:value-type="float">
            <text:p>31.96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9738" calcext:value-type="float">
            <text:p>9.973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40.1856" calcext:value-type="float">
            <text:p>40.1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1954" calcext:value-type="float">
            <text:p>11.1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46.7544" calcext:value-type="float">
            <text:p>46.75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0.4416" calcext:value-type="float">
            <text:p>30.44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2.4752" calcext:value-type="float">
            <text:p>12.47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2154" calcext:value-type="float">
            <text:p>-2.21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36" calcext:value-type="float">
            <text:p>16.436</text:p>
          </table:table-cell>
          <table:table-cell table:style-name="Default" office:value-type="float" office:value="18.0964" calcext:value-type="float">
            <text:p>18.09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.6604" calcext:value-type="float">
            <text:p>-1.660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24.702" calcext:value-type="float">
            <text:p>24.7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6.6418" calcext:value-type="float">
            <text:p>6.64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6.6804" calcext:value-type="float">
            <text:p>36.6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6.4446" calcext:value-type="float">
            <text:p>16.44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7.8476" calcext:value-type="float">
            <text:p>7.8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52" calcext:value-type="float">
            <text:p>0.835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26.8456" calcext:value-type="float">
            <text:p>26.8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4032" calcext:value-type="float">
            <text:p>7.403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32.614" calcext:value-type="float">
            <text:p>32.6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0726" calcext:value-type="float">
            <text:p>9.072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40.71" calcext:value-type="float">
            <text:p>40.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5.8522" calcext:value-type="float">
            <text:p>15.852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10.7548" calcext:value-type="float">
            <text:p>10.7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32" calcext:value-type="float">
            <text:p>4.933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4" calcext:value-type="float">
            <text:p>29.384</text:p>
          </table:table-cell>
          <table:table-cell table:style-name="Default" office:value-type="float" office:value="17.3972" calcext:value-type="float">
            <text:p>17.3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868" calcext:value-type="float">
            <text:p>11.98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3078" calcext:value-type="float">
            <text:p>40.3078</text:p>
          </table:table-cell>
          <table:table-cell table:style-name="Default" office:value-type="float" office:value="22.8712" calcext:value-type="float">
            <text:p>22.87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4366" calcext:value-type="float">
            <text:p>17.43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64" calcext:value-type="float">
            <text:p>62.7364</text:p>
          </table:table-cell>
          <table:table-cell table:style-name="Default" office:value-type="float" office:value="32.8992" calcext:value-type="float">
            <text:p>32.8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29.8372" calcext:value-type="float">
            <text:p>29.837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8.4276" calcext:value-type="float">
            <text:p>18.42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3252" calcext:value-type="float">
            <text:p>-6.325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072" calcext:value-type="float">
            <text:p>49.0072</text:p>
          </table:table-cell>
          <table:table-cell table:style-name="Default" office:value-type="float" office:value="43.5804" calcext:value-type="float">
            <text:p>43.5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5.4268" calcext:value-type="float">
            <text:p>5.426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57" table:number-columns-repeated="19"/>
          <table:table-cell table:style-name="ce58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Parcel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0081" calcext:value-type="float">
            <text:p>0.330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number-columns-repeated="2" table:style-name="ce63" office:value-type="string" calcext:value-type="string">
            <text:p>6.92469e-310</text:p>
          </table:table-cell>
          <table:table-cell table:style-name="Default" office:value-type="float" office:value="0.608618" calcext:value-type="float">
            <text:p>0.60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46" calcext:value-type="float">
            <text:p>54.2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54" calcext:value-type="float">
            <text:p>45.7654</text:p>
          </table:table-cell>
          <table:table-cell table:number-columns-repeated="2" table:style-name="Default" office:value-type="float" office:value="1.13777E-307" calcext:value-type="float">
            <text:p>1.13777E-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0081" calcext:value-type="float">
            <text:p>0.330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735E-015" calcext:value-type="float">
            <text:p>1.8735E-15</text:p>
          </table:table-cell>
          <table:table-cell table:style-name="Default" office:value-type="float" office:value="0.608618" calcext:value-type="float">
            <text:p>0.60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46" calcext:value-type="float">
            <text:p>54.2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54" calcext:value-type="float">
            <text:p>45.76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07829" calcext:value-type="float">
            <text:p>3.078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0081" calcext:value-type="float">
            <text:p>0.330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317" calcext:value-type="float">
            <text:p>5.69317</text:p>
          </table:table-cell>
          <table:table-cell table:style-name="Default" office:value-type="float" office:value="6.30179" calcext:value-type="float">
            <text:p>6.30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379" calcext:value-type="float">
            <text:p>5.2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996" calcext:value-type="float">
            <text:p>4.41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421" calcext:value-type="float">
            <text:p>90.34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33" calcext:value-type="float">
            <text:p>1.7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854" calcext:value-type="float">
            <text:p>1.03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3392E-015" calcext:value-type="float">
            <text:p>2.73392E-15</text:p>
          </table:table-cell>
          <table:table-cell table:style-name="Default" office:value-type="float" office:value="2.75886" calcext:value-type="float">
            <text:p>2.75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563" calcext:value-type="float">
            <text:p>62.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437" calcext:value-type="float">
            <text:p>37.64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90961" calcext:value-type="float">
            <text:p>9.90961E-14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9846E-015" calcext:value-type="float">
            <text:p>5.39846E-15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572" calcext:value-type="float">
            <text:p>39.6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779538" calcext:value-type="float">
            <text:p>7.795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9846E-015" calcext:value-type="float">
            <text:p>5.39846E-15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572" calcext:value-type="float">
            <text:p>39.6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779538" calcext:value-type="float">
            <text:p>7.795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358" calcext:value-type="float">
            <text:p>0.852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6585" calcext:value-type="float">
            <text:p>0.55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9138" calcext:value-type="float">
            <text:p>7.39138</text:p>
          </table:table-cell>
          <table:table-cell table:style-name="Default" office:value-type="float" office:value="8.80033" calcext:value-type="float">
            <text:p>8.80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68553" calcext:value-type="float">
            <text:p>9.68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246" calcext:value-type="float">
            <text:p>6.3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899" calcext:value-type="float">
            <text:p>83.9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135" calcext:value-type="float">
            <text:p>2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122" calcext:value-type="float">
            <text:p>0.45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411E-016" calcext:value-type="float">
            <text:p>1.80411E-16</text:p>
          </table:table-cell>
          <table:table-cell table:style-name="Default" office:value-type="float" office:value="2.66862" calcext:value-type="float">
            <text:p>2.66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454" calcext:value-type="float">
            <text:p>82.94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0546" calcext:value-type="float">
            <text:p>17.0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6047E-015" calcext:value-type="float">
            <text:p>6.76047E-15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6423" calcext:value-type="float">
            <text:p>0.516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2656E-016" calcext:value-type="float">
            <text:p>1.52656E-16</text:p>
          </table:table-cell>
          <table:table-cell table:style-name="Default" office:value-type="float" office:value="0.976423" calcext:value-type="float">
            <text:p>0.976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893" calcext:value-type="float">
            <text:p>52.8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1107" calcext:value-type="float">
            <text:p>47.11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6342" calcext:value-type="float">
            <text:p>1.5634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545" calcext:value-type="float">
            <text:p>0.33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2656E-016" calcext:value-type="float">
            <text:p>1.52656E-16</text:p>
          </table:table-cell>
          <table:table-cell table:style-name="Default" office:value-type="float" office:value="0.602764" calcext:value-type="float">
            <text:p>0.60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04" calcext:value-type="float">
            <text:p>55.0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96" calcext:value-type="float">
            <text:p>44.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53259" calcext:value-type="float">
            <text:p>2.5325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171" calcext:value-type="float">
            <text:p>1.81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8983E-015" calcext:value-type="float">
            <text:p>2.28983E-15</text:p>
          </table:table-cell>
          <table:table-cell table:style-name="Default" office:value-type="float" office:value="2.2078" calcext:value-type="float">
            <text:p>2.20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592" calcext:value-type="float">
            <text:p>82.0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408" calcext:value-type="float">
            <text:p>17.9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3715" calcext:value-type="float">
            <text:p>1.0371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057" calcext:value-type="float">
            <text:p>2.17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8989E-016" calcext:value-type="float">
            <text:p>5.68989E-16</text:p>
          </table:table-cell>
          <table:table-cell table:style-name="Default" office:value-type="float" office:value="2.56667" calcext:value-type="float">
            <text:p>2.5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5676" calcext:value-type="float">
            <text:p>84.5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4324" calcext:value-type="float">
            <text:p>15.4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21684" calcext:value-type="float">
            <text:p>2.21684E-14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862" calcext:value-type="float">
            <text:p>0.35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0732" calcext:value-type="float">
            <text:p>0.31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17881E-015" calcext:value-type="float">
            <text:p>-2.17881E-15</text:p>
          </table:table-cell>
          <table:table-cell table:style-name="Default" office:value-type="float" office:value="0.669593" calcext:value-type="float">
            <text:p>0.66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94" calcext:value-type="float">
            <text:p>53.5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06" calcext:value-type="float">
            <text:p>46.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5393" calcext:value-type="float">
            <text:p>-3.2539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5528" calcext:value-type="float">
            <text:p>0.645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761E-015" calcext:value-type="float">
            <text:p>3.67761E-15</text:p>
          </table:table-cell>
          <table:table-cell table:style-name="Default" office:value-type="float" office:value="1.05333" calcext:value-type="float">
            <text:p>1.05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843" calcext:value-type="float">
            <text:p>61.28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157" calcext:value-type="float">
            <text:p>38.7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49141" calcext:value-type="float">
            <text:p>3.4914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073" calcext:value-type="float">
            <text:p>1.19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0217E-015" calcext:value-type="float">
            <text:p>7.70217E-15</text:p>
          </table:table-cell>
          <table:table-cell table:style-name="Default" office:value-type="float" office:value="1.59854" calcext:value-type="float">
            <text:p>1.59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889" calcext:value-type="float">
            <text:p>74.48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111" calcext:value-type="float">
            <text:p>25.5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81826" calcext:value-type="float">
            <text:p>4.8182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667" calcext:value-type="float">
            <text:p>2.0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0732" calcext:value-type="float">
            <text:p>0.31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3333" calcext:value-type="float">
            <text:p>5.43333</text:p>
          </table:table-cell>
          <table:table-cell table:style-name="Default" office:value-type="float" office:value="7.83073" calcext:value-type="float">
            <text:p>7.83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471" calcext:value-type="float">
            <text:p>26.64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6811" calcext:value-type="float">
            <text:p>3.96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847" calcext:value-type="float">
            <text:p>69.3847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398" calcext:value-type="float">
            <text:p>0.39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7317" calcext:value-type="float">
            <text:p>0.80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91434E-016" calcext:value-type="float">
            <text:p>-2.91434E-16</text:p>
          </table:table-cell>
          <table:table-cell table:style-name="Default" office:value-type="float" office:value="1.20472" calcext:value-type="float">
            <text:p>1.20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9869" calcext:value-type="float">
            <text:p>32.98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131" calcext:value-type="float">
            <text:p>67.01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41911" calcext:value-type="float">
            <text:p>-2.41911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325" calcext:value-type="float">
            <text:p>0.4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3415" calcext:value-type="float">
            <text:p>0.46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1241E-015" calcext:value-type="float">
            <text:p>-1.1241E-15</text:p>
          </table:table-cell>
          <table:table-cell table:style-name="Default" office:value-type="float" office:value="0.86374" calcext:value-type="float">
            <text:p>0.86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479" calcext:value-type="float">
            <text:p>46.3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6521" calcext:value-type="float">
            <text:p>53.6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30143" calcext:value-type="float">
            <text:p>-1.3014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325" calcext:value-type="float">
            <text:p>0.4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3415" calcext:value-type="float">
            <text:p>0.46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1605E-015" calcext:value-type="float">
            <text:p>7.71605E-15</text:p>
          </table:table-cell>
          <table:table-cell table:style-name="Default" office:value-type="float" office:value="0.86374" calcext:value-type="float">
            <text:p>0.86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479" calcext:value-type="float">
            <text:p>46.3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6521" calcext:value-type="float">
            <text:p>53.6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9333" calcext:value-type="float">
            <text:p>8.933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293" calcext:value-type="float">
            <text:p>1.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5854" calcext:value-type="float">
            <text:p>0.7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354716" calcext:value-type="float">
            <text:p>3.54716E-14</text:p>
          </table:table-cell>
          <table:table-cell table:style-name="Default" office:value-type="float" office:value="2.02878" calcext:value-type="float">
            <text:p>2.0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364" calcext:value-type="float">
            <text:p>63.2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636" calcext:value-type="float">
            <text:p>36.7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74842" calcext:value-type="float">
            <text:p>1.74842E-12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3496" calcext:value-type="float">
            <text:p>0.5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719E-015" calcext:value-type="float">
            <text:p>-3.8719E-15</text:p>
          </table:table-cell>
          <table:table-cell table:style-name="Default" office:value-type="float" office:value="0.91935" calcext:value-type="float">
            <text:p>0.91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297" calcext:value-type="float">
            <text:p>58.0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703" calcext:value-type="float">
            <text:p>41.9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21157" calcext:value-type="float">
            <text:p>-4.2115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407" calcext:value-type="float">
            <text:p>1.08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5523E-016" calcext:value-type="float">
            <text:p>7.35523E-16</text:p>
          </table:table-cell>
          <table:table-cell table:style-name="Default" office:value-type="float" office:value="1.46992" calcext:value-type="float">
            <text:p>1.4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5" calcext:value-type="float">
            <text:p>73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5" calcext:value-type="float">
            <text:p>26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500383" calcext:value-type="float">
            <text:p>5.0038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927" calcext:value-type="float">
            <text:p>1.40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5523E-016" calcext:value-type="float">
            <text:p>7.35523E-16</text:p>
          </table:table-cell>
          <table:table-cell table:style-name="Default" office:value-type="float" office:value="1.79512" calcext:value-type="float">
            <text:p>1.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54" calcext:value-type="float">
            <text:p>78.5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946" calcext:value-type="float">
            <text:p>21.49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9734" calcext:value-type="float">
            <text:p>4.0973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535" calcext:value-type="float">
            <text:p>1.7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122" calcext:value-type="float">
            <text:p>0.6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4421E-015" calcext:value-type="float">
            <text:p>-7.24421E-15</text:p>
          </table:table-cell>
          <table:table-cell table:style-name="Default" office:value-type="float" office:value="2.40472" calcext:value-type="float">
            <text:p>2.40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191" calcext:value-type="float">
            <text:p>72.9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809" calcext:value-type="float">
            <text:p>27.08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0125" calcext:value-type="float">
            <text:p>-3.0125E-13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886" calcext:value-type="float">
            <text:p>0.47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3889E-017" calcext:value-type="float">
            <text:p>-6.93889E-17</text:p>
          </table:table-cell>
          <table:table-cell table:style-name="Default" office:value-type="float" office:value="0.73935" calcext:value-type="float">
            <text:p>0.7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36" calcext:value-type="float">
            <text:p>64.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64" calcext:value-type="float">
            <text:p>35.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38513E-015" calcext:value-type="float">
            <text:p>-9.38513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5285" calcext:value-type="float">
            <text:p>0.77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512" calcext:value-type="float">
            <text:p>0.39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3008" calcext:value-type="float">
            <text:p>6.53008</text:p>
          </table:table-cell>
          <table:table-cell table:style-name="Default" office:value-type="float" office:value="7.70488" calcext:value-type="float">
            <text:p>7.7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623" calcext:value-type="float">
            <text:p>10.06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8519" calcext:value-type="float">
            <text:p>5.18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7526" calcext:value-type="float">
            <text:p>84.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2585" calcext:value-type="float">
            <text:p>1.22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77156E-016" calcext:value-type="float">
            <text:p>-7.77156E-16</text:p>
          </table:table-cell>
          <table:table-cell table:style-name="Default" office:value-type="float" office:value="1.48732" calcext:value-type="float">
            <text:p>1.48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4205" calcext:value-type="float">
            <text:p>82.42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795" calcext:value-type="float">
            <text:p>17.57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522522" calcext:value-type="float">
            <text:p>-5.2252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252" calcext:value-type="float">
            <text:p>1.3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341" calcext:value-type="float">
            <text:p>0.38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66374E-015" calcext:value-type="float">
            <text:p>-3.66374E-15</text:p>
          </table:table-cell>
          <table:table-cell table:style-name="Default" office:value-type="float" office:value="1.77886" calcext:value-type="float">
            <text:p>1.7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2815" calcext:value-type="float">
            <text:p>78.2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185" calcext:value-type="float">
            <text:p>21.71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0596" calcext:value-type="float">
            <text:p>-2.0596E-13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618" calcext:value-type="float">
            <text:p>0.42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7073" calcext:value-type="float">
            <text:p>0.5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89726E-015" calcext:value-type="float">
            <text:p>-6.89726E-15</text:p>
          </table:table-cell>
          <table:table-cell table:style-name="Default" office:value-type="float" office:value="0.985691" calcext:value-type="float">
            <text:p>0.98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484" calcext:value-type="float">
            <text:p>43.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16" calcext:value-type="float">
            <text:p>56.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699739" calcext:value-type="float">
            <text:p>-6.9973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21431" calcext:value-type="float">
            <text:p>-1.21431E-14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09" calcext:value-type="float">
            <text:p>57.6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91" calcext:value-type="float">
            <text:p>42.3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60948" calcext:value-type="float">
            <text:p>-1.6094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1268" calcext:value-type="float">
            <text:p>6.51268</text:p>
          </table:table-cell>
          <table:table-cell table:style-name="Default" office:value-type="float" office:value="7.26715" calcext:value-type="float">
            <text:p>7.26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8528" calcext:value-type="float">
            <text:p>5.98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9666" calcext:value-type="float">
            <text:p>4.396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6181" calcext:value-type="float">
            <text:p>89.61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8167E-016" calcext:value-type="float">
            <text:p>-2.08167E-16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09" calcext:value-type="float">
            <text:p>57.6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91" calcext:value-type="float">
            <text:p>42.3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75911" calcext:value-type="float">
            <text:p>-2.75911E-14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0325" calcext:value-type="float">
            <text:p>0.28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7805" calcext:value-type="float">
            <text:p>0.1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6221E-015" calcext:value-type="float">
            <text:p>-3.6221E-15</text:p>
          </table:table-cell>
          <table:table-cell table:style-name="Default" office:value-type="float" office:value="0.38813" calcext:value-type="float">
            <text:p>0.38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2245" calcext:value-type="float">
            <text:p>72.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7755" calcext:value-type="float">
            <text:p>27.7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933219" calcext:value-type="float">
            <text:p>-9.3321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4553" calcext:value-type="float">
            <text:p>0.66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049" calcext:value-type="float">
            <text:p>0.35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0226" calcext:value-type="float">
            <text:p>1.0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865" calcext:value-type="float">
            <text:p>64.9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135" calcext:value-type="float">
            <text:p>35.0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3784" calcext:value-type="float">
            <text:p>6.378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895" calcext:value-type="float">
            <text:p>79.7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105" calcext:value-type="float">
            <text:p>20.2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2143" calcext:value-type="float">
            <text:p>4.0214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895" calcext:value-type="float">
            <text:p>79.7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105" calcext:value-type="float">
            <text:p>20.2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2143" calcext:value-type="float">
            <text:p>4.02143E-14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398" calcext:value-type="float">
            <text:p>0.35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1707" calcext:value-type="float">
            <text:p>0.4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71445E-017" calcext:value-type="float">
            <text:p>-9.71445E-17</text:p>
          </table:table-cell>
          <table:table-cell table:style-name="Default" office:value-type="float" office:value="0.789106" calcext:value-type="float">
            <text:p>0.78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916" calcext:value-type="float">
            <text:p>45.2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7084" calcext:value-type="float">
            <text:p>54.70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23107" calcext:value-type="float">
            <text:p>-1.23107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374" calcext:value-type="float">
            <text:p>0.258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0488" calcext:value-type="float">
            <text:p>0.22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0948E-015" calcext:value-type="float">
            <text:p>5.50948E-15</text:p>
          </table:table-cell>
          <table:table-cell table:style-name="Default" office:value-type="float" office:value="0.478862" calcext:value-type="float">
            <text:p>0.47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559" calcext:value-type="float">
            <text:p>53.9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441" calcext:value-type="float">
            <text:p>46.0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15054" calcext:value-type="float">
            <text:p>1.15054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187" calcext:value-type="float">
            <text:p>0.5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0.867967" calcext:value-type="float">
            <text:p>0.86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19" calcext:value-type="float">
            <text:p>63.5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4181" calcext:value-type="float">
            <text:p>36.41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772261" calcext:value-type="float">
            <text:p>-7.722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228" calcext:value-type="float">
            <text:p>1.48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8537" calcext:value-type="float">
            <text:p>0.5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2.04081" calcext:value-type="float">
            <text:p>2.04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6317" calcext:value-type="float">
            <text:p>72.6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3683" calcext:value-type="float">
            <text:p>27.3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8446" calcext:value-type="float">
            <text:p>-3.28446E-13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9106" calcext:value-type="float">
            <text:p>0.26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3171" calcext:value-type="float">
            <text:p>0.55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40086E-015" calcext:value-type="float">
            <text:p>-2.40086E-15</text:p>
          </table:table-cell>
          <table:table-cell table:style-name="Default" office:value-type="float" office:value="0.822276" calcext:value-type="float">
            <text:p>0.822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7269" calcext:value-type="float">
            <text:p>32.7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2731" calcext:value-type="float">
            <text:p>67.27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1977" calcext:value-type="float">
            <text:p>-2.9197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2701E-015" calcext:value-type="float">
            <text:p>-4.42701E-15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218" calcext:value-type="float">
            <text:p>70.1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782" calcext:value-type="float">
            <text:p>29.87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26516" calcext:value-type="float">
            <text:p>-5.2651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3924E-015" calcext:value-type="float">
            <text:p>-3.03924E-15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218" calcext:value-type="float">
            <text:p>70.1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782" calcext:value-type="float">
            <text:p>29.87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61464" calcext:value-type="float">
            <text:p>-3.6146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919" calcext:value-type="float">
            <text:p>5.9591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7049" calcext:value-type="float">
            <text:p>8.67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944" calcext:value-type="float">
            <text:p>3.6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351" calcext:value-type="float">
            <text:p>87.6351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398" calcext:value-type="float">
            <text:p>0.41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439" calcext:value-type="float">
            <text:p>0.70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0046E-015" calcext:value-type="float">
            <text:p>2.90046E-15</text:p>
          </table:table-cell>
          <table:table-cell table:style-name="Default" office:value-type="float" office:value="1.12179" calcext:value-type="float">
            <text:p>1.12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083" calcext:value-type="float">
            <text:p>37.20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917" calcext:value-type="float">
            <text:p>62.79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58557" calcext:value-type="float">
            <text:p>2.5855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626" calcext:value-type="float">
            <text:p>0.7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82927" calcext:value-type="float">
            <text:p>0.88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1.59919" calcext:value-type="float">
            <text:p>1.59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89" calcext:value-type="float">
            <text:p>44.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11" calcext:value-type="float">
            <text:p>55.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99595" calcext:value-type="float">
            <text:p>1.9959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878" calcext:value-type="float">
            <text:p>1.2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512" calcext:value-type="float">
            <text:p>0.63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1.84829" calcext:value-type="float">
            <text:p>1.84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998" calcext:value-type="float">
            <text:p>65.3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002" calcext:value-type="float">
            <text:p>34.6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72694" calcext:value-type="float">
            <text:p>1.7269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154" calcext:value-type="float">
            <text:p>1.83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3902" calcext:value-type="float">
            <text:p>0.843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2.67545" calcext:value-type="float">
            <text:p>2.67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575" calcext:value-type="float">
            <text:p>68.4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425" calcext:value-type="float">
            <text:p>31.5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9303" calcext:value-type="float">
            <text:p>1.19303E-14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1545" calcext:value-type="float">
            <text:p>0.53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2683" calcext:value-type="float">
            <text:p>0.9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6745E-016" calcext:value-type="float">
            <text:p>5.96745E-16</text:p>
          </table:table-cell>
          <table:table-cell table:style-name="Default" office:value-type="float" office:value="1.44423" calcext:value-type="float">
            <text:p>1.44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8048" calcext:value-type="float">
            <text:p>36.80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1952" calcext:value-type="float">
            <text:p>63.1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13193" calcext:value-type="float">
            <text:p>4.1319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455" calcext:value-type="float">
            <text:p>1.0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683" calcext:value-type="float">
            <text:p>0.85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5277E-015" calcext:value-type="float">
            <text:p>6.95277E-15</text:p>
          </table:table-cell>
          <table:table-cell table:style-name="Default" office:value-type="float" office:value="1.93724" calcext:value-type="float">
            <text:p>1.93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9846" calcext:value-type="float">
            <text:p>55.9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54" calcext:value-type="float">
            <text:p>44.0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58902" calcext:value-type="float">
            <text:p>3.5890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6517" calcext:value-type="float">
            <text:p>1.86517E-14</text:p>
          </table:table-cell>
          <table:table-cell table:style-name="Default" office:value-type="float" office:value="2.2561" calcext:value-type="float">
            <text:p>2.2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838" calcext:value-type="float">
            <text:p>66.1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8162" calcext:value-type="float">
            <text:p>33.8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26726" calcext:value-type="float">
            <text:p>8.2672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69" calcext:value-type="float">
            <text:p>2.12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455" calcext:value-type="float">
            <text:p>5.32455</text:p>
          </table:table-cell>
          <table:table-cell table:style-name="Default" office:value-type="float" office:value="8.21317" calcext:value-type="float">
            <text:p>8.21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815" calcext:value-type="float">
            <text:p>25.8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8907" calcext:value-type="float">
            <text:p>9.28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8294" calcext:value-type="float">
            <text:p>64.8294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5717E-015" calcext:value-type="float">
            <text:p>-1.45717E-15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337" calcext:value-type="float">
            <text:p>65.0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63" calcext:value-type="float">
            <text:p>34.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0807" calcext:value-type="float">
            <text:p>-2.080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92752" calcext:value-type="float">
            <text:p>2.92752E-13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337" calcext:value-type="float">
            <text:p>65.0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63" calcext:value-type="float">
            <text:p>34.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418023" calcext:value-type="float">
            <text:p>4.18023E-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439" calcext:value-type="float">
            <text:p>5.7439</text:p>
          </table:table-cell>
          <table:table-cell table:style-name="Default" office:value-type="float" office:value="6.44423" calcext:value-type="float">
            <text:p>6.44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6752" calcext:value-type="float">
            <text:p>7.067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9996" calcext:value-type="float">
            <text:p>3.79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1325" calcext:value-type="float">
            <text:p>89.1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6992" calcext:value-type="float">
            <text:p>0.90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8049" calcext:value-type="float">
            <text:p>0.2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1138" calcext:value-type="float">
            <text:p>5.11138</text:p>
          </table:table-cell>
          <table:table-cell table:style-name="Default" office:value-type="float" office:value="6.31642" calcext:value-type="float">
            <text:p>6.31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3593" calcext:value-type="float">
            <text:p>14.3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63" calcext:value-type="float">
            <text:p>4.71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9221" calcext:value-type="float">
            <text:p>80.9221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536" calcext:value-type="float">
            <text:p>61.8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64" calcext:value-type="float">
            <text:p>38.1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94245" calcext:value-type="float">
            <text:p>2.9424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536" calcext:value-type="float">
            <text:p>61.8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64" calcext:value-type="float">
            <text:p>38.1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94245" calcext:value-type="float">
            <text:p>2.9424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9967" calcext:value-type="float">
            <text:p>7.29967</text:p>
          </table:table-cell>
          <table:table-cell table:style-name="Default" office:value-type="float" office:value="8.71057" calcext:value-type="float">
            <text:p>8.71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614" calcext:value-type="float">
            <text:p>11.6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3612" calcext:value-type="float">
            <text:p>4.536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8025" calcext:value-type="float">
            <text:p>83.8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9496" calcext:value-type="float">
            <text:p>6.79496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786" calcext:value-type="float">
            <text:p>12.37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1512" calcext:value-type="float">
            <text:p>4.81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062" calcext:value-type="float">
            <text:p>82.8062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886" calcext:value-type="float">
            <text:p>0.39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8293" calcext:value-type="float">
            <text:p>0.78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678E-016" calcext:value-type="float">
            <text:p>2.63678E-16</text:p>
          </table:table-cell>
          <table:table-cell table:style-name="Default" office:value-type="float" office:value="1.18618" calcext:value-type="float">
            <text:p>1.1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435" calcext:value-type="float">
            <text:p>33.5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565" calcext:value-type="float">
            <text:p>66.45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22292" calcext:value-type="float">
            <text:p>2.2229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26" calcext:value-type="float">
            <text:p>1.23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2439" calcext:value-type="float">
            <text:p>0.722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678E-016" calcext:value-type="float">
            <text:p>2.63678E-16</text:p>
          </table:table-cell>
          <table:table-cell table:style-name="Default" office:value-type="float" office:value="1.9587" calcext:value-type="float">
            <text:p>1.95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1164" calcext:value-type="float">
            <text:p>63.1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8836" calcext:value-type="float">
            <text:p>36.8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34619" calcext:value-type="float">
            <text:p>1.3461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171" calcext:value-type="float">
            <text:p>1.4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78" calcext:value-type="float">
            <text:p>1.1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2.57951" calcext:value-type="float">
            <text:p>2.57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3" calcext:value-type="float">
            <text:p>55.5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7" calcext:value-type="float">
            <text:p>44.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292" calcext:value-type="float">
            <text:p>1.829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179" calcext:value-type="float">
            <text:p>2.14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878" calcext:value-type="float">
            <text:p>0.90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3.04667" calcext:value-type="float">
            <text:p>3.04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994" calcext:value-type="float">
            <text:p>70.2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006" calcext:value-type="float">
            <text:p>29.7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4872" calcext:value-type="float">
            <text:p>1.54872E-14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764" calcext:value-type="float">
            <text:p>0.34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561" calcext:value-type="float">
            <text:p>0.39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20737E-015" calcext:value-type="float">
            <text:p>-1.20737E-15</text:p>
          </table:table-cell>
          <table:table-cell table:style-name="Default" office:value-type="float" office:value="0.740325" calcext:value-type="float">
            <text:p>0.74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991" calcext:value-type="float">
            <text:p>46.29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009" calcext:value-type="float">
            <text:p>53.7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63086" calcext:value-type="float">
            <text:p>-1.630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3333" calcext:value-type="float">
            <text:p>0.69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7073" calcext:value-type="float">
            <text:p>0.57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42462E-015" calcext:value-type="float">
            <text:p>-7.42462E-15</text:p>
          </table:table-cell>
          <table:table-cell table:style-name="Default" office:value-type="float" office:value="1.27041" calcext:value-type="float">
            <text:p>1.27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757" calcext:value-type="float">
            <text:p>54.5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4243" calcext:value-type="float">
            <text:p>45.4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84428" calcext:value-type="float">
            <text:p>-5.8442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7073" calcext:value-type="float">
            <text:p>0.9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2049" calcext:value-type="float">
            <text:p>5.42049</text:p>
          </table:table-cell>
          <table:table-cell table:style-name="Default" office:value-type="float" office:value="7.57122" calcext:value-type="float">
            <text:p>7.5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7657" calcext:value-type="float">
            <text:p>15.7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409" calcext:value-type="float">
            <text:p>12.64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933" calcext:value-type="float">
            <text:p>71.5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707" calcext:value-type="float">
            <text:p>1.2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561" calcext:value-type="float">
            <text:p>0.39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5333" calcext:value-type="float">
            <text:p>4.95333</text:p>
          </table:table-cell>
          <table:table-cell table:style-name="Default" office:value-type="float" office:value="6.64797" calcext:value-type="float">
            <text:p>6.64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108" calcext:value-type="float">
            <text:p>19.5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8019" calcext:value-type="float">
            <text:p>5.98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09" calcext:value-type="float">
            <text:p>74.509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80012E-016" calcext:value-type="float">
            <text:p>-6.80012E-16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525" calcext:value-type="float">
            <text:p>62.0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75" calcext:value-type="float">
            <text:p>37.94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998108" calcext:value-type="float">
            <text:p>-9.9810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7E-016" calcext:value-type="float">
            <text:p>3.747E-16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525" calcext:value-type="float">
            <text:p>62.0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75" calcext:value-type="float">
            <text:p>37.94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549978" calcext:value-type="float">
            <text:p>5.4997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626" calcext:value-type="float">
            <text:p>0.9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8253E-015" calcext:value-type="float">
            <text:p>-4.48253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931" calcext:value-type="float">
            <text:p>77.9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069" calcext:value-type="float">
            <text:p>22.0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81558" calcext:value-type="float">
            <text:p>-3.8155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1626" calcext:value-type="float">
            <text:p>0.8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54043E-015" calcext:value-type="float">
            <text:p>-1.54043E-15</text:p>
          </table:table-cell>
          <table:table-cell table:style-name="Default" office:value-type="float" office:value="1.06016" calcext:value-type="float">
            <text:p>1.06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135" calcext:value-type="float">
            <text:p>75.6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865" calcext:value-type="float">
            <text:p>24.3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45302" calcext:value-type="float">
            <text:p>-1.45302E-13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6423" calcext:value-type="float">
            <text:p>0.296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8049" calcext:value-type="float">
            <text:p>0.57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4415E-015" calcext:value-type="float">
            <text:p>-3.84415E-15</text:p>
          </table:table-cell>
          <table:table-cell table:style-name="Default" office:value-type="float" office:value="0.874472" calcext:value-type="float">
            <text:p>0.87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8974" calcext:value-type="float">
            <text:p>33.8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026" calcext:value-type="float">
            <text:p>66.1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39597" calcext:value-type="float">
            <text:p>-4.395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5691" calcext:value-type="float">
            <text:p>0.26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70732" calcext:value-type="float">
            <text:p>0.097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4415E-015" calcext:value-type="float">
            <text:p>-3.84415E-15</text:p>
          </table:table-cell>
          <table:table-cell table:style-name="Default" office:value-type="float" office:value="0.362764" calcext:value-type="float">
            <text:p>0.36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407" calcext:value-type="float">
            <text:p>73.2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593" calcext:value-type="float">
            <text:p>26.7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05968" calcext:value-type="float">
            <text:p>-1.0596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553" calcext:value-type="float">
            <text:p>0.60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03764E-015" calcext:value-type="float">
            <text:p>-5.03764E-15</text:p>
          </table:table-cell>
          <table:table-cell table:style-name="Default" office:value-type="float" office:value="0.875772" calcext:value-type="float">
            <text:p>0.875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308" calcext:value-type="float">
            <text:p>69.0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692" calcext:value-type="float">
            <text:p>30.96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75222" calcext:value-type="float">
            <text:p>-5.7522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5837" calcext:value-type="float">
            <text:p>1.45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0488" calcext:value-type="float">
            <text:p>0.68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52656E-016" calcext:value-type="float">
            <text:p>-1.52656E-16</text:p>
          </table:table-cell>
          <table:table-cell table:style-name="Default" office:value-type="float" office:value="2.13886" calcext:value-type="float">
            <text:p>2.13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1846" calcext:value-type="float">
            <text:p>68.1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154" calcext:value-type="float">
            <text:p>31.8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13724E-015" calcext:value-type="float">
            <text:p>-7.13724E-15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84575E-015" calcext:value-type="float">
            <text:p>-1.84575E-15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77" calcext:value-type="float">
            <text:p>63.6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23" calcext:value-type="float">
            <text:p>36.3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70915" calcext:value-type="float">
            <text:p>-2.7091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44009E-015" calcext:value-type="float">
            <text:p>-5.44009E-15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77" calcext:value-type="float">
            <text:p>63.6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23" calcext:value-type="float">
            <text:p>36.3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798486" calcext:value-type="float">
            <text:p>-7.984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659" calcext:value-type="float">
            <text:p>1.5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2195" calcext:value-type="float">
            <text:p>0.7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2536E-015" calcext:value-type="float">
            <text:p>-3.02536E-15</text:p>
          </table:table-cell>
          <table:table-cell table:style-name="Default" office:value-type="float" office:value="2.28878" calcext:value-type="float">
            <text:p>2.28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0094" calcext:value-type="float">
            <text:p>68.0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906" calcext:value-type="float">
            <text:p>31.9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32182" calcext:value-type="float">
            <text:p>-1.3218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195" calcext:value-type="float">
            <text:p>1.78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8293" calcext:value-type="float">
            <text:p>0.30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12965" calcext:value-type="float">
            <text:p>1.12965E-13</text:p>
          </table:table-cell>
          <table:table-cell table:style-name="Default" office:value-type="float" office:value="2.09024" calcext:value-type="float">
            <text:p>2.0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2509" calcext:value-type="float">
            <text:p>85.2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491" calcext:value-type="float">
            <text:p>14.7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54044" calcext:value-type="float">
            <text:p>5.4044E-12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2764" calcext:value-type="float">
            <text:p>0.2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128E-015" calcext:value-type="float">
            <text:p>3.26128E-15</text:p>
          </table:table-cell>
          <table:table-cell table:style-name="Default" office:value-type="float" office:value="0.598862" calcext:value-type="float">
            <text:p>0.59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2169" calcext:value-type="float">
            <text:p>47.2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7831" calcext:value-type="float">
            <text:p>52.7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54458" calcext:value-type="float">
            <text:p>5.445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2764" calcext:value-type="float">
            <text:p>0.2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128E-015" calcext:value-type="float">
            <text:p>3.26128E-15</text:p>
          </table:table-cell>
          <table:table-cell table:style-name="Default" office:value-type="float" office:value="0.598862" calcext:value-type="float">
            <text:p>0.59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2169" calcext:value-type="float">
            <text:p>47.2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7831" calcext:value-type="float">
            <text:p>52.7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54458" calcext:value-type="float">
            <text:p>5.445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78" calcext:value-type="float">
            <text:p>1.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64E-015" calcext:value-type="float">
            <text:p>5.03764E-15</text:p>
          </table:table-cell>
          <table:table-cell table:style-name="Default" office:value-type="float" office:value="1.78293" calcext:value-type="float">
            <text:p>1.7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123" calcext:value-type="float">
            <text:p>61.0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9877" calcext:value-type="float">
            <text:p>38.9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82549" calcext:value-type="float">
            <text:p>2.8254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74" calcext:value-type="float">
            <text:p>1.4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512" calcext:value-type="float">
            <text:p>0.8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5888E-015" calcext:value-type="float">
            <text:p>-6.25888E-15</text:p>
          </table:table-cell>
          <table:table-cell table:style-name="Default" office:value-type="float" office:value="2.33691" calcext:value-type="float">
            <text:p>2.3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202" calcext:value-type="float">
            <text:p>63.22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798" calcext:value-type="float">
            <text:p>36.7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67827" calcext:value-type="float">
            <text:p>-2.67827E-13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935" calcext:value-type="float">
            <text:p>0.4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3171" calcext:value-type="float">
            <text:p>0.45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1445E-017" calcext:value-type="float">
            <text:p>9.71445E-17</text:p>
          </table:table-cell>
          <table:table-cell table:style-name="Default" office:value-type="float" office:value="0.89252" calcext:value-type="float">
            <text:p>0.8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257" calcext:value-type="float">
            <text:p>49.2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7743" calcext:value-type="float">
            <text:p>50.7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8843" calcext:value-type="float">
            <text:p>1.0884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797" calcext:value-type="float">
            <text:p>1.26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1445E-017" calcext:value-type="float">
            <text:p>9.71445E-17</text:p>
          </table:table-cell>
          <table:table-cell table:style-name="Default" office:value-type="float" office:value="1.68894" calcext:value-type="float">
            <text:p>1.68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746" calcext:value-type="float">
            <text:p>75.0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54" calcext:value-type="float">
            <text:p>24.92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5179E-015" calcext:value-type="float">
            <text:p>5.75179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561" calcext:value-type="float">
            <text:p>1.6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10051" calcext:value-type="float">
            <text:p>-1.10051E-14</text:p>
          </table:table-cell>
          <table:table-cell table:style-name="Default" office:value-type="float" office:value="2.07659" calcext:value-type="float">
            <text:p>2.07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275" calcext:value-type="float">
            <text:p>79.72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725" calcext:value-type="float">
            <text:p>20.27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29961" calcext:value-type="float">
            <text:p>-5.299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1691" calcext:value-type="float">
            <text:p>1.91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1707" calcext:value-type="float">
            <text:p>0.6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6128E-015" calcext:value-type="float">
            <text:p>-3.26128E-15</text:p>
          </table:table-cell>
          <table:table-cell table:style-name="Default" office:value-type="float" office:value="2.54862" calcext:value-type="float">
            <text:p>2.54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2137" calcext:value-type="float">
            <text:p>75.2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7863" calcext:value-type="float">
            <text:p>24.7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27963" calcext:value-type="float">
            <text:p>-1.27963E-13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447" calcext:value-type="float">
            <text:p>0.39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9756" calcext:value-type="float">
            <text:p>0.32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3924E-015" calcext:value-type="float">
            <text:p>3.03924E-15</text:p>
          </table:table-cell>
          <table:table-cell table:style-name="Default" office:value-type="float" office:value="0.725203" calcext:value-type="float">
            <text:p>0.72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291" calcext:value-type="float">
            <text:p>54.5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4709" calcext:value-type="float">
            <text:p>45.47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19087" calcext:value-type="float">
            <text:p>4.1908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2846" calcext:value-type="float">
            <text:p>0.972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5194" calcext:value-type="float">
            <text:p>1.05194E-14</text:p>
          </table:table-cell>
          <table:table-cell table:style-name="Default" office:value-type="float" office:value="1.1787" calcext:value-type="float">
            <text:p>1.1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5355" calcext:value-type="float">
            <text:p>82.5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4645" calcext:value-type="float">
            <text:p>17.46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92455" calcext:value-type="float">
            <text:p>8.9245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839" calcext:value-type="float">
            <text:p>1.3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93494" calcext:value-type="float">
            <text:p>4.93494E-14</text:p>
          </table:table-cell>
          <table:table-cell table:style-name="Default" office:value-type="float" office:value="1.58976" calcext:value-type="float">
            <text:p>1.5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0512" calcext:value-type="float">
            <text:p>87.0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488" calcext:value-type="float">
            <text:p>12.9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310421" calcext:value-type="float">
            <text:p>3.10421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85" calcext:value-type="float">
            <text:p>2.4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707" calcext:value-type="float">
            <text:p>0.3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5138" calcext:value-type="float">
            <text:p>5.45138</text:p>
          </table:table-cell>
          <table:table-cell table:style-name="Default" office:value-type="float" office:value="8.23593" calcext:value-type="float">
            <text:p>8.23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822" calcext:value-type="float">
            <text:p>29.7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2756" calcext:value-type="float">
            <text:p>4.02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902" calcext:value-type="float">
            <text:p>66.1902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6179" calcext:value-type="float">
            <text:p>0.266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1951" calcext:value-type="float">
            <text:p>0.621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15186E-015" calcext:value-type="float">
            <text:p>-1.15186E-15</text:p>
          </table:table-cell>
          <table:table-cell table:style-name="Default" office:value-type="float" office:value="0.88813" calcext:value-type="float">
            <text:p>0.88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707" calcext:value-type="float">
            <text:p>29.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293" calcext:value-type="float">
            <text:p>70.0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29695" calcext:value-type="float">
            <text:p>-1.2969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9675" calcext:value-type="float">
            <text:p>0.839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3659" calcext:value-type="float">
            <text:p>0.5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8492E-015" calcext:value-type="float">
            <text:p>-1.48492E-15</text:p>
          </table:table-cell>
          <table:table-cell table:style-name="Default" office:value-type="float" office:value="1.41333" calcext:value-type="float">
            <text:p>1.41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1" calcext:value-type="float">
            <text:p>59.4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9" calcext:value-type="float">
            <text:p>40.5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05065" calcext:value-type="float">
            <text:p>-1.0506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171" calcext:value-type="float">
            <text:p>1.29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8049" calcext:value-type="float">
            <text:p>0.6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03795" calcext:value-type="float">
            <text:p>2.03795E-13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179" calcext:value-type="float">
            <text:p>64.9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21" calcext:value-type="float">
            <text:p>35.0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102422" calcext:value-type="float">
            <text:p>1.02422E-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894" calcext:value-type="float">
            <text:p>2.14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2439" calcext:value-type="float">
            <text:p>0.522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1545" calcext:value-type="float">
            <text:p>5.21545</text:p>
          </table:table-cell>
          <table:table-cell table:style-name="Default" office:value-type="float" office:value="7.88683" calcext:value-type="float">
            <text:p>7.88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472" calcext:value-type="float">
            <text:p>27.2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242" calcext:value-type="float">
            <text:p>6.6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286" calcext:value-type="float">
            <text:p>66.1286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203" calcext:value-type="float">
            <text:p>0.30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878" calcext:value-type="float">
            <text:p>0.60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71445E-017" calcext:value-type="float">
            <text:p>-9.71445E-17</text:p>
          </table:table-cell>
          <table:table-cell table:style-name="Default" office:value-type="float" office:value="0.910081" calcext:value-type="float">
            <text:p>0.910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358" calcext:value-type="float">
            <text:p>33.5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642" calcext:value-type="float">
            <text:p>66.4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06743" calcext:value-type="float">
            <text:p>-1.0674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618" calcext:value-type="float">
            <text:p>0.40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0976" calcext:value-type="float">
            <text:p>0.38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.74301E-015" calcext:value-type="float">
            <text:p>-8.74301E-15</text:p>
          </table:table-cell>
          <table:table-cell table:style-name="Default" office:value-type="float" office:value="0.789593" calcext:value-type="float">
            <text:p>0.7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504" calcext:value-type="float">
            <text:p>51.7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496" calcext:value-type="float">
            <text:p>48.2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10728" calcext:value-type="float">
            <text:p>-1.1072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699" calcext:value-type="float">
            <text:p>0.918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244" calcext:value-type="float">
            <text:p>0.4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14706E-015" calcext:value-type="float">
            <text:p>-7.14706E-15</text:p>
          </table:table-cell>
          <table:table-cell table:style-name="Default" office:value-type="float" office:value="1.32894" calcext:value-type="float">
            <text:p>1.32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301" calcext:value-type="float">
            <text:p>69.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699" calcext:value-type="float">
            <text:p>30.8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378" calcext:value-type="float">
            <text:p>-5.37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8976" calcext:value-type="float">
            <text:p>1.6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2195" calcext:value-type="float">
            <text:p>0.5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.95117E-015" calcext:value-type="float">
            <text:p>-8.95117E-15</text:p>
          </table:table-cell>
          <table:table-cell table:style-name="Default" office:value-type="float" office:value="2.22195" calcext:value-type="float">
            <text:p>2.2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0483" calcext:value-type="float">
            <text:p>76.0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517" calcext:value-type="float">
            <text:p>23.9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02852" calcext:value-type="float">
            <text:p>-4.02852E-13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154" calcext:value-type="float">
            <text:p>0.6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7805" calcext:value-type="float">
            <text:p>0.58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81479E-015" calcext:value-type="float">
            <text:p>-5.81479E-15</text:p>
          </table:table-cell>
          <table:table-cell table:style-name="Default" office:value-type="float" office:value="1.19496" calcext:value-type="float">
            <text:p>1.1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096" calcext:value-type="float">
            <text:p>50.8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904" calcext:value-type="float">
            <text:p>49.19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8661" calcext:value-type="float">
            <text:p>-4.86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154" calcext:value-type="float">
            <text:p>0.6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7805" calcext:value-type="float">
            <text:p>0.58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6048E-015" calcext:value-type="float">
            <text:p>4.26048E-15</text:p>
          </table:table-cell>
          <table:table-cell table:style-name="Default" office:value-type="float" office:value="1.19496" calcext:value-type="float">
            <text:p>1.1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096" calcext:value-type="float">
            <text:p>50.8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904" calcext:value-type="float">
            <text:p>49.19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56538" calcext:value-type="float">
            <text:p>3.565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3008" calcext:value-type="float">
            <text:p>0.573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0976" calcext:value-type="float">
            <text:p>0.5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8293E-015" calcext:value-type="float">
            <text:p>3.98293E-15</text:p>
          </table:table-cell>
          <table:table-cell table:style-name="Default" office:value-type="float" office:value="1.09398" calcext:value-type="float">
            <text:p>1.09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781" calcext:value-type="float">
            <text:p>52.37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6219" calcext:value-type="float">
            <text:p>47.62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64075" calcext:value-type="float">
            <text:p>3.640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732" calcext:value-type="float">
            <text:p>1.4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7561" calcext:value-type="float">
            <text:p>0.7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60288" calcext:value-type="float">
            <text:p>1.60288E-14</text:p>
          </table:table-cell>
          <table:table-cell table:style-name="Default" office:value-type="float" office:value="2.14488" calcext:value-type="float">
            <text:p>2.14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129" calcext:value-type="float">
            <text:p>65.6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871" calcext:value-type="float">
            <text:p>34.38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747308" calcext:value-type="float">
            <text:p>7.47308E-13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252" calcext:value-type="float">
            <text:p>0.25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1463" calcext:value-type="float">
            <text:p>0.24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6779E-015" calcext:value-type="float">
            <text:p>-2.06779E-15</text:p>
          </table:table-cell>
          <table:table-cell table:style-name="Default" office:value-type="float" office:value="0.493984" calcext:value-type="float">
            <text:p>0.493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1192" calcext:value-type="float">
            <text:p>51.1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8808" calcext:value-type="float">
            <text:p>48.88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18595" calcext:value-type="float">
            <text:p>-4.1859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6779E-015" calcext:value-type="float">
            <text:p>-2.06779E-15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6738" calcext:value-type="float">
            <text:p>54.6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62" calcext:value-type="float">
            <text:p>45.3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47118" calcext:value-type="float">
            <text:p>-1.4711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8253E-015" calcext:value-type="float">
            <text:p>4.48253E-15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6738" calcext:value-type="float">
            <text:p>54.6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62" calcext:value-type="float">
            <text:p>45.3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18921" calcext:value-type="float">
            <text:p>3.1892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911" calcext:value-type="float">
            <text:p>1.7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3415" calcext:value-type="float">
            <text:p>0.6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0337E-015" calcext:value-type="float">
            <text:p>-6.20337E-15</text:p>
          </table:table-cell>
          <table:table-cell table:style-name="Default" office:value-type="float" office:value="2.47252" calcext:value-type="float">
            <text:p>2.47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596" calcext:value-type="float">
            <text:p>72.35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404" calcext:value-type="float">
            <text:p>27.64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50893" calcext:value-type="float">
            <text:p>-2.50893E-13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837" calcext:value-type="float">
            <text:p>0.319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3171" calcext:value-type="float">
            <text:p>0.37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8087E-015" calcext:value-type="float">
            <text:p>3.08087E-15</text:p>
          </table:table-cell>
          <table:table-cell table:style-name="Default" office:value-type="float" office:value="0.693008" calcext:value-type="float">
            <text:p>0.693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2" calcext:value-type="float">
            <text:p>46.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8" calcext:value-type="float">
            <text:p>53.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44565" calcext:value-type="float">
            <text:p>4.4456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602" calcext:value-type="float">
            <text:p>1.14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3171" calcext:value-type="float">
            <text:p>0.37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1.51919" calcext:value-type="float">
            <text:p>1.51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4362" calcext:value-type="float">
            <text:p>75.4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638" calcext:value-type="float">
            <text:p>24.5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13274" calcext:value-type="float">
            <text:p>-1.1327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1854" calcext:value-type="float">
            <text:p>1.5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6829" calcext:value-type="float">
            <text:p>0.54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239" calcext:value-type="float">
            <text:p>73.5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761" calcext:value-type="float">
            <text:p>26.47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833192" calcext:value-type="float">
            <text:p>-8.3319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387" calcext:value-type="float">
            <text:p>2.1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9024" calcext:value-type="float">
            <text:p>0.5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451E-015" calcext:value-type="float">
            <text:p>1.30451E-15</text:p>
          </table:table-cell>
          <table:table-cell table:style-name="Default" office:value-type="float" office:value="2.69772" calcext:value-type="float">
            <text:p>2.69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779" calcext:value-type="float">
            <text:p>79.27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21" calcext:value-type="float">
            <text:p>20.7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8356" calcext:value-type="float">
            <text:p>4.8356E-14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5447" calcext:value-type="float">
            <text:p>0.43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0244" calcext:value-type="float">
            <text:p>0.37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63678E-016" calcext:value-type="float">
            <text:p>-2.63678E-16</text:p>
          </table:table-cell>
          <table:table-cell table:style-name="Default" office:value-type="float" office:value="0.805691" calcext:value-type="float">
            <text:p>0.80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464" calcext:value-type="float">
            <text:p>54.0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536" calcext:value-type="float">
            <text:p>45.9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327269" calcext:value-type="float">
            <text:p>-3.2726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699" calcext:value-type="float">
            <text:p>1.30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492E-015" calcext:value-type="float">
            <text:p>1.48492E-15</text:p>
          </table:table-cell>
          <table:table-cell table:style-name="Default" office:value-type="float" office:value="1.61967" calcext:value-type="float">
            <text:p>1.61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947" calcext:value-type="float">
            <text:p>80.6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053" calcext:value-type="float">
            <text:p>19.3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16803" calcext:value-type="float">
            <text:p>9.1680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269E-015" calcext:value-type="float">
            <text:p>2.19269E-15</text:p>
          </table:table-cell>
          <table:table-cell table:style-name="Default" office:value-type="float" office:value="2.37805" calcext:value-type="float">
            <text:p>2.3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8513" calcext:value-type="float">
            <text:p>86.8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22054" calcext:value-type="float">
            <text:p>9.2205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675" calcext:value-type="float">
            <text:p>2.77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0244" calcext:value-type="float">
            <text:p>0.37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85403E-015" calcext:value-type="float">
            <text:p>8.85403E-15</text:p>
          </table:table-cell>
          <table:table-cell table:style-name="Default" office:value-type="float" office:value="3.14699" calcext:value-type="float">
            <text:p>3.14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235" calcext:value-type="float">
            <text:p>88.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765" calcext:value-type="float">
            <text:p>11.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81349" calcext:value-type="float">
            <text:p>2.81349E-13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154" calcext:value-type="float">
            <text:p>0.4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5122" calcext:value-type="float">
            <text:p>0.67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8904E-015" calcext:value-type="float">
            <text:p>-3.28904E-15</text:p>
          </table:table-cell>
          <table:table-cell table:style-name="Default" office:value-type="float" office:value="1.08228" calcext:value-type="float">
            <text:p>1.08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202" calcext:value-type="float">
            <text:p>37.62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798" calcext:value-type="float">
            <text:p>62.3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039" calcext:value-type="float">
            <text:p>-3.03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42114" calcext:value-type="float">
            <text:p>0.942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5122" calcext:value-type="float">
            <text:p>0.67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2861E-015" calcext:value-type="float">
            <text:p>2.42861E-15</text:p>
          </table:table-cell>
          <table:table-cell table:style-name="Default" office:value-type="float" office:value="1.61724" calcext:value-type="float">
            <text:p>1.61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546" calcext:value-type="float">
            <text:p>58.2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454" calcext:value-type="float">
            <text:p>41.74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50171" calcext:value-type="float">
            <text:p>1.5017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561" calcext:value-type="float">
            <text:p>1.4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6585" calcext:value-type="float">
            <text:p>0.61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901E-015" calcext:value-type="float">
            <text:p>1.92901E-15</text:p>
          </table:table-cell>
          <table:table-cell table:style-name="Default" office:value-type="float" office:value="2.0922" calcext:value-type="float">
            <text:p>2.0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5293" calcext:value-type="float">
            <text:p>70.5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4707" calcext:value-type="float">
            <text:p>29.4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22004" calcext:value-type="float">
            <text:p>9.2200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4959" calcext:value-type="float">
            <text:p>2.2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8537" calcext:value-type="float">
            <text:p>0.23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6859E-015" calcext:value-type="float">
            <text:p>-1.06859E-15</text:p>
          </table:table-cell>
          <table:table-cell table:style-name="Default" office:value-type="float" office:value="2.48813" calcext:value-type="float">
            <text:p>2.48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413" calcext:value-type="float">
            <text:p>90.4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8698" calcext:value-type="float">
            <text:p>9.586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429475" calcext:value-type="float">
            <text:p>-4.29475E-14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8374" calcext:value-type="float">
            <text:p>0.338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7317" calcext:value-type="float">
            <text:p>0.62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17562E-015" calcext:value-type="float">
            <text:p>-6.17562E-15</text:p>
          </table:table-cell>
          <table:table-cell table:style-name="Default" office:value-type="float" office:value="0.965691" calcext:value-type="float">
            <text:p>0.96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396" calcext:value-type="float">
            <text:p>35.0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604" calcext:value-type="float">
            <text:p>64.9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639502" calcext:value-type="float">
            <text:p>-6.3950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9106" calcext:value-type="float">
            <text:p>0.38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9756" calcext:value-type="float">
            <text:p>0.1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7681E-015" calcext:value-type="float">
            <text:p>4.67681E-15</text:p>
          </table:table-cell>
          <table:table-cell table:style-name="Default" office:value-type="float" office:value="0.558862" calcext:value-type="float">
            <text:p>0.55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47" calcext:value-type="float">
            <text:p>69.62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53" calcext:value-type="float">
            <text:p>30.3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36846" calcext:value-type="float">
            <text:p>8.3684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789" calcext:value-type="float">
            <text:p>1.43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0337E-015" calcext:value-type="float">
            <text:p>6.20337E-15</text:p>
          </table:table-cell>
          <table:table-cell table:style-name="Default" office:value-type="float" office:value="2.41154" calcext:value-type="float">
            <text:p>2.4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6251" calcext:value-type="float">
            <text:p>59.62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3749" calcext:value-type="float">
            <text:p>40.3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57236" calcext:value-type="float">
            <text:p>2.5723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236" calcext:value-type="float">
            <text:p>1.8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1187" calcext:value-type="float">
            <text:p>5.51187</text:p>
          </table:table-cell>
          <table:table-cell table:style-name="Default" office:value-type="float" office:value="8.31789" calcext:value-type="float">
            <text:p>8.3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291" calcext:value-type="float">
            <text:p>22.0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7056" calcext:value-type="float">
            <text:p>11.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653" calcext:value-type="float">
            <text:p>66.2653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81301" calcext:value-type="float">
            <text:p>0.4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854" calcext:value-type="float">
            <text:p>0.5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2456E-016" calcext:value-type="float">
            <text:p>4.02456E-16</text:p>
          </table:table-cell>
          <table:table-cell table:style-name="Default" office:value-type="float" office:value="0.987154" calcext:value-type="float">
            <text:p>0.98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64" calcext:value-type="float">
            <text:p>48.7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436" calcext:value-type="float">
            <text:p>51.24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7693" calcext:value-type="float">
            <text:p>4.0769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81301" calcext:value-type="float">
            <text:p>0.4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854" calcext:value-type="float">
            <text:p>0.5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7567E-016" calcext:value-type="float">
            <text:p>9.57567E-16</text:p>
          </table:table-cell>
          <table:table-cell table:style-name="Default" office:value-type="float" office:value="0.987154" calcext:value-type="float">
            <text:p>0.98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64" calcext:value-type="float">
            <text:p>48.7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436" calcext:value-type="float">
            <text:p>51.24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70028" calcext:value-type="float">
            <text:p>9.7002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976" calcext:value-type="float">
            <text:p>2.0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878" calcext:value-type="float">
            <text:p>0.22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8846" calcext:value-type="float">
            <text:p>5.58846</text:p>
          </table:table-cell>
          <table:table-cell table:style-name="Default" office:value-type="float" office:value="7.90309" calcext:value-type="float">
            <text:p>7.90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423" calcext:value-type="float">
            <text:p>26.4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4544" calcext:value-type="float">
            <text:p>2.84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123" calcext:value-type="float">
            <text:p>70.7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642" calcext:value-type="float">
            <text:p>2.29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5854" calcext:value-type="float">
            <text:p>0.4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398" calcext:value-type="float">
            <text:p>5.19398</text:p>
          </table:table-cell>
          <table:table-cell table:style-name="Default" office:value-type="float" office:value="7.93626" calcext:value-type="float">
            <text:p>7.93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358" calcext:value-type="float">
            <text:p>28.9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1793" calcext:value-type="float">
            <text:p>5.617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462" calcext:value-type="float">
            <text:p>65.4462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0081" calcext:value-type="float">
            <text:p>0.470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6585" calcext:value-type="float">
            <text:p>0.49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657E-015" calcext:value-type="float">
            <text:p>2.20657E-15</text:p>
          </table:table-cell>
          <table:table-cell table:style-name="Default" office:value-type="float" office:value="0.966667" calcext:value-type="float">
            <text:p>0.96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291" calcext:value-type="float">
            <text:p>48.6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709" calcext:value-type="float">
            <text:p>51.37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28266" calcext:value-type="float">
            <text:p>2.2826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5089" calcext:value-type="float">
            <text:p>1.05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657E-015" calcext:value-type="float">
            <text:p>2.20657E-15</text:p>
          </table:table-cell>
          <table:table-cell table:style-name="Default" office:value-type="float" office:value="1.31236" calcext:value-type="float">
            <text:p>1.31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768" calcext:value-type="float">
            <text:p>80.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9232" calcext:value-type="float">
            <text:p>19.92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68138" calcext:value-type="float">
            <text:p>1.681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1447" calcext:value-type="float">
            <text:p>2.01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6168E-015" calcext:value-type="float">
            <text:p>2.76168E-15</text:p>
          </table:table-cell>
          <table:table-cell table:style-name="Default" office:value-type="float" office:value="2.46276" calcext:value-type="float">
            <text:p>2.46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7972" calcext:value-type="float">
            <text:p>81.7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028" calcext:value-type="float">
            <text:p>18.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12137" calcext:value-type="float">
            <text:p>1.1213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528" calcext:value-type="float">
            <text:p>2.5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5772" calcext:value-type="float">
            <text:p>5.25772</text:p>
          </table:table-cell>
          <table:table-cell table:style-name="Default" office:value-type="float" office:value="8.2213" calcext:value-type="float">
            <text:p>8.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947" calcext:value-type="float">
            <text:p>30.5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5282" calcext:value-type="float">
            <text:p>5.45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9525" calcext:value-type="float">
            <text:p>63.9525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691" calcext:value-type="float">
            <text:p>0.30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4746E-015" calcext:value-type="float">
            <text:p>6.64746E-15</text:p>
          </table:table-cell>
          <table:table-cell table:style-name="Default" office:value-type="float" office:value="0.550569" calcext:value-type="float">
            <text:p>0.55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227" calcext:value-type="float">
            <text:p>55.52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773" calcext:value-type="float">
            <text:p>44.4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20738" calcext:value-type="float">
            <text:p>1.2073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1626" calcext:value-type="float">
            <text:p>0.6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2482E-015" calcext:value-type="float">
            <text:p>-2.2482E-15</text:p>
          </table:table-cell>
          <table:table-cell table:style-name="Default" office:value-type="float" office:value="0.846504" calcext:value-type="float">
            <text:p>0.846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718" calcext:value-type="float">
            <text:p>71.0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282" calcext:value-type="float">
            <text:p>28.9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65587" calcext:value-type="float">
            <text:p>-2.6558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496" calcext:value-type="float">
            <text:p>1.3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024" calcext:value-type="float">
            <text:p>0.8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11022" calcext:value-type="float">
            <text:p>-1.11022E-14</text:p>
          </table:table-cell>
          <table:table-cell table:style-name="Default" office:value-type="float" office:value="2.25398" calcext:value-type="float">
            <text:p>2.25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886" calcext:value-type="float">
            <text:p>61.8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114" calcext:value-type="float">
            <text:p>38.1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9256" calcext:value-type="float">
            <text:p>-4.925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4114" calcext:value-type="float">
            <text:p>1.84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171" calcext:value-type="float">
            <text:p>1.17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642" calcext:value-type="float">
            <text:p>5.03642</text:p>
          </table:table-cell>
          <table:table-cell table:style-name="Default" office:value-type="float" office:value="8.04927" calcext:value-type="float">
            <text:p>8.04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734" calcext:value-type="float">
            <text:p>22.87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567" calcext:value-type="float">
            <text:p>14.5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699" calcext:value-type="float">
            <text:p>62.5699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1463" calcext:value-type="float">
            <text:p>0.30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70377E-015" calcext:value-type="float">
            <text:p>-5.70377E-15</text:p>
          </table:table-cell>
          <table:table-cell table:style-name="Default" office:value-type="float" office:value="0.692033" calcext:value-type="float">
            <text:p>0.69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438" calcext:value-type="float">
            <text:p>56.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" calcext:value-type="float">
            <text:p>43.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824206" calcext:value-type="float">
            <text:p>-8.2420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203" calcext:value-type="float">
            <text:p>0.3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878" calcext:value-type="float">
            <text:p>0.1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81559E-015" calcext:value-type="float">
            <text:p>-4.81559E-15</text:p>
          </table:table-cell>
          <table:table-cell table:style-name="Default" office:value-type="float" office:value="0.493984" calcext:value-type="float">
            <text:p>0.493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789" calcext:value-type="float">
            <text:p>77.9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211" calcext:value-type="float">
            <text:p>22.0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974848" calcext:value-type="float">
            <text:p>-9.7484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976" calcext:value-type="float">
            <text:p>1.1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0244" calcext:value-type="float">
            <text:p>0.65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36845" calcext:value-type="float">
            <text:p>4.36845E-13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543" calcext:value-type="float">
            <text:p>63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457" calcext:value-type="float">
            <text:p>36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248207" calcext:value-type="float">
            <text:p>2.48207E-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3203" calcext:value-type="float">
            <text:p>1.53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7561" calcext:value-type="float">
            <text:p>0.8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715" calcext:value-type="float">
            <text:p>4.98715</text:p>
          </table:table-cell>
          <table:table-cell table:style-name="Default" office:value-type="float" office:value="7.35675" calcext:value-type="float">
            <text:p>7.35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249" calcext:value-type="float">
            <text:p>20.8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3849" calcext:value-type="float">
            <text:p>11.3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7902" calcext:value-type="float">
            <text:p>67.7902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45E-016" calcext:value-type="float">
            <text:p>6.245E-16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298" calcext:value-type="float">
            <text:p>64.6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702" calcext:value-type="float">
            <text:p>35.3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90273" calcext:value-type="float">
            <text:p>6.9027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8087E-015" calcext:value-type="float">
            <text:p>3.08087E-15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298" calcext:value-type="float">
            <text:p>64.6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702" calcext:value-type="float">
            <text:p>35.3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40535" calcext:value-type="float">
            <text:p>3.4053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9024" calcext:value-type="float">
            <text:p>1.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005E-015" calcext:value-type="float">
            <text:p>2.72005E-15</text:p>
          </table:table-cell>
          <table:table-cell table:style-name="Default" office:value-type="float" office:value="2.31024" calcext:value-type="float">
            <text:p>2.31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1486" calcext:value-type="float">
            <text:p>86.1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8514" calcext:value-type="float">
            <text:p>13.8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17738" calcext:value-type="float">
            <text:p>1.177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6667" calcext:value-type="float">
            <text:p>2.5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98E-015" calcext:value-type="float">
            <text:p>2.498E-15</text:p>
          </table:table-cell>
          <table:table-cell table:style-name="Default" office:value-type="float" office:value="2.88667" calcext:value-type="float">
            <text:p>2.8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9145" calcext:value-type="float">
            <text:p>88.9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0855" calcext:value-type="float">
            <text:p>11.0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865359" calcext:value-type="float">
            <text:p>8.65359E-14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813" calcext:value-type="float">
            <text:p>0.5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9756" calcext:value-type="float">
            <text:p>0.3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0.897886" calcext:value-type="float">
            <text:p>0.89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8193" calcext:value-type="float">
            <text:p>58.8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1807" calcext:value-type="float">
            <text:p>41.18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12829" calcext:value-type="float">
            <text:p>-1.128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407" calcext:value-type="float">
            <text:p>1.02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8293" calcext:value-type="float">
            <text:p>0.7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1.75236" calcext:value-type="float">
            <text:p>1.75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4393" calcext:value-type="float">
            <text:p>58.4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607" calcext:value-type="float">
            <text:p>41.5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578123" calcext:value-type="float">
            <text:p>-5.7812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325" calcext:value-type="float">
            <text:p>1.7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878" calcext:value-type="float">
            <text:p>0.6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19189E-016" calcext:value-type="float">
            <text:p>-3.19189E-16</text:p>
          </table:table-cell>
          <table:table-cell table:style-name="Default" office:value-type="float" office:value="2.35203" calcext:value-type="float">
            <text:p>2.3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665" calcext:value-type="float">
            <text:p>73.26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335" calcext:value-type="float">
            <text:p>26.7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35708" calcext:value-type="float">
            <text:p>-1.3570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38" calcext:value-type="float">
            <text:p>2.43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3171" calcext:value-type="float">
            <text:p>0.71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0788E-015" calcext:value-type="float">
            <text:p>7.50788E-15</text:p>
          </table:table-cell>
          <table:table-cell table:style-name="Default" office:value-type="float" office:value="3.14455" calcext:value-type="float">
            <text:p>3.14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3204" calcext:value-type="float">
            <text:p>77.3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796" calcext:value-type="float">
            <text:p>22.67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38758" calcext:value-type="float">
            <text:p>2.38758E-13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8374" calcext:value-type="float">
            <text:p>0.318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512" calcext:value-type="float">
            <text:p>0.59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84575E-015" calcext:value-type="float">
            <text:p>-1.84575E-15</text:p>
          </table:table-cell>
          <table:table-cell table:style-name="Default" office:value-type="float" office:value="0.917886" calcext:value-type="float">
            <text:p>0.9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856" calcext:value-type="float">
            <text:p>34.6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144" calcext:value-type="float">
            <text:p>65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01087" calcext:value-type="float">
            <text:p>-2.0108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4309" calcext:value-type="float">
            <text:p>0.654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0488" calcext:value-type="float">
            <text:p>0.78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229E-015" calcext:value-type="float">
            <text:p>2.6229E-15</text:p>
          </table:table-cell>
          <table:table-cell table:style-name="Default" office:value-type="float" office:value="1.4348" calcext:value-type="float">
            <text:p>1.4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029" calcext:value-type="float">
            <text:p>45.60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971" calcext:value-type="float">
            <text:p>54.39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82807" calcext:value-type="float">
            <text:p>1.8280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81" calcext:value-type="float">
            <text:p>1.72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4797" calcext:value-type="float">
            <text:p>5.64797</text:p>
          </table:table-cell>
          <table:table-cell table:style-name="Default" office:value-type="float" office:value="7.75951" calcext:value-type="float">
            <text:p>7.75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1768" calcext:value-type="float">
            <text:p>22.1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552" calcext:value-type="float">
            <text:p>5.03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877" calcext:value-type="float">
            <text:p>72.7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0992" calcext:value-type="float">
            <text:p>2.10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545" calcext:value-type="float">
            <text:p>4.85545</text:p>
          </table:table-cell>
          <table:table-cell table:style-name="Default" office:value-type="float" office:value="7.3561" calcext:value-type="float">
            <text:p>7.3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826" calcext:value-type="float">
            <text:p>28.6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1167" calcext:value-type="float">
            <text:p>5.311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057" calcext:value-type="float">
            <text:p>66.0057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911" calcext:value-type="float">
            <text:p>0.316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7073" calcext:value-type="float">
            <text:p>0.5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063E-015" calcext:value-type="float">
            <text:p>1.29063E-15</text:p>
          </table:table-cell>
          <table:table-cell table:style-name="Default" office:value-type="float" office:value="0.873984" calcext:value-type="float">
            <text:p>0.873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605" calcext:value-type="float">
            <text:p>36.26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7395" calcext:value-type="float">
            <text:p>63.73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47673" calcext:value-type="float">
            <text:p>1.4767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6667" calcext:value-type="float">
            <text:p>0.30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683" calcext:value-type="float">
            <text:p>0.43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E-016" calcext:value-type="float">
            <text:p>1.249E-16</text:p>
          </table:table-cell>
          <table:table-cell table:style-name="Default" office:value-type="float" office:value="0.73935" calcext:value-type="float">
            <text:p>0.7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779" calcext:value-type="float">
            <text:p>41.47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221" calcext:value-type="float">
            <text:p>58.5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68932" calcext:value-type="float">
            <text:p>1.6893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911" calcext:value-type="float">
            <text:p>1.8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3392E-015" calcext:value-type="float">
            <text:p>2.73392E-15</text:p>
          </table:table-cell>
          <table:table-cell table:style-name="Default" office:value-type="float" office:value="2.66472" calcext:value-type="float">
            <text:p>2.66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8911" calcext:value-type="float">
            <text:p>67.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089" calcext:value-type="float">
            <text:p>32.1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2597" calcext:value-type="float">
            <text:p>1.025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333" calcext:value-type="float">
            <text:p>2.51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64E-015" calcext:value-type="float">
            <text:p>5.03764E-15</text:p>
          </table:table-cell>
          <table:table-cell table:style-name="Default" office:value-type="float" office:value="3.36894" calcext:value-type="float">
            <text:p>3.36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603" calcext:value-type="float">
            <text:p>74.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397" calcext:value-type="float">
            <text:p>25.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49532" calcext:value-type="float">
            <text:p>1.49532E-13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2033" calcext:value-type="float">
            <text:p>0.19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6829" calcext:value-type="float">
            <text:p>0.30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8492E-015" calcext:value-type="float">
            <text:p>-1.48492E-15</text:p>
          </table:table-cell>
          <table:table-cell table:style-name="Default" office:value-type="float" office:value="0.498862" calcext:value-type="float">
            <text:p>0.49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941" calcext:value-type="float">
            <text:p>38.49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5059" calcext:value-type="float">
            <text:p>61.50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7662" calcext:value-type="float">
            <text:p>-2.9766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13" calcext:value-type="float">
            <text:p>0.4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7805" calcext:value-type="float">
            <text:p>0.16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678E-016" calcext:value-type="float">
            <text:p>2.63678E-16</text:p>
          </table:table-cell>
          <table:table-cell table:style-name="Default" office:value-type="float" office:value="0.595935" calcext:value-type="float">
            <text:p>0.5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7" calcext:value-type="float">
            <text:p>71.8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3" calcext:value-type="float">
            <text:p>28.1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42461" calcext:value-type="float">
            <text:p>4.42461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9512" calcext:value-type="float">
            <text:p>0.9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8049" calcext:value-type="float">
            <text:p>0.53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00336" calcext:value-type="float">
            <text:p>-1.00336E-14</text:p>
          </table:table-cell>
          <table:table-cell table:style-name="Default" office:value-type="float" office:value="1.49756" calcext:value-type="float">
            <text:p>1.4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0717" calcext:value-type="float">
            <text:p>64.0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283" calcext:value-type="float">
            <text:p>35.9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669999" calcext:value-type="float">
            <text:p>-6.6999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426" calcext:value-type="float">
            <text:p>2.0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3106" calcext:value-type="float">
            <text:p>4.63106</text:p>
          </table:table-cell>
          <table:table-cell table:style-name="Default" office:value-type="float" office:value="7.86732" calcext:value-type="float">
            <text:p>7.86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631" calcext:value-type="float">
            <text:p>25.9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724" calcext:value-type="float">
            <text:p>15.1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8645" calcext:value-type="float">
            <text:p>58.8645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9593" calcext:value-type="float">
            <text:p>0.3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31839E-015" calcext:value-type="float">
            <text:p>-1.31839E-15</text:p>
          </table:table-cell>
          <table:table-cell table:style-name="Default" office:value-type="float" office:value="0.835935" calcext:value-type="float">
            <text:p>0.83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057" calcext:value-type="float">
            <text:p>46.6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943" calcext:value-type="float">
            <text:p>53.39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57714" calcext:value-type="float">
            <text:p>-1.5771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4341" calcext:value-type="float">
            <text:p>1.54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3715E-015" calcext:value-type="float">
            <text:p>-4.3715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568" calcext:value-type="float">
            <text:p>77.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32" calcext:value-type="float">
            <text:p>22.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197" calcext:value-type="float">
            <text:p>-2.1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618" calcext:value-type="float">
            <text:p>1.74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5808E-015" calcext:value-type="float">
            <text:p>-7.25808E-15</text:p>
          </table:table-cell>
          <table:table-cell table:style-name="Default" office:value-type="float" office:value="2.19252" calcext:value-type="float">
            <text:p>2.1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425" calcext:value-type="float">
            <text:p>79.6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575" calcext:value-type="float">
            <text:p>20.3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31038" calcext:value-type="float">
            <text:p>-3.310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894" calcext:value-type="float">
            <text:p>2.06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374" calcext:value-type="float">
            <text:p>4.76374</text:p>
          </table:table-cell>
          <table:table-cell table:style-name="Default" office:value-type="float" office:value="7.27902" calcext:value-type="float">
            <text:p>7.27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4" calcext:value-type="float">
            <text:p>28.4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3189" calcext:value-type="float">
            <text:p>6.13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448" calcext:value-type="float">
            <text:p>65.4448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2276" calcext:value-type="float">
            <text:p>0.322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7317" calcext:value-type="float">
            <text:p>0.38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3731E-015" calcext:value-type="float">
            <text:p>-2.3731E-15</text:p>
          </table:table-cell>
          <table:table-cell table:style-name="Default" office:value-type="float" office:value="0.709593" calcext:value-type="float">
            <text:p>0.70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417" calcext:value-type="float">
            <text:p>45.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83" calcext:value-type="float">
            <text:p>54.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34431" calcext:value-type="float">
            <text:p>-3.3443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2195" calcext:value-type="float">
            <text:p>0.29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4421E-015" calcext:value-type="float">
            <text:p>-7.24421E-15</text:p>
          </table:table-cell>
          <table:table-cell table:style-name="Default" office:value-type="float" office:value="1.5722" calcext:value-type="float">
            <text:p>1.5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4148" calcext:value-type="float">
            <text:p>81.41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852" calcext:value-type="float">
            <text:p>18.5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6077" calcext:value-type="float">
            <text:p>-4.607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3691" calcext:value-type="float">
            <text:p>1.7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9512" calcext:value-type="float">
            <text:p>0.3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2502E-015" calcext:value-type="float">
            <text:p>-6.92502E-15</text:p>
          </table:table-cell>
          <table:table-cell table:style-name="Default" office:value-type="float" office:value="2.11642" calcext:value-type="float">
            <text:p>2.11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682" calcext:value-type="float">
            <text:p>82.0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318" calcext:value-type="float">
            <text:p>17.9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7204" calcext:value-type="float">
            <text:p>-3.2720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0439" calcext:value-type="float">
            <text:p>2.40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8537" calcext:value-type="float">
            <text:p>0.5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1228E-015" calcext:value-type="float">
            <text:p>-2.01228E-15</text:p>
          </table:table-cell>
          <table:table-cell table:style-name="Default" office:value-type="float" office:value="2.92293" calcext:value-type="float">
            <text:p>2.92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2597" calcext:value-type="float">
            <text:p>82.25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403" calcext:value-type="float">
            <text:p>17.7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688447" calcext:value-type="float">
            <text:p>-6.88447E-14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4715" calcext:value-type="float">
            <text:p>0.36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244" calcext:value-type="float">
            <text:p>0.43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357E-015" calcext:value-type="float">
            <text:p>5.95357E-15</text:p>
          </table:table-cell>
          <table:table-cell table:style-name="Default" office:value-type="float" office:value="0.794959" calcext:value-type="float">
            <text:p>0.79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785" calcext:value-type="float">
            <text:p>45.8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215" calcext:value-type="float">
            <text:p>54.1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748915" calcext:value-type="float">
            <text:p>7.4891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3089" calcext:value-type="float">
            <text:p>0.703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1463" calcext:value-type="float">
            <text:p>0.5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1148E-015" calcext:value-type="float">
            <text:p>3.01148E-15</text:p>
          </table:table-cell>
          <table:table-cell table:style-name="Default" office:value-type="float" office:value="1.22455" calcext:value-type="float">
            <text:p>1.2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16" calcext:value-type="float">
            <text:p>57.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4" calcext:value-type="float">
            <text:p>42.5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45925" calcext:value-type="float">
            <text:p>2.4592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805" calcext:value-type="float">
            <text:p>1.01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7805" calcext:value-type="float">
            <text:p>0.7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8358" calcext:value-type="float">
            <text:p>5.88358</text:p>
          </table:table-cell>
          <table:table-cell table:style-name="Default" office:value-type="float" office:value="7.64943" calcext:value-type="float">
            <text:p>7.649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088" calcext:value-type="float">
            <text:p>13.30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7595" calcext:value-type="float">
            <text:p>9.775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9152" calcext:value-type="float">
            <text:p>76.9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5935" calcext:value-type="float">
            <text:p>0.31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7317" calcext:value-type="float">
            <text:p>0.14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9496" calcext:value-type="float">
            <text:p>1.09496E-14</text:p>
          </table:table-cell>
          <table:table-cell table:style-name="Default" office:value-type="float" office:value="0.463252" calcext:value-type="float">
            <text:p>0.463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1994" calcext:value-type="float">
            <text:p>68.1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006" calcext:value-type="float">
            <text:p>31.8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236363" calcext:value-type="float">
            <text:p>2.36363E-12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252" calcext:value-type="float">
            <text:p>0.403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6341" calcext:value-type="float">
            <text:p>0.36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96745E-016" calcext:value-type="float">
            <text:p>-5.96745E-16</text:p>
          </table:table-cell>
          <table:table-cell table:style-name="Default" office:value-type="float" office:value="0.769593" calcext:value-type="float">
            <text:p>0.76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981" calcext:value-type="float">
            <text:p>52.39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6019" calcext:value-type="float">
            <text:p>47.6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775403" calcext:value-type="float">
            <text:p>-7.7540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902" calcext:value-type="float">
            <text:p>1.65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6341" calcext:value-type="float">
            <text:p>0.36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6419E-015" calcext:value-type="float">
            <text:p>6.56419E-15</text:p>
          </table:table-cell>
          <table:table-cell table:style-name="Default" office:value-type="float" office:value="2.02537" calcext:value-type="float">
            <text:p>2.02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9123" calcext:value-type="float">
            <text:p>81.9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877" calcext:value-type="float">
            <text:p>18.0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24099" calcext:value-type="float">
            <text:p>3.2409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35" calcext:value-type="float">
            <text:p>1.79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976" calcext:value-type="float">
            <text:p>0.70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6712" calcext:value-type="float">
            <text:p>1.16712E-14</text:p>
          </table:table-cell>
          <table:table-cell table:style-name="Default" office:value-type="float" office:value="2.50033" calcext:value-type="float">
            <text:p>2.50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646" calcext:value-type="float">
            <text:p>71.9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54" calcext:value-type="float">
            <text:p>28.0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66788" calcext:value-type="float">
            <text:p>4.667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431" calcext:value-type="float">
            <text:p>2.09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0488" calcext:value-type="float">
            <text:p>0.6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066E-015" calcext:value-type="float">
            <text:p>2.65066E-15</text:p>
          </table:table-cell>
          <table:table-cell table:style-name="Default" office:value-type="float" office:value="2.7348" calcext:value-type="float">
            <text:p>2.7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801" calcext:value-type="float">
            <text:p>76.5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199" calcext:value-type="float">
            <text:p>23.4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69234" calcext:value-type="float">
            <text:p>9.69234E-14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911" calcext:value-type="float">
            <text:p>0.356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2683" calcext:value-type="float">
            <text:p>0.53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0.889593" calcext:value-type="float">
            <text:p>0.8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06" calcext:value-type="float">
            <text:p>40.1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8794" calcext:value-type="float">
            <text:p>59.8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29481" calcext:value-type="float">
            <text:p>1.2948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1707" calcext:value-type="float">
            <text:p>1.6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0892" calcext:value-type="float">
            <text:p>1.00892E-14</text:p>
          </table:table-cell>
          <table:table-cell table:style-name="Default" office:value-type="float" office:value="2.23122" calcext:value-type="float">
            <text:p>2.23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749" calcext:value-type="float">
            <text:p>72.4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251" calcext:value-type="float">
            <text:p>27.52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52181" calcext:value-type="float">
            <text:p>4.5218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911" calcext:value-type="float">
            <text:p>2.2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69031" calcext:value-type="float">
            <text:p>-1.69031E-14</text:p>
          </table:table-cell>
          <table:table-cell table:style-name="Default" office:value-type="float" office:value="2.82325" calcext:value-type="float">
            <text:p>2.8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2468" calcext:value-type="float">
            <text:p>78.24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532" calcext:value-type="float">
            <text:p>21.75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98712" calcext:value-type="float">
            <text:p>-5.9871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8" calcext:value-type="float">
            <text:p>3.3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9268" calcext:value-type="float">
            <text:p>0.46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652" calcext:value-type="float">
            <text:p>5.2652</text:p>
          </table:table-cell>
          <table:table-cell table:style-name="Default" office:value-type="float" office:value="9.06228" calcext:value-type="float">
            <text:p>9.06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215" calcext:value-type="float">
            <text:p>36.7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826" calcext:value-type="float">
            <text:p>5.1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1002" calcext:value-type="float">
            <text:p>58.1002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7398" calcext:value-type="float">
            <text:p>0.21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85854" calcext:value-type="float">
            <text:p>0.48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45717E-015" calcext:value-type="float">
            <text:p>-1.45717E-15</text:p>
          </table:table-cell>
          <table:table-cell table:style-name="Default" office:value-type="float" office:value="0.703252" calcext:value-type="float">
            <text:p>0.703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33" calcext:value-type="float">
            <text:p>30.9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867" calcext:value-type="float">
            <text:p>69.0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07204" calcext:value-type="float">
            <text:p>-2.0720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6341" calcext:value-type="float">
            <text:p>1.5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36696" calcext:value-type="float">
            <text:p>-1.36696E-14</text:p>
          </table:table-cell>
          <table:table-cell table:style-name="Default" office:value-type="float" office:value="1.81756" calcext:value-type="float">
            <text:p>1.81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172" calcext:value-type="float">
            <text:p>86.01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828" calcext:value-type="float">
            <text:p>13.98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752086" calcext:value-type="float">
            <text:p>-7.520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5447" calcext:value-type="float">
            <text:p>2.1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675" calcext:value-type="float">
            <text:p>5.17675</text:p>
          </table:table-cell>
          <table:table-cell table:style-name="Default" office:value-type="float" office:value="7.58537" calcext:value-type="float">
            <text:p>7.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03" calcext:value-type="float">
            <text:p>28.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5048" calcext:value-type="float">
            <text:p>3.350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2465" calcext:value-type="float">
            <text:p>68.24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922" calcext:value-type="float">
            <text:p>2.9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317" calcext:value-type="float">
            <text:p>0.32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0293" calcext:value-type="float">
            <text:p>4.20293</text:p>
          </table:table-cell>
          <table:table-cell table:style-name="Default" office:value-type="float" office:value="7.52244" calcext:value-type="float">
            <text:p>7.52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769" calcext:value-type="float">
            <text:p>39.77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5121" calcext:value-type="float">
            <text:p>4.35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719" calcext:value-type="float">
            <text:p>55.8719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2576E-015" calcext:value-type="float">
            <text:p>-2.52576E-15</text:p>
          </table:table-cell>
          <table:table-cell table:style-name="Default" office:value-type="float" office:value="0.669106" calcext:value-type="float">
            <text:p>0.66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3718" calcext:value-type="float">
            <text:p>58.3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282" calcext:value-type="float">
            <text:p>41.6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77483" calcext:value-type="float">
            <text:p>-3.7748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161" calcext:value-type="float">
            <text:p>1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3723E-015" calcext:value-type="float">
            <text:p>-3.3723E-15</text:p>
          </table:table-cell>
          <table:table-cell table:style-name="Default" office:value-type="float" office:value="2.01122" calcext:value-type="float">
            <text:p>2.01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378" calcext:value-type="float">
            <text:p>65.43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622" calcext:value-type="float">
            <text:p>34.5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67675" calcext:value-type="float">
            <text:p>-1.676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301" calcext:value-type="float">
            <text:p>1.79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537" calcext:value-type="float">
            <text:p>0.9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138" calcext:value-type="float">
            <text:p>5.59138</text:p>
          </table:table-cell>
          <table:table-cell table:style-name="Default" office:value-type="float" office:value="8.30293" calcext:value-type="float">
            <text:p>8.30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949" calcext:value-type="float">
            <text:p>21.59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0628" calcext:value-type="float">
            <text:p>11.06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423" calcext:value-type="float">
            <text:p>67.3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4439" calcext:value-type="float">
            <text:p>2.74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8537" calcext:value-type="float">
            <text:p>0.59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70002" calcext:value-type="float">
            <text:p>-5.70002E-13</text:p>
          </table:table-cell>
          <table:table-cell table:style-name="Default" office:value-type="float" office:value="3.34293" calcext:value-type="float">
            <text:p>3.34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954" calcext:value-type="float">
            <text:p>82.0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046" calcext:value-type="float">
            <text:p>17.90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17051" calcext:value-type="float">
            <text:p>-1.7051E-11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374" calcext:value-type="float">
            <text:p>0.46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9268" calcext:value-type="float">
            <text:p>0.32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E-016" calcext:value-type="float">
            <text:p>1.249E-16</text:p>
          </table:table-cell>
          <table:table-cell table:style-name="Default" office:value-type="float" office:value="0.793008" calcext:value-type="float">
            <text:p>0.793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4786" calcext:value-type="float">
            <text:p>58.47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214" calcext:value-type="float">
            <text:p>41.52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7502" calcext:value-type="float">
            <text:p>1.5750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45397E-015" calcext:value-type="float">
            <text:p>-5.45397E-15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2554" calcext:value-type="float">
            <text:p>60.2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46" calcext:value-type="float">
            <text:p>39.7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85585" calcext:value-type="float">
            <text:p>-2.8558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56499E-015" calcext:value-type="float">
            <text:p>-5.56499E-15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2554" calcext:value-type="float">
            <text:p>60.2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46" calcext:value-type="float">
            <text:p>39.7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1398" calcext:value-type="float">
            <text:p>-2.9139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2325" calcext:value-type="float">
            <text:p>1.6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829" calcext:value-type="float">
            <text:p>0.76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19029E-015" calcext:value-type="float">
            <text:p>-5.19029E-15</text:p>
          </table:table-cell>
          <table:table-cell table:style-name="Default" office:value-type="float" office:value="2.39008" calcext:value-type="float">
            <text:p>2.39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9162" calcext:value-type="float">
            <text:p>67.9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0838" calcext:value-type="float">
            <text:p>32.0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1716" calcext:value-type="float">
            <text:p>-2.1716E-13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41" calcext:value-type="float">
            <text:p>63.6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59" calcext:value-type="float">
            <text:p>36.3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38596" calcext:value-type="float">
            <text:p>2.3859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9024" calcext:value-type="float">
            <text:p>6.09024</text:p>
          </table:table-cell>
          <table:table-cell table:style-name="Default" office:value-type="float" office:value="6.57301" calcext:value-type="float">
            <text:p>6.57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7297" calcext:value-type="float">
            <text:p>4.67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7168" calcext:value-type="float">
            <text:p>2.671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6554" calcext:value-type="float">
            <text:p>92.6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33008" calcext:value-type="float">
            <text:p>-2.33008E-14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41" calcext:value-type="float">
            <text:p>63.6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59" calcext:value-type="float">
            <text:p>36.3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482654" calcext:value-type="float">
            <text:p>-4.82654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0992" calcext:value-type="float">
            <text:p>5.60992</text:p>
          </table:table-cell>
          <table:table-cell table:style-name="Default" office:value-type="float" office:value="6.09268" calcext:value-type="float">
            <text:p>6.0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137" calcext:value-type="float">
            <text:p>5.04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8231" calcext:value-type="float">
            <text:p>2.882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0763" calcext:value-type="float">
            <text:p>92.0763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764" calcext:value-type="float">
            <text:p>0.34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0.518862" calcext:value-type="float">
            <text:p>0.51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608" calcext:value-type="float">
            <text:p>66.0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392" calcext:value-type="float">
            <text:p>33.93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73853" calcext:value-type="float">
            <text:p>-1.7385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4976" calcext:value-type="float">
            <text:p>1.34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1724" calcext:value-type="float">
            <text:p>7.51724</text:p>
          </table:table-cell>
          <table:table-cell table:style-name="Default" office:value-type="float" office:value="9.04309" calcext:value-type="float">
            <text:p>9.04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9258" calcext:value-type="float">
            <text:p>14.9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732" calcext:value-type="float">
            <text:p>1.94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269" calcext:value-type="float">
            <text:p>83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2" calcext:value-type="float">
            <text:p>1.6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0452" calcext:value-type="float">
            <text:p>2.0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442" calcext:value-type="float">
            <text:p>80.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58" calcext:value-type="float">
            <text:p>19.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441059" calcext:value-type="float">
            <text:p>-4.4105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854" calcext:value-type="float">
            <text:p>2.6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3171" calcext:value-type="float">
            <text:p>0.33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1724" calcext:value-type="float">
            <text:p>7.51724</text:p>
          </table:table-cell>
          <table:table-cell table:style-name="Default" office:value-type="float" office:value="10.4689" calcext:value-type="float">
            <text:p>10.4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124" calcext:value-type="float">
            <text:p>25.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8247" calcext:value-type="float">
            <text:p>3.182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051" calcext:value-type="float">
            <text:p>71.8051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35" calcext:value-type="float">
            <text:p>0.6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634" calcext:value-type="float">
            <text:p>0.43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799E-015" calcext:value-type="float">
            <text:p>1.81799E-15</text:p>
          </table:table-cell>
          <table:table-cell table:style-name="Default" office:value-type="float" office:value="1.07398" calcext:value-type="float">
            <text:p>1.0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5307" calcext:value-type="float">
            <text:p>59.5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693" calcext:value-type="float">
            <text:p>40.46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69275" calcext:value-type="float">
            <text:p>1.692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6488" calcext:value-type="float">
            <text:p>1.6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1707" calcext:value-type="float">
            <text:p>0.71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964E-015" calcext:value-type="float">
            <text:p>2.53964E-15</text:p>
          </table:table-cell>
          <table:table-cell table:style-name="Default" office:value-type="float" office:value="2.37659" calcext:value-type="float">
            <text:p>2.37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534" calcext:value-type="float">
            <text:p>70.05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466" calcext:value-type="float">
            <text:p>29.94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6861" calcext:value-type="float">
            <text:p>1.068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8293" calcext:value-type="float">
            <text:p>0.5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48" calcext:value-type="float">
            <text:p>5.9548</text:p>
          </table:table-cell>
          <table:table-cell table:style-name="Default" office:value-type="float" office:value="8.63463" calcext:value-type="float">
            <text:p>8.63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4544" calcext:value-type="float">
            <text:p>24.4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8155" calcext:value-type="float">
            <text:p>6.581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41" calcext:value-type="float">
            <text:p>68.9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39" calcext:value-type="float">
            <text:p>2.9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049" calcext:value-type="float">
            <text:p>1.1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829" calcext:value-type="float">
            <text:p>5.04829</text:p>
          </table:table-cell>
          <table:table-cell table:style-name="Default" office:value-type="float" office:value="9.11268" calcext:value-type="float">
            <text:p>9.11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056" calcext:value-type="float">
            <text:p>32.3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59" calcext:value-type="float">
            <text:p>12.2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3985" calcext:value-type="float">
            <text:p>55.3985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5447" calcext:value-type="float">
            <text:p>0.47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024" calcext:value-type="float">
            <text:p>0.1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941E-015" calcext:value-type="float">
            <text:p>1.42941E-15</text:p>
          </table:table-cell>
          <table:table-cell table:style-name="Default" office:value-type="float" office:value="0.674472" calcext:value-type="float">
            <text:p>0.67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918" calcext:value-type="float">
            <text:p>70.4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082" calcext:value-type="float">
            <text:p>29.5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11931" calcext:value-type="float">
            <text:p>2.1193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634" calcext:value-type="float">
            <text:p>1.30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2341" calcext:value-type="float">
            <text:p>5.62341</text:p>
          </table:table-cell>
          <table:table-cell table:style-name="Default" office:value-type="float" office:value="7.28146" calcext:value-type="float">
            <text:p>7.28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406" calcext:value-type="float">
            <text:p>17.9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3017" calcext:value-type="float">
            <text:p>4.83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292" calcext:value-type="float">
            <text:p>77.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7789" calcext:value-type="float">
            <text:p>1.77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366" calcext:value-type="float">
            <text:p>0.50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016" calcext:value-type="float">
            <text:p>5.32016</text:p>
          </table:table-cell>
          <table:table-cell table:style-name="Default" office:value-type="float" office:value="7.60341" calcext:value-type="float">
            <text:p>7.60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827" calcext:value-type="float">
            <text:p>23.38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4656" calcext:value-type="float">
            <text:p>6.64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707" calcext:value-type="float">
            <text:p>69.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415" calcext:value-type="float">
            <text:p>3.1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561" calcext:value-type="float">
            <text:p>3.93561</text:p>
          </table:table-cell>
          <table:table-cell table:style-name="Default" office:value-type="float" office:value="7.42146" calcext:value-type="float">
            <text:p>7.4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2308" calcext:value-type="float">
            <text:p>42.2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3906" calcext:value-type="float">
            <text:p>4.73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301" calcext:value-type="float">
            <text:p>53.0301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9106" calcext:value-type="float">
            <text:p>0.56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3171" calcext:value-type="float">
            <text:p>0.57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73233E-015" calcext:value-type="float">
            <text:p>-4.73233E-15</text:p>
          </table:table-cell>
          <table:table-cell table:style-name="Default" office:value-type="float" office:value="1.14228" calcext:value-type="float">
            <text:p>1.14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8221" calcext:value-type="float">
            <text:p>49.8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1779" calcext:value-type="float">
            <text:p>50.17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14289" calcext:value-type="float">
            <text:p>-4.1428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2634" calcext:value-type="float">
            <text:p>1.32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503902" calcext:value-type="float">
            <text:p>-5.03902E-14</text:p>
          </table:table-cell>
          <table:table-cell table:style-name="Default" office:value-type="float" office:value="1.8039" calcext:value-type="float">
            <text:p>1.8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262" calcext:value-type="float">
            <text:p>73.5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738" calcext:value-type="float">
            <text:p>26.4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27934" calcext:value-type="float">
            <text:p>-2.7934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9008" calcext:value-type="float">
            <text:p>1.89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1675" calcext:value-type="float">
            <text:p>5.71675</text:p>
          </table:table-cell>
          <table:table-cell table:style-name="Default" office:value-type="float" office:value="8.08439" calcext:value-type="float">
            <text:p>8.08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794" calcext:value-type="float">
            <text:p>23.3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072" calcext:value-type="float">
            <text:p>5.9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134" calcext:value-type="float">
            <text:p>70.71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639" calcext:value-type="float">
            <text:p>2.96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3415" calcext:value-type="float">
            <text:p>0.2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1415" calcext:value-type="float">
            <text:p>4.51415</text:p>
          </table:table-cell>
          <table:table-cell table:style-name="Default" office:value-type="float" office:value="7.76146" calcext:value-type="float">
            <text:p>7.76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874" calcext:value-type="float">
            <text:p>38.1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5156" calcext:value-type="float">
            <text:p>3.65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161" calcext:value-type="float">
            <text:p>58.161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5203" calcext:value-type="float">
            <text:p>0.5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4415E-015" calcext:value-type="float">
            <text:p>-3.84415E-15</text:p>
          </table:table-cell>
          <table:table-cell table:style-name="Default" office:value-type="float" office:value="1.04813" calcext:value-type="float">
            <text:p>1.04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331" calcext:value-type="float">
            <text:p>55.8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669" calcext:value-type="float">
            <text:p>44.1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66762" calcext:value-type="float">
            <text:p>-3.6676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26149" calcext:value-type="float">
            <text:p>1.26149E-14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389" calcext:value-type="float">
            <text:p>70.83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611" calcext:value-type="float">
            <text:p>29.16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79465" calcext:value-type="float">
            <text:p>7.946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3236" calcext:value-type="float">
            <text:p>5.63236</text:p>
          </table:table-cell>
          <table:table-cell table:style-name="Default" office:value-type="float" office:value="7.21984" calcext:value-type="float">
            <text:p>7.2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759" calcext:value-type="float">
            <text:p>15.5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1187" calcext:value-type="float">
            <text:p>6.41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0123" calcext:value-type="float">
            <text:p>78.0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6927" calcext:value-type="float">
            <text:p>1.46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268" calcext:value-type="float">
            <text:p>4.75268</text:p>
          </table:table-cell>
          <table:table-cell table:style-name="Default" office:value-type="float" office:value="6.68488" calcext:value-type="float">
            <text:p>6.68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979" calcext:value-type="float">
            <text:p>21.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2499" calcext:value-type="float">
            <text:p>6.924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96" calcext:value-type="float">
            <text:p>71.096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9106" calcext:value-type="float">
            <text:p>0.34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3902" calcext:value-type="float">
            <text:p>0.443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51108E-015" calcext:value-type="float">
            <text:p>-3.51108E-15</text:p>
          </table:table-cell>
          <table:table-cell table:style-name="Default" office:value-type="float" office:value="0.793008" calcext:value-type="float">
            <text:p>0.793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23" calcext:value-type="float">
            <text:p>44.0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977" calcext:value-type="float">
            <text:p>55.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42755" calcext:value-type="float">
            <text:p>-4.4275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894" calcext:value-type="float">
            <text:p>1.02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488" calcext:value-type="float">
            <text:p>0.4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46943" calcext:value-type="float">
            <text:p>1.469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232" calcext:value-type="float">
            <text:p>70.02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768" calcext:value-type="float">
            <text:p>29.9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55941" calcext:value-type="float">
            <text:p>-2.5594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569" calcext:value-type="float">
            <text:p>1.94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1252" calcext:value-type="float">
            <text:p>6.41252</text:p>
          </table:table-cell>
          <table:table-cell table:style-name="Default" office:value-type="float" office:value="9.09821" calcext:value-type="float">
            <text:p>9.09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854" calcext:value-type="float">
            <text:p>21.3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3347" calcext:value-type="float">
            <text:p>8.13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811" calcext:value-type="float">
            <text:p>70.4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512" calcext:value-type="float">
            <text:p>2.63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5366" calcext:value-type="float">
            <text:p>0.92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35683E-015" calcext:value-type="float">
            <text:p>-5.35683E-15</text:p>
          </table:table-cell>
          <table:table-cell table:style-name="Default" office:value-type="float" office:value="3.56049" calcext:value-type="float">
            <text:p>3.56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0101" calcext:value-type="float">
            <text:p>74.0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99" calcext:value-type="float">
            <text:p>25.9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50452" calcext:value-type="float">
            <text:p>-1.50452E-13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1545" calcext:value-type="float">
            <text:p>0.49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049" calcext:value-type="float">
            <text:p>0.65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1E-015" calcext:value-type="float">
            <text:p>1.1241E-15</text:p>
          </table:table-cell>
          <table:table-cell table:style-name="Default" office:value-type="float" office:value="1.14959" calcext:value-type="float">
            <text:p>1.1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7581" calcext:value-type="float">
            <text:p>42.7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2419" calcext:value-type="float">
            <text:p>57.24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77825" calcext:value-type="float">
            <text:p>9.7782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268" calcext:value-type="float">
            <text:p>1.5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1951" calcext:value-type="float">
            <text:p>0.601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42733" calcext:value-type="float">
            <text:p>1.42733E-13</text:p>
          </table:table-cell>
          <table:table-cell table:style-name="Default" office:value-type="float" office:value="2.19463" calcext:value-type="float">
            <text:p>2.19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717" calcext:value-type="float">
            <text:p>72.5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4283" calcext:value-type="float">
            <text:p>27.4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650373" calcext:value-type="float">
            <text:p>6.50373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5642" calcext:value-type="float">
            <text:p>1.95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0976" calcext:value-type="float">
            <text:p>0.84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89747" calcext:value-type="float">
            <text:p>4.89747E-14</text:p>
          </table:table-cell>
          <table:table-cell table:style-name="Default" office:value-type="float" office:value="2.7974" calcext:value-type="float">
            <text:p>2.7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372" calcext:value-type="float">
            <text:p>69.93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628" calcext:value-type="float">
            <text:p>30.06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75072" calcext:value-type="float">
            <text:p>1.75072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22" calcext:value-type="float">
            <text:p>3.3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68293" calcext:value-type="float">
            <text:p>0.08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0788E-015" calcext:value-type="float">
            <text:p>7.50788E-15</text:p>
          </table:table-cell>
          <table:table-cell table:style-name="Default" office:value-type="float" office:value="3.47902" calcext:value-type="float">
            <text:p>3.47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5042" calcext:value-type="float">
            <text:p>97.5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9579" calcext:value-type="float">
            <text:p>2.495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15804" calcext:value-type="float">
            <text:p>2.15804E-13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7642" calcext:value-type="float">
            <text:p>0.387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488" calcext:value-type="float">
            <text:p>0.4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45557E-015" calcext:value-type="float">
            <text:p>-3.45557E-15</text:p>
          </table:table-cell>
          <table:table-cell table:style-name="Default" office:value-type="float" office:value="0.82813" calcext:value-type="float">
            <text:p>0.8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093" calcext:value-type="float">
            <text:p>46.80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907" calcext:value-type="float">
            <text:p>53.1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17274" calcext:value-type="float">
            <text:p>-4.1727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5285" calcext:value-type="float">
            <text:p>0.65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561" calcext:value-type="float">
            <text:p>0.6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0537" calcext:value-type="float">
            <text:p>5.80537</text:p>
          </table:table-cell>
          <table:table-cell table:style-name="Default" office:value-type="float" office:value="7.09821" calcext:value-type="float">
            <text:p>7.09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3169" calcext:value-type="float">
            <text:p>9.23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8199" calcext:value-type="float">
            <text:p>8.98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7863" calcext:value-type="float">
            <text:p>81.7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024" calcext:value-type="float">
            <text:p>1.2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9512" calcext:value-type="float">
            <text:p>0.5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026" calcext:value-type="float">
            <text:p>5.2026</text:p>
          </table:table-cell>
          <table:table-cell table:style-name="Default" office:value-type="float" office:value="7.01236" calcext:value-type="float">
            <text:p>7.01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996" calcext:value-type="float">
            <text:p>18.3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0852" calcext:value-type="float">
            <text:p>7.40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1919" calcext:value-type="float">
            <text:p>74.1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455" calcext:value-type="float">
            <text:p>2.14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3659" calcext:value-type="float">
            <text:p>0.63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098" calcext:value-type="float">
            <text:p>4.52098</text:p>
          </table:table-cell>
          <table:table-cell table:style-name="Default" office:value-type="float" office:value="7.29919" calcext:value-type="float">
            <text:p>7.29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07" calcext:value-type="float">
            <text:p>29.38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122" calcext:value-type="float">
            <text:p>8.68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381" calcext:value-type="float">
            <text:p>61.9381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1301" calcext:value-type="float">
            <text:p>0.34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1463" calcext:value-type="float">
            <text:p>0.24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31759E-015" calcext:value-type="float">
            <text:p>-2.31759E-15</text:p>
          </table:table-cell>
          <table:table-cell table:style-name="Default" office:value-type="float" office:value="0.582764" calcext:value-type="float">
            <text:p>0.5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658" calcext:value-type="float">
            <text:p>58.56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342" calcext:value-type="float">
            <text:p>41.43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97689" calcext:value-type="float">
            <text:p>-3.9768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488" calcext:value-type="float">
            <text:p>1.2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37" calcext:value-type="float">
            <text:p>0.6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984E-015" calcext:value-type="float">
            <text:p>1.9984E-15</text:p>
          </table:table-cell>
          <table:table-cell table:style-name="Default" office:value-type="float" office:value="1.92341" calcext:value-type="float">
            <text:p>1.92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7621" calcext:value-type="float">
            <text:p>65.7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379" calcext:value-type="float">
            <text:p>34.2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3899" calcext:value-type="float">
            <text:p>1.0389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472" calcext:value-type="float">
            <text:p>1.92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22" calcext:value-type="float">
            <text:p>0.4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9024" calcext:value-type="float">
            <text:p>6.19024</text:p>
          </table:table-cell>
          <table:table-cell table:style-name="Default" office:value-type="float" office:value="8.58618" calcext:value-type="float">
            <text:p>8.5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164" calcext:value-type="float">
            <text:p>22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8812" calcext:value-type="float">
            <text:p>5.48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0954" calcext:value-type="float">
            <text:p>72.0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73" calcext:value-type="float">
            <text:p>2.5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805" calcext:value-type="float">
            <text:p>0.6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2179" calcext:value-type="float">
            <text:p>5.22179</text:p>
          </table:table-cell>
          <table:table-cell table:style-name="Default" office:value-type="float" office:value="8.38033" calcext:value-type="float">
            <text:p>8.38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4371" calcext:value-type="float">
            <text:p>30.43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5276" calcext:value-type="float">
            <text:p>7.25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101" calcext:value-type="float">
            <text:p>62.3101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7154" calcext:value-type="float">
            <text:p>0.54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723E-016" calcext:value-type="float">
            <text:p>4.85723E-16</text:p>
          </table:table-cell>
          <table:table-cell table:style-name="Default" office:value-type="float" office:value="0.736911" calcext:value-type="float">
            <text:p>0.736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498" calcext:value-type="float">
            <text:p>74.24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502" calcext:value-type="float">
            <text:p>25.7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59134" calcext:value-type="float">
            <text:p>6.5913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6602" calcext:value-type="float">
            <text:p>1.06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25577" calcext:value-type="float">
            <text:p>1.25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893" calcext:value-type="float">
            <text:p>84.8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107" calcext:value-type="float">
            <text:p>15.11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9487" calcext:value-type="float">
            <text:p>-2.9948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122" calcext:value-type="float">
            <text:p>1.59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0257E-015" calcext:value-type="float">
            <text:p>-7.20257E-15</text:p>
          </table:table-cell>
          <table:table-cell table:style-name="Default" office:value-type="float" office:value="1.71268" calcext:value-type="float">
            <text:p>1.71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908" calcext:value-type="float">
            <text:p>92.9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92" calcext:value-type="float">
            <text:p>7.0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20543" calcext:value-type="float">
            <text:p>-4.2054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626" calcext:value-type="float">
            <text:p>2.45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4146" calcext:value-type="float">
            <text:p>4.84146</text:p>
          </table:table-cell>
          <table:table-cell table:style-name="Default" office:value-type="float" office:value="7.41919" calcext:value-type="float">
            <text:p>7.41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1069" calcext:value-type="float">
            <text:p>33.1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3715" calcext:value-type="float">
            <text:p>1.63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56" calcext:value-type="float">
            <text:p>65.256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1789" calcext:value-type="float">
            <text:p>0.44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51" calcext:value-type="float">
            <text:p>0.701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67681E-015" calcext:value-type="float">
            <text:p>-4.67681E-15</text:p>
          </table:table-cell>
          <table:table-cell table:style-name="Default" office:value-type="float" office:value="1.14374" calcext:value-type="float">
            <text:p>1.14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267" calcext:value-type="float">
            <text:p>38.62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3733" calcext:value-type="float">
            <text:p>61.37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08905" calcext:value-type="float">
            <text:p>-4.0890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4423" calcext:value-type="float">
            <text:p>6.74423</text:p>
          </table:table-cell>
          <table:table-cell table:style-name="Default" office:value-type="float" office:value="9.05106" calcext:value-type="float">
            <text:p>9.05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517" calcext:value-type="float">
            <text:p>16.3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3517" calcext:value-type="float">
            <text:p>9.13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132" calcext:value-type="float">
            <text:p>74.5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732" calcext:value-type="float">
            <text:p>6.28732</text:p>
          </table:table-cell>
          <table:table-cell table:style-name="Default" office:value-type="float" office:value="8.59415" calcext:value-type="float">
            <text:p>8.5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62084" calcext:value-type="float">
            <text:p>9.620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581" calcext:value-type="float">
            <text:p>73.1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228" calcext:value-type="float">
            <text:p>1.80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512" calcext:value-type="float">
            <text:p>1.17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2228" calcext:value-type="float">
            <text:p>5.42228</text:p>
          </table:table-cell>
          <table:table-cell table:style-name="Default" office:value-type="float" office:value="8.39967" calcext:value-type="float">
            <text:p>8.39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565" calcext:value-type="float">
            <text:p>21.45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534" calcext:value-type="float">
            <text:p>64.5534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Parcel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757" calcext:value-type="float">
            <text:p>36.9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243" calcext:value-type="float">
            <text:p>63.0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757" calcext:value-type="float">
            <text:p>36.9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243" calcext:value-type="float">
            <text:p>63.0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757" calcext:value-type="float">
            <text:p>36.9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243" calcext:value-type="float">
            <text:p>63.0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" calcext:value-type="float">
            <text:p>4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" calcext:value-type="float">
            <text:p>42.58</text:p>
          </table:table-cell>
          <table:table-cell table:style-name="Default" office:value-type="float" office:value="85.78" calcext:value-type="float">
            <text:p>8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614" calcext:value-type="float">
            <text:p>50.3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386" calcext:value-type="float">
            <text:p>49.638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54" calcext:value-type="float">
            <text:p>48.2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46" calcext:value-type="float">
            <text:p>51.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2" calcext:value-type="float">
            <text:p>6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82.08" calcext:value-type="float">
            <text:p>8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661" calcext:value-type="float">
            <text:p>77.2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9" calcext:value-type="float">
            <text:p>22.7339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34" calcext:value-type="float">
            <text:p>14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6" calcext:value-type="float">
            <text:p>18.86</text:p>
          </table:table-cell>
          <table:table-cell table:style-name="Default" office:value-type="float" office:value="33.2" calcext:value-type="float">
            <text:p>3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1928" calcext:value-type="float">
            <text:p>43.19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8072" calcext:value-type="float">
            <text:p>56.8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17.88" calcext:value-type="float">
            <text:p>17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076" calcext:value-type="float">
            <text:p>37.8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924" calcext:value-type="float">
            <text:p>62.1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8" calcext:value-type="float">
            <text:p>53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0.02" calcext:value-type="float">
            <text:p>7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066" calcext:value-type="float">
            <text:p>76.80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934" calcext:value-type="float">
            <text:p>23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6" calcext:value-type="float">
            <text:p>6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528" calcext:value-type="float">
            <text:p>79.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472" calcext:value-type="float">
            <text:p>20.8472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8" calcext:value-type="float">
            <text:p>7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4" calcext:value-type="float">
            <text:p>12.74</text:p>
          </table:table-cell>
          <table:table-cell table:style-name="Default" office:value-type="float" office:value="20.62" calcext:value-type="float">
            <text:p>20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153" calcext:value-type="float">
            <text:p>38.2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7847" calcext:value-type="float">
            <text:p>61.78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29.52" calcext:value-type="float">
            <text:p>29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604" calcext:value-type="float">
            <text:p>43.3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396" calcext:value-type="float">
            <text:p>56.6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45.04" calcext:value-type="float">
            <text:p>4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774" calcext:value-type="float">
            <text:p>62.8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226" calcext:value-type="float">
            <text:p>37.1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2" calcext:value-type="float">
            <text:p>58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4" calcext:value-type="float">
            <text:p>12.74</text:p>
          </table:table-cell>
          <table:table-cell table:style-name="Default" office:value-type="float" office:value="70.96" calcext:value-type="float">
            <text:p>7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462" calcext:value-type="float">
            <text:p>82.0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538" calcext:value-type="float">
            <text:p>17.9538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46" calcext:value-type="float">
            <text:p>9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42.56" calcext:value-type="float">
            <text:p>4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2274" calcext:value-type="float">
            <text:p>22.2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7726" calcext:value-type="float">
            <text:p>77.77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8" calcext:value-type="float">
            <text:p>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8.58" calcext:value-type="float">
            <text:p>28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199" calcext:value-type="float">
            <text:p>33.5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801" calcext:value-type="float">
            <text:p>66.4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8" calcext:value-type="float">
            <text:p>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8.58" calcext:value-type="float">
            <text:p>28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199" calcext:value-type="float">
            <text:p>33.5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801" calcext:value-type="float">
            <text:p>66.4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" calcext:value-type="float">
            <text:p>32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62.68" calcext:value-type="float">
            <text:p>6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125" calcext:value-type="float">
            <text:p>51.2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75" calcext:value-type="float">
            <text:p>48.7875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30.86" calcext:value-type="float">
            <text:p>30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362" calcext:value-type="float">
            <text:p>4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38" calcext:value-type="float">
            <text:p>51.2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8" calcext:value-type="float">
            <text:p>3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515" calcext:value-type="float">
            <text:p>66.05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485" calcext:value-type="float">
            <text:p>33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8" calcext:value-type="float">
            <text:p>3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072" calcext:value-type="float">
            <text:p>70.2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928" calcext:value-type="float">
            <text:p>29.79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" calcext:value-type="float">
            <text:p>44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" calcext:value-type="float">
            <text:p>26.7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316" calcext:value-type="float">
            <text:p>62.5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84" calcext:value-type="float">
            <text:p>37.468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6" calcext:value-type="float">
            <text:p>12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441" calcext:value-type="float">
            <text:p>54.3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559" calcext:value-type="float">
            <text:p>45.6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8" calcext:value-type="float">
            <text:p>16.38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217" calcext:value-type="float">
            <text:p>52.5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783" calcext:value-type="float">
            <text:p>47.4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48" calcext:value-type="float">
            <text:p>4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178" calcext:value-type="float">
            <text:p>73.5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822" calcext:value-type="float">
            <text:p>26.4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4" calcext:value-type="float">
            <text:p>15.84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632" calcext:value-type="float">
            <text:p>65.2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368" calcext:value-type="float">
            <text:p>34.736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4" calcext:value-type="float">
            <text:p>10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4" calcext:value-type="float">
            <text:p>22.84</text:p>
          </table:table-cell>
          <table:table-cell table:style-name="Default" office:value-type="float" office:value="33.58" calcext:value-type="float">
            <text:p>3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833" calcext:value-type="float">
            <text:p>31.9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0167" calcext:value-type="float">
            <text:p>68.01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" calcext:value-type="float">
            <text:p>4.42</text:p>
          </table:table-cell>
          <table:table-cell table:style-name="Default" office:value-type="float" office:value="9.08" calcext:value-type="float">
            <text:p>9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16" calcext:value-type="float">
            <text:p>51.32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84" calcext:value-type="float">
            <text:p>48.6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8" calcext:value-type="float">
            <text:p>1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28.26" calcext:value-type="float">
            <text:p>28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538" calcext:value-type="float">
            <text:p>48.05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462" calcext:value-type="float">
            <text:p>51.9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2" calcext:value-type="float">
            <text:p>7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" calcext:value-type="float">
            <text:p>17.7</text:p>
          </table:table-cell>
          <table:table-cell table:style-name="Default" office:value-type="float" office:value="25.52" calcext:value-type="float">
            <text:p>25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426" calcext:value-type="float">
            <text:p>30.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574" calcext:value-type="float">
            <text:p>69.3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" calcext:value-type="float">
            <text:p>3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04" calcext:value-type="float">
            <text:p>9.0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75" calcext:value-type="float">
            <text:p>29.3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625" calcext:value-type="float">
            <text:p>70.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21.92" calcext:value-type="float">
            <text:p>2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8759" calcext:value-type="float">
            <text:p>40.8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1241" calcext:value-type="float">
            <text:p>59.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4" calcext:value-type="float">
            <text:p>33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56.34" calcext:value-type="float">
            <text:p>56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39" calcext:value-type="float">
            <text:p>59.35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461" calcext:value-type="float">
            <text:p>40.6461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8" calcext:value-type="float">
            <text:p>22.68</text:p>
          </table:table-cell>
          <table:table-cell table:style-name="Default" office:value-type="float" office:value="26.88" calcext:value-type="float">
            <text:p>26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25" calcext:value-type="float">
            <text:p>15.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375" calcext:value-type="float">
            <text:p>84.3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28" calcext:value-type="float">
            <text:p>10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88" calcext:value-type="float">
            <text:p>28.88</text:p>
          </table:table-cell>
          <table:table-cell table:style-name="Default" office:value-type="float" office:value="39.16" calcext:value-type="float">
            <text:p>39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513" calcext:value-type="float">
            <text:p>26.2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487" calcext:value-type="float">
            <text:p>73.7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" calcext:value-type="float">
            <text:p>36.2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505" calcext:value-type="float">
            <text:p>30.25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7495" calcext:value-type="float">
            <text:p>69.74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6" calcext:value-type="float">
            <text:p>29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55.28" calcext:value-type="float">
            <text:p>5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87" calcext:value-type="float">
            <text:p>52.5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" calcext:value-type="float">
            <text:p>34.6</text:p>
          </table:table-cell>
          <table:table-cell table:style-name="Default" office:value-type="float" office:value="82.36" calcext:value-type="float">
            <text:p>82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93" calcext:value-type="float">
            <text:p>57.9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107" calcext:value-type="float">
            <text:p>42.0107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96" calcext:value-type="float">
            <text:p>14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2" calcext:value-type="float">
            <text:p>37.42</text:p>
          </table:table-cell>
          <table:table-cell table:style-name="Default" office:value-type="float" office:value="52.38" calcext:value-type="float">
            <text:p>52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605" calcext:value-type="float">
            <text:p>28.56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4395" calcext:value-type="float">
            <text:p>71.43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" calcext:value-type="float">
            <text:p>34.96</text:p>
          </table:table-cell>
          <table:table-cell table:style-name="Default" office:value-type="float" office:value="65.76" calcext:value-type="float">
            <text:p>6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37" calcext:value-type="float">
            <text:p>46.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3" calcext:value-type="float">
            <text:p>53.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556" calcext:value-type="float">
            <text:p>56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4444" calcext:value-type="float">
            <text:p>43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82" calcext:value-type="float">
            <text:p>5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91.1" calcext:value-type="float">
            <text:p>9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641" calcext:value-type="float">
            <text:p>65.6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359" calcext:value-type="float">
            <text:p>34.3359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2" calcext:value-type="float">
            <text:p>12.22</text:p>
          </table:table-cell>
          <table:table-cell table:style-name="Default" office:value-type="float" office:value="35.74" calcext:value-type="float">
            <text:p>3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086" calcext:value-type="float">
            <text:p>65.8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1914" calcext:value-type="float">
            <text:p>34.191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48" calcext:value-type="float">
            <text:p>9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2" calcext:value-type="float">
            <text:p>32.32</text:p>
          </table:table-cell>
          <table:table-cell table:style-name="Default" office:value-type="float" office:value="41.8" calcext:value-type="float">
            <text:p>41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794" calcext:value-type="float">
            <text:p>22.6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3206" calcext:value-type="float">
            <text:p>77.3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2" calcext:value-type="float">
            <text:p>37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66.64" calcext:value-type="float">
            <text:p>66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22" calcext:value-type="float">
            <text:p>55.55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78" calcext:value-type="float">
            <text:p>44.4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6" calcext:value-type="float">
            <text:p>47.06</text:p>
          </table:table-cell>
          <table:table-cell table:style-name="Default" office:value-type="float" office:value="85.26" calcext:value-type="float">
            <text:p>8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041" calcext:value-type="float">
            <text:p>44.8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959" calcext:value-type="float">
            <text:p>55.1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8" calcext:value-type="float">
            <text:p>6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799" calcext:value-type="float">
            <text:p>61.9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201" calcext:value-type="float">
            <text:p>38.0201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973" calcext:value-type="float">
            <text:p>30.69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027" calcext:value-type="float">
            <text:p>69.3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6" calcext:value-type="float">
            <text:p>1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6" calcext:value-type="float">
            <text:p>23.66</text:p>
          </table:table-cell>
          <table:table-cell table:style-name="Default" office:value-type="float" office:value="38.42" calcext:value-type="float">
            <text:p>3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175" calcext:value-type="float">
            <text:p>38.4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5825" calcext:value-type="float">
            <text:p>61.5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4" calcext:value-type="float">
            <text:p>28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67.68" calcext:value-type="float">
            <text:p>67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213" calcext:value-type="float">
            <text:p>42.0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787" calcext:value-type="float">
            <text:p>57.9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8" calcext:value-type="float">
            <text:p>3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48.98" calcext:value-type="float">
            <text:p>48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11" calcext:value-type="float">
            <text:p>66.7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89" calcext:value-type="float">
            <text:p>33.2789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2754" calcext:value-type="float">
            <text:p>69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246" calcext:value-type="float">
            <text:p>30.7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9.8" calcext:value-type="float">
            <text:p>2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295" calcext:value-type="float">
            <text:p>64.4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705" calcext:value-type="float">
            <text:p>35.5705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" calcext:value-type="float">
            <text:p>5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7" calcext:value-type="float">
            <text:p>23.7</text:p>
          </table:table-cell>
          <table:table-cell table:style-name="Default" office:value-type="float" office:value="29.02" calcext:value-type="float">
            <text:p>29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322" calcext:value-type="float">
            <text:p>18.3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678" calcext:value-type="float">
            <text:p>81.6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8.04" calcext:value-type="float">
            <text:p>8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4975" calcext:value-type="float">
            <text:p>50.4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025" calcext:value-type="float">
            <text:p>49.5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22.24" calcext:value-type="float">
            <text:p>22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60.36" calcext:value-type="float">
            <text:p>60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773" calcext:value-type="float">
            <text:p>53.7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227" calcext:value-type="float">
            <text:p>46.2227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2" calcext:value-type="float">
            <text:p>30.02</text:p>
          </table:table-cell>
          <table:table-cell table:style-name="Default" office:value-type="float" office:value="73.34" calcext:value-type="float">
            <text:p>73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674" calcext:value-type="float">
            <text:p>59.06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326" calcext:value-type="float">
            <text:p>40.93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4" calcext:value-type="float">
            <text:p>12.64</text:p>
          </table:table-cell>
          <table:table-cell table:style-name="Default" office:value-type="float" office:value="65.2" calcext:value-type="float">
            <text:p>65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135" calcext:value-type="float">
            <text:p>80.6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65" calcext:value-type="float">
            <text:p>19.3865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17.72" calcext:value-type="float">
            <text:p>17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623" calcext:value-type="float">
            <text:p>26.86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377" calcext:value-type="float">
            <text:p>73.1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17.72" calcext:value-type="float">
            <text:p>17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623" calcext:value-type="float">
            <text:p>26.86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377" calcext:value-type="float">
            <text:p>73.1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175" calcext:value-type="float">
            <text:p>45.8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825" calcext:value-type="float">
            <text:p>54.1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4" calcext:value-type="float">
            <text:p>35.24</text:p>
          </table:table-cell>
          <table:table-cell table:style-name="Default" office:value-type="float" office:value="68.48" calcext:value-type="float">
            <text:p>68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5397" calcext:value-type="float">
            <text:p>48.5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603" calcext:value-type="float">
            <text:p>51.4603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8" calcext:value-type="float">
            <text:p>11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8" calcext:value-type="float">
            <text:p>18.58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72" calcext:value-type="float">
            <text:p>37.5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4328" calcext:value-type="float">
            <text:p>62.4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2" calcext:value-type="float">
            <text:p>3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55.58" calcext:value-type="float">
            <text:p>55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457" calcext:value-type="float">
            <text:p>68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543" calcext:value-type="float">
            <text:p>31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8" calcext:value-type="float">
            <text:p>47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64.64" calcext:value-type="float">
            <text:p>64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83" calcext:value-type="float">
            <text:p>73.29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17" calcext:value-type="float">
            <text:p>26.7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" calcext:value-type="float">
            <text:p>5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77.16" calcext:value-type="float">
            <text:p>7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334" calcext:value-type="float">
            <text:p>66.4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666" calcext:value-type="float">
            <text:p>33.5666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38" calcext:value-type="float">
            <text:p>9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2" calcext:value-type="float">
            <text:p>13.52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607" calcext:value-type="float">
            <text:p>40.9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393" calcext:value-type="float">
            <text:p>59.0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34.66" calcext:value-type="float">
            <text:p>3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492" calcext:value-type="float">
            <text:p>75.6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508" calcext:value-type="float">
            <text:p>24.35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4" calcext:value-type="float">
            <text:p>36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44.68" calcext:value-type="float">
            <text:p>4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101" calcext:value-type="float">
            <text:p>81.1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899" calcext:value-type="float">
            <text:p>18.8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float" office:value="29.58" calcext:value-type="float">
            <text:p>2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7931" calcext:value-type="float">
            <text:p>13.7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2069" calcext:value-type="float">
            <text:p>86.2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6" calcext:value-type="float">
            <text:p>20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44.28" calcext:value-type="float">
            <text:p>44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835" calcext:value-type="float">
            <text:p>46.88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165" calcext:value-type="float">
            <text:p>53.11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2" calcext:value-type="float">
            <text:p>28.62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434" calcext:value-type="float">
            <text:p>53.1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566" calcext:value-type="float">
            <text:p>46.8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4" calcext:value-type="float">
            <text:p>53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75.36" calcext:value-type="float">
            <text:p>75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764" calcext:value-type="float">
            <text:p>71.5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6" calcext:value-type="float">
            <text:p>28.4236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8" calcext:value-type="float">
            <text:p>24.8</text:p>
          </table:table-cell>
          <table:table-cell table:style-name="Default" office:value-type="float" office:value="30.48" calcext:value-type="float">
            <text:p>3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352" calcext:value-type="float">
            <text:p>18.6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3648" calcext:value-type="float">
            <text:p>81.3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2" calcext:value-type="float">
            <text:p>9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2" calcext:value-type="float">
            <text:p>15.62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841" calcext:value-type="float">
            <text:p>38.8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59" calcext:value-type="float">
            <text:p>61.1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82" calcext:value-type="float">
            <text:p>16.82</text:p>
          </table:table-cell>
          <table:table-cell table:style-name="Default" office:value-type="float" office:value="40.82" calcext:value-type="float">
            <text:p>4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7947" calcext:value-type="float">
            <text:p>58.7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053" calcext:value-type="float">
            <text:p>41.2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" calcext:value-type="float">
            <text:p>48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2" calcext:value-type="float">
            <text:p>21.82</text:p>
          </table:table-cell>
          <table:table-cell table:style-name="Default" office:value-type="float" office:value="70.6" calcext:value-type="float">
            <text:p>7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935" calcext:value-type="float">
            <text:p>69.0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065" calcext:value-type="float">
            <text:p>30.9065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42.16" calcext:value-type="float">
            <text:p>4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68" calcext:value-type="float">
            <text:p>42.83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632" calcext:value-type="float">
            <text:p>57.1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42.16" calcext:value-type="float">
            <text:p>4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68" calcext:value-type="float">
            <text:p>42.83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632" calcext:value-type="float">
            <text:p>57.1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6" calcext:value-type="float">
            <text:p>16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6" calcext:value-type="float">
            <text:p>21.36</text:p>
          </table:table-cell>
          <table:table-cell table:style-name="Default" office:value-type="float" office:value="38.02" calcext:value-type="float">
            <text:p>38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19" calcext:value-type="float">
            <text:p>43.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181" calcext:value-type="float">
            <text:p>56.1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4" calcext:value-type="float">
            <text:p>30.24</text:p>
          </table:table-cell>
          <table:table-cell table:style-name="Default" office:value-type="float" office:value="67.44" calcext:value-type="float">
            <text:p>67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601" calcext:value-type="float">
            <text:p>55.16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399" calcext:value-type="float">
            <text:p>44.8399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2" calcext:value-type="float">
            <text:p>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95" calcext:value-type="float">
            <text:p>26.2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705" calcext:value-type="float">
            <text:p>73.77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2" calcext:value-type="float">
            <text:p>46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2" calcext:value-type="float">
            <text:p>28.02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556" calcext:value-type="float">
            <text:p>62.1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444" calcext:value-type="float">
            <text:p>37.8444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" calcext:value-type="float">
            <text:p>6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21.58" calcext:value-type="float">
            <text:p>21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01" calcext:value-type="float">
            <text:p>29.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99" calcext:value-type="float">
            <text:p>70.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48.62" calcext:value-type="float">
            <text:p>48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5315" calcext:value-type="float">
            <text:p>68.5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685" calcext:value-type="float">
            <text:p>31.46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6" calcext:value-type="float">
            <text:p>4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2" calcext:value-type="float">
            <text:p>22.42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67" calcext:value-type="float">
            <text:p>65.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33" calcext:value-type="float">
            <text:p>34.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2" calcext:value-type="float">
            <text:p>5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76.44" calcext:value-type="float">
            <text:p>7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7" calcext:value-type="float">
            <text:p>70.0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843" calcext:value-type="float">
            <text:p>29.9843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02" calcext:value-type="float">
            <text:p>1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8" calcext:value-type="float">
            <text:p>15.18</text:p>
          </table:table-cell>
          <table:table-cell table:style-name="Default" office:value-type="float" office:value="26.2" calcext:value-type="float">
            <text:p>26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611" calcext:value-type="float">
            <text:p>42.06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389" calcext:value-type="float">
            <text:p>57.93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52.74" calcext:value-type="float">
            <text:p>52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921" calcext:value-type="float">
            <text:p>75.6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079" calcext:value-type="float">
            <text:p>24.30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3506" calcext:value-type="float">
            <text:p>83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494" calcext:value-type="float">
            <text:p>16.6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8" calcext:value-type="float">
            <text:p>79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8" calcext:value-type="float">
            <text:p>15.18</text:p>
          </table:table-cell>
          <table:table-cell table:style-name="Default" office:value-type="float" office:value="94.86" calcext:value-type="float">
            <text:p>94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975" calcext:value-type="float">
            <text:p>83.9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025" calcext:value-type="float">
            <text:p>16.0025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86" calcext:value-type="float">
            <text:p>9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8" calcext:value-type="float">
            <text:p>27.68</text:p>
          </table:table-cell>
          <table:table-cell table:style-name="Default" office:value-type="float" office:value="37.54" calcext:value-type="float">
            <text:p>37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53" calcext:value-type="float">
            <text:p>26.26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347" calcext:value-type="float">
            <text:p>73.7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8" calcext:value-type="float">
            <text:p>27.68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164" calcext:value-type="float">
            <text:p>47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836" calcext:value-type="float">
            <text:p>52.5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28" calcext:value-type="float">
            <text:p>25.28</text:p>
          </table:table-cell>
          <table:table-cell table:style-name="Default" office:value-type="float" office:value="65.28" calcext:value-type="float">
            <text:p>6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745" calcext:value-type="float">
            <text:p>61.2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255" calcext:value-type="float">
            <text:p>38.7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8" calcext:value-type="float">
            <text:p>9.78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9041" calcext:value-type="float">
            <text:p>86.9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0959" calcext:value-type="float">
            <text:p>13.0959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4" calcext:value-type="float">
            <text:p>7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2" calcext:value-type="float">
            <text:p>25.72</text:p>
          </table:table-cell>
          <table:table-cell table:style-name="Default" office:value-type="float" office:value="32.76" calcext:value-type="float">
            <text:p>32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96" calcext:value-type="float">
            <text:p>21.4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104" calcext:value-type="float">
            <text:p>78.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2" calcext:value-type="float">
            <text:p>9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" calcext:value-type="float">
            <text:p>6.96</text:p>
          </table:table-cell>
          <table:table-cell table:style-name="Default" office:value-type="float" office:value="16.08" calcext:value-type="float">
            <text:p>16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7164" calcext:value-type="float">
            <text:p>56.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836" calcext:value-type="float">
            <text:p>43.2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71.54" calcext:value-type="float">
            <text:p>7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99" calcext:value-type="float">
            <text:p>44.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01" calcext:value-type="float">
            <text:p>55.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6" calcext:value-type="float">
            <text:p>4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80.88" calcext:value-type="float">
            <text:p>80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429" calcext:value-type="float">
            <text:p>50.6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571" calcext:value-type="float">
            <text:p>49.3571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4" calcext:value-type="float">
            <text:p>20.74</text:p>
          </table:table-cell>
          <table:table-cell table:style-name="Default" office:value-type="float" office:value="33.64" calcext:value-type="float">
            <text:p>3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472" calcext:value-type="float">
            <text:p>38.3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528" calcext:value-type="float">
            <text:p>61.6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4" calcext:value-type="float">
            <text:p>20.74</text:p>
          </table:table-cell>
          <table:table-cell table:style-name="Default" office:value-type="float" office:value="33.64" calcext:value-type="float">
            <text:p>3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472" calcext:value-type="float">
            <text:p>38.3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528" calcext:value-type="float">
            <text:p>61.6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18" calcext:value-type="float">
            <text:p>6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74.4" calcext:value-type="float">
            <text:p>74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075" calcext:value-type="float">
            <text:p>87.6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925" calcext:value-type="float">
            <text:p>12.3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85.1" calcext:value-type="float">
            <text:p>8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194" calcext:value-type="float">
            <text:p>78.51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06" calcext:value-type="float">
            <text:p>21.4806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44" calcext:value-type="float">
            <text:p>1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6" calcext:value-type="float">
            <text:p>20.36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268" calcext:value-type="float">
            <text:p>37.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732" calcext:value-type="float">
            <text:p>62.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42" calcext:value-type="float">
            <text:p>29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14" calcext:value-type="float">
            <text:p>4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35" calcext:value-type="float">
            <text:p>73.2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65" calcext:value-type="float">
            <text:p>26.7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6" calcext:value-type="float">
            <text:p>5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73.64" calcext:value-type="float">
            <text:p>7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407" calcext:value-type="float">
            <text:p>75.0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593" calcext:value-type="float">
            <text:p>24.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87.34" calcext:value-type="float">
            <text:p>8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9558" calcext:value-type="float">
            <text:p>78.9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442" calcext:value-type="float">
            <text:p>21.0442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15.74" calcext:value-type="float">
            <text:p>1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135" calcext:value-type="float">
            <text:p>36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7865" calcext:value-type="float">
            <text:p>63.7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04" calcext:value-type="float">
            <text:p>21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814" calcext:value-type="float">
            <text:p>52.28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186" calcext:value-type="float">
            <text:p>47.7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65.08" calcext:value-type="float">
            <text:p>65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2" calcext:value-type="float">
            <text:p>45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8" calcext:value-type="float">
            <text:p>54.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32" calcext:value-type="float">
            <text:p>41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4" calcext:value-type="float">
            <text:p>48.04</text:p>
          </table:table-cell>
          <table:table-cell table:style-name="Default" office:value-type="float" office:value="89.36" calcext:value-type="float">
            <text:p>89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399" calcext:value-type="float">
            <text:p>46.23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01" calcext:value-type="float">
            <text:p>53.7601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6" calcext:value-type="float">
            <text:p>12.36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6184" calcext:value-type="float">
            <text:p>42.6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816" calcext:value-type="float">
            <text:p>57.38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6" calcext:value-type="float">
            <text:p>4.46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66" calcext:value-type="float">
            <text:p>66.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34" calcext:value-type="float">
            <text:p>33.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6" calcext:value-type="float">
            <text:p>26.66</text:p>
          </table:table-cell>
          <table:table-cell table:style-name="Default" office:value-type="float" office:value="51.66" calcext:value-type="float">
            <text:p>5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3933" calcext:value-type="float">
            <text:p>48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067" calcext:value-type="float">
            <text:p>51.6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8" calcext:value-type="float">
            <text:p>35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69.82" calcext:value-type="float">
            <text:p>6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164" calcext:value-type="float">
            <text:p>50.8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836" calcext:value-type="float">
            <text:p>49.1836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74.22" calcext:value-type="float">
            <text:p>74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228" calcext:value-type="float">
            <text:p>82.3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772" calcext:value-type="float">
            <text:p>17.6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91.02" calcext:value-type="float">
            <text:p>9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5856" calcext:value-type="float">
            <text:p>85.5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144" calcext:value-type="float">
            <text:p>14.4144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2" calcext:value-type="float">
            <text:p>14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29.98" calcext:value-type="float">
            <text:p>29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433" calcext:value-type="float">
            <text:p>49.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67" calcext:value-type="float">
            <text:p>50.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58.18" calcext:value-type="float">
            <text:p>58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65" calcext:value-type="float">
            <text:p>48.6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35" calcext:value-type="float">
            <text:p>51.3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69.1" calcext:value-type="float">
            <text:p>6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6918" calcext:value-type="float">
            <text:p>62.6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082" calcext:value-type="float">
            <text:p>37.3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2" calcext:value-type="float">
            <text:p>65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4" calcext:value-type="float">
            <text:p>29.24</text:p>
          </table:table-cell>
          <table:table-cell table:style-name="Default" office:value-type="float" office:value="94.76" calcext:value-type="float">
            <text:p>9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31" calcext:value-type="float">
            <text:p>69.1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569" calcext:value-type="float">
            <text:p>30.8569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2" calcext:value-type="float">
            <text:p>6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8" calcext:value-type="float">
            <text:p>24.58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1948" calcext:value-type="float">
            <text:p>20.1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8052" calcext:value-type="float">
            <text:p>79.8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6" calcext:value-type="float">
            <text:p>13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5.16" calcext:value-type="float">
            <text:p>45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408" calcext:value-type="float">
            <text:p>29.1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592" calcext:value-type="float">
            <text:p>70.8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575" calcext:value-type="float">
            <text:p>72.9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425" calcext:value-type="float">
            <text:p>27.0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4" calcext:value-type="float">
            <text:p>52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68.36" calcext:value-type="float">
            <text:p>6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652" calcext:value-type="float">
            <text:p>76.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348" calcext:value-type="float">
            <text:p>23.4348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6" calcext:value-type="float">
            <text:p>6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4" calcext:value-type="float">
            <text:p>22.8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414" calcext:value-type="float">
            <text:p>21.24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7586" calcext:value-type="float">
            <text:p>78.7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4" calcext:value-type="float">
            <text:p>17.74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4463" calcext:value-type="float">
            <text:p>24.4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537" calcext:value-type="float">
            <text:p>75.5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4" calcext:value-type="float">
            <text:p>46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81.92" calcext:value-type="float">
            <text:p>8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777" calcext:value-type="float">
            <text:p>57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223" calcext:value-type="float">
            <text:p>42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8" calcext:value-type="float">
            <text:p>68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03.96" calcext:value-type="float">
            <text:p>10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563" calcext:value-type="float">
            <text:p>66.2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7437" calcext:value-type="float">
            <text:p>33.7437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8" calcext:value-type="float">
            <text:p>12.58</text:p>
          </table:table-cell>
          <table:table-cell table:style-name="Default" office:value-type="float" office:value="13.62" calcext:value-type="float">
            <text:p>13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63583" calcext:value-type="float">
            <text:p>7.63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3642" calcext:value-type="float">
            <text:p>92.3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88" calcext:value-type="float">
            <text:p>6.88</text:p>
          </table:table-cell>
          <table:table-cell table:style-name="Default" office:value-type="float" office:value="17.6" calcext:value-type="float">
            <text:p>17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091" calcext:value-type="float">
            <text:p>60.9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909" calcext:value-type="float">
            <text:p>39.09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4" calcext:value-type="float">
            <text:p>1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6" calcext:value-type="float">
            <text:p>22.06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636" calcext:value-type="float">
            <text:p>46.0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364" calcext:value-type="float">
            <text:p>53.9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" calcext:value-type="float">
            <text:p>4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4" calcext:value-type="float">
            <text:p>48.94</text:p>
          </table:table-cell>
          <table:table-cell table:style-name="Default" office:value-type="float" office:value="98.52" calcext:value-type="float">
            <text:p>9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48" calcext:value-type="float">
            <text:p>50.3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52" calcext:value-type="float">
            <text:p>49.6752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4" calcext:value-type="float">
            <text:p>9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27.44" calcext:value-type="float">
            <text:p>27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09" calcext:value-type="float">
            <text:p>33.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691" calcext:value-type="float">
            <text:p>66.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393" calcext:value-type="float">
            <text:p>70.0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607" calcext:value-type="float">
            <text:p>29.9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26" calcext:value-type="float">
            <text:p>44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2.56" calcext:value-type="float">
            <text:p>6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481" calcext:value-type="float">
            <text:p>70.7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519" calcext:value-type="float">
            <text:p>29.2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4629" calcext:value-type="float">
            <text:p>73.4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371" calcext:value-type="float">
            <text:p>26.5371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8" calcext:value-type="float">
            <text:p>15.88</text:p>
          </table:table-cell>
          <table:table-cell table:style-name="Default" office:value-type="float" office:value="22.26" calcext:value-type="float">
            <text:p>22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613" calcext:value-type="float">
            <text:p>28.6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3387" calcext:value-type="float">
            <text:p>71.3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48" calcext:value-type="float">
            <text:p>72.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52" calcext:value-type="float">
            <text:p>27.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6" calcext:value-type="float">
            <text:p>15.56</text:p>
          </table:table-cell>
          <table:table-cell table:style-name="Default" office:value-type="float" office:value="59.44" calcext:value-type="float">
            <text:p>59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223" calcext:value-type="float">
            <text:p>73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777" calcext:value-type="float">
            <text:p>26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8" calcext:value-type="float">
            <text:p>5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6" calcext:value-type="float">
            <text:p>21.26</text:p>
          </table:table-cell>
          <table:table-cell table:style-name="Default" office:value-type="float" office:value="78.84" calcext:value-type="float">
            <text:p>7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034" calcext:value-type="float">
            <text:p>73.0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66" calcext:value-type="float">
            <text:p>26.96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2" calcext:value-type="float">
            <text:p>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4" calcext:value-type="float">
            <text:p>17.64</text:p>
          </table:table-cell>
          <table:table-cell table:style-name="Default" office:value-type="float" office:value="25.76" calcext:value-type="float">
            <text:p>2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217" calcext:value-type="float">
            <text:p>31.5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783" calcext:value-type="float">
            <text:p>68.4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8" calcext:value-type="float">
            <text:p>21.38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888" calcext:value-type="float">
            <text:p>41.4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112" calcext:value-type="float">
            <text:p>58.51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4" calcext:value-type="float">
            <text:p>21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6" calcext:value-type="float">
            <text:p>30.66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249" calcext:value-type="float">
            <text:p>40.9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751" calcext:value-type="float">
            <text:p>59.07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12.16" calcext:value-type="float">
            <text:p>1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89" calcext:value-type="float">
            <text:p>50.3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11" calcext:value-type="float">
            <text:p>49.6711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395" calcext:value-type="float">
            <text:p>39.23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7605" calcext:value-type="float">
            <text:p>60.76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52" calcext:value-type="float">
            <text:p>47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62.54" calcext:value-type="float">
            <text:p>6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9834" calcext:value-type="float">
            <text:p>75.9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166" calcext:value-type="float">
            <text:p>24.0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4" calcext:value-type="float">
            <text:p>28.74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7717" calcext:value-type="float">
            <text:p>61.7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283" calcext:value-type="float">
            <text:p>38.2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" calcext:value-type="float">
            <text:p>51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" calcext:value-type="float">
            <text:p>26.2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161" calcext:value-type="float">
            <text:p>66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839" calcext:value-type="float">
            <text:p>33.6839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4" calcext:value-type="float">
            <text:p>21.84</text:p>
          </table:table-cell>
          <table:table-cell table:style-name="Default" office:value-type="float" office:value="29.64" calcext:value-type="float">
            <text:p>29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3158" calcext:value-type="float">
            <text:p>26.3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6842" calcext:value-type="float">
            <text:p>73.6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70.98" calcext:value-type="float">
            <text:p>7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252" calcext:value-type="float">
            <text:p>64.5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748" calcext:value-type="float">
            <text:p>35.4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4" calcext:value-type="float">
            <text:p>6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88.42" calcext:value-type="float">
            <text:p>8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23" calcext:value-type="float">
            <text:p>71.5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777" calcext:value-type="float">
            <text:p>28.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44" calcext:value-type="float">
            <text:p>95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4" calcext:value-type="float">
            <text:p>19.24</text:p>
          </table:table-cell>
          <table:table-cell table:style-name="Default" office:value-type="float" office:value="114.68" calcext:value-type="float">
            <text:p>11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229" calcext:value-type="float">
            <text:p>83.2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771" calcext:value-type="float">
            <text:p>16.7771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" calcext:value-type="float">
            <text:p>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92" calcext:value-type="float">
            <text:p>19.9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45455" calcext:value-type="float">
            <text:p>9.45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5455" calcext:value-type="float">
            <text:p>90.5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6" calcext:value-type="float">
            <text:p>43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54.02" calcext:value-type="float">
            <text:p>54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108" calcext:value-type="float">
            <text:p>80.7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892" calcext:value-type="float">
            <text:p>19.28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71.42" calcext:value-type="float">
            <text:p>7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4102" calcext:value-type="float">
            <text:p>85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898" calcext:value-type="float">
            <text:p>14.58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95.1" calcext:value-type="float">
            <text:p>9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885" calcext:value-type="float">
            <text:p>85.88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115" calcext:value-type="float">
            <text:p>14.1115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31" calcext:value-type="float">
            <text:p>44.5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4369" calcext:value-type="float">
            <text:p>55.4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6" calcext:value-type="float">
            <text:p>3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61.96" calcext:value-type="float">
            <text:p>61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026" calcext:value-type="float">
            <text:p>54.0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974" calcext:value-type="float">
            <text:p>45.9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8" calcext:value-type="float">
            <text:p>46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6" calcext:value-type="float">
            <text:p>37.66</text:p>
          </table:table-cell>
          <table:table-cell table:style-name="Default" office:value-type="float" office:value="83.84" calcext:value-type="float">
            <text:p>83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811" calcext:value-type="float">
            <text:p>55.0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189" calcext:value-type="float">
            <text:p>44.9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4" calcext:value-type="float">
            <text:p>24.54</text:p>
          </table:table-cell>
          <table:table-cell table:style-name="Default" office:value-type="float" office:value="96.06" calcext:value-type="float">
            <text:p>96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535" calcext:value-type="float">
            <text:p>74.4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465" calcext:value-type="float">
            <text:p>25.5465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299" calcext:value-type="float">
            <text:p>47.42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701" calcext:value-type="float">
            <text:p>52.57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4" calcext:value-type="float">
            <text:p>31.44</text:p>
          </table:table-cell>
          <table:table-cell table:style-name="Default" office:value-type="float" office:value="70.66" calcext:value-type="float">
            <text:p>7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52" calcext:value-type="float">
            <text:p>55.5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48" calcext:value-type="float">
            <text:p>44.4948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14.44" calcext:value-type="float">
            <text:p>14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84" calcext:value-type="float">
            <text:p>3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4" calcext:value-type="float">
            <text:p>82.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6" calcext:value-type="float">
            <text:p>17.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" calcext:value-type="float">
            <text:p>4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837" calcext:value-type="float">
            <text:p>70.9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163" calcext:value-type="float">
            <text:p>29.0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6" calcext:value-type="float">
            <text:p>66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6" calcext:value-type="float">
            <text:p>13.66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293" calcext:value-type="float">
            <text:p>82.9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0707" calcext:value-type="float">
            <text:p>17.0707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" calcext:value-type="float">
            <text:p>19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2" calcext:value-type="float">
            <text:p>17.8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0968" calcext:value-type="float">
            <text:p>52.0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032" calcext:value-type="float">
            <text:p>47.9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8" calcext:value-type="float">
            <text:p>29.18</text:p>
          </table:table-cell>
          <table:table-cell table:style-name="Default" office:value-type="float" office:value="76.94" calcext:value-type="float">
            <text:p>76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743" calcext:value-type="float">
            <text:p>62.0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257" calcext:value-type="float">
            <text:p>37.9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7713" calcext:value-type="float">
            <text:p>71.7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287" calcext:value-type="float">
            <text:p>28.2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" calcext:value-type="float">
            <text:p>7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4" calcext:value-type="float">
            <text:p>45.94</text:p>
          </table:table-cell>
          <table:table-cell table:style-name="Default" office:value-type="float" office:value="125.64" calcext:value-type="float">
            <text:p>125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352" calcext:value-type="float">
            <text:p>63.4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5648" calcext:value-type="float">
            <text:p>36.5648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6" calcext:value-type="float">
            <text:p>8.16</text:p>
          </table:table-cell>
          <table:table-cell table:style-name="Default" office:value-type="float" office:value="20.82" calcext:value-type="float">
            <text:p>2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8069" calcext:value-type="float">
            <text:p>60.8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1931" calcext:value-type="float">
            <text:p>39.1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6" calcext:value-type="float">
            <text:p>33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47.48" calcext:value-type="float">
            <text:p>47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93" calcext:value-type="float">
            <text:p>69.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07" calcext:value-type="float">
            <text:p>30.3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66.28" calcext:value-type="float">
            <text:p>66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387" calcext:value-type="float">
            <text:p>68.7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613" calcext:value-type="float">
            <text:p>31.2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101.92" calcext:value-type="float">
            <text:p>10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516" calcext:value-type="float">
            <text:p>85.8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484" calcext:value-type="float">
            <text:p>14.1484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5" calcext:value-type="float">
            <text:p>41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75" calcext:value-type="float">
            <text:p>58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88" calcext:value-type="float">
            <text:p>3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53.46" calcext:value-type="float">
            <text:p>5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745" calcext:value-type="float">
            <text:p>63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255" calcext:value-type="float">
            <text:p>36.6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16" calcext:value-type="float">
            <text:p>50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69.74" calcext:value-type="float">
            <text:p>6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243" calcext:value-type="float">
            <text:p>71.9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757" calcext:value-type="float">
            <text:p>28.0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3888" calcext:value-type="float">
            <text:p>87.3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112" calcext:value-type="float">
            <text:p>12.6112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" calcext:value-type="float">
            <text:p>1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82" calcext:value-type="float">
            <text:p>47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18" calcext:value-type="float">
            <text:p>52.5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" calcext:value-type="float">
            <text:p>3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8.72" calcext:value-type="float">
            <text:p>58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6771" calcext:value-type="float">
            <text:p>67.67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229" calcext:value-type="float">
            <text:p>32.3229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" calcext:value-type="float">
            <text:p>18.2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277" calcext:value-type="float">
            <text:p>29.1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723" calcext:value-type="float">
            <text:p>70.8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2" calcext:value-type="float">
            <text:p>2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28" calcext:value-type="float">
            <text:p>61.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72" calcext:value-type="float">
            <text:p>38.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44" calcext:value-type="float">
            <text:p>5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486" calcext:value-type="float">
            <text:p>63.3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514" calcext:value-type="float">
            <text:p>36.6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4" calcext:value-type="float">
            <text:p>67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" calcext:value-type="float">
            <text:p>37.94</text:p>
          </table:table-cell>
          <table:table-cell table:style-name="Default" office:value-type="float" office:value="104.98" calcext:value-type="float">
            <text:p>104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598" calcext:value-type="float">
            <text:p>63.8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402" calcext:value-type="float">
            <text:p>36.1402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2" calcext:value-type="float">
            <text:p>1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8" calcext:value-type="float">
            <text:p>26.98</text:p>
          </table:table-cell>
          <table:table-cell table:style-name="Default" office:value-type="float" office:value="40.3" calcext:value-type="float">
            <text:p>4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521" calcext:value-type="float">
            <text:p>33.0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9479" calcext:value-type="float">
            <text:p>66.9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68" calcext:value-type="float">
            <text:p>24.68</text:p>
          </table:table-cell>
          <table:table-cell table:style-name="Default" office:value-type="float" office:value="69.48" calcext:value-type="float">
            <text:p>69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79" calcext:value-type="float">
            <text:p>64.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21" calcext:value-type="float">
            <text:p>35.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8" calcext:value-type="float">
            <text:p>52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8" calcext:value-type="float">
            <text:p>34.48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5311" calcext:value-type="float">
            <text:p>60.5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689" calcext:value-type="float">
            <text:p>39.4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" calcext:value-type="float">
            <text:p>98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101.64" calcext:value-type="float">
            <text:p>101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4974" calcext:value-type="float">
            <text:p>96.4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0256" calcext:value-type="float">
            <text:p>3.50256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06" calcext:value-type="float">
            <text:p>9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27.12" calcext:value-type="float">
            <text:p>27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071" calcext:value-type="float">
            <text:p>33.40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5929" calcext:value-type="float">
            <text:p>66.59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4" calcext:value-type="float">
            <text:p>26.14</text:p>
          </table:table-cell>
          <table:table-cell table:style-name="Default" office:value-type="float" office:value="39.34" calcext:value-type="float">
            <text:p>39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536" calcext:value-type="float">
            <text:p>33.5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464" calcext:value-type="float">
            <text:p>66.4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53.7" calcext:value-type="float">
            <text:p>53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52" calcext:value-type="float">
            <text:p>60.3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648" calcext:value-type="float">
            <text:p>39.6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" calcext:value-type="float">
            <text:p>53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" calcext:value-type="float">
            <text:p>25.98</text:p>
          </table:table-cell>
          <table:table-cell table:style-name="Default" office:value-type="float" office:value="79.74" calcext:value-type="float">
            <text:p>7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191" calcext:value-type="float">
            <text:p>67.4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809" calcext:value-type="float">
            <text:p>32.5809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7.06" calcext:value-type="float">
            <text:p>17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695" calcext:value-type="float">
            <text:p>41.9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305" calcext:value-type="float">
            <text:p>58.03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6" calcext:value-type="float">
            <text:p>31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54" calcext:value-type="float">
            <text:p>53.7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646" calcext:value-type="float">
            <text:p>46.2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" calcext:value-type="float">
            <text:p>51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2" calcext:value-type="float">
            <text:p>19.32</text:p>
          </table:table-cell>
          <table:table-cell table:style-name="Default" office:value-type="float" office:value="70.9" calcext:value-type="float">
            <text:p>7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504" calcext:value-type="float">
            <text:p>72.7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496" calcext:value-type="float">
            <text:p>27.2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" calcext:value-type="float">
            <text:p>6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" calcext:value-type="float">
            <text:p>24.92</text:p>
          </table:table-cell>
          <table:table-cell table:style-name="Default" office:value-type="float" office:value="88.5" calcext:value-type="float">
            <text:p>8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8" calcext:value-type="float">
            <text:p>71.8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2" calcext:value-type="float">
            <text:p>28.1582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23.38" calcext:value-type="float">
            <text:p>23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37" calcext:value-type="float">
            <text:p>66.7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63" calcext:value-type="float">
            <text:p>33.2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4" calcext:value-type="float">
            <text:p>3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37.82" calcext:value-type="float">
            <text:p>37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4289" calcext:value-type="float">
            <text:p>79.4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711" calcext:value-type="float">
            <text:p>20.5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4" calcext:value-type="float">
            <text:p>4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49.72" calcext:value-type="float">
            <text:p>49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839" calcext:value-type="float">
            <text:p>89.9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161" calcext:value-type="float">
            <text:p>10.0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54" calcext:value-type="float">
            <text:p>6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0369" calcext:value-type="float">
            <text:p>93.0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309" calcext:value-type="float">
            <text:p>6.96309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" calcext:value-type="float">
            <text:p>1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8" calcext:value-type="float">
            <text:p>28.78</text:p>
          </table:table-cell>
          <table:table-cell table:style-name="Default" office:value-type="float" office:value="40.06" calcext:value-type="float">
            <text:p>4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78" calcext:value-type="float">
            <text:p>28.15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22" calcext:value-type="float">
            <text:p>71.84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56" calcext:value-type="float">
            <text:p>46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8" calcext:value-type="float">
            <text:p>48.18</text:p>
          </table:table-cell>
          <table:table-cell table:style-name="Default" office:value-type="float" office:value="94.74" calcext:value-type="float">
            <text:p>9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45" calcext:value-type="float">
            <text:p>49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55" calcext:value-type="float">
            <text:p>50.855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</table:table-row>
        <table:table-row table:style-name="ro1">
          <table:covered-table-cell table:style-name="ce68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stats'.E3]" office:value-type="float" office:value="0" calcext:value-type="float">
            <text:p>0</text:p>
          </table:table-cell>
          <table:table-cell table:formula="of:=[$'Parcel stats'.F3]" office:value-type="float" office:value="8.301" calcext:value-type="float">
            <text:p>8.301</text:p>
          </table:table-cell>
          <table:table-cell table:formula="of:=[$'Parcel stats'.G3]" office:value-type="float" office:value="8.3352" calcext:value-type="float">
            <text:p>8.3352</text:p>
          </table:table-cell>
          <table:table-cell table:formula="of:=[$'Parcel stats'.I3]" office:value-type="float" office:value="0" calcext:value-type="float">
            <text:p>0</text:p>
          </table:table-cell>
          <table:table-cell table:formula="of:=[$'Parcel stats'.J3]" office:value-type="float" office:value="-0.0342" calcext:value-type="float">
            <text:p>-0.0342</text:p>
          </table:table-cell>
          <table:table-cell table:formula="of:=[$'Parcel stats'.N3]" office:value-type="float" office:value="0" calcext:value-type="float">
            <text:p>0</text:p>
          </table:table-cell>
          <table:table-cell table:formula="of:=[$'Parcel stats'.O3]" office:value-type="float" office:value="8.301" calcext:value-type="float">
            <text:p>8.301</text:p>
          </table:table-cell>
          <table:table-cell table:formula="of:=[$'Parcel stats'.P3]" office:value-type="float" office:value="8.3352" calcext:value-type="float">
            <text:p>8.3352</text:p>
          </table:table-cell>
          <table:table-cell table:formula="of:=[$'Parcel stats'.R3]" office:value-type="float" office:value="0.01" calcext:value-type="float">
            <text:p>0.01</text:p>
          </table:table-cell>
          <table:table-cell table:formula="of:=[$'Parcel stats'.S3]" office:value-type="float" office:value="-0.0342" calcext:value-type="float">
            <text:p>-0.0342</text:p>
          </table:table-cell>
          <table:table-cell table:formula="of:=[$'Parcel stats'.W3]" office:value-type="float" office:value="0" calcext:value-type="float">
            <text:p>0</text:p>
          </table:table-cell>
          <table:table-cell table:formula="of:=[$'Parcel stats'.X3]" office:value-type="float" office:value="8.301" calcext:value-type="float">
            <text:p>8.301</text:p>
          </table:table-cell>
          <table:table-cell table:formula="of:=[$'Parcel stats'.Y3]" office:value-type="float" office:value="8.3352" calcext:value-type="float">
            <text:p>8.3352</text:p>
          </table:table-cell>
          <table:table-cell table:formula="of:=[$'Parcel stats'.AA3]" office:value-type="float" office:value="0" calcext:value-type="float">
            <text:p>0</text:p>
          </table:table-cell>
          <table:table-cell table:formula="of:=[$'Parcel stats'.AB3]" office:value-type="float" office:value="-0.0342" calcext:value-type="float">
            <text:p>-0.0342</text:p>
          </table:table-cell>
          <table:table-cell table:formula="of:=[$'Parcel stats'.AF3]" office:value-type="float" office:value="0" calcext:value-type="float">
            <text:p>0</text:p>
          </table:table-cell>
          <table:table-cell table:formula="of:=[$'Parcel stats'.AG3]" office:value-type="float" office:value="46.816" calcext:value-type="float">
            <text:p>46.816</text:p>
          </table:table-cell>
          <table:table-cell table:formula="of:=[$'Parcel stats'.AH3]" office:value-type="float" office:value="39.4588" calcext:value-type="float">
            <text:p>39.4588</text:p>
          </table:table-cell>
          <table:table-cell table:formula="of:=[$'Parcel stats'.AJ3]" office:value-type="float" office:value="0" calcext:value-type="float">
            <text:p>0</text:p>
          </table:table-cell>
          <table:table-cell table:formula="of:=[$'Parcel stats'.AK3]" office:value-type="float" office:value="7.3572" calcext:value-type="float">
            <text:p>7.3572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stats'.E4]" office:value-type="float" office:value="0" calcext:value-type="float">
            <text:p>0</text:p>
          </table:table-cell>
          <table:table-cell table:formula="of:=[$'Parcel stats'.F4]" office:value-type="float" office:value="11.289" calcext:value-type="float">
            <text:p>11.289</text:p>
          </table:table-cell>
          <table:table-cell table:formula="of:=[$'Parcel stats'.G4]" office:value-type="float" office:value="9.9176" calcext:value-type="float">
            <text:p>9.9176</text:p>
          </table:table-cell>
          <table:table-cell table:formula="of:=[$'Parcel stats'.I4]" office:value-type="float" office:value="0" calcext:value-type="float">
            <text:p>0</text:p>
          </table:table-cell>
          <table:table-cell table:formula="of:=[$'Parcel stats'.J4]" office:value-type="float" office:value="1.3714" calcext:value-type="float">
            <text:p>1.3714</text:p>
          </table:table-cell>
          <table:table-cell table:formula="of:=[$'Parcel stats'.N4]" office:value-type="float" office:value="0" calcext:value-type="float">
            <text:p>0</text:p>
          </table:table-cell>
          <table:table-cell table:formula="of:=[$'Parcel stats'.O4]" office:value-type="float" office:value="11.289" calcext:value-type="float">
            <text:p>11.289</text:p>
          </table:table-cell>
          <table:table-cell table:formula="of:=[$'Parcel stats'.P4]" office:value-type="float" office:value="9.9176" calcext:value-type="float">
            <text:p>9.9176</text:p>
          </table:table-cell>
          <table:table-cell table:formula="of:=[$'Parcel stats'.R4]" office:value-type="float" office:value="0" calcext:value-type="float">
            <text:p>0</text:p>
          </table:table-cell>
          <table:table-cell table:formula="of:=[$'Parcel stats'.S4]" office:value-type="float" office:value="1.3714" calcext:value-type="float">
            <text:p>1.3714</text:p>
          </table:table-cell>
          <table:table-cell table:formula="of:=[$'Parcel stats'.W4]" office:value-type="float" office:value="0" calcext:value-type="float">
            <text:p>0</text:p>
          </table:table-cell>
          <table:table-cell table:formula="of:=[$'Parcel stats'.X4]" office:value-type="float" office:value="23.1424" calcext:value-type="float">
            <text:p>23.1424</text:p>
          </table:table-cell>
          <table:table-cell table:formula="of:=[$'Parcel stats'.Y4]" office:value-type="float" office:value="20.286" calcext:value-type="float">
            <text:p>20.286</text:p>
          </table:table-cell>
          <table:table-cell table:formula="of:=[$'Parcel stats'.AA4]" office:value-type="float" office:value="0" calcext:value-type="float">
            <text:p>0</text:p>
          </table:table-cell>
          <table:table-cell table:formula="of:=[$'Parcel stats'.AB4]" office:value-type="float" office:value="2.8564" calcext:value-type="float">
            <text:p>2.8564</text:p>
          </table:table-cell>
          <table:table-cell table:formula="of:=[$'Parcel stats'.AF4]" office:value-type="float" office:value="0" calcext:value-type="float">
            <text:p>0</text:p>
          </table:table-cell>
          <table:table-cell table:formula="of:=[$'Parcel stats'.AG4]" office:value-type="float" office:value="48.6918" calcext:value-type="float">
            <text:p>48.6918</text:p>
          </table:table-cell>
          <table:table-cell table:formula="of:=[$'Parcel stats'.AH4]" office:value-type="float" office:value="37.7568" calcext:value-type="float">
            <text:p>37.7568</text:p>
          </table:table-cell>
          <table:table-cell table:formula="of:=[$'Parcel stats'.AJ4]" office:value-type="float" office:value="0.02" calcext:value-type="float">
            <text:p>0.02</text:p>
          </table:table-cell>
          <table:table-cell table:formula="of:=[$'Parcel stats'.AK4]" office:value-type="float" office:value="10.935" calcext:value-type="float">
            <text:p>10.935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stats'.E5]" office:value-type="float" office:value="0" calcext:value-type="float">
            <text:p>0</text:p>
          </table:table-cell>
          <table:table-cell table:formula="of:=[$'Parcel stats'.F5]" office:value-type="float" office:value="14.6422" calcext:value-type="float">
            <text:p>14.6422</text:p>
          </table:table-cell>
          <table:table-cell table:formula="of:=[$'Parcel stats'.G5]" office:value-type="float" office:value="15.272" calcext:value-type="float">
            <text:p>15.272</text:p>
          </table:table-cell>
          <table:table-cell table:formula="of:=[$'Parcel stats'.I5]" office:value-type="float" office:value="0" calcext:value-type="float">
            <text:p>0</text:p>
          </table:table-cell>
          <table:table-cell table:formula="of:=[$'Parcel stats'.J5]" office:value-type="float" office:value="-0.6298" calcext:value-type="float">
            <text:p>-0.6298</text:p>
          </table:table-cell>
          <table:table-cell table:formula="of:=[$'Parcel stats'.N5]" office:value-type="float" office:value="0" calcext:value-type="float">
            <text:p>0</text:p>
          </table:table-cell>
          <table:table-cell table:formula="of:=[$'Parcel stats'.O5]" office:value-type="float" office:value="8.3508" calcext:value-type="float">
            <text:p>8.3508</text:p>
          </table:table-cell>
          <table:table-cell table:formula="of:=[$'Parcel stats'.P5]" office:value-type="float" office:value="8.2248" calcext:value-type="float">
            <text:p>8.2248</text:p>
          </table:table-cell>
          <table:table-cell table:formula="of:=[$'Parcel stats'.R5]" office:value-type="float" office:value="0" calcext:value-type="float">
            <text:p>0</text:p>
          </table:table-cell>
          <table:table-cell table:formula="of:=[$'Parcel stats'.S5]" office:value-type="float" office:value="0.126" calcext:value-type="float">
            <text:p>0.126</text:p>
          </table:table-cell>
          <table:table-cell table:formula="of:=[$'Parcel stats'.W5]" office:value-type="float" office:value="0" calcext:value-type="float">
            <text:p>0</text:p>
          </table:table-cell>
          <table:table-cell table:formula="of:=[$'Parcel stats'.X5]" office:value-type="float" office:value="37.0044" calcext:value-type="float">
            <text:p>37.0044</text:p>
          </table:table-cell>
          <table:table-cell table:formula="of:=[$'Parcel stats'.Y5]" office:value-type="float" office:value="32.2092" calcext:value-type="float">
            <text:p>32.2092</text:p>
          </table:table-cell>
          <table:table-cell table:formula="of:=[$'Parcel stats'.AA5]" office:value-type="float" office:value="0.01" calcext:value-type="float">
            <text:p>0.01</text:p>
          </table:table-cell>
          <table:table-cell table:formula="of:=[$'Parcel stats'.AB5]" office:value-type="float" office:value="4.7952" calcext:value-type="float">
            <text:p>4.7952</text:p>
          </table:table-cell>
          <table:table-cell table:formula="of:=[$'Parcel stats'.AF5]" office:value-type="float" office:value="0" calcext:value-type="float">
            <text:p>0</text:p>
          </table:table-cell>
          <table:table-cell table:formula="of:=[$'Parcel stats'.AG5]" office:value-type="float" office:value="43.6952" calcext:value-type="float">
            <text:p>43.6952</text:p>
          </table:table-cell>
          <table:table-cell table:formula="of:=[$'Parcel stats'.AH5]" office:value-type="float" office:value="35.834" calcext:value-type="float">
            <text:p>35.834</text:p>
          </table:table-cell>
          <table:table-cell table:formula="of:=[$'Parcel stats'.AJ5]" office:value-type="float" office:value="0.02" calcext:value-type="float">
            <text:p>0.02</text:p>
          </table:table-cell>
          <table:table-cell table:formula="of:=[$'Parcel stats'.AK5]" office:value-type="float" office:value="7.8612" calcext:value-type="float">
            <text:p>7.861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stats'.E6]" office:value-type="float" office:value="0" calcext:value-type="float">
            <text:p>0</text:p>
          </table:table-cell>
          <table:table-cell table:formula="of:=[$'Parcel stats'.F6]" office:value-type="float" office:value="9.2804" calcext:value-type="float">
            <text:p>9.2804</text:p>
          </table:table-cell>
          <table:table-cell table:formula="of:=[$'Parcel stats'.G6]" office:value-type="float" office:value="9.4852" calcext:value-type="float">
            <text:p>9.4852</text:p>
          </table:table-cell>
          <table:table-cell table:formula="of:=[$'Parcel stats'.I6]" office:value-type="float" office:value="0" calcext:value-type="float">
            <text:p>0</text:p>
          </table:table-cell>
          <table:table-cell table:formula="of:=[$'Parcel stats'.J6]" office:value-type="float" office:value="-0.2048" calcext:value-type="float">
            <text:p>-0.2048</text:p>
          </table:table-cell>
          <table:table-cell table:formula="of:=[$'Parcel stats'.N6]" office:value-type="float" office:value="0" calcext:value-type="float">
            <text:p>0</text:p>
          </table:table-cell>
          <table:table-cell table:formula="of:=[$'Parcel stats'.O6]" office:value-type="float" office:value="16.104" calcext:value-type="float">
            <text:p>16.104</text:p>
          </table:table-cell>
          <table:table-cell table:formula="of:=[$'Parcel stats'.P6]" office:value-type="float" office:value="13.5792" calcext:value-type="float">
            <text:p>13.5792</text:p>
          </table:table-cell>
          <table:table-cell table:formula="of:=[$'Parcel stats'.R6]" office:value-type="float" office:value="0" calcext:value-type="float">
            <text:p>0</text:p>
          </table:table-cell>
          <table:table-cell table:formula="of:=[$'Parcel stats'.S6]" office:value-type="float" office:value="2.5248" calcext:value-type="float">
            <text:p>2.5248</text:p>
          </table:table-cell>
          <table:table-cell table:formula="of:=[$'Parcel stats'.W6]" office:value-type="float" office:value="0" calcext:value-type="float">
            <text:p>0</text:p>
          </table:table-cell>
          <table:table-cell table:formula="of:=[$'Parcel stats'.X6]" office:value-type="float" office:value="25.4508" calcext:value-type="float">
            <text:p>25.4508</text:p>
          </table:table-cell>
          <table:table-cell table:formula="of:=[$'Parcel stats'.Y6]" office:value-type="float" office:value="20.7184" calcext:value-type="float">
            <text:p>20.7184</text:p>
          </table:table-cell>
          <table:table-cell table:formula="of:=[$'Parcel stats'.AA6]" office:value-type="float" office:value="0" calcext:value-type="float">
            <text:p>0</text:p>
          </table:table-cell>
          <table:table-cell table:formula="of:=[$'Parcel stats'.AB6]" office:value-type="float" office:value="4.7324" calcext:value-type="float">
            <text:p>4.7324</text:p>
          </table:table-cell>
          <table:table-cell table:formula="of:=[$'Parcel stats'.AF6]" office:value-type="float" office:value="0" calcext:value-type="float">
            <text:p>0</text:p>
          </table:table-cell>
          <table:table-cell table:formula="of:=[$'Parcel stats'.AG6]" office:value-type="float" office:value="43.5624" calcext:value-type="float">
            <text:p>43.5624</text:p>
          </table:table-cell>
          <table:table-cell table:formula="of:=[$'Parcel stats'.AH6]" office:value-type="float" office:value="32.6416" calcext:value-type="float">
            <text:p>32.6416</text:p>
          </table:table-cell>
          <table:table-cell table:formula="of:=[$'Parcel stats'.AJ6]" office:value-type="float" office:value="0.01" calcext:value-type="float">
            <text:p>0.01</text:p>
          </table:table-cell>
          <table:table-cell table:formula="of:=[$'Parcel stats'.AK6]" office:value-type="float" office:value="10.9208" calcext:value-type="float">
            <text:p>10.920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stats'.E7]" office:value-type="float" office:value="0" calcext:value-type="float">
            <text:p>0</text:p>
          </table:table-cell>
          <table:table-cell table:formula="of:=[$'Parcel stats'.F7]" office:value-type="float" office:value="10.5918" calcext:value-type="float">
            <text:p>10.5918</text:p>
          </table:table-cell>
          <table:table-cell table:formula="of:=[$'Parcel stats'.G7]" office:value-type="float" office:value="19.5776" calcext:value-type="float">
            <text:p>19.5776</text:p>
          </table:table-cell>
          <table:table-cell table:formula="of:=[$'Parcel stats'.I7]" office:value-type="float" office:value="0" calcext:value-type="float">
            <text:p>0</text:p>
          </table:table-cell>
          <table:table-cell table:formula="of:=[$'Parcel stats'.J7]" office:value-type="float" office:value="-8.9858" calcext:value-type="float">
            <text:p>-8.9858</text:p>
          </table:table-cell>
          <table:table-cell table:formula="of:=[$'Parcel stats'.N7]" office:value-type="float" office:value="0" calcext:value-type="float">
            <text:p>0</text:p>
          </table:table-cell>
          <table:table-cell table:formula="of:=[$'Parcel stats'.O7]" office:value-type="float" office:value="10.6914" calcext:value-type="float">
            <text:p>10.6914</text:p>
          </table:table-cell>
          <table:table-cell table:formula="of:=[$'Parcel stats'.P7]" office:value-type="float" office:value="13.1468" calcext:value-type="float">
            <text:p>13.1468</text:p>
          </table:table-cell>
          <table:table-cell table:formula="of:=[$'Parcel stats'.R7]" office:value-type="float" office:value="0" calcext:value-type="float">
            <text:p>0</text:p>
          </table:table-cell>
          <table:table-cell table:formula="of:=[$'Parcel stats'.S7]" office:value-type="float" office:value="-2.4554" calcext:value-type="float">
            <text:p>-2.4554</text:p>
          </table:table-cell>
          <table:table-cell table:formula="of:=[$'Parcel stats'.W7]" office:value-type="float" office:value="0" calcext:value-type="float">
            <text:p>0</text:p>
          </table:table-cell>
          <table:table-cell table:formula="of:=[$'Parcel stats'.X7]" office:value-type="float" office:value="10.6914" calcext:value-type="float">
            <text:p>10.6914</text:p>
          </table:table-cell>
          <table:table-cell table:formula="of:=[$'Parcel stats'.Y7]" office:value-type="float" office:value="13.1468" calcext:value-type="float">
            <text:p>13.1468</text:p>
          </table:table-cell>
          <table:table-cell table:formula="of:=[$'Parcel stats'.AA7]" office:value-type="float" office:value="0.02" calcext:value-type="float">
            <text:p>0.02</text:p>
          </table:table-cell>
          <table:table-cell table:formula="of:=[$'Parcel stats'.AB7]" office:value-type="float" office:value="-2.4554" calcext:value-type="float">
            <text:p>-2.4554</text:p>
          </table:table-cell>
          <table:table-cell table:formula="of:=[$'Parcel stats'.AF7]" office:value-type="float" office:value="0" calcext:value-type="float">
            <text:p>0</text:p>
          </table:table-cell>
          <table:table-cell table:formula="of:=[$'Parcel stats'.AG7]" office:value-type="float" office:value="34.4646" calcext:value-type="float">
            <text:p>34.4646</text:p>
          </table:table-cell>
          <table:table-cell table:formula="of:=[$'Parcel stats'.AH7]" office:value-type="float" office:value="28.8328" calcext:value-type="float">
            <text:p>28.8328</text:p>
          </table:table-cell>
          <table:table-cell table:formula="of:=[$'Parcel stats'.AJ7]" office:value-type="float" office:value="0.02" calcext:value-type="float">
            <text:p>0.02</text:p>
          </table:table-cell>
          <table:table-cell table:formula="of:=[$'Parcel stats'.AK7]" office:value-type="float" office:value="5.6318" calcext:value-type="float">
            <text:p>5.63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stats'.E8]" office:value-type="float" office:value="0" calcext:value-type="float">
            <text:p>0</text:p>
          </table:table-cell>
          <table:table-cell table:formula="of:=[$'Parcel stats'.F8]" office:value-type="float" office:value="15.2232" calcext:value-type="float">
            <text:p>15.2232</text:p>
          </table:table-cell>
          <table:table-cell table:formula="of:=[$'Parcel stats'.G8]" office:value-type="float" office:value="14.1956" calcext:value-type="float">
            <text:p>14.1956</text:p>
          </table:table-cell>
          <table:table-cell table:formula="of:=[$'Parcel stats'.I8]" office:value-type="float" office:value="0" calcext:value-type="float">
            <text:p>0</text:p>
          </table:table-cell>
          <table:table-cell table:formula="of:=[$'Parcel stats'.J8]" office:value-type="float" office:value="1.0276" calcext:value-type="float">
            <text:p>1.0276</text:p>
          </table:table-cell>
          <table:table-cell table:formula="of:=[$'Parcel stats'.N8]" office:value-type="float" office:value="0" calcext:value-type="float">
            <text:p>0</text:p>
          </table:table-cell>
          <table:table-cell table:formula="of:=[$'Parcel stats'.O8]" office:value-type="float" office:value="26.9106" calcext:value-type="float">
            <text:p>26.9106</text:p>
          </table:table-cell>
          <table:table-cell table:formula="of:=[$'Parcel stats'.P8]" office:value-type="float" office:value="21.436" calcext:value-type="float">
            <text:p>21.436</text:p>
          </table:table-cell>
          <table:table-cell table:formula="of:=[$'Parcel stats'.R8]" office:value-type="float" office:value="0" calcext:value-type="float">
            <text:p>0</text:p>
          </table:table-cell>
          <table:table-cell table:formula="of:=[$'Parcel stats'.S8]" office:value-type="float" office:value="5.4746" calcext:value-type="float">
            <text:p>5.4746</text:p>
          </table:table-cell>
          <table:table-cell table:formula="of:=[$'Parcel stats'.W8]" office:value-type="float" office:value="0" calcext:value-type="float">
            <text:p>0</text:p>
          </table:table-cell>
          <table:table-cell table:formula="of:=[$'Parcel stats'.X8]" office:value-type="float" office:value="40.4572" calcext:value-type="float">
            <text:p>40.4572</text:p>
          </table:table-cell>
          <table:table-cell table:formula="of:=[$'Parcel stats'.Y8]" office:value-type="float" office:value="24.426" calcext:value-type="float">
            <text:p>24.426</text:p>
          </table:table-cell>
          <table:table-cell table:formula="of:=[$'Parcel stats'.AA8]" office:value-type="float" office:value="0" calcext:value-type="float">
            <text:p>0</text:p>
          </table:table-cell>
          <table:table-cell table:formula="of:=[$'Parcel stats'.AB8]" office:value-type="float" office:value="16.0312" calcext:value-type="float">
            <text:p>16.0312</text:p>
          </table:table-cell>
          <table:table-cell table:formula="of:=[$'Parcel stats'.AF8]" office:value-type="float" office:value="0" calcext:value-type="float">
            <text:p>0</text:p>
          </table:table-cell>
          <table:table-cell table:formula="of:=[$'Parcel stats'.AG8]" office:value-type="float" office:value="49.2396" calcext:value-type="float">
            <text:p>49.2396</text:p>
          </table:table-cell>
          <table:table-cell table:formula="of:=[$'Parcel stats'.AH8]" office:value-type="float" office:value="32.7796" calcext:value-type="float">
            <text:p>32.7796</text:p>
          </table:table-cell>
          <table:table-cell table:formula="of:=[$'Parcel stats'.AJ8]" office:value-type="float" office:value="0.03" calcext:value-type="float">
            <text:p>0.03</text:p>
          </table:table-cell>
          <table:table-cell table:formula="of:=[$'Parcel stats'.AK8]" office:value-type="float" office:value="16.46" calcext:value-type="float">
            <text:p>16.46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stats'.E9]" office:value-type="float" office:value="0" calcext:value-type="float">
            <text:p>0</text:p>
          </table:table-cell>
          <table:table-cell table:formula="of:=[$'Parcel stats'.F9]" office:value-type="float" office:value="13.3308" calcext:value-type="float">
            <text:p>13.3308</text:p>
          </table:table-cell>
          <table:table-cell table:formula="of:=[$'Parcel stats'.G9]" office:value-type="float" office:value="10.8008" calcext:value-type="float">
            <text:p>10.8008</text:p>
          </table:table-cell>
          <table:table-cell table:formula="of:=[$'Parcel stats'.I9]" office:value-type="float" office:value="0" calcext:value-type="float">
            <text:p>0</text:p>
          </table:table-cell>
          <table:table-cell table:formula="of:=[$'Parcel stats'.J9]" office:value-type="float" office:value="2.53" calcext:value-type="float">
            <text:p>2.53</text:p>
          </table:table-cell>
          <table:table-cell table:formula="of:=[$'Parcel stats'.N9]" office:value-type="float" office:value="0" calcext:value-type="float">
            <text:p>0</text:p>
          </table:table-cell>
          <table:table-cell table:formula="of:=[$'Parcel stats'.O9]" office:value-type="float" office:value="20.5196" calcext:value-type="float">
            <text:p>20.5196</text:p>
          </table:table-cell>
          <table:table-cell table:formula="of:=[$'Parcel stats'.P9]" office:value-type="float" office:value="15.87" calcext:value-type="float">
            <text:p>15.87</text:p>
          </table:table-cell>
          <table:table-cell table:formula="of:=[$'Parcel stats'.R9]" office:value-type="float" office:value="0" calcext:value-type="float">
            <text:p>0</text:p>
          </table:table-cell>
          <table:table-cell table:formula="of:=[$'Parcel stats'.S9]" office:value-type="float" office:value="4.6496" calcext:value-type="float">
            <text:p>4.6496</text:p>
          </table:table-cell>
          <table:table-cell table:formula="of:=[$'Parcel stats'.W9]" office:value-type="float" office:value="0" calcext:value-type="float">
            <text:p>0</text:p>
          </table:table-cell>
          <table:table-cell table:formula="of:=[$'Parcel stats'.X9]" office:value-type="float" office:value="30.9122" calcext:value-type="float">
            <text:p>30.9122</text:p>
          </table:table-cell>
          <table:table-cell table:formula="of:=[$'Parcel stats'.Y9]" office:value-type="float" office:value="18.6208" calcext:value-type="float">
            <text:p>18.6208</text:p>
          </table:table-cell>
          <table:table-cell table:formula="of:=[$'Parcel stats'.AA9]" office:value-type="float" office:value="0" calcext:value-type="float">
            <text:p>0</text:p>
          </table:table-cell>
          <table:table-cell table:formula="of:=[$'Parcel stats'.AB9]" office:value-type="float" office:value="12.2914" calcext:value-type="float">
            <text:p>12.2914</text:p>
          </table:table-cell>
          <table:table-cell table:formula="of:=[$'Parcel stats'.AF9]" office:value-type="float" office:value="0" calcext:value-type="float">
            <text:p>0</text:p>
          </table:table-cell>
          <table:table-cell table:formula="of:=[$'Parcel stats'.AG9]" office:value-type="float" office:value="33.6522" calcext:value-type="float">
            <text:p>33.6522</text:p>
          </table:table-cell>
          <table:table-cell table:formula="of:=[$'Parcel stats'.AH9]" office:value-type="float" office:value="20.976" calcext:value-type="float">
            <text:p>20.976</text:p>
          </table:table-cell>
          <table:table-cell table:formula="of:=[$'Parcel stats'.AJ9]" office:value-type="float" office:value="0.03" calcext:value-type="float">
            <text:p>0.03</text:p>
          </table:table-cell>
          <table:table-cell table:formula="of:=[$'Parcel stats'.AK9]" office:value-type="float" office:value="12.6762" calcext:value-type="float">
            <text:p>12.6762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stats'.E10]" office:value-type="float" office:value="0" calcext:value-type="float">
            <text:p>0</text:p>
          </table:table-cell>
          <table:table-cell table:formula="of:=[$'Parcel stats'.F10]" office:value-type="float" office:value="11.6542" calcext:value-type="float">
            <text:p>11.6542</text:p>
          </table:table-cell>
          <table:table-cell table:formula="of:=[$'Parcel stats'.G10]" office:value-type="float" office:value="15.4468" calcext:value-type="float">
            <text:p>15.4468</text:p>
          </table:table-cell>
          <table:table-cell table:formula="of:=[$'Parcel stats'.I10]" office:value-type="float" office:value="0" calcext:value-type="float">
            <text:p>0</text:p>
          </table:table-cell>
          <table:table-cell table:formula="of:=[$'Parcel stats'.J10]" office:value-type="float" office:value="-3.7926" calcext:value-type="float">
            <text:p>-3.7926</text:p>
          </table:table-cell>
          <table:table-cell table:formula="of:=[$'Parcel stats'.N10]" office:value-type="float" office:value="0" calcext:value-type="float">
            <text:p>0</text:p>
          </table:table-cell>
          <table:table-cell table:formula="of:=[$'Parcel stats'.O10]" office:value-type="float" office:value="11.87" calcext:value-type="float">
            <text:p>11.87</text:p>
          </table:table-cell>
          <table:table-cell table:formula="of:=[$'Parcel stats'.P10]" office:value-type="float" office:value="11.086" calcext:value-type="float">
            <text:p>11.086</text:p>
          </table:table-cell>
          <table:table-cell table:formula="of:=[$'Parcel stats'.R10]" office:value-type="float" office:value="0" calcext:value-type="float">
            <text:p>0</text:p>
          </table:table-cell>
          <table:table-cell table:formula="of:=[$'Parcel stats'.S10]" office:value-type="float" office:value="0.784" calcext:value-type="float">
            <text:p>0.784</text:p>
          </table:table-cell>
          <table:table-cell table:formula="of:=[$'Parcel stats'.W10]" office:value-type="float" office:value="0" calcext:value-type="float">
            <text:p>0</text:p>
          </table:table-cell>
          <table:table-cell table:formula="of:=[$'Parcel stats'.X10]" office:value-type="float" office:value="11.87" calcext:value-type="float">
            <text:p>11.87</text:p>
          </table:table-cell>
          <table:table-cell table:formula="of:=[$'Parcel stats'.Y10]" office:value-type="float" office:value="11.086" calcext:value-type="float">
            <text:p>11.086</text:p>
          </table:table-cell>
          <table:table-cell table:formula="of:=[$'Parcel stats'.AA10]" office:value-type="float" office:value="0" calcext:value-type="float">
            <text:p>0</text:p>
          </table:table-cell>
          <table:table-cell table:formula="of:=[$'Parcel stats'.AB10]" office:value-type="float" office:value="0.784" calcext:value-type="float">
            <text:p>0.784</text:p>
          </table:table-cell>
          <table:table-cell table:formula="of:=[$'Parcel stats'.AF10]" office:value-type="float" office:value="0" calcext:value-type="float">
            <text:p>0</text:p>
          </table:table-cell>
          <table:table-cell table:formula="of:=[$'Parcel stats'.AG10]" office:value-type="float" office:value="11.87" calcext:value-type="float">
            <text:p>11.87</text:p>
          </table:table-cell>
          <table:table-cell table:formula="of:=[$'Parcel stats'.AH10]" office:value-type="float" office:value="11.086" calcext:value-type="float">
            <text:p>11.086</text:p>
          </table:table-cell>
          <table:table-cell table:formula="of:=[$'Parcel stats'.AJ10]" office:value-type="float" office:value="0.01" calcext:value-type="float">
            <text:p>0.01</text:p>
          </table:table-cell>
          <table:table-cell table:formula="of:=[$'Parcel stats'.AK10]" office:value-type="float" office:value="0.784" calcext:value-type="float">
            <text:p>0.78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stats'.E11]" office:value-type="float" office:value="0" calcext:value-type="float">
            <text:p>0</text:p>
          </table:table-cell>
          <table:table-cell table:formula="of:=[$'Parcel stats'.F11]" office:value-type="float" office:value="6.6078" calcext:value-type="float">
            <text:p>6.6078</text:p>
          </table:table-cell>
          <table:table-cell table:formula="of:=[$'Parcel stats'.G11]" office:value-type="float" office:value="4.1768" calcext:value-type="float">
            <text:p>4.1768</text:p>
          </table:table-cell>
          <table:table-cell table:formula="of:=[$'Parcel stats'.I11]" office:value-type="float" office:value="0" calcext:value-type="float">
            <text:p>0</text:p>
          </table:table-cell>
          <table:table-cell table:formula="of:=[$'Parcel stats'.J11]" office:value-type="float" office:value="2.431" calcext:value-type="float">
            <text:p>2.431</text:p>
          </table:table-cell>
          <table:table-cell table:formula="of:=[$'Parcel stats'.N11]" office:value-type="float" office:value="0" calcext:value-type="float">
            <text:p>0</text:p>
          </table:table-cell>
          <table:table-cell table:formula="of:=[$'Parcel stats'.O11]" office:value-type="float" office:value="16.7514" calcext:value-type="float">
            <text:p>16.7514</text:p>
          </table:table-cell>
          <table:table-cell table:formula="of:=[$'Parcel stats'.P11]" office:value-type="float" office:value="12.9996" calcext:value-type="float">
            <text:p>12.9996</text:p>
          </table:table-cell>
          <table:table-cell table:formula="of:=[$'Parcel stats'.R11]" office:value-type="float" office:value="0" calcext:value-type="float">
            <text:p>0</text:p>
          </table:table-cell>
          <table:table-cell table:formula="of:=[$'Parcel stats'.S11]" office:value-type="float" office:value="3.7518" calcext:value-type="float">
            <text:p>3.7518</text:p>
          </table:table-cell>
          <table:table-cell table:formula="of:=[$'Parcel stats'.W11]" office:value-type="float" office:value="0" calcext:value-type="float">
            <text:p>0</text:p>
          </table:table-cell>
          <table:table-cell table:formula="of:=[$'Parcel stats'.X11]" office:value-type="float" office:value="32.373" calcext:value-type="float">
            <text:p>32.373</text:p>
          </table:table-cell>
          <table:table-cell table:formula="of:=[$'Parcel stats'.Y11]" office:value-type="float" office:value="21.16" calcext:value-type="float">
            <text:p>21.16</text:p>
          </table:table-cell>
          <table:table-cell table:formula="of:=[$'Parcel stats'.AA11]" office:value-type="float" office:value="0" calcext:value-type="float">
            <text:p>0</text:p>
          </table:table-cell>
          <table:table-cell table:formula="of:=[$'Parcel stats'.AB11]" office:value-type="float" office:value="11.213" calcext:value-type="float">
            <text:p>11.213</text:p>
          </table:table-cell>
          <table:table-cell table:formula="of:=[$'Parcel stats'.AF11]" office:value-type="float" office:value="0" calcext:value-type="float">
            <text:p>0</text:p>
          </table:table-cell>
          <table:table-cell table:formula="of:=[$'Parcel stats'.AG11]" office:value-type="float" office:value="32.373" calcext:value-type="float">
            <text:p>32.373</text:p>
          </table:table-cell>
          <table:table-cell table:formula="of:=[$'Parcel stats'.AH11]" office:value-type="float" office:value="21.16" calcext:value-type="float">
            <text:p>21.16</text:p>
          </table:table-cell>
          <table:table-cell table:formula="of:=[$'Parcel stats'.AJ11]" office:value-type="float" office:value="0.02" calcext:value-type="float">
            <text:p>0.02</text:p>
          </table:table-cell>
          <table:table-cell table:formula="of:=[$'Parcel stats'.AK11]" office:value-type="float" office:value="11.213" calcext:value-type="float">
            <text:p>11.21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stats'.E12]" office:value-type="float" office:value="0" calcext:value-type="float">
            <text:p>0</text:p>
          </table:table-cell>
          <table:table-cell table:formula="of:=[$'Parcel stats'.F12]" office:value-type="float" office:value="9.2306" calcext:value-type="float">
            <text:p>9.2306</text:p>
          </table:table-cell>
          <table:table-cell table:formula="of:=[$'Parcel stats'.G12]" office:value-type="float" office:value="11.7392" calcext:value-type="float">
            <text:p>11.7392</text:p>
          </table:table-cell>
          <table:table-cell table:formula="of:=[$'Parcel stats'.I12]" office:value-type="float" office:value="0" calcext:value-type="float">
            <text:p>0</text:p>
          </table:table-cell>
          <table:table-cell table:formula="of:=[$'Parcel stats'.J12]" office:value-type="float" office:value="-2.5086" calcext:value-type="float">
            <text:p>-2.5086</text:p>
          </table:table-cell>
          <table:table-cell table:formula="of:=[$'Parcel stats'.N12]" office:value-type="float" office:value="0" calcext:value-type="float">
            <text:p>0</text:p>
          </table:table-cell>
          <table:table-cell table:formula="of:=[$'Parcel stats'.O12]" office:value-type="float" office:value="5.8608" calcext:value-type="float">
            <text:p>5.8608</text:p>
          </table:table-cell>
          <table:table-cell table:formula="of:=[$'Parcel stats'.P12]" office:value-type="float" office:value="5.888" calcext:value-type="float">
            <text:p>5.888</text:p>
          </table:table-cell>
          <table:table-cell table:formula="of:=[$'Parcel stats'.R12]" office:value-type="float" office:value="0" calcext:value-type="float">
            <text:p>0</text:p>
          </table:table-cell>
          <table:table-cell table:formula="of:=[$'Parcel stats'.S12]" office:value-type="float" office:value="-0.0272" calcext:value-type="float">
            <text:p>-0.0272</text:p>
          </table:table-cell>
          <table:table-cell table:formula="of:=[$'Parcel stats'.W12]" office:value-type="float" office:value="0" calcext:value-type="float">
            <text:p>0</text:p>
          </table:table-cell>
          <table:table-cell table:formula="of:=[$'Parcel stats'.X12]" office:value-type="float" office:value="12.9168" calcext:value-type="float">
            <text:p>12.9168</text:p>
          </table:table-cell>
          <table:table-cell table:formula="of:=[$'Parcel stats'.Y12]" office:value-type="float" office:value="10.0832" calcext:value-type="float">
            <text:p>10.0832</text:p>
          </table:table-cell>
          <table:table-cell table:formula="of:=[$'Parcel stats'.AA12]" office:value-type="float" office:value="0" calcext:value-type="float">
            <text:p>0</text:p>
          </table:table-cell>
          <table:table-cell table:formula="of:=[$'Parcel stats'.AB12]" office:value-type="float" office:value="2.8336" calcext:value-type="float">
            <text:p>2.8336</text:p>
          </table:table-cell>
          <table:table-cell table:formula="of:=[$'Parcel stats'.AF12]" office:value-type="float" office:value="0" calcext:value-type="float">
            <text:p>0</text:p>
          </table:table-cell>
          <table:table-cell table:formula="of:=[$'Parcel stats'.AG12]" office:value-type="float" office:value="35.5944" calcext:value-type="float">
            <text:p>35.5944</text:p>
          </table:table-cell>
          <table:table-cell table:formula="of:=[$'Parcel stats'.AH12]" office:value-type="float" office:value="25.9164" calcext:value-type="float">
            <text:p>25.9164</text:p>
          </table:table-cell>
          <table:table-cell table:formula="of:=[$'Parcel stats'.AJ12]" office:value-type="float" office:value="0.01" calcext:value-type="float">
            <text:p>0.01</text:p>
          </table:table-cell>
          <table:table-cell table:formula="of:=[$'Parcel stats'.AK12]" office:value-type="float" office:value="9.678" calcext:value-type="float">
            <text:p>9.67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stats'.E13]" office:value-type="float" office:value="0" calcext:value-type="float">
            <text:p>0</text:p>
          </table:table-cell>
          <table:table-cell table:formula="of:=[$'Parcel stats'.F13]" office:value-type="float" office:value="6.226" calcext:value-type="float">
            <text:p>6.226</text:p>
          </table:table-cell>
          <table:table-cell table:formula="of:=[$'Parcel stats'.G13]" office:value-type="float" office:value="12.3648" calcext:value-type="float">
            <text:p>12.3648</text:p>
          </table:table-cell>
          <table:table-cell table:formula="of:=[$'Parcel stats'.I13]" office:value-type="float" office:value="0" calcext:value-type="float">
            <text:p>0</text:p>
          </table:table-cell>
          <table:table-cell table:formula="of:=[$'Parcel stats'.J13]" office:value-type="float" office:value="-6.1388" calcext:value-type="float">
            <text:p>-6.1388</text:p>
          </table:table-cell>
          <table:table-cell table:formula="of:=[$'Parcel stats'.N13]" office:value-type="float" office:value="0" calcext:value-type="float">
            <text:p>0</text:p>
          </table:table-cell>
          <table:table-cell table:formula="of:=[$'Parcel stats'.O13]" office:value-type="float" office:value="17.1322" calcext:value-type="float">
            <text:p>17.1322</text:p>
          </table:table-cell>
          <table:table-cell table:formula="of:=[$'Parcel stats'.P13]" office:value-type="float" office:value="12.7144" calcext:value-type="float">
            <text:p>12.7144</text:p>
          </table:table-cell>
          <table:table-cell table:formula="of:=[$'Parcel stats'.R13]" office:value-type="float" office:value="0" calcext:value-type="float">
            <text:p>0</text:p>
          </table:table-cell>
          <table:table-cell table:formula="of:=[$'Parcel stats'.S13]" office:value-type="float" office:value="4.4178" calcext:value-type="float">
            <text:p>4.4178</text:p>
          </table:table-cell>
          <table:table-cell table:formula="of:=[$'Parcel stats'.W13]" office:value-type="float" office:value="0" calcext:value-type="float">
            <text:p>0</text:p>
          </table:table-cell>
          <table:table-cell table:formula="of:=[$'Parcel stats'.X13]" office:value-type="float" office:value="17.1322" calcext:value-type="float">
            <text:p>17.1322</text:p>
          </table:table-cell>
          <table:table-cell table:formula="of:=[$'Parcel stats'.Y13]" office:value-type="float" office:value="12.7144" calcext:value-type="float">
            <text:p>12.7144</text:p>
          </table:table-cell>
          <table:table-cell table:formula="of:=[$'Parcel stats'.AA13]" office:value-type="float" office:value="0" calcext:value-type="float">
            <text:p>0</text:p>
          </table:table-cell>
          <table:table-cell table:formula="of:=[$'Parcel stats'.AB13]" office:value-type="float" office:value="4.4178" calcext:value-type="float">
            <text:p>4.4178</text:p>
          </table:table-cell>
          <table:table-cell table:formula="of:=[$'Parcel stats'.AF13]" office:value-type="float" office:value="0" calcext:value-type="float">
            <text:p>0</text:p>
          </table:table-cell>
          <table:table-cell table:formula="of:=[$'Parcel stats'.AG13]" office:value-type="float" office:value="17.1322" calcext:value-type="float">
            <text:p>17.1322</text:p>
          </table:table-cell>
          <table:table-cell table:formula="of:=[$'Parcel stats'.AH13]" office:value-type="float" office:value="12.7144" calcext:value-type="float">
            <text:p>12.7144</text:p>
          </table:table-cell>
          <table:table-cell table:formula="of:=[$'Parcel stats'.AJ13]" office:value-type="float" office:value="0" calcext:value-type="float">
            <text:p>0</text:p>
          </table:table-cell>
          <table:table-cell table:formula="of:=[$'Parcel stats'.AK13]" office:value-type="float" office:value="4.4178" calcext:value-type="float">
            <text:p>4.4178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stats'.E14]" office:value-type="float" office:value="0" calcext:value-type="float">
            <text:p>0</text:p>
          </table:table-cell>
          <table:table-cell table:formula="of:=[$'Parcel stats'.F14]" office:value-type="float" office:value="11.2724" calcext:value-type="float">
            <text:p>11.2724</text:p>
          </table:table-cell>
          <table:table-cell table:formula="of:=[$'Parcel stats'.G14]" office:value-type="float" office:value="18.0136" calcext:value-type="float">
            <text:p>18.0136</text:p>
          </table:table-cell>
          <table:table-cell table:formula="of:=[$'Parcel stats'.I14]" office:value-type="float" office:value="0" calcext:value-type="float">
            <text:p>0</text:p>
          </table:table-cell>
          <table:table-cell table:formula="of:=[$'Parcel stats'.J14]" office:value-type="float" office:value="-6.7412" calcext:value-type="float">
            <text:p>-6.7412</text:p>
          </table:table-cell>
          <table:table-cell table:formula="of:=[$'Parcel stats'.N14]" office:value-type="float" office:value="0" calcext:value-type="float">
            <text:p>0</text:p>
          </table:table-cell>
          <table:table-cell table:formula="of:=[$'Parcel stats'.O14]" office:value-type="float" office:value="18.511" calcext:value-type="float">
            <text:p>18.511</text:p>
          </table:table-cell>
          <table:table-cell table:formula="of:=[$'Parcel stats'.P14]" office:value-type="float" office:value="23.874" calcext:value-type="float">
            <text:p>23.874</text:p>
          </table:table-cell>
          <table:table-cell table:formula="of:=[$'Parcel stats'.R14]" office:value-type="float" office:value="0" calcext:value-type="float">
            <text:p>0</text:p>
          </table:table-cell>
          <table:table-cell table:formula="of:=[$'Parcel stats'.S14]" office:value-type="float" office:value="-5.363" calcext:value-type="float">
            <text:p>-5.363</text:p>
          </table:table-cell>
          <table:table-cell table:formula="of:=[$'Parcel stats'.W14]" office:value-type="float" office:value="0" calcext:value-type="float">
            <text:p>0</text:p>
          </table:table-cell>
          <table:table-cell table:formula="of:=[$'Parcel stats'.X14]" office:value-type="float" office:value="34.9958" calcext:value-type="float">
            <text:p>34.9958</text:p>
          </table:table-cell>
          <table:table-cell table:formula="of:=[$'Parcel stats'.Y14]" office:value-type="float" office:value="25.4288" calcext:value-type="float">
            <text:p>25.4288</text:p>
          </table:table-cell>
          <table:table-cell table:formula="of:=[$'Parcel stats'.AA14]" office:value-type="float" office:value="0.01" calcext:value-type="float">
            <text:p>0.01</text:p>
          </table:table-cell>
          <table:table-cell table:formula="of:=[$'Parcel stats'.AB14]" office:value-type="float" office:value="9.567" calcext:value-type="float">
            <text:p>9.567</text:p>
          </table:table-cell>
          <table:table-cell table:formula="of:=[$'Parcel stats'.AF14]" office:value-type="float" office:value="0" calcext:value-type="float">
            <text:p>0</text:p>
          </table:table-cell>
          <table:table-cell table:formula="of:=[$'Parcel stats'.AG14]" office:value-type="float" office:value="53.2568" calcext:value-type="float">
            <text:p>53.2568</text:p>
          </table:table-cell>
          <table:table-cell table:formula="of:=[$'Parcel stats'.AH14]" office:value-type="float" office:value="37.8856" calcext:value-type="float">
            <text:p>37.8856</text:p>
          </table:table-cell>
          <table:table-cell table:formula="of:=[$'Parcel stats'.AJ14]" office:value-type="float" office:value="0.01" calcext:value-type="float">
            <text:p>0.01</text:p>
          </table:table-cell>
          <table:table-cell table:formula="of:=[$'Parcel stats'.AK14]" office:value-type="float" office:value="15.3712" calcext:value-type="float">
            <text:p>15.371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stats'.E15]" office:value-type="float" office:value="0" calcext:value-type="float">
            <text:p>0</text:p>
          </table:table-cell>
          <table:table-cell table:formula="of:=[$'Parcel stats'.F15]" office:value-type="float" office:value="15.1568" calcext:value-type="float">
            <text:p>15.1568</text:p>
          </table:table-cell>
          <table:table-cell table:formula="of:=[$'Parcel stats'.G15]" office:value-type="float" office:value="24.0948" calcext:value-type="float">
            <text:p>24.0948</text:p>
          </table:table-cell>
          <table:table-cell table:formula="of:=[$'Parcel stats'.I15]" office:value-type="float" office:value="0" calcext:value-type="float">
            <text:p>0</text:p>
          </table:table-cell>
          <table:table-cell table:formula="of:=[$'Parcel stats'.J15]" office:value-type="float" office:value="-8.938" calcext:value-type="float">
            <text:p>-8.938</text:p>
          </table:table-cell>
          <table:table-cell table:formula="of:=[$'Parcel stats'.N15]" office:value-type="float" office:value="0" calcext:value-type="float">
            <text:p>0</text:p>
          </table:table-cell>
          <table:table-cell table:formula="of:=[$'Parcel stats'.O15]" office:value-type="float" office:value="30.38" calcext:value-type="float">
            <text:p>30.38</text:p>
          </table:table-cell>
          <table:table-cell table:formula="of:=[$'Parcel stats'.P15]" office:value-type="float" office:value="30.2496" calcext:value-type="float">
            <text:p>30.2496</text:p>
          </table:table-cell>
          <table:table-cell table:formula="of:=[$'Parcel stats'.R15]" office:value-type="float" office:value="0" calcext:value-type="float">
            <text:p>0</text:p>
          </table:table-cell>
          <table:table-cell table:formula="of:=[$'Parcel stats'.S15]" office:value-type="float" office:value="0.1304" calcext:value-type="float">
            <text:p>0.1304</text:p>
          </table:table-cell>
          <table:table-cell table:formula="of:=[$'Parcel stats'.W15]" office:value-type="float" office:value="0" calcext:value-type="float">
            <text:p>0</text:p>
          </table:table-cell>
          <table:table-cell table:formula="of:=[$'Parcel stats'.X15]" office:value-type="float" office:value="37.5688" calcext:value-type="float">
            <text:p>37.5688</text:p>
          </table:table-cell>
          <table:table-cell table:formula="of:=[$'Parcel stats'.Y15]" office:value-type="float" office:value="33.12" calcext:value-type="float">
            <text:p>33.12</text:p>
          </table:table-cell>
          <table:table-cell table:formula="of:=[$'Parcel stats'.AA15]" office:value-type="float" office:value="0.02" calcext:value-type="float">
            <text:p>0.02</text:p>
          </table:table-cell>
          <table:table-cell table:formula="of:=[$'Parcel stats'.AB15]" office:value-type="float" office:value="4.4488" calcext:value-type="float">
            <text:p>4.4488</text:p>
          </table:table-cell>
          <table:table-cell table:formula="of:=[$'Parcel stats'.AF15]" office:value-type="float" office:value="0" calcext:value-type="float">
            <text:p>0</text:p>
          </table:table-cell>
          <table:table-cell table:formula="of:=[$'Parcel stats'.AG15]" office:value-type="float" office:value="52.8086" calcext:value-type="float">
            <text:p>52.8086</text:p>
          </table:table-cell>
          <table:table-cell table:formula="of:=[$'Parcel stats'.AH15]" office:value-type="float" office:value="41.906" calcext:value-type="float">
            <text:p>41.906</text:p>
          </table:table-cell>
          <table:table-cell table:formula="of:=[$'Parcel stats'.AJ15]" office:value-type="float" office:value="0.08" calcext:value-type="float">
            <text:p>0.08</text:p>
          </table:table-cell>
          <table:table-cell table:formula="of:=[$'Parcel stats'.AK15]" office:value-type="float" office:value="10.9026" calcext:value-type="float">
            <text:p>10.9026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stats'.E16]" office:value-type="float" office:value="0" calcext:value-type="float">
            <text:p>0</text:p>
          </table:table-cell>
          <table:table-cell table:formula="of:=[$'Parcel stats'.F16]" office:value-type="float" office:value="12.5672" calcext:value-type="float">
            <text:p>12.5672</text:p>
          </table:table-cell>
          <table:table-cell table:formula="of:=[$'Parcel stats'.G16]" office:value-type="float" office:value="10.0648" calcext:value-type="float">
            <text:p>10.0648</text:p>
          </table:table-cell>
          <table:table-cell table:formula="of:=[$'Parcel stats'.I16]" office:value-type="float" office:value="0" calcext:value-type="float">
            <text:p>0</text:p>
          </table:table-cell>
          <table:table-cell table:formula="of:=[$'Parcel stats'.J16]" office:value-type="float" office:value="2.5024" calcext:value-type="float">
            <text:p>2.5024</text:p>
          </table:table-cell>
          <table:table-cell table:formula="of:=[$'Parcel stats'.N16]" office:value-type="float" office:value="0" calcext:value-type="float">
            <text:p>0</text:p>
          </table:table-cell>
          <table:table-cell table:formula="of:=[$'Parcel stats'.O16]" office:value-type="float" office:value="12.5672" calcext:value-type="float">
            <text:p>12.5672</text:p>
          </table:table-cell>
          <table:table-cell table:formula="of:=[$'Parcel stats'.P16]" office:value-type="float" office:value="10.0648" calcext:value-type="float">
            <text:p>10.0648</text:p>
          </table:table-cell>
          <table:table-cell table:formula="of:=[$'Parcel stats'.R16]" office:value-type="float" office:value="0" calcext:value-type="float">
            <text:p>0</text:p>
          </table:table-cell>
          <table:table-cell table:formula="of:=[$'Parcel stats'.S16]" office:value-type="float" office:value="2.5024" calcext:value-type="float">
            <text:p>2.5024</text:p>
          </table:table-cell>
          <table:table-cell table:formula="of:=[$'Parcel stats'.W16]" office:value-type="float" office:value="0" calcext:value-type="float">
            <text:p>0</text:p>
          </table:table-cell>
          <table:table-cell table:formula="of:=[$'Parcel stats'.X16]" office:value-type="float" office:value="12.5672" calcext:value-type="float">
            <text:p>12.5672</text:p>
          </table:table-cell>
          <table:table-cell table:formula="of:=[$'Parcel stats'.Y16]" office:value-type="float" office:value="10.0648" calcext:value-type="float">
            <text:p>10.0648</text:p>
          </table:table-cell>
          <table:table-cell table:formula="of:=[$'Parcel stats'.AA16]" office:value-type="float" office:value="0" calcext:value-type="float">
            <text:p>0</text:p>
          </table:table-cell>
          <table:table-cell table:formula="of:=[$'Parcel stats'.AB16]" office:value-type="float" office:value="2.5024" calcext:value-type="float">
            <text:p>2.5024</text:p>
          </table:table-cell>
          <table:table-cell table:formula="of:=[$'Parcel stats'.AF16]" office:value-type="float" office:value="0" calcext:value-type="float">
            <text:p>0</text:p>
          </table:table-cell>
          <table:table-cell table:formula="of:=[$'Parcel stats'.AG16]" office:value-type="float" office:value="25.0016" calcext:value-type="float">
            <text:p>25.0016</text:p>
          </table:table-cell>
          <table:table-cell table:formula="of:=[$'Parcel stats'.AH16]" office:value-type="float" office:value="16.4404" calcext:value-type="float">
            <text:p>16.4404</text:p>
          </table:table-cell>
          <table:table-cell table:formula="of:=[$'Parcel stats'.AJ16]" office:value-type="float" office:value="0.01" calcext:value-type="float">
            <text:p>0.01</text:p>
          </table:table-cell>
          <table:table-cell table:formula="of:=[$'Parcel stats'.AK16]" office:value-type="float" office:value="8.5612" calcext:value-type="float">
            <text:p>8.561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stats'.E17]" office:value-type="float" office:value="0" calcext:value-type="float">
            <text:p>0</text:p>
          </table:table-cell>
          <table:table-cell table:formula="of:=[$'Parcel stats'.F17]" office:value-type="float" office:value="13.945" calcext:value-type="float">
            <text:p>13.945</text:p>
          </table:table-cell>
          <table:table-cell table:formula="of:=[$'Parcel stats'.G17]" office:value-type="float" office:value="11.9784" calcext:value-type="float">
            <text:p>11.9784</text:p>
          </table:table-cell>
          <table:table-cell table:formula="of:=[$'Parcel stats'.I17]" office:value-type="float" office:value="0" calcext:value-type="float">
            <text:p>0</text:p>
          </table:table-cell>
          <table:table-cell table:formula="of:=[$'Parcel stats'.J17]" office:value-type="float" office:value="1.9666" calcext:value-type="float">
            <text:p>1.9666</text:p>
          </table:table-cell>
          <table:table-cell table:formula="of:=[$'Parcel stats'.N17]" office:value-type="float" office:value="0" calcext:value-type="float">
            <text:p>0</text:p>
          </table:table-cell>
          <table:table-cell table:formula="of:=[$'Parcel stats'.O17]" office:value-type="float" office:value="13.945" calcext:value-type="float">
            <text:p>13.945</text:p>
          </table:table-cell>
          <table:table-cell table:formula="of:=[$'Parcel stats'.P17]" office:value-type="float" office:value="11.9784" calcext:value-type="float">
            <text:p>11.9784</text:p>
          </table:table-cell>
          <table:table-cell table:formula="of:=[$'Parcel stats'.R17]" office:value-type="float" office:value="0" calcext:value-type="float">
            <text:p>0</text:p>
          </table:table-cell>
          <table:table-cell table:formula="of:=[$'Parcel stats'.S17]" office:value-type="float" office:value="1.9666" calcext:value-type="float">
            <text:p>1.9666</text:p>
          </table:table-cell>
          <table:table-cell table:formula="of:=[$'Parcel stats'.W17]" office:value-type="float" office:value="0" calcext:value-type="float">
            <text:p>0</text:p>
          </table:table-cell>
          <table:table-cell table:formula="of:=[$'Parcel stats'.X17]" office:value-type="float" office:value="28.7034" calcext:value-type="float">
            <text:p>28.7034</text:p>
          </table:table-cell>
          <table:table-cell table:formula="of:=[$'Parcel stats'.Y17]" office:value-type="float" office:value="20.3228" calcext:value-type="float">
            <text:p>20.3228</text:p>
          </table:table-cell>
          <table:table-cell table:formula="of:=[$'Parcel stats'.AA17]" office:value-type="float" office:value="0" calcext:value-type="float">
            <text:p>0</text:p>
          </table:table-cell>
          <table:table-cell table:formula="of:=[$'Parcel stats'.AB17]" office:value-type="float" office:value="8.3806" calcext:value-type="float">
            <text:p>8.3806</text:p>
          </table:table-cell>
          <table:table-cell table:formula="of:=[$'Parcel stats'.AF17]" office:value-type="float" office:value="0" calcext:value-type="float">
            <text:p>0</text:p>
          </table:table-cell>
          <table:table-cell table:formula="of:=[$'Parcel stats'.AG17]" office:value-type="float" office:value="28.7034" calcext:value-type="float">
            <text:p>28.7034</text:p>
          </table:table-cell>
          <table:table-cell table:formula="of:=[$'Parcel stats'.AH17]" office:value-type="float" office:value="20.3228" calcext:value-type="float">
            <text:p>20.3228</text:p>
          </table:table-cell>
          <table:table-cell table:formula="of:=[$'Parcel stats'.AJ17]" office:value-type="float" office:value="0" calcext:value-type="float">
            <text:p>0</text:p>
          </table:table-cell>
          <table:table-cell table:formula="of:=[$'Parcel stats'.AK17]" office:value-type="float" office:value="8.3806" calcext:value-type="float">
            <text:p>8.380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stats'.E18]" office:value-type="float" office:value="0" calcext:value-type="float">
            <text:p>0</text:p>
          </table:table-cell>
          <table:table-cell table:formula="of:=[$'Parcel stats'.F18]" office:value-type="float" office:value="10.6084" calcext:value-type="float">
            <text:p>10.6084</text:p>
          </table:table-cell>
          <table:table-cell table:formula="of:=[$'Parcel stats'.G18]" office:value-type="float" office:value="19.228" calcext:value-type="float">
            <text:p>19.228</text:p>
          </table:table-cell>
          <table:table-cell table:formula="of:=[$'Parcel stats'.I18]" office:value-type="float" office:value="0" calcext:value-type="float">
            <text:p>0</text:p>
          </table:table-cell>
          <table:table-cell table:formula="of:=[$'Parcel stats'.J18]" office:value-type="float" office:value="-8.6196" calcext:value-type="float">
            <text:p>-8.6196</text:p>
          </table:table-cell>
          <table:table-cell table:formula="of:=[$'Parcel stats'.N18]" office:value-type="float" office:value="0" calcext:value-type="float">
            <text:p>0</text:p>
          </table:table-cell>
          <table:table-cell table:formula="of:=[$'Parcel stats'.O18]" office:value-type="float" office:value="25.6822" calcext:value-type="float">
            <text:p>25.6822</text:p>
          </table:table-cell>
          <table:table-cell table:formula="of:=[$'Parcel stats'.P18]" office:value-type="float" office:value="30.6544" calcext:value-type="float">
            <text:p>30.6544</text:p>
          </table:table-cell>
          <table:table-cell table:formula="of:=[$'Parcel stats'.R18]" office:value-type="float" office:value="0" calcext:value-type="float">
            <text:p>0</text:p>
          </table:table-cell>
          <table:table-cell table:formula="of:=[$'Parcel stats'.S18]" office:value-type="float" office:value="-4.9722" calcext:value-type="float">
            <text:p>-4.9722</text:p>
          </table:table-cell>
          <table:table-cell table:formula="of:=[$'Parcel stats'.W18]" office:value-type="float" office:value="0" calcext:value-type="float">
            <text:p>0</text:p>
          </table:table-cell>
          <table:table-cell table:formula="of:=[$'Parcel stats'.X18]" office:value-type="float" office:value="39.926" calcext:value-type="float">
            <text:p>39.926</text:p>
          </table:table-cell>
          <table:table-cell table:formula="of:=[$'Parcel stats'.Y18]" office:value-type="float" office:value="39.2196" calcext:value-type="float">
            <text:p>39.2196</text:p>
          </table:table-cell>
          <table:table-cell table:formula="of:=[$'Parcel stats'.AA18]" office:value-type="float" office:value="0.01" calcext:value-type="float">
            <text:p>0.01</text:p>
          </table:table-cell>
          <table:table-cell table:formula="of:=[$'Parcel stats'.AB18]" office:value-type="float" office:value="0.7064" calcext:value-type="float">
            <text:p>0.7064</text:p>
          </table:table-cell>
          <table:table-cell table:formula="of:=[$'Parcel stats'.AF18]" office:value-type="float" office:value="0" calcext:value-type="float">
            <text:p>0</text:p>
          </table:table-cell>
          <table:table-cell table:formula="of:=[$'Parcel stats'.AG18]" office:value-type="float" office:value="52.3936" calcext:value-type="float">
            <text:p>52.3936</text:p>
          </table:table-cell>
          <table:table-cell table:formula="of:=[$'Parcel stats'.AH18]" office:value-type="float" office:value="44.8868" calcext:value-type="float">
            <text:p>44.8868</text:p>
          </table:table-cell>
          <table:table-cell table:formula="of:=[$'Parcel stats'.AJ18]" office:value-type="float" office:value="0.07" calcext:value-type="float">
            <text:p>0.07</text:p>
          </table:table-cell>
          <table:table-cell table:formula="of:=[$'Parcel stats'.AK18]" office:value-type="float" office:value="7.5068" calcext:value-type="float">
            <text:p>7.5068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stats'.E19]" office:value-type="float" office:value="0" calcext:value-type="float">
            <text:p>0</text:p>
          </table:table-cell>
          <table:table-cell table:formula="of:=[$'Parcel stats'.F19]" office:value-type="float" office:value="8.7326" calcext:value-type="float">
            <text:p>8.7326</text:p>
          </table:table-cell>
          <table:table-cell table:formula="of:=[$'Parcel stats'.G19]" office:value-type="float" office:value="10.8192" calcext:value-type="float">
            <text:p>10.8192</text:p>
          </table:table-cell>
          <table:table-cell table:formula="of:=[$'Parcel stats'.I19]" office:value-type="float" office:value="0" calcext:value-type="float">
            <text:p>0</text:p>
          </table:table-cell>
          <table:table-cell table:formula="of:=[$'Parcel stats'.J19]" office:value-type="float" office:value="-2.0866" calcext:value-type="float">
            <text:p>-2.0866</text:p>
          </table:table-cell>
          <table:table-cell table:formula="of:=[$'Parcel stats'.N19]" office:value-type="float" office:value="0" calcext:value-type="float">
            <text:p>0</text:p>
          </table:table-cell>
          <table:table-cell table:formula="of:=[$'Parcel stats'.O19]" office:value-type="float" office:value="17.7308" calcext:value-type="float">
            <text:p>17.7308</text:p>
          </table:table-cell>
          <table:table-cell table:formula="of:=[$'Parcel stats'.P19]" office:value-type="float" office:value="17.6732" calcext:value-type="float">
            <text:p>17.6732</text:p>
          </table:table-cell>
          <table:table-cell table:formula="of:=[$'Parcel stats'.R19]" office:value-type="float" office:value="0" calcext:value-type="float">
            <text:p>0</text:p>
          </table:table-cell>
          <table:table-cell table:formula="of:=[$'Parcel stats'.S19]" office:value-type="float" office:value="0.0576" calcext:value-type="float">
            <text:p>0.0576</text:p>
          </table:table-cell>
          <table:table-cell table:formula="of:=[$'Parcel stats'.W19]" office:value-type="float" office:value="0" calcext:value-type="float">
            <text:p>0</text:p>
          </table:table-cell>
          <table:table-cell table:formula="of:=[$'Parcel stats'.X19]" office:value-type="float" office:value="31.8252" calcext:value-type="float">
            <text:p>31.8252</text:p>
          </table:table-cell>
          <table:table-cell table:formula="of:=[$'Parcel stats'.Y19]" office:value-type="float" office:value="31.1328" calcext:value-type="float">
            <text:p>31.1328</text:p>
          </table:table-cell>
          <table:table-cell table:formula="of:=[$'Parcel stats'.AA19]" office:value-type="float" office:value="0" calcext:value-type="float">
            <text:p>0</text:p>
          </table:table-cell>
          <table:table-cell table:formula="of:=[$'Parcel stats'.AB19]" office:value-type="float" office:value="0.6924" calcext:value-type="float">
            <text:p>0.6924</text:p>
          </table:table-cell>
          <table:table-cell table:formula="of:=[$'Parcel stats'.AF19]" office:value-type="float" office:value="0" calcext:value-type="float">
            <text:p>0</text:p>
          </table:table-cell>
          <table:table-cell table:formula="of:=[$'Parcel stats'.AG19]" office:value-type="float" office:value="30.63" calcext:value-type="float">
            <text:p>30.63</text:p>
          </table:table-cell>
          <table:table-cell table:formula="of:=[$'Parcel stats'.AH19]" office:value-type="float" office:value="22.5308" calcext:value-type="float">
            <text:p>22.5308</text:p>
          </table:table-cell>
          <table:table-cell table:formula="of:=[$'Parcel stats'.AJ19]" office:value-type="float" office:value="0.02" calcext:value-type="float">
            <text:p>0.02</text:p>
          </table:table-cell>
          <table:table-cell table:formula="of:=[$'Parcel stats'.AK19]" office:value-type="float" office:value="8.0992" calcext:value-type="float">
            <text:p>8.099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stats'.E20]" office:value-type="float" office:value="0" calcext:value-type="float">
            <text:p>0</text:p>
          </table:table-cell>
          <table:table-cell table:formula="of:=[$'Parcel stats'.F20]" office:value-type="float" office:value="11.455" calcext:value-type="float">
            <text:p>11.455</text:p>
          </table:table-cell>
          <table:table-cell table:formula="of:=[$'Parcel stats'.G20]" office:value-type="float" office:value="9.706" calcext:value-type="float">
            <text:p>9.706</text:p>
          </table:table-cell>
          <table:table-cell table:formula="of:=[$'Parcel stats'.I20]" office:value-type="float" office:value="0" calcext:value-type="float">
            <text:p>0</text:p>
          </table:table-cell>
          <table:table-cell table:formula="of:=[$'Parcel stats'.J20]" office:value-type="float" office:value="1.749" calcext:value-type="float">
            <text:p>1.749</text:p>
          </table:table-cell>
          <table:table-cell table:formula="of:=[$'Parcel stats'.N20]" office:value-type="float" office:value="0" calcext:value-type="float">
            <text:p>0</text:p>
          </table:table-cell>
          <table:table-cell table:formula="of:=[$'Parcel stats'.O20]" office:value-type="float" office:value="11.455" calcext:value-type="float">
            <text:p>11.455</text:p>
          </table:table-cell>
          <table:table-cell table:formula="of:=[$'Parcel stats'.P20]" office:value-type="float" office:value="9.706" calcext:value-type="float">
            <text:p>9.706</text:p>
          </table:table-cell>
          <table:table-cell table:formula="of:=[$'Parcel stats'.R20]" office:value-type="float" office:value="0" calcext:value-type="float">
            <text:p>0</text:p>
          </table:table-cell>
          <table:table-cell table:formula="of:=[$'Parcel stats'.S20]" office:value-type="float" office:value="1.749" calcext:value-type="float">
            <text:p>1.749</text:p>
          </table:table-cell>
          <table:table-cell table:formula="of:=[$'Parcel stats'.W20]" office:value-type="float" office:value="0" calcext:value-type="float">
            <text:p>0</text:p>
          </table:table-cell>
          <table:table-cell table:formula="of:=[$'Parcel stats'.X20]" office:value-type="float" office:value="18.3782" calcext:value-type="float">
            <text:p>18.3782</text:p>
          </table:table-cell>
          <table:table-cell table:formula="of:=[$'Parcel stats'.Y20]" office:value-type="float" office:value="15.87" calcext:value-type="float">
            <text:p>15.87</text:p>
          </table:table-cell>
          <table:table-cell table:formula="of:=[$'Parcel stats'.AA20]" office:value-type="float" office:value="0" calcext:value-type="float">
            <text:p>0</text:p>
          </table:table-cell>
          <table:table-cell table:formula="of:=[$'Parcel stats'.AB20]" office:value-type="float" office:value="2.5082" calcext:value-type="float">
            <text:p>2.5082</text:p>
          </table:table-cell>
          <table:table-cell table:formula="of:=[$'Parcel stats'.AF20]" office:value-type="float" office:value="0" calcext:value-type="float">
            <text:p>0</text:p>
          </table:table-cell>
          <table:table-cell table:formula="of:=[$'Parcel stats'.AG20]" office:value-type="float" office:value="18.9924" calcext:value-type="float">
            <text:p>18.9924</text:p>
          </table:table-cell>
          <table:table-cell table:formula="of:=[$'Parcel stats'.AH20]" office:value-type="float" office:value="13.708" calcext:value-type="float">
            <text:p>13.708</text:p>
          </table:table-cell>
          <table:table-cell table:formula="of:=[$'Parcel stats'.AJ20]" office:value-type="float" office:value="0" calcext:value-type="float">
            <text:p>0</text:p>
          </table:table-cell>
          <table:table-cell table:formula="of:=[$'Parcel stats'.AK20]" office:value-type="float" office:value="5.2844" calcext:value-type="float">
            <text:p>5.284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stats'.E21]" office:value-type="float" office:value="0" calcext:value-type="float">
            <text:p>0</text:p>
          </table:table-cell>
          <table:table-cell table:formula="of:=[$'Parcel stats'.F21]" office:value-type="float" office:value="7.1556" calcext:value-type="float">
            <text:p>7.1556</text:p>
          </table:table-cell>
          <table:table-cell table:formula="of:=[$'Parcel stats'.G21]" office:value-type="float" office:value="13.3492" calcext:value-type="float">
            <text:p>13.3492</text:p>
          </table:table-cell>
          <table:table-cell table:formula="of:=[$'Parcel stats'.I21]" office:value-type="float" office:value="0" calcext:value-type="float">
            <text:p>0</text:p>
          </table:table-cell>
          <table:table-cell table:formula="of:=[$'Parcel stats'.J21]" office:value-type="float" office:value="-6.1936" calcext:value-type="float">
            <text:p>-6.1936</text:p>
          </table:table-cell>
          <table:table-cell table:formula="of:=[$'Parcel stats'.N21]" office:value-type="float" office:value="0" calcext:value-type="float">
            <text:p>0</text:p>
          </table:table-cell>
          <table:table-cell table:formula="of:=[$'Parcel stats'.O21]" office:value-type="float" office:value="6.1098" calcext:value-type="float">
            <text:p>6.1098</text:p>
          </table:table-cell>
          <table:table-cell table:formula="of:=[$'Parcel stats'.P21]" office:value-type="float" office:value="3.6984" calcext:value-type="float">
            <text:p>3.6984</text:p>
          </table:table-cell>
          <table:table-cell table:formula="of:=[$'Parcel stats'.R21]" office:value-type="float" office:value="0" calcext:value-type="float">
            <text:p>0</text:p>
          </table:table-cell>
          <table:table-cell table:formula="of:=[$'Parcel stats'.S21]" office:value-type="float" office:value="2.4114" calcext:value-type="float">
            <text:p>2.4114</text:p>
          </table:table-cell>
          <table:table-cell table:formula="of:=[$'Parcel stats'.W21]" office:value-type="float" office:value="0" calcext:value-type="float">
            <text:p>0</text:p>
          </table:table-cell>
          <table:table-cell table:formula="of:=[$'Parcel stats'.X21]" office:value-type="float" office:value="14.7096" calcext:value-type="float">
            <text:p>14.7096</text:p>
          </table:table-cell>
          <table:table-cell table:formula="of:=[$'Parcel stats'.Y21]" office:value-type="float" office:value="10.2304" calcext:value-type="float">
            <text:p>10.2304</text:p>
          </table:table-cell>
          <table:table-cell table:formula="of:=[$'Parcel stats'.AA21]" office:value-type="float" office:value="0" calcext:value-type="float">
            <text:p>0</text:p>
          </table:table-cell>
          <table:table-cell table:formula="of:=[$'Parcel stats'.AB21]" office:value-type="float" office:value="4.4792" calcext:value-type="float">
            <text:p>4.4792</text:p>
          </table:table-cell>
          <table:table-cell table:formula="of:=[$'Parcel stats'.AF21]" office:value-type="float" office:value="0" calcext:value-type="float">
            <text:p>0</text:p>
          </table:table-cell>
          <table:table-cell table:formula="of:=[$'Parcel stats'.AG21]" office:value-type="float" office:value="37.9018" calcext:value-type="float">
            <text:p>37.9018</text:p>
          </table:table-cell>
          <table:table-cell table:formula="of:=[$'Parcel stats'.AH21]" office:value-type="float" office:value="27.7656" calcext:value-type="float">
            <text:p>27.7656</text:p>
          </table:table-cell>
          <table:table-cell table:formula="of:=[$'Parcel stats'.AJ21]" office:value-type="float" office:value="0.04" calcext:value-type="float">
            <text:p>0.04</text:p>
          </table:table-cell>
          <table:table-cell table:formula="of:=[$'Parcel stats'.AK21]" office:value-type="float" office:value="10.1362" calcext:value-type="float">
            <text:p>10.136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stats'.E22]" office:value-type="float" office:value="0" calcext:value-type="float">
            <text:p>0</text:p>
          </table:table-cell>
          <table:table-cell table:formula="of:=[$'Parcel stats'.F22]" office:value-type="float" office:value="11.8202" calcext:value-type="float">
            <text:p>11.8202</text:p>
          </table:table-cell>
          <table:table-cell table:formula="of:=[$'Parcel stats'.G22]" office:value-type="float" office:value="9.706" calcext:value-type="float">
            <text:p>9.706</text:p>
          </table:table-cell>
          <table:table-cell table:formula="of:=[$'Parcel stats'.I22]" office:value-type="float" office:value="0" calcext:value-type="float">
            <text:p>0</text:p>
          </table:table-cell>
          <table:table-cell table:formula="of:=[$'Parcel stats'.J22]" office:value-type="float" office:value="2.1142" calcext:value-type="float">
            <text:p>2.1142</text:p>
          </table:table-cell>
          <table:table-cell table:formula="of:=[$'Parcel stats'.N22]" office:value-type="float" office:value="0" calcext:value-type="float">
            <text:p>0</text:p>
          </table:table-cell>
          <table:table-cell table:formula="of:=[$'Parcel stats'.O22]" office:value-type="float" office:value="11.8202" calcext:value-type="float">
            <text:p>11.8202</text:p>
          </table:table-cell>
          <table:table-cell table:formula="of:=[$'Parcel stats'.P22]" office:value-type="float" office:value="9.706" calcext:value-type="float">
            <text:p>9.706</text:p>
          </table:table-cell>
          <table:table-cell table:formula="of:=[$'Parcel stats'.R22]" office:value-type="float" office:value="0" calcext:value-type="float">
            <text:p>0</text:p>
          </table:table-cell>
          <table:table-cell table:formula="of:=[$'Parcel stats'.S22]" office:value-type="float" office:value="2.1142" calcext:value-type="float">
            <text:p>2.1142</text:p>
          </table:table-cell>
          <table:table-cell table:formula="of:=[$'Parcel stats'.W22]" office:value-type="float" office:value="0" calcext:value-type="float">
            <text:p>0</text:p>
          </table:table-cell>
          <table:table-cell table:formula="of:=[$'Parcel stats'.X22]" office:value-type="float" office:value="37.0542" calcext:value-type="float">
            <text:p>37.0542</text:p>
          </table:table-cell>
          <table:table-cell table:formula="of:=[$'Parcel stats'.Y22]" office:value-type="float" office:value="33.7364" calcext:value-type="float">
            <text:p>33.7364</text:p>
          </table:table-cell>
          <table:table-cell table:formula="of:=[$'Parcel stats'.AA22]" office:value-type="float" office:value="0.01" calcext:value-type="float">
            <text:p>0.01</text:p>
          </table:table-cell>
          <table:table-cell table:formula="of:=[$'Parcel stats'.AB22]" office:value-type="float" office:value="3.3178" calcext:value-type="float">
            <text:p>3.3178</text:p>
          </table:table-cell>
          <table:table-cell table:formula="of:=[$'Parcel stats'.AF22]" office:value-type="float" office:value="0" calcext:value-type="float">
            <text:p>0</text:p>
          </table:table-cell>
          <table:table-cell table:formula="of:=[$'Parcel stats'.AG22]" office:value-type="float" office:value="39.2454" calcext:value-type="float">
            <text:p>39.2454</text:p>
          </table:table-cell>
          <table:table-cell table:formula="of:=[$'Parcel stats'.AH22]" office:value-type="float" office:value="29.992" calcext:value-type="float">
            <text:p>29.992</text:p>
          </table:table-cell>
          <table:table-cell table:formula="of:=[$'Parcel stats'.AJ22]" office:value-type="float" office:value="0" calcext:value-type="float">
            <text:p>0</text:p>
          </table:table-cell>
          <table:table-cell table:formula="of:=[$'Parcel stats'.AK22]" office:value-type="float" office:value="9.2534" calcext:value-type="float">
            <text:p>9.2534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stats'.E23]" office:value-type="float" office:value="0" calcext:value-type="float">
            <text:p>0</text:p>
          </table:table-cell>
          <table:table-cell table:formula="of:=[$'Parcel stats'.F23]" office:value-type="float" office:value="6.6908" calcext:value-type="float">
            <text:p>6.6908</text:p>
          </table:table-cell>
          <table:table-cell table:formula="of:=[$'Parcel stats'.G23]" office:value-type="float" office:value="8.1512" calcext:value-type="float">
            <text:p>8.1512</text:p>
          </table:table-cell>
          <table:table-cell table:formula="of:=[$'Parcel stats'.I23]" office:value-type="float" office:value="0" calcext:value-type="float">
            <text:p>0</text:p>
          </table:table-cell>
          <table:table-cell table:formula="of:=[$'Parcel stats'.J23]" office:value-type="float" office:value="-1.4604" calcext:value-type="float">
            <text:p>-1.4604</text:p>
          </table:table-cell>
          <table:table-cell table:formula="of:=[$'Parcel stats'.N23]" office:value-type="float" office:value="0" calcext:value-type="float">
            <text:p>0</text:p>
          </table:table-cell>
          <table:table-cell table:formula="of:=[$'Parcel stats'.O23]" office:value-type="float" office:value="6.6908" calcext:value-type="float">
            <text:p>6.6908</text:p>
          </table:table-cell>
          <table:table-cell table:formula="of:=[$'Parcel stats'.P23]" office:value-type="float" office:value="8.1512" calcext:value-type="float">
            <text:p>8.1512</text:p>
          </table:table-cell>
          <table:table-cell table:formula="of:=[$'Parcel stats'.R23]" office:value-type="float" office:value="0" calcext:value-type="float">
            <text:p>0</text:p>
          </table:table-cell>
          <table:table-cell table:formula="of:=[$'Parcel stats'.S23]" office:value-type="float" office:value="-1.4604" calcext:value-type="float">
            <text:p>-1.4604</text:p>
          </table:table-cell>
          <table:table-cell table:formula="of:=[$'Parcel stats'.W23]" office:value-type="float" office:value="0" calcext:value-type="float">
            <text:p>0</text:p>
          </table:table-cell>
          <table:table-cell table:formula="of:=[$'Parcel stats'.X23]" office:value-type="float" office:value="30.215" calcext:value-type="float">
            <text:p>30.215</text:p>
          </table:table-cell>
          <table:table-cell table:formula="of:=[$'Parcel stats'.Y23]" office:value-type="float" office:value="24.196" calcext:value-type="float">
            <text:p>24.196</text:p>
          </table:table-cell>
          <table:table-cell table:formula="of:=[$'Parcel stats'.AA23]" office:value-type="float" office:value="0.01" calcext:value-type="float">
            <text:p>0.01</text:p>
          </table:table-cell>
          <table:table-cell table:formula="of:=[$'Parcel stats'.AB23]" office:value-type="float" office:value="6.019" calcext:value-type="float">
            <text:p>6.019</text:p>
          </table:table-cell>
          <table:table-cell table:formula="of:=[$'Parcel stats'.AF23]" office:value-type="float" office:value="0" calcext:value-type="float">
            <text:p>0</text:p>
          </table:table-cell>
          <table:table-cell table:formula="of:=[$'Parcel stats'.AG23]" office:value-type="float" office:value="40.5412" calcext:value-type="float">
            <text:p>40.5412</text:p>
          </table:table-cell>
          <table:table-cell table:formula="of:=[$'Parcel stats'.AH23]" office:value-type="float" office:value="31.5008" calcext:value-type="float">
            <text:p>31.5008</text:p>
          </table:table-cell>
          <table:table-cell table:formula="of:=[$'Parcel stats'.AJ23]" office:value-type="float" office:value="0.02" calcext:value-type="float">
            <text:p>0.02</text:p>
          </table:table-cell>
          <table:table-cell table:formula="of:=[$'Parcel stats'.AK23]" office:value-type="float" office:value="9.0404" calcext:value-type="float">
            <text:p>9.0404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stats'.E24]" office:value-type="float" office:value="0" calcext:value-type="float">
            <text:p>0</text:p>
          </table:table-cell>
          <table:table-cell table:formula="of:=[$'Parcel stats'.F24]" office:value-type="float" office:value="12.0194" calcext:value-type="float">
            <text:p>12.0194</text:p>
          </table:table-cell>
          <table:table-cell table:formula="of:=[$'Parcel stats'.G24]" office:value-type="float" office:value="13.6896" calcext:value-type="float">
            <text:p>13.6896</text:p>
          </table:table-cell>
          <table:table-cell table:formula="of:=[$'Parcel stats'.I24]" office:value-type="float" office:value="0" calcext:value-type="float">
            <text:p>0</text:p>
          </table:table-cell>
          <table:table-cell table:formula="of:=[$'Parcel stats'.J24]" office:value-type="float" office:value="-1.6702" calcext:value-type="float">
            <text:p>-1.6702</text:p>
          </table:table-cell>
          <table:table-cell table:formula="of:=[$'Parcel stats'.N24]" office:value-type="float" office:value="0" calcext:value-type="float">
            <text:p>0</text:p>
          </table:table-cell>
          <table:table-cell table:formula="of:=[$'Parcel stats'.O24]" office:value-type="float" office:value="25.815" calcext:value-type="float">
            <text:p>25.815</text:p>
          </table:table-cell>
          <table:table-cell table:formula="of:=[$'Parcel stats'.P24]" office:value-type="float" office:value="25.5668" calcext:value-type="float">
            <text:p>25.5668</text:p>
          </table:table-cell>
          <table:table-cell table:formula="of:=[$'Parcel stats'.R24]" office:value-type="float" office:value="0" calcext:value-type="float">
            <text:p>0</text:p>
          </table:table-cell>
          <table:table-cell table:formula="of:=[$'Parcel stats'.S24]" office:value-type="float" office:value="0.2482" calcext:value-type="float">
            <text:p>0.2482</text:p>
          </table:table-cell>
          <table:table-cell table:formula="of:=[$'Parcel stats'.W24]" office:value-type="float" office:value="0" calcext:value-type="float">
            <text:p>0</text:p>
          </table:table-cell>
          <table:table-cell table:formula="of:=[$'Parcel stats'.X24]" office:value-type="float" office:value="36.2076" calcext:value-type="float">
            <text:p>36.2076</text:p>
          </table:table-cell>
          <table:table-cell table:formula="of:=[$'Parcel stats'.Y24]" office:value-type="float" office:value="29.7344" calcext:value-type="float">
            <text:p>29.7344</text:p>
          </table:table-cell>
          <table:table-cell table:formula="of:=[$'Parcel stats'.AA24]" office:value-type="float" office:value="0" calcext:value-type="float">
            <text:p>0</text:p>
          </table:table-cell>
          <table:table-cell table:formula="of:=[$'Parcel stats'.AB24]" office:value-type="float" office:value="6.4732" calcext:value-type="float">
            <text:p>6.4732</text:p>
          </table:table-cell>
          <table:table-cell table:formula="of:=[$'Parcel stats'.AF24]" office:value-type="float" office:value="0" calcext:value-type="float">
            <text:p>0</text:p>
          </table:table-cell>
          <table:table-cell table:formula="of:=[$'Parcel stats'.AG24]" office:value-type="float" office:value="42.168" calcext:value-type="float">
            <text:p>42.168</text:p>
          </table:table-cell>
          <table:table-cell table:formula="of:=[$'Parcel stats'.AH24]" office:value-type="float" office:value="35.4936" calcext:value-type="float">
            <text:p>35.4936</text:p>
          </table:table-cell>
          <table:table-cell table:formula="of:=[$'Parcel stats'.AJ24]" office:value-type="float" office:value="0.02" calcext:value-type="float">
            <text:p>0.02</text:p>
          </table:table-cell>
          <table:table-cell table:formula="of:=[$'Parcel stats'.AK24]" office:value-type="float" office:value="6.6744" calcext:value-type="float">
            <text:p>6.674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stats'.E25]" office:value-type="float" office:value="0" calcext:value-type="float">
            <text:p>0</text:p>
          </table:table-cell>
          <table:table-cell table:formula="of:=[$'Parcel stats'.F25]" office:value-type="float" office:value="10.5254" calcext:value-type="float">
            <text:p>10.5254</text:p>
          </table:table-cell>
          <table:table-cell table:formula="of:=[$'Parcel stats'.G25]" office:value-type="float" office:value="10.534" calcext:value-type="float">
            <text:p>10.534</text:p>
          </table:table-cell>
          <table:table-cell table:formula="of:=[$'Parcel stats'.I25]" office:value-type="float" office:value="0" calcext:value-type="float">
            <text:p>0</text:p>
          </table:table-cell>
          <table:table-cell table:formula="of:=[$'Parcel stats'.J25]" office:value-type="float" office:value="-0.0086" calcext:value-type="float">
            <text:p>-0.0086</text:p>
          </table:table-cell>
          <table:table-cell table:formula="of:=[$'Parcel stats'.N25]" office:value-type="float" office:value="0" calcext:value-type="float">
            <text:p>0</text:p>
          </table:table-cell>
          <table:table-cell table:formula="of:=[$'Parcel stats'.O25]" office:value-type="float" office:value="19.4738" calcext:value-type="float">
            <text:p>19.4738</text:p>
          </table:table-cell>
          <table:table-cell table:formula="of:=[$'Parcel stats'.P25]" office:value-type="float" office:value="15.9436" calcext:value-type="float">
            <text:p>15.9436</text:p>
          </table:table-cell>
          <table:table-cell table:formula="of:=[$'Parcel stats'.R25]" office:value-type="float" office:value="0" calcext:value-type="float">
            <text:p>0</text:p>
          </table:table-cell>
          <table:table-cell table:formula="of:=[$'Parcel stats'.S25]" office:value-type="float" office:value="3.5302" calcext:value-type="float">
            <text:p>3.5302</text:p>
          </table:table-cell>
          <table:table-cell table:formula="of:=[$'Parcel stats'.W25]" office:value-type="float" office:value="0" calcext:value-type="float">
            <text:p>0</text:p>
          </table:table-cell>
          <table:table-cell table:formula="of:=[$'Parcel stats'.X25]" office:value-type="float" office:value="27.8578" calcext:value-type="float">
            <text:p>27.8578</text:p>
          </table:table-cell>
          <table:table-cell table:formula="of:=[$'Parcel stats'.Y25]" office:value-type="float" office:value="20.5528" calcext:value-type="float">
            <text:p>20.5528</text:p>
          </table:table-cell>
          <table:table-cell table:formula="of:=[$'Parcel stats'.AA25]" office:value-type="float" office:value="0" calcext:value-type="float">
            <text:p>0</text:p>
          </table:table-cell>
          <table:table-cell table:formula="of:=[$'Parcel stats'.AB25]" office:value-type="float" office:value="7.305" calcext:value-type="float">
            <text:p>7.305</text:p>
          </table:table-cell>
          <table:table-cell table:formula="of:=[$'Parcel stats'.AF25]" office:value-type="float" office:value="0" calcext:value-type="float">
            <text:p>0</text:p>
          </table:table-cell>
          <table:table-cell table:formula="of:=[$'Parcel stats'.AG25]" office:value-type="float" office:value="56.2458" calcext:value-type="float">
            <text:p>56.2458</text:p>
          </table:table-cell>
          <table:table-cell table:formula="of:=[$'Parcel stats'.AH25]" office:value-type="float" office:value="36.8" calcext:value-type="float">
            <text:p>36.8</text:p>
          </table:table-cell>
          <table:table-cell table:formula="of:=[$'Parcel stats'.AJ25]" office:value-type="float" office:value="0.02" calcext:value-type="float">
            <text:p>0.02</text:p>
          </table:table-cell>
          <table:table-cell table:formula="of:=[$'Parcel stats'.AK25]" office:value-type="float" office:value="19.4458" calcext:value-type="float">
            <text:p>19.4458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stats'.E26]" office:value-type="float" office:value="0" calcext:value-type="float">
            <text:p>0</text:p>
          </table:table-cell>
          <table:table-cell table:formula="of:=[$'Parcel stats'.F26]" office:value-type="float" office:value="6.1264" calcext:value-type="float">
            <text:p>6.1264</text:p>
          </table:table-cell>
          <table:table-cell table:formula="of:=[$'Parcel stats'.G26]" office:value-type="float" office:value="13.6068" calcext:value-type="float">
            <text:p>13.6068</text:p>
          </table:table-cell>
          <table:table-cell table:formula="of:=[$'Parcel stats'.I26]" office:value-type="float" office:value="0" calcext:value-type="float">
            <text:p>0</text:p>
          </table:table-cell>
          <table:table-cell table:formula="of:=[$'Parcel stats'.J26]" office:value-type="float" office:value="-7.4804" calcext:value-type="float">
            <text:p>-7.4804</text:p>
          </table:table-cell>
          <table:table-cell table:formula="of:=[$'Parcel stats'.N26]" office:value-type="float" office:value="0" calcext:value-type="float">
            <text:p>0</text:p>
          </table:table-cell>
          <table:table-cell table:formula="of:=[$'Parcel stats'.O26]" office:value-type="float" office:value="20.088" calcext:value-type="float">
            <text:p>20.088</text:p>
          </table:table-cell>
          <table:table-cell table:formula="of:=[$'Parcel stats'.P26]" office:value-type="float" office:value="20.3688" calcext:value-type="float">
            <text:p>20.3688</text:p>
          </table:table-cell>
          <table:table-cell table:formula="of:=[$'Parcel stats'.R26]" office:value-type="float" office:value="0" calcext:value-type="float">
            <text:p>0</text:p>
          </table:table-cell>
          <table:table-cell table:formula="of:=[$'Parcel stats'.S26]" office:value-type="float" office:value="-0.2808" calcext:value-type="float">
            <text:p>-0.2808</text:p>
          </table:table-cell>
          <table:table-cell table:formula="of:=[$'Parcel stats'.W26]" office:value-type="float" office:value="0" calcext:value-type="float">
            <text:p>0</text:p>
          </table:table-cell>
          <table:table-cell table:formula="of:=[$'Parcel stats'.X26]" office:value-type="float" office:value="32.539" calcext:value-type="float">
            <text:p>32.539</text:p>
          </table:table-cell>
          <table:table-cell table:formula="of:=[$'Parcel stats'.Y26]" office:value-type="float" office:value="28.0968" calcext:value-type="float">
            <text:p>28.0968</text:p>
          </table:table-cell>
          <table:table-cell table:formula="of:=[$'Parcel stats'.AA26]" office:value-type="float" office:value="0" calcext:value-type="float">
            <text:p>0</text:p>
          </table:table-cell>
          <table:table-cell table:formula="of:=[$'Parcel stats'.AB26]" office:value-type="float" office:value="4.4422" calcext:value-type="float">
            <text:p>4.4422</text:p>
          </table:table-cell>
          <table:table-cell table:formula="of:=[$'Parcel stats'.AF26]" office:value-type="float" office:value="0" calcext:value-type="float">
            <text:p>0</text:p>
          </table:table-cell>
          <table:table-cell table:formula="of:=[$'Parcel stats'.AG26]" office:value-type="float" office:value="45.2732" calcext:value-type="float">
            <text:p>45.2732</text:p>
          </table:table-cell>
          <table:table-cell table:formula="of:=[$'Parcel stats'.AH26]" office:value-type="float" office:value="34.6656" calcext:value-type="float">
            <text:p>34.6656</text:p>
          </table:table-cell>
          <table:table-cell table:formula="of:=[$'Parcel stats'.AJ26]" office:value-type="float" office:value="0.25" calcext:value-type="float">
            <text:p>0.25</text:p>
          </table:table-cell>
          <table:table-cell table:formula="of:=[$'Parcel stats'.AK26]" office:value-type="float" office:value="10.6076" calcext:value-type="float">
            <text:p>10.607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stats'.E27]" office:value-type="float" office:value="0" calcext:value-type="float">
            <text:p>0</text:p>
          </table:table-cell>
          <table:table-cell table:formula="of:=[$'Parcel stats'.F27]" office:value-type="float" office:value="7.4544" calcext:value-type="float">
            <text:p>7.4544</text:p>
          </table:table-cell>
          <table:table-cell table:formula="of:=[$'Parcel stats'.G27]" office:value-type="float" office:value="14.0208" calcext:value-type="float">
            <text:p>14.0208</text:p>
          </table:table-cell>
          <table:table-cell table:formula="of:=[$'Parcel stats'.I27]" office:value-type="float" office:value="0" calcext:value-type="float">
            <text:p>0</text:p>
          </table:table-cell>
          <table:table-cell table:formula="of:=[$'Parcel stats'.J27]" office:value-type="float" office:value="-6.5664" calcext:value-type="float">
            <text:p>-6.5664</text:p>
          </table:table-cell>
          <table:table-cell table:formula="of:=[$'Parcel stats'.N27]" office:value-type="float" office:value="0" calcext:value-type="float">
            <text:p>0</text:p>
          </table:table-cell>
          <table:table-cell table:formula="of:=[$'Parcel stats'.O27]" office:value-type="float" office:value="10.9736" calcext:value-type="float">
            <text:p>10.9736</text:p>
          </table:table-cell>
          <table:table-cell table:formula="of:=[$'Parcel stats'.P27]" office:value-type="float" office:value="11.7484" calcext:value-type="float">
            <text:p>11.7484</text:p>
          </table:table-cell>
          <table:table-cell table:formula="of:=[$'Parcel stats'.R27]" office:value-type="float" office:value="0" calcext:value-type="float">
            <text:p>0</text:p>
          </table:table-cell>
          <table:table-cell table:formula="of:=[$'Parcel stats'.S27]" office:value-type="float" office:value="-0.7748" calcext:value-type="float">
            <text:p>-0.7748</text:p>
          </table:table-cell>
          <table:table-cell table:formula="of:=[$'Parcel stats'.W27]" office:value-type="float" office:value="0" calcext:value-type="float">
            <text:p>0</text:p>
          </table:table-cell>
          <table:table-cell table:formula="of:=[$'Parcel stats'.X27]" office:value-type="float" office:value="25.4" calcext:value-type="float">
            <text:p>25.4</text:p>
          </table:table-cell>
          <table:table-cell table:formula="of:=[$'Parcel stats'.Y27]" office:value-type="float" office:value="18.7772" calcext:value-type="float">
            <text:p>18.7772</text:p>
          </table:table-cell>
          <table:table-cell table:formula="of:=[$'Parcel stats'.AA27]" office:value-type="float" office:value="0" calcext:value-type="float">
            <text:p>0</text:p>
          </table:table-cell>
          <table:table-cell table:formula="of:=[$'Parcel stats'.AB27]" office:value-type="float" office:value="6.6228" calcext:value-type="float">
            <text:p>6.6228</text:p>
          </table:table-cell>
          <table:table-cell table:formula="of:=[$'Parcel stats'.AF27]" office:value-type="float" office:value="0" calcext:value-type="float">
            <text:p>0</text:p>
          </table:table-cell>
          <table:table-cell table:formula="of:=[$'Parcel stats'.AG27]" office:value-type="float" office:value="39.6272" calcext:value-type="float">
            <text:p>39.6272</text:p>
          </table:table-cell>
          <table:table-cell table:formula="of:=[$'Parcel stats'.AH27]" office:value-type="float" office:value="32.476" calcext:value-type="float">
            <text:p>32.476</text:p>
          </table:table-cell>
          <table:table-cell table:formula="of:=[$'Parcel stats'.AJ27]" office:value-type="float" office:value="0.01" calcext:value-type="float">
            <text:p>0.01</text:p>
          </table:table-cell>
          <table:table-cell table:formula="of:=[$'Parcel stats'.AK27]" office:value-type="float" office:value="7.1512" calcext:value-type="float">
            <text:p>7.15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stats'.E28]" office:value-type="float" office:value="0" calcext:value-type="float">
            <text:p>0</text:p>
          </table:table-cell>
          <table:table-cell table:formula="of:=[$'Parcel stats'.F28]" office:value-type="float" office:value="17.7298" calcext:value-type="float">
            <text:p>17.7298</text:p>
          </table:table-cell>
          <table:table-cell table:formula="of:=[$'Parcel stats'.G28]" office:value-type="float" office:value="19.3936" calcext:value-type="float">
            <text:p>19.3936</text:p>
          </table:table-cell>
          <table:table-cell table:formula="of:=[$'Parcel stats'.I28]" office:value-type="float" office:value="0" calcext:value-type="float">
            <text:p>0</text:p>
          </table:table-cell>
          <table:table-cell table:formula="of:=[$'Parcel stats'.J28]" office:value-type="float" office:value="-1.6638" calcext:value-type="float">
            <text:p>-1.6638</text:p>
          </table:table-cell>
          <table:table-cell table:formula="of:=[$'Parcel stats'.N28]" office:value-type="float" office:value="0" calcext:value-type="float">
            <text:p>0</text:p>
          </table:table-cell>
          <table:table-cell table:formula="of:=[$'Parcel stats'.O28]" office:value-type="float" office:value="17.7298" calcext:value-type="float">
            <text:p>17.7298</text:p>
          </table:table-cell>
          <table:table-cell table:formula="of:=[$'Parcel stats'.P28]" office:value-type="float" office:value="19.3936" calcext:value-type="float">
            <text:p>19.3936</text:p>
          </table:table-cell>
          <table:table-cell table:formula="of:=[$'Parcel stats'.R28]" office:value-type="float" office:value="0" calcext:value-type="float">
            <text:p>0</text:p>
          </table:table-cell>
          <table:table-cell table:formula="of:=[$'Parcel stats'.S28]" office:value-type="float" office:value="-1.6638" calcext:value-type="float">
            <text:p>-1.6638</text:p>
          </table:table-cell>
          <table:table-cell table:formula="of:=[$'Parcel stats'.W28]" office:value-type="float" office:value="0" calcext:value-type="float">
            <text:p>0</text:p>
          </table:table-cell>
          <table:table-cell table:formula="of:=[$'Parcel stats'.X28]" office:value-type="float" office:value="16.5678" calcext:value-type="float">
            <text:p>16.5678</text:p>
          </table:table-cell>
          <table:table-cell table:formula="of:=[$'Parcel stats'.Y28]" office:value-type="float" office:value="17.4892" calcext:value-type="float">
            <text:p>17.4892</text:p>
          </table:table-cell>
          <table:table-cell table:formula="of:=[$'Parcel stats'.AA28]" office:value-type="float" office:value="0" calcext:value-type="float">
            <text:p>0</text:p>
          </table:table-cell>
          <table:table-cell table:formula="of:=[$'Parcel stats'.AB28]" office:value-type="float" office:value="-0.9214" calcext:value-type="float">
            <text:p>-0.9214</text:p>
          </table:table-cell>
          <table:table-cell table:formula="of:=[$'Parcel stats'.AF28]" office:value-type="float" office:value="0" calcext:value-type="float">
            <text:p>0</text:p>
          </table:table-cell>
          <table:table-cell table:formula="of:=[$'Parcel stats'.AG28]" office:value-type="float" office:value="39.8596" calcext:value-type="float">
            <text:p>39.8596</text:p>
          </table:table-cell>
          <table:table-cell table:formula="of:=[$'Parcel stats'.AH28]" office:value-type="float" office:value="31.0224" calcext:value-type="float">
            <text:p>31.0224</text:p>
          </table:table-cell>
          <table:table-cell table:formula="of:=[$'Parcel stats'.AJ28]" office:value-type="float" office:value="0.02" calcext:value-type="float">
            <text:p>0.02</text:p>
          </table:table-cell>
          <table:table-cell table:formula="of:=[$'Parcel stats'.AK28]" office:value-type="float" office:value="8.8372" calcext:value-type="float">
            <text:p>8.837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stats'.E29]" office:value-type="float" office:value="0" calcext:value-type="float">
            <text:p>0</text:p>
          </table:table-cell>
          <table:table-cell table:formula="of:=[$'Parcel stats'.F29]" office:value-type="float" office:value="5.6616" calcext:value-type="float">
            <text:p>5.6616</text:p>
          </table:table-cell>
          <table:table-cell table:formula="of:=[$'Parcel stats'.G29]" office:value-type="float" office:value="6.1732" calcext:value-type="float">
            <text:p>6.1732</text:p>
          </table:table-cell>
          <table:table-cell table:formula="of:=[$'Parcel stats'.I29]" office:value-type="float" office:value="0" calcext:value-type="float">
            <text:p>0</text:p>
          </table:table-cell>
          <table:table-cell table:formula="of:=[$'Parcel stats'.J29]" office:value-type="float" office:value="-0.5116" calcext:value-type="float">
            <text:p>-0.5116</text:p>
          </table:table-cell>
          <table:table-cell table:formula="of:=[$'Parcel stats'.N29]" office:value-type="float" office:value="0" calcext:value-type="float">
            <text:p>0</text:p>
          </table:table-cell>
          <table:table-cell table:formula="of:=[$'Parcel stats'.O29]" office:value-type="float" office:value="20.2872" calcext:value-type="float">
            <text:p>20.2872</text:p>
          </table:table-cell>
          <table:table-cell table:formula="of:=[$'Parcel stats'.P29]" office:value-type="float" office:value="20.2216" calcext:value-type="float">
            <text:p>20.2216</text:p>
          </table:table-cell>
          <table:table-cell table:formula="of:=[$'Parcel stats'.R29]" office:value-type="float" office:value="0" calcext:value-type="float">
            <text:p>0</text:p>
          </table:table-cell>
          <table:table-cell table:formula="of:=[$'Parcel stats'.S29]" office:value-type="float" office:value="0.0656" calcext:value-type="float">
            <text:p>0.0656</text:p>
          </table:table-cell>
          <table:table-cell table:formula="of:=[$'Parcel stats'.W29]" office:value-type="float" office:value="0" calcext:value-type="float">
            <text:p>0</text:p>
          </table:table-cell>
          <table:table-cell table:formula="of:=[$'Parcel stats'.X29]" office:value-type="float" office:value="20.2872" calcext:value-type="float">
            <text:p>20.2872</text:p>
          </table:table-cell>
          <table:table-cell table:formula="of:=[$'Parcel stats'.Y29]" office:value-type="float" office:value="20.2216" calcext:value-type="float">
            <text:p>20.2216</text:p>
          </table:table-cell>
          <table:table-cell table:formula="of:=[$'Parcel stats'.AA29]" office:value-type="float" office:value="0" calcext:value-type="float">
            <text:p>0</text:p>
          </table:table-cell>
          <table:table-cell table:formula="of:=[$'Parcel stats'.AB29]" office:value-type="float" office:value="0.0656" calcext:value-type="float">
            <text:p>0.0656</text:p>
          </table:table-cell>
          <table:table-cell table:formula="of:=[$'Parcel stats'.AF29]" office:value-type="float" office:value="0" calcext:value-type="float">
            <text:p>0</text:p>
          </table:table-cell>
          <table:table-cell table:formula="of:=[$'Parcel stats'.AG29]" office:value-type="float" office:value="44.0106" calcext:value-type="float">
            <text:p>44.0106</text:p>
          </table:table-cell>
          <table:table-cell table:formula="of:=[$'Parcel stats'.AH29]" office:value-type="float" office:value="34.0584" calcext:value-type="float">
            <text:p>34.0584</text:p>
          </table:table-cell>
          <table:table-cell table:formula="of:=[$'Parcel stats'.AJ29]" office:value-type="float" office:value="0.01" calcext:value-type="float">
            <text:p>0.01</text:p>
          </table:table-cell>
          <table:table-cell table:formula="of:=[$'Parcel stats'.AK29]" office:value-type="float" office:value="9.9522" calcext:value-type="float">
            <text:p>9.952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stats'.E30]" office:value-type="float" office:value="0" calcext:value-type="float">
            <text:p>0</text:p>
          </table:table-cell>
          <table:table-cell table:formula="of:=[$'Parcel stats'.F30]" office:value-type="float" office:value="7.9524" calcext:value-type="float">
            <text:p>7.9524</text:p>
          </table:table-cell>
          <table:table-cell table:formula="of:=[$'Parcel stats'.G30]" office:value-type="float" office:value="9.9268" calcext:value-type="float">
            <text:p>9.9268</text:p>
          </table:table-cell>
          <table:table-cell table:formula="of:=[$'Parcel stats'.I30]" office:value-type="float" office:value="0" calcext:value-type="float">
            <text:p>0</text:p>
          </table:table-cell>
          <table:table-cell table:formula="of:=[$'Parcel stats'.J30]" office:value-type="float" office:value="-1.9744" calcext:value-type="float">
            <text:p>-1.9744</text:p>
          </table:table-cell>
          <table:table-cell table:formula="of:=[$'Parcel stats'.N30]" office:value-type="float" office:value="0" calcext:value-type="float">
            <text:p>0</text:p>
          </table:table-cell>
          <table:table-cell table:formula="of:=[$'Parcel stats'.O30]" office:value-type="float" office:value="35.2272" calcext:value-type="float">
            <text:p>35.2272</text:p>
          </table:table-cell>
          <table:table-cell table:formula="of:=[$'Parcel stats'.P30]" office:value-type="float" office:value="22.3652" calcext:value-type="float">
            <text:p>22.3652</text:p>
          </table:table-cell>
          <table:table-cell table:formula="of:=[$'Parcel stats'.R30]" office:value-type="float" office:value="0" calcext:value-type="float">
            <text:p>0</text:p>
          </table:table-cell>
          <table:table-cell table:formula="of:=[$'Parcel stats'.S30]" office:value-type="float" office:value="12.862" calcext:value-type="float">
            <text:p>12.862</text:p>
          </table:table-cell>
          <table:table-cell table:formula="of:=[$'Parcel stats'.W30]" office:value-type="float" office:value="0" calcext:value-type="float">
            <text:p>0</text:p>
          </table:table-cell>
          <table:table-cell table:formula="of:=[$'Parcel stats'.X30]" office:value-type="float" office:value="44.9724" calcext:value-type="float">
            <text:p>44.9724</text:p>
          </table:table-cell>
          <table:table-cell table:formula="of:=[$'Parcel stats'.Y30]" office:value-type="float" office:value="29.5228" calcext:value-type="float">
            <text:p>29.5228</text:p>
          </table:table-cell>
          <table:table-cell table:formula="of:=[$'Parcel stats'.AA30]" office:value-type="float" office:value="0" calcext:value-type="float">
            <text:p>0</text:p>
          </table:table-cell>
          <table:table-cell table:formula="of:=[$'Parcel stats'.AB30]" office:value-type="float" office:value="15.4496" calcext:value-type="float">
            <text:p>15.4496</text:p>
          </table:table-cell>
          <table:table-cell table:formula="of:=[$'Parcel stats'.AF30]" office:value-type="float" office:value="0" calcext:value-type="float">
            <text:p>0</text:p>
          </table:table-cell>
          <table:table-cell table:formula="of:=[$'Parcel stats'.AG30]" office:value-type="float" office:value="62.1388" calcext:value-type="float">
            <text:p>62.1388</text:p>
          </table:table-cell>
          <table:table-cell table:formula="of:=[$'Parcel stats'.AH30]" office:value-type="float" office:value="35.1624" calcext:value-type="float">
            <text:p>35.1624</text:p>
          </table:table-cell>
          <table:table-cell table:formula="of:=[$'Parcel stats'.AJ30]" office:value-type="float" office:value="0.02" calcext:value-type="float">
            <text:p>0.02</text:p>
          </table:table-cell>
          <table:table-cell table:formula="of:=[$'Parcel stats'.AK30]" office:value-type="float" office:value="26.9764" calcext:value-type="float">
            <text:p>26.976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stats'.E31]" office:value-type="float" office:value="0" calcext:value-type="float">
            <text:p>0</text:p>
          </table:table-cell>
          <table:table-cell table:formula="of:=[$'Parcel stats'.F31]" office:value-type="float" office:value="11.8866" calcext:value-type="float">
            <text:p>11.8866</text:p>
          </table:table-cell>
          <table:table-cell table:formula="of:=[$'Parcel stats'.G31]" office:value-type="float" office:value="12.052" calcext:value-type="float">
            <text:p>12.052</text:p>
          </table:table-cell>
          <table:table-cell table:formula="of:=[$'Parcel stats'.I31]" office:value-type="float" office:value="0" calcext:value-type="float">
            <text:p>0</text:p>
          </table:table-cell>
          <table:table-cell table:formula="of:=[$'Parcel stats'.J31]" office:value-type="float" office:value="-0.1654" calcext:value-type="float">
            <text:p>-0.1654</text:p>
          </table:table-cell>
          <table:table-cell table:formula="of:=[$'Parcel stats'.N31]" office:value-type="float" office:value="0" calcext:value-type="float">
            <text:p>0</text:p>
          </table:table-cell>
          <table:table-cell table:formula="of:=[$'Parcel stats'.O31]" office:value-type="float" office:value="28.0394" calcext:value-type="float">
            <text:p>28.0394</text:p>
          </table:table-cell>
          <table:table-cell table:formula="of:=[$'Parcel stats'.P31]" office:value-type="float" office:value="24.2604" calcext:value-type="float">
            <text:p>24.2604</text:p>
          </table:table-cell>
          <table:table-cell table:formula="of:=[$'Parcel stats'.R31]" office:value-type="float" office:value="0" calcext:value-type="float">
            <text:p>0</text:p>
          </table:table-cell>
          <table:table-cell table:formula="of:=[$'Parcel stats'.S31]" office:value-type="float" office:value="3.779" calcext:value-type="float">
            <text:p>3.779</text:p>
          </table:table-cell>
          <table:table-cell table:formula="of:=[$'Parcel stats'.W31]" office:value-type="float" office:value="0" calcext:value-type="float">
            <text:p>0</text:p>
          </table:table-cell>
          <table:table-cell table:formula="of:=[$'Parcel stats'.X31]" office:value-type="float" office:value="43.827" calcext:value-type="float">
            <text:p>43.827</text:p>
          </table:table-cell>
          <table:table-cell table:formula="of:=[$'Parcel stats'.Y31]" office:value-type="float" office:value="35.42" calcext:value-type="float">
            <text:p>35.42</text:p>
          </table:table-cell>
          <table:table-cell table:formula="of:=[$'Parcel stats'.AA31]" office:value-type="float" office:value="0" calcext:value-type="float">
            <text:p>0</text:p>
          </table:table-cell>
          <table:table-cell table:formula="of:=[$'Parcel stats'.AB31]" office:value-type="float" office:value="8.407" calcext:value-type="float">
            <text:p>8.407</text:p>
          </table:table-cell>
          <table:table-cell table:formula="of:=[$'Parcel stats'.AF31]" office:value-type="float" office:value="0" calcext:value-type="float">
            <text:p>0</text:p>
          </table:table-cell>
          <table:table-cell table:formula="of:=[$'Parcel stats'.AG31]" office:value-type="float" office:value="67.3512" calcext:value-type="float">
            <text:p>67.3512</text:p>
          </table:table-cell>
          <table:table-cell table:formula="of:=[$'Parcel stats'.AH31]" office:value-type="float" office:value="43.6356" calcext:value-type="float">
            <text:p>43.6356</text:p>
          </table:table-cell>
          <table:table-cell table:formula="of:=[$'Parcel stats'.AJ31]" office:value-type="float" office:value="0.18" calcext:value-type="float">
            <text:p>0.18</text:p>
          </table:table-cell>
          <table:table-cell table:formula="of:=[$'Parcel stats'.AK31]" office:value-type="float" office:value="23.7156" calcext:value-type="float">
            <text:p>23.715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stats'.E32]" office:value-type="float" office:value="0" calcext:value-type="float">
            <text:p>0</text:p>
          </table:table-cell>
          <table:table-cell table:formula="of:=[$'Parcel stats'.F32]" office:value-type="float" office:value="10.9238" calcext:value-type="float">
            <text:p>10.9238</text:p>
          </table:table-cell>
          <table:table-cell table:formula="of:=[$'Parcel stats'.G32]" office:value-type="float" office:value="17.2684" calcext:value-type="float">
            <text:p>17.2684</text:p>
          </table:table-cell>
          <table:table-cell table:formula="of:=[$'Parcel stats'.I32]" office:value-type="float" office:value="0" calcext:value-type="float">
            <text:p>0</text:p>
          </table:table-cell>
          <table:table-cell table:formula="of:=[$'Parcel stats'.J32]" office:value-type="float" office:value="-6.3446" calcext:value-type="float">
            <text:p>-6.3446</text:p>
          </table:table-cell>
          <table:table-cell table:formula="of:=[$'Parcel stats'.N32]" office:value-type="float" office:value="0" calcext:value-type="float">
            <text:p>0</text:p>
          </table:table-cell>
          <table:table-cell table:formula="of:=[$'Parcel stats'.O32]" office:value-type="float" office:value="26.0142" calcext:value-type="float">
            <text:p>26.0142</text:p>
          </table:table-cell>
          <table:table-cell table:formula="of:=[$'Parcel stats'.P32]" office:value-type="float" office:value="24.2144" calcext:value-type="float">
            <text:p>24.2144</text:p>
          </table:table-cell>
          <table:table-cell table:formula="of:=[$'Parcel stats'.R32]" office:value-type="float" office:value="0" calcext:value-type="float">
            <text:p>0</text:p>
          </table:table-cell>
          <table:table-cell table:formula="of:=[$'Parcel stats'.S32]" office:value-type="float" office:value="1.7998" calcext:value-type="float">
            <text:p>1.7998</text:p>
          </table:table-cell>
          <table:table-cell table:formula="of:=[$'Parcel stats'.W32]" office:value-type="float" office:value="0" calcext:value-type="float">
            <text:p>0</text:p>
          </table:table-cell>
          <table:table-cell table:formula="of:=[$'Parcel stats'.X32]" office:value-type="float" office:value="41.2374" calcext:value-type="float">
            <text:p>41.2374</text:p>
          </table:table-cell>
          <table:table-cell table:formula="of:=[$'Parcel stats'.Y32]" office:value-type="float" office:value="30.0288" calcext:value-type="float">
            <text:p>30.0288</text:p>
          </table:table-cell>
          <table:table-cell table:formula="of:=[$'Parcel stats'.AA32]" office:value-type="float" office:value="0.04" calcext:value-type="float">
            <text:p>0.04</text:p>
          </table:table-cell>
          <table:table-cell table:formula="of:=[$'Parcel stats'.AB32]" office:value-type="float" office:value="11.2086" calcext:value-type="float">
            <text:p>11.2086</text:p>
          </table:table-cell>
          <table:table-cell table:formula="of:=[$'Parcel stats'.AF32]" office:value-type="float" office:value="0" calcext:value-type="float">
            <text:p>0</text:p>
          </table:table-cell>
          <table:table-cell table:formula="of:=[$'Parcel stats'.AG32]" office:value-type="float" office:value="49.5882" calcext:value-type="float">
            <text:p>49.5882</text:p>
          </table:table-cell>
          <table:table-cell table:formula="of:=[$'Parcel stats'.AH32]" office:value-type="float" office:value="34.3528" calcext:value-type="float">
            <text:p>34.3528</text:p>
          </table:table-cell>
          <table:table-cell table:formula="of:=[$'Parcel stats'.AJ32]" office:value-type="float" office:value="0.09" calcext:value-type="float">
            <text:p>0.09</text:p>
          </table:table-cell>
          <table:table-cell table:formula="of:=[$'Parcel stats'.AK32]" office:value-type="float" office:value="15.2354" calcext:value-type="float">
            <text:p>15.2354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stats'.E33]" office:value-type="float" office:value="0" calcext:value-type="float">
            <text:p>0</text:p>
          </table:table-cell>
          <table:table-cell table:formula="of:=[$'Parcel stats'.F33]" office:value-type="float" office:value="8.5832" calcext:value-type="float">
            <text:p>8.5832</text:p>
          </table:table-cell>
          <table:table-cell table:formula="of:=[$'Parcel stats'.G33]" office:value-type="float" office:value="15.0696" calcext:value-type="float">
            <text:p>15.0696</text:p>
          </table:table-cell>
          <table:table-cell table:formula="of:=[$'Parcel stats'.I33]" office:value-type="float" office:value="0" calcext:value-type="float">
            <text:p>0</text:p>
          </table:table-cell>
          <table:table-cell table:formula="of:=[$'Parcel stats'.J33]" office:value-type="float" office:value="-6.4864" calcext:value-type="float">
            <text:p>-6.4864</text:p>
          </table:table-cell>
          <table:table-cell table:formula="of:=[$'Parcel stats'.N33]" office:value-type="float" office:value="0" calcext:value-type="float">
            <text:p>0</text:p>
          </table:table-cell>
          <table:table-cell table:formula="of:=[$'Parcel stats'.O33]" office:value-type="float" office:value="10.3096" calcext:value-type="float">
            <text:p>10.3096</text:p>
          </table:table-cell>
          <table:table-cell table:formula="of:=[$'Parcel stats'.P33]" office:value-type="float" office:value="7.3968" calcext:value-type="float">
            <text:p>7.3968</text:p>
          </table:table-cell>
          <table:table-cell table:formula="of:=[$'Parcel stats'.R33]" office:value-type="float" office:value="0" calcext:value-type="float">
            <text:p>0</text:p>
          </table:table-cell>
          <table:table-cell table:formula="of:=[$'Parcel stats'.S33]" office:value-type="float" office:value="2.9128" calcext:value-type="float">
            <text:p>2.9128</text:p>
          </table:table-cell>
          <table:table-cell table:formula="of:=[$'Parcel stats'.W33]" office:value-type="float" office:value="0" calcext:value-type="float">
            <text:p>0</text:p>
          </table:table-cell>
          <table:table-cell table:formula="of:=[$'Parcel stats'.X33]" office:value-type="float" office:value="37.852" calcext:value-type="float">
            <text:p>37.852</text:p>
          </table:table-cell>
          <table:table-cell table:formula="of:=[$'Parcel stats'.Y33]" office:value-type="float" office:value="32.9084" calcext:value-type="float">
            <text:p>32.9084</text:p>
          </table:table-cell>
          <table:table-cell table:formula="of:=[$'Parcel stats'.AA33]" office:value-type="float" office:value="0.03" calcext:value-type="float">
            <text:p>0.03</text:p>
          </table:table-cell>
          <table:table-cell table:formula="of:=[$'Parcel stats'.AB33]" office:value-type="float" office:value="4.9436" calcext:value-type="float">
            <text:p>4.9436</text:p>
          </table:table-cell>
          <table:table-cell table:formula="of:=[$'Parcel stats'.AF33]" office:value-type="float" office:value="0" calcext:value-type="float">
            <text:p>0</text:p>
          </table:table-cell>
          <table:table-cell table:formula="of:=[$'Parcel stats'.AG33]" office:value-type="float" office:value="45.2732" calcext:value-type="float">
            <text:p>45.2732</text:p>
          </table:table-cell>
          <table:table-cell table:formula="of:=[$'Parcel stats'.AH33]" office:value-type="float" office:value="37.2048" calcext:value-type="float">
            <text:p>37.2048</text:p>
          </table:table-cell>
          <table:table-cell table:formula="of:=[$'Parcel stats'.AJ33]" office:value-type="float" office:value="0.24" calcext:value-type="float">
            <text:p>0.24</text:p>
          </table:table-cell>
          <table:table-cell table:formula="of:=[$'Parcel stats'.AK33]" office:value-type="float" office:value="8.0684" calcext:value-type="float">
            <text:p>8.06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stats'.E34]" office:value-type="float" office:value="0" calcext:value-type="float">
            <text:p>0</text:p>
          </table:table-cell>
          <table:table-cell table:formula="of:=[$'Parcel stats'.F34]" office:value-type="float" office:value="13.447" calcext:value-type="float">
            <text:p>13.447</text:p>
          </table:table-cell>
          <table:table-cell table:formula="of:=[$'Parcel stats'.G34]" office:value-type="float" office:value="15.4744" calcext:value-type="float">
            <text:p>15.4744</text:p>
          </table:table-cell>
          <table:table-cell table:formula="of:=[$'Parcel stats'.I34]" office:value-type="float" office:value="0" calcext:value-type="float">
            <text:p>0</text:p>
          </table:table-cell>
          <table:table-cell table:formula="of:=[$'Parcel stats'.J34]" office:value-type="float" office:value="-2.0274" calcext:value-type="float">
            <text:p>-2.0274</text:p>
          </table:table-cell>
          <table:table-cell table:formula="of:=[$'Parcel stats'.N34]" office:value-type="float" office:value="0" calcext:value-type="float">
            <text:p>0</text:p>
          </table:table-cell>
          <table:table-cell table:formula="of:=[$'Parcel stats'.O34]" office:value-type="float" office:value="13.447" calcext:value-type="float">
            <text:p>13.447</text:p>
          </table:table-cell>
          <table:table-cell table:formula="of:=[$'Parcel stats'.P34]" office:value-type="float" office:value="15.4744" calcext:value-type="float">
            <text:p>15.4744</text:p>
          </table:table-cell>
          <table:table-cell table:formula="of:=[$'Parcel stats'.R34]" office:value-type="float" office:value="0" calcext:value-type="float">
            <text:p>0</text:p>
          </table:table-cell>
          <table:table-cell table:formula="of:=[$'Parcel stats'.S34]" office:value-type="float" office:value="-2.0274" calcext:value-type="float">
            <text:p>-2.0274</text:p>
          </table:table-cell>
          <table:table-cell table:formula="of:=[$'Parcel stats'.W34]" office:value-type="float" office:value="0" calcext:value-type="float">
            <text:p>0</text:p>
          </table:table-cell>
          <table:table-cell table:formula="of:=[$'Parcel stats'.X34]" office:value-type="float" office:value="39.6106" calcext:value-type="float">
            <text:p>39.6106</text:p>
          </table:table-cell>
          <table:table-cell table:formula="of:=[$'Parcel stats'.Y34]" office:value-type="float" office:value="34.224" calcext:value-type="float">
            <text:p>34.224</text:p>
          </table:table-cell>
          <table:table-cell table:formula="of:=[$'Parcel stats'.AA34]" office:value-type="float" office:value="0.14" calcext:value-type="float">
            <text:p>0.14</text:p>
          </table:table-cell>
          <table:table-cell table:formula="of:=[$'Parcel stats'.AB34]" office:value-type="float" office:value="5.3866" calcext:value-type="float">
            <text:p>5.3866</text:p>
          </table:table-cell>
          <table:table-cell table:formula="of:=[$'Parcel stats'.AF34]" office:value-type="float" office:value="0" calcext:value-type="float">
            <text:p>0</text:p>
          </table:table-cell>
          <table:table-cell table:formula="of:=[$'Parcel stats'.AG34]" office:value-type="float" office:value="53.3896" calcext:value-type="float">
            <text:p>53.3896</text:p>
          </table:table-cell>
          <table:table-cell table:formula="of:=[$'Parcel stats'.AH34]" office:value-type="float" office:value="39.146" calcext:value-type="float">
            <text:p>39.146</text:p>
          </table:table-cell>
          <table:table-cell table:formula="of:=[$'Parcel stats'.AJ34]" office:value-type="float" office:value="0.14" calcext:value-type="float">
            <text:p>0.14</text:p>
          </table:table-cell>
          <table:table-cell table:formula="of:=[$'Parcel stats'.AK34]" office:value-type="float" office:value="14.2436" calcext:value-type="float">
            <text:p>14.243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stats'.E35]" office:value-type="float" office:value="0" calcext:value-type="float">
            <text:p>0</text:p>
          </table:table-cell>
          <table:table-cell table:formula="of:=[$'Parcel stats'.F35]" office:value-type="float" office:value="13.0652" calcext:value-type="float">
            <text:p>13.0652</text:p>
          </table:table-cell>
          <table:table-cell table:formula="of:=[$'Parcel stats'.G35]" office:value-type="float" office:value="15.088" calcext:value-type="float">
            <text:p>15.088</text:p>
          </table:table-cell>
          <table:table-cell table:formula="of:=[$'Parcel stats'.I35]" office:value-type="float" office:value="0" calcext:value-type="float">
            <text:p>0</text:p>
          </table:table-cell>
          <table:table-cell table:formula="of:=[$'Parcel stats'.J35]" office:value-type="float" office:value="-2.0228" calcext:value-type="float">
            <text:p>-2.0228</text:p>
          </table:table-cell>
          <table:table-cell table:formula="of:=[$'Parcel stats'.N35]" office:value-type="float" office:value="0" calcext:value-type="float">
            <text:p>0</text:p>
          </table:table-cell>
          <table:table-cell table:formula="of:=[$'Parcel stats'.O35]" office:value-type="float" office:value="24.5036" calcext:value-type="float">
            <text:p>24.5036</text:p>
          </table:table-cell>
          <table:table-cell table:formula="of:=[$'Parcel stats'.P35]" office:value-type="float" office:value="18.4644" calcext:value-type="float">
            <text:p>18.4644</text:p>
          </table:table-cell>
          <table:table-cell table:formula="of:=[$'Parcel stats'.R35]" office:value-type="float" office:value="0" calcext:value-type="float">
            <text:p>0</text:p>
          </table:table-cell>
          <table:table-cell table:formula="of:=[$'Parcel stats'.S35]" office:value-type="float" office:value="6.0392" calcext:value-type="float">
            <text:p>6.0392</text:p>
          </table:table-cell>
          <table:table-cell table:formula="of:=[$'Parcel stats'.W35]" office:value-type="float" office:value="0" calcext:value-type="float">
            <text:p>0</text:p>
          </table:table-cell>
          <table:table-cell table:formula="of:=[$'Parcel stats'.X35]" office:value-type="float" office:value="45.0232" calcext:value-type="float">
            <text:p>45.0232</text:p>
          </table:table-cell>
          <table:table-cell table:formula="of:=[$'Parcel stats'.Y35]" office:value-type="float" office:value="33.8744" calcext:value-type="float">
            <text:p>33.8744</text:p>
          </table:table-cell>
          <table:table-cell table:formula="of:=[$'Parcel stats'.AA35]" office:value-type="float" office:value="0.04" calcext:value-type="float">
            <text:p>0.04</text:p>
          </table:table-cell>
          <table:table-cell table:formula="of:=[$'Parcel stats'.AB35]" office:value-type="float" office:value="11.1488" calcext:value-type="float">
            <text:p>11.1488</text:p>
          </table:table-cell>
          <table:table-cell table:formula="of:=[$'Parcel stats'.AF35]" office:value-type="float" office:value="0" calcext:value-type="float">
            <text:p>0</text:p>
          </table:table-cell>
          <table:table-cell table:formula="of:=[$'Parcel stats'.AG35]" office:value-type="float" office:value="57.9058" calcext:value-type="float">
            <text:p>57.9058</text:p>
          </table:table-cell>
          <table:table-cell table:formula="of:=[$'Parcel stats'.AH35]" office:value-type="float" office:value="40.1764" calcext:value-type="float">
            <text:p>40.1764</text:p>
          </table:table-cell>
          <table:table-cell table:formula="of:=[$'Parcel stats'.AJ35]" office:value-type="float" office:value="0.04" calcext:value-type="float">
            <text:p>0.04</text:p>
          </table:table-cell>
          <table:table-cell table:formula="of:=[$'Parcel stats'.AK35]" office:value-type="float" office:value="17.7294" calcext:value-type="float">
            <text:p>17.729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stats'.E36]" office:value-type="float" office:value="0" calcext:value-type="float">
            <text:p>0</text:p>
          </table:table-cell>
          <table:table-cell table:formula="of:=[$'Parcel stats'.F36]" office:value-type="float" office:value="7.471" calcext:value-type="float">
            <text:p>7.471</text:p>
          </table:table-cell>
          <table:table-cell table:formula="of:=[$'Parcel stats'.G36]" office:value-type="float" office:value="7.2404" calcext:value-type="float">
            <text:p>7.2404</text:p>
          </table:table-cell>
          <table:table-cell table:formula="of:=[$'Parcel stats'.I36]" office:value-type="float" office:value="0" calcext:value-type="float">
            <text:p>0</text:p>
          </table:table-cell>
          <table:table-cell table:formula="of:=[$'Parcel stats'.J36]" office:value-type="float" office:value="0.2306" calcext:value-type="float">
            <text:p>0.2306</text:p>
          </table:table-cell>
          <table:table-cell table:formula="of:=[$'Parcel stats'.N36]" office:value-type="float" office:value="0" calcext:value-type="float">
            <text:p>0</text:p>
          </table:table-cell>
          <table:table-cell table:formula="of:=[$'Parcel stats'.O36]" office:value-type="float" office:value="17.1332" calcext:value-type="float">
            <text:p>17.1332</text:p>
          </table:table-cell>
          <table:table-cell table:formula="of:=[$'Parcel stats'.P36]" office:value-type="float" office:value="9.6784" calcext:value-type="float">
            <text:p>9.6784</text:p>
          </table:table-cell>
          <table:table-cell table:formula="of:=[$'Parcel stats'.R36]" office:value-type="float" office:value="0" calcext:value-type="float">
            <text:p>0</text:p>
          </table:table-cell>
          <table:table-cell table:formula="of:=[$'Parcel stats'.S36]" office:value-type="float" office:value="7.4548" calcext:value-type="float">
            <text:p>7.4548</text:p>
          </table:table-cell>
          <table:table-cell table:formula="of:=[$'Parcel stats'.W36]" office:value-type="float" office:value="0" calcext:value-type="float">
            <text:p>0</text:p>
          </table:table-cell>
          <table:table-cell table:formula="of:=[$'Parcel stats'.X36]" office:value-type="float" office:value="38.267" calcext:value-type="float">
            <text:p>38.267</text:p>
          </table:table-cell>
          <table:table-cell table:formula="of:=[$'Parcel stats'.Y36]" office:value-type="float" office:value="29.9368" calcext:value-type="float">
            <text:p>29.9368</text:p>
          </table:table-cell>
          <table:table-cell table:formula="of:=[$'Parcel stats'.AA36]" office:value-type="float" office:value="0.03" calcext:value-type="float">
            <text:p>0.03</text:p>
          </table:table-cell>
          <table:table-cell table:formula="of:=[$'Parcel stats'.AB36]" office:value-type="float" office:value="8.3302" calcext:value-type="float">
            <text:p>8.3302</text:p>
          </table:table-cell>
          <table:table-cell table:formula="of:=[$'Parcel stats'.AF36]" office:value-type="float" office:value="0" calcext:value-type="float">
            <text:p>0</text:p>
          </table:table-cell>
          <table:table-cell table:formula="of:=[$'Parcel stats'.AG36]" office:value-type="float" office:value="50.5188" calcext:value-type="float">
            <text:p>50.5188</text:p>
          </table:table-cell>
          <table:table-cell table:formula="of:=[$'Parcel stats'.AH36]" office:value-type="float" office:value="41.1056" calcext:value-type="float">
            <text:p>41.1056</text:p>
          </table:table-cell>
          <table:table-cell table:formula="of:=[$'Parcel stats'.AJ36]" office:value-type="float" office:value="0.04" calcext:value-type="float">
            <text:p>0.04</text:p>
          </table:table-cell>
          <table:table-cell table:formula="of:=[$'Parcel stats'.AK36]" office:value-type="float" office:value="9.4132" calcext:value-type="float">
            <text:p>9.4132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stats'.E37]" office:value-type="float" office:value="0" calcext:value-type="float">
            <text:p>0</text:p>
          </table:table-cell>
          <table:table-cell table:formula="of:=[$'Parcel stats'.F37]" office:value-type="float" office:value="10.3594" calcext:value-type="float">
            <text:p>10.3594</text:p>
          </table:table-cell>
          <table:table-cell table:formula="of:=[$'Parcel stats'.G37]" office:value-type="float" office:value="9.9084" calcext:value-type="float">
            <text:p>9.9084</text:p>
          </table:table-cell>
          <table:table-cell table:formula="of:=[$'Parcel stats'.I37]" office:value-type="float" office:value="0" calcext:value-type="float">
            <text:p>0</text:p>
          </table:table-cell>
          <table:table-cell table:formula="of:=[$'Parcel stats'.J37]" office:value-type="float" office:value="0.451" calcext:value-type="float">
            <text:p>0.451</text:p>
          </table:table-cell>
          <table:table-cell table:formula="of:=[$'Parcel stats'.N37]" office:value-type="float" office:value="0" calcext:value-type="float">
            <text:p>0</text:p>
          </table:table-cell>
          <table:table-cell table:formula="of:=[$'Parcel stats'.O37]" office:value-type="float" office:value="10.1768" calcext:value-type="float">
            <text:p>10.1768</text:p>
          </table:table-cell>
          <table:table-cell table:formula="of:=[$'Parcel stats'.P37]" office:value-type="float" office:value="6.1732" calcext:value-type="float">
            <text:p>6.1732</text:p>
          </table:table-cell>
          <table:table-cell table:formula="of:=[$'Parcel stats'.R37]" office:value-type="float" office:value="0" calcext:value-type="float">
            <text:p>0</text:p>
          </table:table-cell>
          <table:table-cell table:formula="of:=[$'Parcel stats'.S37]" office:value-type="float" office:value="4.0036" calcext:value-type="float">
            <text:p>4.0036</text:p>
          </table:table-cell>
          <table:table-cell table:formula="of:=[$'Parcel stats'.W37]" office:value-type="float" office:value="0" calcext:value-type="float">
            <text:p>0</text:p>
          </table:table-cell>
          <table:table-cell table:formula="of:=[$'Parcel stats'.X37]" office:value-type="float" office:value="28.97" calcext:value-type="float">
            <text:p>28.97</text:p>
          </table:table-cell>
          <table:table-cell table:formula="of:=[$'Parcel stats'.Y37]" office:value-type="float" office:value="23.7636" calcext:value-type="float">
            <text:p>23.7636</text:p>
          </table:table-cell>
          <table:table-cell table:formula="of:=[$'Parcel stats'.AA37]" office:value-type="float" office:value="0.01" calcext:value-type="float">
            <text:p>0.01</text:p>
          </table:table-cell>
          <table:table-cell table:formula="of:=[$'Parcel stats'.AB37]" office:value-type="float" office:value="5.2064" calcext:value-type="float">
            <text:p>5.2064</text:p>
          </table:table-cell>
          <table:table-cell table:formula="of:=[$'Parcel stats'.AF37]" office:value-type="float" office:value="0" calcext:value-type="float">
            <text:p>0</text:p>
          </table:table-cell>
          <table:table-cell table:formula="of:=[$'Parcel stats'.AG37]" office:value-type="float" office:value="40.4084" calcext:value-type="float">
            <text:p>40.4084</text:p>
          </table:table-cell>
          <table:table-cell table:formula="of:=[$'Parcel stats'.AH37]" office:value-type="float" office:value="32.1172" calcext:value-type="float">
            <text:p>32.1172</text:p>
          </table:table-cell>
          <table:table-cell table:formula="of:=[$'Parcel stats'.AJ37]" office:value-type="float" office:value="0.01" calcext:value-type="float">
            <text:p>0.01</text:p>
          </table:table-cell>
          <table:table-cell table:formula="of:=[$'Parcel stats'.AK37]" office:value-type="float" office:value="8.2912" calcext:value-type="float">
            <text:p>8.291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stats'.E38]" office:value-type="float" office:value="0" calcext:value-type="float">
            <text:p>0</text:p>
          </table:table-cell>
          <table:table-cell table:formula="of:=[$'Parcel stats'.F38]" office:value-type="float" office:value="16.9662" calcext:value-type="float">
            <text:p>16.9662</text:p>
          </table:table-cell>
          <table:table-cell table:formula="of:=[$'Parcel stats'.G38]" office:value-type="float" office:value="13.9196" calcext:value-type="float">
            <text:p>13.9196</text:p>
          </table:table-cell>
          <table:table-cell table:formula="of:=[$'Parcel stats'.I38]" office:value-type="float" office:value="0" calcext:value-type="float">
            <text:p>0</text:p>
          </table:table-cell>
          <table:table-cell table:formula="of:=[$'Parcel stats'.J38]" office:value-type="float" office:value="3.0466" calcext:value-type="float">
            <text:p>3.0466</text:p>
          </table:table-cell>
          <table:table-cell table:formula="of:=[$'Parcel stats'.N38]" office:value-type="float" office:value="0" calcext:value-type="float">
            <text:p>0</text:p>
          </table:table-cell>
          <table:table-cell table:formula="of:=[$'Parcel stats'.O38]" office:value-type="float" office:value="16.9662" calcext:value-type="float">
            <text:p>16.9662</text:p>
          </table:table-cell>
          <table:table-cell table:formula="of:=[$'Parcel stats'.P38]" office:value-type="float" office:value="13.9196" calcext:value-type="float">
            <text:p>13.9196</text:p>
          </table:table-cell>
          <table:table-cell table:formula="of:=[$'Parcel stats'.R38]" office:value-type="float" office:value="0" calcext:value-type="float">
            <text:p>0</text:p>
          </table:table-cell>
          <table:table-cell table:formula="of:=[$'Parcel stats'.S38]" office:value-type="float" office:value="3.0466" calcext:value-type="float">
            <text:p>3.0466</text:p>
          </table:table-cell>
          <table:table-cell table:formula="of:=[$'Parcel stats'.W38]" office:value-type="float" office:value="0" calcext:value-type="float">
            <text:p>0</text:p>
          </table:table-cell>
          <table:table-cell table:formula="of:=[$'Parcel stats'.X38]" office:value-type="float" office:value="37.4692" calcext:value-type="float">
            <text:p>37.4692</text:p>
          </table:table-cell>
          <table:table-cell table:formula="of:=[$'Parcel stats'.Y38]" office:value-type="float" office:value="34.1412" calcext:value-type="float">
            <text:p>34.1412</text:p>
          </table:table-cell>
          <table:table-cell table:formula="of:=[$'Parcel stats'.AA38]" office:value-type="float" office:value="0.06" calcext:value-type="float">
            <text:p>0.06</text:p>
          </table:table-cell>
          <table:table-cell table:formula="of:=[$'Parcel stats'.AB38]" office:value-type="float" office:value="3.328" calcext:value-type="float">
            <text:p>3.328</text:p>
          </table:table-cell>
          <table:table-cell table:formula="of:=[$'Parcel stats'.AF38]" office:value-type="float" office:value="0" calcext:value-type="float">
            <text:p>0</text:p>
          </table:table-cell>
          <table:table-cell table:formula="of:=[$'Parcel stats'.AG38]" office:value-type="float" office:value="54.0702" calcext:value-type="float">
            <text:p>54.0702</text:p>
          </table:table-cell>
          <table:table-cell table:formula="of:=[$'Parcel stats'.AH38]" office:value-type="float" office:value="41.8692" calcext:value-type="float">
            <text:p>41.8692</text:p>
          </table:table-cell>
          <table:table-cell table:formula="of:=[$'Parcel stats'.AJ38]" office:value-type="float" office:value="0.11" calcext:value-type="float">
            <text:p>0.11</text:p>
          </table:table-cell>
          <table:table-cell table:formula="of:=[$'Parcel stats'.AK38]" office:value-type="float" office:value="12.201" calcext:value-type="float">
            <text:p>12.2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stats'.E39]" office:value-type="float" office:value="0" calcext:value-type="float">
            <text:p>0</text:p>
          </table:table-cell>
          <table:table-cell table:formula="of:=[$'Parcel stats'.F39]" office:value-type="float" office:value="15.0406" calcext:value-type="float">
            <text:p>15.0406</text:p>
          </table:table-cell>
          <table:table-cell table:formula="of:=[$'Parcel stats'.G39]" office:value-type="float" office:value="13.7908" calcext:value-type="float">
            <text:p>13.7908</text:p>
          </table:table-cell>
          <table:table-cell table:formula="of:=[$'Parcel stats'.I39]" office:value-type="float" office:value="0" calcext:value-type="float">
            <text:p>0</text:p>
          </table:table-cell>
          <table:table-cell table:formula="of:=[$'Parcel stats'.J39]" office:value-type="float" office:value="1.2498" calcext:value-type="float">
            <text:p>1.2498</text:p>
          </table:table-cell>
          <table:table-cell table:formula="of:=[$'Parcel stats'.N39]" office:value-type="float" office:value="0" calcext:value-type="float">
            <text:p>0</text:p>
          </table:table-cell>
          <table:table-cell table:formula="of:=[$'Parcel stats'.O39]" office:value-type="float" office:value="28.9856" calcext:value-type="float">
            <text:p>28.9856</text:p>
          </table:table-cell>
          <table:table-cell table:formula="of:=[$'Parcel stats'.P39]" office:value-type="float" office:value="26.7628" calcext:value-type="float">
            <text:p>26.7628</text:p>
          </table:table-cell>
          <table:table-cell table:formula="of:=[$'Parcel stats'.R39]" office:value-type="float" office:value="0" calcext:value-type="float">
            <text:p>0</text:p>
          </table:table-cell>
          <table:table-cell table:formula="of:=[$'Parcel stats'.S39]" office:value-type="float" office:value="2.2228" calcext:value-type="float">
            <text:p>2.2228</text:p>
          </table:table-cell>
          <table:table-cell table:formula="of:=[$'Parcel stats'.W39]" office:value-type="float" office:value="0" calcext:value-type="float">
            <text:p>0</text:p>
          </table:table-cell>
          <table:table-cell table:formula="of:=[$'Parcel stats'.X39]" office:value-type="float" office:value="52.5596" calcext:value-type="float">
            <text:p>52.5596</text:p>
          </table:table-cell>
          <table:table-cell table:formula="of:=[$'Parcel stats'.Y39]" office:value-type="float" office:value="31.786" calcext:value-type="float">
            <text:p>31.786</text:p>
          </table:table-cell>
          <table:table-cell table:formula="of:=[$'Parcel stats'.AA39]" office:value-type="float" office:value="0" calcext:value-type="float">
            <text:p>0</text:p>
          </table:table-cell>
          <table:table-cell table:formula="of:=[$'Parcel stats'.AB39]" office:value-type="float" office:value="20.7736" calcext:value-type="float">
            <text:p>20.7736</text:p>
          </table:table-cell>
          <table:table-cell table:formula="of:=[$'Parcel stats'.AF39]" office:value-type="float" office:value="0" calcext:value-type="float">
            <text:p>0</text:p>
          </table:table-cell>
          <table:table-cell table:formula="of:=[$'Parcel stats'.AG39]" office:value-type="float" office:value="67.0026" calcext:value-type="float">
            <text:p>67.0026</text:p>
          </table:table-cell>
          <table:table-cell table:formula="of:=[$'Parcel stats'.AH39]" office:value-type="float" office:value="43.5896" calcext:value-type="float">
            <text:p>43.5896</text:p>
          </table:table-cell>
          <table:table-cell table:formula="of:=[$'Parcel stats'.AJ39]" office:value-type="float" office:value="0.22" calcext:value-type="float">
            <text:p>0.22</text:p>
          </table:table-cell>
          <table:table-cell table:formula="of:=[$'Parcel stats'.AK39]" office:value-type="float" office:value="23.413" calcext:value-type="float">
            <text:p>23.413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stats'.E40]" office:value-type="float" office:value="0" calcext:value-type="float">
            <text:p>0</text:p>
          </table:table-cell>
          <table:table-cell table:formula="of:=[$'Parcel stats'.F40]" office:value-type="float" office:value="7.9026" calcext:value-type="float">
            <text:p>7.9026</text:p>
          </table:table-cell>
          <table:table-cell table:formula="of:=[$'Parcel stats'.G40]" office:value-type="float" office:value="14.168" calcext:value-type="float">
            <text:p>14.168</text:p>
          </table:table-cell>
          <table:table-cell table:formula="of:=[$'Parcel stats'.I40]" office:value-type="float" office:value="0" calcext:value-type="float">
            <text:p>0</text:p>
          </table:table-cell>
          <table:table-cell table:formula="of:=[$'Parcel stats'.J40]" office:value-type="float" office:value="-6.2654" calcext:value-type="float">
            <text:p>-6.2654</text:p>
          </table:table-cell>
          <table:table-cell table:formula="of:=[$'Parcel stats'.N40]" office:value-type="float" office:value="0" calcext:value-type="float">
            <text:p>0</text:p>
          </table:table-cell>
          <table:table-cell table:formula="of:=[$'Parcel stats'.O40]" office:value-type="float" office:value="16.4028" calcext:value-type="float">
            <text:p>16.4028</text:p>
          </table:table-cell>
          <table:table-cell table:formula="of:=[$'Parcel stats'.P40]" office:value-type="float" office:value="20.7736" calcext:value-type="float">
            <text:p>20.7736</text:p>
          </table:table-cell>
          <table:table-cell table:formula="of:=[$'Parcel stats'.R40]" office:value-type="float" office:value="0" calcext:value-type="float">
            <text:p>0</text:p>
          </table:table-cell>
          <table:table-cell table:formula="of:=[$'Parcel stats'.S40]" office:value-type="float" office:value="-4.3708" calcext:value-type="float">
            <text:p>-4.3708</text:p>
          </table:table-cell>
          <table:table-cell table:formula="of:=[$'Parcel stats'.W40]" office:value-type="float" office:value="0" calcext:value-type="float">
            <text:p>0</text:p>
          </table:table-cell>
          <table:table-cell table:formula="of:=[$'Parcel stats'.X40]" office:value-type="float" office:value="38.3666" calcext:value-type="float">
            <text:p>38.3666</text:p>
          </table:table-cell>
          <table:table-cell table:formula="of:=[$'Parcel stats'.Y40]" office:value-type="float" office:value="27.2504" calcext:value-type="float">
            <text:p>27.2504</text:p>
          </table:table-cell>
          <table:table-cell table:formula="of:=[$'Parcel stats'.AA40]" office:value-type="float" office:value="0.01" calcext:value-type="float">
            <text:p>0.01</text:p>
          </table:table-cell>
          <table:table-cell table:formula="of:=[$'Parcel stats'.AB40]" office:value-type="float" office:value="11.1162" calcext:value-type="float">
            <text:p>11.1162</text:p>
          </table:table-cell>
          <table:table-cell table:formula="of:=[$'Parcel stats'.AF40]" office:value-type="float" office:value="0" calcext:value-type="float">
            <text:p>0</text:p>
          </table:table-cell>
          <table:table-cell table:formula="of:=[$'Parcel stats'.AG40]" office:value-type="float" office:value="48.7592" calcext:value-type="float">
            <text:p>48.7592</text:p>
          </table:table-cell>
          <table:table-cell table:formula="of:=[$'Parcel stats'.AH40]" office:value-type="float" office:value="31.4456" calcext:value-type="float">
            <text:p>31.4456</text:p>
          </table:table-cell>
          <table:table-cell table:formula="of:=[$'Parcel stats'.AJ40]" office:value-type="float" office:value="0.15" calcext:value-type="float">
            <text:p>0.15</text:p>
          </table:table-cell>
          <table:table-cell table:formula="of:=[$'Parcel stats'.AK40]" office:value-type="float" office:value="17.3136" calcext:value-type="float">
            <text:p>17.313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stats'.E41]" office:value-type="float" office:value="0" calcext:value-type="float">
            <text:p>0</text:p>
          </table:table-cell>
          <table:table-cell table:formula="of:=[$'Parcel stats'.F41]" office:value-type="float" office:value="7.8528" calcext:value-type="float">
            <text:p>7.8528</text:p>
          </table:table-cell>
          <table:table-cell table:formula="of:=[$'Parcel stats'.G41]" office:value-type="float" office:value="13.34" calcext:value-type="float">
            <text:p>13.34</text:p>
          </table:table-cell>
          <table:table-cell table:formula="of:=[$'Parcel stats'.I41]" office:value-type="float" office:value="0" calcext:value-type="float">
            <text:p>0</text:p>
          </table:table-cell>
          <table:table-cell table:formula="of:=[$'Parcel stats'.J41]" office:value-type="float" office:value="-5.4872" calcext:value-type="float">
            <text:p>-5.4872</text:p>
          </table:table-cell>
          <table:table-cell table:formula="of:=[$'Parcel stats'.N41]" office:value-type="float" office:value="0" calcext:value-type="float">
            <text:p>0</text:p>
          </table:table-cell>
          <table:table-cell table:formula="of:=[$'Parcel stats'.O41]" office:value-type="float" office:value="7.5042" calcext:value-type="float">
            <text:p>7.5042</text:p>
          </table:table-cell>
          <table:table-cell table:formula="of:=[$'Parcel stats'.P41]" office:value-type="float" office:value="10.8008" calcext:value-type="float">
            <text:p>10.8008</text:p>
          </table:table-cell>
          <table:table-cell table:formula="of:=[$'Parcel stats'.R41]" office:value-type="float" office:value="0" calcext:value-type="float">
            <text:p>0</text:p>
          </table:table-cell>
          <table:table-cell table:formula="of:=[$'Parcel stats'.S41]" office:value-type="float" office:value="-3.2966" calcext:value-type="float">
            <text:p>-3.2966</text:p>
          </table:table-cell>
          <table:table-cell table:formula="of:=[$'Parcel stats'.W41]" office:value-type="float" office:value="0" calcext:value-type="float">
            <text:p>0</text:p>
          </table:table-cell>
          <table:table-cell table:formula="of:=[$'Parcel stats'.X41]" office:value-type="float" office:value="41.5704" calcext:value-type="float">
            <text:p>41.5704</text:p>
          </table:table-cell>
          <table:table-cell table:formula="of:=[$'Parcel stats'.Y41]" office:value-type="float" office:value="37.6832" calcext:value-type="float">
            <text:p>37.6832</text:p>
          </table:table-cell>
          <table:table-cell table:formula="of:=[$'Parcel stats'.AA41]" office:value-type="float" office:value="0.03" calcext:value-type="float">
            <text:p>0.03</text:p>
          </table:table-cell>
          <table:table-cell table:formula="of:=[$'Parcel stats'.AB41]" office:value-type="float" office:value="3.8872" calcext:value-type="float">
            <text:p>3.8872</text:p>
          </table:table-cell>
          <table:table-cell table:formula="of:=[$'Parcel stats'.AF41]" office:value-type="float" office:value="0" calcext:value-type="float">
            <text:p>0</text:p>
          </table:table-cell>
          <table:table-cell table:formula="of:=[$'Parcel stats'.AG41]" office:value-type="float" office:value="51.963" calcext:value-type="float">
            <text:p>51.963</text:p>
          </table:table-cell>
          <table:table-cell table:formula="of:=[$'Parcel stats'.AH41]" office:value-type="float" office:value="47.8216" calcext:value-type="float">
            <text:p>47.8216</text:p>
          </table:table-cell>
          <table:table-cell table:formula="of:=[$'Parcel stats'.AJ41]" office:value-type="float" office:value="0.07" calcext:value-type="float">
            <text:p>0.07</text:p>
          </table:table-cell>
          <table:table-cell table:formula="of:=[$'Parcel stats'.AK41]" office:value-type="float" office:value="4.1414" calcext:value-type="float">
            <text:p>4.141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stats'.E42]" office:value-type="float" office:value="0" calcext:value-type="float">
            <text:p>0</text:p>
          </table:table-cell>
          <table:table-cell table:formula="of:=[$'Parcel stats'.F42]" office:value-type="float" office:value="3.6032" calcext:value-type="float">
            <text:p>3.6032</text:p>
          </table:table-cell>
          <table:table-cell table:formula="of:=[$'Parcel stats'.G42]" office:value-type="float" office:value="6.2652" calcext:value-type="float">
            <text:p>6.2652</text:p>
          </table:table-cell>
          <table:table-cell table:formula="of:=[$'Parcel stats'.I42]" office:value-type="float" office:value="0" calcext:value-type="float">
            <text:p>0</text:p>
          </table:table-cell>
          <table:table-cell table:formula="of:=[$'Parcel stats'.J42]" office:value-type="float" office:value="-2.662" calcext:value-type="float">
            <text:p>-2.662</text:p>
          </table:table-cell>
          <table:table-cell table:formula="of:=[$'Parcel stats'.N42]" office:value-type="float" office:value="0" calcext:value-type="float">
            <text:p>0</text:p>
          </table:table-cell>
          <table:table-cell table:formula="of:=[$'Parcel stats'.O42]" office:value-type="float" office:value="11.6376" calcext:value-type="float">
            <text:p>11.6376</text:p>
          </table:table-cell>
          <table:table-cell table:formula="of:=[$'Parcel stats'.P42]" office:value-type="float" office:value="8.096" calcext:value-type="float">
            <text:p>8.096</text:p>
          </table:table-cell>
          <table:table-cell table:formula="of:=[$'Parcel stats'.R42]" office:value-type="float" office:value="0" calcext:value-type="float">
            <text:p>0</text:p>
          </table:table-cell>
          <table:table-cell table:formula="of:=[$'Parcel stats'.S42]" office:value-type="float" office:value="3.5416" calcext:value-type="float">
            <text:p>3.5416</text:p>
          </table:table-cell>
          <table:table-cell table:formula="of:=[$'Parcel stats'.W42]" office:value-type="float" office:value="0" calcext:value-type="float">
            <text:p>0</text:p>
          </table:table-cell>
          <table:table-cell table:formula="of:=[$'Parcel stats'.X42]" office:value-type="float" office:value="23.8572" calcext:value-type="float">
            <text:p>23.8572</text:p>
          </table:table-cell>
          <table:table-cell table:formula="of:=[$'Parcel stats'.Y42]" office:value-type="float" office:value="18.814" calcext:value-type="float">
            <text:p>18.814</text:p>
          </table:table-cell>
          <table:table-cell table:formula="of:=[$'Parcel stats'.AA42]" office:value-type="float" office:value="0.02" calcext:value-type="float">
            <text:p>0.02</text:p>
          </table:table-cell>
          <table:table-cell table:formula="of:=[$'Parcel stats'.AB42]" office:value-type="float" office:value="5.0432" calcext:value-type="float">
            <text:p>5.0432</text:p>
          </table:table-cell>
          <table:table-cell table:formula="of:=[$'Parcel stats'.AF42]" office:value-type="float" office:value="0" calcext:value-type="float">
            <text:p>0</text:p>
          </table:table-cell>
          <table:table-cell table:formula="of:=[$'Parcel stats'.AG42]" office:value-type="float" office:value="53.5732" calcext:value-type="float">
            <text:p>53.5732</text:p>
          </table:table-cell>
          <table:table-cell table:formula="of:=[$'Parcel stats'.AH42]" office:value-type="float" office:value="45.3192" calcext:value-type="float">
            <text:p>45.3192</text:p>
          </table:table-cell>
          <table:table-cell table:formula="of:=[$'Parcel stats'.AJ42]" office:value-type="float" office:value="0.14" calcext:value-type="float">
            <text:p>0.14</text:p>
          </table:table-cell>
          <table:table-cell table:formula="of:=[$'Parcel stats'.AK42]" office:value-type="float" office:value="8.254" calcext:value-type="float">
            <text:p>8.254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stats'.E43]" office:value-type="float" office:value="0" calcext:value-type="float">
            <text:p>0</text:p>
          </table:table-cell>
          <table:table-cell table:formula="of:=[$'Parcel stats'.F43]" office:value-type="float" office:value="10.3262" calcext:value-type="float">
            <text:p>10.3262</text:p>
          </table:table-cell>
          <table:table-cell table:formula="of:=[$'Parcel stats'.G43]" office:value-type="float" office:value="12.6224" calcext:value-type="float">
            <text:p>12.6224</text:p>
          </table:table-cell>
          <table:table-cell table:formula="of:=[$'Parcel stats'.I43]" office:value-type="float" office:value="0" calcext:value-type="float">
            <text:p>0</text:p>
          </table:table-cell>
          <table:table-cell table:formula="of:=[$'Parcel stats'.J43]" office:value-type="float" office:value="-2.2962" calcext:value-type="float">
            <text:p>-2.2962</text:p>
          </table:table-cell>
          <table:table-cell table:formula="of:=[$'Parcel stats'.N43]" office:value-type="float" office:value="0" calcext:value-type="float">
            <text:p>0</text:p>
          </table:table-cell>
          <table:table-cell table:formula="of:=[$'Parcel stats'.O43]" office:value-type="float" office:value="38.1498" calcext:value-type="float">
            <text:p>38.1498</text:p>
          </table:table-cell>
          <table:table-cell table:formula="of:=[$'Parcel stats'.P43]" office:value-type="float" office:value="28.0968" calcext:value-type="float">
            <text:p>28.0968</text:p>
          </table:table-cell>
          <table:table-cell table:formula="of:=[$'Parcel stats'.R43]" office:value-type="float" office:value="0.01" calcext:value-type="float">
            <text:p>0.01</text:p>
          </table:table-cell>
          <table:table-cell table:formula="of:=[$'Parcel stats'.S43]" office:value-type="float" office:value="10.053" calcext:value-type="float">
            <text:p>10.053</text:p>
          </table:table-cell>
          <table:table-cell table:formula="of:=[$'Parcel stats'.W43]" office:value-type="float" office:value="0" calcext:value-type="float">
            <text:p>0</text:p>
          </table:table-cell>
          <table:table-cell table:formula="of:=[$'Parcel stats'.X43]" office:value-type="float" office:value="42.5996" calcext:value-type="float">
            <text:p>42.5996</text:p>
          </table:table-cell>
          <table:table-cell table:formula="of:=[$'Parcel stats'.Y43]" office:value-type="float" office:value="28.7776" calcext:value-type="float">
            <text:p>28.7776</text:p>
          </table:table-cell>
          <table:table-cell table:formula="of:=[$'Parcel stats'.AA43]" office:value-type="float" office:value="0.02" calcext:value-type="float">
            <text:p>0.02</text:p>
          </table:table-cell>
          <table:table-cell table:formula="of:=[$'Parcel stats'.AB43]" office:value-type="float" office:value="13.822" calcext:value-type="float">
            <text:p>13.822</text:p>
          </table:table-cell>
          <table:table-cell table:formula="of:=[$'Parcel stats'.AF43]" office:value-type="float" office:value="0" calcext:value-type="float">
            <text:p>0</text:p>
          </table:table-cell>
          <table:table-cell table:formula="of:=[$'Parcel stats'.AG43]" office:value-type="float" office:value="56.9098" calcext:value-type="float">
            <text:p>56.9098</text:p>
          </table:table-cell>
          <table:table-cell table:formula="of:=[$'Parcel stats'.AH43]" office:value-type="float" office:value="31.7216" calcext:value-type="float">
            <text:p>31.7216</text:p>
          </table:table-cell>
          <table:table-cell table:formula="of:=[$'Parcel stats'.AJ43]" office:value-type="float" office:value="0.14" calcext:value-type="float">
            <text:p>0.14</text:p>
          </table:table-cell>
          <table:table-cell table:formula="of:=[$'Parcel stats'.AK43]" office:value-type="float" office:value="25.1882" calcext:value-type="float">
            <text:p>25.188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stats'.E44]" office:value-type="float" office:value="0" calcext:value-type="float">
            <text:p>0</text:p>
          </table:table-cell>
          <table:table-cell table:formula="of:=[$'Parcel stats'.F44]" office:value-type="float" office:value="8.0354" calcext:value-type="float">
            <text:p>8.0354</text:p>
          </table:table-cell>
          <table:table-cell table:formula="of:=[$'Parcel stats'.G44]" office:value-type="float" office:value="10.2396" calcext:value-type="float">
            <text:p>10.2396</text:p>
          </table:table-cell>
          <table:table-cell table:formula="of:=[$'Parcel stats'.I44]" office:value-type="float" office:value="0" calcext:value-type="float">
            <text:p>0</text:p>
          </table:table-cell>
          <table:table-cell table:formula="of:=[$'Parcel stats'.J44]" office:value-type="float" office:value="-2.2042" calcext:value-type="float">
            <text:p>-2.2042</text:p>
          </table:table-cell>
          <table:table-cell table:formula="of:=[$'Parcel stats'.N44]" office:value-type="float" office:value="0" calcext:value-type="float">
            <text:p>0</text:p>
          </table:table-cell>
          <table:table-cell table:formula="of:=[$'Parcel stats'.O44]" office:value-type="float" office:value="30.9288" calcext:value-type="float">
            <text:p>30.9288</text:p>
          </table:table-cell>
          <table:table-cell table:formula="of:=[$'Parcel stats'.P44]" office:value-type="float" office:value="20.2216" calcext:value-type="float">
            <text:p>20.2216</text:p>
          </table:table-cell>
          <table:table-cell table:formula="of:=[$'Parcel stats'.R44]" office:value-type="float" office:value="0" calcext:value-type="float">
            <text:p>0</text:p>
          </table:table-cell>
          <table:table-cell table:formula="of:=[$'Parcel stats'.S44]" office:value-type="float" office:value="10.7072" calcext:value-type="float">
            <text:p>10.7072</text:p>
          </table:table-cell>
          <table:table-cell table:formula="of:=[$'Parcel stats'.W44]" office:value-type="float" office:value="0" calcext:value-type="float">
            <text:p>0</text:p>
          </table:table-cell>
          <table:table-cell table:formula="of:=[$'Parcel stats'.X44]" office:value-type="float" office:value="41.8526" calcext:value-type="float">
            <text:p>41.8526</text:p>
          </table:table-cell>
          <table:table-cell table:formula="of:=[$'Parcel stats'.Y44]" office:value-type="float" office:value="27.3424" calcext:value-type="float">
            <text:p>27.3424</text:p>
          </table:table-cell>
          <table:table-cell table:formula="of:=[$'Parcel stats'.AA44]" office:value-type="float" office:value="0.01" calcext:value-type="float">
            <text:p>0.01</text:p>
          </table:table-cell>
          <table:table-cell table:formula="of:=[$'Parcel stats'.AB44]" office:value-type="float" office:value="14.5102" calcext:value-type="float">
            <text:p>14.5102</text:p>
          </table:table-cell>
          <table:table-cell table:formula="of:=[$'Parcel stats'.AF44]" office:value-type="float" office:value="0" calcext:value-type="float">
            <text:p>0</text:p>
          </table:table-cell>
          <table:table-cell table:formula="of:=[$'Parcel stats'.AG44]" office:value-type="float" office:value="56.3464" calcext:value-type="float">
            <text:p>56.3464</text:p>
          </table:table-cell>
          <table:table-cell table:formula="of:=[$'Parcel stats'.AH44]" office:value-type="float" office:value="36.2664" calcext:value-type="float">
            <text:p>36.2664</text:p>
          </table:table-cell>
          <table:table-cell table:formula="of:=[$'Parcel stats'.AJ44]" office:value-type="float" office:value="0.36" calcext:value-type="float">
            <text:p>0.36</text:p>
          </table:table-cell>
          <table:table-cell table:formula="of:=[$'Parcel stats'.AK44]" office:value-type="float" office:value="20.08" calcext:value-type="float">
            <text:p>20.0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stats'.E45]" office:value-type="float" office:value="0" calcext:value-type="float">
            <text:p>0</text:p>
          </table:table-cell>
          <table:table-cell table:formula="of:=[$'Parcel stats'.F45]" office:value-type="float" office:value="9.4796" calcext:value-type="float">
            <text:p>9.4796</text:p>
          </table:table-cell>
          <table:table-cell table:formula="of:=[$'Parcel stats'.G45]" office:value-type="float" office:value="11.8496" calcext:value-type="float">
            <text:p>11.8496</text:p>
          </table:table-cell>
          <table:table-cell table:formula="of:=[$'Parcel stats'.I45]" office:value-type="float" office:value="0" calcext:value-type="float">
            <text:p>0</text:p>
          </table:table-cell>
          <table:table-cell table:formula="of:=[$'Parcel stats'.J45]" office:value-type="float" office:value="-2.37" calcext:value-type="float">
            <text:p>-2.37</text:p>
          </table:table-cell>
          <table:table-cell table:formula="of:=[$'Parcel stats'.N45]" office:value-type="float" office:value="0" calcext:value-type="float">
            <text:p>0</text:p>
          </table:table-cell>
          <table:table-cell table:formula="of:=[$'Parcel stats'.O45]" office:value-type="float" office:value="18.0628" calcext:value-type="float">
            <text:p>18.0628</text:p>
          </table:table-cell>
          <table:table-cell table:formula="of:=[$'Parcel stats'.P45]" office:value-type="float" office:value="16.8084" calcext:value-type="float">
            <text:p>16.8084</text:p>
          </table:table-cell>
          <table:table-cell table:formula="of:=[$'Parcel stats'.R45]" office:value-type="float" office:value="0.01" calcext:value-type="float">
            <text:p>0.01</text:p>
          </table:table-cell>
          <table:table-cell table:formula="of:=[$'Parcel stats'.S45]" office:value-type="float" office:value="1.2544" calcext:value-type="float">
            <text:p>1.2544</text:p>
          </table:table-cell>
          <table:table-cell table:formula="of:=[$'Parcel stats'.W45]" office:value-type="float" office:value="0" calcext:value-type="float">
            <text:p>0</text:p>
          </table:table-cell>
          <table:table-cell table:formula="of:=[$'Parcel stats'.X45]" office:value-type="float" office:value="25.8492" calcext:value-type="float">
            <text:p>25.8492</text:p>
          </table:table-cell>
          <table:table-cell table:formula="of:=[$'Parcel stats'.Y45]" office:value-type="float" office:value="23.874" calcext:value-type="float">
            <text:p>23.874</text:p>
          </table:table-cell>
          <table:table-cell table:formula="of:=[$'Parcel stats'.AA45]" office:value-type="float" office:value="0.01" calcext:value-type="float">
            <text:p>0.01</text:p>
          </table:table-cell>
          <table:table-cell table:formula="of:=[$'Parcel stats'.AB45]" office:value-type="float" office:value="1.9752" calcext:value-type="float">
            <text:p>1.9752</text:p>
          </table:table-cell>
          <table:table-cell table:formula="of:=[$'Parcel stats'.AF45]" office:value-type="float" office:value="0" calcext:value-type="float">
            <text:p>0</text:p>
          </table:table-cell>
          <table:table-cell table:formula="of:=[$'Parcel stats'.AG45]" office:value-type="float" office:value="7.8196" calcext:value-type="float">
            <text:p>7.8196</text:p>
          </table:table-cell>
          <table:table-cell table:formula="of:=[$'Parcel stats'.AH45]" office:value-type="float" office:value="5.5936" calcext:value-type="float">
            <text:p>5.5936</text:p>
          </table:table-cell>
          <table:table-cell table:formula="of:=[$'Parcel stats'.AJ45]" office:value-type="float" office:value="0.02" calcext:value-type="float">
            <text:p>0.02</text:p>
          </table:table-cell>
          <table:table-cell table:formula="of:=[$'Parcel stats'.AK45]" office:value-type="float" office:value="2.226" calcext:value-type="float">
            <text:p>2.226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stats'.E46]" office:value-type="float" office:value="0" calcext:value-type="float">
            <text:p>0</text:p>
          </table:table-cell>
          <table:table-cell table:formula="of:=[$'Parcel stats'.F46]" office:value-type="float" office:value="10.791" calcext:value-type="float">
            <text:p>10.791</text:p>
          </table:table-cell>
          <table:table-cell table:formula="of:=[$'Parcel stats'.G46]" office:value-type="float" office:value="11.3712" calcext:value-type="float">
            <text:p>11.3712</text:p>
          </table:table-cell>
          <table:table-cell table:formula="of:=[$'Parcel stats'.I46]" office:value-type="float" office:value="0" calcext:value-type="float">
            <text:p>0</text:p>
          </table:table-cell>
          <table:table-cell table:formula="of:=[$'Parcel stats'.J46]" office:value-type="float" office:value="-0.5802" calcext:value-type="float">
            <text:p>-0.5802</text:p>
          </table:table-cell>
          <table:table-cell table:formula="of:=[$'Parcel stats'.N46]" office:value-type="float" office:value="0" calcext:value-type="float">
            <text:p>0</text:p>
          </table:table-cell>
          <table:table-cell table:formula="of:=[$'Parcel stats'.O46]" office:value-type="float" office:value="38.6644" calcext:value-type="float">
            <text:p>38.6644</text:p>
          </table:table-cell>
          <table:table-cell table:formula="of:=[$'Parcel stats'.P46]" office:value-type="float" office:value="28.7684" calcext:value-type="float">
            <text:p>28.7684</text:p>
          </table:table-cell>
          <table:table-cell table:formula="of:=[$'Parcel stats'.R46]" office:value-type="float" office:value="0" calcext:value-type="float">
            <text:p>0</text:p>
          </table:table-cell>
          <table:table-cell table:formula="of:=[$'Parcel stats'.S46]" office:value-type="float" office:value="9.896" calcext:value-type="float">
            <text:p>9.896</text:p>
          </table:table-cell>
          <table:table-cell table:formula="of:=[$'Parcel stats'.W46]" office:value-type="float" office:value="0" calcext:value-type="float">
            <text:p>0</text:p>
          </table:table-cell>
          <table:table-cell table:formula="of:=[$'Parcel stats'.X46]" office:value-type="float" office:value="47.0318" calcext:value-type="float">
            <text:p>47.0318</text:p>
          </table:table-cell>
          <table:table-cell table:formula="of:=[$'Parcel stats'.Y46]" office:value-type="float" office:value="34.5828" calcext:value-type="float">
            <text:p>34.5828</text:p>
          </table:table-cell>
          <table:table-cell table:formula="of:=[$'Parcel stats'.AA46]" office:value-type="float" office:value="0.03" calcext:value-type="float">
            <text:p>0.03</text:p>
          </table:table-cell>
          <table:table-cell table:formula="of:=[$'Parcel stats'.AB46]" office:value-type="float" office:value="12.449" calcext:value-type="float">
            <text:p>12.449</text:p>
          </table:table-cell>
          <table:table-cell table:formula="of:=[$'Parcel stats'.AF46]" office:value-type="float" office:value="0" calcext:value-type="float">
            <text:p>0</text:p>
          </table:table-cell>
          <table:table-cell table:formula="of:=[$'Parcel stats'.AG46]" office:value-type="float" office:value="60.0472" calcext:value-type="float">
            <text:p>60.0472</text:p>
          </table:table-cell>
          <table:table-cell table:formula="of:=[$'Parcel stats'.AH46]" office:value-type="float" office:value="35.8616" calcext:value-type="float">
            <text:p>35.8616</text:p>
          </table:table-cell>
          <table:table-cell table:formula="of:=[$'Parcel stats'.AJ46]" office:value-type="float" office:value="0.04" calcext:value-type="float">
            <text:p>0.04</text:p>
          </table:table-cell>
          <table:table-cell table:formula="of:=[$'Parcel stats'.AK46]" office:value-type="float" office:value="24.1856" calcext:value-type="float">
            <text:p>24.1856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stats'.E47]" office:value-type="float" office:value="0" calcext:value-type="float">
            <text:p>0</text:p>
          </table:table-cell>
          <table:table-cell table:formula="of:=[$'Parcel stats'.F47]" office:value-type="float" office:value="9.214" calcext:value-type="float">
            <text:p>9.214</text:p>
          </table:table-cell>
          <table:table-cell table:formula="of:=[$'Parcel stats'.G47]" office:value-type="float" office:value="13.6344" calcext:value-type="float">
            <text:p>13.6344</text:p>
          </table:table-cell>
          <table:table-cell table:formula="of:=[$'Parcel stats'.I47]" office:value-type="float" office:value="0" calcext:value-type="float">
            <text:p>0</text:p>
          </table:table-cell>
          <table:table-cell table:formula="of:=[$'Parcel stats'.J47]" office:value-type="float" office:value="-4.4204" calcext:value-type="float">
            <text:p>-4.4204</text:p>
          </table:table-cell>
          <table:table-cell table:formula="of:=[$'Parcel stats'.N47]" office:value-type="float" office:value="0" calcext:value-type="float">
            <text:p>0</text:p>
          </table:table-cell>
          <table:table-cell table:formula="of:=[$'Parcel stats'.O47]" office:value-type="float" office:value="37.8178" calcext:value-type="float">
            <text:p>37.8178</text:p>
          </table:table-cell>
          <table:table-cell table:formula="of:=[$'Parcel stats'.P47]" office:value-type="float" office:value="32.6508" calcext:value-type="float">
            <text:p>32.6508</text:p>
          </table:table-cell>
          <table:table-cell table:formula="of:=[$'Parcel stats'.R47]" office:value-type="float" office:value="0.02" calcext:value-type="float">
            <text:p>0.02</text:p>
          </table:table-cell>
          <table:table-cell table:formula="of:=[$'Parcel stats'.S47]" office:value-type="float" office:value="5.167" calcext:value-type="float">
            <text:p>5.167</text:p>
          </table:table-cell>
          <table:table-cell table:formula="of:=[$'Parcel stats'.W47]" office:value-type="float" office:value="0" calcext:value-type="float">
            <text:p>0</text:p>
          </table:table-cell>
          <table:table-cell table:formula="of:=[$'Parcel stats'.X47]" office:value-type="float" office:value="51.4308" calcext:value-type="float">
            <text:p>51.4308</text:p>
          </table:table-cell>
          <table:table-cell table:formula="of:=[$'Parcel stats'.Y47]" office:value-type="float" office:value="40.6732" calcext:value-type="float">
            <text:p>40.6732</text:p>
          </table:table-cell>
          <table:table-cell table:formula="of:=[$'Parcel stats'.AA47]" office:value-type="float" office:value="0.09" calcext:value-type="float">
            <text:p>0.09</text:p>
          </table:table-cell>
          <table:table-cell table:formula="of:=[$'Parcel stats'.AB47]" office:value-type="float" office:value="10.7576" calcext:value-type="float">
            <text:p>10.7576</text:p>
          </table:table-cell>
          <table:table-cell table:formula="of:=[$'Parcel stats'.AF47]" office:value-type="float" office:value="0" calcext:value-type="float">
            <text:p>0</text:p>
          </table:table-cell>
          <table:table-cell table:formula="of:=[$'Parcel stats'.AG47]" office:value-type="float" office:value="73.3946" calcext:value-type="float">
            <text:p>73.3946</text:p>
          </table:table-cell>
          <table:table-cell table:formula="of:=[$'Parcel stats'.AH47]" office:value-type="float" office:value="52.7528" calcext:value-type="float">
            <text:p>52.7528</text:p>
          </table:table-cell>
          <table:table-cell table:formula="of:=[$'Parcel stats'.AJ47]" office:value-type="float" office:value="0.56" calcext:value-type="float">
            <text:p>0.56</text:p>
          </table:table-cell>
          <table:table-cell table:formula="of:=[$'Parcel stats'.AK47]" office:value-type="float" office:value="20.6418" calcext:value-type="float">
            <text:p>20.64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stats'.E48]" office:value-type="float" office:value="0" calcext:value-type="float">
            <text:p>0</text:p>
          </table:table-cell>
          <table:table-cell table:formula="of:=[$'Parcel stats'.F48]" office:value-type="float" office:value="4.4664" calcext:value-type="float">
            <text:p>4.4664</text:p>
          </table:table-cell>
          <table:table-cell table:formula="of:=[$'Parcel stats'.G48]" office:value-type="float" office:value="10.12" calcext:value-type="float">
            <text:p>10.12</text:p>
          </table:table-cell>
          <table:table-cell table:formula="of:=[$'Parcel stats'.I48]" office:value-type="float" office:value="0" calcext:value-type="float">
            <text:p>0</text:p>
          </table:table-cell>
          <table:table-cell table:formula="of:=[$'Parcel stats'.J48]" office:value-type="float" office:value="-5.6536" calcext:value-type="float">
            <text:p>-5.6536</text:p>
          </table:table-cell>
          <table:table-cell table:formula="of:=[$'Parcel stats'.N48]" office:value-type="float" office:value="0" calcext:value-type="float">
            <text:p>0</text:p>
          </table:table-cell>
          <table:table-cell table:formula="of:=[$'Parcel stats'.O48]" office:value-type="float" office:value="35.029" calcext:value-type="float">
            <text:p>35.029</text:p>
          </table:table-cell>
          <table:table-cell table:formula="of:=[$'Parcel stats'.P48]" office:value-type="float" office:value="24.8492" calcext:value-type="float">
            <text:p>24.8492</text:p>
          </table:table-cell>
          <table:table-cell table:formula="of:=[$'Parcel stats'.R48]" office:value-type="float" office:value="0.04" calcext:value-type="float">
            <text:p>0.04</text:p>
          </table:table-cell>
          <table:table-cell table:formula="of:=[$'Parcel stats'.S48]" office:value-type="float" office:value="10.1798" calcext:value-type="float">
            <text:p>10.1798</text:p>
          </table:table-cell>
          <table:table-cell table:formula="of:=[$'Parcel stats'.W48]" office:value-type="float" office:value="0" calcext:value-type="float">
            <text:p>0</text:p>
          </table:table-cell>
          <table:table-cell table:formula="of:=[$'Parcel stats'.X48]" office:value-type="float" office:value="49.9368" calcext:value-type="float">
            <text:p>49.9368</text:p>
          </table:table-cell>
          <table:table-cell table:formula="of:=[$'Parcel stats'.Y48]" office:value-type="float" office:value="32.8532" calcext:value-type="float">
            <text:p>32.8532</text:p>
          </table:table-cell>
          <table:table-cell table:formula="of:=[$'Parcel stats'.AA48]" office:value-type="float" office:value="0.08" calcext:value-type="float">
            <text:p>0.08</text:p>
          </table:table-cell>
          <table:table-cell table:formula="of:=[$'Parcel stats'.AB48]" office:value-type="float" office:value="17.0836" calcext:value-type="float">
            <text:p>17.0836</text:p>
          </table:table-cell>
          <table:table-cell table:formula="of:=[$'Parcel stats'.AF48]" office:value-type="float" office:value="0" calcext:value-type="float">
            <text:p>0</text:p>
          </table:table-cell>
          <table:table-cell table:formula="of:=[$'Parcel stats'.AG48]" office:value-type="float" office:value="72.548" calcext:value-type="float">
            <text:p>72.548</text:p>
          </table:table-cell>
          <table:table-cell table:formula="of:=[$'Parcel stats'.AH48]" office:value-type="float" office:value="43.746" calcext:value-type="float">
            <text:p>43.746</text:p>
          </table:table-cell>
          <table:table-cell table:formula="of:=[$'Parcel stats'.AJ48]" office:value-type="float" office:value="0.07" calcext:value-type="float">
            <text:p>0.07</text:p>
          </table:table-cell>
          <table:table-cell table:formula="of:=[$'Parcel stats'.AK48]" office:value-type="float" office:value="28.802" calcext:value-type="float">
            <text:p>28.802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stats'.E49]" office:value-type="float" office:value="0" calcext:value-type="float">
            <text:p>0</text:p>
          </table:table-cell>
          <table:table-cell table:formula="of:=[$'Parcel stats'.F49]" office:value-type="float" office:value="10.3594" calcext:value-type="float">
            <text:p>10.3594</text:p>
          </table:table-cell>
          <table:table-cell table:formula="of:=[$'Parcel stats'.G49]" office:value-type="float" office:value="9.476" calcext:value-type="float">
            <text:p>9.476</text:p>
          </table:table-cell>
          <table:table-cell table:formula="of:=[$'Parcel stats'.I49]" office:value-type="float" office:value="0" calcext:value-type="float">
            <text:p>0</text:p>
          </table:table-cell>
          <table:table-cell table:formula="of:=[$'Parcel stats'.J49]" office:value-type="float" office:value="0.8834" calcext:value-type="float">
            <text:p>0.8834</text:p>
          </table:table-cell>
          <table:table-cell table:formula="of:=[$'Parcel stats'.N49]" office:value-type="float" office:value="0" calcext:value-type="float">
            <text:p>0</text:p>
          </table:table-cell>
          <table:table-cell table:formula="of:=[$'Parcel stats'.O49]" office:value-type="float" office:value="35.9918" calcext:value-type="float">
            <text:p>35.9918</text:p>
          </table:table-cell>
          <table:table-cell table:formula="of:=[$'Parcel stats'.P49]" office:value-type="float" office:value="28.5016" calcext:value-type="float">
            <text:p>28.5016</text:p>
          </table:table-cell>
          <table:table-cell table:formula="of:=[$'Parcel stats'.R49]" office:value-type="float" office:value="0.02" calcext:value-type="float">
            <text:p>0.02</text:p>
          </table:table-cell>
          <table:table-cell table:formula="of:=[$'Parcel stats'.S49]" office:value-type="float" office:value="7.4902" calcext:value-type="float">
            <text:p>7.4902</text:p>
          </table:table-cell>
          <table:table-cell table:formula="of:=[$'Parcel stats'.W49]" office:value-type="float" office:value="0" calcext:value-type="float">
            <text:p>0</text:p>
          </table:table-cell>
          <table:table-cell table:formula="of:=[$'Parcel stats'.X49]" office:value-type="float" office:value="49.2894" calcext:value-type="float">
            <text:p>49.2894</text:p>
          </table:table-cell>
          <table:table-cell table:formula="of:=[$'Parcel stats'.Y49]" office:value-type="float" office:value="38.5664" calcext:value-type="float">
            <text:p>38.5664</text:p>
          </table:table-cell>
          <table:table-cell table:formula="of:=[$'Parcel stats'.AA49]" office:value-type="float" office:value="0.02" calcext:value-type="float">
            <text:p>0.02</text:p>
          </table:table-cell>
          <table:table-cell table:formula="of:=[$'Parcel stats'.AB49]" office:value-type="float" office:value="10.723" calcext:value-type="float">
            <text:p>10.723</text:p>
          </table:table-cell>
          <table:table-cell table:formula="of:=[$'Parcel stats'.AF49]" office:value-type="float" office:value="0" calcext:value-type="float">
            <text:p>0</text:p>
          </table:table-cell>
          <table:table-cell table:formula="of:=[$'Parcel stats'.AG49]" office:value-type="float" office:value="72.4484" calcext:value-type="float">
            <text:p>72.4484</text:p>
          </table:table-cell>
          <table:table-cell table:formula="of:=[$'Parcel stats'.AH49]" office:value-type="float" office:value="44.1876" calcext:value-type="float">
            <text:p>44.1876</text:p>
          </table:table-cell>
          <table:table-cell table:formula="of:=[$'Parcel stats'.AJ49]" office:value-type="float" office:value="0.14" calcext:value-type="float">
            <text:p>0.14</text:p>
          </table:table-cell>
          <table:table-cell table:formula="of:=[$'Parcel stats'.AK49]" office:value-type="float" office:value="28.2608" calcext:value-type="float">
            <text:p>28.260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stats'.E50]" office:value-type="float" office:value="0" calcext:value-type="float">
            <text:p>0</text:p>
          </table:table-cell>
          <table:table-cell table:formula="of:=[$'Parcel stats'.F50]" office:value-type="float" office:value="12.8494" calcext:value-type="float">
            <text:p>12.8494</text:p>
          </table:table-cell>
          <table:table-cell table:formula="of:=[$'Parcel stats'.G50]" office:value-type="float" office:value="11.8128" calcext:value-type="float">
            <text:p>11.8128</text:p>
          </table:table-cell>
          <table:table-cell table:formula="of:=[$'Parcel stats'.I50]" office:value-type="float" office:value="0" calcext:value-type="float">
            <text:p>0</text:p>
          </table:table-cell>
          <table:table-cell table:formula="of:=[$'Parcel stats'.J50]" office:value-type="float" office:value="1.0366" calcext:value-type="float">
            <text:p>1.0366</text:p>
          </table:table-cell>
          <table:table-cell table:formula="of:=[$'Parcel stats'.N50]" office:value-type="float" office:value="0" calcext:value-type="float">
            <text:p>0</text:p>
          </table:table-cell>
          <table:table-cell table:formula="of:=[$'Parcel stats'.O50]" office:value-type="float" office:value="30.3644" calcext:value-type="float">
            <text:p>30.3644</text:p>
          </table:table-cell>
          <table:table-cell table:formula="of:=[$'Parcel stats'.P50]" office:value-type="float" office:value="26.588" calcext:value-type="float">
            <text:p>26.588</text:p>
          </table:table-cell>
          <table:table-cell table:formula="of:=[$'Parcel stats'.R50]" office:value-type="float" office:value="0.02" calcext:value-type="float">
            <text:p>0.02</text:p>
          </table:table-cell>
          <table:table-cell table:formula="of:=[$'Parcel stats'.S50]" office:value-type="float" office:value="3.7764" calcext:value-type="float">
            <text:p>3.7764</text:p>
          </table:table-cell>
          <table:table-cell table:formula="of:=[$'Parcel stats'.W50]" office:value-type="float" office:value="0" calcext:value-type="float">
            <text:p>0</text:p>
          </table:table-cell>
          <table:table-cell table:formula="of:=[$'Parcel stats'.X50]" office:value-type="float" office:value="30.3644" calcext:value-type="float">
            <text:p>30.3644</text:p>
          </table:table-cell>
          <table:table-cell table:formula="of:=[$'Parcel stats'.Y50]" office:value-type="float" office:value="26.588" calcext:value-type="float">
            <text:p>26.588</text:p>
          </table:table-cell>
          <table:table-cell table:formula="of:=[$'Parcel stats'.AA50]" office:value-type="float" office:value="0.03" calcext:value-type="float">
            <text:p>0.03</text:p>
          </table:table-cell>
          <table:table-cell table:formula="of:=[$'Parcel stats'.AB50]" office:value-type="float" office:value="3.7764" calcext:value-type="float">
            <text:p>3.7764</text:p>
          </table:table-cell>
          <table:table-cell table:formula="of:=[$'Parcel stats'.AF50]" office:value-type="float" office:value="0" calcext:value-type="float">
            <text:p>0</text:p>
          </table:table-cell>
          <table:table-cell table:formula="of:=[$'Parcel stats'.AG50]" office:value-type="float" office:value="42.8652" calcext:value-type="float">
            <text:p>42.8652</text:p>
          </table:table-cell>
          <table:table-cell table:formula="of:=[$'Parcel stats'.AH50]" office:value-type="float" office:value="32.5036" calcext:value-type="float">
            <text:p>32.5036</text:p>
          </table:table-cell>
          <table:table-cell table:formula="of:=[$'Parcel stats'.AJ50]" office:value-type="float" office:value="0.22" calcext:value-type="float">
            <text:p>0.22</text:p>
          </table:table-cell>
          <table:table-cell table:formula="of:=[$'Parcel stats'.AK50]" office:value-type="float" office:value="10.3616" calcext:value-type="float">
            <text:p>10.3616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stats'.E51]" office:value-type="float" office:value="0" calcext:value-type="float">
            <text:p>0</text:p>
          </table:table-cell>
          <table:table-cell table:formula="of:=[$'Parcel stats'.F51]" office:value-type="float" office:value="7.5208" calcext:value-type="float">
            <text:p>7.5208</text:p>
          </table:table-cell>
          <table:table-cell table:formula="of:=[$'Parcel stats'.G51]" office:value-type="float" office:value="5.9616" calcext:value-type="float">
            <text:p>5.9616</text:p>
          </table:table-cell>
          <table:table-cell table:formula="of:=[$'Parcel stats'.I51]" office:value-type="float" office:value="0" calcext:value-type="float">
            <text:p>0</text:p>
          </table:table-cell>
          <table:table-cell table:formula="of:=[$'Parcel stats'.J51]" office:value-type="float" office:value="1.5592" calcext:value-type="float">
            <text:p>1.5592</text:p>
          </table:table-cell>
          <table:table-cell table:formula="of:=[$'Parcel stats'.N51]" office:value-type="float" office:value="0" calcext:value-type="float">
            <text:p>0</text:p>
          </table:table-cell>
          <table:table-cell table:formula="of:=[$'Parcel stats'.O51]" office:value-type="float" office:value="7.5208" calcext:value-type="float">
            <text:p>7.5208</text:p>
          </table:table-cell>
          <table:table-cell table:formula="of:=[$'Parcel stats'.P51]" office:value-type="float" office:value="5.9616" calcext:value-type="float">
            <text:p>5.9616</text:p>
          </table:table-cell>
          <table:table-cell table:formula="of:=[$'Parcel stats'.R51]" office:value-type="float" office:value="0" calcext:value-type="float">
            <text:p>0</text:p>
          </table:table-cell>
          <table:table-cell table:formula="of:=[$'Parcel stats'.S51]" office:value-type="float" office:value="1.5592" calcext:value-type="float">
            <text:p>1.5592</text:p>
          </table:table-cell>
          <table:table-cell table:formula="of:=[$'Parcel stats'.W51]" office:value-type="float" office:value="0" calcext:value-type="float">
            <text:p>0</text:p>
          </table:table-cell>
          <table:table-cell table:formula="of:=[$'Parcel stats'.X51]" office:value-type="float" office:value="7.5208" calcext:value-type="float">
            <text:p>7.5208</text:p>
          </table:table-cell>
          <table:table-cell table:formula="of:=[$'Parcel stats'.Y51]" office:value-type="float" office:value="5.9616" calcext:value-type="float">
            <text:p>5.9616</text:p>
          </table:table-cell>
          <table:table-cell table:formula="of:=[$'Parcel stats'.AA51]" office:value-type="float" office:value="0.01" calcext:value-type="float">
            <text:p>0.01</text:p>
          </table:table-cell>
          <table:table-cell table:formula="of:=[$'Parcel stats'.AB51]" office:value-type="float" office:value="1.5592" calcext:value-type="float">
            <text:p>1.5592</text:p>
          </table:table-cell>
          <table:table-cell table:formula="of:=[$'Parcel stats'.AF51]" office:value-type="float" office:value="0" calcext:value-type="float">
            <text:p>0</text:p>
          </table:table-cell>
          <table:table-cell table:formula="of:=[$'Parcel stats'.AG51]" office:value-type="float" office:value="7.5208" calcext:value-type="float">
            <text:p>7.5208</text:p>
          </table:table-cell>
          <table:table-cell table:formula="of:=[$'Parcel stats'.AH51]" office:value-type="float" office:value="5.9616" calcext:value-type="float">
            <text:p>5.9616</text:p>
          </table:table-cell>
          <table:table-cell table:formula="of:=[$'Parcel stats'.AJ51]" office:value-type="float" office:value="0.02" calcext:value-type="float">
            <text:p>0.02</text:p>
          </table:table-cell>
          <table:table-cell table:formula="of:=[$'Parcel stats'.AK51]" office:value-type="float" office:value="1.5592" calcext:value-type="float">
            <text:p>1.5592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stats'.E52]" office:value-type="float" office:value="0" calcext:value-type="float">
            <text:p>0</text:p>
          </table:table-cell>
          <table:table-cell table:formula="of:=[$'Parcel stats'.F52]" office:value-type="float" office:value="8.7326" calcext:value-type="float">
            <text:p>8.7326</text:p>
          </table:table-cell>
          <table:table-cell table:formula="of:=[$'Parcel stats'.G52]" office:value-type="float" office:value="6.6424" calcext:value-type="float">
            <text:p>6.6424</text:p>
          </table:table-cell>
          <table:table-cell table:formula="of:=[$'Parcel stats'.I52]" office:value-type="float" office:value="0" calcext:value-type="float">
            <text:p>0</text:p>
          </table:table-cell>
          <table:table-cell table:formula="of:=[$'Parcel stats'.J52]" office:value-type="float" office:value="2.0902" calcext:value-type="float">
            <text:p>2.0902</text:p>
          </table:table-cell>
          <table:table-cell table:formula="of:=[$'Parcel stats'.N52]" office:value-type="float" office:value="0" calcext:value-type="float">
            <text:p>0</text:p>
          </table:table-cell>
          <table:table-cell table:formula="of:=[$'Parcel stats'.O52]" office:value-type="float" office:value="35.7096" calcext:value-type="float">
            <text:p>35.7096</text:p>
          </table:table-cell>
          <table:table-cell table:formula="of:=[$'Parcel stats'.P52]" office:value-type="float" office:value="19.3476" calcext:value-type="float">
            <text:p>19.3476</text:p>
          </table:table-cell>
          <table:table-cell table:formula="of:=[$'Parcel stats'.R52]" office:value-type="float" office:value="0.02" calcext:value-type="float">
            <text:p>0.02</text:p>
          </table:table-cell>
          <table:table-cell table:formula="of:=[$'Parcel stats'.S52]" office:value-type="float" office:value="16.362" calcext:value-type="float">
            <text:p>16.362</text:p>
          </table:table-cell>
          <table:table-cell table:formula="of:=[$'Parcel stats'.W52]" office:value-type="float" office:value="0" calcext:value-type="float">
            <text:p>0</text:p>
          </table:table-cell>
          <table:table-cell table:formula="of:=[$'Parcel stats'.X52]" office:value-type="float" office:value="42.832" calcext:value-type="float">
            <text:p>42.832</text:p>
          </table:table-cell>
          <table:table-cell table:formula="of:=[$'Parcel stats'.Y52]" office:value-type="float" office:value="25.9992" calcext:value-type="float">
            <text:p>25.9992</text:p>
          </table:table-cell>
          <table:table-cell table:formula="of:=[$'Parcel stats'.AA52]" office:value-type="float" office:value="0.02" calcext:value-type="float">
            <text:p>0.02</text:p>
          </table:table-cell>
          <table:table-cell table:formula="of:=[$'Parcel stats'.AB52]" office:value-type="float" office:value="16.8328" calcext:value-type="float">
            <text:p>16.8328</text:p>
          </table:table-cell>
          <table:table-cell table:formula="of:=[$'Parcel stats'.AF52]" office:value-type="float" office:value="0" calcext:value-type="float">
            <text:p>0</text:p>
          </table:table-cell>
          <table:table-cell table:formula="of:=[$'Parcel stats'.AG52]" office:value-type="float" office:value="69.145" calcext:value-type="float">
            <text:p>69.145</text:p>
          </table:table-cell>
          <table:table-cell table:formula="of:=[$'Parcel stats'.AH52]" office:value-type="float" office:value="36.8092" calcext:value-type="float">
            <text:p>36.8092</text:p>
          </table:table-cell>
          <table:table-cell table:formula="of:=[$'Parcel stats'.AJ52]" office:value-type="float" office:value="1.4" calcext:value-type="float">
            <text:p>1.4</text:p>
          </table:table-cell>
          <table:table-cell table:formula="of:=[$'Parcel stats'.AK52]" office:value-type="float" office:value="32.3358" calcext:value-type="float">
            <text:p>32.3358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stats'.E53]" office:value-type="float" office:value="0" calcext:value-type="float">
            <text:p>0</text:p>
          </table:table-cell>
          <table:table-cell table:formula="of:=[$'Parcel stats'.F53]" office:value-type="float" office:value="18.8254" calcext:value-type="float">
            <text:p>18.8254</text:p>
          </table:table-cell>
          <table:table-cell table:formula="of:=[$'Parcel stats'.G53]" office:value-type="float" office:value="17.112" calcext:value-type="float">
            <text:p>17.112</text:p>
          </table:table-cell>
          <table:table-cell table:formula="of:=[$'Parcel stats'.I53]" office:value-type="float" office:value="0" calcext:value-type="float">
            <text:p>0</text:p>
          </table:table-cell>
          <table:table-cell table:formula="of:=[$'Parcel stats'.J53]" office:value-type="float" office:value="1.7134" calcext:value-type="float">
            <text:p>1.7134</text:p>
          </table:table-cell>
          <table:table-cell table:formula="of:=[$'Parcel stats'.N53]" office:value-type="float" office:value="0" calcext:value-type="float">
            <text:p>0</text:p>
          </table:table-cell>
          <table:table-cell table:formula="of:=[$'Parcel stats'.O53]" office:value-type="float" office:value="47.8608" calcext:value-type="float">
            <text:p>47.8608</text:p>
          </table:table-cell>
          <table:table-cell table:formula="of:=[$'Parcel stats'.P53]" office:value-type="float" office:value="35.3924" calcext:value-type="float">
            <text:p>35.3924</text:p>
          </table:table-cell>
          <table:table-cell table:formula="of:=[$'Parcel stats'.R53]" office:value-type="float" office:value="0.02" calcext:value-type="float">
            <text:p>0.02</text:p>
          </table:table-cell>
          <table:table-cell table:formula="of:=[$'Parcel stats'.S53]" office:value-type="float" office:value="12.4684" calcext:value-type="float">
            <text:p>12.4684</text:p>
          </table:table-cell>
          <table:table-cell table:formula="of:=[$'Parcel stats'.W53]" office:value-type="float" office:value="0" calcext:value-type="float">
            <text:p>0</text:p>
          </table:table-cell>
          <table:table-cell table:formula="of:=[$'Parcel stats'.X53]" office:value-type="float" office:value="56.0456" calcext:value-type="float">
            <text:p>56.0456</text:p>
          </table:table-cell>
          <table:table-cell table:formula="of:=[$'Parcel stats'.Y53]" office:value-type="float" office:value="37.9684" calcext:value-type="float">
            <text:p>37.9684</text:p>
          </table:table-cell>
          <table:table-cell table:formula="of:=[$'Parcel stats'.AA53]" office:value-type="float" office:value="0.12" calcext:value-type="float">
            <text:p>0.12</text:p>
          </table:table-cell>
          <table:table-cell table:formula="of:=[$'Parcel stats'.AB53]" office:value-type="float" office:value="18.0772" calcext:value-type="float">
            <text:p>18.0772</text:p>
          </table:table-cell>
          <table:table-cell table:formula="of:=[$'Parcel stats'.AF53]" office:value-type="float" office:value="0" calcext:value-type="float">
            <text:p>0</text:p>
          </table:table-cell>
          <table:table-cell table:formula="of:=[$'Parcel stats'.AG53]" office:value-type="float" office:value="78.5074" calcext:value-type="float">
            <text:p>78.5074</text:p>
          </table:table-cell>
          <table:table-cell table:formula="of:=[$'Parcel stats'.AH53]" office:value-type="float" office:value="57.7944" calcext:value-type="float">
            <text:p>57.7944</text:p>
          </table:table-cell>
          <table:table-cell table:formula="of:=[$'Parcel stats'.AJ53]" office:value-type="float" office:value="0.96" calcext:value-type="float">
            <text:p>0.96</text:p>
          </table:table-cell>
          <table:table-cell table:formula="of:=[$'Parcel stats'.AK53]" office:value-type="float" office:value="20.713" calcext:value-type="float">
            <text:p>20.713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stats'.E54]" office:value-type="float" office:value="0" calcext:value-type="float">
            <text:p>0</text:p>
          </table:table-cell>
          <table:table-cell table:formula="of:=[$'Parcel stats'.F54]" office:value-type="float" office:value="13.2478" calcext:value-type="float">
            <text:p>13.2478</text:p>
          </table:table-cell>
          <table:table-cell table:formula="of:=[$'Parcel stats'.G54]" office:value-type="float" office:value="9.5772" calcext:value-type="float">
            <text:p>9.5772</text:p>
          </table:table-cell>
          <table:table-cell table:formula="of:=[$'Parcel stats'.I54]" office:value-type="float" office:value="0" calcext:value-type="float">
            <text:p>0</text:p>
          </table:table-cell>
          <table:table-cell table:formula="of:=[$'Parcel stats'.J54]" office:value-type="float" office:value="3.6706" calcext:value-type="float">
            <text:p>3.6706</text:p>
          </table:table-cell>
          <table:table-cell table:formula="of:=[$'Parcel stats'.N54]" office:value-type="float" office:value="0" calcext:value-type="float">
            <text:p>0</text:p>
          </table:table-cell>
          <table:table-cell table:formula="of:=[$'Parcel stats'.O54]" office:value-type="float" office:value="31.6094" calcext:value-type="float">
            <text:p>31.6094</text:p>
          </table:table-cell>
          <table:table-cell table:formula="of:=[$'Parcel stats'.P54]" office:value-type="float" office:value="21.8408" calcext:value-type="float">
            <text:p>21.8408</text:p>
          </table:table-cell>
          <table:table-cell table:formula="of:=[$'Parcel stats'.R54]" office:value-type="float" office:value="0" calcext:value-type="float">
            <text:p>0</text:p>
          </table:table-cell>
          <table:table-cell table:formula="of:=[$'Parcel stats'.S54]" office:value-type="float" office:value="9.7686" calcext:value-type="float">
            <text:p>9.7686</text:p>
          </table:table-cell>
          <table:table-cell table:formula="of:=[$'Parcel stats'.W54]" office:value-type="float" office:value="0" calcext:value-type="float">
            <text:p>0</text:p>
          </table:table-cell>
          <table:table-cell table:formula="of:=[$'Parcel stats'.X54]" office:value-type="float" office:value="44.7244" calcext:value-type="float">
            <text:p>44.7244</text:p>
          </table:table-cell>
          <table:table-cell table:formula="of:=[$'Parcel stats'.Y54]" office:value-type="float" office:value="30.4888" calcext:value-type="float">
            <text:p>30.4888</text:p>
          </table:table-cell>
          <table:table-cell table:formula="of:=[$'Parcel stats'.AA54]" office:value-type="float" office:value="0.09" calcext:value-type="float">
            <text:p>0.09</text:p>
          </table:table-cell>
          <table:table-cell table:formula="of:=[$'Parcel stats'.AB54]" office:value-type="float" office:value="14.2356" calcext:value-type="float">
            <text:p>14.2356</text:p>
          </table:table-cell>
          <table:table-cell table:formula="of:=[$'Parcel stats'.AF54]" office:value-type="float" office:value="0" calcext:value-type="float">
            <text:p>0</text:p>
          </table:table-cell>
          <table:table-cell table:formula="of:=[$'Parcel stats'.AG54]" office:value-type="float" office:value="72.8634" calcext:value-type="float">
            <text:p>72.8634</text:p>
          </table:table-cell>
          <table:table-cell table:formula="of:=[$'Parcel stats'.AH54]" office:value-type="float" office:value="46.8832" calcext:value-type="float">
            <text:p>46.8832</text:p>
          </table:table-cell>
          <table:table-cell table:formula="of:=[$'Parcel stats'.AJ54]" office:value-type="float" office:value="0.67" calcext:value-type="float">
            <text:p>0.67</text:p>
          </table:table-cell>
          <table:table-cell table:formula="of:=[$'Parcel stats'.AK54]" office:value-type="float" office:value="25.9802" calcext:value-type="float">
            <text:p>25.9802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stats'.E55]" office:value-type="float" office:value="0" calcext:value-type="float">
            <text:p>0</text:p>
          </table:table-cell>
          <table:table-cell table:formula="of:=[$'Parcel stats'.F55]" office:value-type="float" office:value="16.435" calcext:value-type="float">
            <text:p>16.435</text:p>
          </table:table-cell>
          <table:table-cell table:formula="of:=[$'Parcel stats'.G55]" office:value-type="float" office:value="18.4" calcext:value-type="float">
            <text:p>18.4</text:p>
          </table:table-cell>
          <table:table-cell table:formula="of:=[$'Parcel stats'.I55]" office:value-type="float" office:value="0" calcext:value-type="float">
            <text:p>0</text:p>
          </table:table-cell>
          <table:table-cell table:formula="of:=[$'Parcel stats'.J55]" office:value-type="float" office:value="-1.965" calcext:value-type="float">
            <text:p>-1.965</text:p>
          </table:table-cell>
          <table:table-cell table:formula="of:=[$'Parcel stats'.N55]" office:value-type="float" office:value="0" calcext:value-type="float">
            <text:p>0</text:p>
          </table:table-cell>
          <table:table-cell table:formula="of:=[$'Parcel stats'.O55]" office:value-type="float" office:value="32.5722" calcext:value-type="float">
            <text:p>32.5722</text:p>
          </table:table-cell>
          <table:table-cell table:formula="of:=[$'Parcel stats'.P55]" office:value-type="float" office:value="24.5916" calcext:value-type="float">
            <text:p>24.5916</text:p>
          </table:table-cell>
          <table:table-cell table:formula="of:=[$'Parcel stats'.R55]" office:value-type="float" office:value="0" calcext:value-type="float">
            <text:p>0</text:p>
          </table:table-cell>
          <table:table-cell table:formula="of:=[$'Parcel stats'.S55]" office:value-type="float" office:value="7.9806" calcext:value-type="float">
            <text:p>7.9806</text:p>
          </table:table-cell>
          <table:table-cell table:formula="of:=[$'Parcel stats'.W55]" office:value-type="float" office:value="0" calcext:value-type="float">
            <text:p>0</text:p>
          </table:table-cell>
          <table:table-cell table:formula="of:=[$'Parcel stats'.X55]" office:value-type="float" office:value="44.0604" calcext:value-type="float">
            <text:p>44.0604</text:p>
          </table:table-cell>
          <table:table-cell table:formula="of:=[$'Parcel stats'.Y55]" office:value-type="float" office:value="32.0804" calcext:value-type="float">
            <text:p>32.0804</text:p>
          </table:table-cell>
          <table:table-cell table:formula="of:=[$'Parcel stats'.AA55]" office:value-type="float" office:value="0.01" calcext:value-type="float">
            <text:p>0.01</text:p>
          </table:table-cell>
          <table:table-cell table:formula="of:=[$'Parcel stats'.AB55]" office:value-type="float" office:value="11.98" calcext:value-type="float">
            <text:p>11.98</text:p>
          </table:table-cell>
          <table:table-cell table:formula="of:=[$'Parcel stats'.AF55]" office:value-type="float" office:value="0" calcext:value-type="float">
            <text:p>0</text:p>
          </table:table-cell>
          <table:table-cell table:formula="of:=[$'Parcel stats'.AG55]" office:value-type="float" office:value="69.394" calcext:value-type="float">
            <text:p>69.394</text:p>
          </table:table-cell>
          <table:table-cell table:formula="of:=[$'Parcel stats'.AH55]" office:value-type="float" office:value="42.3844" calcext:value-type="float">
            <text:p>42.3844</text:p>
          </table:table-cell>
          <table:table-cell table:formula="of:=[$'Parcel stats'.AJ55]" office:value-type="float" office:value="0.23" calcext:value-type="float">
            <text:p>0.23</text:p>
          </table:table-cell>
          <table:table-cell table:formula="of:=[$'Parcel stats'.AK55]" office:value-type="float" office:value="27.0096" calcext:value-type="float">
            <text:p>27.009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stats'.E56]" office:value-type="float" office:value="0" calcext:value-type="float">
            <text:p>0</text:p>
          </table:table-cell>
          <table:table-cell table:formula="of:=[$'Parcel stats'.F56]" office:value-type="float" office:value="16.9828" calcext:value-type="float">
            <text:p>16.9828</text:p>
          </table:table-cell>
          <table:table-cell table:formula="of:=[$'Parcel stats'.G56]" office:value-type="float" office:value="16.6244" calcext:value-type="float">
            <text:p>16.6244</text:p>
          </table:table-cell>
          <table:table-cell table:formula="of:=[$'Parcel stats'.I56]" office:value-type="float" office:value="0" calcext:value-type="float">
            <text:p>0</text:p>
          </table:table-cell>
          <table:table-cell table:formula="of:=[$'Parcel stats'.J56]" office:value-type="float" office:value="0.3584" calcext:value-type="float">
            <text:p>0.3584</text:p>
          </table:table-cell>
          <table:table-cell table:formula="of:=[$'Parcel stats'.N56]" office:value-type="float" office:value="0" calcext:value-type="float">
            <text:p>0</text:p>
          </table:table-cell>
          <table:table-cell table:formula="of:=[$'Parcel stats'.O56]" office:value-type="float" office:value="32.3886" calcext:value-type="float">
            <text:p>32.3886</text:p>
          </table:table-cell>
          <table:table-cell table:formula="of:=[$'Parcel stats'.P56]" office:value-type="float" office:value="23.6532" calcext:value-type="float">
            <text:p>23.6532</text:p>
          </table:table-cell>
          <table:table-cell table:formula="of:=[$'Parcel stats'.R56]" office:value-type="float" office:value="0.01" calcext:value-type="float">
            <text:p>0.01</text:p>
          </table:table-cell>
          <table:table-cell table:formula="of:=[$'Parcel stats'.S56]" office:value-type="float" office:value="8.7354" calcext:value-type="float">
            <text:p>8.7354</text:p>
          </table:table-cell>
          <table:table-cell table:formula="of:=[$'Parcel stats'.W56]" office:value-type="float" office:value="0" calcext:value-type="float">
            <text:p>0</text:p>
          </table:table-cell>
          <table:table-cell table:formula="of:=[$'Parcel stats'.X56]" office:value-type="float" office:value="32.3886" calcext:value-type="float">
            <text:p>32.3886</text:p>
          </table:table-cell>
          <table:table-cell table:formula="of:=[$'Parcel stats'.Y56]" office:value-type="float" office:value="23.6532" calcext:value-type="float">
            <text:p>23.6532</text:p>
          </table:table-cell>
          <table:table-cell table:formula="of:=[$'Parcel stats'.AA56]" office:value-type="float" office:value="0.02" calcext:value-type="float">
            <text:p>0.02</text:p>
          </table:table-cell>
          <table:table-cell table:formula="of:=[$'Parcel stats'.AB56]" office:value-type="float" office:value="8.7354" calcext:value-type="float">
            <text:p>8.7354</text:p>
          </table:table-cell>
          <table:table-cell table:formula="of:=[$'Parcel stats'.AF56]" office:value-type="float" office:value="0" calcext:value-type="float">
            <text:p>0</text:p>
          </table:table-cell>
          <table:table-cell table:formula="of:=[$'Parcel stats'.AG56]" office:value-type="float" office:value="46.6158" calcext:value-type="float">
            <text:p>46.6158</text:p>
          </table:table-cell>
          <table:table-cell table:formula="of:=[$'Parcel stats'.AH56]" office:value-type="float" office:value="27.0112" calcext:value-type="float">
            <text:p>27.0112</text:p>
          </table:table-cell>
          <table:table-cell table:formula="of:=[$'Parcel stats'.AJ56]" office:value-type="float" office:value="0.1" calcext:value-type="float">
            <text:p>0.1</text:p>
          </table:table-cell>
          <table:table-cell table:formula="of:=[$'Parcel stats'.AK56]" office:value-type="float" office:value="19.6046" calcext:value-type="float">
            <text:p>19.6046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stats'.E57]" office:value-type="float" office:value="0" calcext:value-type="float">
            <text:p>0</text:p>
          </table:table-cell>
          <table:table-cell table:formula="of:=[$'Parcel stats'.F57]" office:value-type="float" office:value="8.9484" calcext:value-type="float">
            <text:p>8.9484</text:p>
          </table:table-cell>
          <table:table-cell table:formula="of:=[$'Parcel stats'.G57]" office:value-type="float" office:value="11.8128" calcext:value-type="float">
            <text:p>11.8128</text:p>
          </table:table-cell>
          <table:table-cell table:formula="of:=[$'Parcel stats'.I57]" office:value-type="float" office:value="0" calcext:value-type="float">
            <text:p>0</text:p>
          </table:table-cell>
          <table:table-cell table:formula="of:=[$'Parcel stats'.J57]" office:value-type="float" office:value="-2.8644" calcext:value-type="float">
            <text:p>-2.8644</text:p>
          </table:table-cell>
          <table:table-cell table:formula="of:=[$'Parcel stats'.N57]" office:value-type="float" office:value="0" calcext:value-type="float">
            <text:p>0</text:p>
          </table:table-cell>
          <table:table-cell table:formula="of:=[$'Parcel stats'.O57]" office:value-type="float" office:value="27.558" calcext:value-type="float">
            <text:p>27.558</text:p>
          </table:table-cell>
          <table:table-cell table:formula="of:=[$'Parcel stats'.P57]" office:value-type="float" office:value="21.4268" calcext:value-type="float">
            <text:p>21.4268</text:p>
          </table:table-cell>
          <table:table-cell table:formula="of:=[$'Parcel stats'.R57]" office:value-type="float" office:value="0" calcext:value-type="float">
            <text:p>0</text:p>
          </table:table-cell>
          <table:table-cell table:formula="of:=[$'Parcel stats'.S57]" office:value-type="float" office:value="6.1312" calcext:value-type="float">
            <text:p>6.1312</text:p>
          </table:table-cell>
          <table:table-cell table:formula="of:=[$'Parcel stats'.W57]" office:value-type="float" office:value="0" calcext:value-type="float">
            <text:p>0</text:p>
          </table:table-cell>
          <table:table-cell table:formula="of:=[$'Parcel stats'.X57]" office:value-type="float" office:value="56.0456" calcext:value-type="float">
            <text:p>56.0456</text:p>
          </table:table-cell>
          <table:table-cell table:formula="of:=[$'Parcel stats'.Y57]" office:value-type="float" office:value="38.0788" calcext:value-type="float">
            <text:p>38.0788</text:p>
          </table:table-cell>
          <table:table-cell table:formula="of:=[$'Parcel stats'.AA57]" office:value-type="float" office:value="0.01" calcext:value-type="float">
            <text:p>0.01</text:p>
          </table:table-cell>
          <table:table-cell table:formula="of:=[$'Parcel stats'.AB57]" office:value-type="float" office:value="17.9668" calcext:value-type="float">
            <text:p>17.9668</text:p>
          </table:table-cell>
          <table:table-cell table:formula="of:=[$'Parcel stats'.AF57]" office:value-type="float" office:value="0" calcext:value-type="float">
            <text:p>0</text:p>
          </table:table-cell>
          <table:table-cell table:formula="of:=[$'Parcel stats'.AG57]" office:value-type="float" office:value="73.6436" calcext:value-type="float">
            <text:p>73.6436</text:p>
          </table:table-cell>
          <table:table-cell table:formula="of:=[$'Parcel stats'.AH57]" office:value-type="float" office:value="48.2908" calcext:value-type="float">
            <text:p>48.2908</text:p>
          </table:table-cell>
          <table:table-cell table:formula="of:=[$'Parcel stats'.AJ57]" office:value-type="float" office:value="0.02" calcext:value-type="float">
            <text:p>0.02</text:p>
          </table:table-cell>
          <table:table-cell table:formula="of:=[$'Parcel stats'.AK57]" office:value-type="float" office:value="25.3528" calcext:value-type="float">
            <text:p>25.352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stats'.E58]" office:value-type="float" office:value="0" calcext:value-type="float">
            <text:p>0</text:p>
          </table:table-cell>
          <table:table-cell table:formula="of:=[$'Parcel stats'.F58]" office:value-type="float" office:value="13.7956" calcext:value-type="float">
            <text:p>13.7956</text:p>
          </table:table-cell>
          <table:table-cell table:formula="of:=[$'Parcel stats'.G58]" office:value-type="float" office:value="18.538" calcext:value-type="float">
            <text:p>18.538</text:p>
          </table:table-cell>
          <table:table-cell table:formula="of:=[$'Parcel stats'.I58]" office:value-type="float" office:value="0" calcext:value-type="float">
            <text:p>0</text:p>
          </table:table-cell>
          <table:table-cell table:formula="of:=[$'Parcel stats'.J58]" office:value-type="float" office:value="-4.7424" calcext:value-type="float">
            <text:p>-4.7424</text:p>
          </table:table-cell>
          <table:table-cell table:formula="of:=[$'Parcel stats'.N58]" office:value-type="float" office:value="0" calcext:value-type="float">
            <text:p>0</text:p>
          </table:table-cell>
          <table:table-cell table:formula="of:=[$'Parcel stats'.O58]" office:value-type="float" office:value="41.9346" calcext:value-type="float">
            <text:p>41.9346</text:p>
          </table:table-cell>
          <table:table-cell table:formula="of:=[$'Parcel stats'.P58]" office:value-type="float" office:value="31.9608" calcext:value-type="float">
            <text:p>31.9608</text:p>
          </table:table-cell>
          <table:table-cell table:formula="of:=[$'Parcel stats'.R58]" office:value-type="float" office:value="0.01" calcext:value-type="float">
            <text:p>0.01</text:p>
          </table:table-cell>
          <table:table-cell table:formula="of:=[$'Parcel stats'.S58]" office:value-type="float" office:value="9.9738" calcext:value-type="float">
            <text:p>9.9738</text:p>
          </table:table-cell>
          <table:table-cell table:formula="of:=[$'Parcel stats'.W58]" office:value-type="float" office:value="0" calcext:value-type="float">
            <text:p>0</text:p>
          </table:table-cell>
          <table:table-cell table:formula="of:=[$'Parcel stats'.X58]" office:value-type="float" office:value="51.381" calcext:value-type="float">
            <text:p>51.381</text:p>
          </table:table-cell>
          <table:table-cell table:formula="of:=[$'Parcel stats'.Y58]" office:value-type="float" office:value="40.1856" calcext:value-type="float">
            <text:p>40.1856</text:p>
          </table:table-cell>
          <table:table-cell table:formula="of:=[$'Parcel stats'.AA58]" office:value-type="float" office:value="0.03" calcext:value-type="float">
            <text:p>0.03</text:p>
          </table:table-cell>
          <table:table-cell table:formula="of:=[$'Parcel stats'.AB58]" office:value-type="float" office:value="11.1954" calcext:value-type="float">
            <text:p>11.1954</text:p>
          </table:table-cell>
          <table:table-cell table:formula="of:=[$'Parcel stats'.AF58]" office:value-type="float" office:value="0" calcext:value-type="float">
            <text:p>0</text:p>
          </table:table-cell>
          <table:table-cell table:formula="of:=[$'Parcel stats'.AG58]" office:value-type="float" office:value="77.196" calcext:value-type="float">
            <text:p>77.196</text:p>
          </table:table-cell>
          <table:table-cell table:formula="of:=[$'Parcel stats'.AH58]" office:value-type="float" office:value="46.7544" calcext:value-type="float">
            <text:p>46.7544</text:p>
          </table:table-cell>
          <table:table-cell table:formula="of:=[$'Parcel stats'.AJ58]" office:value-type="float" office:value="0.17" calcext:value-type="float">
            <text:p>0.17</text:p>
          </table:table-cell>
          <table:table-cell table:formula="of:=[$'Parcel stats'.AK58]" office:value-type="float" office:value="30.4416" calcext:value-type="float">
            <text:p>30.441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stats'.E59]" office:value-type="float" office:value="0" calcext:value-type="float">
            <text:p>0</text:p>
          </table:table-cell>
          <table:table-cell table:formula="of:=[$'Parcel stats'.F59]" office:value-type="float" office:value="10.2598" calcext:value-type="float">
            <text:p>10.2598</text:p>
          </table:table-cell>
          <table:table-cell table:formula="of:=[$'Parcel stats'.G59]" office:value-type="float" office:value="12.4752" calcext:value-type="float">
            <text:p>12.4752</text:p>
          </table:table-cell>
          <table:table-cell table:formula="of:=[$'Parcel stats'.I59]" office:value-type="float" office:value="0" calcext:value-type="float">
            <text:p>0</text:p>
          </table:table-cell>
          <table:table-cell table:formula="of:=[$'Parcel stats'.J59]" office:value-type="float" office:value="-2.2154" calcext:value-type="float">
            <text:p>-2.2154</text:p>
          </table:table-cell>
          <table:table-cell table:formula="of:=[$'Parcel stats'.N59]" office:value-type="float" office:value="0" calcext:value-type="float">
            <text:p>0</text:p>
          </table:table-cell>
          <table:table-cell table:formula="of:=[$'Parcel stats'.O59]" office:value-type="float" office:value="16.436" calcext:value-type="float">
            <text:p>16.436</text:p>
          </table:table-cell>
          <table:table-cell table:formula="of:=[$'Parcel stats'.P59]" office:value-type="float" office:value="18.0964" calcext:value-type="float">
            <text:p>18.0964</text:p>
          </table:table-cell>
          <table:table-cell table:formula="of:=[$'Parcel stats'.R59]" office:value-type="float" office:value="0.01" calcext:value-type="float">
            <text:p>0.01</text:p>
          </table:table-cell>
          <table:table-cell table:formula="of:=[$'Parcel stats'.S59]" office:value-type="float" office:value="-1.6604" calcext:value-type="float">
            <text:p>-1.6604</text:p>
          </table:table-cell>
          <table:table-cell table:formula="of:=[$'Parcel stats'.W59]" office:value-type="float" office:value="0" calcext:value-type="float">
            <text:p>0</text:p>
          </table:table-cell>
          <table:table-cell table:formula="of:=[$'Parcel stats'.X59]" office:value-type="float" office:value="31.3438" calcext:value-type="float">
            <text:p>31.3438</text:p>
          </table:table-cell>
          <table:table-cell table:formula="of:=[$'Parcel stats'.Y59]" office:value-type="float" office:value="24.702" calcext:value-type="float">
            <text:p>24.702</text:p>
          </table:table-cell>
          <table:table-cell table:formula="of:=[$'Parcel stats'.AA59]" office:value-type="float" office:value="0.03" calcext:value-type="float">
            <text:p>0.03</text:p>
          </table:table-cell>
          <table:table-cell table:formula="of:=[$'Parcel stats'.AB59]" office:value-type="float" office:value="6.6418" calcext:value-type="float">
            <text:p>6.6418</text:p>
          </table:table-cell>
          <table:table-cell table:formula="of:=[$'Parcel stats'.AF59]" office:value-type="float" office:value="0" calcext:value-type="float">
            <text:p>0</text:p>
          </table:table-cell>
          <table:table-cell table:formula="of:=[$'Parcel stats'.AG59]" office:value-type="float" office:value="53.125" calcext:value-type="float">
            <text:p>53.125</text:p>
          </table:table-cell>
          <table:table-cell table:formula="of:=[$'Parcel stats'.AH59]" office:value-type="float" office:value="36.6804" calcext:value-type="float">
            <text:p>36.6804</text:p>
          </table:table-cell>
          <table:table-cell table:formula="of:=[$'Parcel stats'.AJ59]" office:value-type="float" office:value="0.03" calcext:value-type="float">
            <text:p>0.03</text:p>
          </table:table-cell>
          <table:table-cell table:formula="of:=[$'Parcel stats'.AK59]" office:value-type="float" office:value="16.4446" calcext:value-type="float">
            <text:p>16.44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stats'.E60]" office:value-type="float" office:value="0" calcext:value-type="float">
            <text:p>0</text:p>
          </table:table-cell>
          <table:table-cell table:formula="of:=[$'Parcel stats'.F60]" office:value-type="float" office:value="8.6828" calcext:value-type="float">
            <text:p>8.6828</text:p>
          </table:table-cell>
          <table:table-cell table:formula="of:=[$'Parcel stats'.G60]" office:value-type="float" office:value="7.8476" calcext:value-type="float">
            <text:p>7.8476</text:p>
          </table:table-cell>
          <table:table-cell table:formula="of:=[$'Parcel stats'.I60]" office:value-type="float" office:value="0" calcext:value-type="float">
            <text:p>0</text:p>
          </table:table-cell>
          <table:table-cell table:formula="of:=[$'Parcel stats'.J60]" office:value-type="float" office:value="0.8352" calcext:value-type="float">
            <text:p>0.8352</text:p>
          </table:table-cell>
          <table:table-cell table:formula="of:=[$'Parcel stats'.N60]" office:value-type="float" office:value="0" calcext:value-type="float">
            <text:p>0</text:p>
          </table:table-cell>
          <table:table-cell table:formula="of:=[$'Parcel stats'.O60]" office:value-type="float" office:value="34.2488" calcext:value-type="float">
            <text:p>34.2488</text:p>
          </table:table-cell>
          <table:table-cell table:formula="of:=[$'Parcel stats'.P60]" office:value-type="float" office:value="26.8456" calcext:value-type="float">
            <text:p>26.8456</text:p>
          </table:table-cell>
          <table:table-cell table:formula="of:=[$'Parcel stats'.R60]" office:value-type="float" office:value="0.02" calcext:value-type="float">
            <text:p>0.02</text:p>
          </table:table-cell>
          <table:table-cell table:formula="of:=[$'Parcel stats'.S60]" office:value-type="float" office:value="7.4032" calcext:value-type="float">
            <text:p>7.4032</text:p>
          </table:table-cell>
          <table:table-cell table:formula="of:=[$'Parcel stats'.W60]" office:value-type="float" office:value="0" calcext:value-type="float">
            <text:p>0</text:p>
          </table:table-cell>
          <table:table-cell table:formula="of:=[$'Parcel stats'.X60]" office:value-type="float" office:value="41.6866" calcext:value-type="float">
            <text:p>41.6866</text:p>
          </table:table-cell>
          <table:table-cell table:formula="of:=[$'Parcel stats'.Y60]" office:value-type="float" office:value="32.614" calcext:value-type="float">
            <text:p>32.614</text:p>
          </table:table-cell>
          <table:table-cell table:formula="of:=[$'Parcel stats'.AA60]" office:value-type="float" office:value="0.01" calcext:value-type="float">
            <text:p>0.01</text:p>
          </table:table-cell>
          <table:table-cell table:formula="of:=[$'Parcel stats'.AB60]" office:value-type="float" office:value="9.0726" calcext:value-type="float">
            <text:p>9.0726</text:p>
          </table:table-cell>
          <table:table-cell table:formula="of:=[$'Parcel stats'.AF60]" office:value-type="float" office:value="0" calcext:value-type="float">
            <text:p>0</text:p>
          </table:table-cell>
          <table:table-cell table:formula="of:=[$'Parcel stats'.AG60]" office:value-type="float" office:value="56.5622" calcext:value-type="float">
            <text:p>56.5622</text:p>
          </table:table-cell>
          <table:table-cell table:formula="of:=[$'Parcel stats'.AH60]" office:value-type="float" office:value="40.71" calcext:value-type="float">
            <text:p>40.71</text:p>
          </table:table-cell>
          <table:table-cell table:formula="of:=[$'Parcel stats'.AJ60]" office:value-type="float" office:value="0.23" calcext:value-type="float">
            <text:p>0.23</text:p>
          </table:table-cell>
          <table:table-cell table:formula="of:=[$'Parcel stats'.AK60]" office:value-type="float" office:value="15.8522" calcext:value-type="float">
            <text:p>15.852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stats'.E61]" office:value-type="float" office:value="0" calcext:value-type="float">
            <text:p>0</text:p>
          </table:table-cell>
          <table:table-cell table:formula="of:=[$'Parcel stats'.F61]" office:value-type="float" office:value="15.688" calcext:value-type="float">
            <text:p>15.688</text:p>
          </table:table-cell>
          <table:table-cell table:formula="of:=[$'Parcel stats'.G61]" office:value-type="float" office:value="10.7548" calcext:value-type="float">
            <text:p>10.7548</text:p>
          </table:table-cell>
          <table:table-cell table:formula="of:=[$'Parcel stats'.I61]" office:value-type="float" office:value="0" calcext:value-type="float">
            <text:p>0</text:p>
          </table:table-cell>
          <table:table-cell table:formula="of:=[$'Parcel stats'.J61]" office:value-type="float" office:value="4.9332" calcext:value-type="float">
            <text:p>4.9332</text:p>
          </table:table-cell>
          <table:table-cell table:formula="of:=[$'Parcel stats'.N61]" office:value-type="float" office:value="0" calcext:value-type="float">
            <text:p>0</text:p>
          </table:table-cell>
          <table:table-cell table:formula="of:=[$'Parcel stats'.O61]" office:value-type="float" office:value="29.384" calcext:value-type="float">
            <text:p>29.384</text:p>
          </table:table-cell>
          <table:table-cell table:formula="of:=[$'Parcel stats'.P61]" office:value-type="float" office:value="17.3972" calcext:value-type="float">
            <text:p>17.3972</text:p>
          </table:table-cell>
          <table:table-cell table:formula="of:=[$'Parcel stats'.R61]" office:value-type="float" office:value="0" calcext:value-type="float">
            <text:p>0</text:p>
          </table:table-cell>
          <table:table-cell table:formula="of:=[$'Parcel stats'.S61]" office:value-type="float" office:value="11.9868" calcext:value-type="float">
            <text:p>11.9868</text:p>
          </table:table-cell>
          <table:table-cell table:formula="of:=[$'Parcel stats'.W61]" office:value-type="float" office:value="0" calcext:value-type="float">
            <text:p>0</text:p>
          </table:table-cell>
          <table:table-cell table:formula="of:=[$'Parcel stats'.X61]" office:value-type="float" office:value="40.3078" calcext:value-type="float">
            <text:p>40.3078</text:p>
          </table:table-cell>
          <table:table-cell table:formula="of:=[$'Parcel stats'.Y61]" office:value-type="float" office:value="22.8712" calcext:value-type="float">
            <text:p>22.8712</text:p>
          </table:table-cell>
          <table:table-cell table:formula="of:=[$'Parcel stats'.AA61]" office:value-type="float" office:value="0.02" calcext:value-type="float">
            <text:p>0.02</text:p>
          </table:table-cell>
          <table:table-cell table:formula="of:=[$'Parcel stats'.AB61]" office:value-type="float" office:value="17.4366" calcext:value-type="float">
            <text:p>17.4366</text:p>
          </table:table-cell>
          <table:table-cell table:formula="of:=[$'Parcel stats'.AF61]" office:value-type="float" office:value="0" calcext:value-type="float">
            <text:p>0</text:p>
          </table:table-cell>
          <table:table-cell table:formula="of:=[$'Parcel stats'.AG61]" office:value-type="float" office:value="62.7364" calcext:value-type="float">
            <text:p>62.7364</text:p>
          </table:table-cell>
          <table:table-cell table:formula="of:=[$'Parcel stats'.AH61]" office:value-type="float" office:value="32.8992" calcext:value-type="float">
            <text:p>32.8992</text:p>
          </table:table-cell>
          <table:table-cell table:formula="of:=[$'Parcel stats'.AJ61]" office:value-type="float" office:value="0.32" calcext:value-type="float">
            <text:p>0.32</text:p>
          </table:table-cell>
          <table:table-cell table:formula="of:=[$'Parcel stats'.AK61]" office:value-type="float" office:value="29.8372" calcext:value-type="float">
            <text:p>29.8372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stats'.E62]" office:value-type="float" office:value="0" calcext:value-type="float">
            <text:p>0</text:p>
          </table:table-cell>
          <table:table-cell table:formula="of:=[$'Parcel stats'.F62]" office:value-type="float" office:value="12.1024" calcext:value-type="float">
            <text:p>12.1024</text:p>
          </table:table-cell>
          <table:table-cell table:formula="of:=[$'Parcel stats'.G62]" office:value-type="float" office:value="18.4276" calcext:value-type="float">
            <text:p>18.4276</text:p>
          </table:table-cell>
          <table:table-cell table:formula="of:=[$'Parcel stats'.I62]" office:value-type="float" office:value="0" calcext:value-type="float">
            <text:p>0</text:p>
          </table:table-cell>
          <table:table-cell table:formula="of:=[$'Parcel stats'.J62]" office:value-type="float" office:value="-6.3252" calcext:value-type="float">
            <text:p>-6.3252</text:p>
          </table:table-cell>
          <table:table-cell table:formula="of:=[$'Parcel stats'.N62]" office:value-type="float" office:value="0" calcext:value-type="float">
            <text:p>0</text:p>
          </table:table-cell>
          <table:table-cell table:formula="of:=[$'Parcel stats'.O62]" office:value-type="float" office:value="37.5356" calcext:value-type="float">
            <text:p>37.5356</text:p>
          </table:table-cell>
          <table:table-cell table:formula="of:=[$'Parcel stats'.P62]" office:value-type="float" office:value="34.0768" calcext:value-type="float">
            <text:p>34.0768</text:p>
          </table:table-cell>
          <table:table-cell table:formula="of:=[$'Parcel stats'.R62]" office:value-type="float" office:value="0.02" calcext:value-type="float">
            <text:p>0.02</text:p>
          </table:table-cell>
          <table:table-cell table:formula="of:=[$'Parcel stats'.S62]" office:value-type="float" office:value="3.4588" calcext:value-type="float">
            <text:p>3.4588</text:p>
          </table:table-cell>
          <table:table-cell table:formula="of:=[$'Parcel stats'.W62]" office:value-type="float" office:value="0" calcext:value-type="float">
            <text:p>0</text:p>
          </table:table-cell>
          <table:table-cell table:formula="of:=[$'Parcel stats'.X62]" office:value-type="float" office:value="37.5356" calcext:value-type="float">
            <text:p>37.5356</text:p>
          </table:table-cell>
          <table:table-cell table:formula="of:=[$'Parcel stats'.Y62]" office:value-type="float" office:value="34.0768" calcext:value-type="float">
            <text:p>34.0768</text:p>
          </table:table-cell>
          <table:table-cell table:formula="of:=[$'Parcel stats'.AA62]" office:value-type="float" office:value="0.09" calcext:value-type="float">
            <text:p>0.09</text:p>
          </table:table-cell>
          <table:table-cell table:formula="of:=[$'Parcel stats'.AB62]" office:value-type="float" office:value="3.4588" calcext:value-type="float">
            <text:p>3.4588</text:p>
          </table:table-cell>
          <table:table-cell table:formula="of:=[$'Parcel stats'.AF62]" office:value-type="float" office:value="0" calcext:value-type="float">
            <text:p>0</text:p>
          </table:table-cell>
          <table:table-cell table:formula="of:=[$'Parcel stats'.AG62]" office:value-type="float" office:value="49.0072" calcext:value-type="float">
            <text:p>49.0072</text:p>
          </table:table-cell>
          <table:table-cell table:formula="of:=[$'Parcel stats'.AH62]" office:value-type="float" office:value="43.5804" calcext:value-type="float">
            <text:p>43.5804</text:p>
          </table:table-cell>
          <table:table-cell table:formula="of:=[$'Parcel stats'.AJ62]" office:value-type="float" office:value="0.09" calcext:value-type="float">
            <text:p>0.09</text:p>
          </table:table-cell>
          <table:table-cell table:formula="of:=[$'Parcel stats'.AK62]" office:value-type="float" office:value="5.4268" calcext:value-type="float">
            <text:p>5.4268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0" calcext:value-type="float">
            <text:p>0.000</text:p>
          </table:table-cell>
          <table:table-cell table:style-name="ce30" table:formula="of:=AVERAGE([.C4:.C13])" office:value-type="float" office:value="11.0151" calcext:value-type="float">
            <text:p>11.015</text:p>
          </table:table-cell>
          <table:table-cell table:style-name="ce30" table:formula="of:=AVERAGE([.D4:.D13])" office:value-type="float" office:value="11.89468" calcext:value-type="float">
            <text:p>11.895</text:p>
          </table:table-cell>
          <table:table-cell table:style-name="ce30" table:formula="of:=AVERAGE([.E4:.E13])" office:value-type="float" office:value="0" calcext:value-type="float">
            <text:p>0.000</text:p>
          </table:table-cell>
          <table:table-cell table:style-name="ce30" table:formula="of:=AVERAGE([.F4:.F13])" office:value-type="float" office:value="-0.87958" calcext:value-type="float">
            <text:p>-0.880</text:p>
          </table:table-cell>
          <table:table-cell table:style-name="ce30" table:formula="of:=AVERAGE([.G4:.G13])" office:value-type="float" office:value="0" calcext:value-type="float">
            <text:p>0.000</text:p>
          </table:table-cell>
          <table:table-cell table:style-name="ce30" table:formula="of:=AVERAGE([.H4:.H13])" office:value-type="float" office:value="13.66486" calcext:value-type="float">
            <text:p>13.665</text:p>
          </table:table-cell>
          <table:table-cell table:style-name="ce30" table:formula="of:=AVERAGE([.I4:.I13])" office:value-type="float" office:value="12.04832" calcext:value-type="float">
            <text:p>12.048</text:p>
          </table:table-cell>
          <table:table-cell table:style-name="ce30" table:formula="of:=AVERAGE([.J4:.J13])" office:value-type="float" office:value="0.001" calcext:value-type="float">
            <text:p>0.001</text:p>
          </table:table-cell>
          <table:table-cell table:style-name="ce30" table:formula="of:=AVERAGE([.K4:.K13])" office:value-type="float" office:value="1.61654" calcext:value-type="float">
            <text:p>1.617</text:p>
          </table:table-cell>
          <table:table-cell table:style-name="ce30" table:formula="of:=AVERAGE([.L4:.L13])" office:value-type="float" office:value="0" calcext:value-type="float">
            <text:p>0.000</text:p>
          </table:table-cell>
          <table:table-cell table:style-name="ce30" table:formula="of:=AVERAGE([.M4:.M13])" office:value-type="float" office:value="23.31192" calcext:value-type="float">
            <text:p>23.312</text:p>
          </table:table-cell>
          <table:table-cell table:style-name="ce30" table:formula="of:=AVERAGE([.N4:.N13])" office:value-type="float" office:value="18.00716" calcext:value-type="float">
            <text:p>18.007</text:p>
          </table:table-cell>
          <table:table-cell table:style-name="ce30" table:formula="of:=AVERAGE([.O4:.O13])" office:value-type="float" office:value="0.003" calcext:value-type="float">
            <text:p>0.003</text:p>
          </table:table-cell>
          <table:table-cell table:style-name="ce30" table:formula="of:=AVERAGE([.P4:.P13])" office:value-type="float" office:value="5.30476" calcext:value-type="float">
            <text:p>5.305</text:p>
          </table:table-cell>
          <table:table-cell table:style-name="ce30" table:formula="of:=AVERAGE([.Q4:.Q13])" office:value-type="float" office:value="0" calcext:value-type="float">
            <text:p>0.000</text:p>
          </table:table-cell>
          <table:table-cell table:style-name="ce30" table:formula="of:=AVERAGE([.R4:.R13])" office:value-type="float" office:value="37.99592" calcext:value-type="float">
            <text:p>37.996</text:p>
          </table:table-cell>
          <table:table-cell table:style-name="ce30" table:formula="of:=AVERAGE([.S4:.S13])" office:value-type="float" office:value="28.6442" calcext:value-type="float">
            <text:p>28.644</text:p>
          </table:table-cell>
          <table:table-cell table:style-name="ce30" table:formula="of:=AVERAGE([.T4:.T13])" office:value-type="float" office:value="0.017" calcext:value-type="float">
            <text:p>0.017</text:p>
          </table:table-cell>
          <table:table-cell table:style-name="ce30" table:formula="of:=AVERAGE([.U4:.U13])" office:value-type="float" office:value="9.35172" calcext:value-type="float">
            <text:p>9.352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0" calcext:value-type="float">
            <text:p>0.000</text:p>
          </table:table-cell>
          <table:table-cell table:style-name="ce30" table:formula="of:=AVERAGE([.C14:.C23])" office:value-type="float" office:value="10.89392" calcext:value-type="float">
            <text:p>10.894</text:p>
          </table:table-cell>
          <table:table-cell table:style-name="ce30" table:formula="of:=AVERAGE([.D14:.D23])" office:value-type="float" office:value="13.93248" calcext:value-type="float">
            <text:p>13.932</text:p>
          </table:table-cell>
          <table:table-cell table:style-name="ce30" table:formula="of:=AVERAGE([.E14:.E23])" office:value-type="float" office:value="0" calcext:value-type="float">
            <text:p>0.000</text:p>
          </table:table-cell>
          <table:table-cell table:style-name="ce30" table:formula="of:=AVERAGE([.F14:.F23])" office:value-type="float" office:value="-3.03856" calcext:value-type="float">
            <text:p>-3.039</text:p>
          </table:table-cell>
          <table:table-cell table:style-name="ce30" table:formula="of:=AVERAGE([.G14:.G23])" office:value-type="float" office:value="0" calcext:value-type="float">
            <text:p>0.000</text:p>
          </table:table-cell>
          <table:table-cell table:style-name="ce30" table:formula="of:=AVERAGE([.H14:.H23])" office:value-type="float" office:value="16.53334" calcext:value-type="float">
            <text:p>16.533</text:p>
          </table:table-cell>
          <table:table-cell table:style-name="ce30" table:formula="of:=AVERAGE([.I14:.I23])" office:value-type="float" office:value="16.03192" calcext:value-type="float">
            <text:p>16.032</text:p>
          </table:table-cell>
          <table:table-cell table:style-name="ce30" table:formula="of:=AVERAGE([.J14:.J23])" office:value-type="float" office:value="0" calcext:value-type="float">
            <text:p>0.000</text:p>
          </table:table-cell>
          <table:table-cell table:style-name="ce30" table:formula="of:=AVERAGE([.K14:.K23])" office:value-type="float" office:value="0.50142" calcext:value-type="float">
            <text:p>0.501</text:p>
          </table:table-cell>
          <table:table-cell table:style-name="ce30" table:formula="of:=AVERAGE([.L14:.L23])" office:value-type="float" office:value="0" calcext:value-type="float">
            <text:p>0.000</text:p>
          </table:table-cell>
          <table:table-cell table:style-name="ce30" table:formula="of:=AVERAGE([.M14:.M23])" office:value-type="float" office:value="27.28606" calcext:value-type="float">
            <text:p>27.286</text:p>
          </table:table-cell>
          <table:table-cell table:style-name="ce30" table:formula="of:=AVERAGE([.N14:.N23])" office:value-type="float" office:value="23.184" calcext:value-type="float">
            <text:p>23.184</text:p>
          </table:table-cell>
          <table:table-cell table:style-name="ce30" table:formula="of:=AVERAGE([.O14:.O23])" office:value-type="float" office:value="0.005" calcext:value-type="float">
            <text:p>0.005</text:p>
          </table:table-cell>
          <table:table-cell table:style-name="ce30" table:formula="of:=AVERAGE([.P14:.P23])" office:value-type="float" office:value="4.10206" calcext:value-type="float">
            <text:p>4.102</text:p>
          </table:table-cell>
          <table:table-cell table:style-name="ce30" table:formula="of:=AVERAGE([.Q14:.Q23])" office:value-type="float" office:value="0" calcext:value-type="float">
            <text:p>0.000</text:p>
          </table:table-cell>
          <table:table-cell table:style-name="ce30" table:formula="of:=AVERAGE([.R14:.R23])" office:value-type="float" office:value="35.60658" calcext:value-type="float">
            <text:p>35.607</text:p>
          </table:table-cell>
          <table:table-cell table:style-name="ce30" table:formula="of:=AVERAGE([.S14:.S23])" office:value-type="float" office:value="26.81524" calcext:value-type="float">
            <text:p>26.815</text:p>
          </table:table-cell>
          <table:table-cell table:style-name="ce30" table:formula="of:=AVERAGE([.T14:.T23])" office:value-type="float" office:value="0.023" calcext:value-type="float">
            <text:p>0.023</text:p>
          </table:table-cell>
          <table:table-cell table:style-name="ce30" table:formula="of:=AVERAGE([.U14:.U23])" office:value-type="float" office:value="8.79134" calcext:value-type="float">
            <text:p>8.79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0" calcext:value-type="float">
            <text:p>0.000</text:p>
          </table:table-cell>
          <table:table-cell table:style-name="ce30" table:formula="of:=AVERAGE([.C24:.C33])" office:value-type="float" office:value="9.69706" calcext:value-type="float">
            <text:p>9.697</text:p>
          </table:table-cell>
          <table:table-cell table:style-name="ce30" table:formula="of:=AVERAGE([.D24:.D33])" office:value-type="float" office:value="12.48164" calcext:value-type="float">
            <text:p>12.482</text:p>
          </table:table-cell>
          <table:table-cell table:style-name="ce30" table:formula="of:=AVERAGE([.E24:.E33])" office:value-type="float" office:value="0" calcext:value-type="float">
            <text:p>0.000</text:p>
          </table:table-cell>
          <table:table-cell table:style-name="ce30" table:formula="of:=AVERAGE([.F24:.F33])" office:value-type="float" office:value="-2.78458" calcext:value-type="float">
            <text:p>-2.785</text:p>
          </table:table-cell>
          <table:table-cell table:style-name="ce30" table:formula="of:=AVERAGE([.G24:.G33])" office:value-type="float" office:value="0" calcext:value-type="float">
            <text:p>0.000</text:p>
          </table:table-cell>
          <table:table-cell table:style-name="ce30" table:formula="of:=AVERAGE([.H24:.H33])" office:value-type="float" office:value="21.0339" calcext:value-type="float">
            <text:p>21.034</text:p>
          </table:table-cell>
          <table:table-cell table:style-name="ce30" table:formula="of:=AVERAGE([.I24:.I33])" office:value-type="float" office:value="19.2234" calcext:value-type="float">
            <text:p>19.223</text:p>
          </table:table-cell>
          <table:table-cell table:style-name="ce30" table:formula="of:=AVERAGE([.J24:.J33])" office:value-type="float" office:value="0" calcext:value-type="float">
            <text:p>0.000</text:p>
          </table:table-cell>
          <table:table-cell table:style-name="ce30" table:formula="of:=AVERAGE([.K24:.K33])" office:value-type="float" office:value="1.8105" calcext:value-type="float">
            <text:p>1.811</text:p>
          </table:table-cell>
          <table:table-cell table:style-name="ce30" table:formula="of:=AVERAGE([.L24:.L33])" office:value-type="float" office:value="0" calcext:value-type="float">
            <text:p>0.000</text:p>
          </table:table-cell>
          <table:table-cell table:style-name="ce30" table:formula="of:=AVERAGE([.M24:.M33])" office:value-type="float" office:value="31.91112" calcext:value-type="float">
            <text:p>31.911</text:p>
          </table:table-cell>
          <table:table-cell table:style-name="ce30" table:formula="of:=AVERAGE([.N24:.N33])" office:value-type="float" office:value="25.40396" calcext:value-type="float">
            <text:p>25.404</text:p>
          </table:table-cell>
          <table:table-cell table:style-name="ce30" table:formula="of:=AVERAGE([.O24:.O33])" office:value-type="float" office:value="0.005" calcext:value-type="float">
            <text:p>0.005</text:p>
          </table:table-cell>
          <table:table-cell table:style-name="ce30" table:formula="of:=AVERAGE([.P24:.P33])" office:value-type="float" office:value="6.50716" calcext:value-type="float">
            <text:p>6.507</text:p>
          </table:table-cell>
          <table:table-cell table:style-name="ce30" table:formula="of:=AVERAGE([.Q24:.Q33])" office:value-type="float" office:value="0" calcext:value-type="float">
            <text:p>0.000</text:p>
          </table:table-cell>
          <table:table-cell table:style-name="ce30" table:formula="of:=AVERAGE([.R24:.R33])" office:value-type="float" office:value="48.68038" calcext:value-type="float">
            <text:p>48.680</text:p>
          </table:table-cell>
          <table:table-cell table:style-name="ce30" table:formula="of:=AVERAGE([.S24:.S33])" office:value-type="float" office:value="34.91676" calcext:value-type="float">
            <text:p>34.917</text:p>
          </table:table-cell>
          <table:table-cell table:style-name="ce30" table:formula="of:=AVERAGE([.T24:.T33])" office:value-type="float" office:value="0.064" calcext:value-type="float">
            <text:p>0.064</text:p>
          </table:table-cell>
          <table:table-cell table:style-name="ce30" table:formula="of:=AVERAGE([.U24:.U33])" office:value-type="float" office:value="13.76362" calcext:value-type="float">
            <text:p>13.764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0" calcext:value-type="float">
            <text:p>0.000</text:p>
          </table:table-cell>
          <table:table-cell table:style-name="ce30" table:formula="of:=AVERAGE([.C34:.C43])" office:value-type="float" office:value="10.42912" calcext:value-type="float">
            <text:p>10.429</text:p>
          </table:table-cell>
          <table:table-cell table:style-name="ce30" table:formula="of:=AVERAGE([.D34:.D43])" office:value-type="float" office:value="12.42644" calcext:value-type="float">
            <text:p>12.426</text:p>
          </table:table-cell>
          <table:table-cell table:style-name="ce30" table:formula="of:=AVERAGE([.E34:.E43])" office:value-type="float" office:value="0" calcext:value-type="float">
            <text:p>0.000</text:p>
          </table:table-cell>
          <table:table-cell table:style-name="ce30" table:formula="of:=AVERAGE([.F34:.F43])" office:value-type="float" office:value="-1.99732" calcext:value-type="float">
            <text:p>-1.997</text:p>
          </table:table-cell>
          <table:table-cell table:style-name="ce30" table:formula="of:=AVERAGE([.G34:.G43])" office:value-type="float" office:value="0" calcext:value-type="float">
            <text:p>0.000</text:p>
          </table:table-cell>
          <table:table-cell table:style-name="ce30" table:formula="of:=AVERAGE([.H34:.H43])" office:value-type="float" office:value="15.70666" calcext:value-type="float">
            <text:p>15.707</text:p>
          </table:table-cell>
          <table:table-cell table:style-name="ce30" table:formula="of:=AVERAGE([.I34:.I43])" office:value-type="float" office:value="13.754" calcext:value-type="float">
            <text:p>13.754</text:p>
          </table:table-cell>
          <table:table-cell table:style-name="ce30" table:formula="of:=AVERAGE([.J34:.J43])" office:value-type="float" office:value="0" calcext:value-type="float">
            <text:p>0.000</text:p>
          </table:table-cell>
          <table:table-cell table:style-name="ce30" table:formula="of:=AVERAGE([.K34:.K43])" office:value-type="float" office:value="1.95266" calcext:value-type="float">
            <text:p>1.953</text:p>
          </table:table-cell>
          <table:table-cell table:style-name="ce30" table:formula="of:=AVERAGE([.L34:.L43])" office:value-type="float" office:value="0" calcext:value-type="float">
            <text:p>0.000</text:p>
          </table:table-cell>
          <table:table-cell table:style-name="ce30" table:formula="of:=AVERAGE([.M34:.M43])" office:value-type="float" office:value="38.35458" calcext:value-type="float">
            <text:p>38.355</text:p>
          </table:table-cell>
          <table:table-cell table:style-name="ce30" table:formula="of:=AVERAGE([.N34:.N43])" office:value-type="float" office:value="30.4382" calcext:value-type="float">
            <text:p>30.438</text:p>
          </table:table-cell>
          <table:table-cell table:style-name="ce30" table:formula="of:=AVERAGE([.O34:.O43])" office:value-type="float" office:value="0.037" calcext:value-type="float">
            <text:p>0.037</text:p>
          </table:table-cell>
          <table:table-cell table:style-name="ce30" table:formula="of:=AVERAGE([.P34:.P43])" office:value-type="float" office:value="7.91638" calcext:value-type="float">
            <text:p>7.916</text:p>
          </table:table-cell>
          <table:table-cell table:style-name="ce30" table:formula="of:=AVERAGE([.Q34:.Q43])" office:value-type="float" office:value="0" calcext:value-type="float">
            <text:p>0.000</text:p>
          </table:table-cell>
          <table:table-cell table:style-name="ce30" table:formula="of:=AVERAGE([.R34:.R43])" office:value-type="float" office:value="52.2864" calcext:value-type="float">
            <text:p>52.286</text:p>
          </table:table-cell>
          <table:table-cell table:style-name="ce30" table:formula="of:=AVERAGE([.S34:.S43])" office:value-type="float" office:value="39.97952" calcext:value-type="float">
            <text:p>39.980</text:p>
          </table:table-cell>
          <table:table-cell table:style-name="ce30" table:formula="of:=AVERAGE([.T34:.T43])" office:value-type="float" office:value="0.116" calcext:value-type="float">
            <text:p>0.116</text:p>
          </table:table-cell>
          <table:table-cell table:style-name="ce30" table:formula="of:=AVERAGE([.U34:.U43])" office:value-type="float" office:value="12.30688" calcext:value-type="float">
            <text:p>12.307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0" calcext:value-type="float">
            <text:p>0.000</text:p>
          </table:table-cell>
          <table:table-cell table:style-name="ce30" table:formula="of:=AVERAGE([.C44:.C53])" office:value-type="float" office:value="9.17748" calcext:value-type="float">
            <text:p>9.177</text:p>
          </table:table-cell>
          <table:table-cell table:style-name="ce30" table:formula="of:=AVERAGE([.D44:.D53])" office:value-type="float" office:value="10.373" calcext:value-type="float">
            <text:p>10.373</text:p>
          </table:table-cell>
          <table:table-cell table:style-name="ce30" table:formula="of:=AVERAGE([.E44:.E53])" office:value-type="float" office:value="0" calcext:value-type="float">
            <text:p>0.000</text:p>
          </table:table-cell>
          <table:table-cell table:style-name="ce30" table:formula="of:=AVERAGE([.F44:.F53])" office:value-type="float" office:value="-1.19552" calcext:value-type="float">
            <text:p>-1.196</text:p>
          </table:table-cell>
          <table:table-cell table:style-name="ce30" table:formula="of:=AVERAGE([.G44:.G53])" office:value-type="float" office:value="0" calcext:value-type="float">
            <text:p>0.000</text:p>
          </table:table-cell>
          <table:table-cell table:style-name="ce30" table:formula="of:=AVERAGE([.H44:.H53])" office:value-type="float" office:value="30.82392" calcext:value-type="float">
            <text:p>30.824</text:p>
          </table:table-cell>
          <table:table-cell table:style-name="ce30" table:formula="of:=AVERAGE([.I44:.I53])" office:value-type="float" office:value="23.1794" calcext:value-type="float">
            <text:p>23.179</text:p>
          </table:table-cell>
          <table:table-cell table:style-name="ce30" table:formula="of:=AVERAGE([.J44:.J53])" office:value-type="float" office:value="0.014" calcext:value-type="float">
            <text:p>0.014</text:p>
          </table:table-cell>
          <table:table-cell table:style-name="ce30" table:formula="of:=AVERAGE([.K44:.K53])" office:value-type="float" office:value="7.64452" calcext:value-type="float">
            <text:p>7.645</text:p>
          </table:table-cell>
          <table:table-cell table:style-name="ce30" table:formula="of:=AVERAGE([.L44:.L53])" office:value-type="float" office:value="0" calcext:value-type="float">
            <text:p>0.000</text:p>
          </table:table-cell>
          <table:table-cell table:style-name="ce30" table:formula="of:=AVERAGE([.M44:.M53])" office:value-type="float" office:value="38.87074" calcext:value-type="float">
            <text:p>38.871</text:p>
          </table:table-cell>
          <table:table-cell table:style-name="ce30" table:formula="of:=AVERAGE([.N44:.N53])" office:value-type="float" office:value="28.52184" calcext:value-type="float">
            <text:p>28.522</text:p>
          </table:table-cell>
          <table:table-cell table:style-name="ce30" table:formula="of:=AVERAGE([.O44:.O53])" office:value-type="float" office:value="0.032" calcext:value-type="float">
            <text:p>0.032</text:p>
          </table:table-cell>
          <table:table-cell table:style-name="ce30" table:formula="of:=AVERAGE([.P44:.P53])" office:value-type="float" office:value="10.3489" calcext:value-type="float">
            <text:p>10.349</text:p>
          </table:table-cell>
          <table:table-cell table:style-name="ce30" table:formula="of:=AVERAGE([.Q44:.Q53])" office:value-type="float" office:value="0" calcext:value-type="float">
            <text:p>0.000</text:p>
          </table:table-cell>
          <table:table-cell table:style-name="ce30" table:formula="of:=AVERAGE([.R44:.R53])" office:value-type="float" office:value="51.9045" calcext:value-type="float">
            <text:p>51.905</text:p>
          </table:table-cell>
          <table:table-cell table:style-name="ce30" table:formula="of:=AVERAGE([.S44:.S53])" office:value-type="float" office:value="32.5404" calcext:value-type="float">
            <text:p>32.540</text:p>
          </table:table-cell>
          <table:table-cell table:style-name="ce30" table:formula="of:=AVERAGE([.T44:.T53])" office:value-type="float" office:value="0.297" calcext:value-type="float">
            <text:p>0.297</text:p>
          </table:table-cell>
          <table:table-cell table:style-name="ce30" table:formula="of:=AVERAGE([.U44:.U53])" office:value-type="float" office:value="19.3641" calcext:value-type="float">
            <text:p>19.36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0" calcext:value-type="float">
            <text:p>0.000</text:p>
          </table:table-cell>
          <table:table-cell table:style-name="ce31" table:formula="of:=AVERAGE([.C54:.C63])" office:value-type="float" office:value="13.4968" calcext:value-type="float">
            <text:p>13.497</text:p>
          </table:table-cell>
          <table:table-cell table:style-name="ce31" table:formula="of:=AVERAGE([.D54:.D63])" office:value-type="float" office:value="14.15696" calcext:value-type="float">
            <text:p>14.157</text:p>
          </table:table-cell>
          <table:table-cell table:style-name="ce31" table:formula="of:=AVERAGE([.E54:.E63])" office:value-type="float" office:value="0" calcext:value-type="float">
            <text:p>0.000</text:p>
          </table:table-cell>
          <table:table-cell table:style-name="ce31" table:formula="of:=AVERAGE([.F54:.F63])" office:value-type="float" office:value="-0.66016" calcext:value-type="float">
            <text:p>-0.660</text:p>
          </table:table-cell>
          <table:table-cell table:style-name="ce31" table:formula="of:=AVERAGE([.G54:.G63])" office:value-type="float" office:value="0" calcext:value-type="float">
            <text:p>0.000</text:p>
          </table:table-cell>
          <table:table-cell table:style-name="ce31" table:formula="of:=AVERAGE([.H54:.H63])" office:value-type="float" office:value="33.1528" calcext:value-type="float">
            <text:p>33.153</text:p>
          </table:table-cell>
          <table:table-cell table:style-name="ce31" table:formula="of:=AVERAGE([.I54:.I63])" office:value-type="float" office:value="25.52816" calcext:value-type="float">
            <text:p>25.528</text:p>
          </table:table-cell>
          <table:table-cell table:style-name="ce31" table:formula="of:=AVERAGE([.J54:.J63])" office:value-type="float" office:value="0.009" calcext:value-type="float">
            <text:p>0.009</text:p>
          </table:table-cell>
          <table:table-cell table:style-name="ce31" table:formula="of:=AVERAGE([.K54:.K63])" office:value-type="float" office:value="7.62464" calcext:value-type="float">
            <text:p>7.625</text:p>
          </table:table-cell>
          <table:table-cell table:style-name="ce31" table:formula="of:=AVERAGE([.L54:.L63])" office:value-type="float" office:value="0" calcext:value-type="float">
            <text:p>0.000</text:p>
          </table:table-cell>
          <table:table-cell table:style-name="ce31" table:formula="of:=AVERAGE([.M54:.M63])" office:value-type="float" office:value="43.55194" calcext:value-type="float">
            <text:p>43.552</text:p>
          </table:table-cell>
          <table:table-cell table:style-name="ce31" table:formula="of:=AVERAGE([.N54:.N63])" office:value-type="float" office:value="31.67192" calcext:value-type="float">
            <text:p>31.672</text:p>
          </table:table-cell>
          <table:table-cell table:style-name="ce31" table:formula="of:=AVERAGE([.O54:.O63])" office:value-type="float" office:value="0.043" calcext:value-type="float">
            <text:p>0.043</text:p>
          </table:table-cell>
          <table:table-cell table:style-name="ce31" table:formula="of:=AVERAGE([.P54:.P63])" office:value-type="float" office:value="11.88002" calcext:value-type="float">
            <text:p>11.880</text:p>
          </table:table-cell>
          <table:table-cell table:style-name="ce31" table:formula="of:=AVERAGE([.Q54:.Q63])" office:value-type="float" office:value="0" calcext:value-type="float">
            <text:p>0.000</text:p>
          </table:table-cell>
          <table:table-cell table:style-name="ce31" table:formula="of:=AVERAGE([.R54:.R63])" office:value-type="float" office:value="63.9651" calcext:value-type="float">
            <text:p>63.965</text:p>
          </table:table-cell>
          <table:table-cell table:style-name="ce31" table:formula="of:=AVERAGE([.S54:.S63])" office:value-type="float" office:value="42.29884" calcext:value-type="float">
            <text:p>42.299</text:p>
          </table:table-cell>
          <table:table-cell table:style-name="ce31" table:formula="of:=AVERAGE([.T54:.T63])" office:value-type="float" office:value="0.282" calcext:value-type="float">
            <text:p>0.282</text:p>
          </table:table-cell>
          <table:table-cell table:style-name="ce31" table:formula="of:=AVERAGE([.U54:.U63])" office:value-type="float" office:value="21.66626" calcext:value-type="float">
            <text:p>21.666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covered-table-cell table:style-name="ce68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Time'.I3]" office:value-type="float" office:value="0" calcext:value-type="float">
            <text:p>0.00</text:p>
          </table:table-cell>
          <table:table-cell table:formula="of:=[$'Parcel Time'.J3]" office:value-type="float" office:value="54.2346" calcext:value-type="float">
            <text:p>54.23</text:p>
          </table:table-cell>
          <table:table-cell table:formula="of:=[$'Parcel Time'.K3]" office:value-type="float" office:value="0" calcext:value-type="float">
            <text:p>0.00</text:p>
          </table:table-cell>
          <table:table-cell table:formula="of:=[$'Parcel Time'.L3]" office:value-type="float" office:value="45.7654" calcext:value-type="float">
            <text:p>45.77</text:p>
          </table:table-cell>
          <table:table-cell table:formula="of:=[$'Parcel Time'.M3]" office:value-type="float" office:value="1.13777E-307" calcext:value-type="float">
            <text:p>0.00</text:p>
          </table:table-cell>
          <table:table-cell table:formula="of:=[$'Parcel Time'.N3]" office:value-type="float" office:value="1.13777E-307" calcext:value-type="float">
            <text:p>0.00</text:p>
          </table:table-cell>
          <table:table-cell table:formula="of:=[$'Parcel Time'.V3]" office:value-type="float" office:value="0" calcext:value-type="float">
            <text:p>0.00</text:p>
          </table:table-cell>
          <table:table-cell table:formula="of:=[$'Parcel Time'.W3]" office:value-type="float" office:value="54.2346" calcext:value-type="float">
            <text:p>54.23</text:p>
          </table:table-cell>
          <table:table-cell table:formula="of:=[$'Parcel Time'.X3]" office:value-type="float" office:value="0" calcext:value-type="float">
            <text:p>0.00</text:p>
          </table:table-cell>
          <table:table-cell table:formula="of:=[$'Parcel Time'.Y3]" office:value-type="float" office:value="45.7654" calcext:value-type="float">
            <text:p>45.77</text:p>
          </table:table-cell>
          <table:table-cell table:formula="of:=[$'Parcel Time'.Z3]" office:value-type="float" office:value="0" calcext:value-type="float">
            <text:p>0.00</text:p>
          </table:table-cell>
          <table:table-cell table:formula="of:=[$'Parcel Time'.AA3]" office:value-type="float" office:value="0.000000000000307829" calcext:value-type="float">
            <text:p>0.00</text:p>
          </table:table-cell>
          <table:table-cell table:formula="of:=[$'Parcel Time'.AI3]" office:value-type="float" office:value="0" calcext:value-type="float">
            <text:p>0.00</text:p>
          </table:table-cell>
          <table:table-cell table:formula="of:=[$'Parcel Time'.AJ3]" office:value-type="float" office:value="5.2379" calcext:value-type="float">
            <text:p>5.24</text:p>
          </table:table-cell>
          <table:table-cell table:formula="of:=[$'Parcel Time'.AK3]" office:value-type="float" office:value="0" calcext:value-type="float">
            <text:p>0.00</text:p>
          </table:table-cell>
          <table:table-cell table:formula="of:=[$'Parcel Time'.AL3]" office:value-type="float" office:value="4.41996" calcext:value-type="float">
            <text:p>4.42</text:p>
          </table:table-cell>
          <table:table-cell table:formula="of:=[$'Parcel Time'.AM3]" office:value-type="float" office:value="0" calcext:value-type="float">
            <text:p>0.00</text:p>
          </table:table-cell>
          <table:table-cell table:formula="of:=[$'Parcel Time'.AN3]" office:value-type="float" office:value="90.3421" calcext:value-type="float">
            <text:p>90.34</text:p>
          </table:table-cell>
          <table:table-cell table:formula="of:=[$'Parcel Time'.AV3]" office:value-type="float" office:value="0" calcext:value-type="float">
            <text:p>0.00</text:p>
          </table:table-cell>
          <table:table-cell table:formula="of:=[$'Parcel Time'.AW3]" office:value-type="float" office:value="62.3563" calcext:value-type="float">
            <text:p>62.36</text:p>
          </table:table-cell>
          <table:table-cell table:formula="of:=[$'Parcel Time'.AX3]" office:value-type="float" office:value="0" calcext:value-type="float">
            <text:p>0.00</text:p>
          </table:table-cell>
          <table:table-cell table:formula="of:=[$'Parcel Time'.AY3]" office:value-type="float" office:value="37.6437" calcext:value-type="float">
            <text:p>37.64</text:p>
          </table:table-cell>
          <table:table-cell table:formula="of:=[$'Parcel Time'.AZ3]" office:value-type="float" office:value="0" calcext:value-type="float">
            <text:p>0.00</text:p>
          </table:table-cell>
          <table:table-cell table:formula="of:=[$'Parcel Time'.BA3]" office:value-type="float" office:value="0.000000000000099096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Time'.I4]" office:value-type="float" office:value="0" calcext:value-type="float">
            <text:p>0.00</text:p>
          </table:table-cell>
          <table:table-cell table:formula="of:=[$'Parcel Time'.J4]" office:value-type="float" office:value="60.3428" calcext:value-type="float">
            <text:p>60.34</text:p>
          </table:table-cell>
          <table:table-cell table:formula="of:=[$'Parcel Time'.K4]" office:value-type="float" office:value="0" calcext:value-type="float">
            <text:p>0.00</text:p>
          </table:table-cell>
          <table:table-cell table:formula="of:=[$'Parcel Time'.L4]" office:value-type="float" office:value="39.6572" calcext:value-type="float">
            <text:p>39.66</text:p>
          </table:table-cell>
          <table:table-cell table:formula="of:=[$'Parcel Time'.M4]" office:value-type="float" office:value="0" calcext:value-type="float">
            <text:p>0.00</text:p>
          </table:table-cell>
          <table:table-cell table:formula="of:=[$'Parcel Time'.N4]" office:value-type="float" office:value="0.000000000000779538" calcext:value-type="float">
            <text:p>0.00</text:p>
          </table:table-cell>
          <table:table-cell table:formula="of:=[$'Parcel Time'.V4]" office:value-type="float" office:value="0" calcext:value-type="float">
            <text:p>0.00</text:p>
          </table:table-cell>
          <table:table-cell table:formula="of:=[$'Parcel Time'.W4]" office:value-type="float" office:value="60.3428" calcext:value-type="float">
            <text:p>60.34</text:p>
          </table:table-cell>
          <table:table-cell table:formula="of:=[$'Parcel Time'.X4]" office:value-type="float" office:value="0" calcext:value-type="float">
            <text:p>0.00</text:p>
          </table:table-cell>
          <table:table-cell table:formula="of:=[$'Parcel Time'.Y4]" office:value-type="float" office:value="39.6572" calcext:value-type="float">
            <text:p>39.66</text:p>
          </table:table-cell>
          <table:table-cell table:formula="of:=[$'Parcel Time'.Z4]" office:value-type="float" office:value="0" calcext:value-type="float">
            <text:p>0.00</text:p>
          </table:table-cell>
          <table:table-cell table:formula="of:=[$'Parcel Time'.AA4]" office:value-type="float" office:value="0.000000000000779538" calcext:value-type="float">
            <text:p>0.00</text:p>
          </table:table-cell>
          <table:table-cell table:formula="of:=[$'Parcel Time'.AI4]" office:value-type="float" office:value="0" calcext:value-type="float">
            <text:p>0.00</text:p>
          </table:table-cell>
          <table:table-cell table:formula="of:=[$'Parcel Time'.AJ4]" office:value-type="float" office:value="9.68553" calcext:value-type="float">
            <text:p>9.69</text:p>
          </table:table-cell>
          <table:table-cell table:formula="of:=[$'Parcel Time'.AK4]" office:value-type="float" office:value="0" calcext:value-type="float">
            <text:p>0.00</text:p>
          </table:table-cell>
          <table:table-cell table:formula="of:=[$'Parcel Time'.AL4]" office:value-type="float" office:value="6.3246" calcext:value-type="float">
            <text:p>6.32</text:p>
          </table:table-cell>
          <table:table-cell table:formula="of:=[$'Parcel Time'.AM4]" office:value-type="float" office:value="0" calcext:value-type="float">
            <text:p>0.00</text:p>
          </table:table-cell>
          <table:table-cell table:formula="of:=[$'Parcel Time'.AN4]" office:value-type="float" office:value="83.9899" calcext:value-type="float">
            <text:p>83.99</text:p>
          </table:table-cell>
          <table:table-cell table:formula="of:=[$'Parcel Time'.AV4]" office:value-type="float" office:value="0" calcext:value-type="float">
            <text:p>0.00</text:p>
          </table:table-cell>
          <table:table-cell table:formula="of:=[$'Parcel Time'.AW4]" office:value-type="float" office:value="82.9454" calcext:value-type="float">
            <text:p>82.95</text:p>
          </table:table-cell>
          <table:table-cell table:formula="of:=[$'Parcel Time'.AX4]" office:value-type="float" office:value="0" calcext:value-type="float">
            <text:p>0.00</text:p>
          </table:table-cell>
          <table:table-cell table:formula="of:=[$'Parcel Time'.AY4]" office:value-type="float" office:value="17.0546" calcext:value-type="float">
            <text:p>17.05</text:p>
          </table:table-cell>
          <table:table-cell table:formula="of:=[$'Parcel Time'.AZ4]" office:value-type="float" office:value="0" calcext:value-type="float">
            <text:p>0.00</text:p>
          </table:table-cell>
          <table:table-cell table:formula="of:=[$'Parcel Time'.BA4]" office:value-type="float" office:value="6.76047E-01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Time'.I5]" office:value-type="float" office:value="0" calcext:value-type="float">
            <text:p>0.00</text:p>
          </table:table-cell>
          <table:table-cell table:formula="of:=[$'Parcel Time'.J5]" office:value-type="float" office:value="52.8893" calcext:value-type="float">
            <text:p>52.89</text:p>
          </table:table-cell>
          <table:table-cell table:formula="of:=[$'Parcel Time'.K5]" office:value-type="float" office:value="0" calcext:value-type="float">
            <text:p>0.00</text:p>
          </table:table-cell>
          <table:table-cell table:formula="of:=[$'Parcel Time'.L5]" office:value-type="float" office:value="47.1107" calcext:value-type="float">
            <text:p>47.11</text:p>
          </table:table-cell>
          <table:table-cell table:formula="of:=[$'Parcel Time'.M5]" office:value-type="float" office:value="0" calcext:value-type="float">
            <text:p>0.00</text:p>
          </table:table-cell>
          <table:table-cell table:formula="of:=[$'Parcel Time'.N5]" office:value-type="float" office:value="0.0000000000000156342" calcext:value-type="float">
            <text:p>0.00</text:p>
          </table:table-cell>
          <table:table-cell table:formula="of:=[$'Parcel Time'.V5]" office:value-type="float" office:value="0" calcext:value-type="float">
            <text:p>0.00</text:p>
          </table:table-cell>
          <table:table-cell table:formula="of:=[$'Parcel Time'.W5]" office:value-type="float" office:value="55.004" calcext:value-type="float">
            <text:p>55.00</text:p>
          </table:table-cell>
          <table:table-cell table:formula="of:=[$'Parcel Time'.X5]" office:value-type="float" office:value="0" calcext:value-type="float">
            <text:p>0.00</text:p>
          </table:table-cell>
          <table:table-cell table:formula="of:=[$'Parcel Time'.Y5]" office:value-type="float" office:value="44.996" calcext:value-type="float">
            <text:p>45.00</text:p>
          </table:table-cell>
          <table:table-cell table:formula="of:=[$'Parcel Time'.Z5]" office:value-type="float" office:value="0" calcext:value-type="float">
            <text:p>0.00</text:p>
          </table:table-cell>
          <table:table-cell table:formula="of:=[$'Parcel Time'.AA5]" office:value-type="float" office:value="0.0000000000000253259" calcext:value-type="float">
            <text:p>0.00</text:p>
          </table:table-cell>
          <table:table-cell table:formula="of:=[$'Parcel Time'.AI5]" office:value-type="float" office:value="0" calcext:value-type="float">
            <text:p>0.00</text:p>
          </table:table-cell>
          <table:table-cell table:formula="of:=[$'Parcel Time'.AJ5]" office:value-type="float" office:value="82.0592" calcext:value-type="float">
            <text:p>82.06</text:p>
          </table:table-cell>
          <table:table-cell table:formula="of:=[$'Parcel Time'.AK5]" office:value-type="float" office:value="0" calcext:value-type="float">
            <text:p>0.00</text:p>
          </table:table-cell>
          <table:table-cell table:formula="of:=[$'Parcel Time'.AL5]" office:value-type="float" office:value="17.9408" calcext:value-type="float">
            <text:p>17.94</text:p>
          </table:table-cell>
          <table:table-cell table:formula="of:=[$'Parcel Time'.AM5]" office:value-type="float" office:value="0" calcext:value-type="float">
            <text:p>0.00</text:p>
          </table:table-cell>
          <table:table-cell table:formula="of:=[$'Parcel Time'.AN5]" office:value-type="float" office:value="0.000000000000103715" calcext:value-type="float">
            <text:p>0.00</text:p>
          </table:table-cell>
          <table:table-cell table:formula="of:=[$'Parcel Time'.AV5]" office:value-type="float" office:value="0" calcext:value-type="float">
            <text:p>0.00</text:p>
          </table:table-cell>
          <table:table-cell table:formula="of:=[$'Parcel Time'.AW5]" office:value-type="float" office:value="84.5676" calcext:value-type="float">
            <text:p>84.57</text:p>
          </table:table-cell>
          <table:table-cell table:formula="of:=[$'Parcel Time'.AX5]" office:value-type="float" office:value="0" calcext:value-type="float">
            <text:p>0.00</text:p>
          </table:table-cell>
          <table:table-cell table:formula="of:=[$'Parcel Time'.AY5]" office:value-type="float" office:value="15.4324" calcext:value-type="float">
            <text:p>15.43</text:p>
          </table:table-cell>
          <table:table-cell table:formula="of:=[$'Parcel Time'.AZ5]" office:value-type="float" office:value="0" calcext:value-type="float">
            <text:p>0.00</text:p>
          </table:table-cell>
          <table:table-cell table:formula="of:=[$'Parcel Time'.BA5]" office:value-type="float" office:value="0.000000000000022168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Time'.I6]" office:value-type="float" office:value="0" calcext:value-type="float">
            <text:p>0.00</text:p>
          </table:table-cell>
          <table:table-cell table:formula="of:=[$'Parcel Time'.J6]" office:value-type="float" office:value="53.594" calcext:value-type="float">
            <text:p>53.59</text:p>
          </table:table-cell>
          <table:table-cell table:formula="of:=[$'Parcel Time'.K6]" office:value-type="float" office:value="0" calcext:value-type="float">
            <text:p>0.00</text:p>
          </table:table-cell>
          <table:table-cell table:formula="of:=[$'Parcel Time'.L6]" office:value-type="float" office:value="46.406" calcext:value-type="float">
            <text:p>46.41</text:p>
          </table:table-cell>
          <table:table-cell table:formula="of:=[$'Parcel Time'.M6]" office:value-type="float" office:value="0" calcext:value-type="float">
            <text:p>0.00</text:p>
          </table:table-cell>
          <table:table-cell table:formula="of:=[$'Parcel Time'.N6]" office:value-type="float" office:value="-0.000000000000325393" calcext:value-type="float">
            <text:p>0.00</text:p>
          </table:table-cell>
          <table:table-cell table:formula="of:=[$'Parcel Time'.V6]" office:value-type="float" office:value="0" calcext:value-type="float">
            <text:p>0.00</text:p>
          </table:table-cell>
          <table:table-cell table:formula="of:=[$'Parcel Time'.W6]" office:value-type="float" office:value="61.2843" calcext:value-type="float">
            <text:p>61.28</text:p>
          </table:table-cell>
          <table:table-cell table:formula="of:=[$'Parcel Time'.X6]" office:value-type="float" office:value="0" calcext:value-type="float">
            <text:p>0.00</text:p>
          </table:table-cell>
          <table:table-cell table:formula="of:=[$'Parcel Time'.Y6]" office:value-type="float" office:value="38.7157" calcext:value-type="float">
            <text:p>38.72</text:p>
          </table:table-cell>
          <table:table-cell table:formula="of:=[$'Parcel Time'.Z6]" office:value-type="float" office:value="0" calcext:value-type="float">
            <text:p>0.00</text:p>
          </table:table-cell>
          <table:table-cell table:formula="of:=[$'Parcel Time'.AA6]" office:value-type="float" office:value="0.000000000000349141" calcext:value-type="float">
            <text:p>0.00</text:p>
          </table:table-cell>
          <table:table-cell table:formula="of:=[$'Parcel Time'.AI6]" office:value-type="float" office:value="0" calcext:value-type="float">
            <text:p>0.00</text:p>
          </table:table-cell>
          <table:table-cell table:formula="of:=[$'Parcel Time'.AJ6]" office:value-type="float" office:value="74.4889" calcext:value-type="float">
            <text:p>74.49</text:p>
          </table:table-cell>
          <table:table-cell table:formula="of:=[$'Parcel Time'.AK6]" office:value-type="float" office:value="0" calcext:value-type="float">
            <text:p>0.00</text:p>
          </table:table-cell>
          <table:table-cell table:formula="of:=[$'Parcel Time'.AL6]" office:value-type="float" office:value="25.5111" calcext:value-type="float">
            <text:p>25.51</text:p>
          </table:table-cell>
          <table:table-cell table:formula="of:=[$'Parcel Time'.AM6]" office:value-type="float" office:value="0" calcext:value-type="float">
            <text:p>0.00</text:p>
          </table:table-cell>
          <table:table-cell table:formula="of:=[$'Parcel Time'.AN6]" office:value-type="float" office:value="0.000000000000481826" calcext:value-type="float">
            <text:p>0.00</text:p>
          </table:table-cell>
          <table:table-cell table:formula="of:=[$'Parcel Time'.AV6]" office:value-type="float" office:value="0" calcext:value-type="float">
            <text:p>0.00</text:p>
          </table:table-cell>
          <table:table-cell table:formula="of:=[$'Parcel Time'.AW6]" office:value-type="float" office:value="26.6471" calcext:value-type="float">
            <text:p>26.65</text:p>
          </table:table-cell>
          <table:table-cell table:formula="of:=[$'Parcel Time'.AX6]" office:value-type="float" office:value="0" calcext:value-type="float">
            <text:p>0.00</text:p>
          </table:table-cell>
          <table:table-cell table:formula="of:=[$'Parcel Time'.AY6]" office:value-type="float" office:value="3.96811" calcext:value-type="float">
            <text:p>3.97</text:p>
          </table:table-cell>
          <table:table-cell table:formula="of:=[$'Parcel Time'.AZ6]" office:value-type="float" office:value="0" calcext:value-type="float">
            <text:p>0.00</text:p>
          </table:table-cell>
          <table:table-cell table:formula="of:=[$'Parcel Time'.BA6]" office:value-type="float" office:value="69.3847" calcext:value-type="float">
            <text:p>69.3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Time'.I7]" office:value-type="float" office:value="0" calcext:value-type="float">
            <text:p>0.00</text:p>
          </table:table-cell>
          <table:table-cell table:formula="of:=[$'Parcel Time'.J7]" office:value-type="float" office:value="32.9869" calcext:value-type="float">
            <text:p>32.99</text:p>
          </table:table-cell>
          <table:table-cell table:formula="of:=[$'Parcel Time'.K7]" office:value-type="float" office:value="0" calcext:value-type="float">
            <text:p>0.00</text:p>
          </table:table-cell>
          <table:table-cell table:formula="of:=[$'Parcel Time'.L7]" office:value-type="float" office:value="67.0131" calcext:value-type="float">
            <text:p>67.01</text:p>
          </table:table-cell>
          <table:table-cell table:formula="of:=[$'Parcel Time'.M7]" office:value-type="float" office:value="0" calcext:value-type="float">
            <text:p>0.00</text:p>
          </table:table-cell>
          <table:table-cell table:formula="of:=[$'Parcel Time'.N7]" office:value-type="float" office:value="-0.0000000000000241911" calcext:value-type="float">
            <text:p>0.00</text:p>
          </table:table-cell>
          <table:table-cell table:formula="of:=[$'Parcel Time'.V7]" office:value-type="float" office:value="0" calcext:value-type="float">
            <text:p>0.00</text:p>
          </table:table-cell>
          <table:table-cell table:formula="of:=[$'Parcel Time'.W7]" office:value-type="float" office:value="46.3479" calcext:value-type="float">
            <text:p>46.35</text:p>
          </table:table-cell>
          <table:table-cell table:formula="of:=[$'Parcel Time'.X7]" office:value-type="float" office:value="0" calcext:value-type="float">
            <text:p>0.00</text:p>
          </table:table-cell>
          <table:table-cell table:formula="of:=[$'Parcel Time'.Y7]" office:value-type="float" office:value="53.6521" calcext:value-type="float">
            <text:p>53.65</text:p>
          </table:table-cell>
          <table:table-cell table:formula="of:=[$'Parcel Time'.Z7]" office:value-type="float" office:value="0" calcext:value-type="float">
            <text:p>0.00</text:p>
          </table:table-cell>
          <table:table-cell table:formula="of:=[$'Parcel Time'.AA7]" office:value-type="float" office:value="-0.000000000000130143" calcext:value-type="float">
            <text:p>0.00</text:p>
          </table:table-cell>
          <table:table-cell table:formula="of:=[$'Parcel Time'.AI7]" office:value-type="float" office:value="0" calcext:value-type="float">
            <text:p>0.00</text:p>
          </table:table-cell>
          <table:table-cell table:formula="of:=[$'Parcel Time'.AJ7]" office:value-type="float" office:value="46.3479" calcext:value-type="float">
            <text:p>46.35</text:p>
          </table:table-cell>
          <table:table-cell table:formula="of:=[$'Parcel Time'.AK7]" office:value-type="float" office:value="0" calcext:value-type="float">
            <text:p>0.00</text:p>
          </table:table-cell>
          <table:table-cell table:formula="of:=[$'Parcel Time'.AL7]" office:value-type="float" office:value="53.6521" calcext:value-type="float">
            <text:p>53.65</text:p>
          </table:table-cell>
          <table:table-cell table:formula="of:=[$'Parcel Time'.AM7]" office:value-type="float" office:value="0" calcext:value-type="float">
            <text:p>0.00</text:p>
          </table:table-cell>
          <table:table-cell table:formula="of:=[$'Parcel Time'.AN7]" office:value-type="float" office:value="0.00000000000089333" calcext:value-type="float">
            <text:p>0.00</text:p>
          </table:table-cell>
          <table:table-cell table:formula="of:=[$'Parcel Time'.AV7]" office:value-type="float" office:value="0" calcext:value-type="float">
            <text:p>0.00</text:p>
          </table:table-cell>
          <table:table-cell table:formula="of:=[$'Parcel Time'.AW7]" office:value-type="float" office:value="63.2364" calcext:value-type="float">
            <text:p>63.24</text:p>
          </table:table-cell>
          <table:table-cell table:formula="of:=[$'Parcel Time'.AX7]" office:value-type="float" office:value="0" calcext:value-type="float">
            <text:p>0.00</text:p>
          </table:table-cell>
          <table:table-cell table:formula="of:=[$'Parcel Time'.AY7]" office:value-type="float" office:value="36.7636" calcext:value-type="float">
            <text:p>36.76</text:p>
          </table:table-cell>
          <table:table-cell table:formula="of:=[$'Parcel Time'.AZ7]" office:value-type="float" office:value="0" calcext:value-type="float">
            <text:p>0.00</text:p>
          </table:table-cell>
          <table:table-cell table:formula="of:=[$'Parcel Time'.BA7]" office:value-type="float" office:value="0.0000000000017484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Time'.I8]" office:value-type="float" office:value="0" calcext:value-type="float">
            <text:p>0.00</text:p>
          </table:table-cell>
          <table:table-cell table:formula="of:=[$'Parcel Time'.J8]" office:value-type="float" office:value="58.0297" calcext:value-type="float">
            <text:p>58.03</text:p>
          </table:table-cell>
          <table:table-cell table:formula="of:=[$'Parcel Time'.K8]" office:value-type="float" office:value="0" calcext:value-type="float">
            <text:p>0.00</text:p>
          </table:table-cell>
          <table:table-cell table:formula="of:=[$'Parcel Time'.L8]" office:value-type="float" office:value="41.9703" calcext:value-type="float">
            <text:p>41.97</text:p>
          </table:table-cell>
          <table:table-cell table:formula="of:=[$'Parcel Time'.M8]" office:value-type="float" office:value="0" calcext:value-type="float">
            <text:p>0.00</text:p>
          </table:table-cell>
          <table:table-cell table:formula="of:=[$'Parcel Time'.N8]" office:value-type="float" office:value="-0.000000000000421157" calcext:value-type="float">
            <text:p>0.00</text:p>
          </table:table-cell>
          <table:table-cell table:formula="of:=[$'Parcel Time'.V8]" office:value-type="float" office:value="0" calcext:value-type="float">
            <text:p>0.00</text:p>
          </table:table-cell>
          <table:table-cell table:formula="of:=[$'Parcel Time'.W8]" office:value-type="float" office:value="73.75" calcext:value-type="float">
            <text:p>73.75</text:p>
          </table:table-cell>
          <table:table-cell table:formula="of:=[$'Parcel Time'.X8]" office:value-type="float" office:value="0" calcext:value-type="float">
            <text:p>0.00</text:p>
          </table:table-cell>
          <table:table-cell table:formula="of:=[$'Parcel Time'.Y8]" office:value-type="float" office:value="26.25" calcext:value-type="float">
            <text:p>26.25</text:p>
          </table:table-cell>
          <table:table-cell table:formula="of:=[$'Parcel Time'.Z8]" office:value-type="float" office:value="0" calcext:value-type="float">
            <text:p>0.00</text:p>
          </table:table-cell>
          <table:table-cell table:formula="of:=[$'Parcel Time'.AA8]" office:value-type="float" office:value="0.0000000000000500383" calcext:value-type="float">
            <text:p>0.00</text:p>
          </table:table-cell>
          <table:table-cell table:formula="of:=[$'Parcel Time'.AI8]" office:value-type="float" office:value="0" calcext:value-type="float">
            <text:p>0.00</text:p>
          </table:table-cell>
          <table:table-cell table:formula="of:=[$'Parcel Time'.AJ8]" office:value-type="float" office:value="78.5054" calcext:value-type="float">
            <text:p>78.51</text:p>
          </table:table-cell>
          <table:table-cell table:formula="of:=[$'Parcel Time'.AK8]" office:value-type="float" office:value="0" calcext:value-type="float">
            <text:p>0.00</text:p>
          </table:table-cell>
          <table:table-cell table:formula="of:=[$'Parcel Time'.AL8]" office:value-type="float" office:value="21.4946" calcext:value-type="float">
            <text:p>21.49</text:p>
          </table:table-cell>
          <table:table-cell table:formula="of:=[$'Parcel Time'.AM8]" office:value-type="float" office:value="0" calcext:value-type="float">
            <text:p>0.00</text:p>
          </table:table-cell>
          <table:table-cell table:formula="of:=[$'Parcel Time'.AN8]" office:value-type="float" office:value="0.0000000000000409734" calcext:value-type="float">
            <text:p>0.00</text:p>
          </table:table-cell>
          <table:table-cell table:formula="of:=[$'Parcel Time'.AV8]" office:value-type="float" office:value="0" calcext:value-type="float">
            <text:p>0.00</text:p>
          </table:table-cell>
          <table:table-cell table:formula="of:=[$'Parcel Time'.AW8]" office:value-type="float" office:value="72.9191" calcext:value-type="float">
            <text:p>72.92</text:p>
          </table:table-cell>
          <table:table-cell table:formula="of:=[$'Parcel Time'.AX8]" office:value-type="float" office:value="0" calcext:value-type="float">
            <text:p>0.00</text:p>
          </table:table-cell>
          <table:table-cell table:formula="of:=[$'Parcel Time'.AY8]" office:value-type="float" office:value="27.0809" calcext:value-type="float">
            <text:p>27.08</text:p>
          </table:table-cell>
          <table:table-cell table:formula="of:=[$'Parcel Time'.AZ8]" office:value-type="float" office:value="0" calcext:value-type="float">
            <text:p>0.00</text:p>
          </table:table-cell>
          <table:table-cell table:formula="of:=[$'Parcel Time'.BA8]" office:value-type="float" office:value="-0.0000000000003012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Time'.I9]" office:value-type="float" office:value="0" calcext:value-type="float">
            <text:p>0.00</text:p>
          </table:table-cell>
          <table:table-cell table:formula="of:=[$'Parcel Time'.J9]" office:value-type="float" office:value="64.636" calcext:value-type="float">
            <text:p>64.64</text:p>
          </table:table-cell>
          <table:table-cell table:formula="of:=[$'Parcel Time'.K9]" office:value-type="float" office:value="0" calcext:value-type="float">
            <text:p>0.00</text:p>
          </table:table-cell>
          <table:table-cell table:formula="of:=[$'Parcel Time'.L9]" office:value-type="float" office:value="35.364" calcext:value-type="float">
            <text:p>35.36</text:p>
          </table:table-cell>
          <table:table-cell table:formula="of:=[$'Parcel Time'.M9]" office:value-type="float" office:value="0" calcext:value-type="float">
            <text:p>0.00</text:p>
          </table:table-cell>
          <table:table-cell table:formula="of:=[$'Parcel Time'.N9]" office:value-type="float" office:value="-9.38513E-015" calcext:value-type="float">
            <text:p>0.00</text:p>
          </table:table-cell>
          <table:table-cell table:formula="of:=[$'Parcel Time'.V9]" office:value-type="float" office:value="0" calcext:value-type="float">
            <text:p>0.00</text:p>
          </table:table-cell>
          <table:table-cell table:formula="of:=[$'Parcel Time'.W9]" office:value-type="float" office:value="10.0623" calcext:value-type="float">
            <text:p>10.06</text:p>
          </table:table-cell>
          <table:table-cell table:formula="of:=[$'Parcel Time'.X9]" office:value-type="float" office:value="0" calcext:value-type="float">
            <text:p>0.00</text:p>
          </table:table-cell>
          <table:table-cell table:formula="of:=[$'Parcel Time'.Y9]" office:value-type="float" office:value="5.18519" calcext:value-type="float">
            <text:p>5.19</text:p>
          </table:table-cell>
          <table:table-cell table:formula="of:=[$'Parcel Time'.Z9]" office:value-type="float" office:value="0" calcext:value-type="float">
            <text:p>0.00</text:p>
          </table:table-cell>
          <table:table-cell table:formula="of:=[$'Parcel Time'.AA9]" office:value-type="float" office:value="84.7526" calcext:value-type="float">
            <text:p>84.75</text:p>
          </table:table-cell>
          <table:table-cell table:formula="of:=[$'Parcel Time'.AI9]" office:value-type="float" office:value="0" calcext:value-type="float">
            <text:p>0.00</text:p>
          </table:table-cell>
          <table:table-cell table:formula="of:=[$'Parcel Time'.AJ9]" office:value-type="float" office:value="82.4205" calcext:value-type="float">
            <text:p>82.42</text:p>
          </table:table-cell>
          <table:table-cell table:formula="of:=[$'Parcel Time'.AK9]" office:value-type="float" office:value="0" calcext:value-type="float">
            <text:p>0.00</text:p>
          </table:table-cell>
          <table:table-cell table:formula="of:=[$'Parcel Time'.AL9]" office:value-type="float" office:value="17.5795" calcext:value-type="float">
            <text:p>17.58</text:p>
          </table:table-cell>
          <table:table-cell table:formula="of:=[$'Parcel Time'.AM9]" office:value-type="float" office:value="0" calcext:value-type="float">
            <text:p>0.00</text:p>
          </table:table-cell>
          <table:table-cell table:formula="of:=[$'Parcel Time'.AN9]" office:value-type="float" office:value="-0.0000000000000522522" calcext:value-type="float">
            <text:p>0.00</text:p>
          </table:table-cell>
          <table:table-cell table:formula="of:=[$'Parcel Time'.AV9]" office:value-type="float" office:value="0" calcext:value-type="float">
            <text:p>0.00</text:p>
          </table:table-cell>
          <table:table-cell table:formula="of:=[$'Parcel Time'.AW9]" office:value-type="float" office:value="78.2815" calcext:value-type="float">
            <text:p>78.28</text:p>
          </table:table-cell>
          <table:table-cell table:formula="of:=[$'Parcel Time'.AX9]" office:value-type="float" office:value="0" calcext:value-type="float">
            <text:p>0.00</text:p>
          </table:table-cell>
          <table:table-cell table:formula="of:=[$'Parcel Time'.AY9]" office:value-type="float" office:value="21.7185" calcext:value-type="float">
            <text:p>21.72</text:p>
          </table:table-cell>
          <table:table-cell table:formula="of:=[$'Parcel Time'.AZ9]" office:value-type="float" office:value="0" calcext:value-type="float">
            <text:p>0.00</text:p>
          </table:table-cell>
          <table:table-cell table:formula="of:=[$'Parcel Time'.BA9]" office:value-type="float" office:value="-0.0000000000002059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Time'.I10]" office:value-type="float" office:value="0" calcext:value-type="float">
            <text:p>0.00</text:p>
          </table:table-cell>
          <table:table-cell table:formula="of:=[$'Parcel Time'.J10]" office:value-type="float" office:value="43.484" calcext:value-type="float">
            <text:p>43.48</text:p>
          </table:table-cell>
          <table:table-cell table:formula="of:=[$'Parcel Time'.K10]" office:value-type="float" office:value="0" calcext:value-type="float">
            <text:p>0.00</text:p>
          </table:table-cell>
          <table:table-cell table:formula="of:=[$'Parcel Time'.L10]" office:value-type="float" office:value="56.516" calcext:value-type="float">
            <text:p>56.52</text:p>
          </table:table-cell>
          <table:table-cell table:formula="of:=[$'Parcel Time'.M10]" office:value-type="float" office:value="0" calcext:value-type="float">
            <text:p>0.00</text:p>
          </table:table-cell>
          <table:table-cell table:formula="of:=[$'Parcel Time'.N10]" office:value-type="float" office:value="-0.000000000000699739" calcext:value-type="float">
            <text:p>0.00</text:p>
          </table:table-cell>
          <table:table-cell table:formula="of:=[$'Parcel Time'.V10]" office:value-type="float" office:value="0" calcext:value-type="float">
            <text:p>0.00</text:p>
          </table:table-cell>
          <table:table-cell table:formula="of:=[$'Parcel Time'.W10]" office:value-type="float" office:value="57.6509" calcext:value-type="float">
            <text:p>57.65</text:p>
          </table:table-cell>
          <table:table-cell table:formula="of:=[$'Parcel Time'.X10]" office:value-type="float" office:value="0" calcext:value-type="float">
            <text:p>0.00</text:p>
          </table:table-cell>
          <table:table-cell table:formula="of:=[$'Parcel Time'.Y10]" office:value-type="float" office:value="42.3491" calcext:value-type="float">
            <text:p>42.35</text:p>
          </table:table-cell>
          <table:table-cell table:formula="of:=[$'Parcel Time'.Z10]" office:value-type="float" office:value="0" calcext:value-type="float">
            <text:p>0.00</text:p>
          </table:table-cell>
          <table:table-cell table:formula="of:=[$'Parcel Time'.AA10]" office:value-type="float" office:value="-0.00000000000160948" calcext:value-type="float">
            <text:p>0.00</text:p>
          </table:table-cell>
          <table:table-cell table:formula="of:=[$'Parcel Time'.AI10]" office:value-type="float" office:value="0" calcext:value-type="float">
            <text:p>0.00</text:p>
          </table:table-cell>
          <table:table-cell table:formula="of:=[$'Parcel Time'.AJ10]" office:value-type="float" office:value="5.98528" calcext:value-type="float">
            <text:p>5.99</text:p>
          </table:table-cell>
          <table:table-cell table:formula="of:=[$'Parcel Time'.AK10]" office:value-type="float" office:value="0" calcext:value-type="float">
            <text:p>0.00</text:p>
          </table:table-cell>
          <table:table-cell table:formula="of:=[$'Parcel Time'.AL10]" office:value-type="float" office:value="4.39666" calcext:value-type="float">
            <text:p>4.40</text:p>
          </table:table-cell>
          <table:table-cell table:formula="of:=[$'Parcel Time'.AM10]" office:value-type="float" office:value="0" calcext:value-type="float">
            <text:p>0.00</text:p>
          </table:table-cell>
          <table:table-cell table:formula="of:=[$'Parcel Time'.AN10]" office:value-type="float" office:value="89.6181" calcext:value-type="float">
            <text:p>89.62</text:p>
          </table:table-cell>
          <table:table-cell table:formula="of:=[$'Parcel Time'.AV10]" office:value-type="float" office:value="0" calcext:value-type="float">
            <text:p>0.00</text:p>
          </table:table-cell>
          <table:table-cell table:formula="of:=[$'Parcel Time'.AW10]" office:value-type="float" office:value="57.6509" calcext:value-type="float">
            <text:p>57.65</text:p>
          </table:table-cell>
          <table:table-cell table:formula="of:=[$'Parcel Time'.AX10]" office:value-type="float" office:value="0" calcext:value-type="float">
            <text:p>0.00</text:p>
          </table:table-cell>
          <table:table-cell table:formula="of:=[$'Parcel Time'.AY10]" office:value-type="float" office:value="42.3491" calcext:value-type="float">
            <text:p>42.35</text:p>
          </table:table-cell>
          <table:table-cell table:formula="of:=[$'Parcel Time'.AZ10]" office:value-type="float" office:value="0" calcext:value-type="float">
            <text:p>0.00</text:p>
          </table:table-cell>
          <table:table-cell table:formula="of:=[$'Parcel Time'.BA10]" office:value-type="float" office:value="-0.000000000000027591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Time'.I11]" office:value-type="float" office:value="0" calcext:value-type="float">
            <text:p>0.00</text:p>
          </table:table-cell>
          <table:table-cell table:formula="of:=[$'Parcel Time'.J11]" office:value-type="float" office:value="72.2245" calcext:value-type="float">
            <text:p>72.22</text:p>
          </table:table-cell>
          <table:table-cell table:formula="of:=[$'Parcel Time'.K11]" office:value-type="float" office:value="0" calcext:value-type="float">
            <text:p>0.00</text:p>
          </table:table-cell>
          <table:table-cell table:formula="of:=[$'Parcel Time'.L11]" office:value-type="float" office:value="27.7755" calcext:value-type="float">
            <text:p>27.78</text:p>
          </table:table-cell>
          <table:table-cell table:formula="of:=[$'Parcel Time'.M11]" office:value-type="float" office:value="0" calcext:value-type="float">
            <text:p>0.00</text:p>
          </table:table-cell>
          <table:table-cell table:formula="of:=[$'Parcel Time'.N11]" office:value-type="float" office:value="-0.000000000000933219" calcext:value-type="float">
            <text:p>0.00</text:p>
          </table:table-cell>
          <table:table-cell table:formula="of:=[$'Parcel Time'.V11]" office:value-type="float" office:value="0" calcext:value-type="float">
            <text:p>0.00</text:p>
          </table:table-cell>
          <table:table-cell table:formula="of:=[$'Parcel Time'.W11]" office:value-type="float" office:value="64.9865" calcext:value-type="float">
            <text:p>64.99</text:p>
          </table:table-cell>
          <table:table-cell table:formula="of:=[$'Parcel Time'.X11]" office:value-type="float" office:value="0" calcext:value-type="float">
            <text:p>0.00</text:p>
          </table:table-cell>
          <table:table-cell table:formula="of:=[$'Parcel Time'.Y11]" office:value-type="float" office:value="35.0135" calcext:value-type="float">
            <text:p>35.01</text:p>
          </table:table-cell>
          <table:table-cell table:formula="of:=[$'Parcel Time'.Z11]" office:value-type="float" office:value="0" calcext:value-type="float">
            <text:p>0.00</text:p>
          </table:table-cell>
          <table:table-cell table:formula="of:=[$'Parcel Time'.AA11]" office:value-type="float" office:value="0.000000000000063784" calcext:value-type="float">
            <text:p>0.00</text:p>
          </table:table-cell>
          <table:table-cell table:formula="of:=[$'Parcel Time'.AI11]" office:value-type="float" office:value="0" calcext:value-type="float">
            <text:p>0.00</text:p>
          </table:table-cell>
          <table:table-cell table:formula="of:=[$'Parcel Time'.AJ11]" office:value-type="float" office:value="79.7895" calcext:value-type="float">
            <text:p>79.79</text:p>
          </table:table-cell>
          <table:table-cell table:formula="of:=[$'Parcel Time'.AK11]" office:value-type="float" office:value="0" calcext:value-type="float">
            <text:p>0.00</text:p>
          </table:table-cell>
          <table:table-cell table:formula="of:=[$'Parcel Time'.AL11]" office:value-type="float" office:value="20.2105" calcext:value-type="float">
            <text:p>20.21</text:p>
          </table:table-cell>
          <table:table-cell table:formula="of:=[$'Parcel Time'.AM11]" office:value-type="float" office:value="0" calcext:value-type="float">
            <text:p>0.00</text:p>
          </table:table-cell>
          <table:table-cell table:formula="of:=[$'Parcel Time'.AN11]" office:value-type="float" office:value="0.0000000000000402143" calcext:value-type="float">
            <text:p>0.00</text:p>
          </table:table-cell>
          <table:table-cell table:formula="of:=[$'Parcel Time'.AV11]" office:value-type="float" office:value="0" calcext:value-type="float">
            <text:p>0.00</text:p>
          </table:table-cell>
          <table:table-cell table:formula="of:=[$'Parcel Time'.AW11]" office:value-type="float" office:value="79.7895" calcext:value-type="float">
            <text:p>79.79</text:p>
          </table:table-cell>
          <table:table-cell table:formula="of:=[$'Parcel Time'.AX11]" office:value-type="float" office:value="0" calcext:value-type="float">
            <text:p>0.00</text:p>
          </table:table-cell>
          <table:table-cell table:formula="of:=[$'Parcel Time'.AY11]" office:value-type="float" office:value="20.2105" calcext:value-type="float">
            <text:p>20.21</text:p>
          </table:table-cell>
          <table:table-cell table:formula="of:=[$'Parcel Time'.AZ11]" office:value-type="float" office:value="0" calcext:value-type="float">
            <text:p>0.00</text:p>
          </table:table-cell>
          <table:table-cell table:formula="of:=[$'Parcel Time'.BA11]" office:value-type="float" office:value="0.0000000000000402143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Time'.I12]" office:value-type="float" office:value="0" calcext:value-type="float">
            <text:p>0.00</text:p>
          </table:table-cell>
          <table:table-cell table:formula="of:=[$'Parcel Time'.J12]" office:value-type="float" office:value="45.2916" calcext:value-type="float">
            <text:p>45.29</text:p>
          </table:table-cell>
          <table:table-cell table:formula="of:=[$'Parcel Time'.K12]" office:value-type="float" office:value="0" calcext:value-type="float">
            <text:p>0.00</text:p>
          </table:table-cell>
          <table:table-cell table:formula="of:=[$'Parcel Time'.L12]" office:value-type="float" office:value="54.7084" calcext:value-type="float">
            <text:p>54.71</text:p>
          </table:table-cell>
          <table:table-cell table:formula="of:=[$'Parcel Time'.M12]" office:value-type="float" office:value="0" calcext:value-type="float">
            <text:p>0.00</text:p>
          </table:table-cell>
          <table:table-cell table:formula="of:=[$'Parcel Time'.N12]" office:value-type="float" office:value="-0.0000000000000123107" calcext:value-type="float">
            <text:p>0.00</text:p>
          </table:table-cell>
          <table:table-cell table:formula="of:=[$'Parcel Time'.V12]" office:value-type="float" office:value="0" calcext:value-type="float">
            <text:p>0.00</text:p>
          </table:table-cell>
          <table:table-cell table:formula="of:=[$'Parcel Time'.W12]" office:value-type="float" office:value="53.9559" calcext:value-type="float">
            <text:p>53.96</text:p>
          </table:table-cell>
          <table:table-cell table:formula="of:=[$'Parcel Time'.X12]" office:value-type="float" office:value="0" calcext:value-type="float">
            <text:p>0.00</text:p>
          </table:table-cell>
          <table:table-cell table:formula="of:=[$'Parcel Time'.Y12]" office:value-type="float" office:value="46.0441" calcext:value-type="float">
            <text:p>46.04</text:p>
          </table:table-cell>
          <table:table-cell table:formula="of:=[$'Parcel Time'.Z12]" office:value-type="float" office:value="0" calcext:value-type="float">
            <text:p>0.00</text:p>
          </table:table-cell>
          <table:table-cell table:formula="of:=[$'Parcel Time'.AA12]" office:value-type="float" office:value="0.00000000000115054" calcext:value-type="float">
            <text:p>0.00</text:p>
          </table:table-cell>
          <table:table-cell table:formula="of:=[$'Parcel Time'.AI12]" office:value-type="float" office:value="0" calcext:value-type="float">
            <text:p>0.00</text:p>
          </table:table-cell>
          <table:table-cell table:formula="of:=[$'Parcel Time'.AJ12]" office:value-type="float" office:value="63.5819" calcext:value-type="float">
            <text:p>63.58</text:p>
          </table:table-cell>
          <table:table-cell table:formula="of:=[$'Parcel Time'.AK12]" office:value-type="float" office:value="0" calcext:value-type="float">
            <text:p>0.00</text:p>
          </table:table-cell>
          <table:table-cell table:formula="of:=[$'Parcel Time'.AL12]" office:value-type="float" office:value="36.4181" calcext:value-type="float">
            <text:p>36.42</text:p>
          </table:table-cell>
          <table:table-cell table:formula="of:=[$'Parcel Time'.AM12]" office:value-type="float" office:value="0" calcext:value-type="float">
            <text:p>0.00</text:p>
          </table:table-cell>
          <table:table-cell table:formula="of:=[$'Parcel Time'.AN12]" office:value-type="float" office:value="-0.000000000000772261" calcext:value-type="float">
            <text:p>0.00</text:p>
          </table:table-cell>
          <table:table-cell table:formula="of:=[$'Parcel Time'.AV12]" office:value-type="float" office:value="0" calcext:value-type="float">
            <text:p>0.00</text:p>
          </table:table-cell>
          <table:table-cell table:formula="of:=[$'Parcel Time'.AW12]" office:value-type="float" office:value="72.6317" calcext:value-type="float">
            <text:p>72.63</text:p>
          </table:table-cell>
          <table:table-cell table:formula="of:=[$'Parcel Time'.AX12]" office:value-type="float" office:value="0" calcext:value-type="float">
            <text:p>0.00</text:p>
          </table:table-cell>
          <table:table-cell table:formula="of:=[$'Parcel Time'.AY12]" office:value-type="float" office:value="27.3683" calcext:value-type="float">
            <text:p>27.37</text:p>
          </table:table-cell>
          <table:table-cell table:formula="of:=[$'Parcel Time'.AZ12]" office:value-type="float" office:value="0" calcext:value-type="float">
            <text:p>0.00</text:p>
          </table:table-cell>
          <table:table-cell table:formula="of:=[$'Parcel Time'.BA12]" office:value-type="float" office:value="-0.00000000000032844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Time'.I13]" office:value-type="float" office:value="0" calcext:value-type="float">
            <text:p>0.00</text:p>
          </table:table-cell>
          <table:table-cell table:formula="of:=[$'Parcel Time'.J13]" office:value-type="float" office:value="32.7269" calcext:value-type="float">
            <text:p>32.73</text:p>
          </table:table-cell>
          <table:table-cell table:formula="of:=[$'Parcel Time'.K13]" office:value-type="float" office:value="0" calcext:value-type="float">
            <text:p>0.00</text:p>
          </table:table-cell>
          <table:table-cell table:formula="of:=[$'Parcel Time'.L13]" office:value-type="float" office:value="67.2731" calcext:value-type="float">
            <text:p>67.27</text:p>
          </table:table-cell>
          <table:table-cell table:formula="of:=[$'Parcel Time'.M13]" office:value-type="float" office:value="0" calcext:value-type="float">
            <text:p>0.00</text:p>
          </table:table-cell>
          <table:table-cell table:formula="of:=[$'Parcel Time'.N13]" office:value-type="float" office:value="-0.000000000000291977" calcext:value-type="float">
            <text:p>0.00</text:p>
          </table:table-cell>
          <table:table-cell table:formula="of:=[$'Parcel Time'.V13]" office:value-type="float" office:value="0" calcext:value-type="float">
            <text:p>0.00</text:p>
          </table:table-cell>
          <table:table-cell table:formula="of:=[$'Parcel Time'.W13]" office:value-type="float" office:value="70.1218" calcext:value-type="float">
            <text:p>70.12</text:p>
          </table:table-cell>
          <table:table-cell table:formula="of:=[$'Parcel Time'.X13]" office:value-type="float" office:value="0" calcext:value-type="float">
            <text:p>0.00</text:p>
          </table:table-cell>
          <table:table-cell table:formula="of:=[$'Parcel Time'.Y13]" office:value-type="float" office:value="29.8782" calcext:value-type="float">
            <text:p>29.88</text:p>
          </table:table-cell>
          <table:table-cell table:formula="of:=[$'Parcel Time'.Z13]" office:value-type="float" office:value="0" calcext:value-type="float">
            <text:p>0.00</text:p>
          </table:table-cell>
          <table:table-cell table:formula="of:=[$'Parcel Time'.AA13]" office:value-type="float" office:value="-0.000000000000526516" calcext:value-type="float">
            <text:p>0.00</text:p>
          </table:table-cell>
          <table:table-cell table:formula="of:=[$'Parcel Time'.AI13]" office:value-type="float" office:value="0" calcext:value-type="float">
            <text:p>0.00</text:p>
          </table:table-cell>
          <table:table-cell table:formula="of:=[$'Parcel Time'.AJ13]" office:value-type="float" office:value="70.1218" calcext:value-type="float">
            <text:p>70.12</text:p>
          </table:table-cell>
          <table:table-cell table:formula="of:=[$'Parcel Time'.AK13]" office:value-type="float" office:value="0" calcext:value-type="float">
            <text:p>0.00</text:p>
          </table:table-cell>
          <table:table-cell table:formula="of:=[$'Parcel Time'.AL13]" office:value-type="float" office:value="29.8782" calcext:value-type="float">
            <text:p>29.88</text:p>
          </table:table-cell>
          <table:table-cell table:formula="of:=[$'Parcel Time'.AM13]" office:value-type="float" office:value="0" calcext:value-type="float">
            <text:p>0.00</text:p>
          </table:table-cell>
          <table:table-cell table:formula="of:=[$'Parcel Time'.AN13]" office:value-type="float" office:value="-0.000000000000361464" calcext:value-type="float">
            <text:p>0.00</text:p>
          </table:table-cell>
          <table:table-cell table:formula="of:=[$'Parcel Time'.AV13]" office:value-type="float" office:value="0" calcext:value-type="float">
            <text:p>0.00</text:p>
          </table:table-cell>
          <table:table-cell table:formula="of:=[$'Parcel Time'.AW13]" office:value-type="float" office:value="8.67049" calcext:value-type="float">
            <text:p>8.67</text:p>
          </table:table-cell>
          <table:table-cell table:formula="of:=[$'Parcel Time'.AX13]" office:value-type="float" office:value="0" calcext:value-type="float">
            <text:p>0.00</text:p>
          </table:table-cell>
          <table:table-cell table:formula="of:=[$'Parcel Time'.AY13]" office:value-type="float" office:value="3.6944" calcext:value-type="float">
            <text:p>3.69</text:p>
          </table:table-cell>
          <table:table-cell table:formula="of:=[$'Parcel Time'.AZ13]" office:value-type="float" office:value="0" calcext:value-type="float">
            <text:p>0.00</text:p>
          </table:table-cell>
          <table:table-cell table:formula="of:=[$'Parcel Time'.BA13]" office:value-type="float" office:value="87.6351" calcext:value-type="float">
            <text:p>87.64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Time'.I14]" office:value-type="float" office:value="0" calcext:value-type="float">
            <text:p>0.00</text:p>
          </table:table-cell>
          <table:table-cell table:formula="of:=[$'Parcel Time'.J14]" office:value-type="float" office:value="37.2083" calcext:value-type="float">
            <text:p>37.21</text:p>
          </table:table-cell>
          <table:table-cell table:formula="of:=[$'Parcel Time'.K14]" office:value-type="float" office:value="0" calcext:value-type="float">
            <text:p>0.00</text:p>
          </table:table-cell>
          <table:table-cell table:formula="of:=[$'Parcel Time'.L14]" office:value-type="float" office:value="62.7917" calcext:value-type="float">
            <text:p>62.79</text:p>
          </table:table-cell>
          <table:table-cell table:formula="of:=[$'Parcel Time'.M14]" office:value-type="float" office:value="0" calcext:value-type="float">
            <text:p>0.00</text:p>
          </table:table-cell>
          <table:table-cell table:formula="of:=[$'Parcel Time'.N14]" office:value-type="float" office:value="0.000000000000258557" calcext:value-type="float">
            <text:p>0.00</text:p>
          </table:table-cell>
          <table:table-cell table:formula="of:=[$'Parcel Time'.V14]" office:value-type="float" office:value="0" calcext:value-type="float">
            <text:p>0.00</text:p>
          </table:table-cell>
          <table:table-cell table:formula="of:=[$'Parcel Time'.W14]" office:value-type="float" office:value="44.789" calcext:value-type="float">
            <text:p>44.79</text:p>
          </table:table-cell>
          <table:table-cell table:formula="of:=[$'Parcel Time'.X14]" office:value-type="float" office:value="0" calcext:value-type="float">
            <text:p>0.00</text:p>
          </table:table-cell>
          <table:table-cell table:formula="of:=[$'Parcel Time'.Y14]" office:value-type="float" office:value="55.211" calcext:value-type="float">
            <text:p>55.21</text:p>
          </table:table-cell>
          <table:table-cell table:formula="of:=[$'Parcel Time'.Z14]" office:value-type="float" office:value="0" calcext:value-type="float">
            <text:p>0.00</text:p>
          </table:table-cell>
          <table:table-cell table:formula="of:=[$'Parcel Time'.AA14]" office:value-type="float" office:value="0.0000000000000199595" calcext:value-type="float">
            <text:p>0.00</text:p>
          </table:table-cell>
          <table:table-cell table:formula="of:=[$'Parcel Time'.AI14]" office:value-type="float" office:value="0" calcext:value-type="float">
            <text:p>0.00</text:p>
          </table:table-cell>
          <table:table-cell table:formula="of:=[$'Parcel Time'.AJ14]" office:value-type="float" office:value="65.3998" calcext:value-type="float">
            <text:p>65.40</text:p>
          </table:table-cell>
          <table:table-cell table:formula="of:=[$'Parcel Time'.AK14]" office:value-type="float" office:value="0" calcext:value-type="float">
            <text:p>0.00</text:p>
          </table:table-cell>
          <table:table-cell table:formula="of:=[$'Parcel Time'.AL14]" office:value-type="float" office:value="34.6002" calcext:value-type="float">
            <text:p>34.60</text:p>
          </table:table-cell>
          <table:table-cell table:formula="of:=[$'Parcel Time'.AM14]" office:value-type="float" office:value="0" calcext:value-type="float">
            <text:p>0.00</text:p>
          </table:table-cell>
          <table:table-cell table:formula="of:=[$'Parcel Time'.AN14]" office:value-type="float" office:value="0.0000000000000172694" calcext:value-type="float">
            <text:p>0.00</text:p>
          </table:table-cell>
          <table:table-cell table:formula="of:=[$'Parcel Time'.AV14]" office:value-type="float" office:value="0" calcext:value-type="float">
            <text:p>0.00</text:p>
          </table:table-cell>
          <table:table-cell table:formula="of:=[$'Parcel Time'.AW14]" office:value-type="float" office:value="68.4575" calcext:value-type="float">
            <text:p>68.46</text:p>
          </table:table-cell>
          <table:table-cell table:formula="of:=[$'Parcel Time'.AX14]" office:value-type="float" office:value="0" calcext:value-type="float">
            <text:p>0.00</text:p>
          </table:table-cell>
          <table:table-cell table:formula="of:=[$'Parcel Time'.AY14]" office:value-type="float" office:value="31.5425" calcext:value-type="float">
            <text:p>31.54</text:p>
          </table:table-cell>
          <table:table-cell table:formula="of:=[$'Parcel Time'.AZ14]" office:value-type="float" office:value="0" calcext:value-type="float">
            <text:p>0.00</text:p>
          </table:table-cell>
          <table:table-cell table:formula="of:=[$'Parcel Time'.BA14]" office:value-type="float" office:value="0.000000000000011930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Time'.I15]" office:value-type="float" office:value="0" calcext:value-type="float">
            <text:p>0.00</text:p>
          </table:table-cell>
          <table:table-cell table:formula="of:=[$'Parcel Time'.J15]" office:value-type="float" office:value="36.8048" calcext:value-type="float">
            <text:p>36.80</text:p>
          </table:table-cell>
          <table:table-cell table:formula="of:=[$'Parcel Time'.K15]" office:value-type="float" office:value="0" calcext:value-type="float">
            <text:p>0.00</text:p>
          </table:table-cell>
          <table:table-cell table:formula="of:=[$'Parcel Time'.L15]" office:value-type="float" office:value="63.1952" calcext:value-type="float">
            <text:p>63.20</text:p>
          </table:table-cell>
          <table:table-cell table:formula="of:=[$'Parcel Time'.M15]" office:value-type="float" office:value="0" calcext:value-type="float">
            <text:p>0.00</text:p>
          </table:table-cell>
          <table:table-cell table:formula="of:=[$'Parcel Time'.N15]" office:value-type="float" office:value="0.0000000000000413193" calcext:value-type="float">
            <text:p>0.00</text:p>
          </table:table-cell>
          <table:table-cell table:formula="of:=[$'Parcel Time'.V15]" office:value-type="float" office:value="0" calcext:value-type="float">
            <text:p>0.00</text:p>
          </table:table-cell>
          <table:table-cell table:formula="of:=[$'Parcel Time'.W15]" office:value-type="float" office:value="55.9846" calcext:value-type="float">
            <text:p>55.98</text:p>
          </table:table-cell>
          <table:table-cell table:formula="of:=[$'Parcel Time'.X15]" office:value-type="float" office:value="0" calcext:value-type="float">
            <text:p>0.00</text:p>
          </table:table-cell>
          <table:table-cell table:formula="of:=[$'Parcel Time'.Y15]" office:value-type="float" office:value="44.0154" calcext:value-type="float">
            <text:p>44.02</text:p>
          </table:table-cell>
          <table:table-cell table:formula="of:=[$'Parcel Time'.Z15]" office:value-type="float" office:value="0" calcext:value-type="float">
            <text:p>0.00</text:p>
          </table:table-cell>
          <table:table-cell table:formula="of:=[$'Parcel Time'.AA15]" office:value-type="float" office:value="0.000000000000358902" calcext:value-type="float">
            <text:p>0.00</text:p>
          </table:table-cell>
          <table:table-cell table:formula="of:=[$'Parcel Time'.AI15]" office:value-type="float" office:value="0" calcext:value-type="float">
            <text:p>0.00</text:p>
          </table:table-cell>
          <table:table-cell table:formula="of:=[$'Parcel Time'.AJ15]" office:value-type="float" office:value="66.1838" calcext:value-type="float">
            <text:p>66.18</text:p>
          </table:table-cell>
          <table:table-cell table:formula="of:=[$'Parcel Time'.AK15]" office:value-type="float" office:value="0" calcext:value-type="float">
            <text:p>0.00</text:p>
          </table:table-cell>
          <table:table-cell table:formula="of:=[$'Parcel Time'.AL15]" office:value-type="float" office:value="33.8162" calcext:value-type="float">
            <text:p>33.82</text:p>
          </table:table-cell>
          <table:table-cell table:formula="of:=[$'Parcel Time'.AM15]" office:value-type="float" office:value="0" calcext:value-type="float">
            <text:p>0.00</text:p>
          </table:table-cell>
          <table:table-cell table:formula="of:=[$'Parcel Time'.AN15]" office:value-type="float" office:value="0.000000000000826726" calcext:value-type="float">
            <text:p>0.00</text:p>
          </table:table-cell>
          <table:table-cell table:formula="of:=[$'Parcel Time'.AV15]" office:value-type="float" office:value="0" calcext:value-type="float">
            <text:p>0.00</text:p>
          </table:table-cell>
          <table:table-cell table:formula="of:=[$'Parcel Time'.AW15]" office:value-type="float" office:value="25.8815" calcext:value-type="float">
            <text:p>25.88</text:p>
          </table:table-cell>
          <table:table-cell table:formula="of:=[$'Parcel Time'.AX15]" office:value-type="float" office:value="0" calcext:value-type="float">
            <text:p>0.00</text:p>
          </table:table-cell>
          <table:table-cell table:formula="of:=[$'Parcel Time'.AY15]" office:value-type="float" office:value="9.28907" calcext:value-type="float">
            <text:p>9.29</text:p>
          </table:table-cell>
          <table:table-cell table:formula="of:=[$'Parcel Time'.AZ15]" office:value-type="float" office:value="0" calcext:value-type="float">
            <text:p>0.00</text:p>
          </table:table-cell>
          <table:table-cell table:formula="of:=[$'Parcel Time'.BA15]" office:value-type="float" office:value="64.8294" calcext:value-type="float">
            <text:p>64.83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Time'.I16]" office:value-type="float" office:value="0" calcext:value-type="float">
            <text:p>0.00</text:p>
          </table:table-cell>
          <table:table-cell table:formula="of:=[$'Parcel Time'.J16]" office:value-type="float" office:value="65.0337" calcext:value-type="float">
            <text:p>65.03</text:p>
          </table:table-cell>
          <table:table-cell table:formula="of:=[$'Parcel Time'.K16]" office:value-type="float" office:value="0" calcext:value-type="float">
            <text:p>0.00</text:p>
          </table:table-cell>
          <table:table-cell table:formula="of:=[$'Parcel Time'.L16]" office:value-type="float" office:value="34.9663" calcext:value-type="float">
            <text:p>34.97</text:p>
          </table:table-cell>
          <table:table-cell table:formula="of:=[$'Parcel Time'.M16]" office:value-type="float" office:value="0" calcext:value-type="float">
            <text:p>0.00</text:p>
          </table:table-cell>
          <table:table-cell table:formula="of:=[$'Parcel Time'.N16]" office:value-type="float" office:value="-0.00000000000020807" calcext:value-type="float">
            <text:p>0.00</text:p>
          </table:table-cell>
          <table:table-cell table:formula="of:=[$'Parcel Time'.V16]" office:value-type="float" office:value="0" calcext:value-type="float">
            <text:p>0.00</text:p>
          </table:table-cell>
          <table:table-cell table:formula="of:=[$'Parcel Time'.W16]" office:value-type="float" office:value="65.0337" calcext:value-type="float">
            <text:p>65.03</text:p>
          </table:table-cell>
          <table:table-cell table:formula="of:=[$'Parcel Time'.X16]" office:value-type="float" office:value="0" calcext:value-type="float">
            <text:p>0.00</text:p>
          </table:table-cell>
          <table:table-cell table:formula="of:=[$'Parcel Time'.Y16]" office:value-type="float" office:value="34.9663" calcext:value-type="float">
            <text:p>34.97</text:p>
          </table:table-cell>
          <table:table-cell table:formula="of:=[$'Parcel Time'.Z16]" office:value-type="float" office:value="0" calcext:value-type="float">
            <text:p>0.00</text:p>
          </table:table-cell>
          <table:table-cell table:formula="of:=[$'Parcel Time'.AA16]" office:value-type="float" office:value="0.0000000000418023" calcext:value-type="float">
            <text:p>0.00</text:p>
          </table:table-cell>
          <table:table-cell table:formula="of:=[$'Parcel Time'.AI16]" office:value-type="float" office:value="0" calcext:value-type="float">
            <text:p>0.00</text:p>
          </table:table-cell>
          <table:table-cell table:formula="of:=[$'Parcel Time'.AJ16]" office:value-type="float" office:value="7.06752" calcext:value-type="float">
            <text:p>7.07</text:p>
          </table:table-cell>
          <table:table-cell table:formula="of:=[$'Parcel Time'.AK16]" office:value-type="float" office:value="0" calcext:value-type="float">
            <text:p>0.00</text:p>
          </table:table-cell>
          <table:table-cell table:formula="of:=[$'Parcel Time'.AL16]" office:value-type="float" office:value="3.79996" calcext:value-type="float">
            <text:p>3.80</text:p>
          </table:table-cell>
          <table:table-cell table:formula="of:=[$'Parcel Time'.AM16]" office:value-type="float" office:value="0" calcext:value-type="float">
            <text:p>0.00</text:p>
          </table:table-cell>
          <table:table-cell table:formula="of:=[$'Parcel Time'.AN16]" office:value-type="float" office:value="89.1325" calcext:value-type="float">
            <text:p>89.13</text:p>
          </table:table-cell>
          <table:table-cell table:formula="of:=[$'Parcel Time'.AV16]" office:value-type="float" office:value="0" calcext:value-type="float">
            <text:p>0.00</text:p>
          </table:table-cell>
          <table:table-cell table:formula="of:=[$'Parcel Time'.AW16]" office:value-type="float" office:value="14.3593" calcext:value-type="float">
            <text:p>14.36</text:p>
          </table:table-cell>
          <table:table-cell table:formula="of:=[$'Parcel Time'.AX16]" office:value-type="float" office:value="0" calcext:value-type="float">
            <text:p>0.00</text:p>
          </table:table-cell>
          <table:table-cell table:formula="of:=[$'Parcel Time'.AY16]" office:value-type="float" office:value="4.71863" calcext:value-type="float">
            <text:p>4.72</text:p>
          </table:table-cell>
          <table:table-cell table:formula="of:=[$'Parcel Time'.AZ16]" office:value-type="float" office:value="0" calcext:value-type="float">
            <text:p>0.00</text:p>
          </table:table-cell>
          <table:table-cell table:formula="of:=[$'Parcel Time'.BA16]" office:value-type="float" office:value="80.9221" calcext:value-type="float">
            <text:p>80.9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Time'.I17]" office:value-type="float" office:value="0" calcext:value-type="float">
            <text:p>0.00</text:p>
          </table:table-cell>
          <table:table-cell table:formula="of:=[$'Parcel Time'.J17]" office:value-type="float" office:value="61.8536" calcext:value-type="float">
            <text:p>61.85</text:p>
          </table:table-cell>
          <table:table-cell table:formula="of:=[$'Parcel Time'.K17]" office:value-type="float" office:value="0" calcext:value-type="float">
            <text:p>0.00</text:p>
          </table:table-cell>
          <table:table-cell table:formula="of:=[$'Parcel Time'.L17]" office:value-type="float" office:value="38.1464" calcext:value-type="float">
            <text:p>38.15</text:p>
          </table:table-cell>
          <table:table-cell table:formula="of:=[$'Parcel Time'.M17]" office:value-type="float" office:value="0" calcext:value-type="float">
            <text:p>0.00</text:p>
          </table:table-cell>
          <table:table-cell table:formula="of:=[$'Parcel Time'.N17]" office:value-type="float" office:value="0.0000000000000294245" calcext:value-type="float">
            <text:p>0.00</text:p>
          </table:table-cell>
          <table:table-cell table:formula="of:=[$'Parcel Time'.V17]" office:value-type="float" office:value="0" calcext:value-type="float">
            <text:p>0.00</text:p>
          </table:table-cell>
          <table:table-cell table:formula="of:=[$'Parcel Time'.W17]" office:value-type="float" office:value="61.8536" calcext:value-type="float">
            <text:p>61.85</text:p>
          </table:table-cell>
          <table:table-cell table:formula="of:=[$'Parcel Time'.X17]" office:value-type="float" office:value="0" calcext:value-type="float">
            <text:p>0.00</text:p>
          </table:table-cell>
          <table:table-cell table:formula="of:=[$'Parcel Time'.Y17]" office:value-type="float" office:value="38.1464" calcext:value-type="float">
            <text:p>38.15</text:p>
          </table:table-cell>
          <table:table-cell table:formula="of:=[$'Parcel Time'.Z17]" office:value-type="float" office:value="0" calcext:value-type="float">
            <text:p>0.00</text:p>
          </table:table-cell>
          <table:table-cell table:formula="of:=[$'Parcel Time'.AA17]" office:value-type="float" office:value="0.0000000000000294245" calcext:value-type="float">
            <text:p>0.00</text:p>
          </table:table-cell>
          <table:table-cell table:formula="of:=[$'Parcel Time'.AI17]" office:value-type="float" office:value="0" calcext:value-type="float">
            <text:p>0.00</text:p>
          </table:table-cell>
          <table:table-cell table:formula="of:=[$'Parcel Time'.AJ17]" office:value-type="float" office:value="11.6614" calcext:value-type="float">
            <text:p>11.66</text:p>
          </table:table-cell>
          <table:table-cell table:formula="of:=[$'Parcel Time'.AK17]" office:value-type="float" office:value="0" calcext:value-type="float">
            <text:p>0.00</text:p>
          </table:table-cell>
          <table:table-cell table:formula="of:=[$'Parcel Time'.AL17]" office:value-type="float" office:value="4.53612" calcext:value-type="float">
            <text:p>4.54</text:p>
          </table:table-cell>
          <table:table-cell table:formula="of:=[$'Parcel Time'.AM17]" office:value-type="float" office:value="0" calcext:value-type="float">
            <text:p>0.00</text:p>
          </table:table-cell>
          <table:table-cell table:formula="of:=[$'Parcel Time'.AN17]" office:value-type="float" office:value="83.8025" calcext:value-type="float">
            <text:p>83.80</text:p>
          </table:table-cell>
          <table:table-cell table:formula="of:=[$'Parcel Time'.AV17]" office:value-type="float" office:value="0" calcext:value-type="float">
            <text:p>0.00</text:p>
          </table:table-cell>
          <table:table-cell table:formula="of:=[$'Parcel Time'.AW17]" office:value-type="float" office:value="12.3786" calcext:value-type="float">
            <text:p>12.38</text:p>
          </table:table-cell>
          <table:table-cell table:formula="of:=[$'Parcel Time'.AX17]" office:value-type="float" office:value="0" calcext:value-type="float">
            <text:p>0.00</text:p>
          </table:table-cell>
          <table:table-cell table:formula="of:=[$'Parcel Time'.AY17]" office:value-type="float" office:value="4.81512" calcext:value-type="float">
            <text:p>4.82</text:p>
          </table:table-cell>
          <table:table-cell table:formula="of:=[$'Parcel Time'.AZ17]" office:value-type="float" office:value="0" calcext:value-type="float">
            <text:p>0.00</text:p>
          </table:table-cell>
          <table:table-cell table:formula="of:=[$'Parcel Time'.BA17]" office:value-type="float" office:value="82.8062" calcext:value-type="float">
            <text:p>82.81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Time'.I18]" office:value-type="float" office:value="0" calcext:value-type="float">
            <text:p>0.00</text:p>
          </table:table-cell>
          <table:table-cell table:formula="of:=[$'Parcel Time'.J18]" office:value-type="float" office:value="33.5435" calcext:value-type="float">
            <text:p>33.54</text:p>
          </table:table-cell>
          <table:table-cell table:formula="of:=[$'Parcel Time'.K18]" office:value-type="float" office:value="0" calcext:value-type="float">
            <text:p>0.00</text:p>
          </table:table-cell>
          <table:table-cell table:formula="of:=[$'Parcel Time'.L18]" office:value-type="float" office:value="66.4565" calcext:value-type="float">
            <text:p>66.46</text:p>
          </table:table-cell>
          <table:table-cell table:formula="of:=[$'Parcel Time'.M18]" office:value-type="float" office:value="0" calcext:value-type="float">
            <text:p>0.00</text:p>
          </table:table-cell>
          <table:table-cell table:formula="of:=[$'Parcel Time'.N18]" office:value-type="float" office:value="0.0000000000000222292" calcext:value-type="float">
            <text:p>0.00</text:p>
          </table:table-cell>
          <table:table-cell table:formula="of:=[$'Parcel Time'.V18]" office:value-type="float" office:value="0" calcext:value-type="float">
            <text:p>0.00</text:p>
          </table:table-cell>
          <table:table-cell table:formula="of:=[$'Parcel Time'.W18]" office:value-type="float" office:value="63.1164" calcext:value-type="float">
            <text:p>63.12</text:p>
          </table:table-cell>
          <table:table-cell table:formula="of:=[$'Parcel Time'.X18]" office:value-type="float" office:value="0" calcext:value-type="float">
            <text:p>0.00</text:p>
          </table:table-cell>
          <table:table-cell table:formula="of:=[$'Parcel Time'.Y18]" office:value-type="float" office:value="36.8836" calcext:value-type="float">
            <text:p>36.88</text:p>
          </table:table-cell>
          <table:table-cell table:formula="of:=[$'Parcel Time'.Z18]" office:value-type="float" office:value="0" calcext:value-type="float">
            <text:p>0.00</text:p>
          </table:table-cell>
          <table:table-cell table:formula="of:=[$'Parcel Time'.AA18]" office:value-type="float" office:value="0.0000000000000134619" calcext:value-type="float">
            <text:p>0.00</text:p>
          </table:table-cell>
          <table:table-cell table:formula="of:=[$'Parcel Time'.AI18]" office:value-type="float" office:value="0" calcext:value-type="float">
            <text:p>0.00</text:p>
          </table:table-cell>
          <table:table-cell table:formula="of:=[$'Parcel Time'.AJ18]" office:value-type="float" office:value="55.503" calcext:value-type="float">
            <text:p>55.50</text:p>
          </table:table-cell>
          <table:table-cell table:formula="of:=[$'Parcel Time'.AK18]" office:value-type="float" office:value="0" calcext:value-type="float">
            <text:p>0.00</text:p>
          </table:table-cell>
          <table:table-cell table:formula="of:=[$'Parcel Time'.AL18]" office:value-type="float" office:value="44.497" calcext:value-type="float">
            <text:p>44.50</text:p>
          </table:table-cell>
          <table:table-cell table:formula="of:=[$'Parcel Time'.AM18]" office:value-type="float" office:value="0" calcext:value-type="float">
            <text:p>0.00</text:p>
          </table:table-cell>
          <table:table-cell table:formula="of:=[$'Parcel Time'.AN18]" office:value-type="float" office:value="0.000000000000018292" calcext:value-type="float">
            <text:p>0.00</text:p>
          </table:table-cell>
          <table:table-cell table:formula="of:=[$'Parcel Time'.AV18]" office:value-type="float" office:value="0" calcext:value-type="float">
            <text:p>0.00</text:p>
          </table:table-cell>
          <table:table-cell table:formula="of:=[$'Parcel Time'.AW18]" office:value-type="float" office:value="70.2994" calcext:value-type="float">
            <text:p>70.30</text:p>
          </table:table-cell>
          <table:table-cell table:formula="of:=[$'Parcel Time'.AX18]" office:value-type="float" office:value="0" calcext:value-type="float">
            <text:p>0.00</text:p>
          </table:table-cell>
          <table:table-cell table:formula="of:=[$'Parcel Time'.AY18]" office:value-type="float" office:value="29.7006" calcext:value-type="float">
            <text:p>29.70</text:p>
          </table:table-cell>
          <table:table-cell table:formula="of:=[$'Parcel Time'.AZ18]" office:value-type="float" office:value="0" calcext:value-type="float">
            <text:p>0.00</text:p>
          </table:table-cell>
          <table:table-cell table:formula="of:=[$'Parcel Time'.BA18]" office:value-type="float" office:value="0.000000000000015487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Time'.I19]" office:value-type="float" office:value="0" calcext:value-type="float">
            <text:p>0.00</text:p>
          </table:table-cell>
          <table:table-cell table:formula="of:=[$'Parcel Time'.J19]" office:value-type="float" office:value="46.2991" calcext:value-type="float">
            <text:p>46.30</text:p>
          </table:table-cell>
          <table:table-cell table:formula="of:=[$'Parcel Time'.K19]" office:value-type="float" office:value="0" calcext:value-type="float">
            <text:p>0.00</text:p>
          </table:table-cell>
          <table:table-cell table:formula="of:=[$'Parcel Time'.L19]" office:value-type="float" office:value="53.7009" calcext:value-type="float">
            <text:p>53.70</text:p>
          </table:table-cell>
          <table:table-cell table:formula="of:=[$'Parcel Time'.M19]" office:value-type="float" office:value="0" calcext:value-type="float">
            <text:p>0.00</text:p>
          </table:table-cell>
          <table:table-cell table:formula="of:=[$'Parcel Time'.N19]" office:value-type="float" office:value="-0.000000000000163086" calcext:value-type="float">
            <text:p>0.00</text:p>
          </table:table-cell>
          <table:table-cell table:formula="of:=[$'Parcel Time'.V19]" office:value-type="float" office:value="0" calcext:value-type="float">
            <text:p>0.00</text:p>
          </table:table-cell>
          <table:table-cell table:formula="of:=[$'Parcel Time'.W19]" office:value-type="float" office:value="54.5757" calcext:value-type="float">
            <text:p>54.58</text:p>
          </table:table-cell>
          <table:table-cell table:formula="of:=[$'Parcel Time'.X19]" office:value-type="float" office:value="0" calcext:value-type="float">
            <text:p>0.00</text:p>
          </table:table-cell>
          <table:table-cell table:formula="of:=[$'Parcel Time'.Y19]" office:value-type="float" office:value="45.4243" calcext:value-type="float">
            <text:p>45.42</text:p>
          </table:table-cell>
          <table:table-cell table:formula="of:=[$'Parcel Time'.Z19]" office:value-type="float" office:value="0" calcext:value-type="float">
            <text:p>0.00</text:p>
          </table:table-cell>
          <table:table-cell table:formula="of:=[$'Parcel Time'.AA19]" office:value-type="float" office:value="-0.000000000000584428" calcext:value-type="float">
            <text:p>0.00</text:p>
          </table:table-cell>
          <table:table-cell table:formula="of:=[$'Parcel Time'.AI19]" office:value-type="float" office:value="0" calcext:value-type="float">
            <text:p>0.00</text:p>
          </table:table-cell>
          <table:table-cell table:formula="of:=[$'Parcel Time'.AJ19]" office:value-type="float" office:value="15.7657" calcext:value-type="float">
            <text:p>15.77</text:p>
          </table:table-cell>
          <table:table-cell table:formula="of:=[$'Parcel Time'.AK19]" office:value-type="float" office:value="0" calcext:value-type="float">
            <text:p>0.00</text:p>
          </table:table-cell>
          <table:table-cell table:formula="of:=[$'Parcel Time'.AL19]" office:value-type="float" office:value="12.6409" calcext:value-type="float">
            <text:p>12.64</text:p>
          </table:table-cell>
          <table:table-cell table:formula="of:=[$'Parcel Time'.AM19]" office:value-type="float" office:value="0" calcext:value-type="float">
            <text:p>0.00</text:p>
          </table:table-cell>
          <table:table-cell table:formula="of:=[$'Parcel Time'.AN19]" office:value-type="float" office:value="71.5933" calcext:value-type="float">
            <text:p>71.59</text:p>
          </table:table-cell>
          <table:table-cell table:formula="of:=[$'Parcel Time'.AV19]" office:value-type="float" office:value="0" calcext:value-type="float">
            <text:p>0.00</text:p>
          </table:table-cell>
          <table:table-cell table:formula="of:=[$'Parcel Time'.AW19]" office:value-type="float" office:value="19.5108" calcext:value-type="float">
            <text:p>19.51</text:p>
          </table:table-cell>
          <table:table-cell table:formula="of:=[$'Parcel Time'.AX19]" office:value-type="float" office:value="0" calcext:value-type="float">
            <text:p>0.00</text:p>
          </table:table-cell>
          <table:table-cell table:formula="of:=[$'Parcel Time'.AY19]" office:value-type="float" office:value="5.98019" calcext:value-type="float">
            <text:p>5.98</text:p>
          </table:table-cell>
          <table:table-cell table:formula="of:=[$'Parcel Time'.AZ19]" office:value-type="float" office:value="0" calcext:value-type="float">
            <text:p>0.00</text:p>
          </table:table-cell>
          <table:table-cell table:formula="of:=[$'Parcel Time'.BA19]" office:value-type="float" office:value="74.509" calcext:value-type="float">
            <text:p>74.51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Time'.I20]" office:value-type="float" office:value="0" calcext:value-type="float">
            <text:p>0.00</text:p>
          </table:table-cell>
          <table:table-cell table:formula="of:=[$'Parcel Time'.J20]" office:value-type="float" office:value="62.0525" calcext:value-type="float">
            <text:p>62.05</text:p>
          </table:table-cell>
          <table:table-cell table:formula="of:=[$'Parcel Time'.K20]" office:value-type="float" office:value="0" calcext:value-type="float">
            <text:p>0.00</text:p>
          </table:table-cell>
          <table:table-cell table:formula="of:=[$'Parcel Time'.L20]" office:value-type="float" office:value="37.9475" calcext:value-type="float">
            <text:p>37.95</text:p>
          </table:table-cell>
          <table:table-cell table:formula="of:=[$'Parcel Time'.M20]" office:value-type="float" office:value="0" calcext:value-type="float">
            <text:p>0.00</text:p>
          </table:table-cell>
          <table:table-cell table:formula="of:=[$'Parcel Time'.N20]" office:value-type="float" office:value="-0.0000000000000998108" calcext:value-type="float">
            <text:p>0.00</text:p>
          </table:table-cell>
          <table:table-cell table:formula="of:=[$'Parcel Time'.V20]" office:value-type="float" office:value="0" calcext:value-type="float">
            <text:p>0.00</text:p>
          </table:table-cell>
          <table:table-cell table:formula="of:=[$'Parcel Time'.W20]" office:value-type="float" office:value="62.0525" calcext:value-type="float">
            <text:p>62.05</text:p>
          </table:table-cell>
          <table:table-cell table:formula="of:=[$'Parcel Time'.X20]" office:value-type="float" office:value="0" calcext:value-type="float">
            <text:p>0.00</text:p>
          </table:table-cell>
          <table:table-cell table:formula="of:=[$'Parcel Time'.Y20]" office:value-type="float" office:value="37.9475" calcext:value-type="float">
            <text:p>37.95</text:p>
          </table:table-cell>
          <table:table-cell table:formula="of:=[$'Parcel Time'.Z20]" office:value-type="float" office:value="0" calcext:value-type="float">
            <text:p>0.00</text:p>
          </table:table-cell>
          <table:table-cell table:formula="of:=[$'Parcel Time'.AA20]" office:value-type="float" office:value="0.0000000000000549978" calcext:value-type="float">
            <text:p>0.00</text:p>
          </table:table-cell>
          <table:table-cell table:formula="of:=[$'Parcel Time'.AI20]" office:value-type="float" office:value="0" calcext:value-type="float">
            <text:p>0.00</text:p>
          </table:table-cell>
          <table:table-cell table:formula="of:=[$'Parcel Time'.AJ20]" office:value-type="float" office:value="77.9931" calcext:value-type="float">
            <text:p>77.99</text:p>
          </table:table-cell>
          <table:table-cell table:formula="of:=[$'Parcel Time'.AK20]" office:value-type="float" office:value="0" calcext:value-type="float">
            <text:p>0.00</text:p>
          </table:table-cell>
          <table:table-cell table:formula="of:=[$'Parcel Time'.AL20]" office:value-type="float" office:value="22.0069" calcext:value-type="float">
            <text:p>22.01</text:p>
          </table:table-cell>
          <table:table-cell table:formula="of:=[$'Parcel Time'.AM20]" office:value-type="float" office:value="0" calcext:value-type="float">
            <text:p>0.00</text:p>
          </table:table-cell>
          <table:table-cell table:formula="of:=[$'Parcel Time'.AN20]" office:value-type="float" office:value="-0.000000000000381558" calcext:value-type="float">
            <text:p>0.00</text:p>
          </table:table-cell>
          <table:table-cell table:formula="of:=[$'Parcel Time'.AV20]" office:value-type="float" office:value="0" calcext:value-type="float">
            <text:p>0.00</text:p>
          </table:table-cell>
          <table:table-cell table:formula="of:=[$'Parcel Time'.AW20]" office:value-type="float" office:value="75.6135" calcext:value-type="float">
            <text:p>75.61</text:p>
          </table:table-cell>
          <table:table-cell table:formula="of:=[$'Parcel Time'.AX20]" office:value-type="float" office:value="0" calcext:value-type="float">
            <text:p>0.00</text:p>
          </table:table-cell>
          <table:table-cell table:formula="of:=[$'Parcel Time'.AY20]" office:value-type="float" office:value="24.3865" calcext:value-type="float">
            <text:p>24.39</text:p>
          </table:table-cell>
          <table:table-cell table:formula="of:=[$'Parcel Time'.AZ20]" office:value-type="float" office:value="0" calcext:value-type="float">
            <text:p>0.00</text:p>
          </table:table-cell>
          <table:table-cell table:formula="of:=[$'Parcel Time'.BA20]" office:value-type="float" office:value="-0.00000000000014530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Time'.I21]" office:value-type="float" office:value="0" calcext:value-type="float">
            <text:p>0.00</text:p>
          </table:table-cell>
          <table:table-cell table:formula="of:=[$'Parcel Time'.J21]" office:value-type="float" office:value="33.8974" calcext:value-type="float">
            <text:p>33.90</text:p>
          </table:table-cell>
          <table:table-cell table:formula="of:=[$'Parcel Time'.K21]" office:value-type="float" office:value="0" calcext:value-type="float">
            <text:p>0.00</text:p>
          </table:table-cell>
          <table:table-cell table:formula="of:=[$'Parcel Time'.L21]" office:value-type="float" office:value="66.1026" calcext:value-type="float">
            <text:p>66.10</text:p>
          </table:table-cell>
          <table:table-cell table:formula="of:=[$'Parcel Time'.M21]" office:value-type="float" office:value="0" calcext:value-type="float">
            <text:p>0.00</text:p>
          </table:table-cell>
          <table:table-cell table:formula="of:=[$'Parcel Time'.N21]" office:value-type="float" office:value="-0.000000000000439597" calcext:value-type="float">
            <text:p>0.00</text:p>
          </table:table-cell>
          <table:table-cell table:formula="of:=[$'Parcel Time'.V21]" office:value-type="float" office:value="0" calcext:value-type="float">
            <text:p>0.00</text:p>
          </table:table-cell>
          <table:table-cell table:formula="of:=[$'Parcel Time'.W21]" office:value-type="float" office:value="73.2407" calcext:value-type="float">
            <text:p>73.24</text:p>
          </table:table-cell>
          <table:table-cell table:formula="of:=[$'Parcel Time'.X21]" office:value-type="float" office:value="0" calcext:value-type="float">
            <text:p>0.00</text:p>
          </table:table-cell>
          <table:table-cell table:formula="of:=[$'Parcel Time'.Y21]" office:value-type="float" office:value="26.7593" calcext:value-type="float">
            <text:p>26.76</text:p>
          </table:table-cell>
          <table:table-cell table:formula="of:=[$'Parcel Time'.Z21]" office:value-type="float" office:value="0" calcext:value-type="float">
            <text:p>0.00</text:p>
          </table:table-cell>
          <table:table-cell table:formula="of:=[$'Parcel Time'.AA21]" office:value-type="float" office:value="-0.00000000000105968" calcext:value-type="float">
            <text:p>0.00</text:p>
          </table:table-cell>
          <table:table-cell table:formula="of:=[$'Parcel Time'.AI21]" office:value-type="float" office:value="0" calcext:value-type="float">
            <text:p>0.00</text:p>
          </table:table-cell>
          <table:table-cell table:formula="of:=[$'Parcel Time'.AJ21]" office:value-type="float" office:value="69.0308" calcext:value-type="float">
            <text:p>69.03</text:p>
          </table:table-cell>
          <table:table-cell table:formula="of:=[$'Parcel Time'.AK21]" office:value-type="float" office:value="0" calcext:value-type="float">
            <text:p>0.00</text:p>
          </table:table-cell>
          <table:table-cell table:formula="of:=[$'Parcel Time'.AL21]" office:value-type="float" office:value="30.9692" calcext:value-type="float">
            <text:p>30.97</text:p>
          </table:table-cell>
          <table:table-cell table:formula="of:=[$'Parcel Time'.AM21]" office:value-type="float" office:value="0" calcext:value-type="float">
            <text:p>0.00</text:p>
          </table:table-cell>
          <table:table-cell table:formula="of:=[$'Parcel Time'.AN21]" office:value-type="float" office:value="-0.000000000000575222" calcext:value-type="float">
            <text:p>0.00</text:p>
          </table:table-cell>
          <table:table-cell table:formula="of:=[$'Parcel Time'.AV21]" office:value-type="float" office:value="0" calcext:value-type="float">
            <text:p>0.00</text:p>
          </table:table-cell>
          <table:table-cell table:formula="of:=[$'Parcel Time'.AW21]" office:value-type="float" office:value="68.1846" calcext:value-type="float">
            <text:p>68.18</text:p>
          </table:table-cell>
          <table:table-cell table:formula="of:=[$'Parcel Time'.AX21]" office:value-type="float" office:value="0" calcext:value-type="float">
            <text:p>0.00</text:p>
          </table:table-cell>
          <table:table-cell table:formula="of:=[$'Parcel Time'.AY21]" office:value-type="float" office:value="31.8154" calcext:value-type="float">
            <text:p>31.82</text:p>
          </table:table-cell>
          <table:table-cell table:formula="of:=[$'Parcel Time'.AZ21]" office:value-type="float" office:value="0" calcext:value-type="float">
            <text:p>0.00</text:p>
          </table:table-cell>
          <table:table-cell table:formula="of:=[$'Parcel Time'.BA21]" office:value-type="float" office:value="-7.13724E-015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Time'.I22]" office:value-type="float" office:value="0" calcext:value-type="float">
            <text:p>0.00</text:p>
          </table:table-cell>
          <table:table-cell table:formula="of:=[$'Parcel Time'.J22]" office:value-type="float" office:value="63.6277" calcext:value-type="float">
            <text:p>63.63</text:p>
          </table:table-cell>
          <table:table-cell table:formula="of:=[$'Parcel Time'.K22]" office:value-type="float" office:value="0" calcext:value-type="float">
            <text:p>0.00</text:p>
          </table:table-cell>
          <table:table-cell table:formula="of:=[$'Parcel Time'.L22]" office:value-type="float" office:value="36.3723" calcext:value-type="float">
            <text:p>36.37</text:p>
          </table:table-cell>
          <table:table-cell table:formula="of:=[$'Parcel Time'.M22]" office:value-type="float" office:value="0" calcext:value-type="float">
            <text:p>0.00</text:p>
          </table:table-cell>
          <table:table-cell table:formula="of:=[$'Parcel Time'.N22]" office:value-type="float" office:value="-0.000000000000270915" calcext:value-type="float">
            <text:p>0.00</text:p>
          </table:table-cell>
          <table:table-cell table:formula="of:=[$'Parcel Time'.V22]" office:value-type="float" office:value="0" calcext:value-type="float">
            <text:p>0.00</text:p>
          </table:table-cell>
          <table:table-cell table:formula="of:=[$'Parcel Time'.W22]" office:value-type="float" office:value="63.6277" calcext:value-type="float">
            <text:p>63.63</text:p>
          </table:table-cell>
          <table:table-cell table:formula="of:=[$'Parcel Time'.X22]" office:value-type="float" office:value="0" calcext:value-type="float">
            <text:p>0.00</text:p>
          </table:table-cell>
          <table:table-cell table:formula="of:=[$'Parcel Time'.Y22]" office:value-type="float" office:value="36.3723" calcext:value-type="float">
            <text:p>36.37</text:p>
          </table:table-cell>
          <table:table-cell table:formula="of:=[$'Parcel Time'.Z22]" office:value-type="float" office:value="0" calcext:value-type="float">
            <text:p>0.00</text:p>
          </table:table-cell>
          <table:table-cell table:formula="of:=[$'Parcel Time'.AA22]" office:value-type="float" office:value="-0.000000000000798486" calcext:value-type="float">
            <text:p>0.00</text:p>
          </table:table-cell>
          <table:table-cell table:formula="of:=[$'Parcel Time'.AI22]" office:value-type="float" office:value="0" calcext:value-type="float">
            <text:p>0.00</text:p>
          </table:table-cell>
          <table:table-cell table:formula="of:=[$'Parcel Time'.AJ22]" office:value-type="float" office:value="68.0094" calcext:value-type="float">
            <text:p>68.01</text:p>
          </table:table-cell>
          <table:table-cell table:formula="of:=[$'Parcel Time'.AK22]" office:value-type="float" office:value="0" calcext:value-type="float">
            <text:p>0.00</text:p>
          </table:table-cell>
          <table:table-cell table:formula="of:=[$'Parcel Time'.AL22]" office:value-type="float" office:value="31.9906" calcext:value-type="float">
            <text:p>31.99</text:p>
          </table:table-cell>
          <table:table-cell table:formula="of:=[$'Parcel Time'.AM22]" office:value-type="float" office:value="0" calcext:value-type="float">
            <text:p>0.00</text:p>
          </table:table-cell>
          <table:table-cell table:formula="of:=[$'Parcel Time'.AN22]" office:value-type="float" office:value="-0.000000000000132182" calcext:value-type="float">
            <text:p>0.00</text:p>
          </table:table-cell>
          <table:table-cell table:formula="of:=[$'Parcel Time'.AV22]" office:value-type="float" office:value="0" calcext:value-type="float">
            <text:p>0.00</text:p>
          </table:table-cell>
          <table:table-cell table:formula="of:=[$'Parcel Time'.AW22]" office:value-type="float" office:value="85.2509" calcext:value-type="float">
            <text:p>85.25</text:p>
          </table:table-cell>
          <table:table-cell table:formula="of:=[$'Parcel Time'.AX22]" office:value-type="float" office:value="0" calcext:value-type="float">
            <text:p>0.00</text:p>
          </table:table-cell>
          <table:table-cell table:formula="of:=[$'Parcel Time'.AY22]" office:value-type="float" office:value="14.7491" calcext:value-type="float">
            <text:p>14.75</text:p>
          </table:table-cell>
          <table:table-cell table:formula="of:=[$'Parcel Time'.AZ22]" office:value-type="float" office:value="0" calcext:value-type="float">
            <text:p>0.00</text:p>
          </table:table-cell>
          <table:table-cell table:formula="of:=[$'Parcel Time'.BA22]" office:value-type="float" office:value="0.000000000005404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Time'.I23]" office:value-type="float" office:value="0" calcext:value-type="float">
            <text:p>0.00</text:p>
          </table:table-cell>
          <table:table-cell table:formula="of:=[$'Parcel Time'.J23]" office:value-type="float" office:value="47.2169" calcext:value-type="float">
            <text:p>47.22</text:p>
          </table:table-cell>
          <table:table-cell table:formula="of:=[$'Parcel Time'.K23]" office:value-type="float" office:value="0" calcext:value-type="float">
            <text:p>0.00</text:p>
          </table:table-cell>
          <table:table-cell table:formula="of:=[$'Parcel Time'.L23]" office:value-type="float" office:value="52.7831" calcext:value-type="float">
            <text:p>52.78</text:p>
          </table:table-cell>
          <table:table-cell table:formula="of:=[$'Parcel Time'.M23]" office:value-type="float" office:value="0" calcext:value-type="float">
            <text:p>0.00</text:p>
          </table:table-cell>
          <table:table-cell table:formula="of:=[$'Parcel Time'.N23]" office:value-type="float" office:value="0.00000000000054458" calcext:value-type="float">
            <text:p>0.00</text:p>
          </table:table-cell>
          <table:table-cell table:formula="of:=[$'Parcel Time'.V23]" office:value-type="float" office:value="0" calcext:value-type="float">
            <text:p>0.00</text:p>
          </table:table-cell>
          <table:table-cell table:formula="of:=[$'Parcel Time'.W23]" office:value-type="float" office:value="47.2169" calcext:value-type="float">
            <text:p>47.22</text:p>
          </table:table-cell>
          <table:table-cell table:formula="of:=[$'Parcel Time'.X23]" office:value-type="float" office:value="0" calcext:value-type="float">
            <text:p>0.00</text:p>
          </table:table-cell>
          <table:table-cell table:formula="of:=[$'Parcel Time'.Y23]" office:value-type="float" office:value="52.7831" calcext:value-type="float">
            <text:p>52.78</text:p>
          </table:table-cell>
          <table:table-cell table:formula="of:=[$'Parcel Time'.Z23]" office:value-type="float" office:value="0" calcext:value-type="float">
            <text:p>0.00</text:p>
          </table:table-cell>
          <table:table-cell table:formula="of:=[$'Parcel Time'.AA23]" office:value-type="float" office:value="0.00000000000054458" calcext:value-type="float">
            <text:p>0.00</text:p>
          </table:table-cell>
          <table:table-cell table:formula="of:=[$'Parcel Time'.AI23]" office:value-type="float" office:value="0" calcext:value-type="float">
            <text:p>0.00</text:p>
          </table:table-cell>
          <table:table-cell table:formula="of:=[$'Parcel Time'.AJ23]" office:value-type="float" office:value="61.0123" calcext:value-type="float">
            <text:p>61.01</text:p>
          </table:table-cell>
          <table:table-cell table:formula="of:=[$'Parcel Time'.AK23]" office:value-type="float" office:value="0" calcext:value-type="float">
            <text:p>0.00</text:p>
          </table:table-cell>
          <table:table-cell table:formula="of:=[$'Parcel Time'.AL23]" office:value-type="float" office:value="38.9877" calcext:value-type="float">
            <text:p>38.99</text:p>
          </table:table-cell>
          <table:table-cell table:formula="of:=[$'Parcel Time'.AM23]" office:value-type="float" office:value="0" calcext:value-type="float">
            <text:p>0.00</text:p>
          </table:table-cell>
          <table:table-cell table:formula="of:=[$'Parcel Time'.AN23]" office:value-type="float" office:value="0.000000000000282549" calcext:value-type="float">
            <text:p>0.00</text:p>
          </table:table-cell>
          <table:table-cell table:formula="of:=[$'Parcel Time'.AV23]" office:value-type="float" office:value="0" calcext:value-type="float">
            <text:p>0.00</text:p>
          </table:table-cell>
          <table:table-cell table:formula="of:=[$'Parcel Time'.AW23]" office:value-type="float" office:value="63.2202" calcext:value-type="float">
            <text:p>63.22</text:p>
          </table:table-cell>
          <table:table-cell table:formula="of:=[$'Parcel Time'.AX23]" office:value-type="float" office:value="0" calcext:value-type="float">
            <text:p>0.00</text:p>
          </table:table-cell>
          <table:table-cell table:formula="of:=[$'Parcel Time'.AY23]" office:value-type="float" office:value="36.7798" calcext:value-type="float">
            <text:p>36.78</text:p>
          </table:table-cell>
          <table:table-cell table:formula="of:=[$'Parcel Time'.AZ23]" office:value-type="float" office:value="0" calcext:value-type="float">
            <text:p>0.00</text:p>
          </table:table-cell>
          <table:table-cell table:formula="of:=[$'Parcel Time'.BA23]" office:value-type="float" office:value="-0.00000000000026782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Time'.I24]" office:value-type="float" office:value="0" calcext:value-type="float">
            <text:p>0.00</text:p>
          </table:table-cell>
          <table:table-cell table:formula="of:=[$'Parcel Time'.J24]" office:value-type="float" office:value="49.2257" calcext:value-type="float">
            <text:p>49.23</text:p>
          </table:table-cell>
          <table:table-cell table:formula="of:=[$'Parcel Time'.K24]" office:value-type="float" office:value="0" calcext:value-type="float">
            <text:p>0.00</text:p>
          </table:table-cell>
          <table:table-cell table:formula="of:=[$'Parcel Time'.L24]" office:value-type="float" office:value="50.7743" calcext:value-type="float">
            <text:p>50.77</text:p>
          </table:table-cell>
          <table:table-cell table:formula="of:=[$'Parcel Time'.M24]" office:value-type="float" office:value="0" calcext:value-type="float">
            <text:p>0.00</text:p>
          </table:table-cell>
          <table:table-cell table:formula="of:=[$'Parcel Time'.N24]" office:value-type="float" office:value="0.0000000000000108843" calcext:value-type="float">
            <text:p>0.00</text:p>
          </table:table-cell>
          <table:table-cell table:formula="of:=[$'Parcel Time'.V24]" office:value-type="float" office:value="0" calcext:value-type="float">
            <text:p>0.00</text:p>
          </table:table-cell>
          <table:table-cell table:formula="of:=[$'Parcel Time'.W24]" office:value-type="float" office:value="75.0746" calcext:value-type="float">
            <text:p>75.07</text:p>
          </table:table-cell>
          <table:table-cell table:formula="of:=[$'Parcel Time'.X24]" office:value-type="float" office:value="0" calcext:value-type="float">
            <text:p>0.00</text:p>
          </table:table-cell>
          <table:table-cell table:formula="of:=[$'Parcel Time'.Y24]" office:value-type="float" office:value="24.9254" calcext:value-type="float">
            <text:p>24.93</text:p>
          </table:table-cell>
          <table:table-cell table:formula="of:=[$'Parcel Time'.Z24]" office:value-type="float" office:value="0" calcext:value-type="float">
            <text:p>0.00</text:p>
          </table:table-cell>
          <table:table-cell table:formula="of:=[$'Parcel Time'.AA24]" office:value-type="float" office:value="5.75179E-015" calcext:value-type="float">
            <text:p>0.00</text:p>
          </table:table-cell>
          <table:table-cell table:formula="of:=[$'Parcel Time'.AI24]" office:value-type="float" office:value="0" calcext:value-type="float">
            <text:p>0.00</text:p>
          </table:table-cell>
          <table:table-cell table:formula="of:=[$'Parcel Time'.AJ24]" office:value-type="float" office:value="79.7275" calcext:value-type="float">
            <text:p>79.73</text:p>
          </table:table-cell>
          <table:table-cell table:formula="of:=[$'Parcel Time'.AK24]" office:value-type="float" office:value="0" calcext:value-type="float">
            <text:p>0.00</text:p>
          </table:table-cell>
          <table:table-cell table:formula="of:=[$'Parcel Time'.AL24]" office:value-type="float" office:value="20.2725" calcext:value-type="float">
            <text:p>20.27</text:p>
          </table:table-cell>
          <table:table-cell table:formula="of:=[$'Parcel Time'.AM24]" office:value-type="float" office:value="0" calcext:value-type="float">
            <text:p>0.00</text:p>
          </table:table-cell>
          <table:table-cell table:formula="of:=[$'Parcel Time'.AN24]" office:value-type="float" office:value="-0.000000000000529961" calcext:value-type="float">
            <text:p>0.00</text:p>
          </table:table-cell>
          <table:table-cell table:formula="of:=[$'Parcel Time'.AV24]" office:value-type="float" office:value="0" calcext:value-type="float">
            <text:p>0.00</text:p>
          </table:table-cell>
          <table:table-cell table:formula="of:=[$'Parcel Time'.AW24]" office:value-type="float" office:value="75.2137" calcext:value-type="float">
            <text:p>75.21</text:p>
          </table:table-cell>
          <table:table-cell table:formula="of:=[$'Parcel Time'.AX24]" office:value-type="float" office:value="0" calcext:value-type="float">
            <text:p>0.00</text:p>
          </table:table-cell>
          <table:table-cell table:formula="of:=[$'Parcel Time'.AY24]" office:value-type="float" office:value="24.7863" calcext:value-type="float">
            <text:p>24.79</text:p>
          </table:table-cell>
          <table:table-cell table:formula="of:=[$'Parcel Time'.AZ24]" office:value-type="float" office:value="0" calcext:value-type="float">
            <text:p>0.00</text:p>
          </table:table-cell>
          <table:table-cell table:formula="of:=[$'Parcel Time'.BA24]" office:value-type="float" office:value="-0.00000000000012796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Time'.I25]" office:value-type="float" office:value="0" calcext:value-type="float">
            <text:p>0.00</text:p>
          </table:table-cell>
          <table:table-cell table:formula="of:=[$'Parcel Time'.J25]" office:value-type="float" office:value="54.5291" calcext:value-type="float">
            <text:p>54.53</text:p>
          </table:table-cell>
          <table:table-cell table:formula="of:=[$'Parcel Time'.K25]" office:value-type="float" office:value="0" calcext:value-type="float">
            <text:p>0.00</text:p>
          </table:table-cell>
          <table:table-cell table:formula="of:=[$'Parcel Time'.L25]" office:value-type="float" office:value="45.4709" calcext:value-type="float">
            <text:p>45.47</text:p>
          </table:table-cell>
          <table:table-cell table:formula="of:=[$'Parcel Time'.M25]" office:value-type="float" office:value="0" calcext:value-type="float">
            <text:p>0.00</text:p>
          </table:table-cell>
          <table:table-cell table:formula="of:=[$'Parcel Time'.N25]" office:value-type="float" office:value="0.000000000000419087" calcext:value-type="float">
            <text:p>0.00</text:p>
          </table:table-cell>
          <table:table-cell table:formula="of:=[$'Parcel Time'.V25]" office:value-type="float" office:value="0" calcext:value-type="float">
            <text:p>0.00</text:p>
          </table:table-cell>
          <table:table-cell table:formula="of:=[$'Parcel Time'.W25]" office:value-type="float" office:value="82.5355" calcext:value-type="float">
            <text:p>82.54</text:p>
          </table:table-cell>
          <table:table-cell table:formula="of:=[$'Parcel Time'.X25]" office:value-type="float" office:value="0" calcext:value-type="float">
            <text:p>0.00</text:p>
          </table:table-cell>
          <table:table-cell table:formula="of:=[$'Parcel Time'.Y25]" office:value-type="float" office:value="17.4645" calcext:value-type="float">
            <text:p>17.46</text:p>
          </table:table-cell>
          <table:table-cell table:formula="of:=[$'Parcel Time'.Z25]" office:value-type="float" office:value="0" calcext:value-type="float">
            <text:p>0.00</text:p>
          </table:table-cell>
          <table:table-cell table:formula="of:=[$'Parcel Time'.AA25]" office:value-type="float" office:value="0.000000000000892455" calcext:value-type="float">
            <text:p>0.00</text:p>
          </table:table-cell>
          <table:table-cell table:formula="of:=[$'Parcel Time'.AI25]" office:value-type="float" office:value="0" calcext:value-type="float">
            <text:p>0.00</text:p>
          </table:table-cell>
          <table:table-cell table:formula="of:=[$'Parcel Time'.AJ25]" office:value-type="float" office:value="87.0512" calcext:value-type="float">
            <text:p>87.05</text:p>
          </table:table-cell>
          <table:table-cell table:formula="of:=[$'Parcel Time'.AK25]" office:value-type="float" office:value="0" calcext:value-type="float">
            <text:p>0.00</text:p>
          </table:table-cell>
          <table:table-cell table:formula="of:=[$'Parcel Time'.AL25]" office:value-type="float" office:value="12.9488" calcext:value-type="float">
            <text:p>12.95</text:p>
          </table:table-cell>
          <table:table-cell table:formula="of:=[$'Parcel Time'.AM25]" office:value-type="float" office:value="0" calcext:value-type="float">
            <text:p>0.00</text:p>
          </table:table-cell>
          <table:table-cell table:formula="of:=[$'Parcel Time'.AN25]" office:value-type="float" office:value="0.00000000000310421" calcext:value-type="float">
            <text:p>0.00</text:p>
          </table:table-cell>
          <table:table-cell table:formula="of:=[$'Parcel Time'.AV25]" office:value-type="float" office:value="0" calcext:value-type="float">
            <text:p>0.00</text:p>
          </table:table-cell>
          <table:table-cell table:formula="of:=[$'Parcel Time'.AW25]" office:value-type="float" office:value="29.7822" calcext:value-type="float">
            <text:p>29.78</text:p>
          </table:table-cell>
          <table:table-cell table:formula="of:=[$'Parcel Time'.AX25]" office:value-type="float" office:value="0" calcext:value-type="float">
            <text:p>0.00</text:p>
          </table:table-cell>
          <table:table-cell table:formula="of:=[$'Parcel Time'.AY25]" office:value-type="float" office:value="4.02756" calcext:value-type="float">
            <text:p>4.03</text:p>
          </table:table-cell>
          <table:table-cell table:formula="of:=[$'Parcel Time'.AZ25]" office:value-type="float" office:value="0" calcext:value-type="float">
            <text:p>0.00</text:p>
          </table:table-cell>
          <table:table-cell table:formula="of:=[$'Parcel Time'.BA25]" office:value-type="float" office:value="66.1902" calcext:value-type="float">
            <text:p>66.19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Time'.I26]" office:value-type="float" office:value="0" calcext:value-type="float">
            <text:p>0.00</text:p>
          </table:table-cell>
          <table:table-cell table:formula="of:=[$'Parcel Time'.J26]" office:value-type="float" office:value="29.9707" calcext:value-type="float">
            <text:p>29.97</text:p>
          </table:table-cell>
          <table:table-cell table:formula="of:=[$'Parcel Time'.K26]" office:value-type="float" office:value="0" calcext:value-type="float">
            <text:p>0.00</text:p>
          </table:table-cell>
          <table:table-cell table:formula="of:=[$'Parcel Time'.L26]" office:value-type="float" office:value="70.0293" calcext:value-type="float">
            <text:p>70.03</text:p>
          </table:table-cell>
          <table:table-cell table:formula="of:=[$'Parcel Time'.M26]" office:value-type="float" office:value="0" calcext:value-type="float">
            <text:p>0.00</text:p>
          </table:table-cell>
          <table:table-cell table:formula="of:=[$'Parcel Time'.N26]" office:value-type="float" office:value="-0.000000000000129695" calcext:value-type="float">
            <text:p>0.00</text:p>
          </table:table-cell>
          <table:table-cell table:formula="of:=[$'Parcel Time'.V26]" office:value-type="float" office:value="0" calcext:value-type="float">
            <text:p>0.00</text:p>
          </table:table-cell>
          <table:table-cell table:formula="of:=[$'Parcel Time'.W26]" office:value-type="float" office:value="59.411" calcext:value-type="float">
            <text:p>59.41</text:p>
          </table:table-cell>
          <table:table-cell table:formula="of:=[$'Parcel Time'.X26]" office:value-type="float" office:value="0" calcext:value-type="float">
            <text:p>0.00</text:p>
          </table:table-cell>
          <table:table-cell table:formula="of:=[$'Parcel Time'.Y26]" office:value-type="float" office:value="40.589" calcext:value-type="float">
            <text:p>40.59</text:p>
          </table:table-cell>
          <table:table-cell table:formula="of:=[$'Parcel Time'.Z26]" office:value-type="float" office:value="0" calcext:value-type="float">
            <text:p>0.00</text:p>
          </table:table-cell>
          <table:table-cell table:formula="of:=[$'Parcel Time'.AA26]" office:value-type="float" office:value="-0.000000000000105065" calcext:value-type="float">
            <text:p>0.00</text:p>
          </table:table-cell>
          <table:table-cell table:formula="of:=[$'Parcel Time'.AI26]" office:value-type="float" office:value="0" calcext:value-type="float">
            <text:p>0.00</text:p>
          </table:table-cell>
          <table:table-cell table:formula="of:=[$'Parcel Time'.AJ26]" office:value-type="float" office:value="64.9179" calcext:value-type="float">
            <text:p>64.92</text:p>
          </table:table-cell>
          <table:table-cell table:formula="of:=[$'Parcel Time'.AK26]" office:value-type="float" office:value="0" calcext:value-type="float">
            <text:p>0.00</text:p>
          </table:table-cell>
          <table:table-cell table:formula="of:=[$'Parcel Time'.AL26]" office:value-type="float" office:value="35.0821" calcext:value-type="float">
            <text:p>35.08</text:p>
          </table:table-cell>
          <table:table-cell table:formula="of:=[$'Parcel Time'.AM26]" office:value-type="float" office:value="0" calcext:value-type="float">
            <text:p>0.00</text:p>
          </table:table-cell>
          <table:table-cell table:formula="of:=[$'Parcel Time'.AN26]" office:value-type="float" office:value="0.0000000000102422" calcext:value-type="float">
            <text:p>0.00</text:p>
          </table:table-cell>
          <table:table-cell table:formula="of:=[$'Parcel Time'.AV26]" office:value-type="float" office:value="0" calcext:value-type="float">
            <text:p>0.00</text:p>
          </table:table-cell>
          <table:table-cell table:formula="of:=[$'Parcel Time'.AW26]" office:value-type="float" office:value="27.2472" calcext:value-type="float">
            <text:p>27.25</text:p>
          </table:table-cell>
          <table:table-cell table:formula="of:=[$'Parcel Time'.AX26]" office:value-type="float" office:value="0" calcext:value-type="float">
            <text:p>0.00</text:p>
          </table:table-cell>
          <table:table-cell table:formula="of:=[$'Parcel Time'.AY26]" office:value-type="float" office:value="6.6242" calcext:value-type="float">
            <text:p>6.62</text:p>
          </table:table-cell>
          <table:table-cell table:formula="of:=[$'Parcel Time'.AZ26]" office:value-type="float" office:value="0" calcext:value-type="float">
            <text:p>0.00</text:p>
          </table:table-cell>
          <table:table-cell table:formula="of:=[$'Parcel Time'.BA26]" office:value-type="float" office:value="66.1286" calcext:value-type="float">
            <text:p>66.13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Time'.I27]" office:value-type="float" office:value="0" calcext:value-type="float">
            <text:p>0.00</text:p>
          </table:table-cell>
          <table:table-cell table:formula="of:=[$'Parcel Time'.J27]" office:value-type="float" office:value="33.5358" calcext:value-type="float">
            <text:p>33.54</text:p>
          </table:table-cell>
          <table:table-cell table:formula="of:=[$'Parcel Time'.K27]" office:value-type="float" office:value="0" calcext:value-type="float">
            <text:p>0.00</text:p>
          </table:table-cell>
          <table:table-cell table:formula="of:=[$'Parcel Time'.L27]" office:value-type="float" office:value="66.4642" calcext:value-type="float">
            <text:p>66.46</text:p>
          </table:table-cell>
          <table:table-cell table:formula="of:=[$'Parcel Time'.M27]" office:value-type="float" office:value="0" calcext:value-type="float">
            <text:p>0.00</text:p>
          </table:table-cell>
          <table:table-cell table:formula="of:=[$'Parcel Time'.N27]" office:value-type="float" office:value="-0.0000000000000106743" calcext:value-type="float">
            <text:p>0.00</text:p>
          </table:table-cell>
          <table:table-cell table:formula="of:=[$'Parcel Time'.V27]" office:value-type="float" office:value="0" calcext:value-type="float">
            <text:p>0.00</text:p>
          </table:table-cell>
          <table:table-cell table:formula="of:=[$'Parcel Time'.W27]" office:value-type="float" office:value="51.7504" calcext:value-type="float">
            <text:p>51.75</text:p>
          </table:table-cell>
          <table:table-cell table:formula="of:=[$'Parcel Time'.X27]" office:value-type="float" office:value="0" calcext:value-type="float">
            <text:p>0.00</text:p>
          </table:table-cell>
          <table:table-cell table:formula="of:=[$'Parcel Time'.Y27]" office:value-type="float" office:value="48.2496" calcext:value-type="float">
            <text:p>48.25</text:p>
          </table:table-cell>
          <table:table-cell table:formula="of:=[$'Parcel Time'.Z27]" office:value-type="float" office:value="0" calcext:value-type="float">
            <text:p>0.00</text:p>
          </table:table-cell>
          <table:table-cell table:formula="of:=[$'Parcel Time'.AA27]" office:value-type="float" office:value="-0.00000000000110728" calcext:value-type="float">
            <text:p>0.00</text:p>
          </table:table-cell>
          <table:table-cell table:formula="of:=[$'Parcel Time'.AI27]" office:value-type="float" office:value="0" calcext:value-type="float">
            <text:p>0.00</text:p>
          </table:table-cell>
          <table:table-cell table:formula="of:=[$'Parcel Time'.AJ27]" office:value-type="float" office:value="69.1301" calcext:value-type="float">
            <text:p>69.13</text:p>
          </table:table-cell>
          <table:table-cell table:formula="of:=[$'Parcel Time'.AK27]" office:value-type="float" office:value="0" calcext:value-type="float">
            <text:p>0.00</text:p>
          </table:table-cell>
          <table:table-cell table:formula="of:=[$'Parcel Time'.AL27]" office:value-type="float" office:value="30.8699" calcext:value-type="float">
            <text:p>30.87</text:p>
          </table:table-cell>
          <table:table-cell table:formula="of:=[$'Parcel Time'.AM27]" office:value-type="float" office:value="0" calcext:value-type="float">
            <text:p>0.00</text:p>
          </table:table-cell>
          <table:table-cell table:formula="of:=[$'Parcel Time'.AN27]" office:value-type="float" office:value="-0.0000000000005378" calcext:value-type="float">
            <text:p>0.00</text:p>
          </table:table-cell>
          <table:table-cell table:formula="of:=[$'Parcel Time'.AV27]" office:value-type="float" office:value="0" calcext:value-type="float">
            <text:p>0.00</text:p>
          </table:table-cell>
          <table:table-cell table:formula="of:=[$'Parcel Time'.AW27]" office:value-type="float" office:value="76.0483" calcext:value-type="float">
            <text:p>76.05</text:p>
          </table:table-cell>
          <table:table-cell table:formula="of:=[$'Parcel Time'.AX27]" office:value-type="float" office:value="0" calcext:value-type="float">
            <text:p>0.00</text:p>
          </table:table-cell>
          <table:table-cell table:formula="of:=[$'Parcel Time'.AY27]" office:value-type="float" office:value="23.9517" calcext:value-type="float">
            <text:p>23.95</text:p>
          </table:table-cell>
          <table:table-cell table:formula="of:=[$'Parcel Time'.AZ27]" office:value-type="float" office:value="0" calcext:value-type="float">
            <text:p>0.00</text:p>
          </table:table-cell>
          <table:table-cell table:formula="of:=[$'Parcel Time'.BA27]" office:value-type="float" office:value="-0.00000000000040285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Time'.I28]" office:value-type="float" office:value="0" calcext:value-type="float">
            <text:p>0.00</text:p>
          </table:table-cell>
          <table:table-cell table:formula="of:=[$'Parcel Time'.J28]" office:value-type="float" office:value="50.8096" calcext:value-type="float">
            <text:p>50.81</text:p>
          </table:table-cell>
          <table:table-cell table:formula="of:=[$'Parcel Time'.K28]" office:value-type="float" office:value="0" calcext:value-type="float">
            <text:p>0.00</text:p>
          </table:table-cell>
          <table:table-cell table:formula="of:=[$'Parcel Time'.L28]" office:value-type="float" office:value="49.1904" calcext:value-type="float">
            <text:p>49.19</text:p>
          </table:table-cell>
          <table:table-cell table:formula="of:=[$'Parcel Time'.M28]" office:value-type="float" office:value="0" calcext:value-type="float">
            <text:p>0.00</text:p>
          </table:table-cell>
          <table:table-cell table:formula="of:=[$'Parcel Time'.N28]" office:value-type="float" office:value="-0.00000000000048661" calcext:value-type="float">
            <text:p>0.00</text:p>
          </table:table-cell>
          <table:table-cell table:formula="of:=[$'Parcel Time'.V28]" office:value-type="float" office:value="0" calcext:value-type="float">
            <text:p>0.00</text:p>
          </table:table-cell>
          <table:table-cell table:formula="of:=[$'Parcel Time'.W28]" office:value-type="float" office:value="50.8096" calcext:value-type="float">
            <text:p>50.81</text:p>
          </table:table-cell>
          <table:table-cell table:formula="of:=[$'Parcel Time'.X28]" office:value-type="float" office:value="0" calcext:value-type="float">
            <text:p>0.00</text:p>
          </table:table-cell>
          <table:table-cell table:formula="of:=[$'Parcel Time'.Y28]" office:value-type="float" office:value="49.1904" calcext:value-type="float">
            <text:p>49.19</text:p>
          </table:table-cell>
          <table:table-cell table:formula="of:=[$'Parcel Time'.Z28]" office:value-type="float" office:value="0" calcext:value-type="float">
            <text:p>0.00</text:p>
          </table:table-cell>
          <table:table-cell table:formula="of:=[$'Parcel Time'.AA28]" office:value-type="float" office:value="0.000000000000356538" calcext:value-type="float">
            <text:p>0.00</text:p>
          </table:table-cell>
          <table:table-cell table:formula="of:=[$'Parcel Time'.AI28]" office:value-type="float" office:value="0" calcext:value-type="float">
            <text:p>0.00</text:p>
          </table:table-cell>
          <table:table-cell table:formula="of:=[$'Parcel Time'.AJ28]" office:value-type="float" office:value="52.3781" calcext:value-type="float">
            <text:p>52.38</text:p>
          </table:table-cell>
          <table:table-cell table:formula="of:=[$'Parcel Time'.AK28]" office:value-type="float" office:value="0" calcext:value-type="float">
            <text:p>0.00</text:p>
          </table:table-cell>
          <table:table-cell table:formula="of:=[$'Parcel Time'.AL28]" office:value-type="float" office:value="47.6219" calcext:value-type="float">
            <text:p>47.62</text:p>
          </table:table-cell>
          <table:table-cell table:formula="of:=[$'Parcel Time'.AM28]" office:value-type="float" office:value="0" calcext:value-type="float">
            <text:p>0.00</text:p>
          </table:table-cell>
          <table:table-cell table:formula="of:=[$'Parcel Time'.AN28]" office:value-type="float" office:value="0.000000000000364075" calcext:value-type="float">
            <text:p>0.00</text:p>
          </table:table-cell>
          <table:table-cell table:formula="of:=[$'Parcel Time'.AV28]" office:value-type="float" office:value="0" calcext:value-type="float">
            <text:p>0.00</text:p>
          </table:table-cell>
          <table:table-cell table:formula="of:=[$'Parcel Time'.AW28]" office:value-type="float" office:value="65.6129" calcext:value-type="float">
            <text:p>65.61</text:p>
          </table:table-cell>
          <table:table-cell table:formula="of:=[$'Parcel Time'.AX28]" office:value-type="float" office:value="0" calcext:value-type="float">
            <text:p>0.00</text:p>
          </table:table-cell>
          <table:table-cell table:formula="of:=[$'Parcel Time'.AY28]" office:value-type="float" office:value="34.3871" calcext:value-type="float">
            <text:p>34.39</text:p>
          </table:table-cell>
          <table:table-cell table:formula="of:=[$'Parcel Time'.AZ28]" office:value-type="float" office:value="0" calcext:value-type="float">
            <text:p>0.00</text:p>
          </table:table-cell>
          <table:table-cell table:formula="of:=[$'Parcel Time'.BA28]" office:value-type="float" office:value="0.00000000000074730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Time'.I29]" office:value-type="float" office:value="0" calcext:value-type="float">
            <text:p>0.00</text:p>
          </table:table-cell>
          <table:table-cell table:formula="of:=[$'Parcel Time'.J29]" office:value-type="float" office:value="51.1192" calcext:value-type="float">
            <text:p>51.12</text:p>
          </table:table-cell>
          <table:table-cell table:formula="of:=[$'Parcel Time'.K29]" office:value-type="float" office:value="0" calcext:value-type="float">
            <text:p>0.00</text:p>
          </table:table-cell>
          <table:table-cell table:formula="of:=[$'Parcel Time'.L29]" office:value-type="float" office:value="48.8808" calcext:value-type="float">
            <text:p>48.88</text:p>
          </table:table-cell>
          <table:table-cell table:formula="of:=[$'Parcel Time'.M29]" office:value-type="float" office:value="0" calcext:value-type="float">
            <text:p>0.00</text:p>
          </table:table-cell>
          <table:table-cell table:formula="of:=[$'Parcel Time'.N29]" office:value-type="float" office:value="-0.000000000000418595" calcext:value-type="float">
            <text:p>0.00</text:p>
          </table:table-cell>
          <table:table-cell table:formula="of:=[$'Parcel Time'.V29]" office:value-type="float" office:value="0" calcext:value-type="float">
            <text:p>0.00</text:p>
          </table:table-cell>
          <table:table-cell table:formula="of:=[$'Parcel Time'.W29]" office:value-type="float" office:value="54.6738" calcext:value-type="float">
            <text:p>54.67</text:p>
          </table:table-cell>
          <table:table-cell table:formula="of:=[$'Parcel Time'.X29]" office:value-type="float" office:value="0" calcext:value-type="float">
            <text:p>0.00</text:p>
          </table:table-cell>
          <table:table-cell table:formula="of:=[$'Parcel Time'.Y29]" office:value-type="float" office:value="45.3262" calcext:value-type="float">
            <text:p>45.33</text:p>
          </table:table-cell>
          <table:table-cell table:formula="of:=[$'Parcel Time'.Z29]" office:value-type="float" office:value="0" calcext:value-type="float">
            <text:p>0.00</text:p>
          </table:table-cell>
          <table:table-cell table:formula="of:=[$'Parcel Time'.AA29]" office:value-type="float" office:value="-0.000000000000147118" calcext:value-type="float">
            <text:p>0.00</text:p>
          </table:table-cell>
          <table:table-cell table:formula="of:=[$'Parcel Time'.AI29]" office:value-type="float" office:value="0" calcext:value-type="float">
            <text:p>0.00</text:p>
          </table:table-cell>
          <table:table-cell table:formula="of:=[$'Parcel Time'.AJ29]" office:value-type="float" office:value="54.6738" calcext:value-type="float">
            <text:p>54.67</text:p>
          </table:table-cell>
          <table:table-cell table:formula="of:=[$'Parcel Time'.AK29]" office:value-type="float" office:value="0" calcext:value-type="float">
            <text:p>0.00</text:p>
          </table:table-cell>
          <table:table-cell table:formula="of:=[$'Parcel Time'.AL29]" office:value-type="float" office:value="45.3262" calcext:value-type="float">
            <text:p>45.33</text:p>
          </table:table-cell>
          <table:table-cell table:formula="of:=[$'Parcel Time'.AM29]" office:value-type="float" office:value="0" calcext:value-type="float">
            <text:p>0.00</text:p>
          </table:table-cell>
          <table:table-cell table:formula="of:=[$'Parcel Time'.AN29]" office:value-type="float" office:value="0.000000000000318921" calcext:value-type="float">
            <text:p>0.00</text:p>
          </table:table-cell>
          <table:table-cell table:formula="of:=[$'Parcel Time'.AV29]" office:value-type="float" office:value="0" calcext:value-type="float">
            <text:p>0.00</text:p>
          </table:table-cell>
          <table:table-cell table:formula="of:=[$'Parcel Time'.AW29]" office:value-type="float" office:value="72.3596" calcext:value-type="float">
            <text:p>72.36</text:p>
          </table:table-cell>
          <table:table-cell table:formula="of:=[$'Parcel Time'.AX29]" office:value-type="float" office:value="0" calcext:value-type="float">
            <text:p>0.00</text:p>
          </table:table-cell>
          <table:table-cell table:formula="of:=[$'Parcel Time'.AY29]" office:value-type="float" office:value="27.6404" calcext:value-type="float">
            <text:p>27.64</text:p>
          </table:table-cell>
          <table:table-cell table:formula="of:=[$'Parcel Time'.AZ29]" office:value-type="float" office:value="0" calcext:value-type="float">
            <text:p>0.00</text:p>
          </table:table-cell>
          <table:table-cell table:formula="of:=[$'Parcel Time'.BA29]" office:value-type="float" office:value="-0.00000000000025089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Time'.I30]" office:value-type="float" office:value="0" calcext:value-type="float">
            <text:p>0.00</text:p>
          </table:table-cell>
          <table:table-cell table:formula="of:=[$'Parcel Time'.J30]" office:value-type="float" office:value="46.152" calcext:value-type="float">
            <text:p>46.15</text:p>
          </table:table-cell>
          <table:table-cell table:formula="of:=[$'Parcel Time'.K30]" office:value-type="float" office:value="0" calcext:value-type="float">
            <text:p>0.00</text:p>
          </table:table-cell>
          <table:table-cell table:formula="of:=[$'Parcel Time'.L30]" office:value-type="float" office:value="53.848" calcext:value-type="float">
            <text:p>53.85</text:p>
          </table:table-cell>
          <table:table-cell table:formula="of:=[$'Parcel Time'.M30]" office:value-type="float" office:value="0" calcext:value-type="float">
            <text:p>0.00</text:p>
          </table:table-cell>
          <table:table-cell table:formula="of:=[$'Parcel Time'.N30]" office:value-type="float" office:value="0.000000000000444565" calcext:value-type="float">
            <text:p>0.00</text:p>
          </table:table-cell>
          <table:table-cell table:formula="of:=[$'Parcel Time'.V30]" office:value-type="float" office:value="0" calcext:value-type="float">
            <text:p>0.00</text:p>
          </table:table-cell>
          <table:table-cell table:formula="of:=[$'Parcel Time'.W30]" office:value-type="float" office:value="75.4362" calcext:value-type="float">
            <text:p>75.44</text:p>
          </table:table-cell>
          <table:table-cell table:formula="of:=[$'Parcel Time'.X30]" office:value-type="float" office:value="0" calcext:value-type="float">
            <text:p>0.00</text:p>
          </table:table-cell>
          <table:table-cell table:formula="of:=[$'Parcel Time'.Y30]" office:value-type="float" office:value="24.5638" calcext:value-type="float">
            <text:p>24.56</text:p>
          </table:table-cell>
          <table:table-cell table:formula="of:=[$'Parcel Time'.Z30]" office:value-type="float" office:value="0" calcext:value-type="float">
            <text:p>0.00</text:p>
          </table:table-cell>
          <table:table-cell table:formula="of:=[$'Parcel Time'.AA30]" office:value-type="float" office:value="-0.000000000000113274" calcext:value-type="float">
            <text:p>0.00</text:p>
          </table:table-cell>
          <table:table-cell table:formula="of:=[$'Parcel Time'.AI30]" office:value-type="float" office:value="0" calcext:value-type="float">
            <text:p>0.00</text:p>
          </table:table-cell>
          <table:table-cell table:formula="of:=[$'Parcel Time'.AJ30]" office:value-type="float" office:value="73.5239" calcext:value-type="float">
            <text:p>73.52</text:p>
          </table:table-cell>
          <table:table-cell table:formula="of:=[$'Parcel Time'.AK30]" office:value-type="float" office:value="0" calcext:value-type="float">
            <text:p>0.00</text:p>
          </table:table-cell>
          <table:table-cell table:formula="of:=[$'Parcel Time'.AL30]" office:value-type="float" office:value="26.4761" calcext:value-type="float">
            <text:p>26.48</text:p>
          </table:table-cell>
          <table:table-cell table:formula="of:=[$'Parcel Time'.AM30]" office:value-type="float" office:value="0" calcext:value-type="float">
            <text:p>0.00</text:p>
          </table:table-cell>
          <table:table-cell table:formula="of:=[$'Parcel Time'.AN30]" office:value-type="float" office:value="-0.0000000000000833192" calcext:value-type="float">
            <text:p>0.00</text:p>
          </table:table-cell>
          <table:table-cell table:formula="of:=[$'Parcel Time'.AV30]" office:value-type="float" office:value="0" calcext:value-type="float">
            <text:p>0.00</text:p>
          </table:table-cell>
          <table:table-cell table:formula="of:=[$'Parcel Time'.AW30]" office:value-type="float" office:value="79.2779" calcext:value-type="float">
            <text:p>79.28</text:p>
          </table:table-cell>
          <table:table-cell table:formula="of:=[$'Parcel Time'.AX30]" office:value-type="float" office:value="0" calcext:value-type="float">
            <text:p>0.00</text:p>
          </table:table-cell>
          <table:table-cell table:formula="of:=[$'Parcel Time'.AY30]" office:value-type="float" office:value="20.7221" calcext:value-type="float">
            <text:p>20.72</text:p>
          </table:table-cell>
          <table:table-cell table:formula="of:=[$'Parcel Time'.AZ30]" office:value-type="float" office:value="0" calcext:value-type="float">
            <text:p>0.00</text:p>
          </table:table-cell>
          <table:table-cell table:formula="of:=[$'Parcel Time'.BA30]" office:value-type="float" office:value="0.00000000000004835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Time'.I31]" office:value-type="float" office:value="0" calcext:value-type="float">
            <text:p>0.00</text:p>
          </table:table-cell>
          <table:table-cell table:formula="of:=[$'Parcel Time'.J31]" office:value-type="float" office:value="54.0464" calcext:value-type="float">
            <text:p>54.05</text:p>
          </table:table-cell>
          <table:table-cell table:formula="of:=[$'Parcel Time'.K31]" office:value-type="float" office:value="0" calcext:value-type="float">
            <text:p>0.00</text:p>
          </table:table-cell>
          <table:table-cell table:formula="of:=[$'Parcel Time'.L31]" office:value-type="float" office:value="45.9536" calcext:value-type="float">
            <text:p>45.95</text:p>
          </table:table-cell>
          <table:table-cell table:formula="of:=[$'Parcel Time'.M31]" office:value-type="float" office:value="0" calcext:value-type="float">
            <text:p>0.00</text:p>
          </table:table-cell>
          <table:table-cell table:formula="of:=[$'Parcel Time'.N31]" office:value-type="float" office:value="-0.0000000000000327269" calcext:value-type="float">
            <text:p>0.00</text:p>
          </table:table-cell>
          <table:table-cell table:formula="of:=[$'Parcel Time'.V31]" office:value-type="float" office:value="0" calcext:value-type="float">
            <text:p>0.00</text:p>
          </table:table-cell>
          <table:table-cell table:formula="of:=[$'Parcel Time'.W31]" office:value-type="float" office:value="80.6947" calcext:value-type="float">
            <text:p>80.69</text:p>
          </table:table-cell>
          <table:table-cell table:formula="of:=[$'Parcel Time'.X31]" office:value-type="float" office:value="0" calcext:value-type="float">
            <text:p>0.00</text:p>
          </table:table-cell>
          <table:table-cell table:formula="of:=[$'Parcel Time'.Y31]" office:value-type="float" office:value="19.3053" calcext:value-type="float">
            <text:p>19.31</text:p>
          </table:table-cell>
          <table:table-cell table:formula="of:=[$'Parcel Time'.Z31]" office:value-type="float" office:value="0" calcext:value-type="float">
            <text:p>0.00</text:p>
          </table:table-cell>
          <table:table-cell table:formula="of:=[$'Parcel Time'.AA31]" office:value-type="float" office:value="0.0000000000000916803" calcext:value-type="float">
            <text:p>0.00</text:p>
          </table:table-cell>
          <table:table-cell table:formula="of:=[$'Parcel Time'.AI31]" office:value-type="float" office:value="0" calcext:value-type="float">
            <text:p>0.00</text:p>
          </table:table-cell>
          <table:table-cell table:formula="of:=[$'Parcel Time'.AJ31]" office:value-type="float" office:value="86.8513" calcext:value-type="float">
            <text:p>86.85</text:p>
          </table:table-cell>
          <table:table-cell table:formula="of:=[$'Parcel Time'.AK31]" office:value-type="float" office:value="0" calcext:value-type="float">
            <text:p>0.00</text:p>
          </table:table-cell>
          <table:table-cell table:formula="of:=[$'Parcel Time'.AL31]" office:value-type="float" office:value="13.1487" calcext:value-type="float">
            <text:p>13.15</text:p>
          </table:table-cell>
          <table:table-cell table:formula="of:=[$'Parcel Time'.AM31]" office:value-type="float" office:value="0" calcext:value-type="float">
            <text:p>0.00</text:p>
          </table:table-cell>
          <table:table-cell table:formula="of:=[$'Parcel Time'.AN31]" office:value-type="float" office:value="0.0000000000000922054" calcext:value-type="float">
            <text:p>0.00</text:p>
          </table:table-cell>
          <table:table-cell table:formula="of:=[$'Parcel Time'.AV31]" office:value-type="float" office:value="0" calcext:value-type="float">
            <text:p>0.00</text:p>
          </table:table-cell>
          <table:table-cell table:formula="of:=[$'Parcel Time'.AW31]" office:value-type="float" office:value="88.235" calcext:value-type="float">
            <text:p>88.24</text:p>
          </table:table-cell>
          <table:table-cell table:formula="of:=[$'Parcel Time'.AX31]" office:value-type="float" office:value="0" calcext:value-type="float">
            <text:p>0.00</text:p>
          </table:table-cell>
          <table:table-cell table:formula="of:=[$'Parcel Time'.AY31]" office:value-type="float" office:value="11.765" calcext:value-type="float">
            <text:p>11.77</text:p>
          </table:table-cell>
          <table:table-cell table:formula="of:=[$'Parcel Time'.AZ31]" office:value-type="float" office:value="0" calcext:value-type="float">
            <text:p>0.00</text:p>
          </table:table-cell>
          <table:table-cell table:formula="of:=[$'Parcel Time'.BA31]" office:value-type="float" office:value="0.000000000000281349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Time'.I32]" office:value-type="float" office:value="0" calcext:value-type="float">
            <text:p>0.00</text:p>
          </table:table-cell>
          <table:table-cell table:formula="of:=[$'Parcel Time'.J32]" office:value-type="float" office:value="37.6202" calcext:value-type="float">
            <text:p>37.62</text:p>
          </table:table-cell>
          <table:table-cell table:formula="of:=[$'Parcel Time'.K32]" office:value-type="float" office:value="0" calcext:value-type="float">
            <text:p>0.00</text:p>
          </table:table-cell>
          <table:table-cell table:formula="of:=[$'Parcel Time'.L32]" office:value-type="float" office:value="62.3798" calcext:value-type="float">
            <text:p>62.38</text:p>
          </table:table-cell>
          <table:table-cell table:formula="of:=[$'Parcel Time'.M32]" office:value-type="float" office:value="0" calcext:value-type="float">
            <text:p>0.00</text:p>
          </table:table-cell>
          <table:table-cell table:formula="of:=[$'Parcel Time'.N32]" office:value-type="float" office:value="-0.0000000000003039" calcext:value-type="float">
            <text:p>0.00</text:p>
          </table:table-cell>
          <table:table-cell table:formula="of:=[$'Parcel Time'.V32]" office:value-type="float" office:value="0" calcext:value-type="float">
            <text:p>0.00</text:p>
          </table:table-cell>
          <table:table-cell table:formula="of:=[$'Parcel Time'.W32]" office:value-type="float" office:value="58.2546" calcext:value-type="float">
            <text:p>58.25</text:p>
          </table:table-cell>
          <table:table-cell table:formula="of:=[$'Parcel Time'.X32]" office:value-type="float" office:value="0" calcext:value-type="float">
            <text:p>0.00</text:p>
          </table:table-cell>
          <table:table-cell table:formula="of:=[$'Parcel Time'.Y32]" office:value-type="float" office:value="41.7454" calcext:value-type="float">
            <text:p>41.75</text:p>
          </table:table-cell>
          <table:table-cell table:formula="of:=[$'Parcel Time'.Z32]" office:value-type="float" office:value="0" calcext:value-type="float">
            <text:p>0.00</text:p>
          </table:table-cell>
          <table:table-cell table:formula="of:=[$'Parcel Time'.AA32]" office:value-type="float" office:value="0.000000000000150171" calcext:value-type="float">
            <text:p>0.00</text:p>
          </table:table-cell>
          <table:table-cell table:formula="of:=[$'Parcel Time'.AI32]" office:value-type="float" office:value="0" calcext:value-type="float">
            <text:p>0.00</text:p>
          </table:table-cell>
          <table:table-cell table:formula="of:=[$'Parcel Time'.AJ32]" office:value-type="float" office:value="70.5293" calcext:value-type="float">
            <text:p>70.53</text:p>
          </table:table-cell>
          <table:table-cell table:formula="of:=[$'Parcel Time'.AK32]" office:value-type="float" office:value="0" calcext:value-type="float">
            <text:p>0.00</text:p>
          </table:table-cell>
          <table:table-cell table:formula="of:=[$'Parcel Time'.AL32]" office:value-type="float" office:value="29.4707" calcext:value-type="float">
            <text:p>29.47</text:p>
          </table:table-cell>
          <table:table-cell table:formula="of:=[$'Parcel Time'.AM32]" office:value-type="float" office:value="0" calcext:value-type="float">
            <text:p>0.00</text:p>
          </table:table-cell>
          <table:table-cell table:formula="of:=[$'Parcel Time'.AN32]" office:value-type="float" office:value="0.0000000000000922004" calcext:value-type="float">
            <text:p>0.00</text:p>
          </table:table-cell>
          <table:table-cell table:formula="of:=[$'Parcel Time'.AV32]" office:value-type="float" office:value="0" calcext:value-type="float">
            <text:p>0.00</text:p>
          </table:table-cell>
          <table:table-cell table:formula="of:=[$'Parcel Time'.AW32]" office:value-type="float" office:value="90.413" calcext:value-type="float">
            <text:p>90.41</text:p>
          </table:table-cell>
          <table:table-cell table:formula="of:=[$'Parcel Time'.AX32]" office:value-type="float" office:value="0" calcext:value-type="float">
            <text:p>0.00</text:p>
          </table:table-cell>
          <table:table-cell table:formula="of:=[$'Parcel Time'.AY32]" office:value-type="float" office:value="9.58698" calcext:value-type="float">
            <text:p>9.59</text:p>
          </table:table-cell>
          <table:table-cell table:formula="of:=[$'Parcel Time'.AZ32]" office:value-type="float" office:value="0" calcext:value-type="float">
            <text:p>0.00</text:p>
          </table:table-cell>
          <table:table-cell table:formula="of:=[$'Parcel Time'.BA32]" office:value-type="float" office:value="-0.000000000000042947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Time'.I33]" office:value-type="float" office:value="0" calcext:value-type="float">
            <text:p>0.00</text:p>
          </table:table-cell>
          <table:table-cell table:formula="of:=[$'Parcel Time'.J33]" office:value-type="float" office:value="35.0396" calcext:value-type="float">
            <text:p>35.04</text:p>
          </table:table-cell>
          <table:table-cell table:formula="of:=[$'Parcel Time'.K33]" office:value-type="float" office:value="0" calcext:value-type="float">
            <text:p>0.00</text:p>
          </table:table-cell>
          <table:table-cell table:formula="of:=[$'Parcel Time'.L33]" office:value-type="float" office:value="64.9604" calcext:value-type="float">
            <text:p>64.96</text:p>
          </table:table-cell>
          <table:table-cell table:formula="of:=[$'Parcel Time'.M33]" office:value-type="float" office:value="0" calcext:value-type="float">
            <text:p>0.00</text:p>
          </table:table-cell>
          <table:table-cell table:formula="of:=[$'Parcel Time'.N33]" office:value-type="float" office:value="-0.000000000000639502" calcext:value-type="float">
            <text:p>0.00</text:p>
          </table:table-cell>
          <table:table-cell table:formula="of:=[$'Parcel Time'.V33]" office:value-type="float" office:value="0" calcext:value-type="float">
            <text:p>0.00</text:p>
          </table:table-cell>
          <table:table-cell table:formula="of:=[$'Parcel Time'.W33]" office:value-type="float" office:value="69.6247" calcext:value-type="float">
            <text:p>69.62</text:p>
          </table:table-cell>
          <table:table-cell table:formula="of:=[$'Parcel Time'.X33]" office:value-type="float" office:value="0" calcext:value-type="float">
            <text:p>0.00</text:p>
          </table:table-cell>
          <table:table-cell table:formula="of:=[$'Parcel Time'.Y33]" office:value-type="float" office:value="30.3753" calcext:value-type="float">
            <text:p>30.38</text:p>
          </table:table-cell>
          <table:table-cell table:formula="of:=[$'Parcel Time'.Z33]" office:value-type="float" office:value="0" calcext:value-type="float">
            <text:p>0.00</text:p>
          </table:table-cell>
          <table:table-cell table:formula="of:=[$'Parcel Time'.AA33]" office:value-type="float" office:value="0.000000000000836846" calcext:value-type="float">
            <text:p>0.00</text:p>
          </table:table-cell>
          <table:table-cell table:formula="of:=[$'Parcel Time'.AI33]" office:value-type="float" office:value="0" calcext:value-type="float">
            <text:p>0.00</text:p>
          </table:table-cell>
          <table:table-cell table:formula="of:=[$'Parcel Time'.AJ33]" office:value-type="float" office:value="59.6251" calcext:value-type="float">
            <text:p>59.63</text:p>
          </table:table-cell>
          <table:table-cell table:formula="of:=[$'Parcel Time'.AK33]" office:value-type="float" office:value="0" calcext:value-type="float">
            <text:p>0.00</text:p>
          </table:table-cell>
          <table:table-cell table:formula="of:=[$'Parcel Time'.AL33]" office:value-type="float" office:value="40.3749" calcext:value-type="float">
            <text:p>40.37</text:p>
          </table:table-cell>
          <table:table-cell table:formula="of:=[$'Parcel Time'.AM33]" office:value-type="float" office:value="0" calcext:value-type="float">
            <text:p>0.00</text:p>
          </table:table-cell>
          <table:table-cell table:formula="of:=[$'Parcel Time'.AN33]" office:value-type="float" office:value="0.000000000000257236" calcext:value-type="float">
            <text:p>0.00</text:p>
          </table:table-cell>
          <table:table-cell table:formula="of:=[$'Parcel Time'.AV33]" office:value-type="float" office:value="0" calcext:value-type="float">
            <text:p>0.00</text:p>
          </table:table-cell>
          <table:table-cell table:formula="of:=[$'Parcel Time'.AW33]" office:value-type="float" office:value="22.0291" calcext:value-type="float">
            <text:p>22.03</text:p>
          </table:table-cell>
          <table:table-cell table:formula="of:=[$'Parcel Time'.AX33]" office:value-type="float" office:value="0" calcext:value-type="float">
            <text:p>0.00</text:p>
          </table:table-cell>
          <table:table-cell table:formula="of:=[$'Parcel Time'.AY33]" office:value-type="float" office:value="11.7056" calcext:value-type="float">
            <text:p>11.71</text:p>
          </table:table-cell>
          <table:table-cell table:formula="of:=[$'Parcel Time'.AZ33]" office:value-type="float" office:value="0" calcext:value-type="float">
            <text:p>0.00</text:p>
          </table:table-cell>
          <table:table-cell table:formula="of:=[$'Parcel Time'.BA33]" office:value-type="float" office:value="66.2653" calcext:value-type="float">
            <text:p>66.2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Time'.I34]" office:value-type="float" office:value="0" calcext:value-type="float">
            <text:p>0.00</text:p>
          </table:table-cell>
          <table:table-cell table:formula="of:=[$'Parcel Time'.J34]" office:value-type="float" office:value="48.7564" calcext:value-type="float">
            <text:p>48.76</text:p>
          </table:table-cell>
          <table:table-cell table:formula="of:=[$'Parcel Time'.K34]" office:value-type="float" office:value="0" calcext:value-type="float">
            <text:p>0.00</text:p>
          </table:table-cell>
          <table:table-cell table:formula="of:=[$'Parcel Time'.L34]" office:value-type="float" office:value="51.2436" calcext:value-type="float">
            <text:p>51.24</text:p>
          </table:table-cell>
          <table:table-cell table:formula="of:=[$'Parcel Time'.M34]" office:value-type="float" office:value="0" calcext:value-type="float">
            <text:p>0.00</text:p>
          </table:table-cell>
          <table:table-cell table:formula="of:=[$'Parcel Time'.N34]" office:value-type="float" office:value="0.0000000000000407693" calcext:value-type="float">
            <text:p>0.00</text:p>
          </table:table-cell>
          <table:table-cell table:formula="of:=[$'Parcel Time'.V34]" office:value-type="float" office:value="0" calcext:value-type="float">
            <text:p>0.00</text:p>
          </table:table-cell>
          <table:table-cell table:formula="of:=[$'Parcel Time'.W34]" office:value-type="float" office:value="48.7564" calcext:value-type="float">
            <text:p>48.76</text:p>
          </table:table-cell>
          <table:table-cell table:formula="of:=[$'Parcel Time'.X34]" office:value-type="float" office:value="0" calcext:value-type="float">
            <text:p>0.00</text:p>
          </table:table-cell>
          <table:table-cell table:formula="of:=[$'Parcel Time'.Y34]" office:value-type="float" office:value="51.2436" calcext:value-type="float">
            <text:p>51.24</text:p>
          </table:table-cell>
          <table:table-cell table:formula="of:=[$'Parcel Time'.Z34]" office:value-type="float" office:value="0" calcext:value-type="float">
            <text:p>0.00</text:p>
          </table:table-cell>
          <table:table-cell table:formula="of:=[$'Parcel Time'.AA34]" office:value-type="float" office:value="0.0000000000000970028" calcext:value-type="float">
            <text:p>0.00</text:p>
          </table:table-cell>
          <table:table-cell table:formula="of:=[$'Parcel Time'.AI34]" office:value-type="float" office:value="0" calcext:value-type="float">
            <text:p>0.00</text:p>
          </table:table-cell>
          <table:table-cell table:formula="of:=[$'Parcel Time'.AJ34]" office:value-type="float" office:value="26.4423" calcext:value-type="float">
            <text:p>26.44</text:p>
          </table:table-cell>
          <table:table-cell table:formula="of:=[$'Parcel Time'.AK34]" office:value-type="float" office:value="0" calcext:value-type="float">
            <text:p>0.00</text:p>
          </table:table-cell>
          <table:table-cell table:formula="of:=[$'Parcel Time'.AL34]" office:value-type="float" office:value="2.84544" calcext:value-type="float">
            <text:p>2.85</text:p>
          </table:table-cell>
          <table:table-cell table:formula="of:=[$'Parcel Time'.AM34]" office:value-type="float" office:value="0" calcext:value-type="float">
            <text:p>0.00</text:p>
          </table:table-cell>
          <table:table-cell table:formula="of:=[$'Parcel Time'.AN34]" office:value-type="float" office:value="70.7123" calcext:value-type="float">
            <text:p>70.71</text:p>
          </table:table-cell>
          <table:table-cell table:formula="of:=[$'Parcel Time'.AV34]" office:value-type="float" office:value="0" calcext:value-type="float">
            <text:p>0.00</text:p>
          </table:table-cell>
          <table:table-cell table:formula="of:=[$'Parcel Time'.AW34]" office:value-type="float" office:value="28.9358" calcext:value-type="float">
            <text:p>28.94</text:p>
          </table:table-cell>
          <table:table-cell table:formula="of:=[$'Parcel Time'.AX34]" office:value-type="float" office:value="0" calcext:value-type="float">
            <text:p>0.00</text:p>
          </table:table-cell>
          <table:table-cell table:formula="of:=[$'Parcel Time'.AY34]" office:value-type="float" office:value="5.61793" calcext:value-type="float">
            <text:p>5.62</text:p>
          </table:table-cell>
          <table:table-cell table:formula="of:=[$'Parcel Time'.AZ34]" office:value-type="float" office:value="0" calcext:value-type="float">
            <text:p>0.00</text:p>
          </table:table-cell>
          <table:table-cell table:formula="of:=[$'Parcel Time'.BA34]" office:value-type="float" office:value="65.4462" calcext:value-type="float">
            <text:p>65.4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Time'.I35]" office:value-type="float" office:value="0" calcext:value-type="float">
            <text:p>0.00</text:p>
          </table:table-cell>
          <table:table-cell table:formula="of:=[$'Parcel Time'.J35]" office:value-type="float" office:value="48.6291" calcext:value-type="float">
            <text:p>48.63</text:p>
          </table:table-cell>
          <table:table-cell table:formula="of:=[$'Parcel Time'.K35]" office:value-type="float" office:value="0" calcext:value-type="float">
            <text:p>0.00</text:p>
          </table:table-cell>
          <table:table-cell table:formula="of:=[$'Parcel Time'.L35]" office:value-type="float" office:value="51.3709" calcext:value-type="float">
            <text:p>51.37</text:p>
          </table:table-cell>
          <table:table-cell table:formula="of:=[$'Parcel Time'.M35]" office:value-type="float" office:value="0" calcext:value-type="float">
            <text:p>0.00</text:p>
          </table:table-cell>
          <table:table-cell table:formula="of:=[$'Parcel Time'.N35]" office:value-type="float" office:value="0.000000000000228266" calcext:value-type="float">
            <text:p>0.00</text:p>
          </table:table-cell>
          <table:table-cell table:formula="of:=[$'Parcel Time'.V35]" office:value-type="float" office:value="0" calcext:value-type="float">
            <text:p>0.00</text:p>
          </table:table-cell>
          <table:table-cell table:formula="of:=[$'Parcel Time'.W35]" office:value-type="float" office:value="80.0768" calcext:value-type="float">
            <text:p>80.08</text:p>
          </table:table-cell>
          <table:table-cell table:formula="of:=[$'Parcel Time'.X35]" office:value-type="float" office:value="0" calcext:value-type="float">
            <text:p>0.00</text:p>
          </table:table-cell>
          <table:table-cell table:formula="of:=[$'Parcel Time'.Y35]" office:value-type="float" office:value="19.9232" calcext:value-type="float">
            <text:p>19.92</text:p>
          </table:table-cell>
          <table:table-cell table:formula="of:=[$'Parcel Time'.Z35]" office:value-type="float" office:value="0" calcext:value-type="float">
            <text:p>0.00</text:p>
          </table:table-cell>
          <table:table-cell table:formula="of:=[$'Parcel Time'.AA35]" office:value-type="float" office:value="0.000000000000168138" calcext:value-type="float">
            <text:p>0.00</text:p>
          </table:table-cell>
          <table:table-cell table:formula="of:=[$'Parcel Time'.AI35]" office:value-type="float" office:value="0" calcext:value-type="float">
            <text:p>0.00</text:p>
          </table:table-cell>
          <table:table-cell table:formula="of:=[$'Parcel Time'.AJ35]" office:value-type="float" office:value="81.7972" calcext:value-type="float">
            <text:p>81.80</text:p>
          </table:table-cell>
          <table:table-cell table:formula="of:=[$'Parcel Time'.AK35]" office:value-type="float" office:value="0" calcext:value-type="float">
            <text:p>0.00</text:p>
          </table:table-cell>
          <table:table-cell table:formula="of:=[$'Parcel Time'.AL35]" office:value-type="float" office:value="18.2028" calcext:value-type="float">
            <text:p>18.20</text:p>
          </table:table-cell>
          <table:table-cell table:formula="of:=[$'Parcel Time'.AM35]" office:value-type="float" office:value="0" calcext:value-type="float">
            <text:p>0.00</text:p>
          </table:table-cell>
          <table:table-cell table:formula="of:=[$'Parcel Time'.AN35]" office:value-type="float" office:value="0.000000000000112137" calcext:value-type="float">
            <text:p>0.00</text:p>
          </table:table-cell>
          <table:table-cell table:formula="of:=[$'Parcel Time'.AV35]" office:value-type="float" office:value="0" calcext:value-type="float">
            <text:p>0.00</text:p>
          </table:table-cell>
          <table:table-cell table:formula="of:=[$'Parcel Time'.AW35]" office:value-type="float" office:value="30.5947" calcext:value-type="float">
            <text:p>30.59</text:p>
          </table:table-cell>
          <table:table-cell table:formula="of:=[$'Parcel Time'.AX35]" office:value-type="float" office:value="0" calcext:value-type="float">
            <text:p>0.00</text:p>
          </table:table-cell>
          <table:table-cell table:formula="of:=[$'Parcel Time'.AY35]" office:value-type="float" office:value="5.45282" calcext:value-type="float">
            <text:p>5.45</text:p>
          </table:table-cell>
          <table:table-cell table:formula="of:=[$'Parcel Time'.AZ35]" office:value-type="float" office:value="0" calcext:value-type="float">
            <text:p>0.00</text:p>
          </table:table-cell>
          <table:table-cell table:formula="of:=[$'Parcel Time'.BA35]" office:value-type="float" office:value="63.9525" calcext:value-type="float">
            <text:p>63.95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Time'.I36]" office:value-type="float" office:value="0" calcext:value-type="float">
            <text:p>0.00</text:p>
          </table:table-cell>
          <table:table-cell table:formula="of:=[$'Parcel Time'.J36]" office:value-type="float" office:value="55.5227" calcext:value-type="float">
            <text:p>55.52</text:p>
          </table:table-cell>
          <table:table-cell table:formula="of:=[$'Parcel Time'.K36]" office:value-type="float" office:value="0" calcext:value-type="float">
            <text:p>0.00</text:p>
          </table:table-cell>
          <table:table-cell table:formula="of:=[$'Parcel Time'.L36]" office:value-type="float" office:value="44.4773" calcext:value-type="float">
            <text:p>44.48</text:p>
          </table:table-cell>
          <table:table-cell table:formula="of:=[$'Parcel Time'.M36]" office:value-type="float" office:value="0" calcext:value-type="float">
            <text:p>0.00</text:p>
          </table:table-cell>
          <table:table-cell table:formula="of:=[$'Parcel Time'.N36]" office:value-type="float" office:value="0.00000000000120738" calcext:value-type="float">
            <text:p>0.00</text:p>
          </table:table-cell>
          <table:table-cell table:formula="of:=[$'Parcel Time'.V36]" office:value-type="float" office:value="0" calcext:value-type="float">
            <text:p>0.00</text:p>
          </table:table-cell>
          <table:table-cell table:formula="of:=[$'Parcel Time'.W36]" office:value-type="float" office:value="71.0718" calcext:value-type="float">
            <text:p>71.07</text:p>
          </table:table-cell>
          <table:table-cell table:formula="of:=[$'Parcel Time'.X36]" office:value-type="float" office:value="0" calcext:value-type="float">
            <text:p>0.00</text:p>
          </table:table-cell>
          <table:table-cell table:formula="of:=[$'Parcel Time'.Y36]" office:value-type="float" office:value="28.9282" calcext:value-type="float">
            <text:p>28.93</text:p>
          </table:table-cell>
          <table:table-cell table:formula="of:=[$'Parcel Time'.Z36]" office:value-type="float" office:value="0" calcext:value-type="float">
            <text:p>0.00</text:p>
          </table:table-cell>
          <table:table-cell table:formula="of:=[$'Parcel Time'.AA36]" office:value-type="float" office:value="-0.000000000000265587" calcext:value-type="float">
            <text:p>0.00</text:p>
          </table:table-cell>
          <table:table-cell table:formula="of:=[$'Parcel Time'.AI36]" office:value-type="float" office:value="0" calcext:value-type="float">
            <text:p>0.00</text:p>
          </table:table-cell>
          <table:table-cell table:formula="of:=[$'Parcel Time'.AJ36]" office:value-type="float" office:value="61.8886" calcext:value-type="float">
            <text:p>61.89</text:p>
          </table:table-cell>
          <table:table-cell table:formula="of:=[$'Parcel Time'.AK36]" office:value-type="float" office:value="0" calcext:value-type="float">
            <text:p>0.00</text:p>
          </table:table-cell>
          <table:table-cell table:formula="of:=[$'Parcel Time'.AL36]" office:value-type="float" office:value="38.1114" calcext:value-type="float">
            <text:p>38.11</text:p>
          </table:table-cell>
          <table:table-cell table:formula="of:=[$'Parcel Time'.AM36]" office:value-type="float" office:value="0" calcext:value-type="float">
            <text:p>0.00</text:p>
          </table:table-cell>
          <table:table-cell table:formula="of:=[$'Parcel Time'.AN36]" office:value-type="float" office:value="-0.00000000000049256" calcext:value-type="float">
            <text:p>0.00</text:p>
          </table:table-cell>
          <table:table-cell table:formula="of:=[$'Parcel Time'.AV36]" office:value-type="float" office:value="0" calcext:value-type="float">
            <text:p>0.00</text:p>
          </table:table-cell>
          <table:table-cell table:formula="of:=[$'Parcel Time'.AW36]" office:value-type="float" office:value="22.8734" calcext:value-type="float">
            <text:p>22.87</text:p>
          </table:table-cell>
          <table:table-cell table:formula="of:=[$'Parcel Time'.AX36]" office:value-type="float" office:value="0" calcext:value-type="float">
            <text:p>0.00</text:p>
          </table:table-cell>
          <table:table-cell table:formula="of:=[$'Parcel Time'.AY36]" office:value-type="float" office:value="14.5567" calcext:value-type="float">
            <text:p>14.56</text:p>
          </table:table-cell>
          <table:table-cell table:formula="of:=[$'Parcel Time'.AZ36]" office:value-type="float" office:value="0" calcext:value-type="float">
            <text:p>0.00</text:p>
          </table:table-cell>
          <table:table-cell table:formula="of:=[$'Parcel Time'.BA36]" office:value-type="float" office:value="62.5699" calcext:value-type="float">
            <text:p>62.57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Time'.I37]" office:value-type="float" office:value="0" calcext:value-type="float">
            <text:p>0.00</text:p>
          </table:table-cell>
          <table:table-cell table:formula="of:=[$'Parcel Time'.J37]" office:value-type="float" office:value="56.438" calcext:value-type="float">
            <text:p>56.44</text:p>
          </table:table-cell>
          <table:table-cell table:formula="of:=[$'Parcel Time'.K37]" office:value-type="float" office:value="0" calcext:value-type="float">
            <text:p>0.00</text:p>
          </table:table-cell>
          <table:table-cell table:formula="of:=[$'Parcel Time'.L37]" office:value-type="float" office:value="43.562" calcext:value-type="float">
            <text:p>43.56</text:p>
          </table:table-cell>
          <table:table-cell table:formula="of:=[$'Parcel Time'.M37]" office:value-type="float" office:value="0" calcext:value-type="float">
            <text:p>0.00</text:p>
          </table:table-cell>
          <table:table-cell table:formula="of:=[$'Parcel Time'.N37]" office:value-type="float" office:value="-0.000000000000824206" calcext:value-type="float">
            <text:p>0.00</text:p>
          </table:table-cell>
          <table:table-cell table:formula="of:=[$'Parcel Time'.V37]" office:value-type="float" office:value="0" calcext:value-type="float">
            <text:p>0.00</text:p>
          </table:table-cell>
          <table:table-cell table:formula="of:=[$'Parcel Time'.W37]" office:value-type="float" office:value="77.9789" calcext:value-type="float">
            <text:p>77.98</text:p>
          </table:table-cell>
          <table:table-cell table:formula="of:=[$'Parcel Time'.X37]" office:value-type="float" office:value="0" calcext:value-type="float">
            <text:p>0.00</text:p>
          </table:table-cell>
          <table:table-cell table:formula="of:=[$'Parcel Time'.Y37]" office:value-type="float" office:value="22.0211" calcext:value-type="float">
            <text:p>22.02</text:p>
          </table:table-cell>
          <table:table-cell table:formula="of:=[$'Parcel Time'.Z37]" office:value-type="float" office:value="0" calcext:value-type="float">
            <text:p>0.00</text:p>
          </table:table-cell>
          <table:table-cell table:formula="of:=[$'Parcel Time'.AA37]" office:value-type="float" office:value="-0.000000000000974848" calcext:value-type="float">
            <text:p>0.00</text:p>
          </table:table-cell>
          <table:table-cell table:formula="of:=[$'Parcel Time'.AI37]" office:value-type="float" office:value="0" calcext:value-type="float">
            <text:p>0.00</text:p>
          </table:table-cell>
          <table:table-cell table:formula="of:=[$'Parcel Time'.AJ37]" office:value-type="float" office:value="63.0543" calcext:value-type="float">
            <text:p>63.05</text:p>
          </table:table-cell>
          <table:table-cell table:formula="of:=[$'Parcel Time'.AK37]" office:value-type="float" office:value="0" calcext:value-type="float">
            <text:p>0.00</text:p>
          </table:table-cell>
          <table:table-cell table:formula="of:=[$'Parcel Time'.AL37]" office:value-type="float" office:value="36.9457" calcext:value-type="float">
            <text:p>36.95</text:p>
          </table:table-cell>
          <table:table-cell table:formula="of:=[$'Parcel Time'.AM37]" office:value-type="float" office:value="0" calcext:value-type="float">
            <text:p>0.00</text:p>
          </table:table-cell>
          <table:table-cell table:formula="of:=[$'Parcel Time'.AN37]" office:value-type="float" office:value="0.0000000000248207" calcext:value-type="float">
            <text:p>0.00</text:p>
          </table:table-cell>
          <table:table-cell table:formula="of:=[$'Parcel Time'.AV37]" office:value-type="float" office:value="0" calcext:value-type="float">
            <text:p>0.00</text:p>
          </table:table-cell>
          <table:table-cell table:formula="of:=[$'Parcel Time'.AW37]" office:value-type="float" office:value="20.8249" calcext:value-type="float">
            <text:p>20.82</text:p>
          </table:table-cell>
          <table:table-cell table:formula="of:=[$'Parcel Time'.AX37]" office:value-type="float" office:value="0" calcext:value-type="float">
            <text:p>0.00</text:p>
          </table:table-cell>
          <table:table-cell table:formula="of:=[$'Parcel Time'.AY37]" office:value-type="float" office:value="11.3849" calcext:value-type="float">
            <text:p>11.38</text:p>
          </table:table-cell>
          <table:table-cell table:formula="of:=[$'Parcel Time'.AZ37]" office:value-type="float" office:value="0" calcext:value-type="float">
            <text:p>0.00</text:p>
          </table:table-cell>
          <table:table-cell table:formula="of:=[$'Parcel Time'.BA37]" office:value-type="float" office:value="67.7902" calcext:value-type="float">
            <text:p>67.79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Time'.I38]" office:value-type="float" office:value="0" calcext:value-type="float">
            <text:p>0.00</text:p>
          </table:table-cell>
          <table:table-cell table:formula="of:=[$'Parcel Time'.J38]" office:value-type="float" office:value="64.6298" calcext:value-type="float">
            <text:p>64.63</text:p>
          </table:table-cell>
          <table:table-cell table:formula="of:=[$'Parcel Time'.K38]" office:value-type="float" office:value="0" calcext:value-type="float">
            <text:p>0.00</text:p>
          </table:table-cell>
          <table:table-cell table:formula="of:=[$'Parcel Time'.L38]" office:value-type="float" office:value="35.3702" calcext:value-type="float">
            <text:p>35.37</text:p>
          </table:table-cell>
          <table:table-cell table:formula="of:=[$'Parcel Time'.M38]" office:value-type="float" office:value="0" calcext:value-type="float">
            <text:p>0.00</text:p>
          </table:table-cell>
          <table:table-cell table:formula="of:=[$'Parcel Time'.N38]" office:value-type="float" office:value="0.0000000000000690273" calcext:value-type="float">
            <text:p>0.00</text:p>
          </table:table-cell>
          <table:table-cell table:formula="of:=[$'Parcel Time'.V38]" office:value-type="float" office:value="0" calcext:value-type="float">
            <text:p>0.00</text:p>
          </table:table-cell>
          <table:table-cell table:formula="of:=[$'Parcel Time'.W38]" office:value-type="float" office:value="64.6298" calcext:value-type="float">
            <text:p>64.63</text:p>
          </table:table-cell>
          <table:table-cell table:formula="of:=[$'Parcel Time'.X38]" office:value-type="float" office:value="0" calcext:value-type="float">
            <text:p>0.00</text:p>
          </table:table-cell>
          <table:table-cell table:formula="of:=[$'Parcel Time'.Y38]" office:value-type="float" office:value="35.3702" calcext:value-type="float">
            <text:p>35.37</text:p>
          </table:table-cell>
          <table:table-cell table:formula="of:=[$'Parcel Time'.Z38]" office:value-type="float" office:value="0" calcext:value-type="float">
            <text:p>0.00</text:p>
          </table:table-cell>
          <table:table-cell table:formula="of:=[$'Parcel Time'.AA38]" office:value-type="float" office:value="0.000000000000340535" calcext:value-type="float">
            <text:p>0.00</text:p>
          </table:table-cell>
          <table:table-cell table:formula="of:=[$'Parcel Time'.AI38]" office:value-type="float" office:value="0" calcext:value-type="float">
            <text:p>0.00</text:p>
          </table:table-cell>
          <table:table-cell table:formula="of:=[$'Parcel Time'.AJ38]" office:value-type="float" office:value="86.1486" calcext:value-type="float">
            <text:p>86.15</text:p>
          </table:table-cell>
          <table:table-cell table:formula="of:=[$'Parcel Time'.AK38]" office:value-type="float" office:value="0" calcext:value-type="float">
            <text:p>0.00</text:p>
          </table:table-cell>
          <table:table-cell table:formula="of:=[$'Parcel Time'.AL38]" office:value-type="float" office:value="13.8514" calcext:value-type="float">
            <text:p>13.85</text:p>
          </table:table-cell>
          <table:table-cell table:formula="of:=[$'Parcel Time'.AM38]" office:value-type="float" office:value="0" calcext:value-type="float">
            <text:p>0.00</text:p>
          </table:table-cell>
          <table:table-cell table:formula="of:=[$'Parcel Time'.AN38]" office:value-type="float" office:value="0.000000000000117738" calcext:value-type="float">
            <text:p>0.00</text:p>
          </table:table-cell>
          <table:table-cell table:formula="of:=[$'Parcel Time'.AV38]" office:value-type="float" office:value="0" calcext:value-type="float">
            <text:p>0.00</text:p>
          </table:table-cell>
          <table:table-cell table:formula="of:=[$'Parcel Time'.AW38]" office:value-type="float" office:value="88.9145" calcext:value-type="float">
            <text:p>88.91</text:p>
          </table:table-cell>
          <table:table-cell table:formula="of:=[$'Parcel Time'.AX38]" office:value-type="float" office:value="0" calcext:value-type="float">
            <text:p>0.00</text:p>
          </table:table-cell>
          <table:table-cell table:formula="of:=[$'Parcel Time'.AY38]" office:value-type="float" office:value="11.0855" calcext:value-type="float">
            <text:p>11.09</text:p>
          </table:table-cell>
          <table:table-cell table:formula="of:=[$'Parcel Time'.AZ38]" office:value-type="float" office:value="0" calcext:value-type="float">
            <text:p>0.00</text:p>
          </table:table-cell>
          <table:table-cell table:formula="of:=[$'Parcel Time'.BA38]" office:value-type="float" office:value="0.000000000000086535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Time'.I39]" office:value-type="float" office:value="0" calcext:value-type="float">
            <text:p>0.00</text:p>
          </table:table-cell>
          <table:table-cell table:formula="of:=[$'Parcel Time'.J39]" office:value-type="float" office:value="58.8193" calcext:value-type="float">
            <text:p>58.82</text:p>
          </table:table-cell>
          <table:table-cell table:formula="of:=[$'Parcel Time'.K39]" office:value-type="float" office:value="0" calcext:value-type="float">
            <text:p>0.00</text:p>
          </table:table-cell>
          <table:table-cell table:formula="of:=[$'Parcel Time'.L39]" office:value-type="float" office:value="41.1807" calcext:value-type="float">
            <text:p>41.18</text:p>
          </table:table-cell>
          <table:table-cell table:formula="of:=[$'Parcel Time'.M39]" office:value-type="float" office:value="0" calcext:value-type="float">
            <text:p>0.00</text:p>
          </table:table-cell>
          <table:table-cell table:formula="of:=[$'Parcel Time'.N39]" office:value-type="float" office:value="-0.000000000000112829" calcext:value-type="float">
            <text:p>0.00</text:p>
          </table:table-cell>
          <table:table-cell table:formula="of:=[$'Parcel Time'.V39]" office:value-type="float" office:value="0" calcext:value-type="float">
            <text:p>0.00</text:p>
          </table:table-cell>
          <table:table-cell table:formula="of:=[$'Parcel Time'.W39]" office:value-type="float" office:value="58.4393" calcext:value-type="float">
            <text:p>58.44</text:p>
          </table:table-cell>
          <table:table-cell table:formula="of:=[$'Parcel Time'.X39]" office:value-type="float" office:value="0" calcext:value-type="float">
            <text:p>0.00</text:p>
          </table:table-cell>
          <table:table-cell table:formula="of:=[$'Parcel Time'.Y39]" office:value-type="float" office:value="41.5607" calcext:value-type="float">
            <text:p>41.56</text:p>
          </table:table-cell>
          <table:table-cell table:formula="of:=[$'Parcel Time'.Z39]" office:value-type="float" office:value="0" calcext:value-type="float">
            <text:p>0.00</text:p>
          </table:table-cell>
          <table:table-cell table:formula="of:=[$'Parcel Time'.AA39]" office:value-type="float" office:value="-0.0000000000000578123" calcext:value-type="float">
            <text:p>0.00</text:p>
          </table:table-cell>
          <table:table-cell table:formula="of:=[$'Parcel Time'.AI39]" office:value-type="float" office:value="0" calcext:value-type="float">
            <text:p>0.00</text:p>
          </table:table-cell>
          <table:table-cell table:formula="of:=[$'Parcel Time'.AJ39]" office:value-type="float" office:value="73.2665" calcext:value-type="float">
            <text:p>73.27</text:p>
          </table:table-cell>
          <table:table-cell table:formula="of:=[$'Parcel Time'.AK39]" office:value-type="float" office:value="0" calcext:value-type="float">
            <text:p>0.00</text:p>
          </table:table-cell>
          <table:table-cell table:formula="of:=[$'Parcel Time'.AL39]" office:value-type="float" office:value="26.7335" calcext:value-type="float">
            <text:p>26.73</text:p>
          </table:table-cell>
          <table:table-cell table:formula="of:=[$'Parcel Time'.AM39]" office:value-type="float" office:value="0" calcext:value-type="float">
            <text:p>0.00</text:p>
          </table:table-cell>
          <table:table-cell table:formula="of:=[$'Parcel Time'.AN39]" office:value-type="float" office:value="-0.0000000000000135708" calcext:value-type="float">
            <text:p>0.00</text:p>
          </table:table-cell>
          <table:table-cell table:formula="of:=[$'Parcel Time'.AV39]" office:value-type="float" office:value="0" calcext:value-type="float">
            <text:p>0.00</text:p>
          </table:table-cell>
          <table:table-cell table:formula="of:=[$'Parcel Time'.AW39]" office:value-type="float" office:value="77.3204" calcext:value-type="float">
            <text:p>77.32</text:p>
          </table:table-cell>
          <table:table-cell table:formula="of:=[$'Parcel Time'.AX39]" office:value-type="float" office:value="0" calcext:value-type="float">
            <text:p>0.00</text:p>
          </table:table-cell>
          <table:table-cell table:formula="of:=[$'Parcel Time'.AY39]" office:value-type="float" office:value="22.6796" calcext:value-type="float">
            <text:p>22.68</text:p>
          </table:table-cell>
          <table:table-cell table:formula="of:=[$'Parcel Time'.AZ39]" office:value-type="float" office:value="0" calcext:value-type="float">
            <text:p>0.00</text:p>
          </table:table-cell>
          <table:table-cell table:formula="of:=[$'Parcel Time'.BA39]" office:value-type="float" office:value="0.00000000000023875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Time'.I40]" office:value-type="float" office:value="0" calcext:value-type="float">
            <text:p>0.00</text:p>
          </table:table-cell>
          <table:table-cell table:formula="of:=[$'Parcel Time'.J40]" office:value-type="float" office:value="34.6856" calcext:value-type="float">
            <text:p>34.69</text:p>
          </table:table-cell>
          <table:table-cell table:formula="of:=[$'Parcel Time'.K40]" office:value-type="float" office:value="0" calcext:value-type="float">
            <text:p>0.00</text:p>
          </table:table-cell>
          <table:table-cell table:formula="of:=[$'Parcel Time'.L40]" office:value-type="float" office:value="65.3144" calcext:value-type="float">
            <text:p>65.31</text:p>
          </table:table-cell>
          <table:table-cell table:formula="of:=[$'Parcel Time'.M40]" office:value-type="float" office:value="0" calcext:value-type="float">
            <text:p>0.00</text:p>
          </table:table-cell>
          <table:table-cell table:formula="of:=[$'Parcel Time'.N40]" office:value-type="float" office:value="-0.000000000000201087" calcext:value-type="float">
            <text:p>0.00</text:p>
          </table:table-cell>
          <table:table-cell table:formula="of:=[$'Parcel Time'.V40]" office:value-type="float" office:value="0" calcext:value-type="float">
            <text:p>0.00</text:p>
          </table:table-cell>
          <table:table-cell table:formula="of:=[$'Parcel Time'.W40]" office:value-type="float" office:value="45.6029" calcext:value-type="float">
            <text:p>45.60</text:p>
          </table:table-cell>
          <table:table-cell table:formula="of:=[$'Parcel Time'.X40]" office:value-type="float" office:value="0" calcext:value-type="float">
            <text:p>0.00</text:p>
          </table:table-cell>
          <table:table-cell table:formula="of:=[$'Parcel Time'.Y40]" office:value-type="float" office:value="54.3971" calcext:value-type="float">
            <text:p>54.40</text:p>
          </table:table-cell>
          <table:table-cell table:formula="of:=[$'Parcel Time'.Z40]" office:value-type="float" office:value="0" calcext:value-type="float">
            <text:p>0.00</text:p>
          </table:table-cell>
          <table:table-cell table:formula="of:=[$'Parcel Time'.AA40]" office:value-type="float" office:value="0.000000000000182807" calcext:value-type="float">
            <text:p>0.00</text:p>
          </table:table-cell>
          <table:table-cell table:formula="of:=[$'Parcel Time'.AI40]" office:value-type="float" office:value="0" calcext:value-type="float">
            <text:p>0.00</text:p>
          </table:table-cell>
          <table:table-cell table:formula="of:=[$'Parcel Time'.AJ40]" office:value-type="float" office:value="22.1768" calcext:value-type="float">
            <text:p>22.18</text:p>
          </table:table-cell>
          <table:table-cell table:formula="of:=[$'Parcel Time'.AK40]" office:value-type="float" office:value="0" calcext:value-type="float">
            <text:p>0.00</text:p>
          </table:table-cell>
          <table:table-cell table:formula="of:=[$'Parcel Time'.AL40]" office:value-type="float" office:value="5.03552" calcext:value-type="float">
            <text:p>5.04</text:p>
          </table:table-cell>
          <table:table-cell table:formula="of:=[$'Parcel Time'.AM40]" office:value-type="float" office:value="0" calcext:value-type="float">
            <text:p>0.00</text:p>
          </table:table-cell>
          <table:table-cell table:formula="of:=[$'Parcel Time'.AN40]" office:value-type="float" office:value="72.7877" calcext:value-type="float">
            <text:p>72.79</text:p>
          </table:table-cell>
          <table:table-cell table:formula="of:=[$'Parcel Time'.AV40]" office:value-type="float" office:value="0" calcext:value-type="float">
            <text:p>0.00</text:p>
          </table:table-cell>
          <table:table-cell table:formula="of:=[$'Parcel Time'.AW40]" office:value-type="float" office:value="28.6826" calcext:value-type="float">
            <text:p>28.68</text:p>
          </table:table-cell>
          <table:table-cell table:formula="of:=[$'Parcel Time'.AX40]" office:value-type="float" office:value="0" calcext:value-type="float">
            <text:p>0.00</text:p>
          </table:table-cell>
          <table:table-cell table:formula="of:=[$'Parcel Time'.AY40]" office:value-type="float" office:value="5.31167" calcext:value-type="float">
            <text:p>5.31</text:p>
          </table:table-cell>
          <table:table-cell table:formula="of:=[$'Parcel Time'.AZ40]" office:value-type="float" office:value="0" calcext:value-type="float">
            <text:p>0.00</text:p>
          </table:table-cell>
          <table:table-cell table:formula="of:=[$'Parcel Time'.BA40]" office:value-type="float" office:value="66.0057" calcext:value-type="float">
            <text:p>66.01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Time'.I41]" office:value-type="float" office:value="0" calcext:value-type="float">
            <text:p>0.00</text:p>
          </table:table-cell>
          <table:table-cell table:formula="of:=[$'Parcel Time'.J41]" office:value-type="float" office:value="36.2605" calcext:value-type="float">
            <text:p>36.26</text:p>
          </table:table-cell>
          <table:table-cell table:formula="of:=[$'Parcel Time'.K41]" office:value-type="float" office:value="0" calcext:value-type="float">
            <text:p>0.00</text:p>
          </table:table-cell>
          <table:table-cell table:formula="of:=[$'Parcel Time'.L41]" office:value-type="float" office:value="63.7395" calcext:value-type="float">
            <text:p>63.74</text:p>
          </table:table-cell>
          <table:table-cell table:formula="of:=[$'Parcel Time'.M41]" office:value-type="float" office:value="0" calcext:value-type="float">
            <text:p>0.00</text:p>
          </table:table-cell>
          <table:table-cell table:formula="of:=[$'Parcel Time'.N41]" office:value-type="float" office:value="0.000000000000147673" calcext:value-type="float">
            <text:p>0.00</text:p>
          </table:table-cell>
          <table:table-cell table:formula="of:=[$'Parcel Time'.V41]" office:value-type="float" office:value="0" calcext:value-type="float">
            <text:p>0.00</text:p>
          </table:table-cell>
          <table:table-cell table:formula="of:=[$'Parcel Time'.W41]" office:value-type="float" office:value="41.4779" calcext:value-type="float">
            <text:p>41.48</text:p>
          </table:table-cell>
          <table:table-cell table:formula="of:=[$'Parcel Time'.X41]" office:value-type="float" office:value="0" calcext:value-type="float">
            <text:p>0.00</text:p>
          </table:table-cell>
          <table:table-cell table:formula="of:=[$'Parcel Time'.Y41]" office:value-type="float" office:value="58.5221" calcext:value-type="float">
            <text:p>58.52</text:p>
          </table:table-cell>
          <table:table-cell table:formula="of:=[$'Parcel Time'.Z41]" office:value-type="float" office:value="0" calcext:value-type="float">
            <text:p>0.00</text:p>
          </table:table-cell>
          <table:table-cell table:formula="of:=[$'Parcel Time'.AA41]" office:value-type="float" office:value="0.0000000000000168932" calcext:value-type="float">
            <text:p>0.00</text:p>
          </table:table-cell>
          <table:table-cell table:formula="of:=[$'Parcel Time'.AI41]" office:value-type="float" office:value="0" calcext:value-type="float">
            <text:p>0.00</text:p>
          </table:table-cell>
          <table:table-cell table:formula="of:=[$'Parcel Time'.AJ41]" office:value-type="float" office:value="67.8911" calcext:value-type="float">
            <text:p>67.89</text:p>
          </table:table-cell>
          <table:table-cell table:formula="of:=[$'Parcel Time'.AK41]" office:value-type="float" office:value="0" calcext:value-type="float">
            <text:p>0.00</text:p>
          </table:table-cell>
          <table:table-cell table:formula="of:=[$'Parcel Time'.AL41]" office:value-type="float" office:value="32.1089" calcext:value-type="float">
            <text:p>32.11</text:p>
          </table:table-cell>
          <table:table-cell table:formula="of:=[$'Parcel Time'.AM41]" office:value-type="float" office:value="0" calcext:value-type="float">
            <text:p>0.00</text:p>
          </table:table-cell>
          <table:table-cell table:formula="of:=[$'Parcel Time'.AN41]" office:value-type="float" office:value="0.000000000000102597" calcext:value-type="float">
            <text:p>0.00</text:p>
          </table:table-cell>
          <table:table-cell table:formula="of:=[$'Parcel Time'.AV41]" office:value-type="float" office:value="0" calcext:value-type="float">
            <text:p>0.00</text:p>
          </table:table-cell>
          <table:table-cell table:formula="of:=[$'Parcel Time'.AW41]" office:value-type="float" office:value="74.603" calcext:value-type="float">
            <text:p>74.60</text:p>
          </table:table-cell>
          <table:table-cell table:formula="of:=[$'Parcel Time'.AX41]" office:value-type="float" office:value="0" calcext:value-type="float">
            <text:p>0.00</text:p>
          </table:table-cell>
          <table:table-cell table:formula="of:=[$'Parcel Time'.AY41]" office:value-type="float" office:value="25.397" calcext:value-type="float">
            <text:p>25.40</text:p>
          </table:table-cell>
          <table:table-cell table:formula="of:=[$'Parcel Time'.AZ41]" office:value-type="float" office:value="0" calcext:value-type="float">
            <text:p>0.00</text:p>
          </table:table-cell>
          <table:table-cell table:formula="of:=[$'Parcel Time'.BA41]" office:value-type="float" office:value="0.000000000000149532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Time'.I42]" office:value-type="float" office:value="0" calcext:value-type="float">
            <text:p>0.00</text:p>
          </table:table-cell>
          <table:table-cell table:formula="of:=[$'Parcel Time'.J42]" office:value-type="float" office:value="38.4941" calcext:value-type="float">
            <text:p>38.49</text:p>
          </table:table-cell>
          <table:table-cell table:formula="of:=[$'Parcel Time'.K42]" office:value-type="float" office:value="0" calcext:value-type="float">
            <text:p>0.00</text:p>
          </table:table-cell>
          <table:table-cell table:formula="of:=[$'Parcel Time'.L42]" office:value-type="float" office:value="61.5059" calcext:value-type="float">
            <text:p>61.51</text:p>
          </table:table-cell>
          <table:table-cell table:formula="of:=[$'Parcel Time'.M42]" office:value-type="float" office:value="0" calcext:value-type="float">
            <text:p>0.00</text:p>
          </table:table-cell>
          <table:table-cell table:formula="of:=[$'Parcel Time'.N42]" office:value-type="float" office:value="-0.000000000000297662" calcext:value-type="float">
            <text:p>0.00</text:p>
          </table:table-cell>
          <table:table-cell table:formula="of:=[$'Parcel Time'.V42]" office:value-type="float" office:value="0" calcext:value-type="float">
            <text:p>0.00</text:p>
          </table:table-cell>
          <table:table-cell table:formula="of:=[$'Parcel Time'.W42]" office:value-type="float" office:value="71.8417" calcext:value-type="float">
            <text:p>71.84</text:p>
          </table:table-cell>
          <table:table-cell table:formula="of:=[$'Parcel Time'.X42]" office:value-type="float" office:value="0" calcext:value-type="float">
            <text:p>0.00</text:p>
          </table:table-cell>
          <table:table-cell table:formula="of:=[$'Parcel Time'.Y42]" office:value-type="float" office:value="28.1583" calcext:value-type="float">
            <text:p>28.16</text:p>
          </table:table-cell>
          <table:table-cell table:formula="of:=[$'Parcel Time'.Z42]" office:value-type="float" office:value="0" calcext:value-type="float">
            <text:p>0.00</text:p>
          </table:table-cell>
          <table:table-cell table:formula="of:=[$'Parcel Time'.AA42]" office:value-type="float" office:value="0.0000000000000442461" calcext:value-type="float">
            <text:p>0.00</text:p>
          </table:table-cell>
          <table:table-cell table:formula="of:=[$'Parcel Time'.AI42]" office:value-type="float" office:value="0" calcext:value-type="float">
            <text:p>0.00</text:p>
          </table:table-cell>
          <table:table-cell table:formula="of:=[$'Parcel Time'.AJ42]" office:value-type="float" office:value="64.0717" calcext:value-type="float">
            <text:p>64.07</text:p>
          </table:table-cell>
          <table:table-cell table:formula="of:=[$'Parcel Time'.AK42]" office:value-type="float" office:value="0" calcext:value-type="float">
            <text:p>0.00</text:p>
          </table:table-cell>
          <table:table-cell table:formula="of:=[$'Parcel Time'.AL42]" office:value-type="float" office:value="35.9283" calcext:value-type="float">
            <text:p>35.93</text:p>
          </table:table-cell>
          <table:table-cell table:formula="of:=[$'Parcel Time'.AM42]" office:value-type="float" office:value="0" calcext:value-type="float">
            <text:p>0.00</text:p>
          </table:table-cell>
          <table:table-cell table:formula="of:=[$'Parcel Time'.AN42]" office:value-type="float" office:value="-0.000000000000669999" calcext:value-type="float">
            <text:p>0.00</text:p>
          </table:table-cell>
          <table:table-cell table:formula="of:=[$'Parcel Time'.AV42]" office:value-type="float" office:value="0" calcext:value-type="float">
            <text:p>0.00</text:p>
          </table:table-cell>
          <table:table-cell table:formula="of:=[$'Parcel Time'.AW42]" office:value-type="float" office:value="25.9631" calcext:value-type="float">
            <text:p>25.96</text:p>
          </table:table-cell>
          <table:table-cell table:formula="of:=[$'Parcel Time'.AX42]" office:value-type="float" office:value="0" calcext:value-type="float">
            <text:p>0.00</text:p>
          </table:table-cell>
          <table:table-cell table:formula="of:=[$'Parcel Time'.AY42]" office:value-type="float" office:value="15.1724" calcext:value-type="float">
            <text:p>15.17</text:p>
          </table:table-cell>
          <table:table-cell table:formula="of:=[$'Parcel Time'.AZ42]" office:value-type="float" office:value="0" calcext:value-type="float">
            <text:p>0.00</text:p>
          </table:table-cell>
          <table:table-cell table:formula="of:=[$'Parcel Time'.BA42]" office:value-type="float" office:value="58.8645" calcext:value-type="float">
            <text:p>58.86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Time'.I43]" office:value-type="float" office:value="0" calcext:value-type="float">
            <text:p>0.00</text:p>
          </table:table-cell>
          <table:table-cell table:formula="of:=[$'Parcel Time'.J43]" office:value-type="float" office:value="46.6057" calcext:value-type="float">
            <text:p>46.61</text:p>
          </table:table-cell>
          <table:table-cell table:formula="of:=[$'Parcel Time'.K43]" office:value-type="float" office:value="0" calcext:value-type="float">
            <text:p>0.00</text:p>
          </table:table-cell>
          <table:table-cell table:formula="of:=[$'Parcel Time'.L43]" office:value-type="float" office:value="53.3943" calcext:value-type="float">
            <text:p>53.39</text:p>
          </table:table-cell>
          <table:table-cell table:formula="of:=[$'Parcel Time'.M43]" office:value-type="float" office:value="0" calcext:value-type="float">
            <text:p>0.00</text:p>
          </table:table-cell>
          <table:table-cell table:formula="of:=[$'Parcel Time'.N43]" office:value-type="float" office:value="-0.000000000000157714" calcext:value-type="float">
            <text:p>0.00</text:p>
          </table:table-cell>
          <table:table-cell table:formula="of:=[$'Parcel Time'.V43]" office:value-type="float" office:value="0" calcext:value-type="float">
            <text:p>0.00</text:p>
          </table:table-cell>
          <table:table-cell table:formula="of:=[$'Parcel Time'.W43]" office:value-type="float" office:value="77.568" calcext:value-type="float">
            <text:p>77.57</text:p>
          </table:table-cell>
          <table:table-cell table:formula="of:=[$'Parcel Time'.X43]" office:value-type="float" office:value="0" calcext:value-type="float">
            <text:p>0.00</text:p>
          </table:table-cell>
          <table:table-cell table:formula="of:=[$'Parcel Time'.Y43]" office:value-type="float" office:value="22.432" calcext:value-type="float">
            <text:p>22.43</text:p>
          </table:table-cell>
          <table:table-cell table:formula="of:=[$'Parcel Time'.Z43]" office:value-type="float" office:value="0" calcext:value-type="float">
            <text:p>0.00</text:p>
          </table:table-cell>
          <table:table-cell table:formula="of:=[$'Parcel Time'.AA43]" office:value-type="float" office:value="-0.0000000000002197" calcext:value-type="float">
            <text:p>0.00</text:p>
          </table:table-cell>
          <table:table-cell table:formula="of:=[$'Parcel Time'.AI43]" office:value-type="float" office:value="0" calcext:value-type="float">
            <text:p>0.00</text:p>
          </table:table-cell>
          <table:table-cell table:formula="of:=[$'Parcel Time'.AJ43]" office:value-type="float" office:value="79.6425" calcext:value-type="float">
            <text:p>79.64</text:p>
          </table:table-cell>
          <table:table-cell table:formula="of:=[$'Parcel Time'.AK43]" office:value-type="float" office:value="0" calcext:value-type="float">
            <text:p>0.00</text:p>
          </table:table-cell>
          <table:table-cell table:formula="of:=[$'Parcel Time'.AL43]" office:value-type="float" office:value="20.3575" calcext:value-type="float">
            <text:p>20.36</text:p>
          </table:table-cell>
          <table:table-cell table:formula="of:=[$'Parcel Time'.AM43]" office:value-type="float" office:value="0" calcext:value-type="float">
            <text:p>0.00</text:p>
          </table:table-cell>
          <table:table-cell table:formula="of:=[$'Parcel Time'.AN43]" office:value-type="float" office:value="-0.000000000000331038" calcext:value-type="float">
            <text:p>0.00</text:p>
          </table:table-cell>
          <table:table-cell table:formula="of:=[$'Parcel Time'.AV43]" office:value-type="float" office:value="0" calcext:value-type="float">
            <text:p>0.00</text:p>
          </table:table-cell>
          <table:table-cell table:formula="of:=[$'Parcel Time'.AW43]" office:value-type="float" office:value="28.4234" calcext:value-type="float">
            <text:p>28.42</text:p>
          </table:table-cell>
          <table:table-cell table:formula="of:=[$'Parcel Time'.AX43]" office:value-type="float" office:value="0" calcext:value-type="float">
            <text:p>0.00</text:p>
          </table:table-cell>
          <table:table-cell table:formula="of:=[$'Parcel Time'.AY43]" office:value-type="float" office:value="6.13189" calcext:value-type="float">
            <text:p>6.13</text:p>
          </table:table-cell>
          <table:table-cell table:formula="of:=[$'Parcel Time'.AZ43]" office:value-type="float" office:value="0" calcext:value-type="float">
            <text:p>0.00</text:p>
          </table:table-cell>
          <table:table-cell table:formula="of:=[$'Parcel Time'.BA43]" office:value-type="float" office:value="65.4448" calcext:value-type="float">
            <text:p>65.4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Time'.I44]" office:value-type="float" office:value="0" calcext:value-type="float">
            <text:p>0.00</text:p>
          </table:table-cell>
          <table:table-cell table:formula="of:=[$'Parcel Time'.J44]" office:value-type="float" office:value="45.417" calcext:value-type="float">
            <text:p>45.42</text:p>
          </table:table-cell>
          <table:table-cell table:formula="of:=[$'Parcel Time'.K44]" office:value-type="float" office:value="0" calcext:value-type="float">
            <text:p>0.00</text:p>
          </table:table-cell>
          <table:table-cell table:formula="of:=[$'Parcel Time'.L44]" office:value-type="float" office:value="54.583" calcext:value-type="float">
            <text:p>54.58</text:p>
          </table:table-cell>
          <table:table-cell table:formula="of:=[$'Parcel Time'.M44]" office:value-type="float" office:value="0" calcext:value-type="float">
            <text:p>0.00</text:p>
          </table:table-cell>
          <table:table-cell table:formula="of:=[$'Parcel Time'.N44]" office:value-type="float" office:value="-0.000000000000334431" calcext:value-type="float">
            <text:p>0.00</text:p>
          </table:table-cell>
          <table:table-cell table:formula="of:=[$'Parcel Time'.V44]" office:value-type="float" office:value="0" calcext:value-type="float">
            <text:p>0.00</text:p>
          </table:table-cell>
          <table:table-cell table:formula="of:=[$'Parcel Time'.W44]" office:value-type="float" office:value="81.4148" calcext:value-type="float">
            <text:p>81.41</text:p>
          </table:table-cell>
          <table:table-cell table:formula="of:=[$'Parcel Time'.X44]" office:value-type="float" office:value="0" calcext:value-type="float">
            <text:p>0.00</text:p>
          </table:table-cell>
          <table:table-cell table:formula="of:=[$'Parcel Time'.Y44]" office:value-type="float" office:value="18.5852" calcext:value-type="float">
            <text:p>18.59</text:p>
          </table:table-cell>
          <table:table-cell table:formula="of:=[$'Parcel Time'.Z44]" office:value-type="float" office:value="0" calcext:value-type="float">
            <text:p>0.00</text:p>
          </table:table-cell>
          <table:table-cell table:formula="of:=[$'Parcel Time'.AA44]" office:value-type="float" office:value="-0.00000000000046077" calcext:value-type="float">
            <text:p>0.00</text:p>
          </table:table-cell>
          <table:table-cell table:formula="of:=[$'Parcel Time'.AI44]" office:value-type="float" office:value="0" calcext:value-type="float">
            <text:p>0.00</text:p>
          </table:table-cell>
          <table:table-cell table:formula="of:=[$'Parcel Time'.AJ44]" office:value-type="float" office:value="82.0682" calcext:value-type="float">
            <text:p>82.07</text:p>
          </table:table-cell>
          <table:table-cell table:formula="of:=[$'Parcel Time'.AK44]" office:value-type="float" office:value="0" calcext:value-type="float">
            <text:p>0.00</text:p>
          </table:table-cell>
          <table:table-cell table:formula="of:=[$'Parcel Time'.AL44]" office:value-type="float" office:value="17.9318" calcext:value-type="float">
            <text:p>17.93</text:p>
          </table:table-cell>
          <table:table-cell table:formula="of:=[$'Parcel Time'.AM44]" office:value-type="float" office:value="0" calcext:value-type="float">
            <text:p>0.00</text:p>
          </table:table-cell>
          <table:table-cell table:formula="of:=[$'Parcel Time'.AN44]" office:value-type="float" office:value="-0.000000000000327204" calcext:value-type="float">
            <text:p>0.00</text:p>
          </table:table-cell>
          <table:table-cell table:formula="of:=[$'Parcel Time'.AV44]" office:value-type="float" office:value="0" calcext:value-type="float">
            <text:p>0.00</text:p>
          </table:table-cell>
          <table:table-cell table:formula="of:=[$'Parcel Time'.AW44]" office:value-type="float" office:value="82.2597" calcext:value-type="float">
            <text:p>82.26</text:p>
          </table:table-cell>
          <table:table-cell table:formula="of:=[$'Parcel Time'.AX44]" office:value-type="float" office:value="0" calcext:value-type="float">
            <text:p>0.00</text:p>
          </table:table-cell>
          <table:table-cell table:formula="of:=[$'Parcel Time'.AY44]" office:value-type="float" office:value="17.7403" calcext:value-type="float">
            <text:p>17.74</text:p>
          </table:table-cell>
          <table:table-cell table:formula="of:=[$'Parcel Time'.AZ44]" office:value-type="float" office:value="0" calcext:value-type="float">
            <text:p>0.00</text:p>
          </table:table-cell>
          <table:table-cell table:formula="of:=[$'Parcel Time'.BA44]" office:value-type="float" office:value="-0.000000000000068844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Time'.I45]" office:value-type="float" office:value="0" calcext:value-type="float">
            <text:p>0.00</text:p>
          </table:table-cell>
          <table:table-cell table:formula="of:=[$'Parcel Time'.J45]" office:value-type="float" office:value="45.8785" calcext:value-type="float">
            <text:p>45.88</text:p>
          </table:table-cell>
          <table:table-cell table:formula="of:=[$'Parcel Time'.K45]" office:value-type="float" office:value="0" calcext:value-type="float">
            <text:p>0.00</text:p>
          </table:table-cell>
          <table:table-cell table:formula="of:=[$'Parcel Time'.L45]" office:value-type="float" office:value="54.1215" calcext:value-type="float">
            <text:p>54.12</text:p>
          </table:table-cell>
          <table:table-cell table:formula="of:=[$'Parcel Time'.M45]" office:value-type="float" office:value="0" calcext:value-type="float">
            <text:p>0.00</text:p>
          </table:table-cell>
          <table:table-cell table:formula="of:=[$'Parcel Time'.N45]" office:value-type="float" office:value="0.000000000000748915" calcext:value-type="float">
            <text:p>0.00</text:p>
          </table:table-cell>
          <table:table-cell table:formula="of:=[$'Parcel Time'.V45]" office:value-type="float" office:value="0" calcext:value-type="float">
            <text:p>0.00</text:p>
          </table:table-cell>
          <table:table-cell table:formula="of:=[$'Parcel Time'.W45]" office:value-type="float" office:value="57.416" calcext:value-type="float">
            <text:p>57.42</text:p>
          </table:table-cell>
          <table:table-cell table:formula="of:=[$'Parcel Time'.X45]" office:value-type="float" office:value="0" calcext:value-type="float">
            <text:p>0.00</text:p>
          </table:table-cell>
          <table:table-cell table:formula="of:=[$'Parcel Time'.Y45]" office:value-type="float" office:value="42.584" calcext:value-type="float">
            <text:p>42.58</text:p>
          </table:table-cell>
          <table:table-cell table:formula="of:=[$'Parcel Time'.Z45]" office:value-type="float" office:value="0" calcext:value-type="float">
            <text:p>0.00</text:p>
          </table:table-cell>
          <table:table-cell table:formula="of:=[$'Parcel Time'.AA45]" office:value-type="float" office:value="0.000000000000245925" calcext:value-type="float">
            <text:p>0.00</text:p>
          </table:table-cell>
          <table:table-cell table:formula="of:=[$'Parcel Time'.AI45]" office:value-type="float" office:value="0" calcext:value-type="float">
            <text:p>0.00</text:p>
          </table:table-cell>
          <table:table-cell table:formula="of:=[$'Parcel Time'.AJ45]" office:value-type="float" office:value="13.3088" calcext:value-type="float">
            <text:p>13.31</text:p>
          </table:table-cell>
          <table:table-cell table:formula="of:=[$'Parcel Time'.AK45]" office:value-type="float" office:value="0" calcext:value-type="float">
            <text:p>0.00</text:p>
          </table:table-cell>
          <table:table-cell table:formula="of:=[$'Parcel Time'.AL45]" office:value-type="float" office:value="9.77595" calcext:value-type="float">
            <text:p>9.78</text:p>
          </table:table-cell>
          <table:table-cell table:formula="of:=[$'Parcel Time'.AM45]" office:value-type="float" office:value="0" calcext:value-type="float">
            <text:p>0.00</text:p>
          </table:table-cell>
          <table:table-cell table:formula="of:=[$'Parcel Time'.AN45]" office:value-type="float" office:value="76.9152" calcext:value-type="float">
            <text:p>76.92</text:p>
          </table:table-cell>
          <table:table-cell table:formula="of:=[$'Parcel Time'.AV45]" office:value-type="float" office:value="0" calcext:value-type="float">
            <text:p>0.00</text:p>
          </table:table-cell>
          <table:table-cell table:formula="of:=[$'Parcel Time'.AW45]" office:value-type="float" office:value="68.1994" calcext:value-type="float">
            <text:p>68.20</text:p>
          </table:table-cell>
          <table:table-cell table:formula="of:=[$'Parcel Time'.AX45]" office:value-type="float" office:value="0" calcext:value-type="float">
            <text:p>0.00</text:p>
          </table:table-cell>
          <table:table-cell table:formula="of:=[$'Parcel Time'.AY45]" office:value-type="float" office:value="31.8006" calcext:value-type="float">
            <text:p>31.80</text:p>
          </table:table-cell>
          <table:table-cell table:formula="of:=[$'Parcel Time'.AZ45]" office:value-type="float" office:value="0" calcext:value-type="float">
            <text:p>0.00</text:p>
          </table:table-cell>
          <table:table-cell table:formula="of:=[$'Parcel Time'.BA45]" office:value-type="float" office:value="0.0000000000023636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Time'.I46]" office:value-type="float" office:value="0" calcext:value-type="float">
            <text:p>0.00</text:p>
          </table:table-cell>
          <table:table-cell table:formula="of:=[$'Parcel Time'.J46]" office:value-type="float" office:value="52.3981" calcext:value-type="float">
            <text:p>52.40</text:p>
          </table:table-cell>
          <table:table-cell table:formula="of:=[$'Parcel Time'.K46]" office:value-type="float" office:value="0" calcext:value-type="float">
            <text:p>0.00</text:p>
          </table:table-cell>
          <table:table-cell table:formula="of:=[$'Parcel Time'.L46]" office:value-type="float" office:value="47.6019" calcext:value-type="float">
            <text:p>47.60</text:p>
          </table:table-cell>
          <table:table-cell table:formula="of:=[$'Parcel Time'.M46]" office:value-type="float" office:value="0" calcext:value-type="float">
            <text:p>0.00</text:p>
          </table:table-cell>
          <table:table-cell table:formula="of:=[$'Parcel Time'.N46]" office:value-type="float" office:value="-0.0000000000000775403" calcext:value-type="float">
            <text:p>0.00</text:p>
          </table:table-cell>
          <table:table-cell table:formula="of:=[$'Parcel Time'.V46]" office:value-type="float" office:value="0" calcext:value-type="float">
            <text:p>0.00</text:p>
          </table:table-cell>
          <table:table-cell table:formula="of:=[$'Parcel Time'.W46]" office:value-type="float" office:value="81.9123" calcext:value-type="float">
            <text:p>81.91</text:p>
          </table:table-cell>
          <table:table-cell table:formula="of:=[$'Parcel Time'.X46]" office:value-type="float" office:value="0" calcext:value-type="float">
            <text:p>0.00</text:p>
          </table:table-cell>
          <table:table-cell table:formula="of:=[$'Parcel Time'.Y46]" office:value-type="float" office:value="18.0877" calcext:value-type="float">
            <text:p>18.09</text:p>
          </table:table-cell>
          <table:table-cell table:formula="of:=[$'Parcel Time'.Z46]" office:value-type="float" office:value="0" calcext:value-type="float">
            <text:p>0.00</text:p>
          </table:table-cell>
          <table:table-cell table:formula="of:=[$'Parcel Time'.AA46]" office:value-type="float" office:value="0.000000000000324099" calcext:value-type="float">
            <text:p>0.00</text:p>
          </table:table-cell>
          <table:table-cell table:formula="of:=[$'Parcel Time'.AI46]" office:value-type="float" office:value="0" calcext:value-type="float">
            <text:p>0.00</text:p>
          </table:table-cell>
          <table:table-cell table:formula="of:=[$'Parcel Time'.AJ46]" office:value-type="float" office:value="71.9646" calcext:value-type="float">
            <text:p>71.96</text:p>
          </table:table-cell>
          <table:table-cell table:formula="of:=[$'Parcel Time'.AK46]" office:value-type="float" office:value="0" calcext:value-type="float">
            <text:p>0.00</text:p>
          </table:table-cell>
          <table:table-cell table:formula="of:=[$'Parcel Time'.AL46]" office:value-type="float" office:value="28.0354" calcext:value-type="float">
            <text:p>28.04</text:p>
          </table:table-cell>
          <table:table-cell table:formula="of:=[$'Parcel Time'.AM46]" office:value-type="float" office:value="0" calcext:value-type="float">
            <text:p>0.00</text:p>
          </table:table-cell>
          <table:table-cell table:formula="of:=[$'Parcel Time'.AN46]" office:value-type="float" office:value="0.000000000000466788" calcext:value-type="float">
            <text:p>0.00</text:p>
          </table:table-cell>
          <table:table-cell table:formula="of:=[$'Parcel Time'.AV46]" office:value-type="float" office:value="0" calcext:value-type="float">
            <text:p>0.00</text:p>
          </table:table-cell>
          <table:table-cell table:formula="of:=[$'Parcel Time'.AW46]" office:value-type="float" office:value="76.5801" calcext:value-type="float">
            <text:p>76.58</text:p>
          </table:table-cell>
          <table:table-cell table:formula="of:=[$'Parcel Time'.AX46]" office:value-type="float" office:value="0" calcext:value-type="float">
            <text:p>0.00</text:p>
          </table:table-cell>
          <table:table-cell table:formula="of:=[$'Parcel Time'.AY46]" office:value-type="float" office:value="23.4199" calcext:value-type="float">
            <text:p>23.42</text:p>
          </table:table-cell>
          <table:table-cell table:formula="of:=[$'Parcel Time'.AZ46]" office:value-type="float" office:value="0" calcext:value-type="float">
            <text:p>0.00</text:p>
          </table:table-cell>
          <table:table-cell table:formula="of:=[$'Parcel Time'.BA46]" office:value-type="float" office:value="0.000000000000096923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Time'.I47]" office:value-type="float" office:value="0" calcext:value-type="float">
            <text:p>0.00</text:p>
          </table:table-cell>
          <table:table-cell table:formula="of:=[$'Parcel Time'.J47]" office:value-type="float" office:value="40.1206" calcext:value-type="float">
            <text:p>40.12</text:p>
          </table:table-cell>
          <table:table-cell table:formula="of:=[$'Parcel Time'.K47]" office:value-type="float" office:value="0" calcext:value-type="float">
            <text:p>0.00</text:p>
          </table:table-cell>
          <table:table-cell table:formula="of:=[$'Parcel Time'.L47]" office:value-type="float" office:value="59.8794" calcext:value-type="float">
            <text:p>59.88</text:p>
          </table:table-cell>
          <table:table-cell table:formula="of:=[$'Parcel Time'.M47]" office:value-type="float" office:value="0" calcext:value-type="float">
            <text:p>0.00</text:p>
          </table:table-cell>
          <table:table-cell table:formula="of:=[$'Parcel Time'.N47]" office:value-type="float" office:value="0.000000000000129481" calcext:value-type="float">
            <text:p>0.00</text:p>
          </table:table-cell>
          <table:table-cell table:formula="of:=[$'Parcel Time'.V47]" office:value-type="float" office:value="0" calcext:value-type="float">
            <text:p>0.00</text:p>
          </table:table-cell>
          <table:table-cell table:formula="of:=[$'Parcel Time'.W47]" office:value-type="float" office:value="72.4749" calcext:value-type="float">
            <text:p>72.47</text:p>
          </table:table-cell>
          <table:table-cell table:formula="of:=[$'Parcel Time'.X47]" office:value-type="float" office:value="0" calcext:value-type="float">
            <text:p>0.00</text:p>
          </table:table-cell>
          <table:table-cell table:formula="of:=[$'Parcel Time'.Y47]" office:value-type="float" office:value="27.5251" calcext:value-type="float">
            <text:p>27.53</text:p>
          </table:table-cell>
          <table:table-cell table:formula="of:=[$'Parcel Time'.Z47]" office:value-type="float" office:value="0" calcext:value-type="float">
            <text:p>0.00</text:p>
          </table:table-cell>
          <table:table-cell table:formula="of:=[$'Parcel Time'.AA47]" office:value-type="float" office:value="0.000000000000452181" calcext:value-type="float">
            <text:p>0.00</text:p>
          </table:table-cell>
          <table:table-cell table:formula="of:=[$'Parcel Time'.AI47]" office:value-type="float" office:value="0" calcext:value-type="float">
            <text:p>0.00</text:p>
          </table:table-cell>
          <table:table-cell table:formula="of:=[$'Parcel Time'.AJ47]" office:value-type="float" office:value="78.2468" calcext:value-type="float">
            <text:p>78.25</text:p>
          </table:table-cell>
          <table:table-cell table:formula="of:=[$'Parcel Time'.AK47]" office:value-type="float" office:value="0" calcext:value-type="float">
            <text:p>0.00</text:p>
          </table:table-cell>
          <table:table-cell table:formula="of:=[$'Parcel Time'.AL47]" office:value-type="float" office:value="21.7532" calcext:value-type="float">
            <text:p>21.75</text:p>
          </table:table-cell>
          <table:table-cell table:formula="of:=[$'Parcel Time'.AM47]" office:value-type="float" office:value="0" calcext:value-type="float">
            <text:p>0.00</text:p>
          </table:table-cell>
          <table:table-cell table:formula="of:=[$'Parcel Time'.AN47]" office:value-type="float" office:value="-0.000000000000598712" calcext:value-type="float">
            <text:p>0.00</text:p>
          </table:table-cell>
          <table:table-cell table:formula="of:=[$'Parcel Time'.AV47]" office:value-type="float" office:value="0" calcext:value-type="float">
            <text:p>0.00</text:p>
          </table:table-cell>
          <table:table-cell table:formula="of:=[$'Parcel Time'.AW47]" office:value-type="float" office:value="36.7215" calcext:value-type="float">
            <text:p>36.72</text:p>
          </table:table-cell>
          <table:table-cell table:formula="of:=[$'Parcel Time'.AX47]" office:value-type="float" office:value="0" calcext:value-type="float">
            <text:p>0.00</text:p>
          </table:table-cell>
          <table:table-cell table:formula="of:=[$'Parcel Time'.AY47]" office:value-type="float" office:value="5.17826" calcext:value-type="float">
            <text:p>5.18</text:p>
          </table:table-cell>
          <table:table-cell table:formula="of:=[$'Parcel Time'.AZ47]" office:value-type="float" office:value="0" calcext:value-type="float">
            <text:p>0.00</text:p>
          </table:table-cell>
          <table:table-cell table:formula="of:=[$'Parcel Time'.BA47]" office:value-type="float" office:value="58.1002" calcext:value-type="float">
            <text:p>58.1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Time'.I48]" office:value-type="float" office:value="0" calcext:value-type="float">
            <text:p>0.00</text:p>
          </table:table-cell>
          <table:table-cell table:formula="of:=[$'Parcel Time'.J48]" office:value-type="float" office:value="30.9133" calcext:value-type="float">
            <text:p>30.91</text:p>
          </table:table-cell>
          <table:table-cell table:formula="of:=[$'Parcel Time'.K48]" office:value-type="float" office:value="0" calcext:value-type="float">
            <text:p>0.00</text:p>
          </table:table-cell>
          <table:table-cell table:formula="of:=[$'Parcel Time'.L48]" office:value-type="float" office:value="69.0867" calcext:value-type="float">
            <text:p>69.09</text:p>
          </table:table-cell>
          <table:table-cell table:formula="of:=[$'Parcel Time'.M48]" office:value-type="float" office:value="0" calcext:value-type="float">
            <text:p>0.00</text:p>
          </table:table-cell>
          <table:table-cell table:formula="of:=[$'Parcel Time'.N48]" office:value-type="float" office:value="-0.000000000000207204" calcext:value-type="float">
            <text:p>0.00</text:p>
          </table:table-cell>
          <table:table-cell table:formula="of:=[$'Parcel Time'.V48]" office:value-type="float" office:value="0" calcext:value-type="float">
            <text:p>0.00</text:p>
          </table:table-cell>
          <table:table-cell table:formula="of:=[$'Parcel Time'.W48]" office:value-type="float" office:value="86.0172" calcext:value-type="float">
            <text:p>86.02</text:p>
          </table:table-cell>
          <table:table-cell table:formula="of:=[$'Parcel Time'.X48]" office:value-type="float" office:value="0" calcext:value-type="float">
            <text:p>0.00</text:p>
          </table:table-cell>
          <table:table-cell table:formula="of:=[$'Parcel Time'.Y48]" office:value-type="float" office:value="13.9828" calcext:value-type="float">
            <text:p>13.98</text:p>
          </table:table-cell>
          <table:table-cell table:formula="of:=[$'Parcel Time'.Z48]" office:value-type="float" office:value="0" calcext:value-type="float">
            <text:p>0.00</text:p>
          </table:table-cell>
          <table:table-cell table:formula="of:=[$'Parcel Time'.AA48]" office:value-type="float" office:value="-0.000000000000752086" calcext:value-type="float">
            <text:p>0.00</text:p>
          </table:table-cell>
          <table:table-cell table:formula="of:=[$'Parcel Time'.AI48]" office:value-type="float" office:value="0" calcext:value-type="float">
            <text:p>0.00</text:p>
          </table:table-cell>
          <table:table-cell table:formula="of:=[$'Parcel Time'.AJ48]" office:value-type="float" office:value="28.403" calcext:value-type="float">
            <text:p>28.40</text:p>
          </table:table-cell>
          <table:table-cell table:formula="of:=[$'Parcel Time'.AK48]" office:value-type="float" office:value="0" calcext:value-type="float">
            <text:p>0.00</text:p>
          </table:table-cell>
          <table:table-cell table:formula="of:=[$'Parcel Time'.AL48]" office:value-type="float" office:value="3.35048" calcext:value-type="float">
            <text:p>3.35</text:p>
          </table:table-cell>
          <table:table-cell table:formula="of:=[$'Parcel Time'.AM48]" office:value-type="float" office:value="0" calcext:value-type="float">
            <text:p>0.00</text:p>
          </table:table-cell>
          <table:table-cell table:formula="of:=[$'Parcel Time'.AN48]" office:value-type="float" office:value="68.2465" calcext:value-type="float">
            <text:p>68.25</text:p>
          </table:table-cell>
          <table:table-cell table:formula="of:=[$'Parcel Time'.AV48]" office:value-type="float" office:value="0" calcext:value-type="float">
            <text:p>0.00</text:p>
          </table:table-cell>
          <table:table-cell table:formula="of:=[$'Parcel Time'.AW48]" office:value-type="float" office:value="39.7769" calcext:value-type="float">
            <text:p>39.78</text:p>
          </table:table-cell>
          <table:table-cell table:formula="of:=[$'Parcel Time'.AX48]" office:value-type="float" office:value="0" calcext:value-type="float">
            <text:p>0.00</text:p>
          </table:table-cell>
          <table:table-cell table:formula="of:=[$'Parcel Time'.AY48]" office:value-type="float" office:value="4.35121" calcext:value-type="float">
            <text:p>4.35</text:p>
          </table:table-cell>
          <table:table-cell table:formula="of:=[$'Parcel Time'.AZ48]" office:value-type="float" office:value="0" calcext:value-type="float">
            <text:p>0.00</text:p>
          </table:table-cell>
          <table:table-cell table:formula="of:=[$'Parcel Time'.BA48]" office:value-type="float" office:value="55.8719" calcext:value-type="float">
            <text:p>55.87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Time'.I49]" office:value-type="float" office:value="0" calcext:value-type="float">
            <text:p>0.00</text:p>
          </table:table-cell>
          <table:table-cell table:formula="of:=[$'Parcel Time'.J49]" office:value-type="float" office:value="58.3718" calcext:value-type="float">
            <text:p>58.37</text:p>
          </table:table-cell>
          <table:table-cell table:formula="of:=[$'Parcel Time'.K49]" office:value-type="float" office:value="0" calcext:value-type="float">
            <text:p>0.00</text:p>
          </table:table-cell>
          <table:table-cell table:formula="of:=[$'Parcel Time'.L49]" office:value-type="float" office:value="41.6282" calcext:value-type="float">
            <text:p>41.63</text:p>
          </table:table-cell>
          <table:table-cell table:formula="of:=[$'Parcel Time'.M49]" office:value-type="float" office:value="0" calcext:value-type="float">
            <text:p>0.00</text:p>
          </table:table-cell>
          <table:table-cell table:formula="of:=[$'Parcel Time'.N49]" office:value-type="float" office:value="-0.000000000000377483" calcext:value-type="float">
            <text:p>0.00</text:p>
          </table:table-cell>
          <table:table-cell table:formula="of:=[$'Parcel Time'.V49]" office:value-type="float" office:value="0" calcext:value-type="float">
            <text:p>0.00</text:p>
          </table:table-cell>
          <table:table-cell table:formula="of:=[$'Parcel Time'.W49]" office:value-type="float" office:value="65.4378" calcext:value-type="float">
            <text:p>65.44</text:p>
          </table:table-cell>
          <table:table-cell table:formula="of:=[$'Parcel Time'.X49]" office:value-type="float" office:value="0" calcext:value-type="float">
            <text:p>0.00</text:p>
          </table:table-cell>
          <table:table-cell table:formula="of:=[$'Parcel Time'.Y49]" office:value-type="float" office:value="34.5622" calcext:value-type="float">
            <text:p>34.56</text:p>
          </table:table-cell>
          <table:table-cell table:formula="of:=[$'Parcel Time'.Z49]" office:value-type="float" office:value="0" calcext:value-type="float">
            <text:p>0.00</text:p>
          </table:table-cell>
          <table:table-cell table:formula="of:=[$'Parcel Time'.AA49]" office:value-type="float" office:value="-0.000000000000167675" calcext:value-type="float">
            <text:p>0.00</text:p>
          </table:table-cell>
          <table:table-cell table:formula="of:=[$'Parcel Time'.AI49]" office:value-type="float" office:value="0" calcext:value-type="float">
            <text:p>0.00</text:p>
          </table:table-cell>
          <table:table-cell table:formula="of:=[$'Parcel Time'.AJ49]" office:value-type="float" office:value="21.5949" calcext:value-type="float">
            <text:p>21.59</text:p>
          </table:table-cell>
          <table:table-cell table:formula="of:=[$'Parcel Time'.AK49]" office:value-type="float" office:value="0" calcext:value-type="float">
            <text:p>0.00</text:p>
          </table:table-cell>
          <table:table-cell table:formula="of:=[$'Parcel Time'.AL49]" office:value-type="float" office:value="11.0628" calcext:value-type="float">
            <text:p>11.06</text:p>
          </table:table-cell>
          <table:table-cell table:formula="of:=[$'Parcel Time'.AM49]" office:value-type="float" office:value="0" calcext:value-type="float">
            <text:p>0.00</text:p>
          </table:table-cell>
          <table:table-cell table:formula="of:=[$'Parcel Time'.AN49]" office:value-type="float" office:value="67.3423" calcext:value-type="float">
            <text:p>67.34</text:p>
          </table:table-cell>
          <table:table-cell table:formula="of:=[$'Parcel Time'.AV49]" office:value-type="float" office:value="0" calcext:value-type="float">
            <text:p>0.00</text:p>
          </table:table-cell>
          <table:table-cell table:formula="of:=[$'Parcel Time'.AW49]" office:value-type="float" office:value="82.0954" calcext:value-type="float">
            <text:p>82.10</text:p>
          </table:table-cell>
          <table:table-cell table:formula="of:=[$'Parcel Time'.AX49]" office:value-type="float" office:value="0" calcext:value-type="float">
            <text:p>0.00</text:p>
          </table:table-cell>
          <table:table-cell table:formula="of:=[$'Parcel Time'.AY49]" office:value-type="float" office:value="17.9046" calcext:value-type="float">
            <text:p>17.90</text:p>
          </table:table-cell>
          <table:table-cell table:formula="of:=[$'Parcel Time'.AZ49]" office:value-type="float" office:value="0" calcext:value-type="float">
            <text:p>0.00</text:p>
          </table:table-cell>
          <table:table-cell table:formula="of:=[$'Parcel Time'.BA49]" office:value-type="float" office:value="-0.00000000001705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Time'.I50]" office:value-type="float" office:value="0" calcext:value-type="float">
            <text:p>0.00</text:p>
          </table:table-cell>
          <table:table-cell table:formula="of:=[$'Parcel Time'.J50]" office:value-type="float" office:value="58.4786" calcext:value-type="float">
            <text:p>58.48</text:p>
          </table:table-cell>
          <table:table-cell table:formula="of:=[$'Parcel Time'.K50]" office:value-type="float" office:value="0" calcext:value-type="float">
            <text:p>0.00</text:p>
          </table:table-cell>
          <table:table-cell table:formula="of:=[$'Parcel Time'.L50]" office:value-type="float" office:value="41.5214" calcext:value-type="float">
            <text:p>41.52</text:p>
          </table:table-cell>
          <table:table-cell table:formula="of:=[$'Parcel Time'.M50]" office:value-type="float" office:value="0" calcext:value-type="float">
            <text:p>0.00</text:p>
          </table:table-cell>
          <table:table-cell table:formula="of:=[$'Parcel Time'.N50]" office:value-type="float" office:value="0.0000000000000157502" calcext:value-type="float">
            <text:p>0.00</text:p>
          </table:table-cell>
          <table:table-cell table:formula="of:=[$'Parcel Time'.V50]" office:value-type="float" office:value="0" calcext:value-type="float">
            <text:p>0.00</text:p>
          </table:table-cell>
          <table:table-cell table:formula="of:=[$'Parcel Time'.W50]" office:value-type="float" office:value="60.2554" calcext:value-type="float">
            <text:p>60.26</text:p>
          </table:table-cell>
          <table:table-cell table:formula="of:=[$'Parcel Time'.X50]" office:value-type="float" office:value="0" calcext:value-type="float">
            <text:p>0.00</text:p>
          </table:table-cell>
          <table:table-cell table:formula="of:=[$'Parcel Time'.Y50]" office:value-type="float" office:value="39.7446" calcext:value-type="float">
            <text:p>39.74</text:p>
          </table:table-cell>
          <table:table-cell table:formula="of:=[$'Parcel Time'.Z50]" office:value-type="float" office:value="0" calcext:value-type="float">
            <text:p>0.00</text:p>
          </table:table-cell>
          <table:table-cell table:formula="of:=[$'Parcel Time'.AA50]" office:value-type="float" office:value="-0.000000000000285585" calcext:value-type="float">
            <text:p>0.00</text:p>
          </table:table-cell>
          <table:table-cell table:formula="of:=[$'Parcel Time'.AI50]" office:value-type="float" office:value="0" calcext:value-type="float">
            <text:p>0.00</text:p>
          </table:table-cell>
          <table:table-cell table:formula="of:=[$'Parcel Time'.AJ50]" office:value-type="float" office:value="60.2554" calcext:value-type="float">
            <text:p>60.26</text:p>
          </table:table-cell>
          <table:table-cell table:formula="of:=[$'Parcel Time'.AK50]" office:value-type="float" office:value="0" calcext:value-type="float">
            <text:p>0.00</text:p>
          </table:table-cell>
          <table:table-cell table:formula="of:=[$'Parcel Time'.AL50]" office:value-type="float" office:value="39.7446" calcext:value-type="float">
            <text:p>39.74</text:p>
          </table:table-cell>
          <table:table-cell table:formula="of:=[$'Parcel Time'.AM50]" office:value-type="float" office:value="0" calcext:value-type="float">
            <text:p>0.00</text:p>
          </table:table-cell>
          <table:table-cell table:formula="of:=[$'Parcel Time'.AN50]" office:value-type="float" office:value="-0.000000000000291398" calcext:value-type="float">
            <text:p>0.00</text:p>
          </table:table-cell>
          <table:table-cell table:formula="of:=[$'Parcel Time'.AV50]" office:value-type="float" office:value="0" calcext:value-type="float">
            <text:p>0.00</text:p>
          </table:table-cell>
          <table:table-cell table:formula="of:=[$'Parcel Time'.AW50]" office:value-type="float" office:value="67.9162" calcext:value-type="float">
            <text:p>67.92</text:p>
          </table:table-cell>
          <table:table-cell table:formula="of:=[$'Parcel Time'.AX50]" office:value-type="float" office:value="0" calcext:value-type="float">
            <text:p>0.00</text:p>
          </table:table-cell>
          <table:table-cell table:formula="of:=[$'Parcel Time'.AY50]" office:value-type="float" office:value="32.0838" calcext:value-type="float">
            <text:p>32.08</text:p>
          </table:table-cell>
          <table:table-cell table:formula="of:=[$'Parcel Time'.AZ50]" office:value-type="float" office:value="0" calcext:value-type="float">
            <text:p>0.00</text:p>
          </table:table-cell>
          <table:table-cell table:formula="of:=[$'Parcel Time'.BA50]" office:value-type="float" office:value="-0.0000000000002171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Time'.I51]" office:value-type="float" office:value="0" calcext:value-type="float">
            <text:p>0.00</text:p>
          </table:table-cell>
          <table:table-cell table:formula="of:=[$'Parcel Time'.J51]" office:value-type="float" office:value="63.6241" calcext:value-type="float">
            <text:p>63.62</text:p>
          </table:table-cell>
          <table:table-cell table:formula="of:=[$'Parcel Time'.K51]" office:value-type="float" office:value="0" calcext:value-type="float">
            <text:p>0.00</text:p>
          </table:table-cell>
          <table:table-cell table:formula="of:=[$'Parcel Time'.L51]" office:value-type="float" office:value="36.3759" calcext:value-type="float">
            <text:p>36.38</text:p>
          </table:table-cell>
          <table:table-cell table:formula="of:=[$'Parcel Time'.M51]" office:value-type="float" office:value="0" calcext:value-type="float">
            <text:p>0.00</text:p>
          </table:table-cell>
          <table:table-cell table:formula="of:=[$'Parcel Time'.N51]" office:value-type="float" office:value="0.000000000000238596" calcext:value-type="float">
            <text:p>0.00</text:p>
          </table:table-cell>
          <table:table-cell table:formula="of:=[$'Parcel Time'.V51]" office:value-type="float" office:value="0" calcext:value-type="float">
            <text:p>0.00</text:p>
          </table:table-cell>
          <table:table-cell table:formula="of:=[$'Parcel Time'.W51]" office:value-type="float" office:value="4.67297" calcext:value-type="float">
            <text:p>4.67</text:p>
          </table:table-cell>
          <table:table-cell table:formula="of:=[$'Parcel Time'.X51]" office:value-type="float" office:value="0" calcext:value-type="float">
            <text:p>0.00</text:p>
          </table:table-cell>
          <table:table-cell table:formula="of:=[$'Parcel Time'.Y51]" office:value-type="float" office:value="2.67168" calcext:value-type="float">
            <text:p>2.67</text:p>
          </table:table-cell>
          <table:table-cell table:formula="of:=[$'Parcel Time'.Z51]" office:value-type="float" office:value="0" calcext:value-type="float">
            <text:p>0.00</text:p>
          </table:table-cell>
          <table:table-cell table:formula="of:=[$'Parcel Time'.AA51]" office:value-type="float" office:value="92.6554" calcext:value-type="float">
            <text:p>92.66</text:p>
          </table:table-cell>
          <table:table-cell table:formula="of:=[$'Parcel Time'.AI51]" office:value-type="float" office:value="0" calcext:value-type="float">
            <text:p>0.00</text:p>
          </table:table-cell>
          <table:table-cell table:formula="of:=[$'Parcel Time'.AJ51]" office:value-type="float" office:value="63.6241" calcext:value-type="float">
            <text:p>63.62</text:p>
          </table:table-cell>
          <table:table-cell table:formula="of:=[$'Parcel Time'.AK51]" office:value-type="float" office:value="0" calcext:value-type="float">
            <text:p>0.00</text:p>
          </table:table-cell>
          <table:table-cell table:formula="of:=[$'Parcel Time'.AL51]" office:value-type="float" office:value="36.3759" calcext:value-type="float">
            <text:p>36.38</text:p>
          </table:table-cell>
          <table:table-cell table:formula="of:=[$'Parcel Time'.AM51]" office:value-type="float" office:value="0" calcext:value-type="float">
            <text:p>0.00</text:p>
          </table:table-cell>
          <table:table-cell table:formula="of:=[$'Parcel Time'.AN51]" office:value-type="float" office:value="-0.00000000000482654" calcext:value-type="float">
            <text:p>0.00</text:p>
          </table:table-cell>
          <table:table-cell table:formula="of:=[$'Parcel Time'.AV51]" office:value-type="float" office:value="0" calcext:value-type="float">
            <text:p>0.00</text:p>
          </table:table-cell>
          <table:table-cell table:formula="of:=[$'Parcel Time'.AW51]" office:value-type="float" office:value="5.04137" calcext:value-type="float">
            <text:p>5.04</text:p>
          </table:table-cell>
          <table:table-cell table:formula="of:=[$'Parcel Time'.AX51]" office:value-type="float" office:value="0" calcext:value-type="float">
            <text:p>0.00</text:p>
          </table:table-cell>
          <table:table-cell table:formula="of:=[$'Parcel Time'.AY51]" office:value-type="float" office:value="2.88231" calcext:value-type="float">
            <text:p>2.88</text:p>
          </table:table-cell>
          <table:table-cell table:formula="of:=[$'Parcel Time'.AZ51]" office:value-type="float" office:value="0" calcext:value-type="float">
            <text:p>0.00</text:p>
          </table:table-cell>
          <table:table-cell table:formula="of:=[$'Parcel Time'.BA51]" office:value-type="float" office:value="92.0763" calcext:value-type="float">
            <text:p>92.0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Time'.I52]" office:value-type="float" office:value="0" calcext:value-type="float">
            <text:p>0.00</text:p>
          </table:table-cell>
          <table:table-cell table:formula="of:=[$'Parcel Time'.J52]" office:value-type="float" office:value="66.0608" calcext:value-type="float">
            <text:p>66.06</text:p>
          </table:table-cell>
          <table:table-cell table:formula="of:=[$'Parcel Time'.K52]" office:value-type="float" office:value="0" calcext:value-type="float">
            <text:p>0.00</text:p>
          </table:table-cell>
          <table:table-cell table:formula="of:=[$'Parcel Time'.L52]" office:value-type="float" office:value="33.9392" calcext:value-type="float">
            <text:p>33.94</text:p>
          </table:table-cell>
          <table:table-cell table:formula="of:=[$'Parcel Time'.M52]" office:value-type="float" office:value="0" calcext:value-type="float">
            <text:p>0.00</text:p>
          </table:table-cell>
          <table:table-cell table:formula="of:=[$'Parcel Time'.N52]" office:value-type="float" office:value="-0.000000000000173853" calcext:value-type="float">
            <text:p>0.00</text:p>
          </table:table-cell>
          <table:table-cell table:formula="of:=[$'Parcel Time'.V52]" office:value-type="float" office:value="0" calcext:value-type="float">
            <text:p>0.00</text:p>
          </table:table-cell>
          <table:table-cell table:formula="of:=[$'Parcel Time'.W52]" office:value-type="float" office:value="14.9258" calcext:value-type="float">
            <text:p>14.93</text:p>
          </table:table-cell>
          <table:table-cell table:formula="of:=[$'Parcel Time'.X52]" office:value-type="float" office:value="0" calcext:value-type="float">
            <text:p>0.00</text:p>
          </table:table-cell>
          <table:table-cell table:formula="of:=[$'Parcel Time'.Y52]" office:value-type="float" office:value="1.94732" calcext:value-type="float">
            <text:p>1.95</text:p>
          </table:table-cell>
          <table:table-cell table:formula="of:=[$'Parcel Time'.Z52]" office:value-type="float" office:value="0" calcext:value-type="float">
            <text:p>0.00</text:p>
          </table:table-cell>
          <table:table-cell table:formula="of:=[$'Parcel Time'.AA52]" office:value-type="float" office:value="83.1269" calcext:value-type="float">
            <text:p>83.13</text:p>
          </table:table-cell>
          <table:table-cell table:formula="of:=[$'Parcel Time'.AI52]" office:value-type="float" office:value="0" calcext:value-type="float">
            <text:p>0.00</text:p>
          </table:table-cell>
          <table:table-cell table:formula="of:=[$'Parcel Time'.AJ52]" office:value-type="float" office:value="80.442" calcext:value-type="float">
            <text:p>80.44</text:p>
          </table:table-cell>
          <table:table-cell table:formula="of:=[$'Parcel Time'.AK52]" office:value-type="float" office:value="0" calcext:value-type="float">
            <text:p>0.00</text:p>
          </table:table-cell>
          <table:table-cell table:formula="of:=[$'Parcel Time'.AL52]" office:value-type="float" office:value="19.558" calcext:value-type="float">
            <text:p>19.56</text:p>
          </table:table-cell>
          <table:table-cell table:formula="of:=[$'Parcel Time'.AM52]" office:value-type="float" office:value="0" calcext:value-type="float">
            <text:p>0.00</text:p>
          </table:table-cell>
          <table:table-cell table:formula="of:=[$'Parcel Time'.AN52]" office:value-type="float" office:value="-0.0000000000000441059" calcext:value-type="float">
            <text:p>0.00</text:p>
          </table:table-cell>
          <table:table-cell table:formula="of:=[$'Parcel Time'.AV52]" office:value-type="float" office:value="0" calcext:value-type="float">
            <text:p>0.00</text:p>
          </table:table-cell>
          <table:table-cell table:formula="of:=[$'Parcel Time'.AW52]" office:value-type="float" office:value="25.0124" calcext:value-type="float">
            <text:p>25.01</text:p>
          </table:table-cell>
          <table:table-cell table:formula="of:=[$'Parcel Time'.AX52]" office:value-type="float" office:value="0" calcext:value-type="float">
            <text:p>0.00</text:p>
          </table:table-cell>
          <table:table-cell table:formula="of:=[$'Parcel Time'.AY52]" office:value-type="float" office:value="3.18247" calcext:value-type="float">
            <text:p>3.18</text:p>
          </table:table-cell>
          <table:table-cell table:formula="of:=[$'Parcel Time'.AZ52]" office:value-type="float" office:value="0" calcext:value-type="float">
            <text:p>0.00</text:p>
          </table:table-cell>
          <table:table-cell table:formula="of:=[$'Parcel Time'.BA52]" office:value-type="float" office:value="71.8051" calcext:value-type="float">
            <text:p>71.81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Time'.I53]" office:value-type="float" office:value="0" calcext:value-type="float">
            <text:p>0.00</text:p>
          </table:table-cell>
          <table:table-cell table:formula="of:=[$'Parcel Time'.J53]" office:value-type="float" office:value="59.5307" calcext:value-type="float">
            <text:p>59.53</text:p>
          </table:table-cell>
          <table:table-cell table:formula="of:=[$'Parcel Time'.K53]" office:value-type="float" office:value="0" calcext:value-type="float">
            <text:p>0.00</text:p>
          </table:table-cell>
          <table:table-cell table:formula="of:=[$'Parcel Time'.L53]" office:value-type="float" office:value="40.4693" calcext:value-type="float">
            <text:p>40.47</text:p>
          </table:table-cell>
          <table:table-cell table:formula="of:=[$'Parcel Time'.M53]" office:value-type="float" office:value="0" calcext:value-type="float">
            <text:p>0.00</text:p>
          </table:table-cell>
          <table:table-cell table:formula="of:=[$'Parcel Time'.N53]" office:value-type="float" office:value="0.000000000000169275" calcext:value-type="float">
            <text:p>0.00</text:p>
          </table:table-cell>
          <table:table-cell table:formula="of:=[$'Parcel Time'.V53]" office:value-type="float" office:value="0" calcext:value-type="float">
            <text:p>0.00</text:p>
          </table:table-cell>
          <table:table-cell table:formula="of:=[$'Parcel Time'.W53]" office:value-type="float" office:value="70.0534" calcext:value-type="float">
            <text:p>70.05</text:p>
          </table:table-cell>
          <table:table-cell table:formula="of:=[$'Parcel Time'.X53]" office:value-type="float" office:value="0" calcext:value-type="float">
            <text:p>0.00</text:p>
          </table:table-cell>
          <table:table-cell table:formula="of:=[$'Parcel Time'.Y53]" office:value-type="float" office:value="29.9466" calcext:value-type="float">
            <text:p>29.95</text:p>
          </table:table-cell>
          <table:table-cell table:formula="of:=[$'Parcel Time'.Z53]" office:value-type="float" office:value="0" calcext:value-type="float">
            <text:p>0.00</text:p>
          </table:table-cell>
          <table:table-cell table:formula="of:=[$'Parcel Time'.AA53]" office:value-type="float" office:value="0.000000000000106861" calcext:value-type="float">
            <text:p>0.00</text:p>
          </table:table-cell>
          <table:table-cell table:formula="of:=[$'Parcel Time'.AI53]" office:value-type="float" office:value="0" calcext:value-type="float">
            <text:p>0.00</text:p>
          </table:table-cell>
          <table:table-cell table:formula="of:=[$'Parcel Time'.AJ53]" office:value-type="float" office:value="24.4544" calcext:value-type="float">
            <text:p>24.45</text:p>
          </table:table-cell>
          <table:table-cell table:formula="of:=[$'Parcel Time'.AK53]" office:value-type="float" office:value="0" calcext:value-type="float">
            <text:p>0.00</text:p>
          </table:table-cell>
          <table:table-cell table:formula="of:=[$'Parcel Time'.AL53]" office:value-type="float" office:value="6.58155" calcext:value-type="float">
            <text:p>6.58</text:p>
          </table:table-cell>
          <table:table-cell table:formula="of:=[$'Parcel Time'.AM53]" office:value-type="float" office:value="0" calcext:value-type="float">
            <text:p>0.00</text:p>
          </table:table-cell>
          <table:table-cell table:formula="of:=[$'Parcel Time'.AN53]" office:value-type="float" office:value="68.9641" calcext:value-type="float">
            <text:p>68.96</text:p>
          </table:table-cell>
          <table:table-cell table:formula="of:=[$'Parcel Time'.AV53]" office:value-type="float" office:value="0" calcext:value-type="float">
            <text:p>0.00</text:p>
          </table:table-cell>
          <table:table-cell table:formula="of:=[$'Parcel Time'.AW53]" office:value-type="float" office:value="32.3056" calcext:value-type="float">
            <text:p>32.31</text:p>
          </table:table-cell>
          <table:table-cell table:formula="of:=[$'Parcel Time'.AX53]" office:value-type="float" office:value="0" calcext:value-type="float">
            <text:p>0.00</text:p>
          </table:table-cell>
          <table:table-cell table:formula="of:=[$'Parcel Time'.AY53]" office:value-type="float" office:value="12.2959" calcext:value-type="float">
            <text:p>12.30</text:p>
          </table:table-cell>
          <table:table-cell table:formula="of:=[$'Parcel Time'.AZ53]" office:value-type="float" office:value="0" calcext:value-type="float">
            <text:p>0.00</text:p>
          </table:table-cell>
          <table:table-cell table:formula="of:=[$'Parcel Time'.BA53]" office:value-type="float" office:value="55.3985" calcext:value-type="float">
            <text:p>55.4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Time'.I54]" office:value-type="float" office:value="0" calcext:value-type="float">
            <text:p>0.00</text:p>
          </table:table-cell>
          <table:table-cell table:formula="of:=[$'Parcel Time'.J54]" office:value-type="float" office:value="70.4918" calcext:value-type="float">
            <text:p>70.49</text:p>
          </table:table-cell>
          <table:table-cell table:formula="of:=[$'Parcel Time'.K54]" office:value-type="float" office:value="0" calcext:value-type="float">
            <text:p>0.00</text:p>
          </table:table-cell>
          <table:table-cell table:formula="of:=[$'Parcel Time'.L54]" office:value-type="float" office:value="29.5082" calcext:value-type="float">
            <text:p>29.51</text:p>
          </table:table-cell>
          <table:table-cell table:formula="of:=[$'Parcel Time'.M54]" office:value-type="float" office:value="0" calcext:value-type="float">
            <text:p>0.00</text:p>
          </table:table-cell>
          <table:table-cell table:formula="of:=[$'Parcel Time'.N54]" office:value-type="float" office:value="0.000000000000211931" calcext:value-type="float">
            <text:p>0.00</text:p>
          </table:table-cell>
          <table:table-cell table:formula="of:=[$'Parcel Time'.V54]" office:value-type="float" office:value="0" calcext:value-type="float">
            <text:p>0.00</text:p>
          </table:table-cell>
          <table:table-cell table:formula="of:=[$'Parcel Time'.W54]" office:value-type="float" office:value="17.9406" calcext:value-type="float">
            <text:p>17.94</text:p>
          </table:table-cell>
          <table:table-cell table:formula="of:=[$'Parcel Time'.X54]" office:value-type="float" office:value="0" calcext:value-type="float">
            <text:p>0.00</text:p>
          </table:table-cell>
          <table:table-cell table:formula="of:=[$'Parcel Time'.Y54]" office:value-type="float" office:value="4.83017" calcext:value-type="float">
            <text:p>4.83</text:p>
          </table:table-cell>
          <table:table-cell table:formula="of:=[$'Parcel Time'.Z54]" office:value-type="float" office:value="0" calcext:value-type="float">
            <text:p>0.00</text:p>
          </table:table-cell>
          <table:table-cell table:formula="of:=[$'Parcel Time'.AA54]" office:value-type="float" office:value="77.2292" calcext:value-type="float">
            <text:p>77.23</text:p>
          </table:table-cell>
          <table:table-cell table:formula="of:=[$'Parcel Time'.AI54]" office:value-type="float" office:value="0" calcext:value-type="float">
            <text:p>0.00</text:p>
          </table:table-cell>
          <table:table-cell table:formula="of:=[$'Parcel Time'.AJ54]" office:value-type="float" office:value="23.3827" calcext:value-type="float">
            <text:p>23.38</text:p>
          </table:table-cell>
          <table:table-cell table:formula="of:=[$'Parcel Time'.AK54]" office:value-type="float" office:value="0" calcext:value-type="float">
            <text:p>0.00</text:p>
          </table:table-cell>
          <table:table-cell table:formula="of:=[$'Parcel Time'.AL54]" office:value-type="float" office:value="6.64656" calcext:value-type="float">
            <text:p>6.65</text:p>
          </table:table-cell>
          <table:table-cell table:formula="of:=[$'Parcel Time'.AM54]" office:value-type="float" office:value="0" calcext:value-type="float">
            <text:p>0.00</text:p>
          </table:table-cell>
          <table:table-cell table:formula="of:=[$'Parcel Time'.AN54]" office:value-type="float" office:value="69.9707" calcext:value-type="float">
            <text:p>69.97</text:p>
          </table:table-cell>
          <table:table-cell table:formula="of:=[$'Parcel Time'.AV54]" office:value-type="float" office:value="0" calcext:value-type="float">
            <text:p>0.00</text:p>
          </table:table-cell>
          <table:table-cell table:formula="of:=[$'Parcel Time'.AW54]" office:value-type="float" office:value="42.2308" calcext:value-type="float">
            <text:p>42.23</text:p>
          </table:table-cell>
          <table:table-cell table:formula="of:=[$'Parcel Time'.AX54]" office:value-type="float" office:value="0" calcext:value-type="float">
            <text:p>0.00</text:p>
          </table:table-cell>
          <table:table-cell table:formula="of:=[$'Parcel Time'.AY54]" office:value-type="float" office:value="4.73906" calcext:value-type="float">
            <text:p>4.74</text:p>
          </table:table-cell>
          <table:table-cell table:formula="of:=[$'Parcel Time'.AZ54]" office:value-type="float" office:value="0" calcext:value-type="float">
            <text:p>0.00</text:p>
          </table:table-cell>
          <table:table-cell table:formula="of:=[$'Parcel Time'.BA54]" office:value-type="float" office:value="53.0301" calcext:value-type="float">
            <text:p>53.0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Time'.I55]" office:value-type="float" office:value="0" calcext:value-type="float">
            <text:p>0.00</text:p>
          </table:table-cell>
          <table:table-cell table:formula="of:=[$'Parcel Time'.J55]" office:value-type="float" office:value="49.8221" calcext:value-type="float">
            <text:p>49.82</text:p>
          </table:table-cell>
          <table:table-cell table:formula="of:=[$'Parcel Time'.K55]" office:value-type="float" office:value="0" calcext:value-type="float">
            <text:p>0.00</text:p>
          </table:table-cell>
          <table:table-cell table:formula="of:=[$'Parcel Time'.L55]" office:value-type="float" office:value="50.1779" calcext:value-type="float">
            <text:p>50.18</text:p>
          </table:table-cell>
          <table:table-cell table:formula="of:=[$'Parcel Time'.M55]" office:value-type="float" office:value="0" calcext:value-type="float">
            <text:p>0.00</text:p>
          </table:table-cell>
          <table:table-cell table:formula="of:=[$'Parcel Time'.N55]" office:value-type="float" office:value="-0.000000000000414289" calcext:value-type="float">
            <text:p>0.00</text:p>
          </table:table-cell>
          <table:table-cell table:formula="of:=[$'Parcel Time'.V55]" office:value-type="float" office:value="0" calcext:value-type="float">
            <text:p>0.00</text:p>
          </table:table-cell>
          <table:table-cell table:formula="of:=[$'Parcel Time'.W55]" office:value-type="float" office:value="73.5262" calcext:value-type="float">
            <text:p>73.53</text:p>
          </table:table-cell>
          <table:table-cell table:formula="of:=[$'Parcel Time'.X55]" office:value-type="float" office:value="0" calcext:value-type="float">
            <text:p>0.00</text:p>
          </table:table-cell>
          <table:table-cell table:formula="of:=[$'Parcel Time'.Y55]" office:value-type="float" office:value="26.4738" calcext:value-type="float">
            <text:p>26.47</text:p>
          </table:table-cell>
          <table:table-cell table:formula="of:=[$'Parcel Time'.Z55]" office:value-type="float" office:value="0" calcext:value-type="float">
            <text:p>0.00</text:p>
          </table:table-cell>
          <table:table-cell table:formula="of:=[$'Parcel Time'.AA55]" office:value-type="float" office:value="-0.0000000000027934" calcext:value-type="float">
            <text:p>0.00</text:p>
          </table:table-cell>
          <table:table-cell table:formula="of:=[$'Parcel Time'.AI55]" office:value-type="float" office:value="0" calcext:value-type="float">
            <text:p>0.00</text:p>
          </table:table-cell>
          <table:table-cell table:formula="of:=[$'Parcel Time'.AJ55]" office:value-type="float" office:value="23.3794" calcext:value-type="float">
            <text:p>23.38</text:p>
          </table:table-cell>
          <table:table-cell table:formula="of:=[$'Parcel Time'.AK55]" office:value-type="float" office:value="0" calcext:value-type="float">
            <text:p>0.00</text:p>
          </table:table-cell>
          <table:table-cell table:formula="of:=[$'Parcel Time'.AL55]" office:value-type="float" office:value="5.9072" calcext:value-type="float">
            <text:p>5.91</text:p>
          </table:table-cell>
          <table:table-cell table:formula="of:=[$'Parcel Time'.AM55]" office:value-type="float" office:value="0" calcext:value-type="float">
            <text:p>0.00</text:p>
          </table:table-cell>
          <table:table-cell table:formula="of:=[$'Parcel Time'.AN55]" office:value-type="float" office:value="70.7134" calcext:value-type="float">
            <text:p>70.71</text:p>
          </table:table-cell>
          <table:table-cell table:formula="of:=[$'Parcel Time'.AV55]" office:value-type="float" office:value="0" calcext:value-type="float">
            <text:p>0.00</text:p>
          </table:table-cell>
          <table:table-cell table:formula="of:=[$'Parcel Time'.AW55]" office:value-type="float" office:value="38.1874" calcext:value-type="float">
            <text:p>38.19</text:p>
          </table:table-cell>
          <table:table-cell table:formula="of:=[$'Parcel Time'.AX55]" office:value-type="float" office:value="0" calcext:value-type="float">
            <text:p>0.00</text:p>
          </table:table-cell>
          <table:table-cell table:formula="of:=[$'Parcel Time'.AY55]" office:value-type="float" office:value="3.65156" calcext:value-type="float">
            <text:p>3.65</text:p>
          </table:table-cell>
          <table:table-cell table:formula="of:=[$'Parcel Time'.AZ55]" office:value-type="float" office:value="0" calcext:value-type="float">
            <text:p>0.00</text:p>
          </table:table-cell>
          <table:table-cell table:formula="of:=[$'Parcel Time'.BA55]" office:value-type="float" office:value="58.161" calcext:value-type="float">
            <text:p>58.1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Time'.I56]" office:value-type="float" office:value="0" calcext:value-type="float">
            <text:p>0.00</text:p>
          </table:table-cell>
          <table:table-cell table:formula="of:=[$'Parcel Time'.J56]" office:value-type="float" office:value="55.8331" calcext:value-type="float">
            <text:p>55.83</text:p>
          </table:table-cell>
          <table:table-cell table:formula="of:=[$'Parcel Time'.K56]" office:value-type="float" office:value="0" calcext:value-type="float">
            <text:p>0.00</text:p>
          </table:table-cell>
          <table:table-cell table:formula="of:=[$'Parcel Time'.L56]" office:value-type="float" office:value="44.1669" calcext:value-type="float">
            <text:p>44.17</text:p>
          </table:table-cell>
          <table:table-cell table:formula="of:=[$'Parcel Time'.M56]" office:value-type="float" office:value="0" calcext:value-type="float">
            <text:p>0.00</text:p>
          </table:table-cell>
          <table:table-cell table:formula="of:=[$'Parcel Time'.N56]" office:value-type="float" office:value="-0.000000000000366762" calcext:value-type="float">
            <text:p>0.00</text:p>
          </table:table-cell>
          <table:table-cell table:formula="of:=[$'Parcel Time'.V56]" office:value-type="float" office:value="0" calcext:value-type="float">
            <text:p>0.00</text:p>
          </table:table-cell>
          <table:table-cell table:formula="of:=[$'Parcel Time'.W56]" office:value-type="float" office:value="70.8389" calcext:value-type="float">
            <text:p>70.84</text:p>
          </table:table-cell>
          <table:table-cell table:formula="of:=[$'Parcel Time'.X56]" office:value-type="float" office:value="0" calcext:value-type="float">
            <text:p>0.00</text:p>
          </table:table-cell>
          <table:table-cell table:formula="of:=[$'Parcel Time'.Y56]" office:value-type="float" office:value="29.1611" calcext:value-type="float">
            <text:p>29.16</text:p>
          </table:table-cell>
          <table:table-cell table:formula="of:=[$'Parcel Time'.Z56]" office:value-type="float" office:value="0" calcext:value-type="float">
            <text:p>0.00</text:p>
          </table:table-cell>
          <table:table-cell table:formula="of:=[$'Parcel Time'.AA56]" office:value-type="float" office:value="0.00000000000079465" calcext:value-type="float">
            <text:p>0.00</text:p>
          </table:table-cell>
          <table:table-cell table:formula="of:=[$'Parcel Time'.AI56]" office:value-type="float" office:value="0" calcext:value-type="float">
            <text:p>0.00</text:p>
          </table:table-cell>
          <table:table-cell table:formula="of:=[$'Parcel Time'.AJ56]" office:value-type="float" office:value="15.5759" calcext:value-type="float">
            <text:p>15.58</text:p>
          </table:table-cell>
          <table:table-cell table:formula="of:=[$'Parcel Time'.AK56]" office:value-type="float" office:value="0" calcext:value-type="float">
            <text:p>0.00</text:p>
          </table:table-cell>
          <table:table-cell table:formula="of:=[$'Parcel Time'.AL56]" office:value-type="float" office:value="6.41187" calcext:value-type="float">
            <text:p>6.41</text:p>
          </table:table-cell>
          <table:table-cell table:formula="of:=[$'Parcel Time'.AM56]" office:value-type="float" office:value="0" calcext:value-type="float">
            <text:p>0.00</text:p>
          </table:table-cell>
          <table:table-cell table:formula="of:=[$'Parcel Time'.AN56]" office:value-type="float" office:value="78.0123" calcext:value-type="float">
            <text:p>78.01</text:p>
          </table:table-cell>
          <table:table-cell table:formula="of:=[$'Parcel Time'.AV56]" office:value-type="float" office:value="0" calcext:value-type="float">
            <text:p>0.00</text:p>
          </table:table-cell>
          <table:table-cell table:formula="of:=[$'Parcel Time'.AW56]" office:value-type="float" office:value="21.979" calcext:value-type="float">
            <text:p>21.98</text:p>
          </table:table-cell>
          <table:table-cell table:formula="of:=[$'Parcel Time'.AX56]" office:value-type="float" office:value="0" calcext:value-type="float">
            <text:p>0.00</text:p>
          </table:table-cell>
          <table:table-cell table:formula="of:=[$'Parcel Time'.AY56]" office:value-type="float" office:value="6.92499" calcext:value-type="float">
            <text:p>6.92</text:p>
          </table:table-cell>
          <table:table-cell table:formula="of:=[$'Parcel Time'.AZ56]" office:value-type="float" office:value="0" calcext:value-type="float">
            <text:p>0.00</text:p>
          </table:table-cell>
          <table:table-cell table:formula="of:=[$'Parcel Time'.BA56]" office:value-type="float" office:value="71.096" calcext:value-type="float">
            <text:p>71.1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Time'.I57]" office:value-type="float" office:value="0" calcext:value-type="float">
            <text:p>0.00</text:p>
          </table:table-cell>
          <table:table-cell table:formula="of:=[$'Parcel Time'.J57]" office:value-type="float" office:value="44.023" calcext:value-type="float">
            <text:p>44.02</text:p>
          </table:table-cell>
          <table:table-cell table:formula="of:=[$'Parcel Time'.K57]" office:value-type="float" office:value="0" calcext:value-type="float">
            <text:p>0.00</text:p>
          </table:table-cell>
          <table:table-cell table:formula="of:=[$'Parcel Time'.L57]" office:value-type="float" office:value="55.977" calcext:value-type="float">
            <text:p>55.98</text:p>
          </table:table-cell>
          <table:table-cell table:formula="of:=[$'Parcel Time'.M57]" office:value-type="float" office:value="0" calcext:value-type="float">
            <text:p>0.00</text:p>
          </table:table-cell>
          <table:table-cell table:formula="of:=[$'Parcel Time'.N57]" office:value-type="float" office:value="-0.000000000000442755" calcext:value-type="float">
            <text:p>0.00</text:p>
          </table:table-cell>
          <table:table-cell table:formula="of:=[$'Parcel Time'.V57]" office:value-type="float" office:value="0" calcext:value-type="float">
            <text:p>0.00</text:p>
          </table:table-cell>
          <table:table-cell table:formula="of:=[$'Parcel Time'.W57]" office:value-type="float" office:value="70.0232" calcext:value-type="float">
            <text:p>70.02</text:p>
          </table:table-cell>
          <table:table-cell table:formula="of:=[$'Parcel Time'.X57]" office:value-type="float" office:value="0" calcext:value-type="float">
            <text:p>0.00</text:p>
          </table:table-cell>
          <table:table-cell table:formula="of:=[$'Parcel Time'.Y57]" office:value-type="float" office:value="29.9768" calcext:value-type="float">
            <text:p>29.98</text:p>
          </table:table-cell>
          <table:table-cell table:formula="of:=[$'Parcel Time'.Z57]" office:value-type="float" office:value="0" calcext:value-type="float">
            <text:p>0.00</text:p>
          </table:table-cell>
          <table:table-cell table:formula="of:=[$'Parcel Time'.AA57]" office:value-type="float" office:value="-0.000000000000255941" calcext:value-type="float">
            <text:p>0.00</text:p>
          </table:table-cell>
          <table:table-cell table:formula="of:=[$'Parcel Time'.AI57]" office:value-type="float" office:value="0" calcext:value-type="float">
            <text:p>0.00</text:p>
          </table:table-cell>
          <table:table-cell table:formula="of:=[$'Parcel Time'.AJ57]" office:value-type="float" office:value="21.3854" calcext:value-type="float">
            <text:p>21.39</text:p>
          </table:table-cell>
          <table:table-cell table:formula="of:=[$'Parcel Time'.AK57]" office:value-type="float" office:value="0" calcext:value-type="float">
            <text:p>0.00</text:p>
          </table:table-cell>
          <table:table-cell table:formula="of:=[$'Parcel Time'.AL57]" office:value-type="float" office:value="8.13347" calcext:value-type="float">
            <text:p>8.13</text:p>
          </table:table-cell>
          <table:table-cell table:formula="of:=[$'Parcel Time'.AM57]" office:value-type="float" office:value="0" calcext:value-type="float">
            <text:p>0.00</text:p>
          </table:table-cell>
          <table:table-cell table:formula="of:=[$'Parcel Time'.AN57]" office:value-type="float" office:value="70.4811" calcext:value-type="float">
            <text:p>70.48</text:p>
          </table:table-cell>
          <table:table-cell table:formula="of:=[$'Parcel Time'.AV57]" office:value-type="float" office:value="0" calcext:value-type="float">
            <text:p>0.00</text:p>
          </table:table-cell>
          <table:table-cell table:formula="of:=[$'Parcel Time'.AW57]" office:value-type="float" office:value="74.0101" calcext:value-type="float">
            <text:p>74.01</text:p>
          </table:table-cell>
          <table:table-cell table:formula="of:=[$'Parcel Time'.AX57]" office:value-type="float" office:value="0" calcext:value-type="float">
            <text:p>0.00</text:p>
          </table:table-cell>
          <table:table-cell table:formula="of:=[$'Parcel Time'.AY57]" office:value-type="float" office:value="25.9899" calcext:value-type="float">
            <text:p>25.99</text:p>
          </table:table-cell>
          <table:table-cell table:formula="of:=[$'Parcel Time'.AZ57]" office:value-type="float" office:value="0" calcext:value-type="float">
            <text:p>0.00</text:p>
          </table:table-cell>
          <table:table-cell table:formula="of:=[$'Parcel Time'.BA57]" office:value-type="float" office:value="-0.00000000000015045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Time'.I58]" office:value-type="float" office:value="0" calcext:value-type="float">
            <text:p>0.00</text:p>
          </table:table-cell>
          <table:table-cell table:formula="of:=[$'Parcel Time'.J58]" office:value-type="float" office:value="42.7581" calcext:value-type="float">
            <text:p>42.76</text:p>
          </table:table-cell>
          <table:table-cell table:formula="of:=[$'Parcel Time'.K58]" office:value-type="float" office:value="0" calcext:value-type="float">
            <text:p>0.00</text:p>
          </table:table-cell>
          <table:table-cell table:formula="of:=[$'Parcel Time'.L58]" office:value-type="float" office:value="57.2419" calcext:value-type="float">
            <text:p>57.24</text:p>
          </table:table-cell>
          <table:table-cell table:formula="of:=[$'Parcel Time'.M58]" office:value-type="float" office:value="0" calcext:value-type="float">
            <text:p>0.00</text:p>
          </table:table-cell>
          <table:table-cell table:formula="of:=[$'Parcel Time'.N58]" office:value-type="float" office:value="0.0000000000000977825" calcext:value-type="float">
            <text:p>0.00</text:p>
          </table:table-cell>
          <table:table-cell table:formula="of:=[$'Parcel Time'.V58]" office:value-type="float" office:value="0" calcext:value-type="float">
            <text:p>0.00</text:p>
          </table:table-cell>
          <table:table-cell table:formula="of:=[$'Parcel Time'.W58]" office:value-type="float" office:value="72.5717" calcext:value-type="float">
            <text:p>72.57</text:p>
          </table:table-cell>
          <table:table-cell table:formula="of:=[$'Parcel Time'.X58]" office:value-type="float" office:value="0" calcext:value-type="float">
            <text:p>0.00</text:p>
          </table:table-cell>
          <table:table-cell table:formula="of:=[$'Parcel Time'.Y58]" office:value-type="float" office:value="27.4283" calcext:value-type="float">
            <text:p>27.43</text:p>
          </table:table-cell>
          <table:table-cell table:formula="of:=[$'Parcel Time'.Z58]" office:value-type="float" office:value="0" calcext:value-type="float">
            <text:p>0.00</text:p>
          </table:table-cell>
          <table:table-cell table:formula="of:=[$'Parcel Time'.AA58]" office:value-type="float" office:value="0.00000000000650373" calcext:value-type="float">
            <text:p>0.00</text:p>
          </table:table-cell>
          <table:table-cell table:formula="of:=[$'Parcel Time'.AI58]" office:value-type="float" office:value="0" calcext:value-type="float">
            <text:p>0.00</text:p>
          </table:table-cell>
          <table:table-cell table:formula="of:=[$'Parcel Time'.AJ58]" office:value-type="float" office:value="69.9372" calcext:value-type="float">
            <text:p>69.94</text:p>
          </table:table-cell>
          <table:table-cell table:formula="of:=[$'Parcel Time'.AK58]" office:value-type="float" office:value="0" calcext:value-type="float">
            <text:p>0.00</text:p>
          </table:table-cell>
          <table:table-cell table:formula="of:=[$'Parcel Time'.AL58]" office:value-type="float" office:value="30.0628" calcext:value-type="float">
            <text:p>30.06</text:p>
          </table:table-cell>
          <table:table-cell table:formula="of:=[$'Parcel Time'.AM58]" office:value-type="float" office:value="0" calcext:value-type="float">
            <text:p>0.00</text:p>
          </table:table-cell>
          <table:table-cell table:formula="of:=[$'Parcel Time'.AN58]" office:value-type="float" office:value="0.00000000000175072" calcext:value-type="float">
            <text:p>0.00</text:p>
          </table:table-cell>
          <table:table-cell table:formula="of:=[$'Parcel Time'.AV58]" office:value-type="float" office:value="0" calcext:value-type="float">
            <text:p>0.00</text:p>
          </table:table-cell>
          <table:table-cell table:formula="of:=[$'Parcel Time'.AW58]" office:value-type="float" office:value="97.5042" calcext:value-type="float">
            <text:p>97.50</text:p>
          </table:table-cell>
          <table:table-cell table:formula="of:=[$'Parcel Time'.AX58]" office:value-type="float" office:value="0" calcext:value-type="float">
            <text:p>0.00</text:p>
          </table:table-cell>
          <table:table-cell table:formula="of:=[$'Parcel Time'.AY58]" office:value-type="float" office:value="2.49579" calcext:value-type="float">
            <text:p>2.50</text:p>
          </table:table-cell>
          <table:table-cell table:formula="of:=[$'Parcel Time'.AZ58]" office:value-type="float" office:value="0" calcext:value-type="float">
            <text:p>0.00</text:p>
          </table:table-cell>
          <table:table-cell table:formula="of:=[$'Parcel Time'.BA58]" office:value-type="float" office:value="0.00000000000021580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Time'.I59]" office:value-type="float" office:value="0" calcext:value-type="float">
            <text:p>0.00</text:p>
          </table:table-cell>
          <table:table-cell table:formula="of:=[$'Parcel Time'.J59]" office:value-type="float" office:value="46.8093" calcext:value-type="float">
            <text:p>46.81</text:p>
          </table:table-cell>
          <table:table-cell table:formula="of:=[$'Parcel Time'.K59]" office:value-type="float" office:value="0" calcext:value-type="float">
            <text:p>0.00</text:p>
          </table:table-cell>
          <table:table-cell table:formula="of:=[$'Parcel Time'.L59]" office:value-type="float" office:value="53.1907" calcext:value-type="float">
            <text:p>53.19</text:p>
          </table:table-cell>
          <table:table-cell table:formula="of:=[$'Parcel Time'.M59]" office:value-type="float" office:value="0" calcext:value-type="float">
            <text:p>0.00</text:p>
          </table:table-cell>
          <table:table-cell table:formula="of:=[$'Parcel Time'.N59]" office:value-type="float" office:value="-0.000000000000417274" calcext:value-type="float">
            <text:p>0.00</text:p>
          </table:table-cell>
          <table:table-cell table:formula="of:=[$'Parcel Time'.V59]" office:value-type="float" office:value="0" calcext:value-type="float">
            <text:p>0.00</text:p>
          </table:table-cell>
          <table:table-cell table:formula="of:=[$'Parcel Time'.W59]" office:value-type="float" office:value="9.23169" calcext:value-type="float">
            <text:p>9.23</text:p>
          </table:table-cell>
          <table:table-cell table:formula="of:=[$'Parcel Time'.X59]" office:value-type="float" office:value="0" calcext:value-type="float">
            <text:p>0.00</text:p>
          </table:table-cell>
          <table:table-cell table:formula="of:=[$'Parcel Time'.Y59]" office:value-type="float" office:value="8.98199" calcext:value-type="float">
            <text:p>8.98</text:p>
          </table:table-cell>
          <table:table-cell table:formula="of:=[$'Parcel Time'.Z59]" office:value-type="float" office:value="0" calcext:value-type="float">
            <text:p>0.00</text:p>
          </table:table-cell>
          <table:table-cell table:formula="of:=[$'Parcel Time'.AA59]" office:value-type="float" office:value="81.7863" calcext:value-type="float">
            <text:p>81.79</text:p>
          </table:table-cell>
          <table:table-cell table:formula="of:=[$'Parcel Time'.AI59]" office:value-type="float" office:value="0" calcext:value-type="float">
            <text:p>0.00</text:p>
          </table:table-cell>
          <table:table-cell table:formula="of:=[$'Parcel Time'.AJ59]" office:value-type="float" office:value="18.3996" calcext:value-type="float">
            <text:p>18.40</text:p>
          </table:table-cell>
          <table:table-cell table:formula="of:=[$'Parcel Time'.AK59]" office:value-type="float" office:value="0" calcext:value-type="float">
            <text:p>0.00</text:p>
          </table:table-cell>
          <table:table-cell table:formula="of:=[$'Parcel Time'.AL59]" office:value-type="float" office:value="7.40852" calcext:value-type="float">
            <text:p>7.41</text:p>
          </table:table-cell>
          <table:table-cell table:formula="of:=[$'Parcel Time'.AM59]" office:value-type="float" office:value="0" calcext:value-type="float">
            <text:p>0.00</text:p>
          </table:table-cell>
          <table:table-cell table:formula="of:=[$'Parcel Time'.AN59]" office:value-type="float" office:value="74.1919" calcext:value-type="float">
            <text:p>74.19</text:p>
          </table:table-cell>
          <table:table-cell table:formula="of:=[$'Parcel Time'.AV59]" office:value-type="float" office:value="0" calcext:value-type="float">
            <text:p>0.00</text:p>
          </table:table-cell>
          <table:table-cell table:formula="of:=[$'Parcel Time'.AW59]" office:value-type="float" office:value="29.3807" calcext:value-type="float">
            <text:p>29.38</text:p>
          </table:table-cell>
          <table:table-cell table:formula="of:=[$'Parcel Time'.AX59]" office:value-type="float" office:value="0" calcext:value-type="float">
            <text:p>0.00</text:p>
          </table:table-cell>
          <table:table-cell table:formula="of:=[$'Parcel Time'.AY59]" office:value-type="float" office:value="8.68122" calcext:value-type="float">
            <text:p>8.68</text:p>
          </table:table-cell>
          <table:table-cell table:formula="of:=[$'Parcel Time'.AZ59]" office:value-type="float" office:value="0" calcext:value-type="float">
            <text:p>0.00</text:p>
          </table:table-cell>
          <table:table-cell table:formula="of:=[$'Parcel Time'.BA59]" office:value-type="float" office:value="61.9381" calcext:value-type="float">
            <text:p>61.94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Time'.I60]" office:value-type="float" office:value="0" calcext:value-type="float">
            <text:p>0.00</text:p>
          </table:table-cell>
          <table:table-cell table:formula="of:=[$'Parcel Time'.J60]" office:value-type="float" office:value="58.5658" calcext:value-type="float">
            <text:p>58.57</text:p>
          </table:table-cell>
          <table:table-cell table:formula="of:=[$'Parcel Time'.K60]" office:value-type="float" office:value="0" calcext:value-type="float">
            <text:p>0.00</text:p>
          </table:table-cell>
          <table:table-cell table:formula="of:=[$'Parcel Time'.L60]" office:value-type="float" office:value="41.4342" calcext:value-type="float">
            <text:p>41.43</text:p>
          </table:table-cell>
          <table:table-cell table:formula="of:=[$'Parcel Time'.M60]" office:value-type="float" office:value="0" calcext:value-type="float">
            <text:p>0.00</text:p>
          </table:table-cell>
          <table:table-cell table:formula="of:=[$'Parcel Time'.N60]" office:value-type="float" office:value="-0.000000000000397689" calcext:value-type="float">
            <text:p>0.00</text:p>
          </table:table-cell>
          <table:table-cell table:formula="of:=[$'Parcel Time'.V60]" office:value-type="float" office:value="0" calcext:value-type="float">
            <text:p>0.00</text:p>
          </table:table-cell>
          <table:table-cell table:formula="of:=[$'Parcel Time'.W60]" office:value-type="float" office:value="65.7621" calcext:value-type="float">
            <text:p>65.76</text:p>
          </table:table-cell>
          <table:table-cell table:formula="of:=[$'Parcel Time'.X60]" office:value-type="float" office:value="0" calcext:value-type="float">
            <text:p>0.00</text:p>
          </table:table-cell>
          <table:table-cell table:formula="of:=[$'Parcel Time'.Y60]" office:value-type="float" office:value="34.2379" calcext:value-type="float">
            <text:p>34.24</text:p>
          </table:table-cell>
          <table:table-cell table:formula="of:=[$'Parcel Time'.Z60]" office:value-type="float" office:value="0" calcext:value-type="float">
            <text:p>0.00</text:p>
          </table:table-cell>
          <table:table-cell table:formula="of:=[$'Parcel Time'.AA60]" office:value-type="float" office:value="0.000000000000103899" calcext:value-type="float">
            <text:p>0.00</text:p>
          </table:table-cell>
          <table:table-cell table:formula="of:=[$'Parcel Time'.AI60]" office:value-type="float" office:value="0" calcext:value-type="float">
            <text:p>0.00</text:p>
          </table:table-cell>
          <table:table-cell table:formula="of:=[$'Parcel Time'.AJ60]" office:value-type="float" office:value="22.4164" calcext:value-type="float">
            <text:p>22.42</text:p>
          </table:table-cell>
          <table:table-cell table:formula="of:=[$'Parcel Time'.AK60]" office:value-type="float" office:value="0" calcext:value-type="float">
            <text:p>0.00</text:p>
          </table:table-cell>
          <table:table-cell table:formula="of:=[$'Parcel Time'.AL60]" office:value-type="float" office:value="5.48812" calcext:value-type="float">
            <text:p>5.49</text:p>
          </table:table-cell>
          <table:table-cell table:formula="of:=[$'Parcel Time'.AM60]" office:value-type="float" office:value="0" calcext:value-type="float">
            <text:p>0.00</text:p>
          </table:table-cell>
          <table:table-cell table:formula="of:=[$'Parcel Time'.AN60]" office:value-type="float" office:value="72.0954" calcext:value-type="float">
            <text:p>72.10</text:p>
          </table:table-cell>
          <table:table-cell table:formula="of:=[$'Parcel Time'.AV60]" office:value-type="float" office:value="0" calcext:value-type="float">
            <text:p>0.00</text:p>
          </table:table-cell>
          <table:table-cell table:formula="of:=[$'Parcel Time'.AW60]" office:value-type="float" office:value="30.4371" calcext:value-type="float">
            <text:p>30.44</text:p>
          </table:table-cell>
          <table:table-cell table:formula="of:=[$'Parcel Time'.AX60]" office:value-type="float" office:value="0" calcext:value-type="float">
            <text:p>0.00</text:p>
          </table:table-cell>
          <table:table-cell table:formula="of:=[$'Parcel Time'.AY60]" office:value-type="float" office:value="7.25276" calcext:value-type="float">
            <text:p>7.25</text:p>
          </table:table-cell>
          <table:table-cell table:formula="of:=[$'Parcel Time'.AZ60]" office:value-type="float" office:value="0" calcext:value-type="float">
            <text:p>0.00</text:p>
          </table:table-cell>
          <table:table-cell table:formula="of:=[$'Parcel Time'.BA60]" office:value-type="float" office:value="62.3101" calcext:value-type="float">
            <text:p>62.3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Time'.I61]" office:value-type="float" office:value="0" calcext:value-type="float">
            <text:p>0.00</text:p>
          </table:table-cell>
          <table:table-cell table:formula="of:=[$'Parcel Time'.J61]" office:value-type="float" office:value="74.2498" calcext:value-type="float">
            <text:p>74.25</text:p>
          </table:table-cell>
          <table:table-cell table:formula="of:=[$'Parcel Time'.K61]" office:value-type="float" office:value="0" calcext:value-type="float">
            <text:p>0.00</text:p>
          </table:table-cell>
          <table:table-cell table:formula="of:=[$'Parcel Time'.L61]" office:value-type="float" office:value="25.7502" calcext:value-type="float">
            <text:p>25.75</text:p>
          </table:table-cell>
          <table:table-cell table:formula="of:=[$'Parcel Time'.M61]" office:value-type="float" office:value="0" calcext:value-type="float">
            <text:p>0.00</text:p>
          </table:table-cell>
          <table:table-cell table:formula="of:=[$'Parcel Time'.N61]" office:value-type="float" office:value="0.0000000000000659134" calcext:value-type="float">
            <text:p>0.00</text:p>
          </table:table-cell>
          <table:table-cell table:formula="of:=[$'Parcel Time'.V61]" office:value-type="float" office:value="0" calcext:value-type="float">
            <text:p>0.00</text:p>
          </table:table-cell>
          <table:table-cell table:formula="of:=[$'Parcel Time'.W61]" office:value-type="float" office:value="84.8893" calcext:value-type="float">
            <text:p>84.89</text:p>
          </table:table-cell>
          <table:table-cell table:formula="of:=[$'Parcel Time'.X61]" office:value-type="float" office:value="0" calcext:value-type="float">
            <text:p>0.00</text:p>
          </table:table-cell>
          <table:table-cell table:formula="of:=[$'Parcel Time'.Y61]" office:value-type="float" office:value="15.1107" calcext:value-type="float">
            <text:p>15.11</text:p>
          </table:table-cell>
          <table:table-cell table:formula="of:=[$'Parcel Time'.Z61]" office:value-type="float" office:value="0" calcext:value-type="float">
            <text:p>0.00</text:p>
          </table:table-cell>
          <table:table-cell table:formula="of:=[$'Parcel Time'.AA61]" office:value-type="float" office:value="-0.000000000000299487" calcext:value-type="float">
            <text:p>0.00</text:p>
          </table:table-cell>
          <table:table-cell table:formula="of:=[$'Parcel Time'.AI61]" office:value-type="float" office:value="0" calcext:value-type="float">
            <text:p>0.00</text:p>
          </table:table-cell>
          <table:table-cell table:formula="of:=[$'Parcel Time'.AJ61]" office:value-type="float" office:value="92.908" calcext:value-type="float">
            <text:p>92.91</text:p>
          </table:table-cell>
          <table:table-cell table:formula="of:=[$'Parcel Time'.AK61]" office:value-type="float" office:value="0" calcext:value-type="float">
            <text:p>0.00</text:p>
          </table:table-cell>
          <table:table-cell table:formula="of:=[$'Parcel Time'.AL61]" office:value-type="float" office:value="7.092" calcext:value-type="float">
            <text:p>7.09</text:p>
          </table:table-cell>
          <table:table-cell table:formula="of:=[$'Parcel Time'.AM61]" office:value-type="float" office:value="0" calcext:value-type="float">
            <text:p>0.00</text:p>
          </table:table-cell>
          <table:table-cell table:formula="of:=[$'Parcel Time'.AN61]" office:value-type="float" office:value="-0.000000000000420543" calcext:value-type="float">
            <text:p>0.00</text:p>
          </table:table-cell>
          <table:table-cell table:formula="of:=[$'Parcel Time'.AV61]" office:value-type="float" office:value="0" calcext:value-type="float">
            <text:p>0.00</text:p>
          </table:table-cell>
          <table:table-cell table:formula="of:=[$'Parcel Time'.AW61]" office:value-type="float" office:value="33.1069" calcext:value-type="float">
            <text:p>33.11</text:p>
          </table:table-cell>
          <table:table-cell table:formula="of:=[$'Parcel Time'.AX61]" office:value-type="float" office:value="0" calcext:value-type="float">
            <text:p>0.00</text:p>
          </table:table-cell>
          <table:table-cell table:formula="of:=[$'Parcel Time'.AY61]" office:value-type="float" office:value="1.63715" calcext:value-type="float">
            <text:p>1.64</text:p>
          </table:table-cell>
          <table:table-cell table:formula="of:=[$'Parcel Time'.AZ61]" office:value-type="float" office:value="0" calcext:value-type="float">
            <text:p>0.00</text:p>
          </table:table-cell>
          <table:table-cell table:formula="of:=[$'Parcel Time'.BA61]" office:value-type="float" office:value="65.256" calcext:value-type="float">
            <text:p>65.2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Time'.I62]" office:value-type="float" office:value="0" calcext:value-type="float">
            <text:p>0.00</text:p>
          </table:table-cell>
          <table:table-cell table:formula="of:=[$'Parcel Time'.J62]" office:value-type="float" office:value="38.6267" calcext:value-type="float">
            <text:p>38.63</text:p>
          </table:table-cell>
          <table:table-cell table:formula="of:=[$'Parcel Time'.K62]" office:value-type="float" office:value="0" calcext:value-type="float">
            <text:p>0.00</text:p>
          </table:table-cell>
          <table:table-cell table:formula="of:=[$'Parcel Time'.L62]" office:value-type="float" office:value="61.3733" calcext:value-type="float">
            <text:p>61.37</text:p>
          </table:table-cell>
          <table:table-cell table:formula="of:=[$'Parcel Time'.M62]" office:value-type="float" office:value="0" calcext:value-type="float">
            <text:p>0.00</text:p>
          </table:table-cell>
          <table:table-cell table:formula="of:=[$'Parcel Time'.N62]" office:value-type="float" office:value="-0.000000000000408905" calcext:value-type="float">
            <text:p>0.00</text:p>
          </table:table-cell>
          <table:table-cell table:formula="of:=[$'Parcel Time'.V62]" office:value-type="float" office:value="0" calcext:value-type="float">
            <text:p>0.00</text:p>
          </table:table-cell>
          <table:table-cell table:formula="of:=[$'Parcel Time'.W62]" office:value-type="float" office:value="16.3517" calcext:value-type="float">
            <text:p>16.35</text:p>
          </table:table-cell>
          <table:table-cell table:formula="of:=[$'Parcel Time'.X62]" office:value-type="float" office:value="0" calcext:value-type="float">
            <text:p>0.00</text:p>
          </table:table-cell>
          <table:table-cell table:formula="of:=[$'Parcel Time'.Y62]" office:value-type="float" office:value="9.13517" calcext:value-type="float">
            <text:p>9.14</text:p>
          </table:table-cell>
          <table:table-cell table:formula="of:=[$'Parcel Time'.Z62]" office:value-type="float" office:value="0" calcext:value-type="float">
            <text:p>0.00</text:p>
          </table:table-cell>
          <table:table-cell table:formula="of:=[$'Parcel Time'.AA62]" office:value-type="float" office:value="74.5132" calcext:value-type="float">
            <text:p>74.51</text:p>
          </table:table-cell>
          <table:table-cell table:formula="of:=[$'Parcel Time'.AI62]" office:value-type="float" office:value="0" calcext:value-type="float">
            <text:p>0.00</text:p>
          </table:table-cell>
          <table:table-cell table:formula="of:=[$'Parcel Time'.AJ62]" office:value-type="float" office:value="17.221" calcext:value-type="float">
            <text:p>17.22</text:p>
          </table:table-cell>
          <table:table-cell table:formula="of:=[$'Parcel Time'.AK62]" office:value-type="float" office:value="0" calcext:value-type="float">
            <text:p>0.00</text:p>
          </table:table-cell>
          <table:table-cell table:formula="of:=[$'Parcel Time'.AL62]" office:value-type="float" office:value="9.62084" calcext:value-type="float">
            <text:p>9.62</text:p>
          </table:table-cell>
          <table:table-cell table:formula="of:=[$'Parcel Time'.AM62]" office:value-type="float" office:value="0" calcext:value-type="float">
            <text:p>0.00</text:p>
          </table:table-cell>
          <table:table-cell table:formula="of:=[$'Parcel Time'.AN62]" office:value-type="float" office:value="73.1581" calcext:value-type="float">
            <text:p>73.16</text:p>
          </table:table-cell>
          <table:table-cell table:formula="of:=[$'Parcel Time'.AV62]" office:value-type="float" office:value="0" calcext:value-type="float">
            <text:p>0.00</text:p>
          </table:table-cell>
          <table:table-cell table:formula="of:=[$'Parcel Time'.AW62]" office:value-type="float" office:value="21.4565" calcext:value-type="float">
            <text:p>21.46</text:p>
          </table:table-cell>
          <table:table-cell table:formula="of:=[$'Parcel Time'.AX62]" office:value-type="float" office:value="0" calcext:value-type="float">
            <text:p>0.00</text:p>
          </table:table-cell>
          <table:table-cell table:formula="of:=[$'Parcel Time'.AY62]" office:value-type="float" office:value="13.9901" calcext:value-type="float">
            <text:p>13.99</text:p>
          </table:table-cell>
          <table:table-cell table:formula="of:=[$'Parcel Time'.AZ62]" office:value-type="float" office:value="0" calcext:value-type="float">
            <text:p>0.00</text:p>
          </table:table-cell>
          <table:table-cell table:formula="of:=[$'Parcel Time'.BA62]" office:value-type="float" office:value="64.5534" calcext:value-type="float">
            <text:p>64.55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53.77134" calcext:value-type="float">
            <text:p>53.77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46.22866" calcext:value-type="float">
            <text:p>46.23</text:p>
          </table:table-cell>
          <table:table-cell table:style-name="ce37" table:formula="of:=AVERAGE([.F4:.F13])" office:value-type="float" office:value="0.113777E-307" calcext:value-type="float">
            <text:p>0.00</text:p>
          </table:table-cell>
          <table:table-cell table:style-name="ce37" table:formula="of:=AVERAGE([.G4:.G13])" office:value-type="float" office:value="-0.000000000000163022273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53.76192" calcext:value-type="float">
            <text:p>53.76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37.762829" calcext:value-type="float">
            <text:p>37.76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8.4752600000001" calcext:value-type="float">
            <text:p>8.48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52.810201" calcext:value-type="float">
            <text:p>52.81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20.794792" calcext:value-type="float">
            <text:p>20.79</text:p>
          </table:table-cell>
          <table:table-cell table:style-name="ce37" table:formula="of:=AVERAGE([.R4:.R13])" office:value-type="float" office:value="0" calcext:value-type="float">
            <text:p>0.00</text:p>
          </table:table-cell>
          <table:table-cell table:style-name="ce37" table:formula="of:=AVERAGE([.S4:.S13])" office:value-type="float" office:value="26.3950100000001" calcext:value-type="float">
            <text:p>26.40</text:p>
          </table:table-cell>
          <table:table-cell table:style-name="ce37" table:formula="of:=AVERAGE([.T4:.T13])" office:value-type="float" office:value="0" calcext:value-type="float">
            <text:p>0.00</text:p>
          </table:table-cell>
          <table:table-cell table:style-name="ce37" table:formula="of:=AVERAGE([.U4:.U13])" office:value-type="float" office:value="68.10255" calcext:value-type="float">
            <text:p>68.1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24.958971" calcext:value-type="float">
            <text:p>24.96</text:p>
          </table:table-cell>
          <table:table-cell table:style-name="ce37" table:formula="of:=AVERAGE([.X4:.X13])" office:value-type="float" office:value="0" calcext:value-type="float">
            <text:p>0.00</text:p>
          </table:table-cell>
          <table:table-cell table:style-name="ce37" table:formula="of:=AVERAGE([.Y4:.Y13])" office:value-type="float" office:value="6.93847000000011" calcext:value-type="float">
            <text:p>6.94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47.30475" calcext:value-type="float">
            <text:p>47.3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52.69525" calcext:value-type="float">
            <text:p>52.70</text:p>
          </table:table-cell>
          <table:table-cell table:style-name="ce37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-0.00000000000011219258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61.43957" calcext:value-type="float">
            <text:p>61.44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38.56043" calcext:value-type="float">
            <text:p>38.56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0.00000000000393099357" calcext:value-type="float">
            <text:p>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50.673632" calcext:value-type="float">
            <text:p>50.67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24.873528" calcext:value-type="float">
            <text:p>24.87</text:p>
          </table:table-cell>
          <table:table-cell table:style-name="ce37" table:formula="of:=AVERAGE([.R14:.R23])" office:value-type="float" office:value="0" calcext:value-type="float">
            <text:p>0.00</text:p>
          </table:table-cell>
          <table:table-cell table:style-name="ce37" table:formula="of:=AVERAGE([.S14:.S23])" office:value-type="float" office:value="24.4528299999999" calcext:value-type="float">
            <text:p>24.45</text:p>
          </table:table-cell>
          <table:table-cell table:style-name="ce37" table:formula="of:=AVERAGE([.T14:.T23])" office:value-type="float" office:value="0" calcext:value-type="float">
            <text:p>0.00</text:p>
          </table:table-cell>
          <table:table-cell table:style-name="ce37" table:formula="of:=AVERAGE([.U14:.U23])" office:value-type="float" office:value="44.860659" calcext:value-type="float">
            <text:p>44.86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6.069151" calcext:value-type="float">
            <text:p>16.07</text:p>
          </table:table-cell>
          <table:table-cell table:style-name="ce37" table:formula="of:=AVERAGE([.X14:.X23])" office:value-type="float" office:value="0" calcext:value-type="float">
            <text:p>0.00</text:p>
          </table:table-cell>
          <table:table-cell table:style-name="ce37" table:formula="of:=AVERAGE([.Y14:.Y23])" office:value-type="float" office:value="39.0701800000005" calcext:value-type="float">
            <text:p>39.07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45.42256" calcext:value-type="float">
            <text:p>45.42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54.57744" calcext:value-type="float">
            <text:p>54.58</text:p>
          </table:table-cell>
          <table:table-cell table:style-name="ce37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3.69150999999999E-015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63.58573" calcext:value-type="float">
            <text:p>63.59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36.41427" calcext:value-type="float">
            <text:p>36.41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0.000000000000056843909" calcext:value-type="float">
            <text:p>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69.97954" calcext:value-type="float">
            <text:p>69.98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30.02046" calcext:value-type="float">
            <text:p>30.02</text:p>
          </table:table-cell>
          <table:table-cell table:style-name="ce37" table:formula="of:=AVERAGE([.R24:.R33])" office:value-type="float" office:value="0" calcext:value-type="float">
            <text:p>0.00</text:p>
          </table:table-cell>
          <table:table-cell table:style-name="ce37" table:formula="of:=AVERAGE([.S24:.S33])" office:value-type="float" office:value="0.00000000000133452806" calcext:value-type="float">
            <text:p>0.00</text:p>
          </table:table-cell>
          <table:table-cell table:style-name="ce37" table:formula="of:=AVERAGE([.T24:.T33])" office:value-type="float" office:value="0" calcext:value-type="float">
            <text:p>0.00</text:p>
          </table:table-cell>
          <table:table-cell table:style-name="ce37" table:formula="of:=AVERAGE([.U24:.U33])" office:value-type="float" office:value="66.741" calcext:value-type="float">
            <text:p>66.74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20.027114" calcext:value-type="float">
            <text:p>20.03</text:p>
          </table:table-cell>
          <table:table-cell table:style-name="ce37" table:formula="of:=AVERAGE([.X24:.X33])" office:value-type="float" office:value="0" calcext:value-type="float">
            <text:p>0.00</text:p>
          </table:table-cell>
          <table:table-cell table:style-name="ce37" table:formula="of:=AVERAGE([.Y24:.Y33])" office:value-type="float" office:value="13.23188" calcext:value-type="float">
            <text:p>13.23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47.72751" calcext:value-type="float">
            <text:p>47.73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52.27249" calcext:value-type="float">
            <text:p>52.27</text:p>
          </table:table-cell>
          <table:table-cell table:style-name="ce37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-0.00000000000003821704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62.95002" calcext:value-type="float">
            <text:p>62.95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37.04998" calcext:value-type="float">
            <text:p>37.05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0.00000000000003882208" calcext:value-type="float">
            <text:p>0.00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0.63622" calcext:value-type="float">
            <text:p>60.64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25.013786" calcext:value-type="float">
            <text:p>25.01</text:p>
          </table:table-cell>
          <table:table-cell table:style-name="ce37" table:formula="of:=AVERAGE([.R34:.R43])" office:value-type="float" office:value="0" calcext:value-type="float">
            <text:p>0.00</text:p>
          </table:table-cell>
          <table:table-cell table:style-name="ce37" table:formula="of:=AVERAGE([.S34:.S43])" office:value-type="float" office:value="14.3500000000024" calcext:value-type="float">
            <text:p>14.35</text:p>
          </table:table-cell>
          <table:table-cell table:style-name="ce37" table:formula="of:=AVERAGE([.T34:.T43])" office:value-type="float" office:value="0" calcext:value-type="float">
            <text:p>0.00</text:p>
          </table:table-cell>
          <table:table-cell table:style-name="ce37" table:formula="of:=AVERAGE([.U34:.U43])" office:value-type="float" office:value="42.07415" calcext:value-type="float">
            <text:p>42.07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2.836412" calcext:value-type="float">
            <text:p>12.84</text:p>
          </table:table-cell>
          <table:table-cell table:style-name="ce37" table:formula="of:=AVERAGE([.X34:.X43])" office:value-type="float" office:value="0" calcext:value-type="float">
            <text:p>0.00</text:p>
          </table:table-cell>
          <table:table-cell table:style-name="ce37" table:formula="of:=AVERAGE([.Y34:.Y43])" office:value-type="float" office:value="45.0894300000001" calcext:value-type="float">
            <text:p>45.09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50.78685" calcext:value-type="float">
            <text:p>50.79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49.21315" calcext:value-type="float">
            <text:p>49.21</text:p>
          </table:table-cell>
          <table:table-cell table:style-name="ce37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-0.00000000000001954831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60.209517" calcext:value-type="float">
            <text:p>60.21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22.21226" calcext:value-type="float">
            <text:p>22.21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17.5782299999999" calcext:value-type="float">
            <text:p>17.58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57.95503" calcext:value-type="float">
            <text:p>57.96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20.794563" calcext:value-type="float">
            <text:p>20.79</text:p>
          </table:table-cell>
          <table:table-cell table:style-name="ce37" table:formula="of:=AVERAGE([.R44:.R53])" office:value-type="float" office:value="0" calcext:value-type="float">
            <text:p>0.00</text:p>
          </table:table-cell>
          <table:table-cell table:style-name="ce37" table:formula="of:=AVERAGE([.S44:.S53])" office:value-type="float" office:value="21.2503999999994" calcext:value-type="float">
            <text:p>21.25</text:p>
          </table:table-cell>
          <table:table-cell table:style-name="ce37" table:formula="of:=AVERAGE([.T44:.T53])" office:value-type="float" office:value="0" calcext:value-type="float">
            <text:p>0.00</text:p>
          </table:table-cell>
          <table:table-cell table:style-name="ce37" table:formula="of:=AVERAGE([.U44:.U53])" office:value-type="float" office:value="51.202637" calcext:value-type="float">
            <text:p>51.20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14.467534" calcext:value-type="float">
            <text:p>14.47</text:p>
          </table:table-cell>
          <table:table-cell table:style-name="ce37" table:formula="of:=AVERAGE([.X44:.X53])" office:value-type="float" office:value="0" calcext:value-type="float">
            <text:p>0.00</text:p>
          </table:table-cell>
          <table:table-cell table:style-name="ce37" table:formula="of:=AVERAGE([.Y44:.Y53])" office:value-type="float" office:value="34.3298299999985" calcext:value-type="float">
            <text:p>34.33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0" calcext:value-type="float">
            <text:p>0.00</text:p>
          </table:table-cell>
          <table:table-cell table:style-name="ce38" table:formula="of:=AVERAGE([.C54:.C63])" office:value-type="float" office:value="54.07104" calcext:value-type="float">
            <text:p>54.07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45.92896" calcext:value-type="float">
            <text:p>45.93</text:p>
          </table:table-cell>
          <table:table-cell table:style-name="ce38" table:formula="of:=AVERAGE([.F54:.F63])" office:value-type="float" office:value="0" calcext:value-type="float">
            <text:p>0.00</text:p>
          </table:table-cell>
          <table:table-cell table:style-name="ce38" table:formula="of:=AVERAGE([.G54:.G63])" office:value-type="float" office:value="-0.00000000000019027721" calcext:value-type="float">
            <text:p>0.00</text:p>
          </table:table-cell>
          <table:table-cell table:style-name="ce38" table:formula="of:=AVERAGE([.H54:.H63])" office:value-type="float" office:value="0" calcext:value-type="float">
            <text:p>0.00</text:p>
          </table:table-cell>
          <table:table-cell table:style-name="ce38" table:formula="of:=AVERAGE([.I54:.I63])" office:value-type="float" office:value="55.118879" calcext:value-type="float">
            <text:p>55.12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21.528253" calcext:value-type="float">
            <text:p>21.53</text:p>
          </table:table-cell>
          <table:table-cell table:style-name="ce38" table:formula="of:=AVERAGE([.L54:.L63])" office:value-type="float" office:value="0" calcext:value-type="float">
            <text:p>0.00</text:p>
          </table:table-cell>
          <table:table-cell table:style-name="ce38" table:formula="of:=AVERAGE([.M54:.M63])" office:value-type="float" office:value="23.3528700000004" calcext:value-type="float">
            <text:p>23.35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32.906" calcext:value-type="float">
            <text:p>32.91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9.335293" calcext:value-type="float">
            <text:p>9.34</text:p>
          </table:table-cell>
          <table:table-cell table:style-name="ce38" table:formula="of:=AVERAGE([.R54:.R63])" office:value-type="float" office:value="0" calcext:value-type="float">
            <text:p>0.00</text:p>
          </table:table-cell>
          <table:table-cell table:style-name="ce38" table:formula="of:=AVERAGE([.S54:.S63])" office:value-type="float" office:value="57.7587000000001" calcext:value-type="float">
            <text:p>57.76</text:p>
          </table:table-cell>
          <table:table-cell table:style-name="ce38" table:formula="of:=AVERAGE([.T54:.T63])" office:value-type="float" office:value="0" calcext:value-type="float">
            <text:p>0.00</text:p>
          </table:table-cell>
          <table:table-cell table:style-name="ce38" table:formula="of:=AVERAGE([.U54:.U63])" office:value-type="float" office:value="42.05983" calcext:value-type="float">
            <text:p>42.06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8.765843" calcext:value-type="float">
            <text:p>8.77</text:p>
          </table:table-cell>
          <table:table-cell table:style-name="ce38" table:formula="of:=AVERAGE([.X54:.X63])" office:value-type="float" office:value="0" calcext:value-type="float">
            <text:p>0.00</text:p>
          </table:table-cell>
          <table:table-cell table:style-name="ce38" table:formula="of:=AVERAGE([.Y54:.Y63])" office:value-type="float" office:value="49.17432" calcext:value-type="float">
            <text:p>49.17</text:p>
          </table:table-cell>
        </table:table-row>
      </table:table>
      <table:table table:name="Compare Dist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</table:table-row>
        <table:table-row table:style-name="ro1">
          <table:covered-table-cell table:style-name="ce68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Dist'.G3]" office:value-type="float" office:value="0" calcext:value-type="float">
            <text:p>0.00</text:p>
          </table:table-cell>
          <table:table-cell table:formula="of:=[$'Parcel Dist'.H3]" office:value-type="float" office:value="36.9757" calcext:value-type="float">
            <text:p>36.98</text:p>
          </table:table-cell>
          <table:table-cell table:formula="of:=[$'Parcel Dist'.I3]" office:value-type="float" office:value="0" calcext:value-type="float">
            <text:p>0.00</text:p>
          </table:table-cell>
          <table:table-cell table:formula="of:=[$'Parcel Dist'.J3]" office:value-type="float" office:value="63.0243" calcext:value-type="float">
            <text:p>63.02</text:p>
          </table:table-cell>
          <table:table-cell table:formula="of:=[$'Parcel Dist'.P3]" office:value-type="float" office:value="0" calcext:value-type="float">
            <text:p>0.00</text:p>
          </table:table-cell>
          <table:table-cell table:formula="of:=[$'Parcel Dist'.Q3]" office:value-type="float" office:value="36.9757" calcext:value-type="float">
            <text:p>36.98</text:p>
          </table:table-cell>
          <table:table-cell table:formula="of:=[$'Parcel Dist'.R3]" office:value-type="float" office:value="0" calcext:value-type="float">
            <text:p>0.00</text:p>
          </table:table-cell>
          <table:table-cell table:formula="of:=[$'Parcel Dist'.S3]" office:value-type="float" office:value="63.0243" calcext:value-type="float">
            <text:p>63.02</text:p>
          </table:table-cell>
          <table:table-cell table:formula="of:=[$'Parcel Dist'.Y3]" office:value-type="float" office:value="0" calcext:value-type="float">
            <text:p>0.00</text:p>
          </table:table-cell>
          <table:table-cell table:formula="of:=[$'Parcel Dist'.Z3]" office:value-type="float" office:value="36.9757" calcext:value-type="float">
            <text:p>36.98</text:p>
          </table:table-cell>
          <table:table-cell table:formula="of:=[$'Parcel Dist'.AA3]" office:value-type="float" office:value="0" calcext:value-type="float">
            <text:p>0.00</text:p>
          </table:table-cell>
          <table:table-cell table:formula="of:=[$'Parcel Dist'.AB3]" office:value-type="float" office:value="63.0243" calcext:value-type="float">
            <text:p>63.02</text:p>
          </table:table-cell>
          <table:table-cell table:formula="of:=[$'Parcel Dist'.AH3]" office:value-type="float" office:value="0" calcext:value-type="float">
            <text:p>0.00</text:p>
          </table:table-cell>
          <table:table-cell table:formula="of:=[$'Parcel Dist'.AI3]" office:value-type="float" office:value="50.3614" calcext:value-type="float">
            <text:p>50.36</text:p>
          </table:table-cell>
          <table:table-cell table:formula="of:=[$'Parcel Dist'.AJ3]" office:value-type="float" office:value="0" calcext:value-type="float">
            <text:p>0.00</text:p>
          </table:table-cell>
          <table:table-cell table:formula="of:=[$'Parcel Dist'.AK3]" office:value-type="float" office:value="49.6386" calcext:value-type="float">
            <text:p>49.64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Dist'.G4]" office:value-type="float" office:value="0" calcext:value-type="float">
            <text:p>0.00</text:p>
          </table:table-cell>
          <table:table-cell table:formula="of:=[$'Parcel Dist'.H4]" office:value-type="float" office:value="47.7737" calcext:value-type="float">
            <text:p>47.77</text:p>
          </table:table-cell>
          <table:table-cell table:formula="of:=[$'Parcel Dist'.I4]" office:value-type="float" office:value="0" calcext:value-type="float">
            <text:p>0.00</text:p>
          </table:table-cell>
          <table:table-cell table:formula="of:=[$'Parcel Dist'.J4]" office:value-type="float" office:value="52.2263" calcext:value-type="float">
            <text:p>52.23</text:p>
          </table:table-cell>
          <table:table-cell table:formula="of:=[$'Parcel Dist'.P4]" office:value-type="float" office:value="0" calcext:value-type="float">
            <text:p>0.00</text:p>
          </table:table-cell>
          <table:table-cell table:formula="of:=[$'Parcel Dist'.Q4]" office:value-type="float" office:value="47.7737" calcext:value-type="float">
            <text:p>47.77</text:p>
          </table:table-cell>
          <table:table-cell table:formula="of:=[$'Parcel Dist'.R4]" office:value-type="float" office:value="0" calcext:value-type="float">
            <text:p>0.00</text:p>
          </table:table-cell>
          <table:table-cell table:formula="of:=[$'Parcel Dist'.S4]" office:value-type="float" office:value="52.2263" calcext:value-type="float">
            <text:p>52.23</text:p>
          </table:table-cell>
          <table:table-cell table:formula="of:=[$'Parcel Dist'.Y4]" office:value-type="float" office:value="0" calcext:value-type="float">
            <text:p>0.00</text:p>
          </table:table-cell>
          <table:table-cell table:formula="of:=[$'Parcel Dist'.Z4]" office:value-type="float" office:value="48.254" calcext:value-type="float">
            <text:p>48.25</text:p>
          </table:table-cell>
          <table:table-cell table:formula="of:=[$'Parcel Dist'.AA4]" office:value-type="float" office:value="0" calcext:value-type="float">
            <text:p>0.00</text:p>
          </table:table-cell>
          <table:table-cell table:formula="of:=[$'Parcel Dist'.AB4]" office:value-type="float" office:value="51.746" calcext:value-type="float">
            <text:p>51.75</text:p>
          </table:table-cell>
          <table:table-cell table:formula="of:=[$'Parcel Dist'.AH4]" office:value-type="float" office:value="0" calcext:value-type="float">
            <text:p>0.00</text:p>
          </table:table-cell>
          <table:table-cell table:formula="of:=[$'Parcel Dist'.AI4]" office:value-type="float" office:value="77.2661" calcext:value-type="float">
            <text:p>77.27</text:p>
          </table:table-cell>
          <table:table-cell table:formula="of:=[$'Parcel Dist'.AJ4]" office:value-type="float" office:value="0" calcext:value-type="float">
            <text:p>0.00</text:p>
          </table:table-cell>
          <table:table-cell table:formula="of:=[$'Parcel Dist'.AK4]" office:value-type="float" office:value="22.7339" calcext:value-type="float">
            <text:p>22.73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Dist'.G5]" office:value-type="float" office:value="0" calcext:value-type="float">
            <text:p>0.00</text:p>
          </table:table-cell>
          <table:table-cell table:formula="of:=[$'Parcel Dist'.H5]" office:value-type="float" office:value="43.1928" calcext:value-type="float">
            <text:p>43.19</text:p>
          </table:table-cell>
          <table:table-cell table:formula="of:=[$'Parcel Dist'.I5]" office:value-type="float" office:value="0" calcext:value-type="float">
            <text:p>0.00</text:p>
          </table:table-cell>
          <table:table-cell table:formula="of:=[$'Parcel Dist'.J5]" office:value-type="float" office:value="56.8072" calcext:value-type="float">
            <text:p>56.81</text:p>
          </table:table-cell>
          <table:table-cell table:formula="of:=[$'Parcel Dist'.P5]" office:value-type="float" office:value="0" calcext:value-type="float">
            <text:p>0.00</text:p>
          </table:table-cell>
          <table:table-cell table:formula="of:=[$'Parcel Dist'.Q5]" office:value-type="float" office:value="37.8076" calcext:value-type="float">
            <text:p>37.81</text:p>
          </table:table-cell>
          <table:table-cell table:formula="of:=[$'Parcel Dist'.R5]" office:value-type="float" office:value="0" calcext:value-type="float">
            <text:p>0.00</text:p>
          </table:table-cell>
          <table:table-cell table:formula="of:=[$'Parcel Dist'.S5]" office:value-type="float" office:value="62.1924" calcext:value-type="float">
            <text:p>62.19</text:p>
          </table:table-cell>
          <table:table-cell table:formula="of:=[$'Parcel Dist'.Y5]" office:value-type="float" office:value="0" calcext:value-type="float">
            <text:p>0.00</text:p>
          </table:table-cell>
          <table:table-cell table:formula="of:=[$'Parcel Dist'.Z5]" office:value-type="float" office:value="76.8066" calcext:value-type="float">
            <text:p>76.81</text:p>
          </table:table-cell>
          <table:table-cell table:formula="of:=[$'Parcel Dist'.AA5]" office:value-type="float" office:value="0" calcext:value-type="float">
            <text:p>0.00</text:p>
          </table:table-cell>
          <table:table-cell table:formula="of:=[$'Parcel Dist'.AB5]" office:value-type="float" office:value="23.1934" calcext:value-type="float">
            <text:p>23.19</text:p>
          </table:table-cell>
          <table:table-cell table:formula="of:=[$'Parcel Dist'.AH5]" office:value-type="float" office:value="0" calcext:value-type="float">
            <text:p>0.00</text:p>
          </table:table-cell>
          <table:table-cell table:formula="of:=[$'Parcel Dist'.AI5]" office:value-type="float" office:value="79.1528" calcext:value-type="float">
            <text:p>79.15</text:p>
          </table:table-cell>
          <table:table-cell table:formula="of:=[$'Parcel Dist'.AJ5]" office:value-type="float" office:value="0" calcext:value-type="float">
            <text:p>0.00</text:p>
          </table:table-cell>
          <table:table-cell table:formula="of:=[$'Parcel Dist'.AK5]" office:value-type="float" office:value="20.8472" calcext:value-type="float">
            <text:p>20.85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Dist'.G6]" office:value-type="float" office:value="0" calcext:value-type="float">
            <text:p>0.00</text:p>
          </table:table-cell>
          <table:table-cell table:formula="of:=[$'Parcel Dist'.H6]" office:value-type="float" office:value="38.2153" calcext:value-type="float">
            <text:p>38.22</text:p>
          </table:table-cell>
          <table:table-cell table:formula="of:=[$'Parcel Dist'.I6]" office:value-type="float" office:value="0" calcext:value-type="float">
            <text:p>0.00</text:p>
          </table:table-cell>
          <table:table-cell table:formula="of:=[$'Parcel Dist'.J6]" office:value-type="float" office:value="61.7847" calcext:value-type="float">
            <text:p>61.78</text:p>
          </table:table-cell>
          <table:table-cell table:formula="of:=[$'Parcel Dist'.P6]" office:value-type="float" office:value="0" calcext:value-type="float">
            <text:p>0.00</text:p>
          </table:table-cell>
          <table:table-cell table:formula="of:=[$'Parcel Dist'.Q6]" office:value-type="float" office:value="43.3604" calcext:value-type="float">
            <text:p>43.36</text:p>
          </table:table-cell>
          <table:table-cell table:formula="of:=[$'Parcel Dist'.R6]" office:value-type="float" office:value="0" calcext:value-type="float">
            <text:p>0.00</text:p>
          </table:table-cell>
          <table:table-cell table:formula="of:=[$'Parcel Dist'.S6]" office:value-type="float" office:value="56.6396" calcext:value-type="float">
            <text:p>56.64</text:p>
          </table:table-cell>
          <table:table-cell table:formula="of:=[$'Parcel Dist'.Y6]" office:value-type="float" office:value="0" calcext:value-type="float">
            <text:p>0.00</text:p>
          </table:table-cell>
          <table:table-cell table:formula="of:=[$'Parcel Dist'.Z6]" office:value-type="float" office:value="62.8774" calcext:value-type="float">
            <text:p>62.88</text:p>
          </table:table-cell>
          <table:table-cell table:formula="of:=[$'Parcel Dist'.AA6]" office:value-type="float" office:value="0" calcext:value-type="float">
            <text:p>0.00</text:p>
          </table:table-cell>
          <table:table-cell table:formula="of:=[$'Parcel Dist'.AB6]" office:value-type="float" office:value="37.1226" calcext:value-type="float">
            <text:p>37.12</text:p>
          </table:table-cell>
          <table:table-cell table:formula="of:=[$'Parcel Dist'.AH6]" office:value-type="float" office:value="0" calcext:value-type="float">
            <text:p>0.00</text:p>
          </table:table-cell>
          <table:table-cell table:formula="of:=[$'Parcel Dist'.AI6]" office:value-type="float" office:value="82.0462" calcext:value-type="float">
            <text:p>82.05</text:p>
          </table:table-cell>
          <table:table-cell table:formula="of:=[$'Parcel Dist'.AJ6]" office:value-type="float" office:value="0" calcext:value-type="float">
            <text:p>0.00</text:p>
          </table:table-cell>
          <table:table-cell table:formula="of:=[$'Parcel Dist'.AK6]" office:value-type="float" office:value="17.9538" calcext:value-type="float">
            <text:p>17.9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Dist'.G7]" office:value-type="float" office:value="0" calcext:value-type="float">
            <text:p>0.00</text:p>
          </table:table-cell>
          <table:table-cell table:formula="of:=[$'Parcel Dist'.H7]" office:value-type="float" office:value="22.2274" calcext:value-type="float">
            <text:p>22.23</text:p>
          </table:table-cell>
          <table:table-cell table:formula="of:=[$'Parcel Dist'.I7]" office:value-type="float" office:value="0" calcext:value-type="float">
            <text:p>0.00</text:p>
          </table:table-cell>
          <table:table-cell table:formula="of:=[$'Parcel Dist'.J7]" office:value-type="float" office:value="77.7726" calcext:value-type="float">
            <text:p>77.77</text:p>
          </table:table-cell>
          <table:table-cell table:formula="of:=[$'Parcel Dist'.P7]" office:value-type="float" office:value="0" calcext:value-type="float">
            <text:p>0.00</text:p>
          </table:table-cell>
          <table:table-cell table:formula="of:=[$'Parcel Dist'.Q7]" office:value-type="float" office:value="33.5199" calcext:value-type="float">
            <text:p>33.52</text:p>
          </table:table-cell>
          <table:table-cell table:formula="of:=[$'Parcel Dist'.R7]" office:value-type="float" office:value="0" calcext:value-type="float">
            <text:p>0.00</text:p>
          </table:table-cell>
          <table:table-cell table:formula="of:=[$'Parcel Dist'.S7]" office:value-type="float" office:value="66.4801" calcext:value-type="float">
            <text:p>66.48</text:p>
          </table:table-cell>
          <table:table-cell table:formula="of:=[$'Parcel Dist'.Y7]" office:value-type="float" office:value="0" calcext:value-type="float">
            <text:p>0.00</text:p>
          </table:table-cell>
          <table:table-cell table:formula="of:=[$'Parcel Dist'.Z7]" office:value-type="float" office:value="33.5199" calcext:value-type="float">
            <text:p>33.52</text:p>
          </table:table-cell>
          <table:table-cell table:formula="of:=[$'Parcel Dist'.AA7]" office:value-type="float" office:value="0" calcext:value-type="float">
            <text:p>0.00</text:p>
          </table:table-cell>
          <table:table-cell table:formula="of:=[$'Parcel Dist'.AB7]" office:value-type="float" office:value="66.4801" calcext:value-type="float">
            <text:p>66.48</text:p>
          </table:table-cell>
          <table:table-cell table:formula="of:=[$'Parcel Dist'.AH7]" office:value-type="float" office:value="0" calcext:value-type="float">
            <text:p>0.00</text:p>
          </table:table-cell>
          <table:table-cell table:formula="of:=[$'Parcel Dist'.AI7]" office:value-type="float" office:value="51.2125" calcext:value-type="float">
            <text:p>51.21</text:p>
          </table:table-cell>
          <table:table-cell table:formula="of:=[$'Parcel Dist'.AJ7]" office:value-type="float" office:value="0" calcext:value-type="float">
            <text:p>0.00</text:p>
          </table:table-cell>
          <table:table-cell table:formula="of:=[$'Parcel Dist'.AK7]" office:value-type="float" office:value="48.7875" calcext:value-type="float">
            <text:p>48.7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Dist'.G8]" office:value-type="float" office:value="0" calcext:value-type="float">
            <text:p>0.00</text:p>
          </table:table-cell>
          <table:table-cell table:formula="of:=[$'Parcel Dist'.H8]" office:value-type="float" office:value="48.7362" calcext:value-type="float">
            <text:p>48.74</text:p>
          </table:table-cell>
          <table:table-cell table:formula="of:=[$'Parcel Dist'.I8]" office:value-type="float" office:value="0" calcext:value-type="float">
            <text:p>0.00</text:p>
          </table:table-cell>
          <table:table-cell table:formula="of:=[$'Parcel Dist'.J8]" office:value-type="float" office:value="51.2638" calcext:value-type="float">
            <text:p>51.26</text:p>
          </table:table-cell>
          <table:table-cell table:formula="of:=[$'Parcel Dist'.P8]" office:value-type="float" office:value="0" calcext:value-type="float">
            <text:p>0.00</text:p>
          </table:table-cell>
          <table:table-cell table:formula="of:=[$'Parcel Dist'.Q8]" office:value-type="float" office:value="66.0515" calcext:value-type="float">
            <text:p>66.05</text:p>
          </table:table-cell>
          <table:table-cell table:formula="of:=[$'Parcel Dist'.R8]" office:value-type="float" office:value="0" calcext:value-type="float">
            <text:p>0.00</text:p>
          </table:table-cell>
          <table:table-cell table:formula="of:=[$'Parcel Dist'.S8]" office:value-type="float" office:value="33.9485" calcext:value-type="float">
            <text:p>33.95</text:p>
          </table:table-cell>
          <table:table-cell table:formula="of:=[$'Parcel Dist'.Y8]" office:value-type="float" office:value="0" calcext:value-type="float">
            <text:p>0.00</text:p>
          </table:table-cell>
          <table:table-cell table:formula="of:=[$'Parcel Dist'.Z8]" office:value-type="float" office:value="70.2072" calcext:value-type="float">
            <text:p>70.21</text:p>
          </table:table-cell>
          <table:table-cell table:formula="of:=[$'Parcel Dist'.AA8]" office:value-type="float" office:value="0" calcext:value-type="float">
            <text:p>0.00</text:p>
          </table:table-cell>
          <table:table-cell table:formula="of:=[$'Parcel Dist'.AB8]" office:value-type="float" office:value="29.7928" calcext:value-type="float">
            <text:p>29.79</text:p>
          </table:table-cell>
          <table:table-cell table:formula="of:=[$'Parcel Dist'.AH8]" office:value-type="float" office:value="0" calcext:value-type="float">
            <text:p>0.00</text:p>
          </table:table-cell>
          <table:table-cell table:formula="of:=[$'Parcel Dist'.AI8]" office:value-type="float" office:value="62.5316" calcext:value-type="float">
            <text:p>62.53</text:p>
          </table:table-cell>
          <table:table-cell table:formula="of:=[$'Parcel Dist'.AJ8]" office:value-type="float" office:value="0" calcext:value-type="float">
            <text:p>0.00</text:p>
          </table:table-cell>
          <table:table-cell table:formula="of:=[$'Parcel Dist'.AK8]" office:value-type="float" office:value="37.4684" calcext:value-type="float">
            <text:p>37.47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Dist'.G9]" office:value-type="float" office:value="0" calcext:value-type="float">
            <text:p>0.00</text:p>
          </table:table-cell>
          <table:table-cell table:formula="of:=[$'Parcel Dist'.H9]" office:value-type="float" office:value="54.3441" calcext:value-type="float">
            <text:p>54.34</text:p>
          </table:table-cell>
          <table:table-cell table:formula="of:=[$'Parcel Dist'.I9]" office:value-type="float" office:value="0" calcext:value-type="float">
            <text:p>0.00</text:p>
          </table:table-cell>
          <table:table-cell table:formula="of:=[$'Parcel Dist'.J9]" office:value-type="float" office:value="45.6559" calcext:value-type="float">
            <text:p>45.66</text:p>
          </table:table-cell>
          <table:table-cell table:formula="of:=[$'Parcel Dist'.P9]" office:value-type="float" office:value="0" calcext:value-type="float">
            <text:p>0.00</text:p>
          </table:table-cell>
          <table:table-cell table:formula="of:=[$'Parcel Dist'.Q9]" office:value-type="float" office:value="52.5217" calcext:value-type="float">
            <text:p>52.52</text:p>
          </table:table-cell>
          <table:table-cell table:formula="of:=[$'Parcel Dist'.R9]" office:value-type="float" office:value="0" calcext:value-type="float">
            <text:p>0.00</text:p>
          </table:table-cell>
          <table:table-cell table:formula="of:=[$'Parcel Dist'.S9]" office:value-type="float" office:value="47.4783" calcext:value-type="float">
            <text:p>47.48</text:p>
          </table:table-cell>
          <table:table-cell table:formula="of:=[$'Parcel Dist'.Y9]" office:value-type="float" office:value="0" calcext:value-type="float">
            <text:p>0.00</text:p>
          </table:table-cell>
          <table:table-cell table:formula="of:=[$'Parcel Dist'.Z9]" office:value-type="float" office:value="73.5178" calcext:value-type="float">
            <text:p>73.52</text:p>
          </table:table-cell>
          <table:table-cell table:formula="of:=[$'Parcel Dist'.AA9]" office:value-type="float" office:value="0" calcext:value-type="float">
            <text:p>0.00</text:p>
          </table:table-cell>
          <table:table-cell table:formula="of:=[$'Parcel Dist'.AB9]" office:value-type="float" office:value="26.4822" calcext:value-type="float">
            <text:p>26.48</text:p>
          </table:table-cell>
          <table:table-cell table:formula="of:=[$'Parcel Dist'.AH9]" office:value-type="float" office:value="0" calcext:value-type="float">
            <text:p>0.00</text:p>
          </table:table-cell>
          <table:table-cell table:formula="of:=[$'Parcel Dist'.AI9]" office:value-type="float" office:value="65.2632" calcext:value-type="float">
            <text:p>65.26</text:p>
          </table:table-cell>
          <table:table-cell table:formula="of:=[$'Parcel Dist'.AJ9]" office:value-type="float" office:value="0" calcext:value-type="float">
            <text:p>0.00</text:p>
          </table:table-cell>
          <table:table-cell table:formula="of:=[$'Parcel Dist'.AK9]" office:value-type="float" office:value="34.7368" calcext:value-type="float">
            <text:p>34.74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Dist'.G10]" office:value-type="float" office:value="0" calcext:value-type="float">
            <text:p>0.00</text:p>
          </table:table-cell>
          <table:table-cell table:formula="of:=[$'Parcel Dist'.H10]" office:value-type="float" office:value="31.9833" calcext:value-type="float">
            <text:p>31.98</text:p>
          </table:table-cell>
          <table:table-cell table:formula="of:=[$'Parcel Dist'.I10]" office:value-type="float" office:value="0" calcext:value-type="float">
            <text:p>0.00</text:p>
          </table:table-cell>
          <table:table-cell table:formula="of:=[$'Parcel Dist'.J10]" office:value-type="float" office:value="68.0167" calcext:value-type="float">
            <text:p>68.02</text:p>
          </table:table-cell>
          <table:table-cell table:formula="of:=[$'Parcel Dist'.P10]" office:value-type="float" office:value="0" calcext:value-type="float">
            <text:p>0.00</text:p>
          </table:table-cell>
          <table:table-cell table:formula="of:=[$'Parcel Dist'.Q10]" office:value-type="float" office:value="45.6432" calcext:value-type="float">
            <text:p>45.64</text:p>
          </table:table-cell>
          <table:table-cell table:formula="of:=[$'Parcel Dist'.R10]" office:value-type="float" office:value="0" calcext:value-type="float">
            <text:p>0.00</text:p>
          </table:table-cell>
          <table:table-cell table:formula="of:=[$'Parcel Dist'.S10]" office:value-type="float" office:value="54.3568" calcext:value-type="float">
            <text:p>54.36</text:p>
          </table:table-cell>
          <table:table-cell table:formula="of:=[$'Parcel Dist'.Y10]" office:value-type="float" office:value="0" calcext:value-type="float">
            <text:p>0.00</text:p>
          </table:table-cell>
          <table:table-cell table:formula="of:=[$'Parcel Dist'.Z10]" office:value-type="float" office:value="45.6432" calcext:value-type="float">
            <text:p>45.64</text:p>
          </table:table-cell>
          <table:table-cell table:formula="of:=[$'Parcel Dist'.AA10]" office:value-type="float" office:value="0" calcext:value-type="float">
            <text:p>0.00</text:p>
          </table:table-cell>
          <table:table-cell table:formula="of:=[$'Parcel Dist'.AB10]" office:value-type="float" office:value="54.3568" calcext:value-type="float">
            <text:p>54.36</text:p>
          </table:table-cell>
          <table:table-cell table:formula="of:=[$'Parcel Dist'.AH10]" office:value-type="float" office:value="0" calcext:value-type="float">
            <text:p>0.00</text:p>
          </table:table-cell>
          <table:table-cell table:formula="of:=[$'Parcel Dist'.AI10]" office:value-type="float" office:value="45.6432" calcext:value-type="float">
            <text:p>45.64</text:p>
          </table:table-cell>
          <table:table-cell table:formula="of:=[$'Parcel Dist'.AJ10]" office:value-type="float" office:value="0" calcext:value-type="float">
            <text:p>0.00</text:p>
          </table:table-cell>
          <table:table-cell table:formula="of:=[$'Parcel Dist'.AK10]" office:value-type="float" office:value="54.3568" calcext:value-type="float">
            <text:p>54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Dist'.G11]" office:value-type="float" office:value="0" calcext:value-type="float">
            <text:p>0.00</text:p>
          </table:table-cell>
          <table:table-cell table:formula="of:=[$'Parcel Dist'.H11]" office:value-type="float" office:value="51.3216" calcext:value-type="float">
            <text:p>51.32</text:p>
          </table:table-cell>
          <table:table-cell table:formula="of:=[$'Parcel Dist'.I11]" office:value-type="float" office:value="0" calcext:value-type="float">
            <text:p>0.00</text:p>
          </table:table-cell>
          <table:table-cell table:formula="of:=[$'Parcel Dist'.J11]" office:value-type="float" office:value="48.6784" calcext:value-type="float">
            <text:p>48.68</text:p>
          </table:table-cell>
          <table:table-cell table:formula="of:=[$'Parcel Dist'.P11]" office:value-type="float" office:value="0" calcext:value-type="float">
            <text:p>0.00</text:p>
          </table:table-cell>
          <table:table-cell table:formula="of:=[$'Parcel Dist'.Q11]" office:value-type="float" office:value="48.0538" calcext:value-type="float">
            <text:p>48.05</text:p>
          </table:table-cell>
          <table:table-cell table:formula="of:=[$'Parcel Dist'.R11]" office:value-type="float" office:value="0" calcext:value-type="float">
            <text:p>0.00</text:p>
          </table:table-cell>
          <table:table-cell table:formula="of:=[$'Parcel Dist'.S11]" office:value-type="float" office:value="51.9462" calcext:value-type="float">
            <text:p>51.95</text:p>
          </table:table-cell>
          <table:table-cell table:formula="of:=[$'Parcel Dist'.Y11]" office:value-type="float" office:value="0" calcext:value-type="float">
            <text:p>0.00</text:p>
          </table:table-cell>
          <table:table-cell table:formula="of:=[$'Parcel Dist'.Z11]" office:value-type="float" office:value="70.7826" calcext:value-type="float">
            <text:p>70.78</text:p>
          </table:table-cell>
          <table:table-cell table:formula="of:=[$'Parcel Dist'.AA11]" office:value-type="float" office:value="0" calcext:value-type="float">
            <text:p>0.00</text:p>
          </table:table-cell>
          <table:table-cell table:formula="of:=[$'Parcel Dist'.AB11]" office:value-type="float" office:value="29.2174" calcext:value-type="float">
            <text:p>29.22</text:p>
          </table:table-cell>
          <table:table-cell table:formula="of:=[$'Parcel Dist'.AH11]" office:value-type="float" office:value="0" calcext:value-type="float">
            <text:p>0.00</text:p>
          </table:table-cell>
          <table:table-cell table:formula="of:=[$'Parcel Dist'.AI11]" office:value-type="float" office:value="70.7826" calcext:value-type="float">
            <text:p>70.78</text:p>
          </table:table-cell>
          <table:table-cell table:formula="of:=[$'Parcel Dist'.AJ11]" office:value-type="float" office:value="0" calcext:value-type="float">
            <text:p>0.00</text:p>
          </table:table-cell>
          <table:table-cell table:formula="of:=[$'Parcel Dist'.AK11]" office:value-type="float" office:value="29.2174" calcext:value-type="float">
            <text:p>29.22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Dist'.G12]" office:value-type="float" office:value="0" calcext:value-type="float">
            <text:p>0.00</text:p>
          </table:table-cell>
          <table:table-cell table:formula="of:=[$'Parcel Dist'.H12]" office:value-type="float" office:value="30.6426" calcext:value-type="float">
            <text:p>30.64</text:p>
          </table:table-cell>
          <table:table-cell table:formula="of:=[$'Parcel Dist'.I12]" office:value-type="float" office:value="0" calcext:value-type="float">
            <text:p>0.00</text:p>
          </table:table-cell>
          <table:table-cell table:formula="of:=[$'Parcel Dist'.J12]" office:value-type="float" office:value="69.3574" calcext:value-type="float">
            <text:p>69.36</text:p>
          </table:table-cell>
          <table:table-cell table:formula="of:=[$'Parcel Dist'.P12]" office:value-type="float" office:value="0" calcext:value-type="float">
            <text:p>0.00</text:p>
          </table:table-cell>
          <table:table-cell table:formula="of:=[$'Parcel Dist'.Q12]" office:value-type="float" office:value="29.375" calcext:value-type="float">
            <text:p>29.38</text:p>
          </table:table-cell>
          <table:table-cell table:formula="of:=[$'Parcel Dist'.R12]" office:value-type="float" office:value="0" calcext:value-type="float">
            <text:p>0.00</text:p>
          </table:table-cell>
          <table:table-cell table:formula="of:=[$'Parcel Dist'.S12]" office:value-type="float" office:value="70.625" calcext:value-type="float">
            <text:p>70.63</text:p>
          </table:table-cell>
          <table:table-cell table:formula="of:=[$'Parcel Dist'.Y12]" office:value-type="float" office:value="0" calcext:value-type="float">
            <text:p>0.00</text:p>
          </table:table-cell>
          <table:table-cell table:formula="of:=[$'Parcel Dist'.Z12]" office:value-type="float" office:value="40.8759" calcext:value-type="float">
            <text:p>40.88</text:p>
          </table:table-cell>
          <table:table-cell table:formula="of:=[$'Parcel Dist'.AA12]" office:value-type="float" office:value="0" calcext:value-type="float">
            <text:p>0.00</text:p>
          </table:table-cell>
          <table:table-cell table:formula="of:=[$'Parcel Dist'.AB12]" office:value-type="float" office:value="59.1241" calcext:value-type="float">
            <text:p>59.12</text:p>
          </table:table-cell>
          <table:table-cell table:formula="of:=[$'Parcel Dist'.AH12]" office:value-type="float" office:value="0" calcext:value-type="float">
            <text:p>0.00</text:p>
          </table:table-cell>
          <table:table-cell table:formula="of:=[$'Parcel Dist'.AI12]" office:value-type="float" office:value="59.3539" calcext:value-type="float">
            <text:p>59.35</text:p>
          </table:table-cell>
          <table:table-cell table:formula="of:=[$'Parcel Dist'.AJ12]" office:value-type="float" office:value="0" calcext:value-type="float">
            <text:p>0.00</text:p>
          </table:table-cell>
          <table:table-cell table:formula="of:=[$'Parcel Dist'.AK12]" office:value-type="float" office:value="40.6461" calcext:value-type="float">
            <text:p>40.65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Dist'.G13]" office:value-type="float" office:value="0" calcext:value-type="float">
            <text:p>0.00</text:p>
          </table:table-cell>
          <table:table-cell table:formula="of:=[$'Parcel Dist'.H13]" office:value-type="float" office:value="15.625" calcext:value-type="float">
            <text:p>15.63</text:p>
          </table:table-cell>
          <table:table-cell table:formula="of:=[$'Parcel Dist'.I13]" office:value-type="float" office:value="0" calcext:value-type="float">
            <text:p>0.00</text:p>
          </table:table-cell>
          <table:table-cell table:formula="of:=[$'Parcel Dist'.J13]" office:value-type="float" office:value="84.375" calcext:value-type="float">
            <text:p>84.38</text:p>
          </table:table-cell>
          <table:table-cell table:formula="of:=[$'Parcel Dist'.P13]" office:value-type="float" office:value="0" calcext:value-type="float">
            <text:p>0.00</text:p>
          </table:table-cell>
          <table:table-cell table:formula="of:=[$'Parcel Dist'.Q13]" office:value-type="float" office:value="62.7352" calcext:value-type="float">
            <text:p>62.74</text:p>
          </table:table-cell>
          <table:table-cell table:formula="of:=[$'Parcel Dist'.R13]" office:value-type="float" office:value="0" calcext:value-type="float">
            <text:p>0.00</text:p>
          </table:table-cell>
          <table:table-cell table:formula="of:=[$'Parcel Dist'.S13]" office:value-type="float" office:value="37.2648" calcext:value-type="float">
            <text:p>37.26</text:p>
          </table:table-cell>
          <table:table-cell table:formula="of:=[$'Parcel Dist'.Y13]" office:value-type="float" office:value="0" calcext:value-type="float">
            <text:p>0.00</text:p>
          </table:table-cell>
          <table:table-cell table:formula="of:=[$'Parcel Dist'.Z13]" office:value-type="float" office:value="62.7352" calcext:value-type="float">
            <text:p>62.74</text:p>
          </table:table-cell>
          <table:table-cell table:formula="of:=[$'Parcel Dist'.AA13]" office:value-type="float" office:value="0" calcext:value-type="float">
            <text:p>0.00</text:p>
          </table:table-cell>
          <table:table-cell table:formula="of:=[$'Parcel Dist'.AB13]" office:value-type="float" office:value="37.2648" calcext:value-type="float">
            <text:p>37.26</text:p>
          </table:table-cell>
          <table:table-cell table:formula="of:=[$'Parcel Dist'.AH13]" office:value-type="float" office:value="0" calcext:value-type="float">
            <text:p>0.00</text:p>
          </table:table-cell>
          <table:table-cell table:formula="of:=[$'Parcel Dist'.AI13]" office:value-type="float" office:value="62.7352" calcext:value-type="float">
            <text:p>62.74</text:p>
          </table:table-cell>
          <table:table-cell table:formula="of:=[$'Parcel Dist'.AJ13]" office:value-type="float" office:value="0" calcext:value-type="float">
            <text:p>0.00</text:p>
          </table:table-cell>
          <table:table-cell table:formula="of:=[$'Parcel Dist'.AK13]" office:value-type="float" office:value="37.2648" calcext:value-type="float">
            <text:p>37.2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Dist'.G14]" office:value-type="float" office:value="0" calcext:value-type="float">
            <text:p>0.00</text:p>
          </table:table-cell>
          <table:table-cell table:formula="of:=[$'Parcel Dist'.H14]" office:value-type="float" office:value="26.2513" calcext:value-type="float">
            <text:p>26.25</text:p>
          </table:table-cell>
          <table:table-cell table:formula="of:=[$'Parcel Dist'.I14]" office:value-type="float" office:value="0" calcext:value-type="float">
            <text:p>0.00</text:p>
          </table:table-cell>
          <table:table-cell table:formula="of:=[$'Parcel Dist'.J14]" office:value-type="float" office:value="73.7487" calcext:value-type="float">
            <text:p>73.75</text:p>
          </table:table-cell>
          <table:table-cell table:formula="of:=[$'Parcel Dist'.P14]" office:value-type="float" office:value="0" calcext:value-type="float">
            <text:p>0.00</text:p>
          </table:table-cell>
          <table:table-cell table:formula="of:=[$'Parcel Dist'.Q14]" office:value-type="float" office:value="30.2505" calcext:value-type="float">
            <text:p>30.25</text:p>
          </table:table-cell>
          <table:table-cell table:formula="of:=[$'Parcel Dist'.R14]" office:value-type="float" office:value="0" calcext:value-type="float">
            <text:p>0.00</text:p>
          </table:table-cell>
          <table:table-cell table:formula="of:=[$'Parcel Dist'.S14]" office:value-type="float" office:value="69.7495" calcext:value-type="float">
            <text:p>69.75</text:p>
          </table:table-cell>
          <table:table-cell table:formula="of:=[$'Parcel Dist'.Y14]" office:value-type="float" office:value="0" calcext:value-type="float">
            <text:p>0.00</text:p>
          </table:table-cell>
          <table:table-cell table:formula="of:=[$'Parcel Dist'.Z14]" office:value-type="float" office:value="52.5687" calcext:value-type="float">
            <text:p>52.57</text:p>
          </table:table-cell>
          <table:table-cell table:formula="of:=[$'Parcel Dist'.AA14]" office:value-type="float" office:value="0" calcext:value-type="float">
            <text:p>0.00</text:p>
          </table:table-cell>
          <table:table-cell table:formula="of:=[$'Parcel Dist'.AB14]" office:value-type="float" office:value="47.4313" calcext:value-type="float">
            <text:p>47.43</text:p>
          </table:table-cell>
          <table:table-cell table:formula="of:=[$'Parcel Dist'.AH14]" office:value-type="float" office:value="0" calcext:value-type="float">
            <text:p>0.00</text:p>
          </table:table-cell>
          <table:table-cell table:formula="of:=[$'Parcel Dist'.AI14]" office:value-type="float" office:value="57.9893" calcext:value-type="float">
            <text:p>57.99</text:p>
          </table:table-cell>
          <table:table-cell table:formula="of:=[$'Parcel Dist'.AJ14]" office:value-type="float" office:value="0" calcext:value-type="float">
            <text:p>0.00</text:p>
          </table:table-cell>
          <table:table-cell table:formula="of:=[$'Parcel Dist'.AK14]" office:value-type="float" office:value="42.0107" calcext:value-type="float">
            <text:p>42.01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Dist'.G15]" office:value-type="float" office:value="0" calcext:value-type="float">
            <text:p>0.00</text:p>
          </table:table-cell>
          <table:table-cell table:formula="of:=[$'Parcel Dist'.H15]" office:value-type="float" office:value="28.5605" calcext:value-type="float">
            <text:p>28.56</text:p>
          </table:table-cell>
          <table:table-cell table:formula="of:=[$'Parcel Dist'.I15]" office:value-type="float" office:value="0" calcext:value-type="float">
            <text:p>0.00</text:p>
          </table:table-cell>
          <table:table-cell table:formula="of:=[$'Parcel Dist'.J15]" office:value-type="float" office:value="71.4395" calcext:value-type="float">
            <text:p>71.44</text:p>
          </table:table-cell>
          <table:table-cell table:formula="of:=[$'Parcel Dist'.P15]" office:value-type="float" office:value="0" calcext:value-type="float">
            <text:p>0.00</text:p>
          </table:table-cell>
          <table:table-cell table:formula="of:=[$'Parcel Dist'.Q15]" office:value-type="float" office:value="46.837" calcext:value-type="float">
            <text:p>46.84</text:p>
          </table:table-cell>
          <table:table-cell table:formula="of:=[$'Parcel Dist'.R15]" office:value-type="float" office:value="0" calcext:value-type="float">
            <text:p>0.00</text:p>
          </table:table-cell>
          <table:table-cell table:formula="of:=[$'Parcel Dist'.S15]" office:value-type="float" office:value="53.163" calcext:value-type="float">
            <text:p>53.16</text:p>
          </table:table-cell>
          <table:table-cell table:formula="of:=[$'Parcel Dist'.Y15]" office:value-type="float" office:value="0" calcext:value-type="float">
            <text:p>0.00</text:p>
          </table:table-cell>
          <table:table-cell table:formula="of:=[$'Parcel Dist'.Z15]" office:value-type="float" office:value="56.5556" calcext:value-type="float">
            <text:p>56.56</text:p>
          </table:table-cell>
          <table:table-cell table:formula="of:=[$'Parcel Dist'.AA15]" office:value-type="float" office:value="0" calcext:value-type="float">
            <text:p>0.00</text:p>
          </table:table-cell>
          <table:table-cell table:formula="of:=[$'Parcel Dist'.AB15]" office:value-type="float" office:value="43.4444" calcext:value-type="float">
            <text:p>43.44</text:p>
          </table:table-cell>
          <table:table-cell table:formula="of:=[$'Parcel Dist'.AH15]" office:value-type="float" office:value="0" calcext:value-type="float">
            <text:p>0.00</text:p>
          </table:table-cell>
          <table:table-cell table:formula="of:=[$'Parcel Dist'.AI15]" office:value-type="float" office:value="65.6641" calcext:value-type="float">
            <text:p>65.66</text:p>
          </table:table-cell>
          <table:table-cell table:formula="of:=[$'Parcel Dist'.AJ15]" office:value-type="float" office:value="0" calcext:value-type="float">
            <text:p>0.00</text:p>
          </table:table-cell>
          <table:table-cell table:formula="of:=[$'Parcel Dist'.AK15]" office:value-type="float" office:value="34.3359" calcext:value-type="float">
            <text:p>34.3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Dist'.G16]" office:value-type="float" office:value="0" calcext:value-type="float">
            <text:p>0.00</text:p>
          </table:table-cell>
          <table:table-cell table:formula="of:=[$'Parcel Dist'.H16]" office:value-type="float" office:value="54.1133" calcext:value-type="float">
            <text:p>54.11</text:p>
          </table:table-cell>
          <table:table-cell table:formula="of:=[$'Parcel Dist'.I16]" office:value-type="float" office:value="0" calcext:value-type="float">
            <text:p>0.00</text:p>
          </table:table-cell>
          <table:table-cell table:formula="of:=[$'Parcel Dist'.J16]" office:value-type="float" office:value="45.8867" calcext:value-type="float">
            <text:p>45.89</text:p>
          </table:table-cell>
          <table:table-cell table:formula="of:=[$'Parcel Dist'.P16]" office:value-type="float" office:value="0" calcext:value-type="float">
            <text:p>0.00</text:p>
          </table:table-cell>
          <table:table-cell table:formula="of:=[$'Parcel Dist'.Q16]" office:value-type="float" office:value="54.1133" calcext:value-type="float">
            <text:p>54.11</text:p>
          </table:table-cell>
          <table:table-cell table:formula="of:=[$'Parcel Dist'.R16]" office:value-type="float" office:value="0" calcext:value-type="float">
            <text:p>0.00</text:p>
          </table:table-cell>
          <table:table-cell table:formula="of:=[$'Parcel Dist'.S16]" office:value-type="float" office:value="45.8867" calcext:value-type="float">
            <text:p>45.89</text:p>
          </table:table-cell>
          <table:table-cell table:formula="of:=[$'Parcel Dist'.Y16]" office:value-type="float" office:value="0" calcext:value-type="float">
            <text:p>0.00</text:p>
          </table:table-cell>
          <table:table-cell table:formula="of:=[$'Parcel Dist'.Z16]" office:value-type="float" office:value="54.1133" calcext:value-type="float">
            <text:p>54.11</text:p>
          </table:table-cell>
          <table:table-cell table:formula="of:=[$'Parcel Dist'.AA16]" office:value-type="float" office:value="0" calcext:value-type="float">
            <text:p>0.00</text:p>
          </table:table-cell>
          <table:table-cell table:formula="of:=[$'Parcel Dist'.AB16]" office:value-type="float" office:value="45.8867" calcext:value-type="float">
            <text:p>45.89</text:p>
          </table:table-cell>
          <table:table-cell table:formula="of:=[$'Parcel Dist'.AH16]" office:value-type="float" office:value="0" calcext:value-type="float">
            <text:p>0.00</text:p>
          </table:table-cell>
          <table:table-cell table:formula="of:=[$'Parcel Dist'.AI16]" office:value-type="float" office:value="65.8086" calcext:value-type="float">
            <text:p>65.81</text:p>
          </table:table-cell>
          <table:table-cell table:formula="of:=[$'Parcel Dist'.AJ16]" office:value-type="float" office:value="0" calcext:value-type="float">
            <text:p>0.00</text:p>
          </table:table-cell>
          <table:table-cell table:formula="of:=[$'Parcel Dist'.AK16]" office:value-type="float" office:value="34.1914" calcext:value-type="float">
            <text:p>34.19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Dist'.G17]" office:value-type="float" office:value="0" calcext:value-type="float">
            <text:p>0.00</text:p>
          </table:table-cell>
          <table:table-cell table:formula="of:=[$'Parcel Dist'.H17]" office:value-type="float" office:value="51.8433" calcext:value-type="float">
            <text:p>51.84</text:p>
          </table:table-cell>
          <table:table-cell table:formula="of:=[$'Parcel Dist'.I17]" office:value-type="float" office:value="0" calcext:value-type="float">
            <text:p>0.00</text:p>
          </table:table-cell>
          <table:table-cell table:formula="of:=[$'Parcel Dist'.J17]" office:value-type="float" office:value="48.1567" calcext:value-type="float">
            <text:p>48.16</text:p>
          </table:table-cell>
          <table:table-cell table:formula="of:=[$'Parcel Dist'.P17]" office:value-type="float" office:value="0" calcext:value-type="float">
            <text:p>0.00</text:p>
          </table:table-cell>
          <table:table-cell table:formula="of:=[$'Parcel Dist'.Q17]" office:value-type="float" office:value="51.8433" calcext:value-type="float">
            <text:p>51.84</text:p>
          </table:table-cell>
          <table:table-cell table:formula="of:=[$'Parcel Dist'.R17]" office:value-type="float" office:value="0" calcext:value-type="float">
            <text:p>0.00</text:p>
          </table:table-cell>
          <table:table-cell table:formula="of:=[$'Parcel Dist'.S17]" office:value-type="float" office:value="48.1567" calcext:value-type="float">
            <text:p>48.16</text:p>
          </table:table-cell>
          <table:table-cell table:formula="of:=[$'Parcel Dist'.Y17]" office:value-type="float" office:value="0" calcext:value-type="float">
            <text:p>0.00</text:p>
          </table:table-cell>
          <table:table-cell table:formula="of:=[$'Parcel Dist'.Z17]" office:value-type="float" office:value="63.3318" calcext:value-type="float">
            <text:p>63.33</text:p>
          </table:table-cell>
          <table:table-cell table:formula="of:=[$'Parcel Dist'.AA17]" office:value-type="float" office:value="0" calcext:value-type="float">
            <text:p>0.00</text:p>
          </table:table-cell>
          <table:table-cell table:formula="of:=[$'Parcel Dist'.AB17]" office:value-type="float" office:value="36.6682" calcext:value-type="float">
            <text:p>36.67</text:p>
          </table:table-cell>
          <table:table-cell table:formula="of:=[$'Parcel Dist'.AH17]" office:value-type="float" office:value="0" calcext:value-type="float">
            <text:p>0.00</text:p>
          </table:table-cell>
          <table:table-cell table:formula="of:=[$'Parcel Dist'.AI17]" office:value-type="float" office:value="63.3318" calcext:value-type="float">
            <text:p>63.33</text:p>
          </table:table-cell>
          <table:table-cell table:formula="of:=[$'Parcel Dist'.AJ17]" office:value-type="float" office:value="0" calcext:value-type="float">
            <text:p>0.00</text:p>
          </table:table-cell>
          <table:table-cell table:formula="of:=[$'Parcel Dist'.AK17]" office:value-type="float" office:value="36.6682" calcext:value-type="float">
            <text:p>36.67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Dist'.G18]" office:value-type="float" office:value="0" calcext:value-type="float">
            <text:p>0.00</text:p>
          </table:table-cell>
          <table:table-cell table:formula="of:=[$'Parcel Dist'.H18]" office:value-type="float" office:value="22.6794" calcext:value-type="float">
            <text:p>22.68</text:p>
          </table:table-cell>
          <table:table-cell table:formula="of:=[$'Parcel Dist'.I18]" office:value-type="float" office:value="0" calcext:value-type="float">
            <text:p>0.00</text:p>
          </table:table-cell>
          <table:table-cell table:formula="of:=[$'Parcel Dist'.J18]" office:value-type="float" office:value="77.3206" calcext:value-type="float">
            <text:p>77.32</text:p>
          </table:table-cell>
          <table:table-cell table:formula="of:=[$'Parcel Dist'.P18]" office:value-type="float" office:value="0" calcext:value-type="float">
            <text:p>0.00</text:p>
          </table:table-cell>
          <table:table-cell table:formula="of:=[$'Parcel Dist'.Q18]" office:value-type="float" office:value="55.5522" calcext:value-type="float">
            <text:p>55.55</text:p>
          </table:table-cell>
          <table:table-cell table:formula="of:=[$'Parcel Dist'.R18]" office:value-type="float" office:value="0" calcext:value-type="float">
            <text:p>0.00</text:p>
          </table:table-cell>
          <table:table-cell table:formula="of:=[$'Parcel Dist'.S18]" office:value-type="float" office:value="44.4478" calcext:value-type="float">
            <text:p>44.45</text:p>
          </table:table-cell>
          <table:table-cell table:formula="of:=[$'Parcel Dist'.Y18]" office:value-type="float" office:value="0" calcext:value-type="float">
            <text:p>0.00</text:p>
          </table:table-cell>
          <table:table-cell table:formula="of:=[$'Parcel Dist'.Z18]" office:value-type="float" office:value="44.8041" calcext:value-type="float">
            <text:p>44.80</text:p>
          </table:table-cell>
          <table:table-cell table:formula="of:=[$'Parcel Dist'.AA18]" office:value-type="float" office:value="0" calcext:value-type="float">
            <text:p>0.00</text:p>
          </table:table-cell>
          <table:table-cell table:formula="of:=[$'Parcel Dist'.AB18]" office:value-type="float" office:value="55.1959" calcext:value-type="float">
            <text:p>55.20</text:p>
          </table:table-cell>
          <table:table-cell table:formula="of:=[$'Parcel Dist'.AH18]" office:value-type="float" office:value="0" calcext:value-type="float">
            <text:p>0.00</text:p>
          </table:table-cell>
          <table:table-cell table:formula="of:=[$'Parcel Dist'.AI18]" office:value-type="float" office:value="61.9799" calcext:value-type="float">
            <text:p>61.98</text:p>
          </table:table-cell>
          <table:table-cell table:formula="of:=[$'Parcel Dist'.AJ18]" office:value-type="float" office:value="0" calcext:value-type="float">
            <text:p>0.00</text:p>
          </table:table-cell>
          <table:table-cell table:formula="of:=[$'Parcel Dist'.AK18]" office:value-type="float" office:value="38.0201" calcext:value-type="float">
            <text:p>38.0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Dist'.G19]" office:value-type="float" office:value="0" calcext:value-type="float">
            <text:p>0.00</text:p>
          </table:table-cell>
          <table:table-cell table:formula="of:=[$'Parcel Dist'.H19]" office:value-type="float" office:value="30.6973" calcext:value-type="float">
            <text:p>30.70</text:p>
          </table:table-cell>
          <table:table-cell table:formula="of:=[$'Parcel Dist'.I19]" office:value-type="float" office:value="0" calcext:value-type="float">
            <text:p>0.00</text:p>
          </table:table-cell>
          <table:table-cell table:formula="of:=[$'Parcel Dist'.J19]" office:value-type="float" office:value="69.3027" calcext:value-type="float">
            <text:p>69.30</text:p>
          </table:table-cell>
          <table:table-cell table:formula="of:=[$'Parcel Dist'.P19]" office:value-type="float" office:value="0" calcext:value-type="float">
            <text:p>0.00</text:p>
          </table:table-cell>
          <table:table-cell table:formula="of:=[$'Parcel Dist'.Q19]" office:value-type="float" office:value="38.4175" calcext:value-type="float">
            <text:p>38.42</text:p>
          </table:table-cell>
          <table:table-cell table:formula="of:=[$'Parcel Dist'.R19]" office:value-type="float" office:value="0" calcext:value-type="float">
            <text:p>0.00</text:p>
          </table:table-cell>
          <table:table-cell table:formula="of:=[$'Parcel Dist'.S19]" office:value-type="float" office:value="61.5825" calcext:value-type="float">
            <text:p>61.58</text:p>
          </table:table-cell>
          <table:table-cell table:formula="of:=[$'Parcel Dist'.Y19]" office:value-type="float" office:value="0" calcext:value-type="float">
            <text:p>0.00</text:p>
          </table:table-cell>
          <table:table-cell table:formula="of:=[$'Parcel Dist'.Z19]" office:value-type="float" office:value="42.0213" calcext:value-type="float">
            <text:p>42.02</text:p>
          </table:table-cell>
          <table:table-cell table:formula="of:=[$'Parcel Dist'.AA19]" office:value-type="float" office:value="0" calcext:value-type="float">
            <text:p>0.00</text:p>
          </table:table-cell>
          <table:table-cell table:formula="of:=[$'Parcel Dist'.AB19]" office:value-type="float" office:value="57.9787" calcext:value-type="float">
            <text:p>57.98</text:p>
          </table:table-cell>
          <table:table-cell table:formula="of:=[$'Parcel Dist'.AH19]" office:value-type="float" office:value="0" calcext:value-type="float">
            <text:p>0.00</text:p>
          </table:table-cell>
          <table:table-cell table:formula="of:=[$'Parcel Dist'.AI19]" office:value-type="float" office:value="66.7211" calcext:value-type="float">
            <text:p>66.72</text:p>
          </table:table-cell>
          <table:table-cell table:formula="of:=[$'Parcel Dist'.AJ19]" office:value-type="float" office:value="0" calcext:value-type="float">
            <text:p>0.00</text:p>
          </table:table-cell>
          <table:table-cell table:formula="of:=[$'Parcel Dist'.AK19]" office:value-type="float" office:value="33.2789" calcext:value-type="float">
            <text:p>33.2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Dist'.G20]" office:value-type="float" office:value="0" calcext:value-type="float">
            <text:p>0.00</text:p>
          </table:table-cell>
          <table:table-cell table:formula="of:=[$'Parcel Dist'.H20]" office:value-type="float" office:value="49.763" calcext:value-type="float">
            <text:p>49.76</text:p>
          </table:table-cell>
          <table:table-cell table:formula="of:=[$'Parcel Dist'.I20]" office:value-type="float" office:value="0" calcext:value-type="float">
            <text:p>0.00</text:p>
          </table:table-cell>
          <table:table-cell table:formula="of:=[$'Parcel Dist'.J20]" office:value-type="float" office:value="50.237" calcext:value-type="float">
            <text:p>50.24</text:p>
          </table:table-cell>
          <table:table-cell table:formula="of:=[$'Parcel Dist'.P20]" office:value-type="float" office:value="0" calcext:value-type="float">
            <text:p>0.00</text:p>
          </table:table-cell>
          <table:table-cell table:formula="of:=[$'Parcel Dist'.Q20]" office:value-type="float" office:value="49.763" calcext:value-type="float">
            <text:p>49.76</text:p>
          </table:table-cell>
          <table:table-cell table:formula="of:=[$'Parcel Dist'.R20]" office:value-type="float" office:value="0" calcext:value-type="float">
            <text:p>0.00</text:p>
          </table:table-cell>
          <table:table-cell table:formula="of:=[$'Parcel Dist'.S20]" office:value-type="float" office:value="50.237" calcext:value-type="float">
            <text:p>50.24</text:p>
          </table:table-cell>
          <table:table-cell table:formula="of:=[$'Parcel Dist'.Y20]" office:value-type="float" office:value="0" calcext:value-type="float">
            <text:p>0.00</text:p>
          </table:table-cell>
          <table:table-cell table:formula="of:=[$'Parcel Dist'.Z20]" office:value-type="float" office:value="69.2754" calcext:value-type="float">
            <text:p>69.28</text:p>
          </table:table-cell>
          <table:table-cell table:formula="of:=[$'Parcel Dist'.AA20]" office:value-type="float" office:value="0" calcext:value-type="float">
            <text:p>0.00</text:p>
          </table:table-cell>
          <table:table-cell table:formula="of:=[$'Parcel Dist'.AB20]" office:value-type="float" office:value="30.7246" calcext:value-type="float">
            <text:p>30.72</text:p>
          </table:table-cell>
          <table:table-cell table:formula="of:=[$'Parcel Dist'.AH20]" office:value-type="float" office:value="0" calcext:value-type="float">
            <text:p>0.00</text:p>
          </table:table-cell>
          <table:table-cell table:formula="of:=[$'Parcel Dist'.AI20]" office:value-type="float" office:value="64.4295" calcext:value-type="float">
            <text:p>64.43</text:p>
          </table:table-cell>
          <table:table-cell table:formula="of:=[$'Parcel Dist'.AJ20]" office:value-type="float" office:value="0" calcext:value-type="float">
            <text:p>0.00</text:p>
          </table:table-cell>
          <table:table-cell table:formula="of:=[$'Parcel Dist'.AK20]" office:value-type="float" office:value="35.5705" calcext:value-type="float">
            <text:p>35.57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Dist'.G21]" office:value-type="float" office:value="0" calcext:value-type="float">
            <text:p>0.00</text:p>
          </table:table-cell>
          <table:table-cell table:formula="of:=[$'Parcel Dist'.H21]" office:value-type="float" office:value="18.3322" calcext:value-type="float">
            <text:p>18.33</text:p>
          </table:table-cell>
          <table:table-cell table:formula="of:=[$'Parcel Dist'.I21]" office:value-type="float" office:value="0" calcext:value-type="float">
            <text:p>0.00</text:p>
          </table:table-cell>
          <table:table-cell table:formula="of:=[$'Parcel Dist'.J21]" office:value-type="float" office:value="81.6678" calcext:value-type="float">
            <text:p>81.67</text:p>
          </table:table-cell>
          <table:table-cell table:formula="of:=[$'Parcel Dist'.P21]" office:value-type="float" office:value="0" calcext:value-type="float">
            <text:p>0.00</text:p>
          </table:table-cell>
          <table:table-cell table:formula="of:=[$'Parcel Dist'.Q21]" office:value-type="float" office:value="50.4975" calcext:value-type="float">
            <text:p>50.50</text:p>
          </table:table-cell>
          <table:table-cell table:formula="of:=[$'Parcel Dist'.R21]" office:value-type="float" office:value="0" calcext:value-type="float">
            <text:p>0.00</text:p>
          </table:table-cell>
          <table:table-cell table:formula="of:=[$'Parcel Dist'.S21]" office:value-type="float" office:value="49.5025" calcext:value-type="float">
            <text:p>49.50</text:p>
          </table:table-cell>
          <table:table-cell table:formula="of:=[$'Parcel Dist'.Y21]" office:value-type="float" office:value="0" calcext:value-type="float">
            <text:p>0.00</text:p>
          </table:table-cell>
          <table:table-cell table:formula="of:=[$'Parcel Dist'.Z21]" office:value-type="float" office:value="50" calcext:value-type="float">
            <text:p>50.00</text:p>
          </table:table-cell>
          <table:table-cell table:formula="of:=[$'Parcel Dist'.AA21]" office:value-type="float" office:value="0" calcext:value-type="float">
            <text:p>0.00</text:p>
          </table:table-cell>
          <table:table-cell table:formula="of:=[$'Parcel Dist'.AB21]" office:value-type="float" office:value="50" calcext:value-type="float">
            <text:p>50.00</text:p>
          </table:table-cell>
          <table:table-cell table:formula="of:=[$'Parcel Dist'.AH21]" office:value-type="float" office:value="0" calcext:value-type="float">
            <text:p>0.00</text:p>
          </table:table-cell>
          <table:table-cell table:formula="of:=[$'Parcel Dist'.AI21]" office:value-type="float" office:value="53.7773" calcext:value-type="float">
            <text:p>53.78</text:p>
          </table:table-cell>
          <table:table-cell table:formula="of:=[$'Parcel Dist'.AJ21]" office:value-type="float" office:value="0" calcext:value-type="float">
            <text:p>0.00</text:p>
          </table:table-cell>
          <table:table-cell table:formula="of:=[$'Parcel Dist'.AK21]" office:value-type="float" office:value="46.2227" calcext:value-type="float">
            <text:p>46.2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Dist'.G22]" office:value-type="float" office:value="0" calcext:value-type="float">
            <text:p>0.00</text:p>
          </table:table-cell>
          <table:table-cell table:formula="of:=[$'Parcel Dist'.H22]" office:value-type="float" office:value="51.8483" calcext:value-type="float">
            <text:p>51.85</text:p>
          </table:table-cell>
          <table:table-cell table:formula="of:=[$'Parcel Dist'.I22]" office:value-type="float" office:value="0" calcext:value-type="float">
            <text:p>0.00</text:p>
          </table:table-cell>
          <table:table-cell table:formula="of:=[$'Parcel Dist'.J22]" office:value-type="float" office:value="48.1517" calcext:value-type="float">
            <text:p>48.15</text:p>
          </table:table-cell>
          <table:table-cell table:formula="of:=[$'Parcel Dist'.P22]" office:value-type="float" office:value="0" calcext:value-type="float">
            <text:p>0.00</text:p>
          </table:table-cell>
          <table:table-cell table:formula="of:=[$'Parcel Dist'.Q22]" office:value-type="float" office:value="51.8483" calcext:value-type="float">
            <text:p>51.85</text:p>
          </table:table-cell>
          <table:table-cell table:formula="of:=[$'Parcel Dist'.R22]" office:value-type="float" office:value="0" calcext:value-type="float">
            <text:p>0.00</text:p>
          </table:table-cell>
          <table:table-cell table:formula="of:=[$'Parcel Dist'.S22]" office:value-type="float" office:value="48.1517" calcext:value-type="float">
            <text:p>48.15</text:p>
          </table:table-cell>
          <table:table-cell table:formula="of:=[$'Parcel Dist'.Y22]" office:value-type="float" office:value="0" calcext:value-type="float">
            <text:p>0.00</text:p>
          </table:table-cell>
          <table:table-cell table:formula="of:=[$'Parcel Dist'.Z22]" office:value-type="float" office:value="59.0674" calcext:value-type="float">
            <text:p>59.07</text:p>
          </table:table-cell>
          <table:table-cell table:formula="of:=[$'Parcel Dist'.AA22]" office:value-type="float" office:value="0" calcext:value-type="float">
            <text:p>0.00</text:p>
          </table:table-cell>
          <table:table-cell table:formula="of:=[$'Parcel Dist'.AB22]" office:value-type="float" office:value="40.9326" calcext:value-type="float">
            <text:p>40.93</text:p>
          </table:table-cell>
          <table:table-cell table:formula="of:=[$'Parcel Dist'.AH22]" office:value-type="float" office:value="0" calcext:value-type="float">
            <text:p>0.00</text:p>
          </table:table-cell>
          <table:table-cell table:formula="of:=[$'Parcel Dist'.AI22]" office:value-type="float" office:value="80.6135" calcext:value-type="float">
            <text:p>80.61</text:p>
          </table:table-cell>
          <table:table-cell table:formula="of:=[$'Parcel Dist'.AJ22]" office:value-type="float" office:value="0" calcext:value-type="float">
            <text:p>0.00</text:p>
          </table:table-cell>
          <table:table-cell table:formula="of:=[$'Parcel Dist'.AK22]" office:value-type="float" office:value="19.3865" calcext:value-type="float">
            <text:p>19.39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Dist'.G23]" office:value-type="float" office:value="0" calcext:value-type="float">
            <text:p>0.00</text:p>
          </table:table-cell>
          <table:table-cell table:formula="of:=[$'Parcel Dist'.H23]" office:value-type="float" office:value="26.8623" calcext:value-type="float">
            <text:p>26.86</text:p>
          </table:table-cell>
          <table:table-cell table:formula="of:=[$'Parcel Dist'.I23]" office:value-type="float" office:value="0" calcext:value-type="float">
            <text:p>0.00</text:p>
          </table:table-cell>
          <table:table-cell table:formula="of:=[$'Parcel Dist'.J23]" office:value-type="float" office:value="73.1377" calcext:value-type="float">
            <text:p>73.14</text:p>
          </table:table-cell>
          <table:table-cell table:formula="of:=[$'Parcel Dist'.P23]" office:value-type="float" office:value="0" calcext:value-type="float">
            <text:p>0.00</text:p>
          </table:table-cell>
          <table:table-cell table:formula="of:=[$'Parcel Dist'.Q23]" office:value-type="float" office:value="26.8623" calcext:value-type="float">
            <text:p>26.86</text:p>
          </table:table-cell>
          <table:table-cell table:formula="of:=[$'Parcel Dist'.R23]" office:value-type="float" office:value="0" calcext:value-type="float">
            <text:p>0.00</text:p>
          </table:table-cell>
          <table:table-cell table:formula="of:=[$'Parcel Dist'.S23]" office:value-type="float" office:value="73.1377" calcext:value-type="float">
            <text:p>73.14</text:p>
          </table:table-cell>
          <table:table-cell table:formula="of:=[$'Parcel Dist'.Y23]" office:value-type="float" office:value="0" calcext:value-type="float">
            <text:p>0.00</text:p>
          </table:table-cell>
          <table:table-cell table:formula="of:=[$'Parcel Dist'.Z23]" office:value-type="float" office:value="45.8175" calcext:value-type="float">
            <text:p>45.82</text:p>
          </table:table-cell>
          <table:table-cell table:formula="of:=[$'Parcel Dist'.AA23]" office:value-type="float" office:value="0" calcext:value-type="float">
            <text:p>0.00</text:p>
          </table:table-cell>
          <table:table-cell table:formula="of:=[$'Parcel Dist'.AB23]" office:value-type="float" office:value="54.1825" calcext:value-type="float">
            <text:p>54.18</text:p>
          </table:table-cell>
          <table:table-cell table:formula="of:=[$'Parcel Dist'.AH23]" office:value-type="float" office:value="0" calcext:value-type="float">
            <text:p>0.00</text:p>
          </table:table-cell>
          <table:table-cell table:formula="of:=[$'Parcel Dist'.AI23]" office:value-type="float" office:value="48.5397" calcext:value-type="float">
            <text:p>48.54</text:p>
          </table:table-cell>
          <table:table-cell table:formula="of:=[$'Parcel Dist'.AJ23]" office:value-type="float" office:value="0" calcext:value-type="float">
            <text:p>0.00</text:p>
          </table:table-cell>
          <table:table-cell table:formula="of:=[$'Parcel Dist'.AK23]" office:value-type="float" office:value="51.4603" calcext:value-type="float">
            <text:p>51.4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Dist'.G24]" office:value-type="float" office:value="0" calcext:value-type="float">
            <text:p>0.00</text:p>
          </table:table-cell>
          <table:table-cell table:formula="of:=[$'Parcel Dist'.H24]" office:value-type="float" office:value="37.5672" calcext:value-type="float">
            <text:p>37.57</text:p>
          </table:table-cell>
          <table:table-cell table:formula="of:=[$'Parcel Dist'.I24]" office:value-type="float" office:value="0" calcext:value-type="float">
            <text:p>0.00</text:p>
          </table:table-cell>
          <table:table-cell table:formula="of:=[$'Parcel Dist'.J24]" office:value-type="float" office:value="62.4328" calcext:value-type="float">
            <text:p>62.43</text:p>
          </table:table-cell>
          <table:table-cell table:formula="of:=[$'Parcel Dist'.P24]" office:value-type="float" office:value="0" calcext:value-type="float">
            <text:p>0.00</text:p>
          </table:table-cell>
          <table:table-cell table:formula="of:=[$'Parcel Dist'.Q24]" office:value-type="float" office:value="68.9457" calcext:value-type="float">
            <text:p>68.95</text:p>
          </table:table-cell>
          <table:table-cell table:formula="of:=[$'Parcel Dist'.R24]" office:value-type="float" office:value="0" calcext:value-type="float">
            <text:p>0.00</text:p>
          </table:table-cell>
          <table:table-cell table:formula="of:=[$'Parcel Dist'.S24]" office:value-type="float" office:value="31.0543" calcext:value-type="float">
            <text:p>31.05</text:p>
          </table:table-cell>
          <table:table-cell table:formula="of:=[$'Parcel Dist'.Y24]" office:value-type="float" office:value="0" calcext:value-type="float">
            <text:p>0.00</text:p>
          </table:table-cell>
          <table:table-cell table:formula="of:=[$'Parcel Dist'.Z24]" office:value-type="float" office:value="73.2983" calcext:value-type="float">
            <text:p>73.30</text:p>
          </table:table-cell>
          <table:table-cell table:formula="of:=[$'Parcel Dist'.AA24]" office:value-type="float" office:value="0" calcext:value-type="float">
            <text:p>0.00</text:p>
          </table:table-cell>
          <table:table-cell table:formula="of:=[$'Parcel Dist'.AB24]" office:value-type="float" office:value="26.7017" calcext:value-type="float">
            <text:p>26.70</text:p>
          </table:table-cell>
          <table:table-cell table:formula="of:=[$'Parcel Dist'.AH24]" office:value-type="float" office:value="0" calcext:value-type="float">
            <text:p>0.00</text:p>
          </table:table-cell>
          <table:table-cell table:formula="of:=[$'Parcel Dist'.AI24]" office:value-type="float" office:value="66.4334" calcext:value-type="float">
            <text:p>66.43</text:p>
          </table:table-cell>
          <table:table-cell table:formula="of:=[$'Parcel Dist'.AJ24]" office:value-type="float" office:value="0" calcext:value-type="float">
            <text:p>0.00</text:p>
          </table:table-cell>
          <table:table-cell table:formula="of:=[$'Parcel Dist'.AK24]" office:value-type="float" office:value="33.5666" calcext:value-type="float">
            <text:p>33.57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Dist'.G25]" office:value-type="float" office:value="0" calcext:value-type="float">
            <text:p>0.00</text:p>
          </table:table-cell>
          <table:table-cell table:formula="of:=[$'Parcel Dist'.H25]" office:value-type="float" office:value="40.9607" calcext:value-type="float">
            <text:p>40.96</text:p>
          </table:table-cell>
          <table:table-cell table:formula="of:=[$'Parcel Dist'.I25]" office:value-type="float" office:value="0" calcext:value-type="float">
            <text:p>0.00</text:p>
          </table:table-cell>
          <table:table-cell table:formula="of:=[$'Parcel Dist'.J25]" office:value-type="float" office:value="59.0393" calcext:value-type="float">
            <text:p>59.04</text:p>
          </table:table-cell>
          <table:table-cell table:formula="of:=[$'Parcel Dist'.P25]" office:value-type="float" office:value="0" calcext:value-type="float">
            <text:p>0.00</text:p>
          </table:table-cell>
          <table:table-cell table:formula="of:=[$'Parcel Dist'.Q25]" office:value-type="float" office:value="75.6492" calcext:value-type="float">
            <text:p>75.65</text:p>
          </table:table-cell>
          <table:table-cell table:formula="of:=[$'Parcel Dist'.R25]" office:value-type="float" office:value="0" calcext:value-type="float">
            <text:p>0.00</text:p>
          </table:table-cell>
          <table:table-cell table:formula="of:=[$'Parcel Dist'.S25]" office:value-type="float" office:value="24.3508" calcext:value-type="float">
            <text:p>24.35</text:p>
          </table:table-cell>
          <table:table-cell table:formula="of:=[$'Parcel Dist'.Y25]" office:value-type="float" office:value="0" calcext:value-type="float">
            <text:p>0.00</text:p>
          </table:table-cell>
          <table:table-cell table:formula="of:=[$'Parcel Dist'.Z25]" office:value-type="float" office:value="81.1101" calcext:value-type="float">
            <text:p>81.11</text:p>
          </table:table-cell>
          <table:table-cell table:formula="of:=[$'Parcel Dist'.AA25]" office:value-type="float" office:value="0" calcext:value-type="float">
            <text:p>0.00</text:p>
          </table:table-cell>
          <table:table-cell table:formula="of:=[$'Parcel Dist'.AB25]" office:value-type="float" office:value="18.8899" calcext:value-type="float">
            <text:p>18.89</text:p>
          </table:table-cell>
          <table:table-cell table:formula="of:=[$'Parcel Dist'.AH25]" office:value-type="float" office:value="0" calcext:value-type="float">
            <text:p>0.00</text:p>
          </table:table-cell>
          <table:table-cell table:formula="of:=[$'Parcel Dist'.AI25]" office:value-type="float" office:value="83" calcext:value-type="float">
            <text:p>83.00</text:p>
          </table:table-cell>
          <table:table-cell table:formula="of:=[$'Parcel Dist'.AJ25]" office:value-type="float" office:value="0" calcext:value-type="float">
            <text:p>0.00</text:p>
          </table:table-cell>
          <table:table-cell table:formula="of:=[$'Parcel Dist'.AK25]" office:value-type="float" office:value="17" calcext:value-type="float">
            <text:p>17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Dist'.G26]" office:value-type="float" office:value="0" calcext:value-type="float">
            <text:p>0.00</text:p>
          </table:table-cell>
          <table:table-cell table:formula="of:=[$'Parcel Dist'.H26]" office:value-type="float" office:value="13.7931" calcext:value-type="float">
            <text:p>13.79</text:p>
          </table:table-cell>
          <table:table-cell table:formula="of:=[$'Parcel Dist'.I26]" office:value-type="float" office:value="0" calcext:value-type="float">
            <text:p>0.00</text:p>
          </table:table-cell>
          <table:table-cell table:formula="of:=[$'Parcel Dist'.J26]" office:value-type="float" office:value="86.2069" calcext:value-type="float">
            <text:p>86.21</text:p>
          </table:table-cell>
          <table:table-cell table:formula="of:=[$'Parcel Dist'.P26]" office:value-type="float" office:value="0" calcext:value-type="float">
            <text:p>0.00</text:p>
          </table:table-cell>
          <table:table-cell table:formula="of:=[$'Parcel Dist'.Q26]" office:value-type="float" office:value="46.8835" calcext:value-type="float">
            <text:p>46.88</text:p>
          </table:table-cell>
          <table:table-cell table:formula="of:=[$'Parcel Dist'.R26]" office:value-type="float" office:value="0" calcext:value-type="float">
            <text:p>0.00</text:p>
          </table:table-cell>
          <table:table-cell table:formula="of:=[$'Parcel Dist'.S26]" office:value-type="float" office:value="53.1165" calcext:value-type="float">
            <text:p>53.12</text:p>
          </table:table-cell>
          <table:table-cell table:formula="of:=[$'Parcel Dist'.Y26]" office:value-type="float" office:value="0" calcext:value-type="float">
            <text:p>0.00</text:p>
          </table:table-cell>
          <table:table-cell table:formula="of:=[$'Parcel Dist'.Z26]" office:value-type="float" office:value="53.1434" calcext:value-type="float">
            <text:p>53.14</text:p>
          </table:table-cell>
          <table:table-cell table:formula="of:=[$'Parcel Dist'.AA26]" office:value-type="float" office:value="0" calcext:value-type="float">
            <text:p>0.00</text:p>
          </table:table-cell>
          <table:table-cell table:formula="of:=[$'Parcel Dist'.AB26]" office:value-type="float" office:value="46.8566" calcext:value-type="float">
            <text:p>46.86</text:p>
          </table:table-cell>
          <table:table-cell table:formula="of:=[$'Parcel Dist'.AH26]" office:value-type="float" office:value="0" calcext:value-type="float">
            <text:p>0.00</text:p>
          </table:table-cell>
          <table:table-cell table:formula="of:=[$'Parcel Dist'.AI26]" office:value-type="float" office:value="71.5764" calcext:value-type="float">
            <text:p>71.58</text:p>
          </table:table-cell>
          <table:table-cell table:formula="of:=[$'Parcel Dist'.AJ26]" office:value-type="float" office:value="0" calcext:value-type="float">
            <text:p>0.00</text:p>
          </table:table-cell>
          <table:table-cell table:formula="of:=[$'Parcel Dist'.AK26]" office:value-type="float" office:value="28.4236" calcext:value-type="float">
            <text:p>28.4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Dist'.G27]" office:value-type="float" office:value="0" calcext:value-type="float">
            <text:p>0.00</text:p>
          </table:table-cell>
          <table:table-cell table:formula="of:=[$'Parcel Dist'.H27]" office:value-type="float" office:value="18.6352" calcext:value-type="float">
            <text:p>18.64</text:p>
          </table:table-cell>
          <table:table-cell table:formula="of:=[$'Parcel Dist'.I27]" office:value-type="float" office:value="0" calcext:value-type="float">
            <text:p>0.00</text:p>
          </table:table-cell>
          <table:table-cell table:formula="of:=[$'Parcel Dist'.J27]" office:value-type="float" office:value="81.3648" calcext:value-type="float">
            <text:p>81.36</text:p>
          </table:table-cell>
          <table:table-cell table:formula="of:=[$'Parcel Dist'.P27]" office:value-type="float" office:value="0" calcext:value-type="float">
            <text:p>0.00</text:p>
          </table:table-cell>
          <table:table-cell table:formula="of:=[$'Parcel Dist'.Q27]" office:value-type="float" office:value="38.841" calcext:value-type="float">
            <text:p>38.84</text:p>
          </table:table-cell>
          <table:table-cell table:formula="of:=[$'Parcel Dist'.R27]" office:value-type="float" office:value="0" calcext:value-type="float">
            <text:p>0.00</text:p>
          </table:table-cell>
          <table:table-cell table:formula="of:=[$'Parcel Dist'.S27]" office:value-type="float" office:value="61.159" calcext:value-type="float">
            <text:p>61.16</text:p>
          </table:table-cell>
          <table:table-cell table:formula="of:=[$'Parcel Dist'.Y27]" office:value-type="float" office:value="0" calcext:value-type="float">
            <text:p>0.00</text:p>
          </table:table-cell>
          <table:table-cell table:formula="of:=[$'Parcel Dist'.Z27]" office:value-type="float" office:value="58.7947" calcext:value-type="float">
            <text:p>58.79</text:p>
          </table:table-cell>
          <table:table-cell table:formula="of:=[$'Parcel Dist'.AA27]" office:value-type="float" office:value="0" calcext:value-type="float">
            <text:p>0.00</text:p>
          </table:table-cell>
          <table:table-cell table:formula="of:=[$'Parcel Dist'.AB27]" office:value-type="float" office:value="41.2053" calcext:value-type="float">
            <text:p>41.21</text:p>
          </table:table-cell>
          <table:table-cell table:formula="of:=[$'Parcel Dist'.AH27]" office:value-type="float" office:value="0" calcext:value-type="float">
            <text:p>0.00</text:p>
          </table:table-cell>
          <table:table-cell table:formula="of:=[$'Parcel Dist'.AI27]" office:value-type="float" office:value="69.0935" calcext:value-type="float">
            <text:p>69.09</text:p>
          </table:table-cell>
          <table:table-cell table:formula="of:=[$'Parcel Dist'.AJ27]" office:value-type="float" office:value="0" calcext:value-type="float">
            <text:p>0.00</text:p>
          </table:table-cell>
          <table:table-cell table:formula="of:=[$'Parcel Dist'.AK27]" office:value-type="float" office:value="30.9065" calcext:value-type="float">
            <text:p>30.91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Dist'.G28]" office:value-type="float" office:value="0" calcext:value-type="float">
            <text:p>0.00</text:p>
          </table:table-cell>
          <table:table-cell table:formula="of:=[$'Parcel Dist'.H28]" office:value-type="float" office:value="42.8368" calcext:value-type="float">
            <text:p>42.84</text:p>
          </table:table-cell>
          <table:table-cell table:formula="of:=[$'Parcel Dist'.I28]" office:value-type="float" office:value="0" calcext:value-type="float">
            <text:p>0.00</text:p>
          </table:table-cell>
          <table:table-cell table:formula="of:=[$'Parcel Dist'.J28]" office:value-type="float" office:value="57.1632" calcext:value-type="float">
            <text:p>57.16</text:p>
          </table:table-cell>
          <table:table-cell table:formula="of:=[$'Parcel Dist'.P28]" office:value-type="float" office:value="0" calcext:value-type="float">
            <text:p>0.00</text:p>
          </table:table-cell>
          <table:table-cell table:formula="of:=[$'Parcel Dist'.Q28]" office:value-type="float" office:value="42.8368" calcext:value-type="float">
            <text:p>42.84</text:p>
          </table:table-cell>
          <table:table-cell table:formula="of:=[$'Parcel Dist'.R28]" office:value-type="float" office:value="0" calcext:value-type="float">
            <text:p>0.00</text:p>
          </table:table-cell>
          <table:table-cell table:formula="of:=[$'Parcel Dist'.S28]" office:value-type="float" office:value="57.1632" calcext:value-type="float">
            <text:p>57.16</text:p>
          </table:table-cell>
          <table:table-cell table:formula="of:=[$'Parcel Dist'.Y28]" office:value-type="float" office:value="0" calcext:value-type="float">
            <text:p>0.00</text:p>
          </table:table-cell>
          <table:table-cell table:formula="of:=[$'Parcel Dist'.Z28]" office:value-type="float" office:value="43.819" calcext:value-type="float">
            <text:p>43.82</text:p>
          </table:table-cell>
          <table:table-cell table:formula="of:=[$'Parcel Dist'.AA28]" office:value-type="float" office:value="0" calcext:value-type="float">
            <text:p>0.00</text:p>
          </table:table-cell>
          <table:table-cell table:formula="of:=[$'Parcel Dist'.AB28]" office:value-type="float" office:value="56.181" calcext:value-type="float">
            <text:p>56.18</text:p>
          </table:table-cell>
          <table:table-cell table:formula="of:=[$'Parcel Dist'.AH28]" office:value-type="float" office:value="0" calcext:value-type="float">
            <text:p>0.00</text:p>
          </table:table-cell>
          <table:table-cell table:formula="of:=[$'Parcel Dist'.AI28]" office:value-type="float" office:value="55.1601" calcext:value-type="float">
            <text:p>55.16</text:p>
          </table:table-cell>
          <table:table-cell table:formula="of:=[$'Parcel Dist'.AJ28]" office:value-type="float" office:value="0" calcext:value-type="float">
            <text:p>0.00</text:p>
          </table:table-cell>
          <table:table-cell table:formula="of:=[$'Parcel Dist'.AK28]" office:value-type="float" office:value="44.8399" calcext:value-type="float">
            <text:p>44.84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Dist'.G29]" office:value-type="float" office:value="0" calcext:value-type="float">
            <text:p>0.00</text:p>
          </table:table-cell>
          <table:table-cell table:formula="of:=[$'Parcel Dist'.H29]" office:value-type="float" office:value="26.2295" calcext:value-type="float">
            <text:p>26.23</text:p>
          </table:table-cell>
          <table:table-cell table:formula="of:=[$'Parcel Dist'.I29]" office:value-type="float" office:value="0" calcext:value-type="float">
            <text:p>0.00</text:p>
          </table:table-cell>
          <table:table-cell table:formula="of:=[$'Parcel Dist'.J29]" office:value-type="float" office:value="73.7705" calcext:value-type="float">
            <text:p>73.77</text:p>
          </table:table-cell>
          <table:table-cell table:formula="of:=[$'Parcel Dist'.P29]" office:value-type="float" office:value="0" calcext:value-type="float">
            <text:p>0.00</text:p>
          </table:table-cell>
          <table:table-cell table:formula="of:=[$'Parcel Dist'.Q29]" office:value-type="float" office:value="40.5823" calcext:value-type="float">
            <text:p>40.58</text:p>
          </table:table-cell>
          <table:table-cell table:formula="of:=[$'Parcel Dist'.R29]" office:value-type="float" office:value="0" calcext:value-type="float">
            <text:p>0.00</text:p>
          </table:table-cell>
          <table:table-cell table:formula="of:=[$'Parcel Dist'.S29]" office:value-type="float" office:value="59.4177" calcext:value-type="float">
            <text:p>59.42</text:p>
          </table:table-cell>
          <table:table-cell table:formula="of:=[$'Parcel Dist'.Y29]" office:value-type="float" office:value="0" calcext:value-type="float">
            <text:p>0.00</text:p>
          </table:table-cell>
          <table:table-cell table:formula="of:=[$'Parcel Dist'.Z29]" office:value-type="float" office:value="40.5823" calcext:value-type="float">
            <text:p>40.58</text:p>
          </table:table-cell>
          <table:table-cell table:formula="of:=[$'Parcel Dist'.AA29]" office:value-type="float" office:value="0" calcext:value-type="float">
            <text:p>0.00</text:p>
          </table:table-cell>
          <table:table-cell table:formula="of:=[$'Parcel Dist'.AB29]" office:value-type="float" office:value="59.4177" calcext:value-type="float">
            <text:p>59.42</text:p>
          </table:table-cell>
          <table:table-cell table:formula="of:=[$'Parcel Dist'.AH29]" office:value-type="float" office:value="0" calcext:value-type="float">
            <text:p>0.00</text:p>
          </table:table-cell>
          <table:table-cell table:formula="of:=[$'Parcel Dist'.AI29]" office:value-type="float" office:value="62.1556" calcext:value-type="float">
            <text:p>62.16</text:p>
          </table:table-cell>
          <table:table-cell table:formula="of:=[$'Parcel Dist'.AJ29]" office:value-type="float" office:value="0" calcext:value-type="float">
            <text:p>0.00</text:p>
          </table:table-cell>
          <table:table-cell table:formula="of:=[$'Parcel Dist'.AK29]" office:value-type="float" office:value="37.8444" calcext:value-type="float">
            <text:p>37.8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Dist'.G30]" office:value-type="float" office:value="0" calcext:value-type="float">
            <text:p>0.00</text:p>
          </table:table-cell>
          <table:table-cell table:formula="of:=[$'Parcel Dist'.H30]" office:value-type="float" office:value="29.101" calcext:value-type="float">
            <text:p>29.10</text:p>
          </table:table-cell>
          <table:table-cell table:formula="of:=[$'Parcel Dist'.I30]" office:value-type="float" office:value="0" calcext:value-type="float">
            <text:p>0.00</text:p>
          </table:table-cell>
          <table:table-cell table:formula="of:=[$'Parcel Dist'.J30]" office:value-type="float" office:value="70.899" calcext:value-type="float">
            <text:p>70.90</text:p>
          </table:table-cell>
          <table:table-cell table:formula="of:=[$'Parcel Dist'.P30]" office:value-type="float" office:value="0" calcext:value-type="float">
            <text:p>0.00</text:p>
          </table:table-cell>
          <table:table-cell table:formula="of:=[$'Parcel Dist'.Q30]" office:value-type="float" office:value="68.5315" calcext:value-type="float">
            <text:p>68.53</text:p>
          </table:table-cell>
          <table:table-cell table:formula="of:=[$'Parcel Dist'.R30]" office:value-type="float" office:value="0" calcext:value-type="float">
            <text:p>0.00</text:p>
          </table:table-cell>
          <table:table-cell table:formula="of:=[$'Parcel Dist'.S30]" office:value-type="float" office:value="31.4685" calcext:value-type="float">
            <text:p>31.47</text:p>
          </table:table-cell>
          <table:table-cell table:formula="of:=[$'Parcel Dist'.Y30]" office:value-type="float" office:value="0" calcext:value-type="float">
            <text:p>0.00</text:p>
          </table:table-cell>
          <table:table-cell table:formula="of:=[$'Parcel Dist'.Z30]" office:value-type="float" office:value="65.067" calcext:value-type="float">
            <text:p>65.07</text:p>
          </table:table-cell>
          <table:table-cell table:formula="of:=[$'Parcel Dist'.AA30]" office:value-type="float" office:value="0" calcext:value-type="float">
            <text:p>0.00</text:p>
          </table:table-cell>
          <table:table-cell table:formula="of:=[$'Parcel Dist'.AB30]" office:value-type="float" office:value="34.933" calcext:value-type="float">
            <text:p>34.93</text:p>
          </table:table-cell>
          <table:table-cell table:formula="of:=[$'Parcel Dist'.AH30]" office:value-type="float" office:value="0" calcext:value-type="float">
            <text:p>0.00</text:p>
          </table:table-cell>
          <table:table-cell table:formula="of:=[$'Parcel Dist'.AI30]" office:value-type="float" office:value="70.0157" calcext:value-type="float">
            <text:p>70.02</text:p>
          </table:table-cell>
          <table:table-cell table:formula="of:=[$'Parcel Dist'.AJ30]" office:value-type="float" office:value="0" calcext:value-type="float">
            <text:p>0.00</text:p>
          </table:table-cell>
          <table:table-cell table:formula="of:=[$'Parcel Dist'.AK30]" office:value-type="float" office:value="29.9843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Dist'.G31]" office:value-type="float" office:value="0" calcext:value-type="float">
            <text:p>0.00</text:p>
          </table:table-cell>
          <table:table-cell table:formula="of:=[$'Parcel Dist'.H31]" office:value-type="float" office:value="42.0611" calcext:value-type="float">
            <text:p>42.06</text:p>
          </table:table-cell>
          <table:table-cell table:formula="of:=[$'Parcel Dist'.I31]" office:value-type="float" office:value="0" calcext:value-type="float">
            <text:p>0.00</text:p>
          </table:table-cell>
          <table:table-cell table:formula="of:=[$'Parcel Dist'.J31]" office:value-type="float" office:value="57.9389" calcext:value-type="float">
            <text:p>57.94</text:p>
          </table:table-cell>
          <table:table-cell table:formula="of:=[$'Parcel Dist'.P31]" office:value-type="float" office:value="0" calcext:value-type="float">
            <text:p>0.00</text:p>
          </table:table-cell>
          <table:table-cell table:formula="of:=[$'Parcel Dist'.Q31]" office:value-type="float" office:value="75.6921" calcext:value-type="float">
            <text:p>75.69</text:p>
          </table:table-cell>
          <table:table-cell table:formula="of:=[$'Parcel Dist'.R31]" office:value-type="float" office:value="0" calcext:value-type="float">
            <text:p>0.00</text:p>
          </table:table-cell>
          <table:table-cell table:formula="of:=[$'Parcel Dist'.S31]" office:value-type="float" office:value="24.3079" calcext:value-type="float">
            <text:p>24.31</text:p>
          </table:table-cell>
          <table:table-cell table:formula="of:=[$'Parcel Dist'.Y31]" office:value-type="float" office:value="0" calcext:value-type="float">
            <text:p>0.00</text:p>
          </table:table-cell>
          <table:table-cell table:formula="of:=[$'Parcel Dist'.Z31]" office:value-type="float" office:value="83.3506" calcext:value-type="float">
            <text:p>83.35</text:p>
          </table:table-cell>
          <table:table-cell table:formula="of:=[$'Parcel Dist'.AA31]" office:value-type="float" office:value="0" calcext:value-type="float">
            <text:p>0.00</text:p>
          </table:table-cell>
          <table:table-cell table:formula="of:=[$'Parcel Dist'.AB31]" office:value-type="float" office:value="16.6494" calcext:value-type="float">
            <text:p>16.65</text:p>
          </table:table-cell>
          <table:table-cell table:formula="of:=[$'Parcel Dist'.AH31]" office:value-type="float" office:value="0" calcext:value-type="float">
            <text:p>0.00</text:p>
          </table:table-cell>
          <table:table-cell table:formula="of:=[$'Parcel Dist'.AI31]" office:value-type="float" office:value="83.9975" calcext:value-type="float">
            <text:p>84.00</text:p>
          </table:table-cell>
          <table:table-cell table:formula="of:=[$'Parcel Dist'.AJ31]" office:value-type="float" office:value="0" calcext:value-type="float">
            <text:p>0.00</text:p>
          </table:table-cell>
          <table:table-cell table:formula="of:=[$'Parcel Dist'.AK31]" office:value-type="float" office:value="16.0025" calcext:value-type="float">
            <text:p>16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Dist'.G32]" office:value-type="float" office:value="0" calcext:value-type="float">
            <text:p>0.00</text:p>
          </table:table-cell>
          <table:table-cell table:formula="of:=[$'Parcel Dist'.H32]" office:value-type="float" office:value="26.2653" calcext:value-type="float">
            <text:p>26.27</text:p>
          </table:table-cell>
          <table:table-cell table:formula="of:=[$'Parcel Dist'.I32]" office:value-type="float" office:value="0" calcext:value-type="float">
            <text:p>0.00</text:p>
          </table:table-cell>
          <table:table-cell table:formula="of:=[$'Parcel Dist'.J32]" office:value-type="float" office:value="73.7347" calcext:value-type="float">
            <text:p>73.73</text:p>
          </table:table-cell>
          <table:table-cell table:formula="of:=[$'Parcel Dist'.P32]" office:value-type="float" office:value="0" calcext:value-type="float">
            <text:p>0.00</text:p>
          </table:table-cell>
          <table:table-cell table:formula="of:=[$'Parcel Dist'.Q32]" office:value-type="float" office:value="47.4164" calcext:value-type="float">
            <text:p>47.42</text:p>
          </table:table-cell>
          <table:table-cell table:formula="of:=[$'Parcel Dist'.R32]" office:value-type="float" office:value="0" calcext:value-type="float">
            <text:p>0.00</text:p>
          </table:table-cell>
          <table:table-cell table:formula="of:=[$'Parcel Dist'.S32]" office:value-type="float" office:value="52.5836" calcext:value-type="float">
            <text:p>52.58</text:p>
          </table:table-cell>
          <table:table-cell table:formula="of:=[$'Parcel Dist'.Y32]" office:value-type="float" office:value="0" calcext:value-type="float">
            <text:p>0.00</text:p>
          </table:table-cell>
          <table:table-cell table:formula="of:=[$'Parcel Dist'.Z32]" office:value-type="float" office:value="61.2745" calcext:value-type="float">
            <text:p>61.27</text:p>
          </table:table-cell>
          <table:table-cell table:formula="of:=[$'Parcel Dist'.AA32]" office:value-type="float" office:value="0" calcext:value-type="float">
            <text:p>0.00</text:p>
          </table:table-cell>
          <table:table-cell table:formula="of:=[$'Parcel Dist'.AB32]" office:value-type="float" office:value="38.7255" calcext:value-type="float">
            <text:p>38.73</text:p>
          </table:table-cell>
          <table:table-cell table:formula="of:=[$'Parcel Dist'.AH32]" office:value-type="float" office:value="0" calcext:value-type="float">
            <text:p>0.00</text:p>
          </table:table-cell>
          <table:table-cell table:formula="of:=[$'Parcel Dist'.AI32]" office:value-type="float" office:value="86.9041" calcext:value-type="float">
            <text:p>86.90</text:p>
          </table:table-cell>
          <table:table-cell table:formula="of:=[$'Parcel Dist'.AJ32]" office:value-type="float" office:value="0" calcext:value-type="float">
            <text:p>0.00</text:p>
          </table:table-cell>
          <table:table-cell table:formula="of:=[$'Parcel Dist'.AK32]" office:value-type="float" office:value="13.0959" calcext:value-type="float">
            <text:p>13.1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Dist'.G33]" office:value-type="float" office:value="0" calcext:value-type="float">
            <text:p>0.00</text:p>
          </table:table-cell>
          <table:table-cell table:formula="of:=[$'Parcel Dist'.H33]" office:value-type="float" office:value="21.4896" calcext:value-type="float">
            <text:p>21.49</text:p>
          </table:table-cell>
          <table:table-cell table:formula="of:=[$'Parcel Dist'.I33]" office:value-type="float" office:value="0" calcext:value-type="float">
            <text:p>0.00</text:p>
          </table:table-cell>
          <table:table-cell table:formula="of:=[$'Parcel Dist'.J33]" office:value-type="float" office:value="78.5104" calcext:value-type="float">
            <text:p>78.51</text:p>
          </table:table-cell>
          <table:table-cell table:formula="of:=[$'Parcel Dist'.P33]" office:value-type="float" office:value="0" calcext:value-type="float">
            <text:p>0.00</text:p>
          </table:table-cell>
          <table:table-cell table:formula="of:=[$'Parcel Dist'.Q33]" office:value-type="float" office:value="56.7164" calcext:value-type="float">
            <text:p>56.72</text:p>
          </table:table-cell>
          <table:table-cell table:formula="of:=[$'Parcel Dist'.R33]" office:value-type="float" office:value="0" calcext:value-type="float">
            <text:p>0.00</text:p>
          </table:table-cell>
          <table:table-cell table:formula="of:=[$'Parcel Dist'.S33]" office:value-type="float" office:value="43.2836" calcext:value-type="float">
            <text:p>43.28</text:p>
          </table:table-cell>
          <table:table-cell table:formula="of:=[$'Parcel Dist'.Y33]" office:value-type="float" office:value="0" calcext:value-type="float">
            <text:p>0.00</text:p>
          </table:table-cell>
          <table:table-cell table:formula="of:=[$'Parcel Dist'.Z33]" office:value-type="float" office:value="44.199" calcext:value-type="float">
            <text:p>44.20</text:p>
          </table:table-cell>
          <table:table-cell table:formula="of:=[$'Parcel Dist'.AA33]" office:value-type="float" office:value="0" calcext:value-type="float">
            <text:p>0.00</text:p>
          </table:table-cell>
          <table:table-cell table:formula="of:=[$'Parcel Dist'.AB33]" office:value-type="float" office:value="55.801" calcext:value-type="float">
            <text:p>55.80</text:p>
          </table:table-cell>
          <table:table-cell table:formula="of:=[$'Parcel Dist'.AH33]" office:value-type="float" office:value="0" calcext:value-type="float">
            <text:p>0.00</text:p>
          </table:table-cell>
          <table:table-cell table:formula="of:=[$'Parcel Dist'.AI33]" office:value-type="float" office:value="50.6429" calcext:value-type="float">
            <text:p>50.64</text:p>
          </table:table-cell>
          <table:table-cell table:formula="of:=[$'Parcel Dist'.AJ33]" office:value-type="float" office:value="0" calcext:value-type="float">
            <text:p>0.00</text:p>
          </table:table-cell>
          <table:table-cell table:formula="of:=[$'Parcel Dist'.AK33]" office:value-type="float" office:value="49.3571" calcext:value-type="float">
            <text:p>49.3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Dist'.G34]" office:value-type="float" office:value="0" calcext:value-type="float">
            <text:p>0.00</text:p>
          </table:table-cell>
          <table:table-cell table:formula="of:=[$'Parcel Dist'.H34]" office:value-type="float" office:value="38.3472" calcext:value-type="float">
            <text:p>38.35</text:p>
          </table:table-cell>
          <table:table-cell table:formula="of:=[$'Parcel Dist'.I34]" office:value-type="float" office:value="0" calcext:value-type="float">
            <text:p>0.00</text:p>
          </table:table-cell>
          <table:table-cell table:formula="of:=[$'Parcel Dist'.J34]" office:value-type="float" office:value="61.6528" calcext:value-type="float">
            <text:p>61.65</text:p>
          </table:table-cell>
          <table:table-cell table:formula="of:=[$'Parcel Dist'.P34]" office:value-type="float" office:value="0" calcext:value-type="float">
            <text:p>0.00</text:p>
          </table:table-cell>
          <table:table-cell table:formula="of:=[$'Parcel Dist'.Q34]" office:value-type="float" office:value="38.3472" calcext:value-type="float">
            <text:p>38.35</text:p>
          </table:table-cell>
          <table:table-cell table:formula="of:=[$'Parcel Dist'.R34]" office:value-type="float" office:value="0" calcext:value-type="float">
            <text:p>0.00</text:p>
          </table:table-cell>
          <table:table-cell table:formula="of:=[$'Parcel Dist'.S34]" office:value-type="float" office:value="61.6528" calcext:value-type="float">
            <text:p>61.65</text:p>
          </table:table-cell>
          <table:table-cell table:formula="of:=[$'Parcel Dist'.Y34]" office:value-type="float" office:value="0" calcext:value-type="float">
            <text:p>0.00</text:p>
          </table:table-cell>
          <table:table-cell table:formula="of:=[$'Parcel Dist'.Z34]" office:value-type="float" office:value="87.6075" calcext:value-type="float">
            <text:p>87.61</text:p>
          </table:table-cell>
          <table:table-cell table:formula="of:=[$'Parcel Dist'.AA34]" office:value-type="float" office:value="0" calcext:value-type="float">
            <text:p>0.00</text:p>
          </table:table-cell>
          <table:table-cell table:formula="of:=[$'Parcel Dist'.AB34]" office:value-type="float" office:value="12.3925" calcext:value-type="float">
            <text:p>12.39</text:p>
          </table:table-cell>
          <table:table-cell table:formula="of:=[$'Parcel Dist'.AH34]" office:value-type="float" office:value="0" calcext:value-type="float">
            <text:p>0.00</text:p>
          </table:table-cell>
          <table:table-cell table:formula="of:=[$'Parcel Dist'.AI34]" office:value-type="float" office:value="78.5194" calcext:value-type="float">
            <text:p>78.52</text:p>
          </table:table-cell>
          <table:table-cell table:formula="of:=[$'Parcel Dist'.AJ34]" office:value-type="float" office:value="0" calcext:value-type="float">
            <text:p>0.00</text:p>
          </table:table-cell>
          <table:table-cell table:formula="of:=[$'Parcel Dist'.AK34]" office:value-type="float" office:value="21.4806" calcext:value-type="float">
            <text:p>21.4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Dist'.G35]" office:value-type="float" office:value="0" calcext:value-type="float">
            <text:p>0.00</text:p>
          </table:table-cell>
          <table:table-cell table:formula="of:=[$'Parcel Dist'.H35]" office:value-type="float" office:value="37.9268" calcext:value-type="float">
            <text:p>37.93</text:p>
          </table:table-cell>
          <table:table-cell table:formula="of:=[$'Parcel Dist'.I35]" office:value-type="float" office:value="0" calcext:value-type="float">
            <text:p>0.00</text:p>
          </table:table-cell>
          <table:table-cell table:formula="of:=[$'Parcel Dist'.J35]" office:value-type="float" office:value="62.0732" calcext:value-type="float">
            <text:p>62.07</text:p>
          </table:table-cell>
          <table:table-cell table:formula="of:=[$'Parcel Dist'.P35]" office:value-type="float" office:value="0" calcext:value-type="float">
            <text:p>0.00</text:p>
          </table:table-cell>
          <table:table-cell table:formula="of:=[$'Parcel Dist'.Q35]" office:value-type="float" office:value="73.2935" calcext:value-type="float">
            <text:p>73.29</text:p>
          </table:table-cell>
          <table:table-cell table:formula="of:=[$'Parcel Dist'.R35]" office:value-type="float" office:value="0" calcext:value-type="float">
            <text:p>0.00</text:p>
          </table:table-cell>
          <table:table-cell table:formula="of:=[$'Parcel Dist'.S35]" office:value-type="float" office:value="26.7065" calcext:value-type="float">
            <text:p>26.71</text:p>
          </table:table-cell>
          <table:table-cell table:formula="of:=[$'Parcel Dist'.Y35]" office:value-type="float" office:value="0" calcext:value-type="float">
            <text:p>0.00</text:p>
          </table:table-cell>
          <table:table-cell table:formula="of:=[$'Parcel Dist'.Z35]" office:value-type="float" office:value="75.0407" calcext:value-type="float">
            <text:p>75.04</text:p>
          </table:table-cell>
          <table:table-cell table:formula="of:=[$'Parcel Dist'.AA35]" office:value-type="float" office:value="0" calcext:value-type="float">
            <text:p>0.00</text:p>
          </table:table-cell>
          <table:table-cell table:formula="of:=[$'Parcel Dist'.AB35]" office:value-type="float" office:value="24.9593" calcext:value-type="float">
            <text:p>24.96</text:p>
          </table:table-cell>
          <table:table-cell table:formula="of:=[$'Parcel Dist'.AH35]" office:value-type="float" office:value="0" calcext:value-type="float">
            <text:p>0.00</text:p>
          </table:table-cell>
          <table:table-cell table:formula="of:=[$'Parcel Dist'.AI35]" office:value-type="float" office:value="78.9558" calcext:value-type="float">
            <text:p>78.96</text:p>
          </table:table-cell>
          <table:table-cell table:formula="of:=[$'Parcel Dist'.AJ35]" office:value-type="float" office:value="0" calcext:value-type="float">
            <text:p>0.00</text:p>
          </table:table-cell>
          <table:table-cell table:formula="of:=[$'Parcel Dist'.AK35]" office:value-type="float" office:value="21.0442" calcext:value-type="float">
            <text:p>21.0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Dist'.G36]" office:value-type="float" office:value="0" calcext:value-type="float">
            <text:p>0.00</text:p>
          </table:table-cell>
          <table:table-cell table:formula="of:=[$'Parcel Dist'.H36]" office:value-type="float" office:value="36.2135" calcext:value-type="float">
            <text:p>36.21</text:p>
          </table:table-cell>
          <table:table-cell table:formula="of:=[$'Parcel Dist'.I36]" office:value-type="float" office:value="0" calcext:value-type="float">
            <text:p>0.00</text:p>
          </table:table-cell>
          <table:table-cell table:formula="of:=[$'Parcel Dist'.J36]" office:value-type="float" office:value="63.7865" calcext:value-type="float">
            <text:p>63.79</text:p>
          </table:table-cell>
          <table:table-cell table:formula="of:=[$'Parcel Dist'.P36]" office:value-type="float" office:value="0" calcext:value-type="float">
            <text:p>0.00</text:p>
          </table:table-cell>
          <table:table-cell table:formula="of:=[$'Parcel Dist'.Q36]" office:value-type="float" office:value="52.2814" calcext:value-type="float">
            <text:p>52.28</text:p>
          </table:table-cell>
          <table:table-cell table:formula="of:=[$'Parcel Dist'.R36]" office:value-type="float" office:value="0" calcext:value-type="float">
            <text:p>0.00</text:p>
          </table:table-cell>
          <table:table-cell table:formula="of:=[$'Parcel Dist'.S36]" office:value-type="float" office:value="47.7186" calcext:value-type="float">
            <text:p>47.72</text:p>
          </table:table-cell>
          <table:table-cell table:formula="of:=[$'Parcel Dist'.Y36]" office:value-type="float" office:value="0" calcext:value-type="float">
            <text:p>0.00</text:p>
          </table:table-cell>
          <table:table-cell table:formula="of:=[$'Parcel Dist'.Z36]" office:value-type="float" office:value="45.882" calcext:value-type="float">
            <text:p>45.88</text:p>
          </table:table-cell>
          <table:table-cell table:formula="of:=[$'Parcel Dist'.AA36]" office:value-type="float" office:value="0" calcext:value-type="float">
            <text:p>0.00</text:p>
          </table:table-cell>
          <table:table-cell table:formula="of:=[$'Parcel Dist'.AB36]" office:value-type="float" office:value="54.118" calcext:value-type="float">
            <text:p>54.12</text:p>
          </table:table-cell>
          <table:table-cell table:formula="of:=[$'Parcel Dist'.AH36]" office:value-type="float" office:value="0" calcext:value-type="float">
            <text:p>0.00</text:p>
          </table:table-cell>
          <table:table-cell table:formula="of:=[$'Parcel Dist'.AI36]" office:value-type="float" office:value="46.2399" calcext:value-type="float">
            <text:p>46.24</text:p>
          </table:table-cell>
          <table:table-cell table:formula="of:=[$'Parcel Dist'.AJ36]" office:value-type="float" office:value="0" calcext:value-type="float">
            <text:p>0.00</text:p>
          </table:table-cell>
          <table:table-cell table:formula="of:=[$'Parcel Dist'.AK36]" office:value-type="float" office:value="53.7601" calcext:value-type="float">
            <text:p>53.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Dist'.G37]" office:value-type="float" office:value="0" calcext:value-type="float">
            <text:p>0.00</text:p>
          </table:table-cell>
          <table:table-cell table:formula="of:=[$'Parcel Dist'.H37]" office:value-type="float" office:value="42.6184" calcext:value-type="float">
            <text:p>42.62</text:p>
          </table:table-cell>
          <table:table-cell table:formula="of:=[$'Parcel Dist'.I37]" office:value-type="float" office:value="0" calcext:value-type="float">
            <text:p>0.00</text:p>
          </table:table-cell>
          <table:table-cell table:formula="of:=[$'Parcel Dist'.J37]" office:value-type="float" office:value="57.3816" calcext:value-type="float">
            <text:p>57.38</text:p>
          </table:table-cell>
          <table:table-cell table:formula="of:=[$'Parcel Dist'.P37]" office:value-type="float" office:value="0" calcext:value-type="float">
            <text:p>0.00</text:p>
          </table:table-cell>
          <table:table-cell table:formula="of:=[$'Parcel Dist'.Q37]" office:value-type="float" office:value="66.766" calcext:value-type="float">
            <text:p>66.77</text:p>
          </table:table-cell>
          <table:table-cell table:formula="of:=[$'Parcel Dist'.R37]" office:value-type="float" office:value="0" calcext:value-type="float">
            <text:p>0.00</text:p>
          </table:table-cell>
          <table:table-cell table:formula="of:=[$'Parcel Dist'.S37]" office:value-type="float" office:value="33.234" calcext:value-type="float">
            <text:p>33.23</text:p>
          </table:table-cell>
          <table:table-cell table:formula="of:=[$'Parcel Dist'.Y37]" office:value-type="float" office:value="0" calcext:value-type="float">
            <text:p>0.00</text:p>
          </table:table-cell>
          <table:table-cell table:formula="of:=[$'Parcel Dist'.Z37]" office:value-type="float" office:value="48.3933" calcext:value-type="float">
            <text:p>48.39</text:p>
          </table:table-cell>
          <table:table-cell table:formula="of:=[$'Parcel Dist'.AA37]" office:value-type="float" office:value="0" calcext:value-type="float">
            <text:p>0.00</text:p>
          </table:table-cell>
          <table:table-cell table:formula="of:=[$'Parcel Dist'.AB37]" office:value-type="float" office:value="51.6067" calcext:value-type="float">
            <text:p>51.61</text:p>
          </table:table-cell>
          <table:table-cell table:formula="of:=[$'Parcel Dist'.AH37]" office:value-type="float" office:value="0" calcext:value-type="float">
            <text:p>0.00</text:p>
          </table:table-cell>
          <table:table-cell table:formula="of:=[$'Parcel Dist'.AI37]" office:value-type="float" office:value="50.8164" calcext:value-type="float">
            <text:p>50.82</text:p>
          </table:table-cell>
          <table:table-cell table:formula="of:=[$'Parcel Dist'.AJ37]" office:value-type="float" office:value="0" calcext:value-type="float">
            <text:p>0.00</text:p>
          </table:table-cell>
          <table:table-cell table:formula="of:=[$'Parcel Dist'.AK37]" office:value-type="float" office:value="49.1836" calcext:value-type="float">
            <text:p>49.1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Dist'.G38]" office:value-type="float" office:value="0" calcext:value-type="float">
            <text:p>0.00</text:p>
          </table:table-cell>
          <table:table-cell table:formula="of:=[$'Parcel Dist'.H38]" office:value-type="float" office:value="56.6424" calcext:value-type="float">
            <text:p>56.64</text:p>
          </table:table-cell>
          <table:table-cell table:formula="of:=[$'Parcel Dist'.I38]" office:value-type="float" office:value="0" calcext:value-type="float">
            <text:p>0.00</text:p>
          </table:table-cell>
          <table:table-cell table:formula="of:=[$'Parcel Dist'.J38]" office:value-type="float" office:value="43.3576" calcext:value-type="float">
            <text:p>43.36</text:p>
          </table:table-cell>
          <table:table-cell table:formula="of:=[$'Parcel Dist'.P38]" office:value-type="float" office:value="0" calcext:value-type="float">
            <text:p>0.00</text:p>
          </table:table-cell>
          <table:table-cell table:formula="of:=[$'Parcel Dist'.Q38]" office:value-type="float" office:value="56.6424" calcext:value-type="float">
            <text:p>56.64</text:p>
          </table:table-cell>
          <table:table-cell table:formula="of:=[$'Parcel Dist'.R38]" office:value-type="float" office:value="0" calcext:value-type="float">
            <text:p>0.00</text:p>
          </table:table-cell>
          <table:table-cell table:formula="of:=[$'Parcel Dist'.S38]" office:value-type="float" office:value="43.3576" calcext:value-type="float">
            <text:p>43.36</text:p>
          </table:table-cell>
          <table:table-cell table:formula="of:=[$'Parcel Dist'.Y38]" office:value-type="float" office:value="0" calcext:value-type="float">
            <text:p>0.00</text:p>
          </table:table-cell>
          <table:table-cell table:formula="of:=[$'Parcel Dist'.Z38]" office:value-type="float" office:value="82.3228" calcext:value-type="float">
            <text:p>82.32</text:p>
          </table:table-cell>
          <table:table-cell table:formula="of:=[$'Parcel Dist'.AA38]" office:value-type="float" office:value="0" calcext:value-type="float">
            <text:p>0.00</text:p>
          </table:table-cell>
          <table:table-cell table:formula="of:=[$'Parcel Dist'.AB38]" office:value-type="float" office:value="17.6772" calcext:value-type="float">
            <text:p>17.68</text:p>
          </table:table-cell>
          <table:table-cell table:formula="of:=[$'Parcel Dist'.AH38]" office:value-type="float" office:value="0" calcext:value-type="float">
            <text:p>0.00</text:p>
          </table:table-cell>
          <table:table-cell table:formula="of:=[$'Parcel Dist'.AI38]" office:value-type="float" office:value="85.5856" calcext:value-type="float">
            <text:p>85.59</text:p>
          </table:table-cell>
          <table:table-cell table:formula="of:=[$'Parcel Dist'.AJ38]" office:value-type="float" office:value="0" calcext:value-type="float">
            <text:p>0.00</text:p>
          </table:table-cell>
          <table:table-cell table:formula="of:=[$'Parcel Dist'.AK38]" office:value-type="float" office:value="14.4144" calcext:value-type="float">
            <text:p>14.4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Dist'.G39]" office:value-type="float" office:value="0" calcext:value-type="float">
            <text:p>0.00</text:p>
          </table:table-cell>
          <table:table-cell table:formula="of:=[$'Parcel Dist'.H39]" office:value-type="float" office:value="49.433" calcext:value-type="float">
            <text:p>49.43</text:p>
          </table:table-cell>
          <table:table-cell table:formula="of:=[$'Parcel Dist'.I39]" office:value-type="float" office:value="0" calcext:value-type="float">
            <text:p>0.00</text:p>
          </table:table-cell>
          <table:table-cell table:formula="of:=[$'Parcel Dist'.J39]" office:value-type="float" office:value="50.567" calcext:value-type="float">
            <text:p>50.57</text:p>
          </table:table-cell>
          <table:table-cell table:formula="of:=[$'Parcel Dist'.P39]" office:value-type="float" office:value="0" calcext:value-type="float">
            <text:p>0.00</text:p>
          </table:table-cell>
          <table:table-cell table:formula="of:=[$'Parcel Dist'.Q39]" office:value-type="float" office:value="48.6765" calcext:value-type="float">
            <text:p>48.68</text:p>
          </table:table-cell>
          <table:table-cell table:formula="of:=[$'Parcel Dist'.R39]" office:value-type="float" office:value="0" calcext:value-type="float">
            <text:p>0.00</text:p>
          </table:table-cell>
          <table:table-cell table:formula="of:=[$'Parcel Dist'.S39]" office:value-type="float" office:value="51.3235" calcext:value-type="float">
            <text:p>51.32</text:p>
          </table:table-cell>
          <table:table-cell table:formula="of:=[$'Parcel Dist'.Y39]" office:value-type="float" office:value="0" calcext:value-type="float">
            <text:p>0.00</text:p>
          </table:table-cell>
          <table:table-cell table:formula="of:=[$'Parcel Dist'.Z39]" office:value-type="float" office:value="62.6918" calcext:value-type="float">
            <text:p>62.69</text:p>
          </table:table-cell>
          <table:table-cell table:formula="of:=[$'Parcel Dist'.AA39]" office:value-type="float" office:value="0" calcext:value-type="float">
            <text:p>0.00</text:p>
          </table:table-cell>
          <table:table-cell table:formula="of:=[$'Parcel Dist'.AB39]" office:value-type="float" office:value="37.3082" calcext:value-type="float">
            <text:p>37.31</text:p>
          </table:table-cell>
          <table:table-cell table:formula="of:=[$'Parcel Dist'.AH39]" office:value-type="float" office:value="0" calcext:value-type="float">
            <text:p>0.00</text:p>
          </table:table-cell>
          <table:table-cell table:formula="of:=[$'Parcel Dist'.AI39]" office:value-type="float" office:value="69.1431" calcext:value-type="float">
            <text:p>69.14</text:p>
          </table:table-cell>
          <table:table-cell table:formula="of:=[$'Parcel Dist'.AJ39]" office:value-type="float" office:value="0" calcext:value-type="float">
            <text:p>0.00</text:p>
          </table:table-cell>
          <table:table-cell table:formula="of:=[$'Parcel Dist'.AK39]" office:value-type="float" office:value="30.8569" calcext:value-type="float">
            <text:p>30.86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Dist'.G40]" office:value-type="float" office:value="0" calcext:value-type="float">
            <text:p>0.00</text:p>
          </table:table-cell>
          <table:table-cell table:formula="of:=[$'Parcel Dist'.H40]" office:value-type="float" office:value="20.1948" calcext:value-type="float">
            <text:p>20.19</text:p>
          </table:table-cell>
          <table:table-cell table:formula="of:=[$'Parcel Dist'.I40]" office:value-type="float" office:value="0" calcext:value-type="float">
            <text:p>0.00</text:p>
          </table:table-cell>
          <table:table-cell table:formula="of:=[$'Parcel Dist'.J40]" office:value-type="float" office:value="79.8052" calcext:value-type="float">
            <text:p>79.81</text:p>
          </table:table-cell>
          <table:table-cell table:formula="of:=[$'Parcel Dist'.P40]" office:value-type="float" office:value="0" calcext:value-type="float">
            <text:p>0.00</text:p>
          </table:table-cell>
          <table:table-cell table:formula="of:=[$'Parcel Dist'.Q40]" office:value-type="float" office:value="29.1408" calcext:value-type="float">
            <text:p>29.14</text:p>
          </table:table-cell>
          <table:table-cell table:formula="of:=[$'Parcel Dist'.R40]" office:value-type="float" office:value="0" calcext:value-type="float">
            <text:p>0.00</text:p>
          </table:table-cell>
          <table:table-cell table:formula="of:=[$'Parcel Dist'.S40]" office:value-type="float" office:value="70.8592" calcext:value-type="float">
            <text:p>70.86</text:p>
          </table:table-cell>
          <table:table-cell table:formula="of:=[$'Parcel Dist'.Y40]" office:value-type="float" office:value="0" calcext:value-type="float">
            <text:p>0.00</text:p>
          </table:table-cell>
          <table:table-cell table:formula="of:=[$'Parcel Dist'.Z40]" office:value-type="float" office:value="72.9575" calcext:value-type="float">
            <text:p>72.96</text:p>
          </table:table-cell>
          <table:table-cell table:formula="of:=[$'Parcel Dist'.AA40]" office:value-type="float" office:value="0" calcext:value-type="float">
            <text:p>0.00</text:p>
          </table:table-cell>
          <table:table-cell table:formula="of:=[$'Parcel Dist'.AB40]" office:value-type="float" office:value="27.0425" calcext:value-type="float">
            <text:p>27.04</text:p>
          </table:table-cell>
          <table:table-cell table:formula="of:=[$'Parcel Dist'.AH40]" office:value-type="float" office:value="0" calcext:value-type="float">
            <text:p>0.00</text:p>
          </table:table-cell>
          <table:table-cell table:formula="of:=[$'Parcel Dist'.AI40]" office:value-type="float" office:value="76.5652" calcext:value-type="float">
            <text:p>76.57</text:p>
          </table:table-cell>
          <table:table-cell table:formula="of:=[$'Parcel Dist'.AJ40]" office:value-type="float" office:value="0" calcext:value-type="float">
            <text:p>0.00</text:p>
          </table:table-cell>
          <table:table-cell table:formula="of:=[$'Parcel Dist'.AK40]" office:value-type="float" office:value="23.4348" calcext:value-type="float">
            <text:p>23.43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Dist'.G41]" office:value-type="float" office:value="0" calcext:value-type="float">
            <text:p>0.00</text:p>
          </table:table-cell>
          <table:table-cell table:formula="of:=[$'Parcel Dist'.H41]" office:value-type="float" office:value="21.2414" calcext:value-type="float">
            <text:p>21.24</text:p>
          </table:table-cell>
          <table:table-cell table:formula="of:=[$'Parcel Dist'.I41]" office:value-type="float" office:value="0" calcext:value-type="float">
            <text:p>0.00</text:p>
          </table:table-cell>
          <table:table-cell table:formula="of:=[$'Parcel Dist'.J41]" office:value-type="float" office:value="78.7586" calcext:value-type="float">
            <text:p>78.76</text:p>
          </table:table-cell>
          <table:table-cell table:formula="of:=[$'Parcel Dist'.P41]" office:value-type="float" office:value="0" calcext:value-type="float">
            <text:p>0.00</text:p>
          </table:table-cell>
          <table:table-cell table:formula="of:=[$'Parcel Dist'.Q41]" office:value-type="float" office:value="24.4463" calcext:value-type="float">
            <text:p>24.45</text:p>
          </table:table-cell>
          <table:table-cell table:formula="of:=[$'Parcel Dist'.R41]" office:value-type="float" office:value="0" calcext:value-type="float">
            <text:p>0.00</text:p>
          </table:table-cell>
          <table:table-cell table:formula="of:=[$'Parcel Dist'.S41]" office:value-type="float" office:value="75.5537" calcext:value-type="float">
            <text:p>75.55</text:p>
          </table:table-cell>
          <table:table-cell table:formula="of:=[$'Parcel Dist'.Y41]" office:value-type="float" office:value="0" calcext:value-type="float">
            <text:p>0.00</text:p>
          </table:table-cell>
          <table:table-cell table:formula="of:=[$'Parcel Dist'.Z41]" office:value-type="float" office:value="57.1777" calcext:value-type="float">
            <text:p>57.18</text:p>
          </table:table-cell>
          <table:table-cell table:formula="of:=[$'Parcel Dist'.AA41]" office:value-type="float" office:value="0" calcext:value-type="float">
            <text:p>0.00</text:p>
          </table:table-cell>
          <table:table-cell table:formula="of:=[$'Parcel Dist'.AB41]" office:value-type="float" office:value="42.8223" calcext:value-type="float">
            <text:p>42.82</text:p>
          </table:table-cell>
          <table:table-cell table:formula="of:=[$'Parcel Dist'.AH41]" office:value-type="float" office:value="0" calcext:value-type="float">
            <text:p>0.00</text:p>
          </table:table-cell>
          <table:table-cell table:formula="of:=[$'Parcel Dist'.AI41]" office:value-type="float" office:value="66.2563" calcext:value-type="float">
            <text:p>66.26</text:p>
          </table:table-cell>
          <table:table-cell table:formula="of:=[$'Parcel Dist'.AJ41]" office:value-type="float" office:value="0" calcext:value-type="float">
            <text:p>0.00</text:p>
          </table:table-cell>
          <table:table-cell table:formula="of:=[$'Parcel Dist'.AK41]" office:value-type="float" office:value="33.7437" calcext:value-type="float">
            <text:p>33.7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Dist'.G42]" office:value-type="float" office:value="0" calcext:value-type="float">
            <text:p>0.00</text:p>
          </table:table-cell>
          <table:table-cell table:formula="of:=[$'Parcel Dist'.H42]" office:value-type="float" office:value="7.63583" calcext:value-type="float">
            <text:p>7.64</text:p>
          </table:table-cell>
          <table:table-cell table:formula="of:=[$'Parcel Dist'.I42]" office:value-type="float" office:value="0" calcext:value-type="float">
            <text:p>0.00</text:p>
          </table:table-cell>
          <table:table-cell table:formula="of:=[$'Parcel Dist'.J42]" office:value-type="float" office:value="92.3642" calcext:value-type="float">
            <text:p>92.36</text:p>
          </table:table-cell>
          <table:table-cell table:formula="of:=[$'Parcel Dist'.P42]" office:value-type="float" office:value="0" calcext:value-type="float">
            <text:p>0.00</text:p>
          </table:table-cell>
          <table:table-cell table:formula="of:=[$'Parcel Dist'.Q42]" office:value-type="float" office:value="60.9091" calcext:value-type="float">
            <text:p>60.91</text:p>
          </table:table-cell>
          <table:table-cell table:formula="of:=[$'Parcel Dist'.R42]" office:value-type="float" office:value="0" calcext:value-type="float">
            <text:p>0.00</text:p>
          </table:table-cell>
          <table:table-cell table:formula="of:=[$'Parcel Dist'.S42]" office:value-type="float" office:value="39.0909" calcext:value-type="float">
            <text:p>39.09</text:p>
          </table:table-cell>
          <table:table-cell table:formula="of:=[$'Parcel Dist'.Y42]" office:value-type="float" office:value="0" calcext:value-type="float">
            <text:p>0.00</text:p>
          </table:table-cell>
          <table:table-cell table:formula="of:=[$'Parcel Dist'.Z42]" office:value-type="float" office:value="46.0636" calcext:value-type="float">
            <text:p>46.06</text:p>
          </table:table-cell>
          <table:table-cell table:formula="of:=[$'Parcel Dist'.AA42]" office:value-type="float" office:value="0" calcext:value-type="float">
            <text:p>0.00</text:p>
          </table:table-cell>
          <table:table-cell table:formula="of:=[$'Parcel Dist'.AB42]" office:value-type="float" office:value="53.9364" calcext:value-type="float">
            <text:p>53.94</text:p>
          </table:table-cell>
          <table:table-cell table:formula="of:=[$'Parcel Dist'.AH42]" office:value-type="float" office:value="0" calcext:value-type="float">
            <text:p>0.00</text:p>
          </table:table-cell>
          <table:table-cell table:formula="of:=[$'Parcel Dist'.AI42]" office:value-type="float" office:value="50.3248" calcext:value-type="float">
            <text:p>50.32</text:p>
          </table:table-cell>
          <table:table-cell table:formula="of:=[$'Parcel Dist'.AJ42]" office:value-type="float" office:value="0" calcext:value-type="float">
            <text:p>0.00</text:p>
          </table:table-cell>
          <table:table-cell table:formula="of:=[$'Parcel Dist'.AK42]" office:value-type="float" office:value="49.6752" calcext:value-type="float">
            <text:p>49.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Dist'.G43]" office:value-type="float" office:value="0" calcext:value-type="float">
            <text:p>0.00</text:p>
          </table:table-cell>
          <table:table-cell table:formula="of:=[$'Parcel Dist'.H43]" office:value-type="float" office:value="33.309" calcext:value-type="float">
            <text:p>33.31</text:p>
          </table:table-cell>
          <table:table-cell table:formula="of:=[$'Parcel Dist'.I43]" office:value-type="float" office:value="0" calcext:value-type="float">
            <text:p>0.00</text:p>
          </table:table-cell>
          <table:table-cell table:formula="of:=[$'Parcel Dist'.J43]" office:value-type="float" office:value="66.691" calcext:value-type="float">
            <text:p>66.69</text:p>
          </table:table-cell>
          <table:table-cell table:formula="of:=[$'Parcel Dist'.P43]" office:value-type="float" office:value="0" calcext:value-type="float">
            <text:p>0.00</text:p>
          </table:table-cell>
          <table:table-cell table:formula="of:=[$'Parcel Dist'.Q43]" office:value-type="float" office:value="70.0393" calcext:value-type="float">
            <text:p>70.04</text:p>
          </table:table-cell>
          <table:table-cell table:formula="of:=[$'Parcel Dist'.R43]" office:value-type="float" office:value="0" calcext:value-type="float">
            <text:p>0.00</text:p>
          </table:table-cell>
          <table:table-cell table:formula="of:=[$'Parcel Dist'.S43]" office:value-type="float" office:value="29.9607" calcext:value-type="float">
            <text:p>29.96</text:p>
          </table:table-cell>
          <table:table-cell table:formula="of:=[$'Parcel Dist'.Y43]" office:value-type="float" office:value="0" calcext:value-type="float">
            <text:p>0.00</text:p>
          </table:table-cell>
          <table:table-cell table:formula="of:=[$'Parcel Dist'.Z43]" office:value-type="float" office:value="70.7481" calcext:value-type="float">
            <text:p>70.75</text:p>
          </table:table-cell>
          <table:table-cell table:formula="of:=[$'Parcel Dist'.AA43]" office:value-type="float" office:value="0" calcext:value-type="float">
            <text:p>0.00</text:p>
          </table:table-cell>
          <table:table-cell table:formula="of:=[$'Parcel Dist'.AB43]" office:value-type="float" office:value="29.2519" calcext:value-type="float">
            <text:p>29.25</text:p>
          </table:table-cell>
          <table:table-cell table:formula="of:=[$'Parcel Dist'.AH43]" office:value-type="float" office:value="0" calcext:value-type="float">
            <text:p>0.00</text:p>
          </table:table-cell>
          <table:table-cell table:formula="of:=[$'Parcel Dist'.AI43]" office:value-type="float" office:value="73.4629" calcext:value-type="float">
            <text:p>73.46</text:p>
          </table:table-cell>
          <table:table-cell table:formula="of:=[$'Parcel Dist'.AJ43]" office:value-type="float" office:value="0" calcext:value-type="float">
            <text:p>0.00</text:p>
          </table:table-cell>
          <table:table-cell table:formula="of:=[$'Parcel Dist'.AK43]" office:value-type="float" office:value="26.5371" calcext:value-type="float">
            <text:p>26.5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Dist'.G44]" office:value-type="float" office:value="0" calcext:value-type="float">
            <text:p>0.00</text:p>
          </table:table-cell>
          <table:table-cell table:formula="of:=[$'Parcel Dist'.H44]" office:value-type="float" office:value="28.6613" calcext:value-type="float">
            <text:p>28.66</text:p>
          </table:table-cell>
          <table:table-cell table:formula="of:=[$'Parcel Dist'.I44]" office:value-type="float" office:value="0" calcext:value-type="float">
            <text:p>0.00</text:p>
          </table:table-cell>
          <table:table-cell table:formula="of:=[$'Parcel Dist'.J44]" office:value-type="float" office:value="71.3387" calcext:value-type="float">
            <text:p>71.34</text:p>
          </table:table-cell>
          <table:table-cell table:formula="of:=[$'Parcel Dist'.P44]" office:value-type="float" office:value="0" calcext:value-type="float">
            <text:p>0.00</text:p>
          </table:table-cell>
          <table:table-cell table:formula="of:=[$'Parcel Dist'.Q44]" office:value-type="float" office:value="72.748" calcext:value-type="float">
            <text:p>72.75</text:p>
          </table:table-cell>
          <table:table-cell table:formula="of:=[$'Parcel Dist'.R44]" office:value-type="float" office:value="0" calcext:value-type="float">
            <text:p>0.00</text:p>
          </table:table-cell>
          <table:table-cell table:formula="of:=[$'Parcel Dist'.S44]" office:value-type="float" office:value="27.252" calcext:value-type="float">
            <text:p>27.25</text:p>
          </table:table-cell>
          <table:table-cell table:formula="of:=[$'Parcel Dist'.Y44]" office:value-type="float" office:value="0" calcext:value-type="float">
            <text:p>0.00</text:p>
          </table:table-cell>
          <table:table-cell table:formula="of:=[$'Parcel Dist'.Z44]" office:value-type="float" office:value="73.8223" calcext:value-type="float">
            <text:p>73.82</text:p>
          </table:table-cell>
          <table:table-cell table:formula="of:=[$'Parcel Dist'.AA44]" office:value-type="float" office:value="0" calcext:value-type="float">
            <text:p>0.00</text:p>
          </table:table-cell>
          <table:table-cell table:formula="of:=[$'Parcel Dist'.AB44]" office:value-type="float" office:value="26.1777" calcext:value-type="float">
            <text:p>26.18</text:p>
          </table:table-cell>
          <table:table-cell table:formula="of:=[$'Parcel Dist'.AH44]" office:value-type="float" office:value="0" calcext:value-type="float">
            <text:p>0.00</text:p>
          </table:table-cell>
          <table:table-cell table:formula="of:=[$'Parcel Dist'.AI44]" office:value-type="float" office:value="73.034" calcext:value-type="float">
            <text:p>73.03</text:p>
          </table:table-cell>
          <table:table-cell table:formula="of:=[$'Parcel Dist'.AJ44]" office:value-type="float" office:value="0" calcext:value-type="float">
            <text:p>0.00</text:p>
          </table:table-cell>
          <table:table-cell table:formula="of:=[$'Parcel Dist'.AK44]" office:value-type="float" office:value="26.966" calcext:value-type="float">
            <text:p>26.97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Dist'.G45]" office:value-type="float" office:value="0" calcext:value-type="float">
            <text:p>0.00</text:p>
          </table:table-cell>
          <table:table-cell table:formula="of:=[$'Parcel Dist'.H45]" office:value-type="float" office:value="31.5217" calcext:value-type="float">
            <text:p>31.52</text:p>
          </table:table-cell>
          <table:table-cell table:formula="of:=[$'Parcel Dist'.I45]" office:value-type="float" office:value="0" calcext:value-type="float">
            <text:p>0.00</text:p>
          </table:table-cell>
          <table:table-cell table:formula="of:=[$'Parcel Dist'.J45]" office:value-type="float" office:value="68.4783" calcext:value-type="float">
            <text:p>68.48</text:p>
          </table:table-cell>
          <table:table-cell table:formula="of:=[$'Parcel Dist'.P45]" office:value-type="float" office:value="0" calcext:value-type="float">
            <text:p>0.00</text:p>
          </table:table-cell>
          <table:table-cell table:formula="of:=[$'Parcel Dist'.Q45]" office:value-type="float" office:value="41.4888" calcext:value-type="float">
            <text:p>41.49</text:p>
          </table:table-cell>
          <table:table-cell table:formula="of:=[$'Parcel Dist'.R45]" office:value-type="float" office:value="0" calcext:value-type="float">
            <text:p>0.00</text:p>
          </table:table-cell>
          <table:table-cell table:formula="of:=[$'Parcel Dist'.S45]" office:value-type="float" office:value="58.5112" calcext:value-type="float">
            <text:p>58.51</text:p>
          </table:table-cell>
          <table:table-cell table:formula="of:=[$'Parcel Dist'.Y45]" office:value-type="float" office:value="0" calcext:value-type="float">
            <text:p>0.00</text:p>
          </table:table-cell>
          <table:table-cell table:formula="of:=[$'Parcel Dist'.Z45]" office:value-type="float" office:value="40.9249" calcext:value-type="float">
            <text:p>40.92</text:p>
          </table:table-cell>
          <table:table-cell table:formula="of:=[$'Parcel Dist'.AA45]" office:value-type="float" office:value="0" calcext:value-type="float">
            <text:p>0.00</text:p>
          </table:table-cell>
          <table:table-cell table:formula="of:=[$'Parcel Dist'.AB45]" office:value-type="float" office:value="59.0751" calcext:value-type="float">
            <text:p>59.08</text:p>
          </table:table-cell>
          <table:table-cell table:formula="of:=[$'Parcel Dist'.AH45]" office:value-type="float" office:value="0" calcext:value-type="float">
            <text:p>0.00</text:p>
          </table:table-cell>
          <table:table-cell table:formula="of:=[$'Parcel Dist'.AI45]" office:value-type="float" office:value="50.3289" calcext:value-type="float">
            <text:p>50.33</text:p>
          </table:table-cell>
          <table:table-cell table:formula="of:=[$'Parcel Dist'.AJ45]" office:value-type="float" office:value="0" calcext:value-type="float">
            <text:p>0.00</text:p>
          </table:table-cell>
          <table:table-cell table:formula="of:=[$'Parcel Dist'.AK45]" office:value-type="float" office:value="49.6711" calcext:value-type="float">
            <text:p>49.6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Dist'.G46]" office:value-type="float" office:value="0" calcext:value-type="float">
            <text:p>0.00</text:p>
          </table:table-cell>
          <table:table-cell table:formula="of:=[$'Parcel Dist'.H46]" office:value-type="float" office:value="39.2395" calcext:value-type="float">
            <text:p>39.24</text:p>
          </table:table-cell>
          <table:table-cell table:formula="of:=[$'Parcel Dist'.I46]" office:value-type="float" office:value="0" calcext:value-type="float">
            <text:p>0.00</text:p>
          </table:table-cell>
          <table:table-cell table:formula="of:=[$'Parcel Dist'.J46]" office:value-type="float" office:value="60.7605" calcext:value-type="float">
            <text:p>60.76</text:p>
          </table:table-cell>
          <table:table-cell table:formula="of:=[$'Parcel Dist'.P46]" office:value-type="float" office:value="0" calcext:value-type="float">
            <text:p>0.00</text:p>
          </table:table-cell>
          <table:table-cell table:formula="of:=[$'Parcel Dist'.Q46]" office:value-type="float" office:value="75.9834" calcext:value-type="float">
            <text:p>75.98</text:p>
          </table:table-cell>
          <table:table-cell table:formula="of:=[$'Parcel Dist'.R46]" office:value-type="float" office:value="0" calcext:value-type="float">
            <text:p>0.00</text:p>
          </table:table-cell>
          <table:table-cell table:formula="of:=[$'Parcel Dist'.S46]" office:value-type="float" office:value="24.0166" calcext:value-type="float">
            <text:p>24.02</text:p>
          </table:table-cell>
          <table:table-cell table:formula="of:=[$'Parcel Dist'.Y46]" office:value-type="float" office:value="0" calcext:value-type="float">
            <text:p>0.00</text:p>
          </table:table-cell>
          <table:table-cell table:formula="of:=[$'Parcel Dist'.Z46]" office:value-type="float" office:value="61.7717" calcext:value-type="float">
            <text:p>61.77</text:p>
          </table:table-cell>
          <table:table-cell table:formula="of:=[$'Parcel Dist'.AA46]" office:value-type="float" office:value="0" calcext:value-type="float">
            <text:p>0.00</text:p>
          </table:table-cell>
          <table:table-cell table:formula="of:=[$'Parcel Dist'.AB46]" office:value-type="float" office:value="38.2283" calcext:value-type="float">
            <text:p>38.23</text:p>
          </table:table-cell>
          <table:table-cell table:formula="of:=[$'Parcel Dist'.AH46]" office:value-type="float" office:value="0" calcext:value-type="float">
            <text:p>0.00</text:p>
          </table:table-cell>
          <table:table-cell table:formula="of:=[$'Parcel Dist'.AI46]" office:value-type="float" office:value="66.3161" calcext:value-type="float">
            <text:p>66.32</text:p>
          </table:table-cell>
          <table:table-cell table:formula="of:=[$'Parcel Dist'.AJ46]" office:value-type="float" office:value="0" calcext:value-type="float">
            <text:p>0.00</text:p>
          </table:table-cell>
          <table:table-cell table:formula="of:=[$'Parcel Dist'.AK46]" office:value-type="float" office:value="33.6839" calcext:value-type="float">
            <text:p>33.6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Dist'.G47]" office:value-type="float" office:value="0" calcext:value-type="float">
            <text:p>0.00</text:p>
          </table:table-cell>
          <table:table-cell table:formula="of:=[$'Parcel Dist'.H47]" office:value-type="float" office:value="26.3158" calcext:value-type="float">
            <text:p>26.32</text:p>
          </table:table-cell>
          <table:table-cell table:formula="of:=[$'Parcel Dist'.I47]" office:value-type="float" office:value="0" calcext:value-type="float">
            <text:p>0.00</text:p>
          </table:table-cell>
          <table:table-cell table:formula="of:=[$'Parcel Dist'.J47]" office:value-type="float" office:value="73.6842" calcext:value-type="float">
            <text:p>73.68</text:p>
          </table:table-cell>
          <table:table-cell table:formula="of:=[$'Parcel Dist'.P47]" office:value-type="float" office:value="0" calcext:value-type="float">
            <text:p>0.00</text:p>
          </table:table-cell>
          <table:table-cell table:formula="of:=[$'Parcel Dist'.Q47]" office:value-type="float" office:value="64.5252" calcext:value-type="float">
            <text:p>64.53</text:p>
          </table:table-cell>
          <table:table-cell table:formula="of:=[$'Parcel Dist'.R47]" office:value-type="float" office:value="0" calcext:value-type="float">
            <text:p>0.00</text:p>
          </table:table-cell>
          <table:table-cell table:formula="of:=[$'Parcel Dist'.S47]" office:value-type="float" office:value="35.4748" calcext:value-type="float">
            <text:p>35.47</text:p>
          </table:table-cell>
          <table:table-cell table:formula="of:=[$'Parcel Dist'.Y47]" office:value-type="float" office:value="0" calcext:value-type="float">
            <text:p>0.00</text:p>
          </table:table-cell>
          <table:table-cell table:formula="of:=[$'Parcel Dist'.Z47]" office:value-type="float" office:value="71.5223" calcext:value-type="float">
            <text:p>71.52</text:p>
          </table:table-cell>
          <table:table-cell table:formula="of:=[$'Parcel Dist'.AA47]" office:value-type="float" office:value="0" calcext:value-type="float">
            <text:p>0.00</text:p>
          </table:table-cell>
          <table:table-cell table:formula="of:=[$'Parcel Dist'.AB47]" office:value-type="float" office:value="28.4777" calcext:value-type="float">
            <text:p>28.48</text:p>
          </table:table-cell>
          <table:table-cell table:formula="of:=[$'Parcel Dist'.AH47]" office:value-type="float" office:value="0" calcext:value-type="float">
            <text:p>0.00</text:p>
          </table:table-cell>
          <table:table-cell table:formula="of:=[$'Parcel Dist'.AI47]" office:value-type="float" office:value="83.2229" calcext:value-type="float">
            <text:p>83.22</text:p>
          </table:table-cell>
          <table:table-cell table:formula="of:=[$'Parcel Dist'.AJ47]" office:value-type="float" office:value="0" calcext:value-type="float">
            <text:p>0.00</text:p>
          </table:table-cell>
          <table:table-cell table:formula="of:=[$'Parcel Dist'.AK47]" office:value-type="float" office:value="16.7771" calcext:value-type="float">
            <text:p>16.7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Dist'.G48]" office:value-type="float" office:value="0" calcext:value-type="float">
            <text:p>0.00</text:p>
          </table:table-cell>
          <table:table-cell table:formula="of:=[$'Parcel Dist'.H48]" office:value-type="float" office:value="9.45455" calcext:value-type="float">
            <text:p>9.45</text:p>
          </table:table-cell>
          <table:table-cell table:formula="of:=[$'Parcel Dist'.I48]" office:value-type="float" office:value="0" calcext:value-type="float">
            <text:p>0.00</text:p>
          </table:table-cell>
          <table:table-cell table:formula="of:=[$'Parcel Dist'.J48]" office:value-type="float" office:value="90.5455" calcext:value-type="float">
            <text:p>90.55</text:p>
          </table:table-cell>
          <table:table-cell table:formula="of:=[$'Parcel Dist'.P48]" office:value-type="float" office:value="0" calcext:value-type="float">
            <text:p>0.00</text:p>
          </table:table-cell>
          <table:table-cell table:formula="of:=[$'Parcel Dist'.Q48]" office:value-type="float" office:value="80.7108" calcext:value-type="float">
            <text:p>80.71</text:p>
          </table:table-cell>
          <table:table-cell table:formula="of:=[$'Parcel Dist'.R48]" office:value-type="float" office:value="0" calcext:value-type="float">
            <text:p>0.00</text:p>
          </table:table-cell>
          <table:table-cell table:formula="of:=[$'Parcel Dist'.S48]" office:value-type="float" office:value="19.2892" calcext:value-type="float">
            <text:p>19.29</text:p>
          </table:table-cell>
          <table:table-cell table:formula="of:=[$'Parcel Dist'.Y48]" office:value-type="float" office:value="0" calcext:value-type="float">
            <text:p>0.00</text:p>
          </table:table-cell>
          <table:table-cell table:formula="of:=[$'Parcel Dist'.Z48]" office:value-type="float" office:value="85.4102" calcext:value-type="float">
            <text:p>85.41</text:p>
          </table:table-cell>
          <table:table-cell table:formula="of:=[$'Parcel Dist'.AA48]" office:value-type="float" office:value="0" calcext:value-type="float">
            <text:p>0.00</text:p>
          </table:table-cell>
          <table:table-cell table:formula="of:=[$'Parcel Dist'.AB48]" office:value-type="float" office:value="14.5898" calcext:value-type="float">
            <text:p>14.59</text:p>
          </table:table-cell>
          <table:table-cell table:formula="of:=[$'Parcel Dist'.AH48]" office:value-type="float" office:value="0" calcext:value-type="float">
            <text:p>0.00</text:p>
          </table:table-cell>
          <table:table-cell table:formula="of:=[$'Parcel Dist'.AI48]" office:value-type="float" office:value="85.8885" calcext:value-type="float">
            <text:p>85.89</text:p>
          </table:table-cell>
          <table:table-cell table:formula="of:=[$'Parcel Dist'.AJ48]" office:value-type="float" office:value="0" calcext:value-type="float">
            <text:p>0.00</text:p>
          </table:table-cell>
          <table:table-cell table:formula="of:=[$'Parcel Dist'.AK48]" office:value-type="float" office:value="14.1115" calcext:value-type="float">
            <text:p>14.1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Dist'.G49]" office:value-type="float" office:value="0" calcext:value-type="float">
            <text:p>0.00</text:p>
          </table:table-cell>
          <table:table-cell table:formula="of:=[$'Parcel Dist'.H49]" office:value-type="float" office:value="44.5631" calcext:value-type="float">
            <text:p>44.56</text:p>
          </table:table-cell>
          <table:table-cell table:formula="of:=[$'Parcel Dist'.I49]" office:value-type="float" office:value="0" calcext:value-type="float">
            <text:p>0.00</text:p>
          </table:table-cell>
          <table:table-cell table:formula="of:=[$'Parcel Dist'.J49]" office:value-type="float" office:value="55.4369" calcext:value-type="float">
            <text:p>55.44</text:p>
          </table:table-cell>
          <table:table-cell table:formula="of:=[$'Parcel Dist'.P49]" office:value-type="float" office:value="0" calcext:value-type="float">
            <text:p>0.00</text:p>
          </table:table-cell>
          <table:table-cell table:formula="of:=[$'Parcel Dist'.Q49]" office:value-type="float" office:value="54.0026" calcext:value-type="float">
            <text:p>54.00</text:p>
          </table:table-cell>
          <table:table-cell table:formula="of:=[$'Parcel Dist'.R49]" office:value-type="float" office:value="0" calcext:value-type="float">
            <text:p>0.00</text:p>
          </table:table-cell>
          <table:table-cell table:formula="of:=[$'Parcel Dist'.S49]" office:value-type="float" office:value="45.9974" calcext:value-type="float">
            <text:p>46.00</text:p>
          </table:table-cell>
          <table:table-cell table:formula="of:=[$'Parcel Dist'.Y49]" office:value-type="float" office:value="0" calcext:value-type="float">
            <text:p>0.00</text:p>
          </table:table-cell>
          <table:table-cell table:formula="of:=[$'Parcel Dist'.Z49]" office:value-type="float" office:value="55.0811" calcext:value-type="float">
            <text:p>55.08</text:p>
          </table:table-cell>
          <table:table-cell table:formula="of:=[$'Parcel Dist'.AA49]" office:value-type="float" office:value="0" calcext:value-type="float">
            <text:p>0.00</text:p>
          </table:table-cell>
          <table:table-cell table:formula="of:=[$'Parcel Dist'.AB49]" office:value-type="float" office:value="44.9189" calcext:value-type="float">
            <text:p>44.92</text:p>
          </table:table-cell>
          <table:table-cell table:formula="of:=[$'Parcel Dist'.AH49]" office:value-type="float" office:value="0" calcext:value-type="float">
            <text:p>0.00</text:p>
          </table:table-cell>
          <table:table-cell table:formula="of:=[$'Parcel Dist'.AI49]" office:value-type="float" office:value="74.4535" calcext:value-type="float">
            <text:p>74.45</text:p>
          </table:table-cell>
          <table:table-cell table:formula="of:=[$'Parcel Dist'.AJ49]" office:value-type="float" office:value="0" calcext:value-type="float">
            <text:p>0.00</text:p>
          </table:table-cell>
          <table:table-cell table:formula="of:=[$'Parcel Dist'.AK49]" office:value-type="float" office:value="25.5465" calcext:value-type="float">
            <text:p>25.55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Dist'.G50]" office:value-type="float" office:value="0" calcext:value-type="float">
            <text:p>0.00</text:p>
          </table:table-cell>
          <table:table-cell table:formula="of:=[$'Parcel Dist'.H50]" office:value-type="float" office:value="47.4299" calcext:value-type="float">
            <text:p>47.43</text:p>
          </table:table-cell>
          <table:table-cell table:formula="of:=[$'Parcel Dist'.I50]" office:value-type="float" office:value="0" calcext:value-type="float">
            <text:p>0.00</text:p>
          </table:table-cell>
          <table:table-cell table:formula="of:=[$'Parcel Dist'.J50]" office:value-type="float" office:value="52.5701" calcext:value-type="float">
            <text:p>52.57</text:p>
          </table:table-cell>
          <table:table-cell table:formula="of:=[$'Parcel Dist'.P50]" office:value-type="float" office:value="0" calcext:value-type="float">
            <text:p>0.00</text:p>
          </table:table-cell>
          <table:table-cell table:formula="of:=[$'Parcel Dist'.Q50]" office:value-type="float" office:value="46.1592" calcext:value-type="float">
            <text:p>46.16</text:p>
          </table:table-cell>
          <table:table-cell table:formula="of:=[$'Parcel Dist'.R50]" office:value-type="float" office:value="0" calcext:value-type="float">
            <text:p>0.00</text:p>
          </table:table-cell>
          <table:table-cell table:formula="of:=[$'Parcel Dist'.S50]" office:value-type="float" office:value="53.8408" calcext:value-type="float">
            <text:p>53.84</text:p>
          </table:table-cell>
          <table:table-cell table:formula="of:=[$'Parcel Dist'.Y50]" office:value-type="float" office:value="0" calcext:value-type="float">
            <text:p>0.00</text:p>
          </table:table-cell>
          <table:table-cell table:formula="of:=[$'Parcel Dist'.Z50]" office:value-type="float" office:value="46.1592" calcext:value-type="float">
            <text:p>46.16</text:p>
          </table:table-cell>
          <table:table-cell table:formula="of:=[$'Parcel Dist'.AA50]" office:value-type="float" office:value="0" calcext:value-type="float">
            <text:p>0.00</text:p>
          </table:table-cell>
          <table:table-cell table:formula="of:=[$'Parcel Dist'.AB50]" office:value-type="float" office:value="53.8408" calcext:value-type="float">
            <text:p>53.84</text:p>
          </table:table-cell>
          <table:table-cell table:formula="of:=[$'Parcel Dist'.AH50]" office:value-type="float" office:value="0" calcext:value-type="float">
            <text:p>0.00</text:p>
          </table:table-cell>
          <table:table-cell table:formula="of:=[$'Parcel Dist'.AI50]" office:value-type="float" office:value="55.5052" calcext:value-type="float">
            <text:p>55.51</text:p>
          </table:table-cell>
          <table:table-cell table:formula="of:=[$'Parcel Dist'.AJ50]" office:value-type="float" office:value="0" calcext:value-type="float">
            <text:p>0.00</text:p>
          </table:table-cell>
          <table:table-cell table:formula="of:=[$'Parcel Dist'.AK50]" office:value-type="float" office:value="44.4948" calcext:value-type="float">
            <text:p>44.49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Dist'.G51]" office:value-type="float" office:value="0" calcext:value-type="float">
            <text:p>0.00</text:p>
          </table:table-cell>
          <table:table-cell table:formula="of:=[$'Parcel Dist'.H51]" office:value-type="float" office:value="44.4444" calcext:value-type="float">
            <text:p>44.44</text:p>
          </table:table-cell>
          <table:table-cell table:formula="of:=[$'Parcel Dist'.I51]" office:value-type="float" office:value="0" calcext:value-type="float">
            <text:p>0.00</text:p>
          </table:table-cell>
          <table:table-cell table:formula="of:=[$'Parcel Dist'.J51]" office:value-type="float" office:value="55.5556" calcext:value-type="float">
            <text:p>55.56</text:p>
          </table:table-cell>
          <table:table-cell table:formula="of:=[$'Parcel Dist'.P51]" office:value-type="float" office:value="0" calcext:value-type="float">
            <text:p>0.00</text:p>
          </table:table-cell>
          <table:table-cell table:formula="of:=[$'Parcel Dist'.Q51]" office:value-type="float" office:value="44.4444" calcext:value-type="float">
            <text:p>44.44</text:p>
          </table:table-cell>
          <table:table-cell table:formula="of:=[$'Parcel Dist'.R51]" office:value-type="float" office:value="0" calcext:value-type="float">
            <text:p>0.00</text:p>
          </table:table-cell>
          <table:table-cell table:formula="of:=[$'Parcel Dist'.S51]" office:value-type="float" office:value="55.5556" calcext:value-type="float">
            <text:p>55.56</text:p>
          </table:table-cell>
          <table:table-cell table:formula="of:=[$'Parcel Dist'.Y51]" office:value-type="float" office:value="0" calcext:value-type="float">
            <text:p>0.00</text:p>
          </table:table-cell>
          <table:table-cell table:formula="of:=[$'Parcel Dist'.Z51]" office:value-type="float" office:value="44.4444" calcext:value-type="float">
            <text:p>44.44</text:p>
          </table:table-cell>
          <table:table-cell table:formula="of:=[$'Parcel Dist'.AA51]" office:value-type="float" office:value="0" calcext:value-type="float">
            <text:p>0.00</text:p>
          </table:table-cell>
          <table:table-cell table:formula="of:=[$'Parcel Dist'.AB51]" office:value-type="float" office:value="55.5556" calcext:value-type="float">
            <text:p>55.56</text:p>
          </table:table-cell>
          <table:table-cell table:formula="of:=[$'Parcel Dist'.AH51]" office:value-type="float" office:value="0" calcext:value-type="float">
            <text:p>0.00</text:p>
          </table:table-cell>
          <table:table-cell table:formula="of:=[$'Parcel Dist'.AI51]" office:value-type="float" office:value="44.4444" calcext:value-type="float">
            <text:p>44.44</text:p>
          </table:table-cell>
          <table:table-cell table:formula="of:=[$'Parcel Dist'.AJ51]" office:value-type="float" office:value="0" calcext:value-type="float">
            <text:p>0.00</text:p>
          </table:table-cell>
          <table:table-cell table:formula="of:=[$'Parcel Dist'.AK51]" office:value-type="float" office:value="55.5556" calcext:value-type="float">
            <text:p>55.56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Dist'.G52]" office:value-type="float" office:value="0" calcext:value-type="float">
            <text:p>0.00</text:p>
          </table:table-cell>
          <table:table-cell table:formula="of:=[$'Parcel Dist'.H52]" office:value-type="float" office:value="50" calcext:value-type="float">
            <text:p>50.00</text:p>
          </table:table-cell>
          <table:table-cell table:formula="of:=[$'Parcel Dist'.I52]" office:value-type="float" office:value="0" calcext:value-type="float">
            <text:p>0.00</text:p>
          </table:table-cell>
          <table:table-cell table:formula="of:=[$'Parcel Dist'.J52]" office:value-type="float" office:value="50" calcext:value-type="float">
            <text:p>50.00</text:p>
          </table:table-cell>
          <table:table-cell table:formula="of:=[$'Parcel Dist'.P52]" office:value-type="float" office:value="0" calcext:value-type="float">
            <text:p>0.00</text:p>
          </table:table-cell>
          <table:table-cell table:formula="of:=[$'Parcel Dist'.Q52]" office:value-type="float" office:value="82.834" calcext:value-type="float">
            <text:p>82.83</text:p>
          </table:table-cell>
          <table:table-cell table:formula="of:=[$'Parcel Dist'.R52]" office:value-type="float" office:value="0" calcext:value-type="float">
            <text:p>0.00</text:p>
          </table:table-cell>
          <table:table-cell table:formula="of:=[$'Parcel Dist'.S52]" office:value-type="float" office:value="17.166" calcext:value-type="float">
            <text:p>17.17</text:p>
          </table:table-cell>
          <table:table-cell table:formula="of:=[$'Parcel Dist'.Y52]" office:value-type="float" office:value="0" calcext:value-type="float">
            <text:p>0.00</text:p>
          </table:table-cell>
          <table:table-cell table:formula="of:=[$'Parcel Dist'.Z52]" office:value-type="float" office:value="70.9837" calcext:value-type="float">
            <text:p>70.98</text:p>
          </table:table-cell>
          <table:table-cell table:formula="of:=[$'Parcel Dist'.AA52]" office:value-type="float" office:value="0" calcext:value-type="float">
            <text:p>0.00</text:p>
          </table:table-cell>
          <table:table-cell table:formula="of:=[$'Parcel Dist'.AB52]" office:value-type="float" office:value="29.0163" calcext:value-type="float">
            <text:p>29.02</text:p>
          </table:table-cell>
          <table:table-cell table:formula="of:=[$'Parcel Dist'.AH52]" office:value-type="float" office:value="0" calcext:value-type="float">
            <text:p>0.00</text:p>
          </table:table-cell>
          <table:table-cell table:formula="of:=[$'Parcel Dist'.AI52]" office:value-type="float" office:value="82.9293" calcext:value-type="float">
            <text:p>82.93</text:p>
          </table:table-cell>
          <table:table-cell table:formula="of:=[$'Parcel Dist'.AJ52]" office:value-type="float" office:value="0" calcext:value-type="float">
            <text:p>0.00</text:p>
          </table:table-cell>
          <table:table-cell table:formula="of:=[$'Parcel Dist'.AK52]" office:value-type="float" office:value="17.0707" calcext:value-type="float">
            <text:p>17.0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Dist'.G53]" office:value-type="float" office:value="0" calcext:value-type="float">
            <text:p>0.00</text:p>
          </table:table-cell>
          <table:table-cell table:formula="of:=[$'Parcel Dist'.H53]" office:value-type="float" office:value="52.0968" calcext:value-type="float">
            <text:p>52.10</text:p>
          </table:table-cell>
          <table:table-cell table:formula="of:=[$'Parcel Dist'.I53]" office:value-type="float" office:value="0" calcext:value-type="float">
            <text:p>0.00</text:p>
          </table:table-cell>
          <table:table-cell table:formula="of:=[$'Parcel Dist'.J53]" office:value-type="float" office:value="47.9032" calcext:value-type="float">
            <text:p>47.90</text:p>
          </table:table-cell>
          <table:table-cell table:formula="of:=[$'Parcel Dist'.P53]" office:value-type="float" office:value="0" calcext:value-type="float">
            <text:p>0.00</text:p>
          </table:table-cell>
          <table:table-cell table:formula="of:=[$'Parcel Dist'.Q53]" office:value-type="float" office:value="62.0743" calcext:value-type="float">
            <text:p>62.07</text:p>
          </table:table-cell>
          <table:table-cell table:formula="of:=[$'Parcel Dist'.R53]" office:value-type="float" office:value="0" calcext:value-type="float">
            <text:p>0.00</text:p>
          </table:table-cell>
          <table:table-cell table:formula="of:=[$'Parcel Dist'.S53]" office:value-type="float" office:value="37.9257" calcext:value-type="float">
            <text:p>37.93</text:p>
          </table:table-cell>
          <table:table-cell table:formula="of:=[$'Parcel Dist'.Y53]" office:value-type="float" office:value="0" calcext:value-type="float">
            <text:p>0.00</text:p>
          </table:table-cell>
          <table:table-cell table:formula="of:=[$'Parcel Dist'.Z53]" office:value-type="float" office:value="71.7713" calcext:value-type="float">
            <text:p>71.77</text:p>
          </table:table-cell>
          <table:table-cell table:formula="of:=[$'Parcel Dist'.AA53]" office:value-type="float" office:value="0" calcext:value-type="float">
            <text:p>0.00</text:p>
          </table:table-cell>
          <table:table-cell table:formula="of:=[$'Parcel Dist'.AB53]" office:value-type="float" office:value="28.2287" calcext:value-type="float">
            <text:p>28.23</text:p>
          </table:table-cell>
          <table:table-cell table:formula="of:=[$'Parcel Dist'.AH53]" office:value-type="float" office:value="0" calcext:value-type="float">
            <text:p>0.00</text:p>
          </table:table-cell>
          <table:table-cell table:formula="of:=[$'Parcel Dist'.AI53]" office:value-type="float" office:value="63.4352" calcext:value-type="float">
            <text:p>63.44</text:p>
          </table:table-cell>
          <table:table-cell table:formula="of:=[$'Parcel Dist'.AJ53]" office:value-type="float" office:value="0" calcext:value-type="float">
            <text:p>0.00</text:p>
          </table:table-cell>
          <table:table-cell table:formula="of:=[$'Parcel Dist'.AK53]" office:value-type="float" office:value="36.5648" calcext:value-type="float">
            <text:p>36.5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Dist'.G54]" office:value-type="float" office:value="0" calcext:value-type="float">
            <text:p>0.00</text:p>
          </table:table-cell>
          <table:table-cell table:formula="of:=[$'Parcel Dist'.H54]" office:value-type="float" office:value="60.8069" calcext:value-type="float">
            <text:p>60.81</text:p>
          </table:table-cell>
          <table:table-cell table:formula="of:=[$'Parcel Dist'.I54]" office:value-type="float" office:value="0" calcext:value-type="float">
            <text:p>0.00</text:p>
          </table:table-cell>
          <table:table-cell table:formula="of:=[$'Parcel Dist'.J54]" office:value-type="float" office:value="39.1931" calcext:value-type="float">
            <text:p>39.19</text:p>
          </table:table-cell>
          <table:table-cell table:formula="of:=[$'Parcel Dist'.P54]" office:value-type="float" office:value="0" calcext:value-type="float">
            <text:p>0.00</text:p>
          </table:table-cell>
          <table:table-cell table:formula="of:=[$'Parcel Dist'.Q54]" office:value-type="float" office:value="69.6293" calcext:value-type="float">
            <text:p>69.63</text:p>
          </table:table-cell>
          <table:table-cell table:formula="of:=[$'Parcel Dist'.R54]" office:value-type="float" office:value="0" calcext:value-type="float">
            <text:p>0.00</text:p>
          </table:table-cell>
          <table:table-cell table:formula="of:=[$'Parcel Dist'.S54]" office:value-type="float" office:value="30.3707" calcext:value-type="float">
            <text:p>30.37</text:p>
          </table:table-cell>
          <table:table-cell table:formula="of:=[$'Parcel Dist'.Y54]" office:value-type="float" office:value="0" calcext:value-type="float">
            <text:p>0.00</text:p>
          </table:table-cell>
          <table:table-cell table:formula="of:=[$'Parcel Dist'.Z54]" office:value-type="float" office:value="68.7387" calcext:value-type="float">
            <text:p>68.74</text:p>
          </table:table-cell>
          <table:table-cell table:formula="of:=[$'Parcel Dist'.AA54]" office:value-type="float" office:value="0" calcext:value-type="float">
            <text:p>0.00</text:p>
          </table:table-cell>
          <table:table-cell table:formula="of:=[$'Parcel Dist'.AB54]" office:value-type="float" office:value="31.2613" calcext:value-type="float">
            <text:p>31.26</text:p>
          </table:table-cell>
          <table:table-cell table:formula="of:=[$'Parcel Dist'.AH54]" office:value-type="float" office:value="0" calcext:value-type="float">
            <text:p>0.00</text:p>
          </table:table-cell>
          <table:table-cell table:formula="of:=[$'Parcel Dist'.AI54]" office:value-type="float" office:value="85.8516" calcext:value-type="float">
            <text:p>85.85</text:p>
          </table:table-cell>
          <table:table-cell table:formula="of:=[$'Parcel Dist'.AJ54]" office:value-type="float" office:value="0" calcext:value-type="float">
            <text:p>0.00</text:p>
          </table:table-cell>
          <table:table-cell table:formula="of:=[$'Parcel Dist'.AK54]" office:value-type="float" office:value="14.1484" calcext:value-type="float">
            <text:p>14.15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Dist'.G55]" office:value-type="float" office:value="0" calcext:value-type="float">
            <text:p>0.00</text:p>
          </table:table-cell>
          <table:table-cell table:formula="of:=[$'Parcel Dist'.H55]" office:value-type="float" office:value="41.25" calcext:value-type="float">
            <text:p>41.25</text:p>
          </table:table-cell>
          <table:table-cell table:formula="of:=[$'Parcel Dist'.I55]" office:value-type="float" office:value="0" calcext:value-type="float">
            <text:p>0.00</text:p>
          </table:table-cell>
          <table:table-cell table:formula="of:=[$'Parcel Dist'.J55]" office:value-type="float" office:value="58.75" calcext:value-type="float">
            <text:p>58.75</text:p>
          </table:table-cell>
          <table:table-cell table:formula="of:=[$'Parcel Dist'.P55]" office:value-type="float" office:value="0" calcext:value-type="float">
            <text:p>0.00</text:p>
          </table:table-cell>
          <table:table-cell table:formula="of:=[$'Parcel Dist'.Q55]" office:value-type="float" office:value="63.3745" calcext:value-type="float">
            <text:p>63.37</text:p>
          </table:table-cell>
          <table:table-cell table:formula="of:=[$'Parcel Dist'.R55]" office:value-type="float" office:value="0" calcext:value-type="float">
            <text:p>0.00</text:p>
          </table:table-cell>
          <table:table-cell table:formula="of:=[$'Parcel Dist'.S55]" office:value-type="float" office:value="36.6255" calcext:value-type="float">
            <text:p>36.63</text:p>
          </table:table-cell>
          <table:table-cell table:formula="of:=[$'Parcel Dist'.Y55]" office:value-type="float" office:value="0" calcext:value-type="float">
            <text:p>0.00</text:p>
          </table:table-cell>
          <table:table-cell table:formula="of:=[$'Parcel Dist'.Z55]" office:value-type="float" office:value="71.9243" calcext:value-type="float">
            <text:p>71.92</text:p>
          </table:table-cell>
          <table:table-cell table:formula="of:=[$'Parcel Dist'.AA55]" office:value-type="float" office:value="0" calcext:value-type="float">
            <text:p>0.00</text:p>
          </table:table-cell>
          <table:table-cell table:formula="of:=[$'Parcel Dist'.AB55]" office:value-type="float" office:value="28.0757" calcext:value-type="float">
            <text:p>28.08</text:p>
          </table:table-cell>
          <table:table-cell table:formula="of:=[$'Parcel Dist'.AH55]" office:value-type="float" office:value="0" calcext:value-type="float">
            <text:p>0.00</text:p>
          </table:table-cell>
          <table:table-cell table:formula="of:=[$'Parcel Dist'.AI55]" office:value-type="float" office:value="87.3888" calcext:value-type="float">
            <text:p>87.39</text:p>
          </table:table-cell>
          <table:table-cell table:formula="of:=[$'Parcel Dist'.AJ55]" office:value-type="float" office:value="0" calcext:value-type="float">
            <text:p>0.00</text:p>
          </table:table-cell>
          <table:table-cell table:formula="of:=[$'Parcel Dist'.AK55]" office:value-type="float" office:value="12.6112" calcext:value-type="float">
            <text:p>12.61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Dist'.G56]" office:value-type="float" office:value="0" calcext:value-type="float">
            <text:p>0.00</text:p>
          </table:table-cell>
          <table:table-cell table:formula="of:=[$'Parcel Dist'.H56]" office:value-type="float" office:value="47.482" calcext:value-type="float">
            <text:p>47.48</text:p>
          </table:table-cell>
          <table:table-cell table:formula="of:=[$'Parcel Dist'.I56]" office:value-type="float" office:value="0" calcext:value-type="float">
            <text:p>0.00</text:p>
          </table:table-cell>
          <table:table-cell table:formula="of:=[$'Parcel Dist'.J56]" office:value-type="float" office:value="52.518" calcext:value-type="float">
            <text:p>52.52</text:p>
          </table:table-cell>
          <table:table-cell table:formula="of:=[$'Parcel Dist'.P56]" office:value-type="float" office:value="0" calcext:value-type="float">
            <text:p>0.00</text:p>
          </table:table-cell>
          <table:table-cell table:formula="of:=[$'Parcel Dist'.Q56]" office:value-type="float" office:value="63.0883" calcext:value-type="float">
            <text:p>63.09</text:p>
          </table:table-cell>
          <table:table-cell table:formula="of:=[$'Parcel Dist'.R56]" office:value-type="float" office:value="0" calcext:value-type="float">
            <text:p>0.00</text:p>
          </table:table-cell>
          <table:table-cell table:formula="of:=[$'Parcel Dist'.S56]" office:value-type="float" office:value="36.9117" calcext:value-type="float">
            <text:p>36.91</text:p>
          </table:table-cell>
          <table:table-cell table:formula="of:=[$'Parcel Dist'.Y56]" office:value-type="float" office:value="0" calcext:value-type="float">
            <text:p>0.00</text:p>
          </table:table-cell>
          <table:table-cell table:formula="of:=[$'Parcel Dist'.Z56]" office:value-type="float" office:value="63.0883" calcext:value-type="float">
            <text:p>63.09</text:p>
          </table:table-cell>
          <table:table-cell table:formula="of:=[$'Parcel Dist'.AA56]" office:value-type="float" office:value="0" calcext:value-type="float">
            <text:p>0.00</text:p>
          </table:table-cell>
          <table:table-cell table:formula="of:=[$'Parcel Dist'.AB56]" office:value-type="float" office:value="36.9117" calcext:value-type="float">
            <text:p>36.91</text:p>
          </table:table-cell>
          <table:table-cell table:formula="of:=[$'Parcel Dist'.AH56]" office:value-type="float" office:value="0" calcext:value-type="float">
            <text:p>0.00</text:p>
          </table:table-cell>
          <table:table-cell table:formula="of:=[$'Parcel Dist'.AI56]" office:value-type="float" office:value="67.6771" calcext:value-type="float">
            <text:p>67.68</text:p>
          </table:table-cell>
          <table:table-cell table:formula="of:=[$'Parcel Dist'.AJ56]" office:value-type="float" office:value="0" calcext:value-type="float">
            <text:p>0.00</text:p>
          </table:table-cell>
          <table:table-cell table:formula="of:=[$'Parcel Dist'.AK56]" office:value-type="float" office:value="32.3229" calcext:value-type="float">
            <text:p>32.3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Dist'.G57]" office:value-type="float" office:value="0" calcext:value-type="float">
            <text:p>0.00</text:p>
          </table:table-cell>
          <table:table-cell table:formula="of:=[$'Parcel Dist'.H57]" office:value-type="float" office:value="29.1277" calcext:value-type="float">
            <text:p>29.13</text:p>
          </table:table-cell>
          <table:table-cell table:formula="of:=[$'Parcel Dist'.I57]" office:value-type="float" office:value="0" calcext:value-type="float">
            <text:p>0.00</text:p>
          </table:table-cell>
          <table:table-cell table:formula="of:=[$'Parcel Dist'.J57]" office:value-type="float" office:value="70.8723" calcext:value-type="float">
            <text:p>70.87</text:p>
          </table:table-cell>
          <table:table-cell table:formula="of:=[$'Parcel Dist'.P57]" office:value-type="float" office:value="0" calcext:value-type="float">
            <text:p>0.00</text:p>
          </table:table-cell>
          <table:table-cell table:formula="of:=[$'Parcel Dist'.Q57]" office:value-type="float" office:value="61.228" calcext:value-type="float">
            <text:p>61.23</text:p>
          </table:table-cell>
          <table:table-cell table:formula="of:=[$'Parcel Dist'.R57]" office:value-type="float" office:value="0" calcext:value-type="float">
            <text:p>0.00</text:p>
          </table:table-cell>
          <table:table-cell table:formula="of:=[$'Parcel Dist'.S57]" office:value-type="float" office:value="38.772" calcext:value-type="float">
            <text:p>38.77</text:p>
          </table:table-cell>
          <table:table-cell table:formula="of:=[$'Parcel Dist'.Y57]" office:value-type="float" office:value="0" calcext:value-type="float">
            <text:p>0.00</text:p>
          </table:table-cell>
          <table:table-cell table:formula="of:=[$'Parcel Dist'.Z57]" office:value-type="float" office:value="63.3486" calcext:value-type="float">
            <text:p>63.35</text:p>
          </table:table-cell>
          <table:table-cell table:formula="of:=[$'Parcel Dist'.AA57]" office:value-type="float" office:value="0" calcext:value-type="float">
            <text:p>0.00</text:p>
          </table:table-cell>
          <table:table-cell table:formula="of:=[$'Parcel Dist'.AB57]" office:value-type="float" office:value="36.6514" calcext:value-type="float">
            <text:p>36.65</text:p>
          </table:table-cell>
          <table:table-cell table:formula="of:=[$'Parcel Dist'.AH57]" office:value-type="float" office:value="0" calcext:value-type="float">
            <text:p>0.00</text:p>
          </table:table-cell>
          <table:table-cell table:formula="of:=[$'Parcel Dist'.AI57]" office:value-type="float" office:value="63.8598" calcext:value-type="float">
            <text:p>63.86</text:p>
          </table:table-cell>
          <table:table-cell table:formula="of:=[$'Parcel Dist'.AJ57]" office:value-type="float" office:value="0" calcext:value-type="float">
            <text:p>0.00</text:p>
          </table:table-cell>
          <table:table-cell table:formula="of:=[$'Parcel Dist'.AK57]" office:value-type="float" office:value="36.1402" calcext:value-type="float">
            <text:p>36.1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Dist'.G58]" office:value-type="float" office:value="0" calcext:value-type="float">
            <text:p>0.00</text:p>
          </table:table-cell>
          <table:table-cell table:formula="of:=[$'Parcel Dist'.H58]" office:value-type="float" office:value="33.0521" calcext:value-type="float">
            <text:p>33.05</text:p>
          </table:table-cell>
          <table:table-cell table:formula="of:=[$'Parcel Dist'.I58]" office:value-type="float" office:value="0" calcext:value-type="float">
            <text:p>0.00</text:p>
          </table:table-cell>
          <table:table-cell table:formula="of:=[$'Parcel Dist'.J58]" office:value-type="float" office:value="66.9479" calcext:value-type="float">
            <text:p>66.95</text:p>
          </table:table-cell>
          <table:table-cell table:formula="of:=[$'Parcel Dist'.P58]" office:value-type="float" office:value="0" calcext:value-type="float">
            <text:p>0.00</text:p>
          </table:table-cell>
          <table:table-cell table:formula="of:=[$'Parcel Dist'.Q58]" office:value-type="float" office:value="64.479" calcext:value-type="float">
            <text:p>64.48</text:p>
          </table:table-cell>
          <table:table-cell table:formula="of:=[$'Parcel Dist'.R58]" office:value-type="float" office:value="0" calcext:value-type="float">
            <text:p>0.00</text:p>
          </table:table-cell>
          <table:table-cell table:formula="of:=[$'Parcel Dist'.S58]" office:value-type="float" office:value="35.521" calcext:value-type="float">
            <text:p>35.52</text:p>
          </table:table-cell>
          <table:table-cell table:formula="of:=[$'Parcel Dist'.Y58]" office:value-type="float" office:value="0" calcext:value-type="float">
            <text:p>0.00</text:p>
          </table:table-cell>
          <table:table-cell table:formula="of:=[$'Parcel Dist'.Z58]" office:value-type="float" office:value="60.5311" calcext:value-type="float">
            <text:p>60.53</text:p>
          </table:table-cell>
          <table:table-cell table:formula="of:=[$'Parcel Dist'.AA58]" office:value-type="float" office:value="0" calcext:value-type="float">
            <text:p>0.00</text:p>
          </table:table-cell>
          <table:table-cell table:formula="of:=[$'Parcel Dist'.AB58]" office:value-type="float" office:value="39.4689" calcext:value-type="float">
            <text:p>39.47</text:p>
          </table:table-cell>
          <table:table-cell table:formula="of:=[$'Parcel Dist'.AH58]" office:value-type="float" office:value="0" calcext:value-type="float">
            <text:p>0.00</text:p>
          </table:table-cell>
          <table:table-cell table:formula="of:=[$'Parcel Dist'.AI58]" office:value-type="float" office:value="96.4974" calcext:value-type="float">
            <text:p>96.50</text:p>
          </table:table-cell>
          <table:table-cell table:formula="of:=[$'Parcel Dist'.AJ58]" office:value-type="float" office:value="0" calcext:value-type="float">
            <text:p>0.00</text:p>
          </table:table-cell>
          <table:table-cell table:formula="of:=[$'Parcel Dist'.AK58]" office:value-type="float" office:value="3.50256" calcext:value-type="float">
            <text:p>3.5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Dist'.G59]" office:value-type="float" office:value="0" calcext:value-type="float">
            <text:p>0.00</text:p>
          </table:table-cell>
          <table:table-cell table:formula="of:=[$'Parcel Dist'.H59]" office:value-type="float" office:value="33.4071" calcext:value-type="float">
            <text:p>33.41</text:p>
          </table:table-cell>
          <table:table-cell table:formula="of:=[$'Parcel Dist'.I59]" office:value-type="float" office:value="0" calcext:value-type="float">
            <text:p>0.00</text:p>
          </table:table-cell>
          <table:table-cell table:formula="of:=[$'Parcel Dist'.J59]" office:value-type="float" office:value="66.5929" calcext:value-type="float">
            <text:p>66.59</text:p>
          </table:table-cell>
          <table:table-cell table:formula="of:=[$'Parcel Dist'.P59]" office:value-type="float" office:value="0" calcext:value-type="float">
            <text:p>0.00</text:p>
          </table:table-cell>
          <table:table-cell table:formula="of:=[$'Parcel Dist'.Q59]" office:value-type="float" office:value="33.5536" calcext:value-type="float">
            <text:p>33.55</text:p>
          </table:table-cell>
          <table:table-cell table:formula="of:=[$'Parcel Dist'.R59]" office:value-type="float" office:value="0" calcext:value-type="float">
            <text:p>0.00</text:p>
          </table:table-cell>
          <table:table-cell table:formula="of:=[$'Parcel Dist'.S59]" office:value-type="float" office:value="66.4464" calcext:value-type="float">
            <text:p>66.45</text:p>
          </table:table-cell>
          <table:table-cell table:formula="of:=[$'Parcel Dist'.Y59]" office:value-type="float" office:value="0" calcext:value-type="float">
            <text:p>0.00</text:p>
          </table:table-cell>
          <table:table-cell table:formula="of:=[$'Parcel Dist'.Z59]" office:value-type="float" office:value="60.3352" calcext:value-type="float">
            <text:p>60.34</text:p>
          </table:table-cell>
          <table:table-cell table:formula="of:=[$'Parcel Dist'.AA59]" office:value-type="float" office:value="0" calcext:value-type="float">
            <text:p>0.00</text:p>
          </table:table-cell>
          <table:table-cell table:formula="of:=[$'Parcel Dist'.AB59]" office:value-type="float" office:value="39.6648" calcext:value-type="float">
            <text:p>39.66</text:p>
          </table:table-cell>
          <table:table-cell table:formula="of:=[$'Parcel Dist'.AH59]" office:value-type="float" office:value="0" calcext:value-type="float">
            <text:p>0.00</text:p>
          </table:table-cell>
          <table:table-cell table:formula="of:=[$'Parcel Dist'.AI59]" office:value-type="float" office:value="67.4191" calcext:value-type="float">
            <text:p>67.42</text:p>
          </table:table-cell>
          <table:table-cell table:formula="of:=[$'Parcel Dist'.AJ59]" office:value-type="float" office:value="0" calcext:value-type="float">
            <text:p>0.00</text:p>
          </table:table-cell>
          <table:table-cell table:formula="of:=[$'Parcel Dist'.AK59]" office:value-type="float" office:value="32.5809" calcext:value-type="float">
            <text:p>32.5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Dist'.G60]" office:value-type="float" office:value="0" calcext:value-type="float">
            <text:p>0.00</text:p>
          </table:table-cell>
          <table:table-cell table:formula="of:=[$'Parcel Dist'.H60]" office:value-type="float" office:value="41.9695" calcext:value-type="float">
            <text:p>41.97</text:p>
          </table:table-cell>
          <table:table-cell table:formula="of:=[$'Parcel Dist'.I60]" office:value-type="float" office:value="0" calcext:value-type="float">
            <text:p>0.00</text:p>
          </table:table-cell>
          <table:table-cell table:formula="of:=[$'Parcel Dist'.J60]" office:value-type="float" office:value="58.0305" calcext:value-type="float">
            <text:p>58.03</text:p>
          </table:table-cell>
          <table:table-cell table:formula="of:=[$'Parcel Dist'.P60]" office:value-type="float" office:value="0" calcext:value-type="float">
            <text:p>0.00</text:p>
          </table:table-cell>
          <table:table-cell table:formula="of:=[$'Parcel Dist'.Q60]" office:value-type="float" office:value="53.7354" calcext:value-type="float">
            <text:p>53.74</text:p>
          </table:table-cell>
          <table:table-cell table:formula="of:=[$'Parcel Dist'.R60]" office:value-type="float" office:value="0" calcext:value-type="float">
            <text:p>0.00</text:p>
          </table:table-cell>
          <table:table-cell table:formula="of:=[$'Parcel Dist'.S60]" office:value-type="float" office:value="46.2646" calcext:value-type="float">
            <text:p>46.26</text:p>
          </table:table-cell>
          <table:table-cell table:formula="of:=[$'Parcel Dist'.Y60]" office:value-type="float" office:value="0" calcext:value-type="float">
            <text:p>0.00</text:p>
          </table:table-cell>
          <table:table-cell table:formula="of:=[$'Parcel Dist'.Z60]" office:value-type="float" office:value="72.7504" calcext:value-type="float">
            <text:p>72.75</text:p>
          </table:table-cell>
          <table:table-cell table:formula="of:=[$'Parcel Dist'.AA60]" office:value-type="float" office:value="0" calcext:value-type="float">
            <text:p>0.00</text:p>
          </table:table-cell>
          <table:table-cell table:formula="of:=[$'Parcel Dist'.AB60]" office:value-type="float" office:value="27.2496" calcext:value-type="float">
            <text:p>27.25</text:p>
          </table:table-cell>
          <table:table-cell table:formula="of:=[$'Parcel Dist'.AH60]" office:value-type="float" office:value="0" calcext:value-type="float">
            <text:p>0.00</text:p>
          </table:table-cell>
          <table:table-cell table:formula="of:=[$'Parcel Dist'.AI60]" office:value-type="float" office:value="71.8418" calcext:value-type="float">
            <text:p>71.84</text:p>
          </table:table-cell>
          <table:table-cell table:formula="of:=[$'Parcel Dist'.AJ60]" office:value-type="float" office:value="0" calcext:value-type="float">
            <text:p>0.00</text:p>
          </table:table-cell>
          <table:table-cell table:formula="of:=[$'Parcel Dist'.AK60]" office:value-type="float" office:value="28.1582" calcext:value-type="float">
            <text:p>28.16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Dist'.G61]" office:value-type="float" office:value="0" calcext:value-type="float">
            <text:p>0.00</text:p>
          </table:table-cell>
          <table:table-cell table:formula="of:=[$'Parcel Dist'.H61]" office:value-type="float" office:value="66.7237" calcext:value-type="float">
            <text:p>66.72</text:p>
          </table:table-cell>
          <table:table-cell table:formula="of:=[$'Parcel Dist'.I61]" office:value-type="float" office:value="0" calcext:value-type="float">
            <text:p>0.00</text:p>
          </table:table-cell>
          <table:table-cell table:formula="of:=[$'Parcel Dist'.J61]" office:value-type="float" office:value="33.2763" calcext:value-type="float">
            <text:p>33.28</text:p>
          </table:table-cell>
          <table:table-cell table:formula="of:=[$'Parcel Dist'.P61]" office:value-type="float" office:value="0" calcext:value-type="float">
            <text:p>0.00</text:p>
          </table:table-cell>
          <table:table-cell table:formula="of:=[$'Parcel Dist'.Q61]" office:value-type="float" office:value="79.4289" calcext:value-type="float">
            <text:p>79.43</text:p>
          </table:table-cell>
          <table:table-cell table:formula="of:=[$'Parcel Dist'.R61]" office:value-type="float" office:value="0" calcext:value-type="float">
            <text:p>0.00</text:p>
          </table:table-cell>
          <table:table-cell table:formula="of:=[$'Parcel Dist'.S61]" office:value-type="float" office:value="20.5711" calcext:value-type="float">
            <text:p>20.57</text:p>
          </table:table-cell>
          <table:table-cell table:formula="of:=[$'Parcel Dist'.Y61]" office:value-type="float" office:value="0" calcext:value-type="float">
            <text:p>0.00</text:p>
          </table:table-cell>
          <table:table-cell table:formula="of:=[$'Parcel Dist'.Z61]" office:value-type="float" office:value="89.9839" calcext:value-type="float">
            <text:p>89.98</text:p>
          </table:table-cell>
          <table:table-cell table:formula="of:=[$'Parcel Dist'.AA61]" office:value-type="float" office:value="0" calcext:value-type="float">
            <text:p>0.00</text:p>
          </table:table-cell>
          <table:table-cell table:formula="of:=[$'Parcel Dist'.AB61]" office:value-type="float" office:value="10.0161" calcext:value-type="float">
            <text:p>10.02</text:p>
          </table:table-cell>
          <table:table-cell table:formula="of:=[$'Parcel Dist'.AH61]" office:value-type="float" office:value="0" calcext:value-type="float">
            <text:p>0.00</text:p>
          </table:table-cell>
          <table:table-cell table:formula="of:=[$'Parcel Dist'.AI61]" office:value-type="float" office:value="93.0369" calcext:value-type="float">
            <text:p>93.04</text:p>
          </table:table-cell>
          <table:table-cell table:formula="of:=[$'Parcel Dist'.AJ61]" office:value-type="float" office:value="0" calcext:value-type="float">
            <text:p>0.00</text:p>
          </table:table-cell>
          <table:table-cell table:formula="of:=[$'Parcel Dist'.AK61]" office:value-type="float" office:value="6.96309" calcext:value-type="float">
            <text:p>6.9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Dist'.G62]" office:value-type="float" office:value="0" calcext:value-type="float">
            <text:p>0.00</text:p>
          </table:table-cell>
          <table:table-cell table:formula="of:=[$'Parcel Dist'.H62]" office:value-type="float" office:value="28.1578" calcext:value-type="float">
            <text:p>28.16</text:p>
          </table:table-cell>
          <table:table-cell table:formula="of:=[$'Parcel Dist'.I62]" office:value-type="float" office:value="0" calcext:value-type="float">
            <text:p>0.00</text:p>
          </table:table-cell>
          <table:table-cell table:formula="of:=[$'Parcel Dist'.J62]" office:value-type="float" office:value="71.8422" calcext:value-type="float">
            <text:p>71.84</text:p>
          </table:table-cell>
          <table:table-cell table:formula="of:=[$'Parcel Dist'.P62]" office:value-type="float" office:value="0" calcext:value-type="float">
            <text:p>0.00</text:p>
          </table:table-cell>
          <table:table-cell table:formula="of:=[$'Parcel Dist'.Q62]" office:value-type="float" office:value="54.2387" calcext:value-type="float">
            <text:p>54.24</text:p>
          </table:table-cell>
          <table:table-cell table:formula="of:=[$'Parcel Dist'.R62]" office:value-type="float" office:value="0" calcext:value-type="float">
            <text:p>0.00</text:p>
          </table:table-cell>
          <table:table-cell table:formula="of:=[$'Parcel Dist'.S62]" office:value-type="float" office:value="45.7613" calcext:value-type="float">
            <text:p>45.76</text:p>
          </table:table-cell>
          <table:table-cell table:formula="of:=[$'Parcel Dist'.Y62]" office:value-type="float" office:value="0" calcext:value-type="float">
            <text:p>0.00</text:p>
          </table:table-cell>
          <table:table-cell table:formula="of:=[$'Parcel Dist'.Z62]" office:value-type="float" office:value="54.2387" calcext:value-type="float">
            <text:p>54.24</text:p>
          </table:table-cell>
          <table:table-cell table:formula="of:=[$'Parcel Dist'.AA62]" office:value-type="float" office:value="0" calcext:value-type="float">
            <text:p>0.00</text:p>
          </table:table-cell>
          <table:table-cell table:formula="of:=[$'Parcel Dist'.AB62]" office:value-type="float" office:value="45.7613" calcext:value-type="float">
            <text:p>45.76</text:p>
          </table:table-cell>
          <table:table-cell table:formula="of:=[$'Parcel Dist'.AH62]" office:value-type="float" office:value="0" calcext:value-type="float">
            <text:p>0.00</text:p>
          </table:table-cell>
          <table:table-cell table:formula="of:=[$'Parcel Dist'.AI62]" office:value-type="float" office:value="49.145" calcext:value-type="float">
            <text:p>49.15</text:p>
          </table:table-cell>
          <table:table-cell table:formula="of:=[$'Parcel Dist'.AJ62]" office:value-type="float" office:value="0" calcext:value-type="float">
            <text:p>0.00</text:p>
          </table:table-cell>
          <table:table-cell table:formula="of:=[$'Parcel Dist'.AK62]" office:value-type="float" office:value="50.855" calcext:value-type="float">
            <text:p>50.86</text:p>
          </table:table-cell>
        </table:table-row>
        <table:table-row table:style-name="ro2">
          <table:table-cell table:style-name="ce68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40.54127" calcext:value-type="float">
            <text:p>40.54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59.45873" calcext:value-type="float">
            <text:p>59.46</text:p>
          </table:table-cell>
          <table:table-cell table:style-name="ce42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44.10825" calcext:value-type="float">
            <text:p>44.11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55.89175" calcext:value-type="float">
            <text:p>55.89</text:p>
          </table:table-cell>
          <table:table-cell table:style-name="ce42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55.94603" calcext:value-type="float">
            <text:p>55.95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44.05397" calcext:value-type="float">
            <text:p>44.05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64.36135" calcext:value-type="float">
            <text:p>64.36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35.63865" calcext:value-type="float">
            <text:p>35.64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34.97136" calcext:value-type="float">
            <text:p>34.97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65.02864" calcext:value-type="float">
            <text:p>65.03</text:p>
          </table:table-cell>
          <table:table-cell table:style-name="ce42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49.18578" calcext:value-type="float">
            <text:p>49.19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50.81422" calcext:value-type="float">
            <text:p>50.81</text:p>
          </table:table-cell>
          <table:table-cell table:style-name="ce42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55.44728" calcext:value-type="float">
            <text:p>55.45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44.55272" calcext:value-type="float">
            <text:p>44.55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64.30503" calcext:value-type="float">
            <text:p>64.31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35.69497" calcext:value-type="float">
            <text:p>35.69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30.43122" calcext:value-type="float">
            <text:p>30.43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69.56878" calcext:value-type="float">
            <text:p>69.57</text:p>
          </table:table-cell>
          <table:table-cell table:style-name="ce42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53.22408" calcext:value-type="float">
            <text:p>53.22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46.77592" calcext:value-type="float">
            <text:p>46.78</text:p>
          </table:table-cell>
          <table:table-cell table:style-name="ce42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60.62574" calcext:value-type="float">
            <text:p>60.63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39.37426" calcext:value-type="float">
            <text:p>39.37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69.6876" calcext:value-type="float">
            <text:p>69.69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30.3124" calcext:value-type="float">
            <text:p>30.31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33.174293" calcext:value-type="float">
            <text:p>33.17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66.82571" calcext:value-type="float">
            <text:p>66.83</text:p>
          </table:table-cell>
          <table:table-cell table:style-name="ce42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50.72196" calcext:value-type="float">
            <text:p>50.72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49.27804" calcext:value-type="float">
            <text:p>49.28</text:p>
          </table:table-cell>
          <table:table-cell table:style-name="ce42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62.23359" calcext:value-type="float">
            <text:p>62.23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37.76641" calcext:value-type="float">
            <text:p>37.77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5.30494" calcext:value-type="float">
            <text:p>65.3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34.69506" calcext:value-type="float">
            <text:p>34.7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35.493925" calcext:value-type="float">
            <text:p>35.49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64.50608" calcext:value-type="float">
            <text:p>64.51</text:p>
          </table:table-cell>
          <table:table-cell table:style-name="ce42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63.29357" calcext:value-type="float">
            <text:p>63.29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36.70643" calcext:value-type="float">
            <text:p>36.71</text:p>
          </table:table-cell>
          <table:table-cell table:style-name="ce42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62.08679" calcext:value-type="float">
            <text:p>62.09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37.91321" calcext:value-type="float">
            <text:p>37.91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68.95857" calcext:value-type="float">
            <text:p>68.96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31.04143" calcext:value-type="float">
            <text:p>31.0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0" calcext:value-type="float">
            <text:p>0.00</text:p>
          </table:table-cell>
          <table:table-cell table:style-name="ce45" table:formula="of:=AVERAGE([.C54:.C63])" office:value-type="float" office:value="43.40736" calcext:value-type="float">
            <text:p>43.41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56.59264" calcext:value-type="float">
            <text:p>56.59</text:p>
          </table:table-cell>
          <table:table-cell table:style-name="ce43" table:formula="of:=AVERAGE([.F54:.F63])" office:value-type="float" office:value="0" calcext:value-type="float">
            <text:p>0.00</text:p>
          </table:table-cell>
          <table:table-cell table:style-name="ce45" table:formula="of:=AVERAGE([.G54:.G63])" office:value-type="float" office:value="60.483" calcext:value-type="float">
            <text:p>60.48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39.517" calcext:value-type="float">
            <text:p>39.52</text:p>
          </table:table-cell>
          <table:table-cell table:style-name="ce43" table:formula="of:=AVERAGE([.J54:.J63])" office:value-type="float" office:value="0" calcext:value-type="float">
            <text:p>0.00</text:p>
          </table:table-cell>
          <table:table-cell table:style-name="ce45" table:formula="of:=AVERAGE([.K54:.K63])" office:value-type="float" office:value="67.67105" calcext:value-type="float">
            <text:p>67.67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32.32895" calcext:value-type="float">
            <text:p>32.33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74.61527" calcext:value-type="float">
            <text:p>74.62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25.384725" calcext:value-type="float">
            <text:p>25.38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0" calcext:value-type="float">
            <text:p>0.00</text:p>
          </table:table-cell>
          <table:table-cell table:formula="of:=[$'Compare stats'.R66]" office:value-type="float" office:value="37.99592" calcext:value-type="float">
            <text:p>38.00</text:p>
          </table:table-cell>
          <table:table-cell table:formula="of:=[$'Compare stats'.S66]" office:value-type="float" office:value="28.6442" calcext:value-type="float">
            <text:p>28.64</text:p>
          </table:table-cell>
          <table:table-cell table:formula="of:=[$'Compare stats'.U66]" office:value-type="float" office:value="9.35172" calcext:value-type="float">
            <text:p>9.35</text:p>
          </table:table-cell>
          <table:table-cell table:formula="of:=[$'Compare stats'.T66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0" calcext:value-type="float">
            <text:p>0.00</text:p>
          </table:table-cell>
          <table:table-cell table:formula="of:=[$'Compare stats'.M66]" office:value-type="float" office:value="23.31192" calcext:value-type="float">
            <text:p>23.31</text:p>
          </table:table-cell>
          <table:table-cell table:formula="of:=[$'Compare stats'.N66]" office:value-type="float" office:value="18.00716" calcext:value-type="float">
            <text:p>18.01</text:p>
          </table:table-cell>
          <table:table-cell table:formula="of:=[$'Compare stats'.P66]" office:value-type="float" office:value="5.30476" calcext:value-type="float">
            <text:p>5.30</text:p>
          </table:table-cell>
          <table:table-cell table:formula="of:=[$'Compare stats'.O66]" office:value-type="float" office:value="0.003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0" calcext:value-type="float">
            <text:p>0.00</text:p>
          </table:table-cell>
          <table:table-cell table:formula="of:=[$'Compare stats'.R67]" office:value-type="float" office:value="35.60658" calcext:value-type="float">
            <text:p>35.61</text:p>
          </table:table-cell>
          <table:table-cell table:formula="of:=[$'Compare stats'.S67]" office:value-type="float" office:value="26.81524" calcext:value-type="float">
            <text:p>26.82</text:p>
          </table:table-cell>
          <table:table-cell table:formula="of:=[$'Compare stats'.U67]" office:value-type="float" office:value="8.79134" calcext:value-type="float">
            <text:p>8.79</text:p>
          </table:table-cell>
          <table:table-cell table:formula="of:=[$'Compare stats'.T67]" office:value-type="float" office:value="0.023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0" calcext:value-type="float">
            <text:p>0.00</text:p>
          </table:table-cell>
          <table:table-cell table:formula="of:=[$'Compare stats'.R68]" office:value-type="float" office:value="48.68038" calcext:value-type="float">
            <text:p>48.68</text:p>
          </table:table-cell>
          <table:table-cell table:formula="of:=[$'Compare stats'.S68]" office:value-type="float" office:value="34.91676" calcext:value-type="float">
            <text:p>34.92</text:p>
          </table:table-cell>
          <table:table-cell table:formula="of:=[$'Compare stats'.U68]" office:value-type="float" office:value="13.76362" calcext:value-type="float">
            <text:p>13.76</text:p>
          </table:table-cell>
          <table:table-cell table:formula="of:=[$'Compare stats'.T68]" office:value-type="float" office:value="0.064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0" calcext:value-type="float">
            <text:p>0.00</text:p>
          </table:table-cell>
          <table:table-cell table:formula="of:=[$'Compare stats'.H66]" office:value-type="float" office:value="13.66486" calcext:value-type="float">
            <text:p>13.66</text:p>
          </table:table-cell>
          <table:table-cell table:formula="of:=[$'Compare stats'.I66]" office:value-type="float" office:value="12.04832" calcext:value-type="float">
            <text:p>12.05</text:p>
          </table:table-cell>
          <table:table-cell table:formula="of:=[$'Compare stats'.K66]" office:value-type="float" office:value="1.61654" calcext:value-type="float">
            <text:p>1.62</text:p>
          </table:table-cell>
          <table:table-cell table:formula="of:=[$'Compare stats'.J66]" office:value-type="float" office:value="0.001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0" calcext:value-type="float">
            <text:p>0.00</text:p>
          </table:table-cell>
          <table:table-cell table:formula="of:=[$'Compare stats'.M67]" office:value-type="float" office:value="27.28606" calcext:value-type="float">
            <text:p>27.29</text:p>
          </table:table-cell>
          <table:table-cell table:formula="of:=[$'Compare stats'.N67]" office:value-type="float" office:value="23.184" calcext:value-type="float">
            <text:p>23.18</text:p>
          </table:table-cell>
          <table:table-cell table:formula="of:=[$'Compare stats'.P67]" office:value-type="float" office:value="4.10206" calcext:value-type="float">
            <text:p>4.10</text:p>
          </table:table-cell>
          <table:table-cell table:formula="of:=[$'Compare stats'.O67]" office:value-type="float" office:value="0.005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0" calcext:value-type="float">
            <text:p>0.00</text:p>
          </table:table-cell>
          <table:table-cell table:formula="of:=[$'Compare stats'.R69]" office:value-type="float" office:value="52.2864" calcext:value-type="float">
            <text:p>52.29</text:p>
          </table:table-cell>
          <table:table-cell table:formula="of:=[$'Compare stats'.S69]" office:value-type="float" office:value="39.97952" calcext:value-type="float">
            <text:p>39.98</text:p>
          </table:table-cell>
          <table:table-cell table:formula="of:=[$'Compare stats'.U69]" office:value-type="float" office:value="12.30688" calcext:value-type="float">
            <text:p>12.31</text:p>
          </table:table-cell>
          <table:table-cell table:formula="of:=[$'Compare stats'.T69]" office:value-type="float" office:value="0.116" calcext:value-type="float">
            <text:p>0.1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0" calcext:value-type="float">
            <text:p>0.00</text:p>
          </table:table-cell>
          <table:table-cell table:formula="of:=[$'Compare stats'.R70]" office:value-type="float" office:value="51.9045" calcext:value-type="float">
            <text:p>51.90</text:p>
          </table:table-cell>
          <table:table-cell table:formula="of:=[$'Compare stats'.S70]" office:value-type="float" office:value="32.5404" calcext:value-type="float">
            <text:p>32.54</text:p>
          </table:table-cell>
          <table:table-cell table:formula="of:=[$'Compare stats'.U70]" office:value-type="float" office:value="19.3641" calcext:value-type="float">
            <text:p>19.36</text:p>
          </table:table-cell>
          <table:table-cell table:formula="of:=[$'Compare stats'.T70]" office:value-type="float" office:value="0.297" calcext:value-type="float">
            <text:p>0.30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0" calcext:value-type="float">
            <text:p>0.00</text:p>
          </table:table-cell>
          <table:table-cell table:formula="of:=[$'Compare stats'.C66]" office:value-type="float" office:value="11.0151" calcext:value-type="float">
            <text:p>11.02</text:p>
          </table:table-cell>
          <table:table-cell table:formula="of:=[$'Compare stats'.D66]" office:value-type="float" office:value="11.89468" calcext:value-type="float">
            <text:p>11.89</text:p>
          </table:table-cell>
          <table:table-cell table:formula="of:=[$'Compare stats'.F66]" office:value-type="float" office:value="-0.87958" calcext:value-type="float">
            <text:p>-0.88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0" calcext:value-type="float">
            <text:p>0.00</text:p>
          </table:table-cell>
          <table:table-cell table:formula="of:=[$'Compare stats'.H67]" office:value-type="float" office:value="16.53334" calcext:value-type="float">
            <text:p>16.53</text:p>
          </table:table-cell>
          <table:table-cell table:formula="of:=[$'Compare stats'.I67]" office:value-type="float" office:value="16.03192" calcext:value-type="float">
            <text:p>16.03</text:p>
          </table:table-cell>
          <table:table-cell table:formula="of:=[$'Compare stats'.K67]" office:value-type="float" office:value="0.50142" calcext:value-type="float">
            <text:p>0.50</text:p>
          </table:table-cell>
          <table:table-cell table:formula="of:=[$'Compare stats'.J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0" calcext:value-type="float">
            <text:p>0.00</text:p>
          </table:table-cell>
          <table:table-cell table:formula="of:=[$'Compare stats'.M68]" office:value-type="float" office:value="31.91112" calcext:value-type="float">
            <text:p>31.91</text:p>
          </table:table-cell>
          <table:table-cell table:formula="of:=[$'Compare stats'.N68]" office:value-type="float" office:value="25.40396" calcext:value-type="float">
            <text:p>25.40</text:p>
          </table:table-cell>
          <table:table-cell table:formula="of:=[$'Compare stats'.P68]" office:value-type="float" office:value="6.50716" calcext:value-type="float">
            <text:p>6.51</text:p>
          </table:table-cell>
          <table:table-cell table:formula="of:=[$'Compare stats'.O68]" office:value-type="float" office:value="0.005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0" calcext:value-type="float">
            <text:p>0.00</text:p>
          </table:table-cell>
          <table:table-cell table:formula="of:=[$'Compare stats'.M69]" office:value-type="float" office:value="38.35458" calcext:value-type="float">
            <text:p>38.35</text:p>
          </table:table-cell>
          <table:table-cell table:formula="of:=[$'Compare stats'.N69]" office:value-type="float" office:value="30.4382" calcext:value-type="float">
            <text:p>30.44</text:p>
          </table:table-cell>
          <table:table-cell table:formula="of:=[$'Compare stats'.P69]" office:value-type="float" office:value="7.91638" calcext:value-type="float">
            <text:p>7.92</text:p>
          </table:table-cell>
          <table:table-cell table:formula="of:=[$'Compare stats'.O69]" office:value-type="float" office:value="0.037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0" calcext:value-type="float">
            <text:p>0.00</text:p>
          </table:table-cell>
          <table:table-cell table:formula="of:=[$'Compare stats'.R71]" office:value-type="float" office:value="63.9651" calcext:value-type="float">
            <text:p>63.97</text:p>
          </table:table-cell>
          <table:table-cell table:formula="of:=[$'Compare stats'.S71]" office:value-type="float" office:value="42.29884" calcext:value-type="float">
            <text:p>42.30</text:p>
          </table:table-cell>
          <table:table-cell table:formula="of:=[$'Compare stats'.U71]" office:value-type="float" office:value="21.66626" calcext:value-type="float">
            <text:p>21.67</text:p>
          </table:table-cell>
          <table:table-cell table:formula="of:=[$'Compare stats'.T71]" office:value-type="float" office:value="0.282" calcext:value-type="float">
            <text:p>0.28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0" calcext:value-type="float">
            <text:p>0.00</text:p>
          </table:table-cell>
          <table:table-cell table:formula="of:=[$'Compare stats'.C67]" office:value-type="float" office:value="10.89392" calcext:value-type="float">
            <text:p>10.89</text:p>
          </table:table-cell>
          <table:table-cell table:formula="of:=[$'Compare stats'.D67]" office:value-type="float" office:value="13.93248" calcext:value-type="float">
            <text:p>13.93</text:p>
          </table:table-cell>
          <table:table-cell table:formula="of:=[$'Compare stats'.F67]" office:value-type="float" office:value="-3.03856" calcext:value-type="float">
            <text:p>-3.04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0" calcext:value-type="float">
            <text:p>0.00</text:p>
          </table:table-cell>
          <table:table-cell table:formula="of:=[$'Compare stats'.H68]" office:value-type="float" office:value="21.0339" calcext:value-type="float">
            <text:p>21.03</text:p>
          </table:table-cell>
          <table:table-cell table:formula="of:=[$'Compare stats'.I68]" office:value-type="float" office:value="19.2234" calcext:value-type="float">
            <text:p>19.22</text:p>
          </table:table-cell>
          <table:table-cell table:formula="of:=[$'Compare stats'.K68]" office:value-type="float" office:value="1.8105" calcext:value-type="float">
            <text:p>1.81</text:p>
          </table:table-cell>
          <table:table-cell table:formula="of:=[$'Compare stats'.J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0" calcext:value-type="float">
            <text:p>0.00</text:p>
          </table:table-cell>
          <table:table-cell table:formula="of:=[$'Compare stats'.M70]" office:value-type="float" office:value="38.87074" calcext:value-type="float">
            <text:p>38.87</text:p>
          </table:table-cell>
          <table:table-cell table:formula="of:=[$'Compare stats'.N70]" office:value-type="float" office:value="28.52184" calcext:value-type="float">
            <text:p>28.52</text:p>
          </table:table-cell>
          <table:table-cell table:formula="of:=[$'Compare stats'.P70]" office:value-type="float" office:value="10.3489" calcext:value-type="float">
            <text:p>10.35</text:p>
          </table:table-cell>
          <table:table-cell table:formula="of:=[$'Compare stats'.O70]" office:value-type="float" office:value="0.032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0" calcext:value-type="float">
            <text:p>0.00</text:p>
          </table:table-cell>
          <table:table-cell table:formula="of:=[$'Compare stats'.C68]" office:value-type="float" office:value="9.69706" calcext:value-type="float">
            <text:p>9.70</text:p>
          </table:table-cell>
          <table:table-cell table:formula="of:=[$'Compare stats'.D68]" office:value-type="float" office:value="12.48164" calcext:value-type="float">
            <text:p>12.48</text:p>
          </table:table-cell>
          <table:table-cell table:formula="of:=[$'Compare stats'.F68]" office:value-type="float" office:value="-2.78458" calcext:value-type="float">
            <text:p>-2.78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0" calcext:value-type="float">
            <text:p>0.00</text:p>
          </table:table-cell>
          <table:table-cell table:formula="of:=[$'Compare stats'.H69]" office:value-type="float" office:value="15.70666" calcext:value-type="float">
            <text:p>15.71</text:p>
          </table:table-cell>
          <table:table-cell table:formula="of:=[$'Compare stats'.I69]" office:value-type="float" office:value="13.754" calcext:value-type="float">
            <text:p>13.75</text:p>
          </table:table-cell>
          <table:table-cell table:formula="of:=[$'Compare stats'.K69]" office:value-type="float" office:value="1.95266" calcext:value-type="float">
            <text:p>1.95</text:p>
          </table:table-cell>
          <table:table-cell table:formula="of:=[$'Compare stats'.J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0" calcext:value-type="float">
            <text:p>0.00</text:p>
          </table:table-cell>
          <table:table-cell table:formula="of:=[$'Compare stats'.H70]" office:value-type="float" office:value="30.82392" calcext:value-type="float">
            <text:p>30.82</text:p>
          </table:table-cell>
          <table:table-cell table:formula="of:=[$'Compare stats'.I70]" office:value-type="float" office:value="23.1794" calcext:value-type="float">
            <text:p>23.18</text:p>
          </table:table-cell>
          <table:table-cell table:formula="of:=[$'Compare stats'.K70]" office:value-type="float" office:value="7.64452" calcext:value-type="float">
            <text:p>7.64</text:p>
          </table:table-cell>
          <table:table-cell table:formula="of:=[$'Compare stats'.J70]" office:value-type="float" office:value="0.014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0" calcext:value-type="float">
            <text:p>0.00</text:p>
          </table:table-cell>
          <table:table-cell table:formula="of:=[$'Compare stats'.M71]" office:value-type="float" office:value="43.55194" calcext:value-type="float">
            <text:p>43.55</text:p>
          </table:table-cell>
          <table:table-cell table:formula="of:=[$'Compare stats'.N71]" office:value-type="float" office:value="31.67192" calcext:value-type="float">
            <text:p>31.67</text:p>
          </table:table-cell>
          <table:table-cell table:formula="of:=[$'Compare stats'.P71]" office:value-type="float" office:value="11.88002" calcext:value-type="float">
            <text:p>11.88</text:p>
          </table:table-cell>
          <table:table-cell table:formula="of:=[$'Compare stats'.O71]" office:value-type="float" office:value="0.043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0" calcext:value-type="float">
            <text:p>0.00</text:p>
          </table:table-cell>
          <table:table-cell table:formula="of:=[$'Compare stats'.C69]" office:value-type="float" office:value="10.42912" calcext:value-type="float">
            <text:p>10.43</text:p>
          </table:table-cell>
          <table:table-cell table:formula="of:=[$'Compare stats'.D69]" office:value-type="float" office:value="12.42644" calcext:value-type="float">
            <text:p>12.43</text:p>
          </table:table-cell>
          <table:table-cell table:formula="of:=[$'Compare stats'.F69]" office:value-type="float" office:value="-1.99732" calcext:value-type="float">
            <text:p>-2.0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0" calcext:value-type="float">
            <text:p>0.00</text:p>
          </table:table-cell>
          <table:table-cell table:formula="of:=[$'Compare stats'.H71]" office:value-type="float" office:value="33.1528" calcext:value-type="float">
            <text:p>33.15</text:p>
          </table:table-cell>
          <table:table-cell table:formula="of:=[$'Compare stats'.I71]" office:value-type="float" office:value="25.52816" calcext:value-type="float">
            <text:p>25.53</text:p>
          </table:table-cell>
          <table:table-cell table:formula="of:=[$'Compare stats'.K71]" office:value-type="float" office:value="7.62464" calcext:value-type="float">
            <text:p>7.62</text:p>
          </table:table-cell>
          <table:table-cell table:formula="of:=[$'Compare stats'.J71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0" calcext:value-type="float">
            <text:p>0.00</text:p>
          </table:table-cell>
          <table:table-cell table:formula="of:=[$'Compare stats'.C70]" office:value-type="float" office:value="9.17748" calcext:value-type="float">
            <text:p>9.18</text:p>
          </table:table-cell>
          <table:table-cell table:formula="of:=[$'Compare stats'.D70]" office:value-type="float" office:value="10.373" calcext:value-type="float">
            <text:p>10.37</text:p>
          </table:table-cell>
          <table:table-cell table:formula="of:=[$'Compare stats'.F70]" office:value-type="float" office:value="-1.19552" calcext:value-type="float">
            <text:p>-1.20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0" calcext:value-type="float">
            <text:p>0.00</text:p>
          </table:table-cell>
          <table:table-cell table:formula="of:=[$'Compare stats'.C71]" office:value-type="float" office:value="13.4968" calcext:value-type="float">
            <text:p>13.50</text:p>
          </table:table-cell>
          <table:table-cell table:formula="of:=[$'Compare stats'.D71]" office:value-type="float" office:value="14.15696" calcext:value-type="float">
            <text:p>14.16</text:p>
          </table:table-cell>
          <table:table-cell table:formula="of:=[$'Compare stats'.F71]" office:value-type="float" office:value="-0.66016" calcext:value-type="float">
            <text:p>-0.66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68.10255" calcext:value-type="float">
            <text:p>68.1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24.958971" calcext:value-type="float">
            <text:p>24.96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6.93847000000011" calcext:value-type="float">
            <text:p>6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52.810201" calcext:value-type="float">
            <text:p>52.81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20.794792" calcext:value-type="float">
            <text:p>20.79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26.3950100000001" calcext:value-type="float">
            <text:p>26.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44.860659" calcext:value-type="float">
            <text:p>44.86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6.069151" calcext:value-type="float">
            <text:p>16.07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39.0701800000005" calcext:value-type="float">
            <text:p>39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66.741" calcext:value-type="float">
            <text:p>66.74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20.027114" calcext:value-type="float">
            <text:p>20.03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13.23188" calcext:value-type="float">
            <text:p>13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53.76192" calcext:value-type="float">
            <text:p>53.76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37.762829" calcext:value-type="float">
            <text:p>37.76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8.4752600000001" calcext:value-type="float">
            <text:p>8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50.673632" calcext:value-type="float">
            <text:p>50.67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24.873528" calcext:value-type="float">
            <text:p>24.87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24.4528299999999" calcext:value-type="float">
            <text:p>24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42.07415" calcext:value-type="float">
            <text:p>42.07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2.836412" calcext:value-type="float">
            <text:p>12.84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45.0894300000001" calcext:value-type="float">
            <text:p>45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51.202637" calcext:value-type="float">
            <text:p>51.20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14.467534" calcext:value-type="float">
            <text:p>14.47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34.3298299999985" calcext:value-type="float">
            <text:p>34.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53.77134" calcext:value-type="float">
            <text:p>53.77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46.22866" calcext:value-type="float">
            <text:p>46.23</text:p>
          </table:table-cell>
          <table:table-cell table:formula="of:=[$'Compare Time'.F66]" office:value-type="float" office:value="0.113777E-307" calcext:value-type="float">
            <text:p>0.00</text:p>
          </table:table-cell>
          <table:table-cell table:formula="of:=[$'Compare Time'.G66]" office:value-type="float" office:value="-0.000000000000163022273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61.43957" calcext:value-type="float">
            <text:p>61.44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38.56043" calcext:value-type="float">
            <text:p>38.56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0.00000000000393099357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69.97954" calcext:value-type="float">
            <text:p>69.98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30.02046" calcext:value-type="float">
            <text:p>30.02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0.00000000000133452806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60.63622" calcext:value-type="float">
            <text:p>60.64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25.013786" calcext:value-type="float">
            <text:p>25.01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14.3500000000024" calcext:value-type="float">
            <text:p>14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42.05983" calcext:value-type="float">
            <text:p>42.06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8.765843" calcext:value-type="float">
            <text:p>8.77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49.17432" calcext:value-type="float">
            <text:p>49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47.30475" calcext:value-type="float">
            <text:p>47.3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52.69525" calcext:value-type="float">
            <text:p>52.7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-0.00000000000011219258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63.58573" calcext:value-type="float">
            <text:p>63.59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36.41427" calcext:value-type="float">
            <text:p>36.41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0.000000000000056843909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57.95503" calcext:value-type="float">
            <text:p>57.96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20.794563" calcext:value-type="float">
            <text:p>20.79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21.2503999999994" calcext:value-type="float">
            <text:p>2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45.42256" calcext:value-type="float">
            <text:p>45.42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54.57744" calcext:value-type="float">
            <text:p>54.58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3.69150999999999E-015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62.95002" calcext:value-type="float">
            <text:p>62.95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37.04998" calcext:value-type="float">
            <text:p>37.05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0.00000000000003882208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60.209517" calcext:value-type="float">
            <text:p>60.21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22.21226" calcext:value-type="float">
            <text:p>22.21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17.5782299999999" calcext:value-type="float">
            <text:p>17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32.906" calcext:value-type="float">
            <text:p>32.91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9.335293" calcext:value-type="float">
            <text:p>9.34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57.7587000000001" calcext:value-type="float">
            <text:p>57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47.72751" calcext:value-type="float">
            <text:p>47.73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52.27249" calcext:value-type="float">
            <text:p>52.27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-0.00000000000003821704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55.118879" calcext:value-type="float">
            <text:p>55.12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21.528253" calcext:value-type="float">
            <text:p>21.53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23.3528700000004" calcext:value-type="float">
            <text:p>23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50.78685" calcext:value-type="float">
            <text:p>50.79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49.21315" calcext:value-type="float">
            <text:p>49.21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-0.00000000000001954831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54.07104" calcext:value-type="float">
            <text:p>54.07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45.92896" calcext:value-type="float">
            <text:p>45.93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-0.00000000000019027721" calcext:value-type="float">
            <text:p>0.00</text:p>
          </table:table-cell>
        </table:table-row>
      </table:table>
      <table:table table:name="ResumedDist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Parcel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64.36135" calcext:value-type="float">
            <text:p>64.36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35.63865" calcext:value-type="float">
            <text:p>35.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55.94603" calcext:value-type="float">
            <text:p>55.95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44.05397" calcext:value-type="float">
            <text:p>44.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64.30503" calcext:value-type="float">
            <text:p>64.31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35.69497" calcext:value-type="float">
            <text:p>35.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69.6876" calcext:value-type="float">
            <text:p>69.69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30.3124" calcext:value-type="float">
            <text:p>30.3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44.10825" calcext:value-type="float">
            <text:p>44.11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55.89175" calcext:value-type="float">
            <text:p>55.8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55.44728" calcext:value-type="float">
            <text:p>55.45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44.55272" calcext:value-type="float">
            <text:p>44.5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65.30494" calcext:value-type="float">
            <text:p>65.3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34.69506" calcext:value-type="float">
            <text:p>34.7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68.95857" calcext:value-type="float">
            <text:p>68.96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31.04143" calcext:value-type="float">
            <text:p>31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40.54127" calcext:value-type="float">
            <text:p>40.54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59.45873" calcext:value-type="float">
            <text:p>59.4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49.18578" calcext:value-type="float">
            <text:p>49.19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50.81422" calcext:value-type="float">
            <text:p>50.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60.62574" calcext:value-type="float">
            <text:p>60.63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39.37426" calcext:value-type="float">
            <text:p>39.3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62.23359" calcext:value-type="float">
            <text:p>62.23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37.76641" calcext:value-type="float">
            <text:p>37.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74.61527" calcext:value-type="float">
            <text:p>74.62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25.384725" calcext:value-type="float">
            <text:p>25.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34.97136" calcext:value-type="float">
            <text:p>34.97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65.02864" calcext:value-type="float">
            <text:p>65.0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53.22408" calcext:value-type="float">
            <text:p>53.22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46.77592" calcext:value-type="float">
            <text:p>46.7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62.08679" calcext:value-type="float">
            <text:p>62.09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37.91321" calcext:value-type="float">
            <text:p>37.9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30.43122" calcext:value-type="float">
            <text:p>30.43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69.56878" calcext:value-type="float">
            <text:p>69.5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50.72196" calcext:value-type="float">
            <text:p>50.72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49.27804" calcext:value-type="float">
            <text:p>49.2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63.29357" calcext:value-type="float">
            <text:p>63.29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36.70643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67.67105" calcext:value-type="float">
            <text:p>67.67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32.32895" calcext:value-type="float">
            <text:p>32.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33.174293" calcext:value-type="float">
            <text:p>33.17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66.82571" calcext:value-type="float">
            <text:p>66.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60.483" calcext:value-type="float">
            <text:p>60.48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39.517" calcext:value-type="float">
            <text:p>39.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35.493925" calcext:value-type="float">
            <text:p>35.49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64.50608" calcext:value-type="float">
            <text:p>64.5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43.40736" calcext:value-type="float">
            <text:p>43.41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56.59264" calcext:value-type="float">
            <text:p>56.5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9:08:51.513984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0-12-21T19:26:19.958158630</dc:date>
    <meta:editing-duration>P9DT8H42M13S</meta:editing-duration>
    <meta:editing-cycles>140</meta:editing-cycles>
    <meta:generator>LibreOffice/6.4.6.2$Linux_X86_64 LibreOffice_project/40$Build-2</meta:generator>
    <meta:document-statistic meta:table-count="9" meta:cell-count="12708" meta:object-count="0"/>
  </office:meta>
</office:document-meta>
</file>